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style:font-style-asian="normal" style:font-weight-asian="normal" style:font-style-complex="normal" style:font-weight-complex="normal" fo:hyphenate="true" fo:hyphenation-remain-char-count="2" fo:hyphenation-push-char-count="2"/>
    </style:style>
    <style:style style:name="P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cef2b" style:font-style-asian="normal" style:font-weight-asian="normal" style:font-style-complex="normal" style:font-weight-complex="normal" fo:hyphenate="true" fo:hyphenation-remain-char-count="2" fo:hyphenation-push-char-count="2"/>
    </style:style>
    <style:style style:name="P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6262" style:font-style-asian="normal" style:font-weight-asian="normal" style:font-style-complex="normal" style:font-weight-complex="normal" fo:hyphenate="tru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769c" style:font-style-asian="normal" style:font-weight-asian="normal" style:font-style-complex="normal" style:font-weight-complex="normal" fo:hyphenate="true" fo:hyphenation-remain-char-count="2" fo:hyphenation-push-char-count="2"/>
    </style:style>
    <style:style style:name="P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0ee3f3" style:font-style-asian="normal" style:font-weight-asian="normal" style:font-style-complex="normal" style:font-weight-complex="normal" fo:hyphenate="tru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136cbb" style:font-style-asian="normal" style:font-weight-asian="normal" style:font-style-complex="normal" style:font-weight-complex="normal" fo:hyphenate="tru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paragraph-rsid="00d886c1" style:font-style-asian="normal" style:font-weight-asian="normal" style:font-style-complex="normal" style:font-weight-complex="normal" fo:hyphenate="tru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cef2b" officeooo:paragraph-rsid="000cef2b" style:font-style-asian="normal" style:font-weight-asian="normal" style:font-style-complex="normal" style:font-weight-complex="normal" fo:hyphenate="tru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6262" officeooo:paragraph-rsid="000e6262" style:font-style-asian="normal" style:font-weight-asian="normal" style:font-style-complex="normal" style:font-weight-complex="normal" fo:hyphenate="true" fo:hyphenation-remain-char-count="2" fo:hyphenation-push-char-count="2"/>
    </style:style>
    <style:style style:name="P1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e769c" officeooo:paragraph-rsid="000ee3f3" style:font-style-asian="normal" style:font-weight-asian="normal" style:font-style-complex="normal" style:font-weight-complex="normal" fo:hyphenate="true" fo:hyphenation-remain-char-count="2" fo:hyphenation-push-char-count="2"/>
    </style:style>
    <style:style style:name="P1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6cbb" officeooo:paragraph-rsid="00136cbb" style:font-style-asian="normal" style:font-weight-asian="normal" style:font-style-complex="normal" style:font-weight-complex="normal" fo:hyphenate="tru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3ca1d" style:font-style-asian="normal" style:font-weight-asian="normal" style:font-style-complex="normal" style:font-weight-complex="normal" fo:hyphenate="tru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3ca1d" officeooo:paragraph-rsid="0016c563" style:font-style-asian="normal" style:font-weight-asian="normal" style:font-style-complex="normal" style:font-weight-complex="normal" fo:hyphenate="true" fo:hyphenation-remain-char-count="2" fo:hyphenation-push-char-count="2"/>
    </style:style>
    <style:style style:name="P1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1e0680" style:font-style-asian="normal" style:font-weight-asian="normal" style:font-style-complex="normal" style:font-weight-complex="normal" fo:hyphenate="true" fo:hyphenation-remain-char-count="2" fo:hyphenation-push-char-count="2"/>
    </style:style>
    <style:style style:name="P1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448f4d" style:font-style-asian="normal" style:font-weight-asian="normal" style:font-style-complex="normal" style:font-weight-complex="normal" fo:hyphenate="true" fo:hyphenation-remain-char-count="2" fo:hyphenation-push-char-count="2"/>
    </style:style>
    <style:style style:name="P1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0a04a" style:font-style-asian="normal" style:font-weight-asian="normal" style:font-style-complex="normal" style:font-weight-complex="normal" fo:hyphenate="true" fo:hyphenation-remain-char-count="2" fo:hyphenation-push-char-count="2"/>
    </style:style>
    <style:style style:name="P1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2a79f" style:font-style-asian="normal" style:font-weight-asian="normal" style:font-style-complex="normal" style:font-weight-complex="normal" fo:hyphenate="true" fo:hyphenation-remain-char-count="2" fo:hyphenation-push-char-count="2"/>
    </style:style>
    <style:style style:name="P1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61168" style:font-style-asian="normal" style:font-weight-asian="normal" style:font-style-complex="normal" style:font-weight-complex="normal" fo:hyphenate="true" fo:hyphenation-remain-char-count="2" fo:hyphenation-push-char-count="2"/>
    </style:style>
    <style:style style:name="P1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e0680" officeooo:paragraph-rsid="0067422c" style:font-style-asian="normal" style:font-weight-asian="normal" style:font-style-complex="normal" style:font-weight-complex="normal" fo:hyphenate="true" fo:hyphenation-remain-char-count="2" fo:hyphenation-push-char-count="2"/>
    </style:style>
    <style:style style:name="P2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5c5d5" style:font-style-asian="normal" style:font-weight-asian="normal" style:font-style-complex="normal" style:font-weight-complex="normal" fo:hyphenate="true" fo:hyphenation-remain-char-count="2" fo:hyphenation-push-char-count="2"/>
    </style:style>
    <style:style style:name="P2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2f740b" style:font-style-asian="normal" style:font-weight-asian="normal" style:font-style-complex="normal" style:font-weight-complex="normal" fo:hyphenate="true" fo:hyphenation-remain-char-count="2" fo:hyphenation-push-char-count="2"/>
    </style:style>
    <style:style style:name="P2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5c5d5" officeooo:paragraph-rsid="0031432e" style:font-style-asian="normal" style:font-weight-asian="normal" style:font-style-complex="normal" style:font-weight-complex="normal" fo:hyphenate="true" fo:hyphenation-remain-char-count="2" fo:hyphenation-push-char-count="2"/>
    </style:style>
    <style:style style:name="P2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16c563" officeooo:paragraph-rsid="0016c563" style:font-style-asian="normal" style:font-weight-asian="normal" style:font-style-complex="normal" style:font-weight-complex="normal" fo:hyphenate="tru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0b3988" officeooo:paragraph-rsid="000cef2b" style:font-style-asian="normal" style:font-weight-asian="normal" style:font-style-complex="normal" style:font-weight-complex="normal" fo:hyphenate="true" fo:hyphenation-remain-char-count="2" fo:hyphenation-push-char-count="2"/>
    </style:style>
    <style:style style:name="P2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25c5d5" style:font-style-asian="normal" style:font-weight-asian="normal" style:font-style-complex="normal" style:font-weight-complex="normal" fo:hyphenate="true" fo:hyphenation-remain-char-count="2" fo:hyphenation-push-char-count="2"/>
    </style:style>
    <style:style style:name="P2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dbcc5" officeooo:paragraph-rsid="0031432e" style:font-style-asian="normal" style:font-weight-asian="normal" style:font-style-complex="normal" style:font-weight-complex="normal" fo:hyphenate="true" fo:hyphenation-remain-char-count="2" fo:hyphenation-push-char-count="2"/>
    </style:style>
    <style:style style:name="P2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5c5d5" style:font-style-asian="normal" style:font-weight-asian="normal" style:font-style-complex="normal" style:font-weight-complex="normal" fo:hyphenate="true" fo:hyphenation-remain-char-count="2" fo:hyphenation-push-char-count="2"/>
    </style:style>
    <style:style style:name="P2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2f740b" officeooo:paragraph-rsid="002f740b" style:font-style-asian="normal" style:font-weight-asian="normal" style:font-style-complex="normal" style:font-weight-complex="normal" fo:hyphenate="true" fo:hyphenation-remain-char-count="2" fo:hyphenation-push-char-count="2"/>
    </style:style>
    <style:style style:name="P2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9575f" officeooo:paragraph-rsid="002f740b" style:font-style-asian="normal" style:font-weight-asian="normal" style:font-style-complex="normal" style:font-weight-complex="normal" fo:hyphenate="true" fo:hyphenation-remain-char-count="2" fo:hyphenation-push-char-count="2"/>
    </style:style>
    <style:style style:name="P3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af0f2" officeooo:paragraph-rsid="002f740b" style:font-style-asian="normal" style:font-weight-asian="normal" style:font-style-complex="normal" style:font-weight-complex="normal" fo:hyphenate="true" fo:hyphenation-remain-char-count="2" fo:hyphenation-push-char-count="2"/>
    </style:style>
    <style:style style:name="P3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3cfdb2" officeooo:paragraph-rsid="002f740b" style:font-style-asian="normal" style:font-weight-asian="normal" style:font-style-complex="normal" style:font-weight-complex="normal" fo:hyphenate="true" fo:hyphenation-remain-char-count="2" fo:hyphenation-push-char-count="2"/>
    </style:style>
    <style:style style:name="P3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0ead2" officeooo:paragraph-rsid="00448f4d" style:font-style-asian="normal" style:font-weight-asian="normal" style:font-style-complex="normal" style:font-weight-complex="normal" fo:hyphenate="true" fo:hyphenation-remain-char-count="2" fo:hyphenation-push-char-count="2"/>
    </style:style>
    <style:style style:name="P3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56e10" officeooo:paragraph-rsid="00456e10" style:font-style-asian="normal" style:font-weight-asian="normal" style:font-style-complex="normal" style:font-weight-complex="normal" fo:hyphenate="true" fo:hyphenation-remain-char-count="2" fo:hyphenation-push-char-count="2"/>
    </style:style>
    <style:style style:name="P3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71066" officeooo:paragraph-rsid="00456e10" style:font-style-asian="normal" style:font-weight-asian="normal" style:font-style-complex="normal" style:font-weight-complex="normal" fo:hyphenate="true" fo:hyphenation-remain-char-count="2" fo:hyphenation-push-char-count="2"/>
    </style:style>
    <style:style style:name="P3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4bce25" style:font-style-asian="normal" style:font-weight-asian="normal" style:font-style-complex="normal" style:font-weight-complex="normal" fo:hyphenate="true" fo:hyphenation-remain-char-count="2" fo:hyphenation-push-char-count="2"/>
    </style:style>
    <style:style style:name="P3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4ce20e" officeooo:paragraph-rsid="0058ece2" style:font-style-asian="normal" style:font-weight-asian="normal" style:font-style-complex="normal" style:font-weight-complex="normal" fo:hyphenate="true" fo:hyphenation-remain-char-count="2" fo:hyphenation-push-char-count="2"/>
    </style:style>
    <style:style style:name="P3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5cd49" officeooo:paragraph-rsid="004bce25" style:font-style-asian="normal" style:font-weight-asian="normal" style:font-style-complex="normal" style:font-weight-complex="normal" fo:hyphenate="true" fo:hyphenation-remain-char-count="2" fo:hyphenation-push-char-count="2"/>
    </style:style>
    <style:style style:name="P3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8ece2" officeooo:paragraph-rsid="0058ece2" style:font-style-asian="normal" style:font-weight-asian="normal" style:font-style-complex="normal" style:font-weight-complex="normal" fo:hyphenate="true" fo:hyphenation-remain-char-count="2" fo:hyphenation-push-char-count="2"/>
    </style:style>
    <style:style style:name="P3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995a0" officeooo:paragraph-rsid="0058ece2" style:font-style-asian="normal" style:font-weight-asian="normal" style:font-style-complex="normal" style:font-weight-complex="normal" fo:hyphenate="true" fo:hyphenation-remain-char-count="2" fo:hyphenation-push-char-count="2"/>
    </style:style>
    <style:style style:name="P4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a0eb7" officeooo:paragraph-rsid="0058ece2" style:font-style-asian="normal" style:font-weight-asian="normal" style:font-style-complex="normal" style:font-weight-complex="normal" fo:hyphenate="true" fo:hyphenation-remain-char-count="2" fo:hyphenation-push-char-count="2"/>
    </style:style>
    <style:style style:name="P4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b7f57" officeooo:paragraph-rsid="0058ece2" style:font-style-asian="normal" style:font-weight-asian="normal" style:font-style-complex="normal" style:font-weight-complex="normal" fo:hyphenate="true" fo:hyphenation-remain-char-count="2" fo:hyphenation-push-char-count="2"/>
    </style:style>
    <style:style style:name="P4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ce06f" officeooo:paragraph-rsid="0058ece2" style:font-style-asian="normal" style:font-weight-asian="normal" style:font-style-complex="normal" style:font-weight-complex="normal" fo:hyphenate="true" fo:hyphenation-remain-char-count="2" fo:hyphenation-push-char-count="2"/>
    </style:style>
    <style:style style:name="P4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8ece2" style:font-style-asian="normal" style:font-weight-asian="normal" style:font-style-complex="normal" style:font-weight-complex="normal" fo:hyphenate="true" fo:hyphenation-remain-char-count="2" fo:hyphenation-push-char-count="2"/>
    </style:style>
    <style:style style:name="P4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d372b" officeooo:paragraph-rsid="005d372b" style:font-style-asian="normal" style:font-weight-asian="normal" style:font-style-complex="normal" style:font-weight-complex="normal" fo:hyphenate="true" fo:hyphenation-remain-char-count="2" fo:hyphenation-push-char-count="2"/>
    </style:style>
    <style:style style:name="P4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5d372b" style:font-style-asian="normal" style:font-weight-asian="normal" style:font-style-complex="normal" style:font-weight-complex="normal" fo:hyphenate="true" fo:hyphenation-remain-char-count="2" fo:hyphenation-push-char-count="2"/>
    </style:style>
    <style:style style:name="P4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5e9025" officeooo:paragraph-rsid="001e0680" style:font-style-asian="normal" style:font-weight-asian="normal" style:font-style-complex="normal" style:font-weight-complex="normal" fo:hyphenate="true" fo:hyphenation-remain-char-count="2" fo:hyphenation-push-char-count="2"/>
    </style:style>
    <style:style style:name="P4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0a04a" officeooo:paragraph-rsid="0060a04a" style:font-style-asian="normal" style:font-weight-asian="normal" style:font-style-complex="normal" style:font-weight-complex="normal" fo:hyphenate="true" fo:hyphenation-remain-char-count="2" fo:hyphenation-push-char-count="2"/>
    </style:style>
    <style:style style:name="P4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2a79f" officeooo:paragraph-rsid="0062a79f" style:font-style-asian="normal" style:font-weight-asian="normal" style:font-style-complex="normal" style:font-weight-complex="normal" fo:hyphenate="true" fo:hyphenation-remain-char-count="2" fo:hyphenation-push-char-count="2"/>
    </style:style>
    <style:style style:name="P4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52569" officeooo:paragraph-rsid="0062a79f" style:font-style-asian="normal" style:font-weight-asian="normal" style:font-style-complex="normal" style:font-weight-complex="normal" fo:hyphenate="true" fo:hyphenation-remain-char-count="2" fo:hyphenation-push-char-count="2"/>
    </style:style>
    <style:style style:name="P5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61168" officeooo:paragraph-rsid="0062a79f" style:font-style-asian="normal" style:font-weight-asian="normal" style:font-style-complex="normal" style:font-weight-complex="normal" fo:hyphenate="true" fo:hyphenation-remain-char-count="2" fo:hyphenation-push-char-count="2"/>
    </style:style>
    <style:style style:name="P5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normal" officeooo:rsid="0067422c" officeooo:paragraph-rsid="0067422c" style:font-style-asian="normal" style:font-weight-asian="normal" style:font-style-complex="normal" style:font-weight-complex="normal" fo:hyphenate="true" fo:hyphenation-remain-char-count="2" fo:hyphenation-push-char-count="2"/>
    </style:style>
    <style:style style:name="P5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style:font-style-asian="normal" style:font-weight-asian="bold" style:font-style-complex="normal" style:font-weight-complex="bold" fo:hyphenate="true" fo:hyphenation-remain-char-count="2" fo:hyphenation-push-char-count="2"/>
    </style:style>
    <style:style style:name="P5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normal" fo:font-weight="bold" officeooo:rsid="0013ca1d" officeooo:paragraph-rsid="0013ca1d" style:font-style-asian="normal" style:font-weight-asian="bold" style:font-style-complex="normal" style:font-weight-complex="bold" fo:hyphenate="true" fo:hyphenation-remain-char-count="2" fo:hyphenation-push-char-count="2"/>
    </style:style>
    <style:style style:name="P5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bold" style:font-style-asian="italic" style:font-weight-asian="bold" style:font-style-complex="italic" style:font-weight-complex="bold" fo:hyphenate="true" fo:hyphenation-remain-char-count="2" fo:hyphenation-push-char-count="2"/>
    </style:style>
    <style:style style:name="P5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style:font-style-asian="italic" style:font-weight-asian="normal" style:font-style-complex="italic" style:font-weight-complex="normal" fo:hyphenate="true" fo:hyphenation-remain-char-count="2" fo:hyphenation-push-char-count="2"/>
    </style:style>
    <style:style style:name="P56"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25c5d5" officeooo:paragraph-rsid="0025c5d5" style:font-style-asian="italic" style:font-weight-asian="normal" style:font-style-complex="italic" style:font-weight-complex="normal" fo:hyphenate="true" fo:hyphenation-remain-char-count="2" fo:hyphenation-push-char-count="2"/>
    </style:style>
    <style:style style:name="P57"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56e10" style:font-style-asian="italic" style:font-weight-asian="normal" style:font-style-complex="italic" style:font-weight-complex="normal" fo:hyphenate="true" fo:hyphenation-remain-char-count="2" fo:hyphenation-push-char-count="2"/>
    </style:style>
    <style:style style:name="P58"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81481" style:font-style-asian="italic" style:font-weight-asian="normal" style:font-style-complex="italic" style:font-weight-complex="normal" fo:hyphenate="true" fo:hyphenation-remain-char-count="2" fo:hyphenation-push-char-count="2"/>
    </style:style>
    <style:style style:name="P59"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9f7b9" style:font-style-asian="italic" style:font-weight-asian="normal" style:font-style-complex="italic" style:font-weight-complex="normal" fo:hyphenate="true" fo:hyphenation-remain-char-count="2" fo:hyphenation-push-char-count="2"/>
    </style:style>
    <style:style style:name="P60"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1e0680" officeooo:paragraph-rsid="004bce25" style:font-style-asian="italic" style:font-weight-asian="normal" style:font-style-complex="italic" style:font-weight-complex="normal" fo:hyphenate="true" fo:hyphenation-remain-char-count="2" fo:hyphenation-push-char-count="2"/>
    </style:style>
    <style:style style:name="P61"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56e10" officeooo:paragraph-rsid="00456e10" style:font-style-asian="italic" style:font-weight-asian="normal" style:font-style-complex="italic" style:font-weight-complex="normal" fo:hyphenate="true" fo:hyphenation-remain-char-count="2" fo:hyphenation-push-char-count="2"/>
    </style:style>
    <style:style style:name="P62"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71066" officeooo:paragraph-rsid="00456e10" style:font-style-asian="italic" style:font-weight-asian="normal" style:font-style-complex="italic" style:font-weight-complex="normal" fo:hyphenate="true" fo:hyphenation-remain-char-count="2" fo:hyphenation-push-char-count="2"/>
    </style:style>
    <style:style style:name="P63"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81481" style:font-style-asian="italic" style:font-weight-asian="normal" style:font-style-complex="italic" style:font-weight-complex="normal" fo:hyphenate="true" fo:hyphenation-remain-char-count="2" fo:hyphenation-push-char-count="2"/>
    </style:style>
    <style:style style:name="P64"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81481" officeooo:paragraph-rsid="0049f7b9" style:font-style-asian="italic" style:font-weight-asian="normal" style:font-style-complex="italic" style:font-weight-complex="normal" fo:hyphenate="true" fo:hyphenation-remain-char-count="2" fo:hyphenation-push-char-count="2"/>
    </style:style>
    <style:style style:name="P65" style:family="paragraph" style:parent-style-name="Standard">
      <style:paragraph-properties fo:text-align="justify" style:justify-single-word="false" fo:hyphenation-ladder-count="no-limit">
        <style:tab-stops>
          <style:tab-stop style:position="0.344cm"/>
        </style:tab-stops>
      </style:paragraph-properties>
      <style:text-properties fo:font-variant="normal" fo:text-transform="none" fo:color="#252525" fo:letter-spacing="normal" fo:language="de" fo:country="DE" fo:font-style="italic" fo:font-weight="normal" officeooo:rsid="0049f7b9" officeooo:paragraph-rsid="004bce25" style:font-style-asian="italic" style:font-weight-asian="normal" style:font-style-complex="italic" style:font-weight-complex="normal" fo:hyphenate="true" fo:hyphenation-remain-char-count="2" fo:hyphenation-push-char-count="2"/>
    </style:style>
    <style:style style:name="P66"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hyphenate="true" fo:hyphenation-remain-char-count="2" fo:hyphenation-push-char-count="2"/>
    </style:style>
    <style:style style:name="P67"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bold" style:font-weight-asian="bold" style:font-weight-complex="bold" fo:hyphenate="true" fo:hyphenation-remain-char-count="2" fo:hyphenation-push-char-count="2"/>
    </style:style>
    <style:style style:name="P68"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style:font-style-asian="italic" style:font-style-complex="italic" fo:hyphenate="true" fo:hyphenation-remain-char-count="2" fo:hyphenation-push-char-count="2"/>
    </style:style>
    <style:style style:name="P69"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normal" style:font-style-asian="italic" style:font-weight-asian="normal" style:font-style-complex="italic" style:font-weight-complex="normal" fo:hyphenate="true" fo:hyphenation-remain-char-count="2" fo:hyphenation-push-char-count="2"/>
    </style:style>
    <style:style style:name="P70"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italic" fo:font-weight="bold" style:font-style-asian="italic" style:font-weight-asian="bold" style:font-style-complex="italic" style:font-weight-complex="bold" fo:hyphenate="true" fo:hyphenation-remain-char-count="2" fo:hyphenation-push-char-count="2"/>
    </style:style>
    <style:style style:name="P71"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officeooo:paragraph-rsid="0197e906" style:font-style-asian="normal" style:font-style-complex="normal" fo:hyphenate="true" fo:hyphenation-remain-char-count="2" fo:hyphenation-push-char-count="2"/>
    </style:style>
    <style:style style:name="P72"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bold" style:font-style-asian="normal" style:font-weight-asian="bold" style:font-style-complex="normal" style:font-weight-complex="bold" fo:hyphenate="true" fo:hyphenation-remain-char-count="2" fo:hyphenation-push-char-count="2"/>
    </style:style>
    <style:style style:name="P73"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4"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style="normal" fo:font-weight="normal" officeooo:paragraph-rsid="019de539" style:font-style-asian="normal" style:font-weight-asian="normal" style:font-style-complex="normal" style:font-weight-complex="normal" fo:hyphenate="true" fo:hyphenation-remain-char-count="2" fo:hyphenation-push-char-count="2"/>
    </style:style>
    <style:style style:name="P75" style:family="paragraph" style:parent-style-name="Standard">
      <style:paragraph-properties fo:text-align="justify" style:justify-single-word="false" fo:hyphenation-ladder-count="no-limit">
        <style:tab-stops>
          <style:tab-stop style:position="0.344cm"/>
        </style:tab-stops>
      </style:paragraph-properties>
      <style:text-properties fo:language="de" fo:country="DE" fo:font-weight="normal" style:font-weight-asian="normal" style:font-weight-complex="normal" fo:hyphenate="true" fo:hyphenation-remain-char-count="2" fo:hyphenation-push-char-count="2"/>
    </style:style>
    <style:style style:name="P76"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77"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normal" officeooo:paragraph-rsid="01188848" style:font-style-asian="normal" style:font-weight-asian="normal" style:font-style-complex="normal" style:font-weight-complex="normal" fo:hyphenate="true" fo:hyphenation-remain-char-count="2" fo:hyphenation-push-char-count="2"/>
    </style:style>
    <style:style style:name="P78"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normal" fo:font-weight="bold" style:font-style-asian="normal" style:font-weight-asian="bold" style:font-style-complex="normal" style:font-weight-complex="bold" fo:hyphenate="true" fo:hyphenation-remain-char-count="2" fo:hyphenation-push-char-count="2"/>
    </style:style>
    <style:style style:name="P79" style:family="paragraph" style:parent-style-name="Standard">
      <style:paragraph-properties fo:text-align="justify" style:justify-single-word="false" fo:hyphenation-ladder-count="no-limit">
        <style:tab-stops>
          <style:tab-stop style:position="0.344cm"/>
        </style:tab-stops>
      </style:paragraph-properties>
      <style:text-properties style:text-position="0% 100%" fo:language="de" fo:country="DE" fo:font-style="italic" fo:font-weight="normal" style:font-style-asian="italic" style:font-weight-asian="normal" style:font-style-complex="italic" style:font-weight-complex="normal" fo:hyphenate="true" fo:hyphenation-remain-char-count="2" fo:hyphenation-push-char-count="2"/>
    </style:style>
    <style:style style:name="P80" style:family="paragraph" style:parent-style-name="Standard">
      <style:paragraph-properties fo:text-align="justify" style:justify-single-word="false" fo:hyphenation-ladder-count="no-limit">
        <style:tab-stops>
          <style:tab-stop style:position="0.344cm"/>
        </style:tab-stops>
      </style:paragraph-properties>
      <style:text-properties fo:hyphenate="true" fo:hyphenation-remain-char-count="2" fo:hyphenation-push-char-count="2"/>
    </style:style>
    <style:style style:name="P81" style:family="paragraph" style:parent-style-name="Standard">
      <style:paragraph-properties fo:text-align="justify" style:justify-single-word="false" fo:hyphenation-ladder-count="no-limit">
        <style:tab-stops>
          <style:tab-stop style:position="0.344cm"/>
        </style:tab-stops>
      </style:paragraph-properties>
      <style:text-properties fo:font-weight="bold" style:font-weight-asian="bold" style:font-weight-complex="bold" fo:hyphenate="true" fo:hyphenation-remain-char-count="2" fo:hyphenation-push-char-count="2"/>
    </style:style>
    <style:style style:name="P82" style:family="paragraph" style:parent-style-name="Standard">
      <style:paragraph-properties fo:text-align="justify" style:justify-single-word="false" fo:hyphenation-ladder-count="no-limit">
        <style:tab-stops>
          <style:tab-stop style:position="0.344cm"/>
        </style:tab-stops>
      </style:paragraph-properties>
      <style:text-properties fo:font-size="16pt" fo:language="de" fo:country="DE" fo:font-style="italic" style:text-underline-style="none" fo:font-weight="bold" style:font-size-asian="16pt" style:font-style-asian="italic" style:font-weight-asian="bold" style:font-size-complex="16pt" style:font-style-complex="italic" style:font-weight-complex="bold" fo:hyphenate="true" fo:hyphenation-remain-char-count="2" fo:hyphenation-push-char-count="2"/>
    </style:style>
    <style:style style:name="P83"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8ece2" style:font-style-asian="normal" style:font-style-complex="normal" fo:hyphenate="true" fo:hyphenation-remain-char-count="2" fo:hyphenation-push-char-count="2"/>
    </style:style>
    <style:style style:name="P84"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d372b" style:font-style-asian="normal" style:font-style-complex="normal" fo:hyphenate="true" fo:hyphenation-remain-char-count="2" fo:hyphenation-push-char-count="2"/>
    </style:style>
    <style:style style:name="P85"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4ce20e" officeooo:paragraph-rsid="005e9025" style:font-style-asian="normal" style:font-style-complex="normal" fo:hyphenate="true" fo:hyphenation-remain-char-count="2" fo:hyphenation-push-char-count="2"/>
    </style:style>
    <style:style style:name="P86"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013ce" officeooo:paragraph-rsid="0058ece2" style:font-style-asian="normal" style:font-style-complex="normal" fo:hyphenate="true" fo:hyphenation-remain-char-count="2" fo:hyphenation-push-char-count="2"/>
    </style:style>
    <style:style style:name="P87" style:family="paragraph" style:parent-style-name="Standard">
      <style:paragraph-properties fo:text-align="justify" style:justify-single-word="false" fo:hyphenation-ladder-count="no-limit">
        <style:tab-stops>
          <style:tab-stop style:position="0.344cm"/>
        </style:tab-stops>
      </style:paragraph-properties>
      <style:text-properties fo:font-style="normal" officeooo:rsid="00121c95" officeooo:paragraph-rsid="0058ece2" style:font-style-asian="normal" style:font-style-complex="normal" fo:hyphenate="true" fo:hyphenation-remain-char-count="2" fo:hyphenation-push-char-count="2"/>
    </style:style>
    <style:style style:name="P88"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013ce" officeooo:paragraph-rsid="0058ece2" style:font-style-asian="italic" style:font-style-complex="italic" fo:hyphenate="true" fo:hyphenation-remain-char-count="2" fo:hyphenation-push-char-count="2"/>
    </style:style>
    <style:style style:name="P89" style:family="paragraph" style:parent-style-name="Standard">
      <style:paragraph-properties fo:text-align="justify" style:justify-single-word="false" fo:hyphenation-ladder-count="no-limit">
        <style:tab-stops>
          <style:tab-stop style:position="0.344cm"/>
        </style:tab-stops>
      </style:paragraph-properties>
      <style:text-properties fo:font-style="italic" officeooo:rsid="00121c95" officeooo:paragraph-rsid="0058ece2" style:font-style-asian="italic" style:font-style-complex="italic" fo:hyphenate="true" fo:hyphenation-remain-char-count="2" fo:hyphenation-push-char-count="2"/>
    </style:style>
    <style:style style:name="P90" style:family="paragraph" style:parent-style-name="Standard">
      <style:paragraph-properties fo:text-align="justify" style:justify-single-word="false" fo:hyphenation-ladder-count="no-limit">
        <style:tab-stops>
          <style:tab-stop style:position="0.344cm"/>
        </style:tab-stops>
      </style:paragraph-properties>
      <style:text-properties fo:color="#ff3333" style:text-position="0% 100%" fo:language="de" fo:country="DE" fo:font-style="normal" fo:font-weight="normal" style:font-style-asian="normal" style:font-weight-asian="normal" style:font-style-complex="normal" style:font-weight-complex="normal" fo:hyphenate="true" fo:hyphenation-remain-char-count="2" fo:hyphenation-push-char-count="2"/>
    </style:style>
    <style:style style:name="P91" style:family="paragraph" style:parent-style-name="Standard">
      <style:paragraph-properties fo:text-align="justify" style:justify-single-word="false" fo:hyphenation-ladder-count="no-limit">
        <style:tab-stops>
          <style:tab-stop style:position="0.344cm"/>
        </style:tab-stops>
      </style:paragraph-properties>
      <style:text-properties fo:color="#ff3333" fo:language="de" fo:country="DE" fo:font-weight="normal" style:font-weight-asian="normal" style:font-weight-complex="normal" fo:hyphenate="tru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9f4f5" officeooo:paragraph-rsid="0069f4f5" style:font-style-asian="normal" style:font-weight-asian="normal" style:font-style-complex="normal" style:font-weight-complex="normal" fo:hyphenate="tru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baf8d" officeooo:paragraph-rsid="006baf8d" style:font-style-asian="normal" style:font-weight-asian="normal" style:font-style-complex="normal" style:font-weight-complex="normal" fo:hyphenate="true" fo:hyphenation-remain-char-count="2" fo:hyphenation-push-char-count="2"/>
    </style:style>
    <style:style style:name="P9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2689" officeooo:paragraph-rsid="006c2689" style:font-style-asian="normal" style:font-weight-asian="normal" style:font-style-complex="normal" style:font-weight-complex="normal" fo:hyphenate="tru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50c3" officeooo:paragraph-rsid="006c50c3" style:font-style-asian="normal" style:font-weight-asian="normal" style:font-style-complex="normal" style:font-weight-complex="normal" fo:hyphenate="tru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caaea" officeooo:paragraph-rsid="006caaea" style:font-style-asian="normal" style:font-weight-asian="normal" style:font-style-complex="normal" style:font-weight-complex="normal" fo:hyphenate="tru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e4de7" officeooo:paragraph-rsid="006e4de7" style:font-style-asian="normal" style:font-weight-asian="normal" style:font-style-complex="normal" style:font-weight-complex="normal" fo:hyphenate="tru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6f8c63" officeooo:paragraph-rsid="006f8c63" style:font-style-asian="normal" style:font-weight-asian="normal" style:font-style-complex="normal" style:font-weight-complex="normal" fo:hyphenate="tru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0b72a" officeooo:paragraph-rsid="0070b72a" style:font-style-asian="normal" style:font-weight-asian="normal" style:font-style-complex="normal" style:font-weight-complex="normal" fo:hyphenate="tru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21e01" officeooo:paragraph-rsid="00721e01" style:font-style-asian="normal" style:font-weight-asian="normal" style:font-style-complex="normal" style:font-weight-complex="normal" fo:hyphenate="tru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0af0" officeooo:paragraph-rsid="00740af0" style:font-style-asian="normal" style:font-weight-asian="normal" style:font-style-complex="normal" style:font-weight-complex="normal" fo:hyphenate="tru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4e9f9" style:font-style-asian="normal" style:font-weight-asian="normal" style:font-style-complex="normal" style:font-weight-complex="normal" fo:hyphenate="true" fo:hyphenation-remain-char-count="2" fo:hyphenation-push-char-count="2"/>
    </style:style>
    <style:style style:name="P10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20e49a" officeooo:paragraph-rsid="007a2bed" style:font-style-asian="normal" style:font-weight-asian="normal" style:font-style-complex="normal" style:font-weight-complex="normal" fo:hyphenate="true" fo:hyphenation-remain-char-count="2" fo:hyphenation-push-char-count="2"/>
    </style:style>
    <style:style style:name="P10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e9f9" officeooo:paragraph-rsid="0074e9f9" style:font-style-asian="normal" style:font-weight-asian="normal" style:font-style-complex="normal" style:font-weight-complex="normal" fo:hyphenate="true" fo:hyphenation-remain-char-count="2" fo:hyphenation-push-char-count="2"/>
    </style:style>
    <style:style style:name="P10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1e7a5c" officeooo:paragraph-rsid="007a2bed" style:font-style-asian="normal" style:font-weight-asian="normal" style:font-style-complex="normal" style:font-weight-complex="normal" fo:hyphenate="true" fo:hyphenation-remain-char-count="2" fo:hyphenation-push-char-count="2"/>
    </style:style>
    <style:style style:name="P10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2bed" officeooo:paragraph-rsid="007a2bed" style:font-style-asian="normal" style:font-weight-asian="normal" style:font-style-complex="normal" style:font-weight-complex="normal" fo:hyphenate="true" fo:hyphenation-remain-char-count="2" fo:hyphenation-push-char-count="2"/>
    </style:style>
    <style:style style:name="P10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a6518" style:font-style-asian="normal" style:font-weight-asian="normal" style:font-style-complex="normal" style:font-weight-complex="normal" fo:hyphenate="tru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a6518" officeooo:paragraph-rsid="007c1bd8" style:font-style-asian="normal" style:font-weight-asian="normal" style:font-style-complex="normal" style:font-weight-complex="normal" fo:hyphenate="tru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7c01" officeooo:paragraph-rsid="00737c01" style:font-style-asian="normal" style:font-weight-asian="normal" style:font-style-complex="normal" style:font-weight-complex="normal" fo:hyphenate="tru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b719" officeooo:paragraph-rsid="0073b719" style:font-style-asian="normal" style:font-weight-asian="normal" style:font-style-complex="normal" style:font-weight-complex="normal" fo:hyphenate="tru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3fd50" officeooo:paragraph-rsid="0073fd50" style:font-style-asian="normal" style:font-weight-asian="normal" style:font-style-complex="normal" style:font-weight-complex="normal" fo:hyphenate="tru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4a41f" officeooo:paragraph-rsid="0074a41f" style:font-style-asian="normal" style:font-weight-asian="normal" style:font-style-complex="normal" style:font-weight-complex="normal" fo:hyphenate="tru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5fbf0" officeooo:paragraph-rsid="0075fbf0" style:font-style-asian="normal" style:font-weight-asian="normal" style:font-style-complex="normal" style:font-weight-complex="normal" fo:hyphenate="true" fo:hyphenation-remain-char-count="2" fo:hyphenation-push-char-count="2"/>
    </style:style>
    <style:style style:name="P11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695d3" officeooo:paragraph-rsid="007695d3" style:font-style-asian="normal" style:font-weight-asian="normal" style:font-style-complex="normal" style:font-weight-complex="normal" fo:hyphenate="true" fo:hyphenation-remain-char-count="2" fo:hyphenation-push-char-count="2"/>
    </style:style>
    <style:style style:name="P11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72fec" officeooo:paragraph-rsid="00772fec" style:font-style-asian="normal" style:font-weight-asian="normal" style:font-style-complex="normal" style:font-weight-complex="normal" fo:hyphenate="tru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921ba" officeooo:paragraph-rsid="007921ba" style:font-style-asian="normal" style:font-weight-asian="normal" style:font-style-complex="normal" style:font-weight-complex="normal" fo:hyphenate="true" fo:hyphenation-remain-char-count="2" fo:hyphenation-push-char-count="2"/>
    </style:style>
    <style:style style:name="P11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1bd8" officeooo:paragraph-rsid="007c1bd8" style:font-style-asian="normal" style:font-weight-asian="normal" style:font-style-complex="normal" style:font-weight-complex="normal" fo:hyphenate="true" fo:hyphenation-remain-char-count="2" fo:hyphenation-push-char-count="2"/>
    </style:style>
    <style:style style:name="P11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cc242" officeooo:paragraph-rsid="007cc242" style:font-style-asian="normal" style:font-weight-asian="normal" style:font-style-complex="normal" style:font-weight-complex="normal" fo:hyphenate="true" fo:hyphenation-remain-char-count="2" fo:hyphenation-push-char-count="2"/>
    </style:style>
    <style:style style:name="P11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7ea58f" officeooo:paragraph-rsid="007ea58f" style:font-style-asian="normal" style:font-weight-asian="normal" style:font-style-complex="normal" style:font-weight-complex="normal" fo:hyphenate="true" fo:hyphenation-remain-char-count="2" fo:hyphenation-push-char-count="2"/>
    </style:style>
    <style:style style:name="P12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1268f" officeooo:paragraph-rsid="0081268f" style:font-style-asian="normal" style:font-weight-asian="normal" style:font-style-complex="normal" style:font-weight-complex="normal" fo:hyphenate="true" fo:hyphenation-remain-char-count="2" fo:hyphenation-push-char-count="2"/>
    </style:style>
    <style:style style:name="P12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2b36e" officeooo:paragraph-rsid="0082b36e" style:font-style-asian="normal" style:font-weight-asian="normal" style:font-style-complex="normal" style:font-weight-complex="normal" fo:hyphenate="true" fo:hyphenation-remain-char-count="2" fo:hyphenation-push-char-count="2"/>
    </style:style>
    <style:style style:name="P12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3ea0" officeooo:paragraph-rsid="00843ea0" style:font-style-asian="normal" style:font-weight-asian="normal" style:font-style-complex="normal" style:font-weight-complex="normal" fo:hyphenate="true" fo:hyphenation-remain-char-count="2" fo:hyphenation-push-char-count="2"/>
    </style:style>
    <style:style style:name="P12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3ea0" style:font-style-asian="normal" style:font-weight-asian="normal" style:font-style-complex="normal" style:font-weight-complex="normal" fo:hyphenate="true" fo:hyphenation-remain-char-count="2" fo:hyphenation-push-char-count="2"/>
    </style:style>
    <style:style style:name="P12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b9ea" officeooo:paragraph-rsid="0084b9ea" style:font-style-asian="normal" style:font-weight-asian="normal" style:font-style-complex="normal" style:font-weight-complex="normal" fo:hyphenate="true" fo:hyphenation-remain-char-count="2" fo:hyphenation-push-char-count="2"/>
    </style:style>
    <style:style style:name="P12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4e20c" officeooo:paragraph-rsid="0084e20c" style:font-style-asian="normal" style:font-weight-asian="normal" style:font-style-complex="normal" style:font-weight-complex="normal" fo:hyphenate="true" fo:hyphenation-remain-char-count="2" fo:hyphenation-push-char-count="2"/>
    </style:style>
    <style:style style:name="P12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559fc" officeooo:paragraph-rsid="008559fc" style:font-style-asian="normal" style:font-weight-asian="normal" style:font-style-complex="normal" style:font-weight-complex="normal" fo:hyphenate="true" fo:hyphenation-remain-char-count="2" fo:hyphenation-push-char-count="2"/>
    </style:style>
    <style:style style:name="P12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7d43b" style:font-style-asian="normal" style:font-weight-asian="normal" style:font-style-complex="normal" style:font-weight-complex="normal" fo:hyphenate="true" fo:hyphenation-remain-char-count="2" fo:hyphenation-push-char-count="2"/>
    </style:style>
    <style:style style:name="P12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7d43b" officeooo:paragraph-rsid="008965da" style:font-style-asian="normal" style:font-weight-asian="normal" style:font-style-complex="normal" style:font-weight-complex="normal" fo:hyphenate="true" fo:hyphenation-remain-char-count="2" fo:hyphenation-push-char-count="2"/>
    </style:style>
    <style:style style:name="P12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7d43b" style:font-style-asian="normal" style:font-weight-asian="normal" style:font-style-complex="normal" style:font-weight-complex="normal" fo:hyphenate="true" fo:hyphenation-remain-char-count="2" fo:hyphenation-push-char-count="2"/>
    </style:style>
    <style:style style:name="P13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8e38d" style:font-style-asian="normal" style:font-weight-asian="normal" style:font-style-complex="normal" style:font-weight-complex="normal" fo:hyphenate="true" fo:hyphenation-remain-char-count="2" fo:hyphenation-push-char-count="2"/>
    </style:style>
    <style:style style:name="P13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8e38d" officeooo:paragraph-rsid="008965da" style:font-style-asian="normal" style:font-weight-asian="normal" style:font-style-complex="normal" style:font-weight-complex="normal" fo:hyphenate="true" fo:hyphenation-remain-char-count="2" fo:hyphenation-push-char-count="2"/>
    </style:style>
    <style:style style:name="P13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965da" officeooo:paragraph-rsid="008965da" style:font-style-asian="normal" style:font-weight-asian="normal" style:font-style-complex="normal" style:font-weight-complex="normal" fo:hyphenate="true" fo:hyphenation-remain-char-count="2" fo:hyphenation-push-char-count="2"/>
    </style:style>
    <style:style style:name="P13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b6ac9" officeooo:paragraph-rsid="008b6ac9" style:font-style-asian="normal" style:font-weight-asian="normal" style:font-style-complex="normal" style:font-weight-complex="normal" fo:hyphenate="true" fo:hyphenation-remain-char-count="2" fo:hyphenation-push-char-count="2"/>
    </style:style>
    <style:style style:name="P13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c8977" officeooo:paragraph-rsid="008c8977" style:font-style-asian="normal" style:font-weight-asian="normal" style:font-style-complex="normal" style:font-weight-complex="normal" fo:hyphenate="true" fo:hyphenation-remain-char-count="2" fo:hyphenation-push-char-count="2"/>
    </style:style>
    <style:style style:name="P13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normal" fo:font-weight="normal" officeooo:rsid="008d5726" officeooo:paragraph-rsid="008d5726" style:font-style-asian="normal" style:font-weight-asian="normal" style:font-style-complex="normal" style:font-weight-complex="normal" fo:hyphenate="true" fo:hyphenation-remain-char-count="2" fo:hyphenation-push-char-count="2"/>
    </style:style>
    <style:style style:name="P13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6baf8d" officeooo:paragraph-rsid="006baf8d" style:font-style-asian="italic" style:font-weight-asian="normal" style:font-style-complex="italic" style:font-weight-complex="normal" fo:hyphenate="true" fo:hyphenation-remain-char-count="2" fo:hyphenation-push-char-count="2"/>
    </style:style>
    <style:style style:name="P13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21e01" officeooo:paragraph-rsid="00721e01" style:font-style-asian="italic" style:font-weight-asian="normal" style:font-style-complex="italic" style:font-weight-complex="normal" fo:hyphenate="true" fo:hyphenation-remain-char-count="2" fo:hyphenation-push-char-count="2"/>
    </style:style>
    <style:style style:name="P13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7c01" officeooo:paragraph-rsid="00737c01" style:font-style-asian="italic" style:font-weight-asian="normal" style:font-style-complex="italic" style:font-weight-complex="normal" fo:hyphenate="true" fo:hyphenation-remain-char-count="2" fo:hyphenation-push-char-count="2"/>
    </style:style>
    <style:style style:name="P13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b719" officeooo:paragraph-rsid="0073b719" style:font-style-asian="italic" style:font-weight-asian="normal" style:font-style-complex="italic" style:font-weight-complex="normal" fo:hyphenate="true" fo:hyphenation-remain-char-count="2" fo:hyphenation-push-char-count="2"/>
    </style:style>
    <style:style style:name="P14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3fd50" officeooo:paragraph-rsid="0073fd50" style:font-style-asian="italic" style:font-weight-asian="normal" style:font-style-complex="italic" style:font-weight-complex="normal" fo:hyphenate="true" fo:hyphenation-remain-char-count="2" fo:hyphenation-push-char-count="2"/>
    </style:style>
    <style:style style:name="P14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0af0" officeooo:paragraph-rsid="00740af0" style:font-style-asian="italic" style:font-weight-asian="normal" style:font-style-complex="italic" style:font-weight-complex="normal" fo:hyphenate="true" fo:hyphenation-remain-char-count="2" fo:hyphenation-push-char-count="2"/>
    </style:style>
    <style:style style:name="P14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a41f" officeooo:paragraph-rsid="0074a41f" style:font-style-asian="italic" style:font-weight-asian="normal" style:font-style-complex="italic" style:font-weight-complex="normal" fo:hyphenate="true" fo:hyphenation-remain-char-count="2" fo:hyphenation-push-char-count="2"/>
    </style:style>
    <style:style style:name="P14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4e9f9" officeooo:paragraph-rsid="0074e9f9" style:font-style-asian="italic" style:font-weight-asian="normal" style:font-style-complex="italic" style:font-weight-complex="normal" fo:hyphenate="true" fo:hyphenation-remain-char-count="2" fo:hyphenation-push-char-count="2"/>
    </style:style>
    <style:style style:name="P14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5fbf0" officeooo:paragraph-rsid="0075fbf0" style:font-style-asian="italic" style:font-weight-asian="normal" style:font-style-complex="italic" style:font-weight-complex="normal" fo:hyphenate="true" fo:hyphenation-remain-char-count="2" fo:hyphenation-push-char-count="2"/>
    </style:style>
    <style:style style:name="P14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7695d3" style:font-style-asian="italic" style:font-weight-asian="normal" style:font-style-complex="italic" style:font-weight-complex="normal" fo:hyphenate="true" fo:hyphenation-remain-char-count="2" fo:hyphenation-push-char-count="2"/>
    </style:style>
    <style:style style:name="P14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695d3" officeooo:paragraph-rsid="0085d3da" style:font-style-asian="italic" style:font-weight-asian="normal" style:font-style-complex="italic" style:font-weight-complex="normal" fo:hyphenate="true" fo:hyphenation-remain-char-count="2" fo:hyphenation-push-char-count="2"/>
    </style:style>
    <style:style style:name="P14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772fec" style:font-style-asian="italic" style:font-weight-asian="normal" style:font-style-complex="italic" style:font-weight-complex="normal" fo:hyphenate="true" fo:hyphenation-remain-char-count="2" fo:hyphenation-push-char-count="2"/>
    </style:style>
    <style:style style:name="P14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72fec" officeooo:paragraph-rsid="0085d3da" style:font-style-asian="italic" style:font-weight-asian="normal" style:font-style-complex="italic" style:font-weight-complex="normal" fo:hyphenate="true" fo:hyphenation-remain-char-count="2" fo:hyphenation-push-char-count="2"/>
    </style:style>
    <style:style style:name="P14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921ba" officeooo:paragraph-rsid="007921ba" style:font-style-asian="italic" style:font-weight-asian="normal" style:font-style-complex="italic" style:font-weight-complex="normal" fo:hyphenate="true" fo:hyphenation-remain-char-count="2" fo:hyphenation-push-char-count="2"/>
    </style:style>
    <style:style style:name="P15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2bed" officeooo:paragraph-rsid="007a2bed" style:font-style-asian="italic" style:font-weight-asian="normal" style:font-style-complex="italic" style:font-weight-complex="normal" fo:hyphenate="true" fo:hyphenation-remain-char-count="2" fo:hyphenation-push-char-count="2"/>
    </style:style>
    <style:style style:name="P15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a6518" style:font-style-asian="italic" style:font-weight-asian="normal" style:font-style-complex="italic" style:font-weight-complex="normal" fo:hyphenate="true" fo:hyphenation-remain-char-count="2" fo:hyphenation-push-char-count="2"/>
    </style:style>
    <style:style style:name="P15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a6518" officeooo:paragraph-rsid="007c1bd8" style:font-style-asian="italic" style:font-weight-asian="normal" style:font-style-complex="italic" style:font-weight-complex="normal" fo:hyphenate="true" fo:hyphenation-remain-char-count="2" fo:hyphenation-push-char-count="2"/>
    </style:style>
    <style:style style:name="P15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1bd8" officeooo:paragraph-rsid="007c1bd8" style:font-style-asian="italic" style:font-weight-asian="normal" style:font-style-complex="italic" style:font-weight-complex="normal" fo:hyphenate="true" fo:hyphenation-remain-char-count="2" fo:hyphenation-push-char-count="2"/>
    </style:style>
    <style:style style:name="P15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cc242" officeooo:paragraph-rsid="007cc242" style:font-style-asian="italic" style:font-weight-asian="normal" style:font-style-complex="italic" style:font-weight-complex="normal" fo:hyphenate="true" fo:hyphenation-remain-char-count="2" fo:hyphenation-push-char-count="2"/>
    </style:style>
    <style:style style:name="P15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ea58f" officeooo:paragraph-rsid="007ea58f" style:font-style-asian="italic" style:font-weight-asian="normal" style:font-style-complex="italic" style:font-weight-complex="normal" fo:hyphenate="true" fo:hyphenation-remain-char-count="2" fo:hyphenation-push-char-count="2"/>
    </style:style>
    <style:style style:name="P15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7fe841" officeooo:paragraph-rsid="007fe841" style:font-style-asian="italic" style:font-weight-asian="normal" style:font-style-complex="italic" style:font-weight-complex="normal" fo:hyphenate="true" fo:hyphenation-remain-char-count="2" fo:hyphenation-push-char-count="2"/>
    </style:style>
    <style:style style:name="P15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1268f" officeooo:paragraph-rsid="0081268f" style:font-style-asian="italic" style:font-weight-asian="normal" style:font-style-complex="italic" style:font-weight-complex="normal" fo:hyphenate="true" fo:hyphenation-remain-char-count="2" fo:hyphenation-push-char-count="2"/>
    </style:style>
    <style:style style:name="P15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2b36e" style:font-style-asian="italic" style:font-weight-asian="normal" style:font-style-complex="italic" style:font-weight-complex="normal" fo:hyphenate="true" fo:hyphenation-remain-char-count="2" fo:hyphenation-push-char-count="2"/>
    </style:style>
    <style:style style:name="P15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2b36e" officeooo:paragraph-rsid="00843ea0" style:font-style-asian="italic" style:font-weight-asian="normal" style:font-style-complex="italic" style:font-weight-complex="normal" fo:hyphenate="true" fo:hyphenation-remain-char-count="2" fo:hyphenation-push-char-count="2"/>
    </style:style>
    <style:style style:name="P16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3ea0" officeooo:paragraph-rsid="00843ea0" style:font-style-asian="italic" style:font-weight-asian="normal" style:font-style-complex="italic" style:font-weight-complex="normal" fo:hyphenate="true" fo:hyphenation-remain-char-count="2" fo:hyphenation-push-char-count="2"/>
    </style:style>
    <style:style style:name="P161"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b9ea" officeooo:paragraph-rsid="0084b9ea" style:font-style-asian="italic" style:font-weight-asian="normal" style:font-style-complex="italic" style:font-weight-complex="normal" fo:hyphenate="true" fo:hyphenation-remain-char-count="2" fo:hyphenation-push-char-count="2"/>
    </style:style>
    <style:style style:name="P162"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4e20c" officeooo:paragraph-rsid="0084e20c" style:font-style-asian="italic" style:font-weight-asian="normal" style:font-style-complex="italic" style:font-weight-complex="normal" fo:hyphenate="true" fo:hyphenation-remain-char-count="2" fo:hyphenation-push-char-count="2"/>
    </style:style>
    <style:style style:name="P163"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559fc" officeooo:paragraph-rsid="008559fc" style:font-style-asian="italic" style:font-weight-asian="normal" style:font-style-complex="italic" style:font-weight-complex="normal" fo:hyphenate="true" fo:hyphenation-remain-char-count="2" fo:hyphenation-push-char-count="2"/>
    </style:style>
    <style:style style:name="P164"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286a" officeooo:paragraph-rsid="0087286a" style:font-style-asian="italic" style:font-weight-asian="normal" style:font-style-complex="italic" style:font-weight-complex="normal" fo:hyphenate="true" fo:hyphenation-remain-char-count="2" fo:hyphenation-push-char-count="2"/>
    </style:style>
    <style:style style:name="P165"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7d43b" style:font-style-asian="italic" style:font-weight-asian="normal" style:font-style-complex="italic" style:font-weight-complex="normal" fo:hyphenate="true" fo:hyphenation-remain-char-count="2" fo:hyphenation-push-char-count="2"/>
    </style:style>
    <style:style style:name="P166"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7d43b" officeooo:paragraph-rsid="008965da" style:font-style-asian="italic" style:font-weight-asian="normal" style:font-style-complex="italic" style:font-weight-complex="normal" fo:hyphenate="true" fo:hyphenation-remain-char-count="2" fo:hyphenation-push-char-count="2"/>
    </style:style>
    <style:style style:name="P167"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c8977" officeooo:paragraph-rsid="008c8977" style:font-style-asian="italic" style:font-weight-asian="normal" style:font-style-complex="italic" style:font-weight-complex="normal" fo:hyphenate="true" fo:hyphenation-remain-char-count="2" fo:hyphenation-push-char-count="2"/>
    </style:style>
    <style:style style:name="P168"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fo:font-variant="normal" fo:text-transform="none" fo:color="#252525" fo:letter-spacing="normal" fo:language="de" fo:country="DE" fo:font-style="italic" fo:font-weight="normal" officeooo:rsid="008d5726" officeooo:paragraph-rsid="008d5726" style:font-style-asian="italic" style:font-weight-asian="normal" style:font-style-complex="italic" style:font-weight-complex="normal" fo:hyphenate="true" fo:hyphenation-remain-char-count="2" fo:hyphenation-push-char-count="2"/>
    </style:style>
    <style:style style:name="P169"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paragraph-rsid="008965da" fo:hyphenate="true" fo:hyphenation-remain-char-count="2" fo:hyphenation-push-char-count="2"/>
    </style:style>
    <style:style style:name="P170" style:family="paragraph" style:parent-style-name="Standard">
      <style:paragraph-properties fo:margin-left="0cm" fo:margin-right="0cm" fo:text-align="justify" style:justify-single-word="false" fo:hyphenation-ladder-count="no-limit" fo:text-indent="0.4cm" style:auto-text-indent="false">
        <style:tab-stops>
          <style:tab-stop style:position="0.344cm"/>
        </style:tab-stops>
      </style:paragraph-properties>
      <style:text-properties officeooo:rsid="008965da" officeooo:paragraph-rsid="008965da" fo:hyphenate="true" fo:hyphenation-remain-char-count="2" fo:hyphenation-push-char-count="2"/>
    </style:style>
    <style:style style:name="P171" style:family="paragraph" style:parent-style-name="Standard" style:master-page-name="">
      <style:paragraph-properties fo:margin-left="0cm" fo:margin-right="0cm" fo:text-align="justify" style:justify-single-word="false" fo:hyphenation-ladder-count="no-limit" fo:text-indent="0.499cm" style:auto-text-indent="false" style:page-number="auto"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2" style:family="paragraph" style:parent-style-name="Text_20_body" style:master-page-name="">
      <style:paragraph-properties fo:margin-left="0cm" fo:margin-right="0cm" fo:text-align="justify" style:justify-single-word="false" fo:hyphenation-ladder-count="no-limit" fo:text-indent="0.499cm" style:auto-text-indent="false" style:page-number="auto"/>
      <style:text-properties officeooo:rsid="00ee9742" officeooo:paragraph-rsid="00ee9742" fo:hyphenate="true" fo:hyphenation-remain-char-count="2" fo:hyphenation-push-char-count="2"/>
    </style:style>
    <style:style style:name="P1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8fc867" officeooo:paragraph-rsid="008fc867" style:font-style-asian="normal" style:font-weight-asian="normal" style:font-style-complex="normal" style:font-weight-complex="normal" fo:hyphenate="true" fo:hyphenation-remain-char-count="2" fo:hyphenation-push-char-count="2"/>
    </style:style>
    <style:style style:name="P1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07606" officeooo:paragraph-rsid="00907606" style:font-style-asian="normal" style:font-weight-asian="normal" style:font-style-complex="normal" style:font-weight-complex="normal" fo:hyphenate="true" fo:hyphenation-remain-char-count="2" fo:hyphenation-push-char-count="2"/>
    </style:style>
    <style:style style:name="P1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6a9d" officeooo:paragraph-rsid="00936a9d" style:font-style-asian="normal" style:font-weight-asian="normal" style:font-style-complex="normal" style:font-weight-complex="normal" fo:hyphenate="true" fo:hyphenation-remain-char-count="2" fo:hyphenation-push-char-count="2"/>
    </style:style>
    <style:style style:name="P1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3b281" officeooo:paragraph-rsid="0093b281" style:font-style-asian="normal" style:font-weight-asian="normal" style:font-style-complex="normal" style:font-weight-complex="normal" fo:hyphenate="true" fo:hyphenation-remain-char-count="2" fo:hyphenation-push-char-count="2"/>
    </style:style>
    <style:style style:name="P1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3b281" style:font-style-asian="normal" style:font-weight-asian="normal" style:font-style-complex="normal" style:font-weight-complex="normal" fo:hyphenate="true" fo:hyphenation-remain-char-count="2" fo:hyphenation-push-char-count="2"/>
    </style:style>
    <style:style style:name="P1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47d98" officeooo:paragraph-rsid="00947d98" style:font-style-asian="normal" style:font-weight-asian="normal" style:font-style-complex="normal" style:font-weight-complex="normal" fo:hyphenate="true" fo:hyphenation-remain-char-count="2" fo:hyphenation-push-char-count="2"/>
    </style:style>
    <style:style style:name="P1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5dceb" officeooo:paragraph-rsid="0095dceb" style:font-style-asian="normal" style:font-weight-asian="normal" style:font-style-complex="normal" style:font-weight-complex="normal" fo:hyphenate="true" fo:hyphenation-remain-char-count="2" fo:hyphenation-push-char-count="2"/>
    </style:style>
    <style:style style:name="P1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73fca" style:font-style-asian="normal" style:font-weight-asian="normal" style:font-style-complex="normal" style:font-weight-complex="normal" fo:hyphenate="true" fo:hyphenation-remain-char-count="2" fo:hyphenation-push-char-count="2"/>
    </style:style>
    <style:style style:name="P1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73fca" officeooo:paragraph-rsid="009922ae" style:font-style-asian="normal" style:font-weight-asian="normal" style:font-style-complex="normal" style:font-weight-complex="normal" fo:hyphenate="true" fo:hyphenation-remain-char-count="2" fo:hyphenation-push-char-count="2"/>
    </style:style>
    <style:style style:name="P1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922ae" officeooo:paragraph-rsid="009922ae" style:font-style-asian="normal" style:font-weight-asian="normal" style:font-style-complex="normal" style:font-weight-complex="normal" fo:hyphenate="true" fo:hyphenation-remain-char-count="2" fo:hyphenation-push-char-count="2"/>
    </style:style>
    <style:style style:name="P1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a19f6" officeooo:paragraph-rsid="009a19f6" style:font-style-asian="normal" style:font-weight-asian="normal" style:font-style-complex="normal" style:font-weight-complex="normal" fo:hyphenate="true" fo:hyphenation-remain-char-count="2" fo:hyphenation-push-char-count="2"/>
    </style:style>
    <style:style style:name="P1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bddba" officeooo:paragraph-rsid="009bddba" style:font-style-asian="normal" style:font-weight-asian="normal" style:font-style-complex="normal" style:font-weight-complex="normal" fo:hyphenate="true" fo:hyphenation-remain-char-count="2" fo:hyphenation-push-char-count="2"/>
    </style:style>
    <style:style style:name="P1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0d7e" officeooo:paragraph-rsid="009e0d7e" style:font-style-asian="normal" style:font-weight-asian="normal" style:font-style-complex="normal" style:font-weight-complex="normal" fo:hyphenate="true" fo:hyphenation-remain-char-count="2" fo:hyphenation-push-char-count="2"/>
    </style:style>
    <style:style style:name="P1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ef20f" officeooo:paragraph-rsid="009ef20f" style:font-style-asian="normal" style:font-weight-asian="normal" style:font-style-complex="normal" style:font-weight-complex="normal" fo:hyphenate="true" fo:hyphenation-remain-char-count="2" fo:hyphenation-push-char-count="2"/>
    </style:style>
    <style:style style:name="P1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9fae10" officeooo:paragraph-rsid="009fae10" style:font-style-asian="normal" style:font-weight-asian="normal" style:font-style-complex="normal" style:font-weight-complex="normal" fo:hyphenate="true" fo:hyphenation-remain-char-count="2" fo:hyphenation-push-char-count="2"/>
    </style:style>
    <style:style style:name="P1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01156" officeooo:paragraph-rsid="00a01156" style:font-style-asian="normal" style:font-weight-asian="normal" style:font-style-complex="normal" style:font-weight-complex="normal" fo:hyphenate="true" fo:hyphenation-remain-char-count="2" fo:hyphenation-push-char-count="2"/>
    </style:style>
    <style:style style:name="P1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a711" officeooo:paragraph-rsid="00a1a711" style:font-style-asian="normal" style:font-weight-asian="normal" style:font-style-complex="normal" style:font-weight-complex="normal" fo:hyphenate="true" fo:hyphenation-remain-char-count="2" fo:hyphenation-push-char-count="2"/>
    </style:style>
    <style:style style:name="P1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1d164" officeooo:paragraph-rsid="00a1d164" style:font-style-asian="normal" style:font-weight-asian="normal" style:font-style-complex="normal" style:font-weight-complex="normal" fo:hyphenate="true" fo:hyphenation-remain-char-count="2" fo:hyphenation-push-char-count="2"/>
    </style:style>
    <style:style style:name="P1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3078d" officeooo:paragraph-rsid="00a3078d" style:font-style-asian="normal" style:font-weight-asian="normal" style:font-style-complex="normal" style:font-weight-complex="normal" fo:hyphenate="true" fo:hyphenation-remain-char-count="2" fo:hyphenation-push-char-count="2"/>
    </style:style>
    <style:style style:name="P1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544f2" officeooo:paragraph-rsid="00a544f2" style:font-style-asian="normal" style:font-weight-asian="normal" style:font-style-complex="normal" style:font-weight-complex="normal" fo:hyphenate="true" fo:hyphenation-remain-char-count="2" fo:hyphenation-push-char-count="2"/>
    </style:style>
    <style:style style:name="P1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6dded" officeooo:paragraph-rsid="00a6dded" style:font-style-asian="normal" style:font-weight-asian="normal" style:font-style-complex="normal" style:font-weight-complex="normal" fo:hyphenate="true" fo:hyphenation-remain-char-count="2" fo:hyphenation-push-char-count="2"/>
    </style:style>
    <style:style style:name="P1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8a1fd" style:font-style-asian="normal" style:font-weight-asian="normal" style:font-style-complex="normal" style:font-weight-complex="normal" fo:hyphenate="true" fo:hyphenation-remain-char-count="2" fo:hyphenation-push-char-count="2"/>
    </style:style>
    <style:style style:name="P1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8a1fd" officeooo:paragraph-rsid="00a9dfd3" style:font-style-asian="normal" style:font-weight-asian="normal" style:font-style-complex="normal" style:font-weight-complex="normal" fo:hyphenate="true" fo:hyphenation-remain-char-count="2" fo:hyphenation-push-char-count="2"/>
    </style:style>
    <style:style style:name="P1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9dfd3" officeooo:paragraph-rsid="00a9dfd3" style:font-style-asian="normal" style:font-weight-asian="normal" style:font-style-complex="normal" style:font-weight-complex="normal" fo:hyphenate="true" fo:hyphenation-remain-char-count="2" fo:hyphenation-push-char-count="2"/>
    </style:style>
    <style:style style:name="P1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a4671" officeooo:paragraph-rsid="00aa4671" style:font-style-asian="normal" style:font-weight-asian="normal" style:font-style-complex="normal" style:font-weight-complex="normal" fo:hyphenate="true" fo:hyphenation-remain-char-count="2" fo:hyphenation-push-char-count="2"/>
    </style:style>
    <style:style style:name="P1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c1943" officeooo:paragraph-rsid="00ac1943" style:font-style-asian="normal" style:font-weight-asian="normal" style:font-style-complex="normal" style:font-weight-complex="normal" fo:hyphenate="true" fo:hyphenation-remain-char-count="2" fo:hyphenation-push-char-count="2"/>
    </style:style>
    <style:style style:name="P1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3da" officeooo:paragraph-rsid="00ad13da" style:font-style-asian="normal" style:font-weight-asian="normal" style:font-style-complex="normal" style:font-weight-complex="normal" fo:hyphenate="true" fo:hyphenation-remain-char-count="2" fo:hyphenation-push-char-count="2"/>
    </style:style>
    <style:style style:name="P2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14f0" officeooo:paragraph-rsid="00ad14f0" style:font-style-asian="normal" style:font-weight-asian="normal" style:font-style-complex="normal" style:font-weight-complex="normal" fo:hyphenate="true" fo:hyphenation-remain-char-count="2" fo:hyphenation-push-char-count="2"/>
    </style:style>
    <style:style style:name="P2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d51d1" officeooo:paragraph-rsid="00ad14f0" style:font-style-asian="normal" style:font-weight-asian="normal" style:font-style-complex="normal" style:font-weight-complex="normal" fo:hyphenate="true" fo:hyphenation-remain-char-count="2" fo:hyphenation-push-char-count="2"/>
    </style:style>
    <style:style style:name="P2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e3d84" officeooo:paragraph-rsid="00ae3d84" style:font-style-asian="normal" style:font-weight-asian="normal" style:font-style-complex="normal" style:font-weight-complex="normal" fo:hyphenate="true" fo:hyphenation-remain-char-count="2" fo:hyphenation-push-char-count="2"/>
    </style:style>
    <style:style style:name="P2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af0ef8" officeooo:paragraph-rsid="00af0ef8" style:font-style-asian="normal" style:font-weight-asian="normal" style:font-style-complex="normal" style:font-weight-complex="normal" fo:hyphenate="true" fo:hyphenation-remain-char-count="2" fo:hyphenation-push-char-count="2"/>
    </style:style>
    <style:style style:name="P2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19af6" officeooo:paragraph-rsid="00b19af6" style:font-style-asian="normal" style:font-weight-asian="normal" style:font-style-complex="normal" style:font-weight-complex="normal" fo:hyphenate="true" fo:hyphenation-remain-char-count="2" fo:hyphenation-push-char-count="2"/>
    </style:style>
    <style:style style:name="P2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2f5a4" officeooo:paragraph-rsid="00b2f5a4" style:font-style-asian="normal" style:font-weight-asian="normal" style:font-style-complex="normal" style:font-weight-complex="normal" fo:hyphenate="true" fo:hyphenation-remain-char-count="2" fo:hyphenation-push-char-count="2"/>
    </style:style>
    <style:style style:name="P2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49eb3" officeooo:paragraph-rsid="00b49eb3" style:font-style-asian="normal" style:font-weight-asian="normal" style:font-style-complex="normal" style:font-weight-complex="normal" fo:hyphenate="true" fo:hyphenation-remain-char-count="2" fo:hyphenation-push-char-count="2"/>
    </style:style>
    <style:style style:name="P2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62417" officeooo:paragraph-rsid="00b62417" style:font-style-asian="normal" style:font-weight-asian="normal" style:font-style-complex="normal" style:font-weight-complex="normal" fo:hyphenate="true" fo:hyphenation-remain-char-count="2" fo:hyphenation-push-char-count="2"/>
    </style:style>
    <style:style style:name="P2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4598" officeooo:paragraph-rsid="00b74598" style:font-style-asian="normal" style:font-weight-asian="normal" style:font-style-complex="normal" style:font-weight-complex="normal" fo:hyphenate="true" fo:hyphenation-remain-char-count="2" fo:hyphenation-push-char-count="2"/>
    </style:style>
    <style:style style:name="P2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76897" officeooo:paragraph-rsid="00b76897" style:font-style-asian="normal" style:font-weight-asian="normal" style:font-style-complex="normal" style:font-weight-complex="normal" fo:hyphenate="true" fo:hyphenation-remain-char-count="2" fo:hyphenation-push-char-count="2"/>
    </style:style>
    <style:style style:name="P21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3029" officeooo:paragraph-rsid="00b93029" style:font-style-asian="normal" style:font-weight-asian="normal" style:font-style-complex="normal" style:font-weight-complex="normal" fo:hyphenate="true" fo:hyphenation-remain-char-count="2" fo:hyphenation-push-char-count="2"/>
    </style:style>
    <style:style style:name="P21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462c" style:font-style-asian="normal" style:font-weight-asian="normal" style:font-style-complex="normal" style:font-weight-complex="normal" fo:hyphenate="true" fo:hyphenation-remain-char-count="2" fo:hyphenation-push-char-count="2"/>
    </style:style>
    <style:style style:name="P21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462c" officeooo:paragraph-rsid="00b9f03e" style:font-style-asian="normal" style:font-weight-asian="normal" style:font-style-complex="normal" style:font-weight-complex="normal" fo:hyphenate="true" fo:hyphenation-remain-char-count="2" fo:hyphenation-push-char-count="2"/>
    </style:style>
    <style:style style:name="P21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9f03e" officeooo:paragraph-rsid="00b9f03e" style:font-style-asian="normal" style:font-weight-asian="normal" style:font-style-complex="normal" style:font-weight-complex="normal" fo:hyphenate="true" fo:hyphenation-remain-char-count="2" fo:hyphenation-push-char-count="2"/>
    </style:style>
    <style:style style:name="P21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3284" style:font-style-asian="normal" style:font-weight-asian="normal" style:font-style-complex="normal" style:font-weight-complex="normal" fo:hyphenate="true" fo:hyphenation-remain-char-count="2" fo:hyphenation-push-char-count="2"/>
    </style:style>
    <style:style style:name="P21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3284" officeooo:paragraph-rsid="00bbd592" style:font-style-asian="normal" style:font-weight-asian="normal" style:font-style-complex="normal" style:font-weight-complex="normal" fo:hyphenate="true" fo:hyphenation-remain-char-count="2" fo:hyphenation-push-char-count="2"/>
    </style:style>
    <style:style style:name="P21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bd592" officeooo:paragraph-rsid="00bbd592" style:font-style-asian="normal" style:font-weight-asian="normal" style:font-style-complex="normal" style:font-weight-complex="normal" fo:hyphenate="true" fo:hyphenation-remain-char-count="2" fo:hyphenation-push-char-count="2"/>
    </style:style>
    <style:style style:name="P21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d25cd" style:font-style-asian="normal" style:font-weight-asian="normal" style:font-style-complex="normal" style:font-weight-complex="normal" fo:hyphenate="true" fo:hyphenation-remain-char-count="2" fo:hyphenation-push-char-count="2"/>
    </style:style>
    <style:style style:name="P21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d25cd" officeooo:paragraph-rsid="00be51f2" style:font-style-asian="normal" style:font-weight-asian="normal" style:font-style-complex="normal" style:font-weight-complex="normal" fo:hyphenate="true" fo:hyphenation-remain-char-count="2" fo:hyphenation-push-char-count="2"/>
    </style:style>
    <style:style style:name="P21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e51f2" officeooo:paragraph-rsid="00be51f2" style:font-style-asian="normal" style:font-weight-asian="normal" style:font-style-complex="normal" style:font-weight-complex="normal" fo:hyphenate="true" fo:hyphenation-remain-char-count="2" fo:hyphenation-push-char-count="2"/>
    </style:style>
    <style:style style:name="P22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bf7c81" officeooo:paragraph-rsid="00bf7c81" style:font-style-asian="normal" style:font-weight-asian="normal" style:font-style-complex="normal" style:font-weight-complex="normal" fo:hyphenate="true" fo:hyphenation-remain-char-count="2" fo:hyphenation-push-char-count="2"/>
    </style:style>
    <style:style style:name="P22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0aea7" style:font-style-asian="normal" style:font-weight-asian="normal" style:font-style-complex="normal" style:font-weight-complex="normal" fo:hyphenate="true" fo:hyphenation-remain-char-count="2" fo:hyphenation-push-char-count="2"/>
    </style:style>
    <style:style style:name="P22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0aea7" officeooo:paragraph-rsid="00c18f73" style:font-style-asian="normal" style:font-weight-asian="normal" style:font-style-complex="normal" style:font-weight-complex="normal" fo:hyphenate="true" fo:hyphenation-remain-char-count="2" fo:hyphenation-push-char-count="2"/>
    </style:style>
    <style:style style:name="P22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16cd" officeooo:paragraph-rsid="00c116cd" style:font-style-asian="normal" style:font-weight-asian="normal" style:font-style-complex="normal" style:font-weight-complex="normal" fo:hyphenate="true" fo:hyphenation-remain-char-count="2" fo:hyphenation-push-char-count="2"/>
    </style:style>
    <style:style style:name="P22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18f73" officeooo:paragraph-rsid="00c18f73" style:font-style-asian="normal" style:font-weight-asian="normal" style:font-style-complex="normal" style:font-weight-complex="normal" fo:hyphenate="true" fo:hyphenation-remain-char-count="2" fo:hyphenation-push-char-count="2"/>
    </style:style>
    <style:style style:name="P22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1e60" officeooo:paragraph-rsid="00c21e60" style:font-style-asian="normal" style:font-weight-asian="normal" style:font-style-complex="normal" style:font-weight-complex="normal" fo:hyphenate="true" fo:hyphenation-remain-char-count="2" fo:hyphenation-push-char-count="2"/>
    </style:style>
    <style:style style:name="P22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246ce" officeooo:paragraph-rsid="00c246ce" style:font-style-asian="normal" style:font-weight-asian="normal" style:font-style-complex="normal" style:font-weight-complex="normal" fo:hyphenate="true" fo:hyphenation-remain-char-count="2" fo:hyphenation-push-char-count="2"/>
    </style:style>
    <style:style style:name="P22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3a03b" officeooo:paragraph-rsid="00c3a03b" style:font-style-asian="normal" style:font-weight-asian="normal" style:font-style-complex="normal" style:font-weight-complex="normal" fo:hyphenate="true" fo:hyphenation-remain-char-count="2" fo:hyphenation-push-char-count="2"/>
    </style:style>
    <style:style style:name="P22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43502" officeooo:paragraph-rsid="00c43502" style:font-style-asian="normal" style:font-weight-asian="normal" style:font-style-complex="normal" style:font-weight-complex="normal" fo:hyphenate="true" fo:hyphenation-remain-char-count="2" fo:hyphenation-push-char-count="2"/>
    </style:style>
    <style:style style:name="P22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98ab" officeooo:paragraph-rsid="00c598ab" style:font-style-asian="normal" style:font-weight-asian="normal" style:font-style-complex="normal" style:font-weight-complex="normal" fo:hyphenate="true" fo:hyphenation-remain-char-count="2" fo:hyphenation-push-char-count="2"/>
    </style:style>
    <style:style style:name="P23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5d4a1" officeooo:paragraph-rsid="00c5d4a1" style:font-style-asian="normal" style:font-weight-asian="normal" style:font-style-complex="normal" style:font-weight-complex="normal" fo:hyphenate="true" fo:hyphenation-remain-char-count="2" fo:hyphenation-push-char-count="2"/>
    </style:style>
    <style:style style:name="P23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6cbba" officeooo:paragraph-rsid="00c6cbba" style:font-style-asian="normal" style:font-weight-asian="normal" style:font-style-complex="normal" style:font-weight-complex="normal" fo:hyphenate="true" fo:hyphenation-remain-char-count="2" fo:hyphenation-push-char-count="2"/>
    </style:style>
    <style:style style:name="P23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7e12d" officeooo:paragraph-rsid="00c7e12d" style:font-style-asian="normal" style:font-weight-asian="normal" style:font-style-complex="normal" style:font-weight-complex="normal" fo:hyphenate="true" fo:hyphenation-remain-char-count="2" fo:hyphenation-push-char-count="2"/>
    </style:style>
    <style:style style:name="P23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987e6" officeooo:paragraph-rsid="00c987e6" style:font-style-asian="normal" style:font-weight-asian="normal" style:font-style-complex="normal" style:font-weight-complex="normal" fo:hyphenate="true" fo:hyphenation-remain-char-count="2" fo:hyphenation-push-char-count="2"/>
    </style:style>
    <style:style style:name="P23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a9a0c" officeooo:paragraph-rsid="00ca9a0c" style:font-style-asian="normal" style:font-weight-asian="normal" style:font-style-complex="normal" style:font-weight-complex="normal" fo:hyphenate="true" fo:hyphenation-remain-char-count="2" fo:hyphenation-push-char-count="2"/>
    </style:style>
    <style:style style:name="P23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21fbc" officeooo:paragraph-rsid="00d21fbc" style:font-style-asian="normal" style:font-weight-asian="normal" style:font-style-complex="normal" style:font-weight-complex="normal" fo:hyphenate="true" fo:hyphenation-remain-char-count="2" fo:hyphenation-push-char-count="2"/>
    </style:style>
    <style:style style:name="P23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c74e4" officeooo:paragraph-rsid="00cc74e4" style:font-style-asian="normal" style:font-weight-asian="normal" style:font-style-complex="normal" style:font-weight-complex="normal" fo:hyphenate="true" fo:hyphenation-remain-char-count="2" fo:hyphenation-push-char-count="2"/>
    </style:style>
    <style:style style:name="P23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c74e4" style:font-style-asian="normal" style:font-weight-asian="normal" style:font-style-complex="normal" style:font-weight-complex="normal" fo:hyphenate="true" fo:hyphenation-remain-char-count="2" fo:hyphenation-push-char-count="2"/>
    </style:style>
    <style:style style:name="P23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123e" officeooo:paragraph-rsid="00cd123e" style:font-style-asian="normal" style:font-weight-asian="normal" style:font-style-complex="normal" style:font-weight-complex="normal" fo:hyphenate="true" fo:hyphenation-remain-char-count="2" fo:hyphenation-push-char-count="2"/>
    </style:style>
    <style:style style:name="P23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d8442" officeooo:paragraph-rsid="00cd8442" style:font-style-asian="normal" style:font-weight-asian="normal" style:font-style-complex="normal" style:font-weight-complex="normal" fo:hyphenate="true" fo:hyphenation-remain-char-count="2" fo:hyphenation-push-char-count="2"/>
    </style:style>
    <style:style style:name="P24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213b" officeooo:paragraph-rsid="00cf213b" style:font-style-asian="normal" style:font-weight-asian="normal" style:font-style-complex="normal" style:font-weight-complex="normal" fo:hyphenate="true" fo:hyphenation-remain-char-count="2" fo:hyphenation-push-char-count="2"/>
    </style:style>
    <style:style style:name="P24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8ccb" officeooo:paragraph-rsid="00cf8ccb" style:font-style-asian="normal" style:font-weight-asian="normal" style:font-style-complex="normal" style:font-weight-complex="normal" fo:hyphenate="true" fo:hyphenation-remain-char-count="2" fo:hyphenation-push-char-count="2"/>
    </style:style>
    <style:style style:name="P24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cff341" officeooo:paragraph-rsid="00cff341" style:font-style-asian="normal" style:font-weight-asian="normal" style:font-style-complex="normal" style:font-weight-complex="normal" fo:hyphenate="true" fo:hyphenation-remain-char-count="2" fo:hyphenation-push-char-count="2"/>
    </style:style>
    <style:style style:name="P24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13079" officeooo:paragraph-rsid="00d13079" style:font-style-asian="normal" style:font-weight-asian="normal" style:font-style-complex="normal" style:font-weight-complex="normal" fo:hyphenate="true" fo:hyphenation-remain-char-count="2" fo:hyphenation-push-char-count="2"/>
    </style:style>
    <style:style style:name="P24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37428" officeooo:paragraph-rsid="00d37428" style:font-style-asian="normal" style:font-weight-asian="normal" style:font-style-complex="normal" style:font-weight-complex="normal" fo:hyphenate="true" fo:hyphenation-remain-char-count="2" fo:hyphenation-push-char-count="2"/>
    </style:style>
    <style:style style:name="P24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4b6e8" officeooo:paragraph-rsid="00d4b6e8" style:font-style-asian="normal" style:font-weight-asian="normal" style:font-style-complex="normal" style:font-weight-complex="normal" fo:hyphenate="true" fo:hyphenation-remain-char-count="2" fo:hyphenation-push-char-count="2"/>
    </style:style>
    <style:style style:name="P24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5016f" officeooo:paragraph-rsid="00d5016f" style:font-style-asian="normal" style:font-weight-asian="normal" style:font-style-complex="normal" style:font-weight-complex="normal" fo:hyphenate="true" fo:hyphenation-remain-char-count="2" fo:hyphenation-push-char-count="2"/>
    </style:style>
    <style:style style:name="P24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74869" officeooo:paragraph-rsid="00d74869" style:font-style-asian="normal" style:font-weight-asian="normal" style:font-style-complex="normal" style:font-weight-complex="normal" fo:hyphenate="true" fo:hyphenation-remain-char-count="2" fo:hyphenation-push-char-count="2"/>
    </style:style>
    <style:style style:name="P24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86c1" officeooo:paragraph-rsid="00d886c1" style:font-style-asian="normal" style:font-weight-asian="normal" style:font-style-complex="normal" style:font-weight-complex="normal" fo:hyphenate="true" fo:hyphenation-remain-char-count="2" fo:hyphenation-push-char-count="2"/>
    </style:style>
    <style:style style:name="P24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8e4e3" officeooo:paragraph-rsid="00d8e4e3" style:font-style-asian="normal" style:font-weight-asian="normal" style:font-style-complex="normal" style:font-weight-complex="normal" fo:hyphenate="true" fo:hyphenation-remain-char-count="2" fo:hyphenation-push-char-count="2"/>
    </style:style>
    <style:style style:name="P25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95912" officeooo:paragraph-rsid="00d95912" style:font-style-asian="normal" style:font-weight-asian="normal" style:font-style-complex="normal" style:font-weight-complex="normal" fo:hyphenate="true" fo:hyphenation-remain-char-count="2" fo:hyphenation-push-char-count="2"/>
    </style:style>
    <style:style style:name="P25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a1c1d" officeooo:paragraph-rsid="00da1c1d" style:font-style-asian="normal" style:font-weight-asian="normal" style:font-style-complex="normal" style:font-weight-complex="normal" fo:hyphenate="true" fo:hyphenation-remain-char-count="2" fo:hyphenation-push-char-count="2"/>
    </style:style>
    <style:style style:name="P25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b38e4" officeooo:paragraph-rsid="00db38e4" style:font-style-asian="normal" style:font-weight-asian="normal" style:font-style-complex="normal" style:font-weight-complex="normal" fo:hyphenate="true" fo:hyphenation-remain-char-count="2" fo:hyphenation-push-char-count="2"/>
    </style:style>
    <style:style style:name="P25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cf1a1" officeooo:paragraph-rsid="00dcf1a1" style:font-style-asian="normal" style:font-weight-asian="normal" style:font-style-complex="normal" style:font-weight-complex="normal" fo:hyphenate="true" fo:hyphenation-remain-char-count="2" fo:hyphenation-push-char-count="2"/>
    </style:style>
    <style:style style:name="P25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df9d9" officeooo:paragraph-rsid="00ddf9d9" style:font-style-asian="normal" style:font-weight-asian="normal" style:font-style-complex="normal" style:font-weight-complex="normal" fo:hyphenate="true" fo:hyphenation-remain-char-count="2" fo:hyphenation-push-char-count="2"/>
    </style:style>
    <style:style style:name="P25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ee965" officeooo:paragraph-rsid="00dee965" style:font-style-asian="normal" style:font-weight-asian="normal" style:font-style-complex="normal" style:font-weight-complex="normal" fo:hyphenate="true" fo:hyphenation-remain-char-count="2" fo:hyphenation-push-char-count="2"/>
    </style:style>
    <style:style style:name="P25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df3b17" officeooo:paragraph-rsid="00df3b17" style:font-style-asian="normal" style:font-weight-asian="normal" style:font-style-complex="normal" style:font-weight-complex="normal" fo:hyphenate="true" fo:hyphenation-remain-char-count="2" fo:hyphenation-push-char-count="2"/>
    </style:style>
    <style:style style:name="P25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4a125" style:font-style-asian="normal" style:font-weight-asian="normal" style:font-style-complex="normal" style:font-weight-complex="normal" fo:hyphenate="true" fo:hyphenation-remain-char-count="2" fo:hyphenation-push-char-count="2"/>
    </style:style>
    <style:style style:name="P25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4a125" officeooo:paragraph-rsid="00e51f20" style:font-style-asian="normal" style:font-weight-asian="normal" style:font-style-complex="normal" style:font-weight-complex="normal" fo:hyphenate="true" fo:hyphenation-remain-char-count="2" fo:hyphenation-push-char-count="2"/>
    </style:style>
    <style:style style:name="P25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0f50d" officeooo:paragraph-rsid="00e0f50d" style:font-style-asian="normal" style:font-weight-asian="normal" style:font-style-complex="normal" style:font-weight-complex="normal" fo:hyphenate="true" fo:hyphenation-remain-char-count="2" fo:hyphenation-push-char-count="2"/>
    </style:style>
    <style:style style:name="P26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2ba1a" officeooo:paragraph-rsid="00e2ba1a" style:font-style-asian="normal" style:font-weight-asian="normal" style:font-style-complex="normal" style:font-weight-complex="normal" fo:hyphenate="true" fo:hyphenation-remain-char-count="2" fo:hyphenation-push-char-count="2"/>
    </style:style>
    <style:style style:name="P26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normal" fo:font-weight="normal" officeooo:rsid="00e51f20" officeooo:paragraph-rsid="00e51f20" style:font-style-asian="normal" style:font-weight-asian="normal" style:font-style-complex="normal" style:font-weight-complex="normal" fo:hyphenate="true" fo:hyphenation-remain-char-count="2" fo:hyphenation-push-char-count="2"/>
    </style:style>
    <style:style style:name="P26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8fc867" officeooo:paragraph-rsid="00907606" style:font-style-asian="italic" style:font-weight-asian="normal" style:font-style-complex="italic" style:font-weight-complex="normal" fo:hyphenate="true" fo:hyphenation-remain-char-count="2" fo:hyphenation-push-char-count="2"/>
    </style:style>
    <style:style style:name="P26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07606" officeooo:paragraph-rsid="00907606" style:font-style-asian="italic" style:font-weight-asian="normal" style:font-style-complex="italic" style:font-weight-complex="normal" fo:hyphenate="true" fo:hyphenation-remain-char-count="2" fo:hyphenation-push-char-count="2"/>
    </style:style>
    <style:style style:name="P26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20280" officeooo:paragraph-rsid="00920280" style:font-style-asian="italic" style:font-weight-asian="normal" style:font-style-complex="italic" style:font-weight-complex="normal" fo:hyphenate="true" fo:hyphenation-remain-char-count="2" fo:hyphenation-push-char-count="2"/>
    </style:style>
    <style:style style:name="P26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6a9d" officeooo:paragraph-rsid="00936a9d" style:font-style-asian="italic" style:font-weight-asian="normal" style:font-style-complex="italic" style:font-weight-complex="normal" fo:hyphenate="true" fo:hyphenation-remain-char-count="2" fo:hyphenation-push-char-count="2"/>
    </style:style>
    <style:style style:name="P26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3b281" officeooo:paragraph-rsid="0093b281" style:font-style-asian="italic" style:font-weight-asian="normal" style:font-style-complex="italic" style:font-weight-complex="normal" fo:hyphenate="true" fo:hyphenation-remain-char-count="2" fo:hyphenation-push-char-count="2"/>
    </style:style>
    <style:style style:name="P26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5dceb" officeooo:paragraph-rsid="0095dceb" style:font-style-asian="italic" style:font-weight-asian="normal" style:font-style-complex="italic" style:font-weight-complex="normal" fo:hyphenate="true" fo:hyphenation-remain-char-count="2" fo:hyphenation-push-char-count="2"/>
    </style:style>
    <style:style style:name="P26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922ae" officeooo:paragraph-rsid="009922ae" style:font-style-asian="italic" style:font-weight-asian="normal" style:font-style-complex="italic" style:font-weight-complex="normal" fo:hyphenate="true" fo:hyphenation-remain-char-count="2" fo:hyphenation-push-char-count="2"/>
    </style:style>
    <style:style style:name="P26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a19f6" officeooo:paragraph-rsid="009a19f6" style:font-style-asian="italic" style:font-weight-asian="normal" style:font-style-complex="italic" style:font-weight-complex="normal" fo:hyphenate="true" fo:hyphenation-remain-char-count="2" fo:hyphenation-push-char-count="2"/>
    </style:style>
    <style:style style:name="P27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bddba" officeooo:paragraph-rsid="009bddba" style:font-style-asian="italic" style:font-weight-asian="normal" style:font-style-complex="italic" style:font-weight-complex="normal" fo:hyphenate="true" fo:hyphenation-remain-char-count="2" fo:hyphenation-push-char-count="2"/>
    </style:style>
    <style:style style:name="P27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9ef20f" officeooo:paragraph-rsid="009ef20f" style:font-style-asian="italic" style:font-weight-asian="normal" style:font-style-complex="italic" style:font-weight-complex="normal" fo:hyphenate="true" fo:hyphenation-remain-char-count="2" fo:hyphenation-push-char-count="2"/>
    </style:style>
    <style:style style:name="P27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01156" officeooo:paragraph-rsid="00a01156" style:font-style-asian="italic" style:font-weight-asian="normal" style:font-style-complex="italic" style:font-weight-complex="normal" fo:hyphenate="true" fo:hyphenation-remain-char-count="2" fo:hyphenation-push-char-count="2"/>
    </style:style>
    <style:style style:name="P27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a711" officeooo:paragraph-rsid="00a1a711" style:font-style-asian="italic" style:font-weight-asian="normal" style:font-style-complex="italic" style:font-weight-complex="normal" fo:hyphenate="true" fo:hyphenation-remain-char-count="2" fo:hyphenation-push-char-count="2"/>
    </style:style>
    <style:style style:name="P27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1d164" officeooo:paragraph-rsid="00a1d164" style:font-style-asian="italic" style:font-weight-asian="normal" style:font-style-complex="italic" style:font-weight-complex="normal" fo:hyphenate="true" fo:hyphenation-remain-char-count="2" fo:hyphenation-push-char-count="2"/>
    </style:style>
    <style:style style:name="P27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39aef" officeooo:paragraph-rsid="00a39aef" style:font-style-asian="italic" style:font-weight-asian="normal" style:font-style-complex="italic" style:font-weight-complex="normal" fo:hyphenate="true" fo:hyphenation-remain-char-count="2" fo:hyphenation-push-char-count="2"/>
    </style:style>
    <style:style style:name="P27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544f2" officeooo:paragraph-rsid="00a544f2" style:font-style-asian="italic" style:font-weight-asian="normal" style:font-style-complex="italic" style:font-weight-complex="normal" fo:hyphenate="true" fo:hyphenation-remain-char-count="2" fo:hyphenation-push-char-count="2"/>
    </style:style>
    <style:style style:name="P27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6dded" officeooo:paragraph-rsid="00a6dded" style:font-style-asian="italic" style:font-weight-asian="normal" style:font-style-complex="italic" style:font-weight-complex="normal" fo:hyphenate="true" fo:hyphenation-remain-char-count="2" fo:hyphenation-push-char-count="2"/>
    </style:style>
    <style:style style:name="P27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8a1fd" style:font-style-asian="italic" style:font-weight-asian="normal" style:font-style-complex="italic" style:font-weight-complex="normal" fo:hyphenate="true" fo:hyphenation-remain-char-count="2" fo:hyphenation-push-char-count="2"/>
    </style:style>
    <style:style style:name="P27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8a1fd" officeooo:paragraph-rsid="00a9dfd3" style:font-style-asian="italic" style:font-weight-asian="normal" style:font-style-complex="italic" style:font-weight-complex="normal" fo:hyphenate="true" fo:hyphenation-remain-char-count="2" fo:hyphenation-push-char-count="2"/>
    </style:style>
    <style:style style:name="P28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9dfd3" officeooo:paragraph-rsid="00a9dfd3" style:font-style-asian="italic" style:font-weight-asian="normal" style:font-style-complex="italic" style:font-weight-complex="normal" fo:hyphenate="true" fo:hyphenation-remain-char-count="2" fo:hyphenation-push-char-count="2"/>
    </style:style>
    <style:style style:name="P28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a4671" officeooo:paragraph-rsid="00aa4671" style:font-style-asian="italic" style:font-weight-asian="normal" style:font-style-complex="italic" style:font-weight-complex="normal" fo:hyphenate="true" fo:hyphenation-remain-char-count="2" fo:hyphenation-push-char-count="2"/>
    </style:style>
    <style:style style:name="P28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c1943" officeooo:paragraph-rsid="00ac1943" style:font-style-asian="italic" style:font-weight-asian="normal" style:font-style-complex="italic" style:font-weight-complex="normal" fo:hyphenate="true" fo:hyphenation-remain-char-count="2" fo:hyphenation-push-char-count="2"/>
    </style:style>
    <style:style style:name="P28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3da" officeooo:paragraph-rsid="00ad13da" style:font-style-asian="italic" style:font-weight-asian="normal" style:font-style-complex="italic" style:font-weight-complex="normal" fo:hyphenate="true" fo:hyphenation-remain-char-count="2" fo:hyphenation-push-char-count="2"/>
    </style:style>
    <style:style style:name="P28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d14f0" officeooo:paragraph-rsid="00ad14f0" style:font-style-asian="italic" style:font-weight-asian="normal" style:font-style-complex="italic" style:font-weight-complex="normal" fo:hyphenate="true" fo:hyphenation-remain-char-count="2" fo:hyphenation-push-char-count="2"/>
    </style:style>
    <style:style style:name="P28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e3d84" officeooo:paragraph-rsid="00ae3d84" style:font-style-asian="italic" style:font-weight-asian="normal" style:font-style-complex="italic" style:font-weight-complex="normal" fo:hyphenate="true" fo:hyphenation-remain-char-count="2" fo:hyphenation-push-char-count="2"/>
    </style:style>
    <style:style style:name="P28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af0ef8" officeooo:paragraph-rsid="00af0ef8" style:font-style-asian="italic" style:font-weight-asian="normal" style:font-style-complex="italic" style:font-weight-complex="normal" fo:hyphenate="true" fo:hyphenation-remain-char-count="2" fo:hyphenation-push-char-count="2"/>
    </style:style>
    <style:style style:name="P28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462c" officeooo:paragraph-rsid="00b9462c" style:font-style-asian="italic" style:font-weight-asian="normal" style:font-style-complex="italic" style:font-weight-complex="normal" fo:hyphenate="true" fo:hyphenation-remain-char-count="2" fo:hyphenation-push-char-count="2"/>
    </style:style>
    <style:style style:name="P28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b9f03e" officeooo:paragraph-rsid="00b9f03e" style:font-style-asian="italic" style:font-weight-asian="normal" style:font-style-complex="italic" style:font-weight-complex="normal" fo:hyphenate="true" fo:hyphenation-remain-char-count="2" fo:hyphenation-push-char-count="2"/>
    </style:style>
    <style:style style:name="P28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18f73" officeooo:paragraph-rsid="00c18f73" style:font-style-asian="italic" style:font-weight-asian="normal" style:font-style-complex="italic" style:font-weight-complex="normal" fo:hyphenate="true" fo:hyphenation-remain-char-count="2" fo:hyphenation-push-char-count="2"/>
    </style:style>
    <style:style style:name="P29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1e60" officeooo:paragraph-rsid="00c21e60" style:font-style-asian="italic" style:font-weight-asian="normal" style:font-style-complex="italic" style:font-weight-complex="normal" fo:hyphenate="true" fo:hyphenation-remain-char-count="2" fo:hyphenation-push-char-count="2"/>
    </style:style>
    <style:style style:name="P29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246ce" officeooo:paragraph-rsid="00c246ce" style:font-style-asian="italic" style:font-weight-asian="normal" style:font-style-complex="italic" style:font-weight-complex="normal" fo:hyphenate="true" fo:hyphenation-remain-char-count="2" fo:hyphenation-push-char-count="2"/>
    </style:style>
    <style:style style:name="P29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3a03b" officeooo:paragraph-rsid="00c3a03b" style:font-style-asian="italic" style:font-weight-asian="normal" style:font-style-complex="italic" style:font-weight-complex="normal" fo:hyphenate="true" fo:hyphenation-remain-char-count="2" fo:hyphenation-push-char-count="2"/>
    </style:style>
    <style:style style:name="P29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43502" officeooo:paragraph-rsid="00c43502" style:font-style-asian="italic" style:font-weight-asian="normal" style:font-style-complex="italic" style:font-weight-complex="normal" fo:hyphenate="true" fo:hyphenation-remain-char-count="2" fo:hyphenation-push-char-count="2"/>
    </style:style>
    <style:style style:name="P29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98ab" officeooo:paragraph-rsid="00c598ab" style:font-style-asian="italic" style:font-weight-asian="normal" style:font-style-complex="italic" style:font-weight-complex="normal" fo:hyphenate="true" fo:hyphenation-remain-char-count="2" fo:hyphenation-push-char-count="2"/>
    </style:style>
    <style:style style:name="P29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5d4a1" officeooo:paragraph-rsid="00c5d4a1" style:font-style-asian="italic" style:font-weight-asian="normal" style:font-style-complex="italic" style:font-weight-complex="normal" fo:hyphenate="true" fo:hyphenation-remain-char-count="2" fo:hyphenation-push-char-count="2"/>
    </style:style>
    <style:style style:name="P29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c74e4" officeooo:paragraph-rsid="00cc74e4" style:font-style-asian="italic" style:font-weight-asian="normal" style:font-style-complex="italic" style:font-weight-complex="normal" fo:hyphenate="true" fo:hyphenation-remain-char-count="2" fo:hyphenation-push-char-count="2"/>
    </style:style>
    <style:style style:name="P29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123e" officeooo:paragraph-rsid="00cd123e" style:font-style-asian="italic" style:font-weight-asian="normal" style:font-style-complex="italic" style:font-weight-complex="normal" fo:hyphenate="true" fo:hyphenation-remain-char-count="2" fo:hyphenation-push-char-count="2"/>
    </style:style>
    <style:style style:name="P29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d8442" officeooo:paragraph-rsid="00cd8442" style:font-style-asian="italic" style:font-weight-asian="normal" style:font-style-complex="italic" style:font-weight-complex="normal" fo:hyphenate="true" fo:hyphenation-remain-char-count="2" fo:hyphenation-push-char-count="2"/>
    </style:style>
    <style:style style:name="P29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8ccb" officeooo:paragraph-rsid="00cf8ccb" style:font-style-asian="italic" style:font-weight-asian="normal" style:font-style-complex="italic" style:font-weight-complex="normal" fo:hyphenate="true" fo:hyphenation-remain-char-count="2" fo:hyphenation-push-char-count="2"/>
    </style:style>
    <style:style style:name="P300"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cff341" officeooo:paragraph-rsid="00cff341" style:font-style-asian="italic" style:font-weight-asian="normal" style:font-style-complex="italic" style:font-weight-complex="normal" fo:hyphenate="true" fo:hyphenation-remain-char-count="2" fo:hyphenation-push-char-count="2"/>
    </style:style>
    <style:style style:name="P301"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13079" officeooo:paragraph-rsid="00d13079" style:font-style-asian="italic" style:font-weight-asian="normal" style:font-style-complex="italic" style:font-weight-complex="normal" fo:hyphenate="true" fo:hyphenation-remain-char-count="2" fo:hyphenation-push-char-count="2"/>
    </style:style>
    <style:style style:name="P302"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21fbc" officeooo:paragraph-rsid="00d21fbc" style:font-style-asian="italic" style:font-weight-asian="normal" style:font-style-complex="italic" style:font-weight-complex="normal" fo:hyphenate="true" fo:hyphenation-remain-char-count="2" fo:hyphenation-push-char-count="2"/>
    </style:style>
    <style:style style:name="P303"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37428" officeooo:paragraph-rsid="00d37428" style:font-style-asian="italic" style:font-weight-asian="normal" style:font-style-complex="italic" style:font-weight-complex="normal" fo:hyphenate="true" fo:hyphenation-remain-char-count="2" fo:hyphenation-push-char-count="2"/>
    </style:style>
    <style:style style:name="P304"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4b6e8" officeooo:paragraph-rsid="00d4b6e8" style:font-style-asian="italic" style:font-weight-asian="normal" style:font-style-complex="italic" style:font-weight-complex="normal" fo:hyphenate="true" fo:hyphenation-remain-char-count="2" fo:hyphenation-push-char-count="2"/>
    </style:style>
    <style:style style:name="P305"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5016f" officeooo:paragraph-rsid="00d5016f" style:font-style-asian="italic" style:font-weight-asian="normal" style:font-style-complex="italic" style:font-weight-complex="normal" fo:hyphenate="true" fo:hyphenation-remain-char-count="2" fo:hyphenation-push-char-count="2"/>
    </style:style>
    <style:style style:name="P306"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df3b17" officeooo:paragraph-rsid="00df3b17" style:font-style-asian="italic" style:font-weight-asian="normal" style:font-style-complex="italic" style:font-weight-complex="normal" fo:hyphenate="true" fo:hyphenation-remain-char-count="2" fo:hyphenation-push-char-count="2"/>
    </style:style>
    <style:style style:name="P307"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0f50d" officeooo:paragraph-rsid="00e0f50d" style:font-style-asian="italic" style:font-weight-asian="normal" style:font-style-complex="italic" style:font-weight-complex="normal" fo:hyphenate="true" fo:hyphenation-remain-char-count="2" fo:hyphenation-push-char-count="2"/>
    </style:style>
    <style:style style:name="P308"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2ba1a" officeooo:paragraph-rsid="00e2ba1a" style:font-style-asian="italic" style:font-weight-asian="normal" style:font-style-complex="italic" style:font-weight-complex="normal" fo:hyphenate="true" fo:hyphenation-remain-char-count="2" fo:hyphenation-push-char-count="2"/>
    </style:style>
    <style:style style:name="P309" style:family="paragraph" style:parent-style-name="Standard">
      <style:paragraph-properties fo:margin-left="0cm" fo:margin-right="0cm" fo:text-align="justify" style:justify-single-word="false" fo:hyphenation-ladder-count="no-limit" fo:text-indent="0.499cm" style:auto-text-indent="false" style:writing-mode="page">
        <style:tab-stops>
          <style:tab-stop style:position="0.344cm"/>
        </style:tab-stops>
      </style:paragraph-properties>
      <style:text-properties fo:font-variant="normal" fo:text-transform="none" fo:color="#252525" fo:letter-spacing="normal" fo:language="de" fo:country="DE" fo:font-style="italic" fo:font-weight="normal" officeooo:rsid="00e4a125" officeooo:paragraph-rsid="00e51f20" style:font-style-asian="italic" style:font-weight-asian="normal" style:font-style-complex="italic" style:font-weight-complex="normal" fo:hyphenate="true" fo:hyphenation-remain-char-count="2" fo:hyphenation-push-char-count="2"/>
    </style:style>
    <style:style style:name="P3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e9742" officeooo:paragraph-rsid="00ee9742" fo:hyphenate="true" fo:hyphenation-remain-char-count="2" fo:hyphenation-push-char-count="2"/>
    </style:style>
    <style:style style:name="P3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ef619a" officeooo:paragraph-rsid="00ef619a" fo:hyphenate="true" fo:hyphenation-remain-char-count="2" fo:hyphenation-push-char-count="2"/>
    </style:style>
    <style:style style:name="P3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0a0fb" officeooo:paragraph-rsid="00f0a0fb" style:font-style-asian="italic" style:font-style-complex="italic" fo:hyphenate="true" fo:hyphenation-remain-char-count="2" fo:hyphenation-push-char-count="2"/>
    </style:style>
    <style:style style:name="P3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26947" officeooo:paragraph-rsid="00f26947" style:font-style-asian="italic" style:font-style-complex="italic" fo:hyphenate="true" fo:hyphenation-remain-char-count="2" fo:hyphenation-push-char-count="2"/>
    </style:style>
    <style:style style:name="P3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424b9" style:font-style-asian="italic" style:font-style-complex="italic" fo:hyphenate="true" fo:hyphenation-remain-char-count="2" fo:hyphenation-push-char-count="2"/>
    </style:style>
    <style:style style:name="P3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424b9" officeooo:paragraph-rsid="00f6f812" style:font-style-asian="italic" style:font-style-complex="italic" fo:hyphenate="true" fo:hyphenation-remain-char-count="2" fo:hyphenation-push-char-count="2"/>
    </style:style>
    <style:style style:name="P3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6f812" officeooo:paragraph-rsid="00f6f812" style:font-style-asian="italic" style:font-style-complex="italic" fo:hyphenate="true" fo:hyphenation-remain-char-count="2" fo:hyphenation-push-char-count="2"/>
    </style:style>
    <style:style style:name="P3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9997a" officeooo:paragraph-rsid="00fa9643" style:font-style-asian="italic" style:font-style-complex="italic" fo:hyphenate="true" fo:hyphenation-remain-char-count="2" fo:hyphenation-push-char-count="2"/>
    </style:style>
    <style:style style:name="P3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1d37" officeooo:paragraph-rsid="01051d37" style:font-style-asian="italic" style:font-style-complex="italic" fo:hyphenate="true" fo:hyphenation-remain-char-count="2" fo:hyphenation-push-char-count="2"/>
    </style:style>
    <style:style style:name="P3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53dfc" officeooo:paragraph-rsid="01053dfc" style:font-style-asian="italic" style:font-style-complex="italic" fo:hyphenate="true" fo:hyphenation-remain-char-count="2" fo:hyphenation-push-char-count="2"/>
    </style:style>
    <style:style style:name="P3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627d1" officeooo:paragraph-rsid="010627d1" style:font-style-asian="italic" style:font-style-complex="italic" fo:hyphenate="true" fo:hyphenation-remain-char-count="2" fo:hyphenation-push-char-count="2"/>
    </style:style>
    <style:style style:name="P3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74b65" officeooo:paragraph-rsid="01074b65" style:font-style-asian="italic" style:font-style-complex="italic" fo:hyphenate="true" fo:hyphenation-remain-char-count="2" fo:hyphenation-push-char-count="2"/>
    </style:style>
    <style:style style:name="P3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ac9a" officeooo:paragraph-rsid="0108ac9a" style:font-style-asian="italic" style:font-style-complex="italic" fo:hyphenate="true" fo:hyphenation-remain-char-count="2" fo:hyphenation-push-char-count="2"/>
    </style:style>
    <style:style style:name="P3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8e390" officeooo:paragraph-rsid="0108e390" style:font-style-asian="italic" style:font-style-complex="italic" fo:hyphenate="true" fo:hyphenation-remain-char-count="2" fo:hyphenation-push-char-count="2"/>
    </style:style>
    <style:style style:name="P3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a3b41" style:font-style-asian="italic" style:font-style-complex="italic" fo:hyphenate="true" fo:hyphenation-remain-char-count="2" fo:hyphenation-push-char-count="2"/>
    </style:style>
    <style:style style:name="P3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a3b41" officeooo:paragraph-rsid="010bf5b0" style:font-style-asian="italic" style:font-style-complex="italic" fo:hyphenate="true" fo:hyphenation-remain-char-count="2" fo:hyphenation-push-char-count="2"/>
    </style:style>
    <style:style style:name="P3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bf5b0" officeooo:paragraph-rsid="010bf5b0" style:font-style-asian="italic" style:font-style-complex="italic" fo:hyphenate="true" fo:hyphenation-remain-char-count="2" fo:hyphenation-push-char-count="2"/>
    </style:style>
    <style:style style:name="P3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d4cf8" officeooo:paragraph-rsid="010d4cf8" style:font-style-asian="italic" style:font-style-complex="italic" fo:hyphenate="true" fo:hyphenation-remain-char-count="2" fo:hyphenation-push-char-count="2"/>
    </style:style>
    <style:style style:name="P3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e73ff" officeooo:paragraph-rsid="010e73ff" style:font-style-asian="italic" style:font-style-complex="italic" fo:hyphenate="true" fo:hyphenation-remain-char-count="2" fo:hyphenation-push-char-count="2"/>
    </style:style>
    <style:style style:name="P3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0fa683" officeooo:paragraph-rsid="010fa683" style:font-style-asian="italic" style:font-style-complex="italic" fo:hyphenate="true" fo:hyphenation-remain-char-count="2" fo:hyphenation-push-char-count="2"/>
    </style:style>
    <style:style style:name="P3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51e2" officeooo:paragraph-rsid="011051e2" style:font-style-asian="italic" style:font-style-complex="italic" fo:hyphenate="true" fo:hyphenation-remain-char-count="2" fo:hyphenation-push-char-count="2"/>
    </style:style>
    <style:style style:name="P3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9bf7" officeooo:paragraph-rsid="01109bf7" style:font-style-asian="italic" style:font-style-complex="italic" fo:hyphenate="true" fo:hyphenation-remain-char-count="2" fo:hyphenation-push-char-count="2"/>
    </style:style>
    <style:style style:name="P33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0b4c4" style:font-style-asian="italic" style:font-style-complex="italic" fo:hyphenate="true" fo:hyphenation-remain-char-count="2" fo:hyphenation-push-char-count="2"/>
    </style:style>
    <style:style style:name="P33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0b4c4" officeooo:paragraph-rsid="01122fea" style:font-style-asian="italic" style:font-style-complex="italic" fo:hyphenate="true" fo:hyphenation-remain-char-count="2" fo:hyphenation-push-char-count="2"/>
    </style:style>
    <style:style style:name="P33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22fea" officeooo:paragraph-rsid="01122fea" style:font-style-asian="italic" style:font-style-complex="italic" fo:hyphenate="true" fo:hyphenation-remain-char-count="2" fo:hyphenation-push-char-count="2"/>
    </style:style>
    <style:style style:name="P33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0fa9643" style:font-style-asian="italic" style:font-style-complex="italic" fo:hyphenate="true" fo:hyphenation-remain-char-count="2" fo:hyphenation-push-char-count="2"/>
    </style:style>
    <style:style style:name="P33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6f94d" officeooo:paragraph-rsid="0116f94d" style:font-style-asian="italic" style:font-style-complex="italic" fo:hyphenate="true" fo:hyphenation-remain-char-count="2" fo:hyphenation-push-char-count="2"/>
    </style:style>
    <style:style style:name="P33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8f034" officeooo:paragraph-rsid="0118f034" style:font-style-asian="italic" style:font-style-complex="italic" fo:hyphenate="true" fo:hyphenation-remain-char-count="2" fo:hyphenation-push-char-count="2"/>
    </style:style>
    <style:style style:name="P33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5cca" officeooo:paragraph-rsid="011d5cca" style:font-style-asian="italic" style:font-style-complex="italic" fo:hyphenate="true" fo:hyphenation-remain-char-count="2" fo:hyphenation-push-char-count="2"/>
    </style:style>
    <style:style style:name="P33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da18e" officeooo:paragraph-rsid="011da18e" style:font-style-asian="italic" style:font-style-complex="italic" fo:hyphenate="true" fo:hyphenation-remain-char-count="2" fo:hyphenation-push-char-count="2"/>
    </style:style>
    <style:style style:name="P34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ec6e7" officeooo:paragraph-rsid="011ec6e7" style:font-style-asian="italic" style:font-style-complex="italic" fo:hyphenate="true" fo:hyphenation-remain-char-count="2" fo:hyphenation-push-char-count="2"/>
    </style:style>
    <style:style style:name="P34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1fafa4" officeooo:paragraph-rsid="011fafa4" style:font-style-asian="italic" style:font-style-complex="italic" fo:hyphenate="true" fo:hyphenation-remain-char-count="2" fo:hyphenation-push-char-count="2"/>
    </style:style>
    <style:style style:name="P34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08d8e" officeooo:paragraph-rsid="01208d8e" style:font-style-asian="italic" style:font-style-complex="italic" fo:hyphenate="true" fo:hyphenation-remain-char-count="2" fo:hyphenation-push-char-count="2"/>
    </style:style>
    <style:style style:name="P34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2f472" officeooo:paragraph-rsid="0122f472" style:font-style-asian="italic" style:font-style-complex="italic" fo:hyphenate="true" fo:hyphenation-remain-char-count="2" fo:hyphenation-push-char-count="2"/>
    </style:style>
    <style:style style:name="P34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499c3" officeooo:paragraph-rsid="012499c3" style:font-style-asian="italic" style:font-style-complex="italic" fo:hyphenate="true" fo:hyphenation-remain-char-count="2" fo:hyphenation-push-char-count="2"/>
    </style:style>
    <style:style style:name="P34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56dcf" officeooo:paragraph-rsid="01256dcf" style:font-style-asian="italic" style:font-style-complex="italic" fo:hyphenate="true" fo:hyphenation-remain-char-count="2" fo:hyphenation-push-char-count="2"/>
    </style:style>
    <style:style style:name="P34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6fbf6" officeooo:paragraph-rsid="0126fbf6" style:font-style-asian="italic" style:font-style-complex="italic" fo:hyphenate="true" fo:hyphenation-remain-char-count="2" fo:hyphenation-push-char-count="2"/>
    </style:style>
    <style:style style:name="P34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8a59f" officeooo:paragraph-rsid="0128a59f" style:font-style-asian="italic" style:font-style-complex="italic" fo:hyphenate="true" fo:hyphenation-remain-char-count="2" fo:hyphenation-push-char-count="2"/>
    </style:style>
    <style:style style:name="P34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9ad7c" officeooo:paragraph-rsid="0129ad7c" style:font-style-asian="italic" style:font-style-complex="italic" fo:hyphenate="true" fo:hyphenation-remain-char-count="2" fo:hyphenation-push-char-count="2"/>
    </style:style>
    <style:style style:name="P34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0c22" officeooo:paragraph-rsid="012b0c22" style:font-style-asian="italic" style:font-style-complex="italic" fo:hyphenate="true" fo:hyphenation-remain-char-count="2" fo:hyphenation-push-char-count="2"/>
    </style:style>
    <style:style style:name="P35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a6a9" officeooo:paragraph-rsid="012ba6a9" style:font-style-asian="italic" style:font-style-complex="italic" fo:hyphenate="true" fo:hyphenation-remain-char-count="2" fo:hyphenation-push-char-count="2"/>
    </style:style>
    <style:style style:name="P35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bec1f" officeooo:paragraph-rsid="012bec1f" style:font-style-asian="italic" style:font-style-complex="italic" fo:hyphenate="true" fo:hyphenation-remain-char-count="2" fo:hyphenation-push-char-count="2"/>
    </style:style>
    <style:style style:name="P35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paragraph-rsid="012db298" style:font-style-asian="italic" style:font-style-complex="italic" fo:hyphenate="true" fo:hyphenation-remain-char-count="2" fo:hyphenation-push-char-count="2"/>
    </style:style>
    <style:style style:name="P35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2dd8b7" officeooo:paragraph-rsid="012dd8b7" style:font-style-asian="italic" style:font-style-complex="italic" fo:hyphenate="true" fo:hyphenation-remain-char-count="2" fo:hyphenation-push-char-count="2"/>
    </style:style>
    <style:style style:name="P35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5e13c" officeooo:paragraph-rsid="01a5e13c" style:font-style-asian="italic" style:font-style-complex="italic" fo:hyphenate="true" fo:hyphenation-remain-char-count="2" fo:hyphenation-push-char-count="2"/>
    </style:style>
    <style:style style:name="P35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9acfe" officeooo:paragraph-rsid="01a9acfe" style:font-style-asian="italic" style:font-style-complex="italic" fo:hyphenate="true" fo:hyphenation-remain-char-count="2" fo:hyphenation-push-char-count="2"/>
    </style:style>
    <style:style style:name="P35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b8ea8" officeooo:paragraph-rsid="01ab8ea8" style:font-style-asian="italic" style:font-style-complex="italic" fo:hyphenate="true" fo:hyphenation-remain-char-count="2" fo:hyphenation-push-char-count="2"/>
    </style:style>
    <style:style style:name="P35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acbdad" officeooo:paragraph-rsid="01acbdad" style:font-style-asian="italic" style:font-style-complex="italic" fo:hyphenate="true" fo:hyphenation-remain-char-count="2" fo:hyphenation-push-char-count="2"/>
    </style:style>
    <style:style style:name="P35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hyphenate="true" fo:hyphenation-remain-char-count="2" fo:hyphenation-push-char-count="2"/>
    </style:style>
    <style:style style:name="P35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16f94d" fo:hyphenate="true" fo:hyphenation-remain-char-count="2" fo:hyphenation-push-char-count="2"/>
    </style:style>
    <style:style style:name="P36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36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22f472" fo:hyphenate="true" fo:hyphenation-remain-char-count="2" fo:hyphenation-push-char-count="2"/>
    </style:style>
    <style:style style:name="P36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a9643" officeooo:paragraph-rsid="00fb80b2" fo:hyphenate="true" fo:hyphenation-remain-char-count="2" fo:hyphenation-push-char-count="2"/>
    </style:style>
    <style:style style:name="P36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80b2" officeooo:paragraph-rsid="00fb80b2" fo:hyphenate="true" fo:hyphenation-remain-char-count="2" fo:hyphenation-push-char-count="2"/>
    </style:style>
    <style:style style:name="P36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bfbeb" officeooo:paragraph-rsid="00fbfbeb" fo:hyphenate="true" fo:hyphenation-remain-char-count="2" fo:hyphenation-push-char-count="2"/>
    </style:style>
    <style:style style:name="P36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cf6df" officeooo:paragraph-rsid="00fcf6df" fo:hyphenate="true" fo:hyphenation-remain-char-count="2" fo:hyphenation-push-char-count="2"/>
    </style:style>
    <style:style style:name="P36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de6b6" fo:hyphenate="true" fo:hyphenation-remain-char-count="2" fo:hyphenation-push-char-count="2"/>
    </style:style>
    <style:style style:name="P36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de6b6" officeooo:paragraph-rsid="00ff7f6d" fo:hyphenate="true" fo:hyphenation-remain-char-count="2" fo:hyphenation-push-char-count="2"/>
    </style:style>
    <style:style style:name="P36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0ff7f6d" officeooo:paragraph-rsid="00ff7f6d" fo:hyphenate="true" fo:hyphenation-remain-char-count="2" fo:hyphenation-push-char-count="2"/>
    </style:style>
    <style:style style:name="P36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04dd9" officeooo:paragraph-rsid="01004dd9" fo:hyphenate="true" fo:hyphenation-remain-char-count="2" fo:hyphenation-push-char-count="2"/>
    </style:style>
    <style:style style:name="P37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17719" officeooo:paragraph-rsid="01017719" fo:hyphenate="true" fo:hyphenation-remain-char-count="2" fo:hyphenation-push-char-count="2"/>
    </style:style>
    <style:style style:name="P37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2264c" fo:hyphenate="true" fo:hyphenation-remain-char-count="2" fo:hyphenation-push-char-count="2"/>
    </style:style>
    <style:style style:name="P37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2264c" officeooo:paragraph-rsid="0103f151" fo:hyphenate="true" fo:hyphenation-remain-char-count="2" fo:hyphenation-push-char-count="2"/>
    </style:style>
    <style:style style:name="P37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377a" officeooo:paragraph-rsid="0103377a" fo:hyphenate="true" fo:hyphenation-remain-char-count="2" fo:hyphenation-push-char-count="2"/>
    </style:style>
    <style:style style:name="P37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03f151" officeooo:paragraph-rsid="0103f151" fo:hyphenate="true" fo:hyphenation-remain-char-count="2" fo:hyphenation-push-char-count="2"/>
    </style:style>
    <style:style style:name="P37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e390" officeooo:paragraph-rsid="0108e390" style:font-style-asian="normal" style:font-style-complex="normal" fo:hyphenate="true" fo:hyphenation-remain-char-count="2" fo:hyphenation-push-char-count="2"/>
    </style:style>
    <style:style style:name="P37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a3b41" officeooo:paragraph-rsid="010a3b41" style:font-style-asian="normal" style:font-style-complex="normal" fo:hyphenate="true" fo:hyphenation-remain-char-count="2" fo:hyphenation-push-char-count="2"/>
    </style:style>
    <style:style style:name="P37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26947" officeooo:paragraph-rsid="00f26947" style:font-style-asian="normal" style:font-style-complex="normal" fo:hyphenate="true" fo:hyphenation-remain-char-count="2" fo:hyphenation-push-char-count="2"/>
    </style:style>
    <style:style style:name="P37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424b9" officeooo:paragraph-rsid="00f424b9" style:font-style-asian="normal" style:font-style-complex="normal" fo:hyphenate="true" fo:hyphenation-remain-char-count="2" fo:hyphenation-push-char-count="2"/>
    </style:style>
    <style:style style:name="P37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6f812" officeooo:paragraph-rsid="00f6f812" style:font-style-asian="normal" style:font-style-complex="normal" fo:hyphenate="true" fo:hyphenation-remain-char-count="2" fo:hyphenation-push-char-count="2"/>
    </style:style>
    <style:style style:name="P38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0f5fb1f" style:font-style-asian="normal" style:font-style-complex="normal" fo:hyphenate="true" fo:hyphenation-remain-char-count="2" fo:hyphenation-push-char-count="2"/>
    </style:style>
    <style:style style:name="P38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0f5fb1f" officeooo:paragraph-rsid="01a508c4" style:font-style-asian="normal" style:font-style-complex="normal" fo:hyphenate="true" fo:hyphenation-remain-char-count="2" fo:hyphenation-push-char-count="2"/>
    </style:style>
    <style:style style:name="P38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17719" officeooo:paragraph-rsid="01017719" style:font-style-asian="normal" style:font-style-complex="normal" fo:hyphenate="true" fo:hyphenation-remain-char-count="2" fo:hyphenation-push-char-count="2"/>
    </style:style>
    <style:style style:name="P38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2264c" officeooo:paragraph-rsid="0102264c" style:font-style-asian="normal" style:font-style-complex="normal" fo:hyphenate="true" fo:hyphenation-remain-char-count="2" fo:hyphenation-push-char-count="2"/>
    </style:style>
    <style:style style:name="P38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3f151" officeooo:paragraph-rsid="0103f151" style:font-style-asian="normal" style:font-style-complex="normal" fo:hyphenate="true" fo:hyphenation-remain-char-count="2" fo:hyphenation-push-char-count="2"/>
    </style:style>
    <style:style style:name="P38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3dfc" officeooo:paragraph-rsid="01053dfc" style:font-style-asian="normal" style:font-style-complex="normal" fo:hyphenate="true" fo:hyphenation-remain-char-count="2" fo:hyphenation-push-char-count="2"/>
    </style:style>
    <style:style style:name="P38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627d1" officeooo:paragraph-rsid="010627d1" style:font-style-asian="normal" style:font-style-complex="normal" fo:hyphenate="true" fo:hyphenation-remain-char-count="2" fo:hyphenation-push-char-count="2"/>
    </style:style>
    <style:style style:name="P38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74b65" officeooo:paragraph-rsid="01074b65" style:font-style-asian="normal" style:font-style-complex="normal" fo:hyphenate="true" fo:hyphenation-remain-char-count="2" fo:hyphenation-push-char-count="2"/>
    </style:style>
    <style:style style:name="P38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8ac9a" officeooo:paragraph-rsid="0108ac9a" style:font-style-asian="normal" style:font-style-complex="normal" fo:hyphenate="true" fo:hyphenation-remain-char-count="2" fo:hyphenation-push-char-count="2"/>
    </style:style>
    <style:style style:name="P38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bf5b0" officeooo:paragraph-rsid="010bf5b0" style:font-style-asian="normal" style:font-style-complex="normal" fo:hyphenate="true" fo:hyphenation-remain-char-count="2" fo:hyphenation-push-char-count="2"/>
    </style:style>
    <style:style style:name="P39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d4cf8" officeooo:paragraph-rsid="010d4cf8" style:font-style-asian="normal" style:font-style-complex="normal" fo:hyphenate="true" fo:hyphenation-remain-char-count="2" fo:hyphenation-push-char-count="2"/>
    </style:style>
    <style:style style:name="P39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e73ff" officeooo:paragraph-rsid="010e73ff" style:font-style-asian="normal" style:font-style-complex="normal" fo:hyphenate="true" fo:hyphenation-remain-char-count="2" fo:hyphenation-push-char-count="2"/>
    </style:style>
    <style:style style:name="P39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fa683" officeooo:paragraph-rsid="010fa683" style:font-style-asian="normal" style:font-style-complex="normal" fo:hyphenate="true" fo:hyphenation-remain-char-count="2" fo:hyphenation-push-char-count="2"/>
    </style:style>
    <style:style style:name="P39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51e2" officeooo:paragraph-rsid="011051e2" style:font-style-asian="normal" style:font-style-complex="normal" fo:hyphenate="true" fo:hyphenation-remain-char-count="2" fo:hyphenation-push-char-count="2"/>
    </style:style>
    <style:style style:name="P39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9bf7" officeooo:paragraph-rsid="01109bf7" style:font-style-asian="normal" style:font-style-complex="normal" fo:hyphenate="true" fo:hyphenation-remain-char-count="2" fo:hyphenation-push-char-count="2"/>
    </style:style>
    <style:style style:name="P39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0b4c4" style:font-style-asian="normal" style:font-style-complex="normal" fo:hyphenate="true" fo:hyphenation-remain-char-count="2" fo:hyphenation-push-char-count="2"/>
    </style:style>
    <style:style style:name="P39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0b4c4" officeooo:paragraph-rsid="01122fea" style:font-style-asian="normal" style:font-style-complex="normal" fo:hyphenate="true" fo:hyphenation-remain-char-count="2" fo:hyphenation-push-char-count="2"/>
    </style:style>
    <style:style style:name="P39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3713f" style:font-style-asian="normal" style:font-style-complex="normal" fo:hyphenate="true" fo:hyphenation-remain-char-count="2" fo:hyphenation-push-char-count="2"/>
    </style:style>
    <style:style style:name="P39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3713f" officeooo:paragraph-rsid="01122fea" style:font-style-asian="normal" style:font-style-complex="normal" fo:hyphenate="true" fo:hyphenation-remain-char-count="2" fo:hyphenation-push-char-count="2"/>
    </style:style>
    <style:style style:name="P39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6f94d" officeooo:paragraph-rsid="0116f94d" style:font-style-asian="normal" style:font-style-complex="normal" fo:hyphenate="true" fo:hyphenation-remain-char-count="2" fo:hyphenation-push-char-count="2"/>
    </style:style>
    <style:style style:name="P40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904da" officeooo:paragraph-rsid="011904da" style:font-style-asian="normal" style:font-style-complex="normal" fo:hyphenate="true" fo:hyphenation-remain-char-count="2" fo:hyphenation-push-char-count="2"/>
    </style:style>
    <style:style style:name="P40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6c4f" officeooo:paragraph-rsid="011a6c4f" style:font-style-asian="normal" style:font-style-complex="normal" fo:hyphenate="true" fo:hyphenation-remain-char-count="2" fo:hyphenation-push-char-count="2"/>
    </style:style>
    <style:style style:name="P40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cad1f" officeooo:paragraph-rsid="011cad1f" style:font-style-asian="normal" style:font-style-complex="normal" fo:hyphenate="true" fo:hyphenation-remain-char-count="2" fo:hyphenation-push-char-count="2"/>
    </style:style>
    <style:style style:name="P40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51d37" officeooo:paragraph-rsid="01051d37" style:font-style-asian="normal" style:font-style-complex="normal" fo:hyphenate="true" fo:hyphenation-remain-char-count="2" fo:hyphenation-push-char-count="2"/>
    </style:style>
    <style:style style:name="P40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ac176" officeooo:paragraph-rsid="011ac176" style:font-style-asian="normal" style:font-style-complex="normal" fo:hyphenate="true" fo:hyphenation-remain-char-count="2" fo:hyphenation-push-char-count="2"/>
    </style:style>
    <style:style style:name="P40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da18e" style:font-style-asian="normal" style:font-style-complex="normal" fo:hyphenate="true" fo:hyphenation-remain-char-count="2" fo:hyphenation-push-char-count="2"/>
    </style:style>
    <style:style style:name="P40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ec6e7" officeooo:paragraph-rsid="011ec6e7" style:font-style-asian="normal" style:font-style-complex="normal" fo:hyphenate="true" fo:hyphenation-remain-char-count="2" fo:hyphenation-push-char-count="2"/>
    </style:style>
    <style:style style:name="P40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fafa4" officeooo:paragraph-rsid="011fafa4" style:font-style-asian="normal" style:font-style-complex="normal" fo:hyphenate="true" fo:hyphenation-remain-char-count="2" fo:hyphenation-push-char-count="2"/>
    </style:style>
    <style:style style:name="P40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56dcf" officeooo:paragraph-rsid="01256dcf" style:font-style-asian="normal" style:font-style-complex="normal" fo:hyphenate="true" fo:hyphenation-remain-char-count="2" fo:hyphenation-push-char-count="2"/>
    </style:style>
    <style:style style:name="P40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1fafa4" style:font-style-asian="normal" style:font-style-complex="normal" fo:hyphenate="true" fo:hyphenation-remain-char-count="2" fo:hyphenation-push-char-count="2"/>
    </style:style>
    <style:style style:name="P41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08d8e" officeooo:paragraph-rsid="01208d8e" style:font-style-asian="normal" style:font-style-complex="normal" fo:hyphenate="true" fo:hyphenation-remain-char-count="2" fo:hyphenation-push-char-count="2"/>
    </style:style>
    <style:style style:name="P41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19397" officeooo:paragraph-rsid="01219397" style:font-style-asian="normal" style:font-style-complex="normal" fo:hyphenate="true" fo:hyphenation-remain-char-count="2" fo:hyphenation-push-char-count="2"/>
    </style:style>
    <style:style style:name="P41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0c83bc" officeooo:paragraph-rsid="0122f472" style:font-style-asian="normal" style:font-style-complex="normal" fo:hyphenate="true" fo:hyphenation-remain-char-count="2" fo:hyphenation-push-char-count="2"/>
    </style:style>
    <style:style style:name="P41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499c3" officeooo:paragraph-rsid="012499c3" style:font-style-asian="normal" style:font-style-complex="normal" fo:hyphenate="true" fo:hyphenation-remain-char-count="2" fo:hyphenation-push-char-count="2"/>
    </style:style>
    <style:style style:name="P41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6fbf6" officeooo:paragraph-rsid="0126fbf6" style:font-style-asian="normal" style:font-style-complex="normal" fo:hyphenate="true" fo:hyphenation-remain-char-count="2" fo:hyphenation-push-char-count="2"/>
    </style:style>
    <style:style style:name="P41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8a59f" officeooo:paragraph-rsid="0128a59f" style:font-style-asian="normal" style:font-style-complex="normal" fo:hyphenate="true" fo:hyphenation-remain-char-count="2" fo:hyphenation-push-char-count="2"/>
    </style:style>
    <style:style style:name="P41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9ad7c" officeooo:paragraph-rsid="0129ad7c" style:font-style-asian="normal" style:font-style-complex="normal" fo:hyphenate="true" fo:hyphenation-remain-char-count="2" fo:hyphenation-push-char-count="2"/>
    </style:style>
    <style:style style:name="P41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0c22" officeooo:paragraph-rsid="012b0c22" style:font-style-asian="normal" style:font-style-complex="normal" fo:hyphenate="true" fo:hyphenation-remain-char-count="2" fo:hyphenation-push-char-count="2"/>
    </style:style>
    <style:style style:name="P41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a6a9" officeooo:paragraph-rsid="012ba6a9" style:font-style-asian="normal" style:font-style-complex="normal" fo:hyphenate="true" fo:hyphenation-remain-char-count="2" fo:hyphenation-push-char-count="2"/>
    </style:style>
    <style:style style:name="P41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2bec1f" officeooo:paragraph-rsid="012bec1f" style:font-style-asian="normal" style:font-style-complex="normal" fo:hyphenate="true" fo:hyphenation-remain-char-count="2" fo:hyphenation-push-char-count="2"/>
    </style:style>
    <style:style style:name="P42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08c4" officeooo:paragraph-rsid="01a508c4" style:font-style-asian="normal" style:font-style-complex="normal" fo:hyphenate="true" fo:hyphenation-remain-char-count="2" fo:hyphenation-push-char-count="2"/>
    </style:style>
    <style:style style:name="P42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5e13c" officeooo:paragraph-rsid="01a5e13c" style:font-style-asian="normal" style:font-style-complex="normal" fo:hyphenate="true" fo:hyphenation-remain-char-count="2" fo:hyphenation-push-char-count="2"/>
    </style:style>
    <style:style style:name="P422"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361d4" officeooo:paragraph-rsid="01a361d4" style:font-style-asian="normal" style:font-style-complex="normal" fo:hyphenate="true" fo:hyphenation-remain-char-count="2" fo:hyphenation-push-char-count="2"/>
    </style:style>
    <style:style style:name="P423"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7dc7f" officeooo:paragraph-rsid="01a7dc7f" style:font-style-asian="normal" style:font-style-complex="normal" fo:hyphenate="true" fo:hyphenation-remain-char-count="2" fo:hyphenation-push-char-count="2"/>
    </style:style>
    <style:style style:name="P424"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9acfe" officeooo:paragraph-rsid="01a9acfe" style:font-style-asian="normal" style:font-style-complex="normal" fo:hyphenate="true" fo:hyphenation-remain-char-count="2" fo:hyphenation-push-char-count="2"/>
    </style:style>
    <style:style style:name="P425"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b8ea8" officeooo:paragraph-rsid="01ab8ea8" style:font-style-asian="normal" style:font-style-complex="normal" fo:hyphenate="true" fo:hyphenation-remain-char-count="2" fo:hyphenation-push-char-count="2"/>
    </style:style>
    <style:style style:name="P426"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acbdad" officeooo:paragraph-rsid="01acbdad" style:font-style-asian="normal" style:font-style-complex="normal" fo:hyphenate="true" fo:hyphenation-remain-char-count="2" fo:hyphenation-push-char-count="2"/>
    </style:style>
    <style:style style:name="P427"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fo:font-style="normal" officeooo:rsid="011d5cca" officeooo:paragraph-rsid="011d5cca" style:font-style-asian="normal" style:font-style-complex="normal" fo:hyphenate="true" fo:hyphenation-remain-char-count="2" fo:hyphenation-push-char-count="2"/>
    </style:style>
    <style:style style:name="P428"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3b334" officeooo:paragraph-rsid="0113b334" fo:hyphenate="true" fo:hyphenation-remain-char-count="2" fo:hyphenation-push-char-count="2"/>
    </style:style>
    <style:style style:name="P429"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42876" officeooo:paragraph-rsid="01142876" fo:hyphenate="true" fo:hyphenation-remain-char-count="2" fo:hyphenation-push-char-count="2"/>
    </style:style>
    <style:style style:name="P430"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ext-properties officeooo:rsid="0115a024" officeooo:paragraph-rsid="0115a024" fo:hyphenate="true" fo:hyphenation-remain-char-count="2" fo:hyphenation-push-char-count="2"/>
    </style:style>
    <style:style style:name="P431" style:family="paragraph" style:parent-style-name="Text_20_body">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ca7d" officeooo:paragraph-rsid="016c61fe" style:font-style-asian="italic" style:font-weight-asian="normal" style:font-style-complex="italic" style:font-weight-complex="normal" fo:hyphenate="true" fo:hyphenation-remain-char-count="2" fo:hyphenation-push-char-count="2"/>
    </style:style>
    <style:style style:name="P432" style:family="paragraph" style:parent-style-name="Text_20_body"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P43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bec1f" officeooo:paragraph-rsid="012db298" style:font-style-asian="normal" style:font-weight-asian="normal" style:font-style-complex="normal" style:font-weight-complex="normal" fo:hyphenate="true" fo:hyphenation-remain-char-count="2" fo:hyphenation-push-char-count="2"/>
    </style:style>
    <style:style style:name="P43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b298" officeooo:paragraph-rsid="012db298" style:font-style-asian="normal" style:font-weight-asian="normal" style:font-style-complex="normal" style:font-weight-complex="normal" fo:hyphenate="true" fo:hyphenation-remain-char-count="2" fo:hyphenation-push-char-count="2"/>
    </style:style>
    <style:style style:name="P43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527" officeooo:paragraph-rsid="012dd527" style:font-style-asian="normal" style:font-weight-asian="normal" style:font-style-complex="normal" style:font-weight-complex="normal" fo:hyphenate="true" fo:hyphenation-remain-char-count="2" fo:hyphenation-push-char-count="2"/>
    </style:style>
    <style:style style:name="P43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527" style:font-style-asian="normal" style:font-weight-asian="normal" style:font-style-complex="normal" style:font-weight-complex="normal" fo:hyphenate="true" fo:hyphenation-remain-char-count="2" fo:hyphenation-push-char-count="2"/>
    </style:style>
    <style:style style:name="P43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dd8b7" officeooo:paragraph-rsid="012dd8b7" style:font-style-asian="normal" style:font-weight-asian="normal" style:font-style-complex="normal" style:font-weight-complex="normal" fo:hyphenate="true" fo:hyphenation-remain-char-count="2" fo:hyphenation-push-char-count="2"/>
    </style:style>
    <style:style style:name="P438"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eeddf" officeooo:paragraph-rsid="012eeddf" style:font-style-asian="normal" style:font-weight-asian="normal" style:font-style-complex="normal" style:font-weight-complex="normal" fo:hyphenate="true" fo:hyphenation-remain-char-count="2" fo:hyphenation-push-char-count="2"/>
    </style:style>
    <style:style style:name="P439"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2ff576" officeooo:paragraph-rsid="012ff576" style:font-style-asian="normal" style:font-weight-asian="normal" style:font-style-complex="normal" style:font-weight-complex="normal" fo:hyphenate="true" fo:hyphenation-remain-char-count="2" fo:hyphenation-push-char-count="2"/>
    </style:style>
    <style:style style:name="P440"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36d3" officeooo:paragraph-rsid="013036d3" style:font-style-asian="normal" style:font-weight-asian="normal" style:font-style-complex="normal" style:font-weight-complex="normal" fo:hyphenate="true" fo:hyphenation-remain-char-count="2" fo:hyphenation-push-char-count="2"/>
    </style:style>
    <style:style style:name="P441"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0ca7d" style:font-style-asian="normal" style:font-weight-asian="normal" style:font-style-complex="normal" style:font-weight-complex="normal" fo:hyphenate="true" fo:hyphenation-remain-char-count="2" fo:hyphenation-push-char-count="2"/>
    </style:style>
    <style:style style:name="P442"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normal" fo:font-weight="normal" officeooo:rsid="0130ca7d" officeooo:paragraph-rsid="01366fe1" style:font-style-asian="normal" style:font-weight-asian="normal" style:font-style-complex="normal" style:font-weight-complex="normal" fo:hyphenate="true" fo:hyphenation-remain-char-count="2" fo:hyphenation-push-char-count="2"/>
    </style:style>
    <style:style style:name="P443"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527" officeooo:paragraph-rsid="012dd527" style:font-style-asian="italic" style:font-weight-asian="normal" style:font-style-complex="italic" style:font-weight-complex="normal" fo:hyphenate="true" fo:hyphenation-remain-char-count="2" fo:hyphenation-push-char-count="2"/>
    </style:style>
    <style:style style:name="P444"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dd8b7" officeooo:paragraph-rsid="012dd8b7" style:font-style-asian="italic" style:font-weight-asian="normal" style:font-style-complex="italic" style:font-weight-complex="normal" fo:hyphenate="true" fo:hyphenation-remain-char-count="2" fo:hyphenation-push-char-count="2"/>
    </style:style>
    <style:style style:name="P445"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eeddf" officeooo:paragraph-rsid="012eeddf" style:font-style-asian="italic" style:font-weight-asian="normal" style:font-style-complex="italic" style:font-weight-complex="normal" fo:hyphenate="true" fo:hyphenation-remain-char-count="2" fo:hyphenation-push-char-count="2"/>
    </style:style>
    <style:style style:name="P446"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2ff576" officeooo:paragraph-rsid="012ff576" style:font-style-asian="italic" style:font-weight-asian="normal" style:font-style-complex="italic" style:font-weight-complex="normal" fo:hyphenate="true" fo:hyphenation-remain-char-count="2" fo:hyphenation-push-char-count="2"/>
    </style:style>
    <style:style style:name="P447" style:family="paragraph" style:parent-style-name="Standard">
      <style:paragraph-properties fo:margin-left="0cm" fo:margin-right="0cm" fo:margin-top="0cm" fo:margin-bottom="0cm" loext:contextual-spacing="false" fo:text-align="justify" style:justify-single-word="false" fo:hyphenation-ladder-count="no-limit" fo:text-indent="0.499cm" style:auto-text-indent="false">
        <style:tab-stops>
          <style:tab-stop style:position="0.344cm"/>
        </style:tab-stops>
      </style:paragraph-properties>
      <style:text-properties fo:language="de" fo:country="DE" fo:font-style="italic" fo:font-weight="normal" officeooo:rsid="013036d3" officeooo:paragraph-rsid="013036d3" style:font-style-asian="italic" style:font-weight-asian="normal" style:font-style-complex="italic" style:font-weight-complex="normal" fo:hyphenate="true" fo:hyphenation-remain-char-count="2" fo:hyphenation-push-char-count="2"/>
    </style:style>
    <style:style style:name="P448" style:family="paragraph" style:parent-style-name="Contents_20_1" style:master-page-name="">
      <style:paragraph-properties style:page-number="auto" fo:break-before="page">
        <style:tab-stops>
          <style:tab-stop style:position="17cm" style:type="right" style:leader-style="dotted" style:leader-text="."/>
        </style:tab-stops>
      </style:paragraph-properties>
      <style:text-properties officeooo:paragraph-rsid="00e814a5"/>
    </style:style>
    <style:style style:name="P449" style:family="paragraph" style:parent-style-name="Contents_20_Heading" style:master-page-name="">
      <style:paragraph-properties style:page-number="auto"/>
    </style:style>
    <style:style style:name="P450" style:family="paragraph" style:parent-style-name="Contents_20_1">
      <style:paragraph-properties>
        <style:tab-stops>
          <style:tab-stop style:position="17cm" style:type="right" style:leader-style="dotted" style:leader-text="."/>
        </style:tab-stops>
      </style:paragraph-properties>
    </style:style>
    <style:style style:name="P451" style:family="paragraph" style:parent-style-name="Contents_20_1">
      <style:paragraph-properties>
        <style:tab-stops>
          <style:tab-stop style:position="17cm" style:type="right" style:leader-style="dotted" style:leader-text="."/>
        </style:tab-stops>
      </style:paragraph-properties>
      <style:text-properties officeooo:paragraph-rsid="00e814a5"/>
    </style:style>
    <style:style style:name="P452" style:family="paragraph" style:parent-style-name="Contents_20_1">
      <style:paragraph-properties>
        <style:tab-stops>
          <style:tab-stop style:position="17cm" style:type="right" style:leader-style="dotted" style:leader-text="."/>
        </style:tab-stops>
      </style:paragraph-properties>
      <style:text-properties officeooo:paragraph-rsid="00e8be36"/>
    </style:style>
    <style:style style:name="P453" style:family="paragraph" style:parent-style-name="Contents_20_1">
      <style:paragraph-properties>
        <style:tab-stops>
          <style:tab-stop style:position="17cm" style:type="right" style:leader-style="dotted" style:leader-text="."/>
        </style:tab-stops>
      </style:paragraph-properties>
      <style:text-properties officeooo:rsid="00eaa611" officeooo:paragraph-rsid="00eaa611"/>
    </style:style>
    <style:style style:name="P454" style:family="paragraph" style:parent-style-name="Contents_20_1">
      <style:paragraph-properties>
        <style:tab-stops>
          <style:tab-stop style:position="17cm" style:type="right" style:leader-style="dotted" style:leader-text="."/>
        </style:tab-stops>
      </style:paragraph-properties>
      <style:text-properties officeooo:rsid="00e814a5" officeooo:paragraph-rsid="00e814a5"/>
    </style:style>
    <style:style style:name="P455" style:family="paragraph" style:parent-style-name="Contents_20_1">
      <style:paragraph-properties>
        <style:tab-stops>
          <style:tab-stop style:position="17cm" style:type="right" style:leader-style="dotted" style:leader-text="."/>
        </style:tab-stops>
      </style:paragraph-properties>
      <style:text-properties officeooo:rsid="00edbc5f" officeooo:paragraph-rsid="00edbc5f"/>
    </style:style>
    <style:style style:name="P456" style:family="paragraph" style:parent-style-name="Text_20_body">
      <style:text-properties officeooo:rsid="015bf7d3" officeooo:paragraph-rsid="015bf7d3"/>
    </style:style>
    <style:style style:name="P457" style:family="paragraph" style:parent-style-name="Text_20_body">
      <style:text-properties fo:font-style="normal" officeooo:rsid="016bc36e" style:font-style-asian="normal" style:font-style-complex="normal"/>
    </style:style>
    <style:style style:name="P458" style:family="paragraph" style:parent-style-name="Text_20_body">
      <style:text-properties fo:font-style="normal" officeooo:rsid="016e23cf" officeooo:paragraph-rsid="016e23cf" style:font-style-asian="normal" style:font-style-complex="normal"/>
    </style:style>
    <style:style style:name="P459" style:family="paragraph" style:parent-style-name="Text_20_body">
      <style:text-properties fo:font-style="normal" officeooo:rsid="016f5981" officeooo:paragraph-rsid="016f5981" style:font-style-asian="normal" style:font-style-complex="normal"/>
    </style:style>
    <style:style style:name="P460" style:family="paragraph" style:parent-style-name="Text_20_body">
      <style:text-properties fo:font-style="normal" officeooo:rsid="018ffbac" officeooo:paragraph-rsid="018ffbac" style:font-style-asian="normal" style:font-style-complex="normal"/>
    </style:style>
    <style:style style:name="P461" style:family="paragraph" style:parent-style-name="Text_20_body">
      <style:text-properties fo:font-style="normal" officeooo:rsid="01900ca3" officeooo:paragraph-rsid="018ffbac" style:font-style-asian="normal" style:font-style-complex="normal"/>
    </style:style>
    <style:style style:name="P462" style:family="paragraph" style:parent-style-name="Text_20_body">
      <style:text-properties fo:font-style="normal" officeooo:rsid="01900ca3" officeooo:paragraph-rsid="01900ca3" style:font-style-asian="normal" style:font-style-complex="normal"/>
    </style:style>
    <style:style style:name="P463" style:family="paragraph" style:parent-style-name="Text_20_body">
      <style:text-properties fo:font-style="normal" officeooo:rsid="0190ca04" officeooo:paragraph-rsid="0190ca04" style:font-style-asian="normal" style:font-style-complex="normal"/>
    </style:style>
    <style:style style:name="P464" style:family="paragraph" style:parent-style-name="Text_20_body">
      <style:text-properties fo:font-style="normal" officeooo:rsid="019267e8" officeooo:paragraph-rsid="019267e8" style:font-style-asian="normal" style:font-style-complex="normal"/>
    </style:style>
    <style:style style:name="P465" style:family="paragraph" style:parent-style-name="Text_20_body">
      <style:text-properties fo:font-style="normal" officeooo:rsid="0193fef6" officeooo:paragraph-rsid="0193fef6" style:font-style-asian="normal" style:font-style-complex="normal"/>
    </style:style>
    <style:style style:name="P466" style:family="paragraph" style:parent-style-name="Text_20_body">
      <style:text-properties fo:font-style="normal" officeooo:rsid="01940432" officeooo:paragraph-rsid="01940432" style:font-style-asian="normal" style:font-style-complex="normal"/>
    </style:style>
    <style:style style:name="P467" style:family="paragraph" style:parent-style-name="Text_20_body">
      <style:text-properties fo:font-style="normal" officeooo:rsid="0194b262" officeooo:paragraph-rsid="0194b262" style:font-style-asian="normal" style:font-style-complex="normal"/>
    </style:style>
    <style:style style:name="P468" style:family="paragraph" style:parent-style-name="Text_20_body">
      <style:text-properties fo:font-style="normal" officeooo:rsid="01969616" officeooo:paragraph-rsid="01969616" style:font-style-asian="normal" style:font-style-complex="normal"/>
    </style:style>
    <style:style style:name="P469" style:family="paragraph" style:parent-style-name="Text_20_body">
      <style:text-properties fo:font-style="normal" officeooo:rsid="019cb796" officeooo:paragraph-rsid="019de539" style:font-style-asian="normal" style:font-style-complex="normal"/>
    </style:style>
    <style:style style:name="P470" style:family="paragraph" style:parent-style-name="Text_20_body">
      <style:text-properties fo:font-style="normal" officeooo:rsid="019d84fd" officeooo:paragraph-rsid="019de539" style:font-style-asian="normal" style:font-style-complex="normal"/>
    </style:style>
    <style:style style:name="P471" style:family="paragraph" style:parent-style-name="Text_20_body">
      <style:text-properties fo:font-style="normal" officeooo:rsid="01a0cbca" officeooo:paragraph-rsid="01a0cbca" style:font-style-asian="normal" style:font-style-complex="normal"/>
    </style:style>
    <style:style style:name="P472" style:family="paragraph" style:parent-style-name="Text_20_body">
      <style:text-properties fo:font-style="normal" officeooo:rsid="01adc0ac" officeooo:paragraph-rsid="01adc0ac" style:font-style-asian="normal" style:font-style-complex="normal"/>
    </style:style>
    <style:style style:name="P473" style:family="paragraph" style:parent-style-name="Text_20_body">
      <style:text-properties fo:font-style="normal" officeooo:rsid="01af26fc" officeooo:paragraph-rsid="01af26fc" style:font-style-asian="normal" style:font-style-complex="normal"/>
    </style:style>
    <style:style style:name="P474" style:family="paragraph" style:parent-style-name="Text_20_body">
      <style:text-properties fo:font-style="normal" fo:font-weight="normal" officeooo:rsid="019f2041" officeooo:paragraph-rsid="019f2041" style:font-style-asian="normal" style:font-weight-asian="normal" style:font-style-complex="normal" style:font-weight-complex="normal"/>
    </style:style>
    <style:style style:name="P475" style:family="paragraph" style:parent-style-name="Text_20_body">
      <style:text-properties fo:font-style="normal" fo:font-weight="normal" officeooo:rsid="01adc0ac" officeooo:paragraph-rsid="01adc0ac" style:font-style-asian="normal" style:font-weight-asian="normal" style:font-style-complex="normal" style:font-weight-complex="normal"/>
    </style:style>
    <style:style style:name="P476" style:family="paragraph" style:parent-style-name="Text_20_body">
      <style:text-properties officeooo:paragraph-rsid="016c61fe"/>
    </style:style>
    <style:style style:name="P477" style:family="paragraph" style:parent-style-name="Text_20_body">
      <style:text-properties fo:font-style="italic" style:font-style-asian="italic" style:font-style-complex="italic"/>
    </style:style>
    <style:style style:name="P478" style:family="paragraph" style:parent-style-name="Text_20_body">
      <style:text-properties fo:font-style="italic" officeooo:paragraph-rsid="016c61fe" style:font-style-asian="italic" style:font-style-complex="italic"/>
    </style:style>
    <style:style style:name="P479" style:family="paragraph" style:parent-style-name="Text_20_body">
      <style:text-properties fo:font-style="italic" officeooo:rsid="016e23cf" officeooo:paragraph-rsid="016e23cf" style:font-style-asian="italic" style:font-style-complex="italic"/>
    </style:style>
    <style:style style:name="P480" style:family="paragraph" style:parent-style-name="Text_20_body">
      <style:text-properties fo:font-style="italic" officeooo:rsid="018f8a8b" officeooo:paragraph-rsid="018f8a8b" style:font-style-asian="italic" style:font-style-complex="italic"/>
    </style:style>
    <style:style style:name="P481" style:family="paragraph" style:parent-style-name="Text_20_body">
      <style:text-properties fo:font-style="italic" officeooo:rsid="018ffbac" officeooo:paragraph-rsid="018ffbac" style:font-style-asian="italic" style:font-style-complex="italic"/>
    </style:style>
    <style:style style:name="P482" style:family="paragraph" style:parent-style-name="Text_20_body">
      <style:text-properties fo:font-style="italic" officeooo:rsid="01900ca3" officeooo:paragraph-rsid="01900ca3" style:font-style-asian="italic" style:font-style-complex="italic"/>
    </style:style>
    <style:style style:name="P483" style:family="paragraph" style:parent-style-name="Text_20_body">
      <style:text-properties fo:font-style="italic" officeooo:rsid="0190ca04" officeooo:paragraph-rsid="0190ca04" style:font-style-asian="italic" style:font-style-complex="italic"/>
    </style:style>
    <style:style style:name="P484" style:family="paragraph" style:parent-style-name="Text_20_body">
      <style:text-properties fo:font-style="italic" officeooo:rsid="019267e8" officeooo:paragraph-rsid="019267e8" style:font-style-asian="italic" style:font-style-complex="italic"/>
    </style:style>
    <style:style style:name="P485" style:family="paragraph" style:parent-style-name="Text_20_body">
      <style:text-properties fo:font-style="italic" officeooo:rsid="0193fef6" officeooo:paragraph-rsid="0193fef6" style:font-style-asian="italic" style:font-style-complex="italic"/>
    </style:style>
    <style:style style:name="P486" style:family="paragraph" style:parent-style-name="Text_20_body">
      <style:text-properties fo:font-style="italic" officeooo:rsid="01940432" officeooo:paragraph-rsid="01940432" style:font-style-asian="italic" style:font-style-complex="italic"/>
    </style:style>
    <style:style style:name="P487" style:family="paragraph" style:parent-style-name="Text_20_body">
      <style:text-properties fo:font-style="italic" officeooo:rsid="0194b262" officeooo:paragraph-rsid="0194b262" style:font-style-asian="italic" style:font-style-complex="italic"/>
    </style:style>
    <style:style style:name="P488" style:family="paragraph" style:parent-style-name="Text_20_body">
      <style:text-properties fo:font-style="italic" officeooo:rsid="0194b262" officeooo:paragraph-rsid="01969616" style:font-style-asian="italic" style:font-style-complex="italic"/>
    </style:style>
    <style:style style:name="P489" style:family="paragraph" style:parent-style-name="Text_20_body">
      <style:text-properties fo:font-style="italic" officeooo:rsid="01969616" officeooo:paragraph-rsid="01969616" style:font-style-asian="italic" style:font-style-complex="italic"/>
    </style:style>
    <style:style style:name="P490" style:family="paragraph" style:parent-style-name="Text_20_body">
      <style:text-properties fo:font-style="italic" officeooo:rsid="0197c715" officeooo:paragraph-rsid="0197e906" style:font-style-asian="italic" style:font-style-complex="italic"/>
    </style:style>
    <style:style style:name="P491" style:family="paragraph" style:parent-style-name="Text_20_body">
      <style:text-properties fo:font-style="italic" officeooo:paragraph-rsid="0197e906" style:font-style-asian="italic" style:font-style-complex="italic"/>
    </style:style>
    <style:style style:name="P492" style:family="paragraph" style:parent-style-name="Text_20_body">
      <style:text-properties fo:font-style="italic" officeooo:rsid="0199d87f" officeooo:paragraph-rsid="0199d87f" style:font-style-asian="italic" style:font-style-complex="italic"/>
    </style:style>
    <style:style style:name="P493" style:family="paragraph" style:parent-style-name="Text_20_body">
      <style:text-properties fo:font-style="italic" officeooo:rsid="019a5e43" officeooo:paragraph-rsid="019a5e43" style:font-style-asian="italic" style:font-style-complex="italic"/>
    </style:style>
    <style:style style:name="P494" style:family="paragraph" style:parent-style-name="Text_20_body">
      <style:text-properties fo:font-style="italic" officeooo:rsid="019a5f25" officeooo:paragraph-rsid="019a5f25" style:font-style-asian="italic" style:font-style-complex="italic"/>
    </style:style>
    <style:style style:name="P495" style:family="paragraph" style:parent-style-name="Text_20_body">
      <style:text-properties fo:font-style="italic" officeooo:rsid="019d84fd" officeooo:paragraph-rsid="019de539" style:font-style-asian="italic" style:font-style-complex="italic"/>
    </style:style>
    <style:style style:name="P496" style:family="paragraph" style:parent-style-name="Text_20_body">
      <style:text-properties fo:font-style="italic" officeooo:paragraph-rsid="019de539" style:font-style-asian="italic" style:font-style-complex="italic"/>
    </style:style>
    <style:style style:name="P497" style:family="paragraph" style:parent-style-name="Text_20_body">
      <style:text-properties fo:font-style="italic" officeooo:rsid="019de539" officeooo:paragraph-rsid="019de539" style:font-style-asian="italic" style:font-style-complex="italic"/>
    </style:style>
    <style:style style:name="P498" style:family="paragraph" style:parent-style-name="Text_20_body">
      <style:text-properties fo:font-style="italic" officeooo:rsid="01a0cbca" officeooo:paragraph-rsid="01a0cbca" style:font-style-asian="italic" style:font-style-complex="italic"/>
    </style:style>
    <style:style style:name="P499" style:family="paragraph" style:parent-style-name="Text_20_body">
      <style:text-properties fo:font-style="italic" officeooo:rsid="01a13e4d" officeooo:paragraph-rsid="01adc0ac" style:font-style-asian="italic" style:font-style-complex="italic"/>
    </style:style>
    <style:style style:name="P500" style:family="paragraph" style:parent-style-name="Text_20_body">
      <style:text-properties fo:font-style="italic" officeooo:rsid="01adc0ac" officeooo:paragraph-rsid="01adc0ac" style:font-style-asian="italic" style:font-style-complex="italic"/>
    </style:style>
    <style:style style:name="P501" style:family="paragraph" style:parent-style-name="Text_20_body">
      <style:text-properties fo:font-style="italic" officeooo:rsid="01af26fc" officeooo:paragraph-rsid="01af26fc" style:font-style-asian="italic" style:font-style-complex="italic"/>
    </style:style>
    <style:style style:name="P502" style:family="paragraph" style:parent-style-name="Text_20_body">
      <style:text-properties fo:font-style="italic" officeooo:rsid="01b109c1" officeooo:paragraph-rsid="01b109c1" style:font-style-asian="italic" style:font-style-complex="italic"/>
    </style:style>
    <style:style style:name="P503" style:family="paragraph" style:parent-style-name="Text_20_body">
      <style:text-properties fo:font-style="italic" officeooo:rsid="01b264fc" officeooo:paragraph-rsid="01b264fc" style:font-style-asian="italic" style:font-style-complex="italic"/>
    </style:style>
    <style:style style:name="P504" style:family="paragraph" style:parent-style-name="Text_20_body">
      <style:text-properties fo:font-style="italic" officeooo:rsid="01b269d0" officeooo:paragraph-rsid="01b269d0" style:font-style-asian="italic" style:font-style-complex="italic"/>
    </style:style>
    <style:style style:name="P505" style:family="paragraph" style:parent-style-name="Text_20_body">
      <style:text-properties fo:font-style="italic" officeooo:rsid="01b70cb2" officeooo:paragraph-rsid="01b70cb2" style:font-style-asian="italic" style:font-style-complex="italic"/>
    </style:style>
    <style:style style:name="P506" style:family="paragraph" style:parent-style-name="Text_20_body">
      <style:text-properties fo:font-style="italic" style:text-underline-style="none" style:font-style-asian="italic" style:font-style-complex="italic"/>
    </style:style>
    <style:style style:name="P507" style:family="paragraph" style:parent-style-name="Text_20_body">
      <style:text-properties fo:font-style="italic" fo:font-weight="normal" officeooo:paragraph-rsid="019de539" style:font-style-asian="italic" style:font-weight-asian="normal" style:font-style-complex="italic" style:font-weight-complex="normal"/>
    </style:style>
    <style:style style:name="P508" style:family="paragraph" style:parent-style-name="Text_20_body">
      <style:text-properties officeooo:rsid="016e23cf" officeooo:paragraph-rsid="016e23cf"/>
    </style:style>
    <style:style style:name="P509" style:family="paragraph" style:parent-style-name="Text_20_body">
      <style:text-properties officeooo:rsid="016f5981" officeooo:paragraph-rsid="016f5981"/>
    </style:style>
    <style:style style:name="P510" style:family="paragraph" style:parent-style-name="Text_20_body">
      <style:text-properties officeooo:rsid="018cffbe" officeooo:paragraph-rsid="018cffbe"/>
    </style:style>
    <style:style style:name="P511" style:family="paragraph" style:parent-style-name="Text_20_body">
      <style:text-properties officeooo:rsid="018cffbe" officeooo:paragraph-rsid="0197e906"/>
    </style:style>
    <style:style style:name="P512" style:family="paragraph" style:parent-style-name="Text_20_body">
      <style:text-properties officeooo:rsid="018f8a8b" officeooo:paragraph-rsid="018f8a8b"/>
    </style:style>
    <style:style style:name="P513" style:family="paragraph" style:parent-style-name="Text_20_body">
      <style:text-properties officeooo:paragraph-rsid="0197e906"/>
    </style:style>
    <style:style style:name="P514" style:family="paragraph" style:parent-style-name="Text_20_body">
      <style:text-properties officeooo:rsid="019a5e43" officeooo:paragraph-rsid="019a5e43"/>
    </style:style>
    <style:style style:name="P515" style:family="paragraph" style:parent-style-name="Text_20_body">
      <style:text-properties officeooo:paragraph-rsid="019a5e43"/>
    </style:style>
    <style:style style:name="P516" style:family="paragraph" style:parent-style-name="Text_20_body">
      <style:text-properties officeooo:rsid="019a5f25" officeooo:paragraph-rsid="019a5f25"/>
    </style:style>
    <style:style style:name="P517" style:family="paragraph" style:parent-style-name="Text_20_body">
      <style:text-properties officeooo:paragraph-rsid="019bc3ea"/>
    </style:style>
    <style:style style:name="P518" style:family="paragraph" style:parent-style-name="Text_20_body">
      <style:text-properties officeooo:rsid="0199d87f" officeooo:paragraph-rsid="0197e906"/>
    </style:style>
    <style:style style:name="P519" style:family="paragraph" style:parent-style-name="Text_20_body">
      <style:text-properties officeooo:rsid="019cb796" officeooo:paragraph-rsid="019de539"/>
    </style:style>
    <style:style style:name="P520" style:family="paragraph" style:parent-style-name="Text_20_body">
      <style:text-properties officeooo:paragraph-rsid="019de539"/>
    </style:style>
    <style:style style:name="P521" style:family="paragraph" style:parent-style-name="Text_20_body">
      <style:text-properties officeooo:paragraph-rsid="019f2041"/>
    </style:style>
    <style:style style:name="P522" style:family="paragraph" style:parent-style-name="Text_20_body">
      <style:text-properties officeooo:paragraph-rsid="01a0b422"/>
    </style:style>
    <style:style style:name="P523" style:family="paragraph" style:parent-style-name="Text_20_body">
      <style:text-properties officeooo:paragraph-rsid="01a0cbca"/>
    </style:style>
    <style:style style:name="P524" style:family="paragraph" style:parent-style-name="Text_20_body">
      <style:text-properties officeooo:rsid="01a20478" officeooo:paragraph-rsid="01a20478"/>
    </style:style>
    <style:style style:name="P525" style:family="paragraph" style:parent-style-name="Text_20_body">
      <style:text-properties style:text-position="0% 100%" fo:font-style="normal" fo:font-weight="normal" officeooo:rsid="01a20478" officeooo:paragraph-rsid="01a20478" style:font-style-asian="normal" style:font-weight-asian="normal" style:font-style-complex="normal" style:font-weight-complex="normal"/>
    </style:style>
    <style:style style:name="P526" style:family="paragraph" style:parent-style-name="Text_20_body">
      <style:text-properties style:text-position="0% 100%" fo:font-style="normal" officeooo:paragraph-rsid="01b70cb2" style:font-style-asian="normal" style:font-style-complex="normal"/>
    </style:style>
    <style:style style:name="P527" style:family="paragraph" style:parent-style-name="Text_20_body">
      <style:text-properties style:text-position="0% 100%" fo:language="de" fo:country="DE" fo:font-style="normal" fo:font-weight="normal" officeooo:rsid="01b109c1" officeooo:paragraph-rsid="01b109c1" style:font-style-asian="normal" style:font-weight-asian="normal" style:font-style-complex="normal" style:font-weight-complex="normal"/>
    </style:style>
    <style:style style:name="P528" style:family="paragraph" style:parent-style-name="Text_20_body">
      <style:text-properties style:text-position="0% 100%" fo:language="de" fo:country="DE" fo:font-style="normal" fo:font-weight="normal" officeooo:rsid="01b264fc" officeooo:paragraph-rsid="01b264fc" style:font-style-asian="normal" style:font-weight-asian="normal" style:font-style-complex="normal" style:font-weight-complex="normal"/>
    </style:style>
    <style:style style:name="P529" style:family="paragraph" style:parent-style-name="Text_20_body">
      <style:text-properties style:text-position="0% 100%" fo:language="de" fo:country="DE" fo:font-style="normal" fo:font-weight="normal" officeooo:rsid="01b269d0" officeooo:paragraph-rsid="01b269d0" style:font-style-asian="normal" style:font-weight-asian="normal" style:font-style-complex="normal" style:font-weight-complex="normal"/>
    </style:style>
    <style:style style:name="P530" style:family="paragraph" style:parent-style-name="Text_20_body">
      <style:text-properties style:text-position="0% 100%" fo:language="de" fo:country="DE" fo:font-style="normal" fo:font-weight="normal" officeooo:rsid="01b6019d" officeooo:paragraph-rsid="01b6019d" style:font-style-asian="normal" style:font-weight-asian="normal" style:font-style-complex="normal" style:font-weight-complex="normal"/>
    </style:style>
    <style:style style:name="P531" style:family="paragraph" style:parent-style-name="Text_20_body">
      <style:text-properties style:text-position="0% 100%" fo:language="de" fo:country="DE" fo:font-style="italic" fo:font-weight="normal" officeooo:rsid="01b109c1" officeooo:paragraph-rsid="01b109c1" style:font-style-asian="italic" style:font-weight-asian="normal" style:font-style-complex="italic" style:font-weight-complex="normal"/>
    </style:style>
    <style:style style:name="P532" style:family="paragraph" style:parent-style-name="Text_20_body">
      <style:text-properties style:text-position="0% 100%" fo:language="de" fo:country="DE" fo:font-style="italic" fo:font-weight="normal" officeooo:rsid="01b70cb2" officeooo:paragraph-rsid="01b70cb2" style:font-style-asian="italic" style:font-weight-asian="normal" style:font-style-complex="italic" style:font-weight-complex="normal"/>
    </style:style>
    <style:style style:name="P533" style:family="paragraph" style:parent-style-name="Text_20_body">
      <style:text-properties style:text-position="0% 100%" fo:language="de" fo:country="DE" fo:font-style="italic" fo:font-weight="normal" officeooo:rsid="01b777d1" officeooo:paragraph-rsid="01b777d1" style:font-style-asian="italic" style:font-weight-asian="normal" style:font-style-complex="italic" style:font-weight-complex="normal"/>
    </style:style>
    <style:style style:name="P534" style:family="paragraph" style:parent-style-name="Text_20_body">
      <style:text-properties style:text-position="0% 100%" fo:language="de" fo:country="DE" fo:font-style="italic" fo:font-weight="normal" officeooo:rsid="01b84c1b" officeooo:paragraph-rsid="01b84c1b" style:font-style-asian="italic" style:font-weight-asian="normal" style:font-style-complex="italic" style:font-weight-complex="normal"/>
    </style:style>
    <style:style style:name="P535" style:family="paragraph" style:parent-style-name="Text_20_body">
      <style:text-properties officeooo:rsid="01acbdad" officeooo:paragraph-rsid="01af26fc"/>
    </style:style>
    <style:style style:name="P536" style:family="paragraph" style:parent-style-name="Text_20_body">
      <style:text-properties officeooo:paragraph-rsid="01adc0ac"/>
    </style:style>
    <style:style style:name="P537" style:family="paragraph" style:parent-style-name="Text_20_body">
      <style:text-properties officeooo:rsid="01af26fc" officeooo:paragraph-rsid="01af26fc"/>
    </style:style>
    <style:style style:name="P538" style:family="paragraph" style:parent-style-name="Text_20_body">
      <style:text-properties officeooo:rsid="01b109c1" officeooo:paragraph-rsid="01b109c1"/>
    </style:style>
    <style:style style:name="P539" style:family="paragraph" style:parent-style-name="Text_20_body">
      <style:text-properties officeooo:paragraph-rsid="01b70cb2"/>
    </style:style>
    <style:style style:name="P540" style:family="paragraph" style:parent-style-name="Text_20_body">
      <style:text-properties officeooo:rsid="01b84c1b" officeooo:paragraph-rsid="01b84c1b"/>
    </style:style>
    <style:style style:name="P541"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officeooo:paragraph-rsid="0153c678" fo:hyphenate="true" fo:hyphenation-remain-char-count="2" fo:hyphenation-push-char-count="2"/>
    </style:style>
    <style:style style:name="P542" style:family="paragraph" style:parent-style-name="Text_20_body" style:list-style-name="">
      <style:paragraph-properties fo:margin-left="0cm" fo:margin-right="0cm" fo:margin-top="0cm" fo:margin-bottom="0cm" loext:contextual-spacing="false" fo:text-align="justify" style:justify-single-word="false" fo:hyphenation-ladder-count="no-limit" fo:text-indent="0.499cm" style:auto-text-indent="false"/>
      <style:text-properties fo:font-style="italic" officeooo:rsid="016bc36e" officeooo:paragraph-rsid="016bc36e" style:font-style-asian="italic" style:font-style-complex="italic" fo:hyphenate="true" fo:hyphenation-remain-char-count="2" fo:hyphenation-push-char-count="2"/>
    </style:style>
    <style:style style:name="P543" style:family="paragraph" style:parent-style-name="Text_20_body">
      <style:text-properties style:text-position="0% 100%" fo:language="de" fo:country="DE" fo:font-style="normal" fo:font-weight="normal" officeooo:rsid="01b777d1" officeooo:paragraph-rsid="01b777d1" style:font-style-asian="normal" style:font-weight-asian="normal" style:font-style-complex="normal" style:font-weight-complex="normal"/>
    </style:style>
    <style:style style:name="P544" style:family="paragraph" style:parent-style-name="Text_20_body">
      <style:text-properties style:text-position="0% 100%" fo:language="de" fo:country="DE" fo:font-style="normal" fo:font-weight="normal" officeooo:rsid="01b84c1b" officeooo:paragraph-rsid="01b84c1b" style:font-style-asian="normal" style:font-weight-asian="normal" style:font-style-complex="normal" style:font-weight-complex="normal"/>
    </style:style>
    <style:style style:name="P545" style:family="paragraph" style:parent-style-name="Text_20_body">
      <style:text-properties style:text-position="0% 100%" fo:language="de" fo:country="DE" fo:font-style="normal" fo:font-weight="normal" officeooo:rsid="01b9196e" officeooo:paragraph-rsid="01b9196e" style:font-style-asian="normal" style:font-weight-asian="normal" style:font-style-complex="normal" style:font-weight-complex="normal"/>
    </style:style>
    <style:style style:name="P546" style:family="paragraph" style:parent-style-name="Text_20_body">
      <style:text-properties style:text-position="0% 100%" fo:language="de" fo:country="DE" fo:font-style="normal" fo:font-weight="normal" officeooo:rsid="01b9196e" officeooo:paragraph-rsid="01ba1ed7" style:font-style-asian="normal" style:font-weight-asian="normal" style:font-style-complex="normal" style:font-weight-complex="normal"/>
    </style:style>
    <style:style style:name="P547" style:family="paragraph" style:parent-style-name="Text_20_body">
      <style:text-properties style:text-position="0% 100%" fo:language="de" fo:country="DE" fo:font-style="normal" fo:font-weight="normal" officeooo:rsid="01ba1ed7" officeooo:paragraph-rsid="01ba1ed7" style:font-style-asian="normal" style:font-weight-asian="normal" style:font-style-complex="normal" style:font-weight-complex="normal"/>
    </style:style>
    <style:style style:name="P548" style:family="paragraph" style:parent-style-name="Heading_20_1">
      <style:text-properties officeooo:rsid="005b7f57"/>
    </style:style>
    <style:style style:name="P549" style:family="paragraph" style:parent-style-name="Heading_20_1">
      <style:text-properties officeooo:paragraph-rsid="0118f034"/>
    </style:style>
    <style:style style:name="P550" style:family="paragraph" style:parent-style-name="Heading_20_1">
      <style:text-properties officeooo:paragraph-rsid="016c61fe"/>
    </style:style>
    <style:style style:name="P551" style:family="paragraph" style:parent-style-name="Heading_20_1">
      <style:text-properties officeooo:paragraph-rsid="0197e906"/>
    </style:style>
    <style:style style:name="P552" style:family="paragraph" style:parent-style-name="Heading_20_1">
      <style:text-properties officeooo:paragraph-rsid="019de539"/>
    </style:style>
    <style:style style:name="P553" style:family="paragraph" style:parent-style-name="Heading_20_1">
      <style:text-properties officeooo:paragraph-rsid="01acbdad"/>
    </style:style>
    <style:style style:name="P554" style:family="paragraph" style:parent-style-name="Heading_20_1">
      <style:text-properties style:text-position="0% 100%" fo:language="de" fo:country="DE" fo:font-style="normal" fo:font-weight="normal" style:font-style-asian="normal" style:font-weight-asian="normal" style:font-style-complex="normal" style:font-weight-complex="normal"/>
    </style:style>
    <style:style style:name="P555" style:family="paragraph" style:parent-style-name="Heading_20_1">
      <style:text-properties officeooo:paragraph-rsid="005a0eb7"/>
    </style:style>
    <style:style style:name="P556" style:family="paragraph" style:parent-style-name="Heading_20_1">
      <style:text-properties fo:language="de" fo:country="DE"/>
    </style:style>
    <style:style style:name="P557" style:family="paragraph" style:parent-style-name="Heading_20_1">
      <style:text-properties fo:font-style="normal" officeooo:rsid="0020e49a" style:font-style-asian="normal" style:font-style-complex="normal"/>
    </style:style>
    <style:style style:name="P558" style:family="paragraph" style:parent-style-name="Heading_20_1">
      <style:paragraph-properties>
        <style:tab-stops>
          <style:tab-stop style:position="12.435cm"/>
        </style:tab-stops>
      </style:paragraph-properties>
      <style:text-properties fo:font-style="normal" officeooo:rsid="001e7a5c" style:font-style-asian="normal" style:font-style-complex="normal"/>
    </style:style>
    <style:style style:name="P559"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09506c" style:font-style-asian="italic" style:font-style-complex="italic"/>
    </style:style>
    <style:style style:name="T3" style:family="text">
      <style:text-properties fo:font-style="italic" officeooo:rsid="000b3988" style:font-style-asian="italic" style:font-style-complex="italic"/>
    </style:style>
    <style:style style:name="T4" style:family="text">
      <style:text-properties fo:font-style="italic" officeooo:rsid="000cef2b" style:font-style-asian="italic" style:font-style-complex="italic"/>
    </style:style>
    <style:style style:name="T5" style:family="text">
      <style:text-properties fo:font-style="italic" officeooo:rsid="000e6262" style:font-style-asian="italic" style:font-style-complex="italic"/>
    </style:style>
    <style:style style:name="T6" style:family="text">
      <style:text-properties fo:font-style="italic" officeooo:rsid="000e769c" style:font-style-asian="italic" style:font-style-complex="italic"/>
    </style:style>
    <style:style style:name="T7" style:family="text">
      <style:text-properties fo:font-style="italic" officeooo:rsid="000ee3f3" style:font-style-asian="italic" style:font-style-complex="italic"/>
    </style:style>
    <style:style style:name="T8" style:family="text">
      <style:text-properties fo:font-style="italic" officeooo:rsid="0012c39e" style:font-style-asian="italic" style:font-style-complex="italic"/>
    </style:style>
    <style:style style:name="T9" style:family="text">
      <style:text-properties fo:font-style="italic" officeooo:rsid="00136cbb" style:font-style-asian="italic" style:font-style-complex="italic"/>
    </style:style>
    <style:style style:name="T10" style:family="text">
      <style:text-properties fo:font-style="italic" officeooo:rsid="0013ca1d" style:font-style-asian="italic" style:font-style-complex="italic"/>
    </style:style>
    <style:style style:name="T11" style:family="text">
      <style:text-properties fo:font-style="italic" officeooo:rsid="002dbcc5" style:font-style-asian="italic" style:font-style-complex="italic"/>
    </style:style>
    <style:style style:name="T12" style:family="text">
      <style:text-properties fo:font-style="italic" officeooo:rsid="002f740b" style:font-style-asian="italic" style:font-style-complex="italic"/>
    </style:style>
    <style:style style:name="T13" style:family="text">
      <style:text-properties fo:font-style="italic" officeooo:rsid="0031432e" style:font-style-asian="italic" style:font-style-complex="italic"/>
    </style:style>
    <style:style style:name="T14" style:family="text">
      <style:text-properties fo:font-style="italic" officeooo:rsid="00377108" style:font-style-asian="italic" style:font-style-complex="italic"/>
    </style:style>
    <style:style style:name="T15" style:family="text">
      <style:text-properties fo:font-style="italic" officeooo:rsid="0039575f" style:font-style-asian="italic" style:font-style-complex="italic"/>
    </style:style>
    <style:style style:name="T16" style:family="text">
      <style:text-properties fo:font-style="italic" officeooo:rsid="003af0f2" style:font-style-asian="italic" style:font-style-complex="italic"/>
    </style:style>
    <style:style style:name="T17" style:family="text">
      <style:text-properties fo:font-style="italic" officeooo:rsid="003cfdb2" style:font-style-asian="italic" style:font-style-complex="italic"/>
    </style:style>
    <style:style style:name="T18" style:family="text">
      <style:text-properties fo:font-style="italic" officeooo:rsid="00456e10" style:font-style-asian="italic" style:font-style-complex="italic"/>
    </style:style>
    <style:style style:name="T19" style:family="text">
      <style:text-properties fo:font-style="italic" officeooo:rsid="00539b5d" style:font-style-asian="italic" style:font-style-complex="italic"/>
    </style:style>
    <style:style style:name="T20" style:family="text">
      <style:text-properties fo:font-style="italic" officeooo:rsid="0055cd49" style:font-style-asian="italic" style:font-style-complex="italic"/>
    </style:style>
    <style:style style:name="T21" style:family="text">
      <style:text-properties fo:font-style="italic" officeooo:rsid="001013ce" style:font-style-asian="italic" style:font-style-complex="italic"/>
    </style:style>
    <style:style style:name="T22" style:family="text">
      <style:text-properties fo:font-style="italic" officeooo:rsid="00121c95" style:font-style-asian="italic" style:font-style-complex="italic"/>
    </style:style>
    <style:style style:name="T23" style:family="text">
      <style:text-properties fo:font-style="italic" officeooo:rsid="0060a04a" style:font-style-asian="italic" style:font-style-complex="italic"/>
    </style:style>
    <style:style style:name="T24" style:family="text">
      <style:text-properties fo:font-style="italic" officeooo:rsid="0062a79f" style:font-style-asian="italic" style:font-style-complex="italic"/>
    </style:style>
    <style:style style:name="T25" style:family="text">
      <style:text-properties fo:font-style="italic" officeooo:rsid="00635308" style:font-style-asian="italic" style:font-style-complex="italic"/>
    </style:style>
    <style:style style:name="T26" style:family="text">
      <style:text-properties fo:font-style="italic" officeooo:rsid="00652569" style:font-style-asian="italic" style:font-style-complex="italic"/>
    </style:style>
    <style:style style:name="T27" style:family="text">
      <style:text-properties fo:font-style="italic" officeooo:rsid="00661168" style:font-style-asian="italic" style:font-style-complex="italic"/>
    </style:style>
    <style:style style:name="T28" style:family="text">
      <style:text-properties fo:font-style="italic" officeooo:rsid="0067422c" style:font-style-asian="italic" style:font-style-complex="italic"/>
    </style:style>
    <style:style style:name="T29" style:family="text">
      <style:text-properties fo:font-style="italic" officeooo:rsid="0130ca7d" style:font-style-asian="italic" style:font-style-complex="italic"/>
    </style:style>
    <style:style style:name="T30" style:family="text">
      <style:text-properties fo:font-style="italic" officeooo:rsid="01391997" style:font-style-asian="italic" style:font-style-complex="italic"/>
    </style:style>
    <style:style style:name="T31" style:family="text">
      <style:text-properties fo:font-style="italic" officeooo:rsid="01465fb9" style:font-style-asian="italic" style:font-style-complex="italic"/>
    </style:style>
    <style:style style:name="T32" style:family="text">
      <style:text-properties fo:font-style="italic" officeooo:rsid="01531c2b" style:font-style-asian="italic" style:font-style-complex="italic"/>
    </style:style>
    <style:style style:name="T33" style:family="text">
      <style:text-properties fo:font-style="italic" officeooo:rsid="016374c0" style:font-style-asian="italic" style:font-style-complex="italic"/>
    </style:style>
    <style:style style:name="T34" style:family="text">
      <style:text-properties fo:font-style="italic" officeooo:rsid="016c61fe" style:font-style-asian="italic" style:font-style-complex="italic"/>
    </style:style>
    <style:style style:name="T35" style:family="text">
      <style:text-properties fo:font-style="italic" officeooo:rsid="0188956d" style:font-style-asian="italic" style:font-style-complex="italic"/>
    </style:style>
    <style:style style:name="T36" style:family="text">
      <style:text-properties fo:font-style="italic" officeooo:rsid="0197c715" style:font-style-asian="italic" style:font-style-complex="italic"/>
    </style:style>
    <style:style style:name="T37" style:family="text">
      <style:text-properties fo:font-style="italic" officeooo:rsid="01807bc2" style:font-style-asian="italic" style:font-style-complex="italic"/>
    </style:style>
    <style:style style:name="T38" style:family="text">
      <style:text-properties fo:font-style="italic" officeooo:rsid="0197e906" style:font-style-asian="italic" style:font-style-complex="italic"/>
    </style:style>
    <style:style style:name="T39" style:family="text">
      <style:text-properties fo:font-style="italic" officeooo:rsid="0199d87f" style:font-style-asian="italic" style:font-style-complex="italic"/>
    </style:style>
    <style:style style:name="T40" style:family="text">
      <style:text-properties fo:font-style="italic" officeooo:rsid="019a5e43" style:font-style-asian="italic" style:font-style-complex="italic"/>
    </style:style>
    <style:style style:name="T41" style:family="text">
      <style:text-properties fo:font-style="italic" officeooo:rsid="019a5f25" style:font-style-asian="italic" style:font-style-complex="italic"/>
    </style:style>
    <style:style style:name="T42" style:family="text">
      <style:text-properties fo:font-style="italic" officeooo:rsid="019bc3ea" style:font-style-asian="italic" style:font-style-complex="italic"/>
    </style:style>
    <style:style style:name="T43" style:family="text">
      <style:text-properties fo:font-style="italic" officeooo:rsid="019f2041" style:font-style-asian="italic" style:font-style-complex="italic"/>
    </style:style>
    <style:style style:name="T44" style:family="text">
      <style:text-properties fo:font-style="italic" fo:font-weight="normal" style:font-style-asian="italic" style:font-weight-asian="normal" style:font-style-complex="italic" style:font-weight-complex="normal"/>
    </style:style>
    <style:style style:name="T45" style:family="text">
      <style:text-properties fo:font-style="italic" fo:font-weight="normal" officeooo:rsid="001afa9b" style:font-style-asian="italic" style:font-weight-asian="normal" style:font-style-complex="italic" style:font-weight-complex="normal"/>
    </style:style>
    <style:style style:name="T46" style:family="text">
      <style:text-properties fo:font-style="italic" fo:font-weight="normal" officeooo:rsid="00e8be36" style:font-style-asian="italic" style:font-weight-asian="normal" style:font-style-complex="italic" style:font-weight-complex="normal"/>
    </style:style>
    <style:style style:name="T47" style:family="text">
      <style:text-properties fo:font-style="italic" fo:font-weight="normal" officeooo:rsid="00ee9742" style:font-style-asian="italic" style:font-weight-asian="normal" style:font-style-complex="italic" style:font-weight-complex="normal"/>
    </style:style>
    <style:style style:name="T48" style:family="text">
      <style:text-properties fo:font-style="italic" fo:font-weight="normal" officeooo:rsid="019f2041" style:font-style-asian="italic" style:font-weight-asian="normal" style:font-style-complex="italic" style:font-weight-complex="normal"/>
    </style:style>
    <style:style style:name="T49" style:family="text">
      <style:text-properties fo:font-style="italic" fo:font-weight="normal" officeooo:rsid="019de539" style:font-style-asian="italic" style:font-weight-asian="normal" style:font-style-complex="italic" style:font-weight-complex="normal"/>
    </style:style>
    <style:style style:name="T50" style:family="text">
      <style:text-properties fo:font-style="italic" fo:font-weight="normal" officeooo:rsid="01a0b422" style:font-style-asian="italic" style:font-weight-asian="normal" style:font-style-complex="italic" style:font-weight-complex="normal"/>
    </style:style>
    <style:style style:name="T51" style:family="text">
      <style:text-properties fo:font-style="italic" style:text-underline-style="none" fo:font-weight="normal" style:font-style-asian="italic" style:font-weight-asian="normal" style:font-style-complex="italic" style:font-weight-complex="normal"/>
    </style:style>
    <style:style style:name="T52" style:family="text">
      <style:text-properties fo:font-style="italic" style:text-underline-style="none" officeooo:rsid="00635308" style:font-style-asian="italic" style:font-style-complex="italic"/>
    </style:style>
    <style:style style:name="T53" style:family="text">
      <style:text-properties fo:font-style="normal" style:font-style-asian="normal" style:font-style-complex="normal"/>
    </style:style>
    <style:style style:name="T54" style:family="text">
      <style:text-properties fo:font-style="normal" officeooo:rsid="00456e10" style:font-style-asian="normal" style:font-style-complex="normal"/>
    </style:style>
    <style:style style:name="T55" style:family="text">
      <style:text-properties fo:font-style="normal" officeooo:rsid="00471066" style:font-style-asian="normal" style:font-style-complex="normal"/>
    </style:style>
    <style:style style:name="T56" style:family="text">
      <style:text-properties fo:font-style="normal" officeooo:rsid="0049f7b9" style:font-style-asian="normal" style:font-style-complex="normal"/>
    </style:style>
    <style:style style:name="T57" style:family="text">
      <style:text-properties fo:font-style="normal" officeooo:rsid="004bce25" style:font-style-asian="normal" style:font-style-complex="normal"/>
    </style:style>
    <style:style style:name="T58" style:family="text">
      <style:text-properties fo:font-style="normal" officeooo:rsid="004ce20e" style:font-style-asian="normal" style:font-style-complex="normal"/>
    </style:style>
    <style:style style:name="T59" style:family="text">
      <style:text-properties fo:font-style="normal" officeooo:rsid="004f8be0" style:font-style-asian="normal" style:font-style-complex="normal"/>
    </style:style>
    <style:style style:name="T60" style:family="text">
      <style:text-properties fo:font-style="normal" officeooo:rsid="0073b719" style:font-style-asian="normal" style:font-style-complex="normal"/>
    </style:style>
    <style:style style:name="T61" style:family="text">
      <style:text-properties fo:font-style="normal" officeooo:rsid="0073fd50" style:font-style-asian="normal" style:font-style-complex="normal"/>
    </style:style>
    <style:style style:name="T62" style:family="text">
      <style:text-properties fo:font-style="normal" officeooo:rsid="00740af0" style:font-style-asian="normal" style:font-style-complex="normal"/>
    </style:style>
    <style:style style:name="T63" style:family="text">
      <style:text-properties fo:font-style="normal" officeooo:rsid="0075fbf0" style:font-style-asian="normal" style:font-style-complex="normal"/>
    </style:style>
    <style:style style:name="T64" style:family="text">
      <style:text-properties fo:font-style="normal" officeooo:rsid="007695d3" style:font-style-asian="normal" style:font-style-complex="normal"/>
    </style:style>
    <style:style style:name="T65" style:family="text">
      <style:text-properties fo:font-style="normal" officeooo:rsid="007921ba" style:font-style-asian="normal" style:font-style-complex="normal"/>
    </style:style>
    <style:style style:name="T66" style:family="text">
      <style:text-properties fo:font-style="normal" officeooo:rsid="007a2bed" style:font-style-asian="normal" style:font-style-complex="normal"/>
    </style:style>
    <style:style style:name="T67" style:family="text">
      <style:text-properties fo:font-style="normal" officeooo:rsid="001e0680" style:font-style-asian="normal" style:font-style-complex="normal"/>
    </style:style>
    <style:style style:name="T68" style:family="text">
      <style:text-properties fo:font-style="normal" officeooo:rsid="001e7a5c" style:font-style-asian="normal" style:font-style-complex="normal"/>
    </style:style>
    <style:style style:name="T69" style:family="text">
      <style:text-properties fo:font-style="normal" officeooo:rsid="007c1bd8" style:font-style-asian="normal" style:font-style-complex="normal"/>
    </style:style>
    <style:style style:name="T70" style:family="text">
      <style:text-properties fo:font-style="normal" officeooo:rsid="007ea58f" style:font-style-asian="normal" style:font-style-complex="normal"/>
    </style:style>
    <style:style style:name="T71" style:family="text">
      <style:text-properties fo:font-style="normal" officeooo:rsid="0081268f" style:font-style-asian="normal" style:font-style-complex="normal"/>
    </style:style>
    <style:style style:name="T72" style:family="text">
      <style:text-properties fo:font-style="normal" officeooo:rsid="0082b36e" style:font-style-asian="normal" style:font-style-complex="normal"/>
    </style:style>
    <style:style style:name="T73" style:family="text">
      <style:text-properties fo:font-style="normal" officeooo:rsid="00843ea0" style:font-style-asian="normal" style:font-style-complex="normal"/>
    </style:style>
    <style:style style:name="T74" style:family="text">
      <style:text-properties fo:font-style="normal" officeooo:rsid="0084b9ea" style:font-style-asian="normal" style:font-style-complex="normal"/>
    </style:style>
    <style:style style:name="T75" style:family="text">
      <style:text-properties fo:font-style="normal" officeooo:rsid="0085d3da" style:font-style-asian="normal" style:font-style-complex="normal"/>
    </style:style>
    <style:style style:name="T76" style:family="text">
      <style:text-properties fo:font-style="normal" officeooo:rsid="0087d43b" style:font-style-asian="normal" style:font-style-complex="normal"/>
    </style:style>
    <style:style style:name="T77" style:family="text">
      <style:text-properties fo:font-style="normal" officeooo:rsid="0088e38d" style:font-style-asian="normal" style:font-style-complex="normal"/>
    </style:style>
    <style:style style:name="T78" style:family="text">
      <style:text-properties fo:font-style="normal" officeooo:rsid="008965da" style:font-style-asian="normal" style:font-style-complex="normal"/>
    </style:style>
    <style:style style:name="T79" style:family="text">
      <style:text-properties fo:font-style="normal" officeooo:rsid="00936a9d" style:font-style-asian="normal" style:font-style-complex="normal"/>
    </style:style>
    <style:style style:name="T80" style:family="text">
      <style:text-properties fo:font-style="normal" officeooo:rsid="0093b281" style:font-style-asian="normal" style:font-style-complex="normal"/>
    </style:style>
    <style:style style:name="T81" style:family="text">
      <style:text-properties fo:font-style="normal" officeooo:rsid="00947d98" style:font-style-asian="normal" style:font-style-complex="normal"/>
    </style:style>
    <style:style style:name="T82" style:family="text">
      <style:text-properties fo:font-style="normal" officeooo:rsid="00973fca" style:font-style-asian="normal" style:font-style-complex="normal"/>
    </style:style>
    <style:style style:name="T83" style:family="text">
      <style:text-properties fo:font-style="normal" officeooo:rsid="009a19f6" style:font-style-asian="normal" style:font-style-complex="normal"/>
    </style:style>
    <style:style style:name="T84" style:family="text">
      <style:text-properties fo:font-style="normal" officeooo:rsid="009bddba" style:font-style-asian="normal" style:font-style-complex="normal"/>
    </style:style>
    <style:style style:name="T85" style:family="text">
      <style:text-properties fo:font-style="normal" officeooo:rsid="0074a41f" style:font-style-asian="normal" style:font-style-complex="normal"/>
    </style:style>
    <style:style style:name="T86" style:family="text">
      <style:text-properties fo:font-style="normal" officeooo:rsid="00a1a711" style:font-style-asian="normal" style:font-style-complex="normal"/>
    </style:style>
    <style:style style:name="T87" style:family="text">
      <style:text-properties fo:font-style="normal" officeooo:rsid="00a1d164" style:font-style-asian="normal" style:font-style-complex="normal"/>
    </style:style>
    <style:style style:name="T88" style:family="text">
      <style:text-properties fo:font-style="normal" officeooo:rsid="00a3078d" style:font-style-asian="normal" style:font-style-complex="normal"/>
    </style:style>
    <style:style style:name="T89" style:family="text">
      <style:text-properties fo:font-style="normal" officeooo:rsid="00a39aef" style:font-style-asian="normal" style:font-style-complex="normal"/>
    </style:style>
    <style:style style:name="T90" style:family="text">
      <style:text-properties fo:font-style="normal" officeooo:rsid="00a6dded" style:font-style-asian="normal" style:font-style-complex="normal"/>
    </style:style>
    <style:style style:name="T91" style:family="text">
      <style:text-properties fo:font-style="normal" officeooo:rsid="00a9dfd3" style:font-style-asian="normal" style:font-style-complex="normal"/>
    </style:style>
    <style:style style:name="T92" style:family="text">
      <style:text-properties fo:font-style="normal" officeooo:rsid="00aa4671" style:font-style-asian="normal" style:font-style-complex="normal"/>
    </style:style>
    <style:style style:name="T93" style:family="text">
      <style:text-properties fo:font-style="normal" officeooo:rsid="00ad13da" style:font-style-asian="normal" style:font-style-complex="normal"/>
    </style:style>
    <style:style style:name="T94" style:family="text">
      <style:text-properties fo:font-style="normal" officeooo:rsid="00ad51d1" style:font-style-asian="normal" style:font-style-complex="normal"/>
    </style:style>
    <style:style style:name="T95" style:family="text">
      <style:text-properties fo:font-style="normal" officeooo:rsid="00ae3d84" style:font-style-asian="normal" style:font-style-complex="normal"/>
    </style:style>
    <style:style style:name="T96" style:family="text">
      <style:text-properties fo:font-style="normal" officeooo:rsid="00af0ef8" style:font-style-asian="normal" style:font-style-complex="normal"/>
    </style:style>
    <style:style style:name="T97" style:family="text">
      <style:text-properties fo:font-style="normal" officeooo:rsid="00affd3e" style:font-style-asian="normal" style:font-style-complex="normal"/>
    </style:style>
    <style:style style:name="T98" style:family="text">
      <style:text-properties fo:font-style="normal" officeooo:rsid="00b19af6" style:font-style-asian="normal" style:font-style-complex="normal"/>
    </style:style>
    <style:style style:name="T99" style:family="text">
      <style:text-properties fo:font-style="normal" officeooo:rsid="00b93029" style:font-style-asian="normal" style:font-style-complex="normal"/>
    </style:style>
    <style:style style:name="T100" style:family="text">
      <style:text-properties fo:font-style="normal" officeooo:rsid="00c21e60" style:font-style-asian="normal" style:font-style-complex="normal"/>
    </style:style>
    <style:style style:name="T101" style:family="text">
      <style:text-properties fo:font-style="normal" officeooo:rsid="00c246ce" style:font-style-asian="normal" style:font-style-complex="normal"/>
    </style:style>
    <style:style style:name="T102" style:family="text">
      <style:text-properties fo:font-style="normal" officeooo:rsid="00c3a03b" style:font-style-asian="normal" style:font-style-complex="normal"/>
    </style:style>
    <style:style style:name="T103" style:family="text">
      <style:text-properties fo:font-style="normal" officeooo:rsid="00c43502" style:font-style-asian="normal" style:font-style-complex="normal"/>
    </style:style>
    <style:style style:name="T104" style:family="text">
      <style:text-properties fo:font-style="normal" officeooo:rsid="00c598ab" style:font-style-asian="normal" style:font-style-complex="normal"/>
    </style:style>
    <style:style style:name="T105" style:family="text">
      <style:text-properties fo:font-style="normal" officeooo:rsid="00c5d4a1" style:font-style-asian="normal" style:font-style-complex="normal"/>
    </style:style>
    <style:style style:name="T106" style:family="text">
      <style:text-properties fo:font-style="normal" officeooo:rsid="00c6cbba" style:font-style-asian="normal" style:font-style-complex="normal"/>
    </style:style>
    <style:style style:name="T107" style:family="text">
      <style:text-properties fo:font-style="normal" officeooo:rsid="00cd123e" style:font-style-asian="normal" style:font-style-complex="normal"/>
    </style:style>
    <style:style style:name="T108" style:family="text">
      <style:text-properties fo:font-style="normal" officeooo:rsid="00cd8442" style:font-style-asian="normal" style:font-style-complex="normal"/>
    </style:style>
    <style:style style:name="T109" style:family="text">
      <style:text-properties fo:font-style="normal" officeooo:rsid="00cf213b" style:font-style-asian="normal" style:font-style-complex="normal"/>
    </style:style>
    <style:style style:name="T110" style:family="text">
      <style:text-properties fo:font-style="normal" officeooo:rsid="00cff341" style:font-style-asian="normal" style:font-style-complex="normal"/>
    </style:style>
    <style:style style:name="T111" style:family="text">
      <style:text-properties fo:font-style="normal" officeooo:rsid="00d13079" style:font-style-asian="normal" style:font-style-complex="normal"/>
    </style:style>
    <style:style style:name="T112" style:family="text">
      <style:text-properties fo:font-style="normal" officeooo:rsid="00d21fbc" style:font-style-asian="normal" style:font-style-complex="normal"/>
    </style:style>
    <style:style style:name="T113" style:family="text">
      <style:text-properties fo:font-style="normal" officeooo:rsid="00d37428" style:font-style-asian="normal" style:font-style-complex="normal"/>
    </style:style>
    <style:style style:name="T114" style:family="text">
      <style:text-properties fo:font-style="normal" officeooo:rsid="00d4b6e8" style:font-style-asian="normal" style:font-style-complex="normal"/>
    </style:style>
    <style:style style:name="T115" style:family="text">
      <style:text-properties fo:font-style="normal" officeooo:rsid="00e2ba1a" style:font-style-asian="normal" style:font-style-complex="normal"/>
    </style:style>
    <style:style style:name="T116" style:family="text">
      <style:text-properties fo:font-style="normal" officeooo:rsid="00e4a125" style:font-style-asian="normal" style:font-style-complex="normal"/>
    </style:style>
    <style:style style:name="T117" style:family="text">
      <style:text-properties fo:font-style="normal" officeooo:rsid="00e51f20" style:font-style-asian="normal" style:font-style-complex="normal"/>
    </style:style>
    <style:style style:name="T118" style:family="text">
      <style:text-properties fo:font-style="normal" officeooo:rsid="00edbc5f" style:font-style-asian="normal" style:font-style-complex="normal"/>
    </style:style>
    <style:style style:name="T119" style:family="text">
      <style:text-properties fo:font-style="normal" officeooo:rsid="00f26947" style:font-style-asian="normal" style:font-style-complex="normal"/>
    </style:style>
    <style:style style:name="T120" style:family="text">
      <style:text-properties fo:font-style="normal" officeooo:rsid="00f424b9" style:font-style-asian="normal" style:font-style-complex="normal"/>
    </style:style>
    <style:style style:name="T121" style:family="text">
      <style:text-properties fo:font-style="normal" officeooo:rsid="00f5fb1f" style:font-style-asian="normal" style:font-style-complex="normal"/>
    </style:style>
    <style:style style:name="T122" style:family="text">
      <style:text-properties fo:font-style="normal" officeooo:rsid="00f6f812" style:font-style-asian="normal" style:font-style-complex="normal"/>
    </style:style>
    <style:style style:name="T123" style:family="text">
      <style:text-properties fo:font-style="normal" officeooo:rsid="00f8eb5e" style:font-style-asian="normal" style:font-style-complex="normal"/>
    </style:style>
    <style:style style:name="T124" style:family="text">
      <style:text-properties fo:font-style="normal" officeooo:rsid="00f9997a" style:font-style-asian="normal" style:font-style-complex="normal"/>
    </style:style>
    <style:style style:name="T125" style:family="text">
      <style:text-properties fo:font-style="normal" officeooo:rsid="00fa9643" style:font-style-asian="normal" style:font-style-complex="normal"/>
    </style:style>
    <style:style style:name="T126" style:family="text">
      <style:text-properties fo:font-style="normal" officeooo:rsid="0102264c" style:font-style-asian="normal" style:font-style-complex="normal"/>
    </style:style>
    <style:style style:name="T127" style:family="text">
      <style:text-properties fo:font-style="normal" officeooo:rsid="0103f151" style:font-style-asian="normal" style:font-style-complex="normal"/>
    </style:style>
    <style:style style:name="T128" style:family="text">
      <style:text-properties fo:font-style="normal" officeooo:rsid="01051d37" style:font-style-asian="normal" style:font-style-complex="normal"/>
    </style:style>
    <style:style style:name="T129" style:family="text">
      <style:text-properties fo:font-style="normal" officeooo:rsid="01074b65" style:font-style-asian="normal" style:font-style-complex="normal"/>
    </style:style>
    <style:style style:name="T130" style:family="text">
      <style:text-properties fo:font-style="normal" officeooo:rsid="0108ac9a" style:font-style-asian="normal" style:font-style-complex="normal"/>
    </style:style>
    <style:style style:name="T131" style:family="text">
      <style:text-properties fo:font-style="normal" officeooo:rsid="0108e390" style:font-style-asian="normal" style:font-style-complex="normal"/>
    </style:style>
    <style:style style:name="T132" style:family="text">
      <style:text-properties fo:font-style="normal" officeooo:rsid="010bf5b0" style:font-style-asian="normal" style:font-style-complex="normal"/>
    </style:style>
    <style:style style:name="T133" style:family="text">
      <style:text-properties fo:font-style="normal" officeooo:rsid="010e73ff" style:font-style-asian="normal" style:font-style-complex="normal"/>
    </style:style>
    <style:style style:name="T134" style:family="text">
      <style:text-properties fo:font-style="normal" officeooo:rsid="010fa683" style:font-style-asian="normal" style:font-style-complex="normal"/>
    </style:style>
    <style:style style:name="T135" style:family="text">
      <style:text-properties fo:font-style="normal" officeooo:rsid="011051e2" style:font-style-asian="normal" style:font-style-complex="normal"/>
    </style:style>
    <style:style style:name="T136" style:family="text">
      <style:text-properties fo:font-style="normal" officeooo:rsid="01109bf7" style:font-style-asian="normal" style:font-style-complex="normal"/>
    </style:style>
    <style:style style:name="T137" style:family="text">
      <style:text-properties fo:font-style="normal" officeooo:rsid="0110b4c4" style:font-style-asian="normal" style:font-style-complex="normal"/>
    </style:style>
    <style:style style:name="T138" style:family="text">
      <style:text-properties fo:font-style="normal" officeooo:rsid="01122fea" style:font-style-asian="normal" style:font-style-complex="normal"/>
    </style:style>
    <style:style style:name="T139" style:family="text">
      <style:text-properties fo:font-style="normal" officeooo:rsid="0113713f" style:font-style-asian="normal" style:font-style-complex="normal"/>
    </style:style>
    <style:style style:name="T140" style:family="text">
      <style:text-properties fo:font-style="normal" officeooo:rsid="0113b334" style:font-style-asian="normal" style:font-style-complex="normal"/>
    </style:style>
    <style:style style:name="T141" style:family="text">
      <style:text-properties fo:font-style="normal" officeooo:rsid="0116f94d" style:font-style-asian="normal" style:font-style-complex="normal"/>
    </style:style>
    <style:style style:name="T142" style:family="text">
      <style:text-properties fo:font-style="normal" officeooo:rsid="011904da" style:font-style-asian="normal" style:font-style-complex="normal"/>
    </style:style>
    <style:style style:name="T143" style:family="text">
      <style:text-properties fo:font-style="normal" officeooo:rsid="011ac176" style:font-style-asian="normal" style:font-style-complex="normal"/>
    </style:style>
    <style:style style:name="T144" style:family="text">
      <style:text-properties fo:font-style="normal" officeooo:rsid="011da18e" style:font-style-asian="normal" style:font-style-complex="normal"/>
    </style:style>
    <style:style style:name="T145" style:family="text">
      <style:text-properties fo:font-style="normal" officeooo:rsid="011ec6e7" style:font-style-asian="normal" style:font-style-complex="normal"/>
    </style:style>
    <style:style style:name="T146" style:family="text">
      <style:text-properties fo:font-style="normal" officeooo:rsid="011fafa4" style:font-style-asian="normal" style:font-style-complex="normal"/>
    </style:style>
    <style:style style:name="T147" style:family="text">
      <style:text-properties fo:font-style="normal" officeooo:rsid="01208d8e" style:font-style-asian="normal" style:font-style-complex="normal"/>
    </style:style>
    <style:style style:name="T148" style:family="text">
      <style:text-properties fo:font-style="normal" officeooo:rsid="01219397" style:font-style-asian="normal" style:font-style-complex="normal"/>
    </style:style>
    <style:style style:name="T149" style:family="text">
      <style:text-properties fo:font-style="normal" officeooo:rsid="01256dcf" style:font-style-asian="normal" style:font-style-complex="normal"/>
    </style:style>
    <style:style style:name="T150" style:family="text">
      <style:text-properties fo:font-style="normal" officeooo:rsid="0126d579" style:font-style-asian="normal" style:font-style-complex="normal"/>
    </style:style>
    <style:style style:name="T151" style:family="text">
      <style:text-properties fo:font-style="normal" officeooo:rsid="0126fbf6" style:font-style-asian="normal" style:font-style-complex="normal"/>
    </style:style>
    <style:style style:name="T152" style:family="text">
      <style:text-properties fo:font-style="normal" officeooo:rsid="0128a59f" style:font-style-asian="normal" style:font-style-complex="normal"/>
    </style:style>
    <style:style style:name="T153" style:family="text">
      <style:text-properties fo:font-style="normal" officeooo:rsid="0129ad7c" style:font-style-asian="normal" style:font-style-complex="normal"/>
    </style:style>
    <style:style style:name="T154" style:family="text">
      <style:text-properties fo:font-style="normal" officeooo:rsid="012b0c22" style:font-style-asian="normal" style:font-style-complex="normal"/>
    </style:style>
    <style:style style:name="T155" style:family="text">
      <style:text-properties fo:font-style="normal" officeooo:rsid="012bf5e9" style:font-style-asian="normal" style:font-style-complex="normal"/>
    </style:style>
    <style:style style:name="T156" style:family="text">
      <style:text-properties fo:font-style="normal" officeooo:rsid="012bec1f" style:font-style-asian="normal" style:font-style-complex="normal"/>
    </style:style>
    <style:style style:name="T157" style:family="text">
      <style:text-properties fo:font-style="normal" officeooo:rsid="012dd8b7" style:font-style-asian="normal" style:font-style-complex="normal"/>
    </style:style>
    <style:style style:name="T158" style:family="text">
      <style:text-properties fo:font-style="normal" officeooo:rsid="012eeddf" style:font-style-asian="normal" style:font-style-complex="normal"/>
    </style:style>
    <style:style style:name="T159" style:family="text">
      <style:text-properties fo:font-style="normal" officeooo:rsid="012ff576" style:font-style-asian="normal" style:font-style-complex="normal"/>
    </style:style>
    <style:style style:name="T160" style:family="text">
      <style:text-properties fo:font-style="normal" officeooo:rsid="013036d3" style:font-style-asian="normal" style:font-style-complex="normal"/>
    </style:style>
    <style:style style:name="T161" style:family="text">
      <style:text-properties fo:font-style="normal" officeooo:rsid="0133e6c2" style:font-style-asian="normal" style:font-style-complex="normal"/>
    </style:style>
    <style:style style:name="T162" style:family="text">
      <style:text-properties fo:font-style="normal" officeooo:rsid="01366fe1" style:font-style-asian="normal" style:font-style-complex="normal"/>
    </style:style>
    <style:style style:name="T163" style:family="text">
      <style:text-properties fo:font-style="normal" officeooo:rsid="013ad4fd" style:font-style-asian="normal" style:font-style-complex="normal"/>
    </style:style>
    <style:style style:name="T164" style:family="text">
      <style:text-properties fo:font-style="normal" officeooo:rsid="01496c34" style:font-style-asian="normal" style:font-style-complex="normal"/>
    </style:style>
    <style:style style:name="T165" style:family="text">
      <style:text-properties fo:font-style="normal" officeooo:rsid="014ade04" style:font-style-asian="normal" style:font-style-complex="normal"/>
    </style:style>
    <style:style style:name="T166" style:family="text">
      <style:text-properties fo:font-style="normal" officeooo:rsid="014b2f53" style:font-style-asian="normal" style:font-style-complex="normal"/>
    </style:style>
    <style:style style:name="T167" style:family="text">
      <style:text-properties fo:font-style="normal" officeooo:rsid="014bcb9a" style:font-style-asian="normal" style:font-style-complex="normal"/>
    </style:style>
    <style:style style:name="T168" style:family="text">
      <style:text-properties fo:font-style="normal" officeooo:rsid="014d09f7" style:font-style-asian="normal" style:font-style-complex="normal"/>
    </style:style>
    <style:style style:name="T169" style:family="text">
      <style:text-properties fo:font-style="normal" officeooo:rsid="014ea81f" style:font-style-asian="normal" style:font-style-complex="normal"/>
    </style:style>
    <style:style style:name="T170" style:family="text">
      <style:text-properties fo:font-style="normal" officeooo:rsid="014f7da4" style:font-style-asian="normal" style:font-style-complex="normal"/>
    </style:style>
    <style:style style:name="T171" style:family="text">
      <style:text-properties fo:font-style="normal" officeooo:rsid="01527012" style:font-style-asian="normal" style:font-style-complex="normal"/>
    </style:style>
    <style:style style:name="T172" style:family="text">
      <style:text-properties fo:font-style="normal" officeooo:rsid="0152bd1f" style:font-style-asian="normal" style:font-style-complex="normal"/>
    </style:style>
    <style:style style:name="T173" style:family="text">
      <style:text-properties fo:font-style="normal" officeooo:rsid="01531c2b" style:font-style-asian="normal" style:font-style-complex="normal"/>
    </style:style>
    <style:style style:name="T174" style:family="text">
      <style:text-properties fo:font-style="normal" officeooo:rsid="0153c678" style:font-style-asian="normal" style:font-style-complex="normal"/>
    </style:style>
    <style:style style:name="T175" style:family="text">
      <style:text-properties fo:font-style="normal" officeooo:rsid="015c0fdf" style:font-style-asian="normal" style:font-style-complex="normal"/>
    </style:style>
    <style:style style:name="T176" style:family="text">
      <style:text-properties fo:font-style="normal" officeooo:rsid="015d393f" style:font-style-asian="normal" style:font-style-complex="normal"/>
    </style:style>
    <style:style style:name="T177" style:family="text">
      <style:text-properties fo:font-style="normal" officeooo:rsid="015d6b40" style:font-style-asian="normal" style:font-style-complex="normal"/>
    </style:style>
    <style:style style:name="T178" style:family="text">
      <style:text-properties fo:font-style="normal" officeooo:rsid="015d99f8" style:font-style-asian="normal" style:font-style-complex="normal"/>
    </style:style>
    <style:style style:name="T179" style:family="text">
      <style:text-properties fo:font-style="normal" officeooo:rsid="015e50ef" style:font-style-asian="normal" style:font-style-complex="normal"/>
    </style:style>
    <style:style style:name="T180" style:family="text">
      <style:text-properties fo:font-style="normal" officeooo:rsid="015e7b7a" style:font-style-asian="normal" style:font-style-complex="normal"/>
    </style:style>
    <style:style style:name="T181" style:family="text">
      <style:text-properties fo:font-style="normal" officeooo:rsid="015f41b2" style:font-style-asian="normal" style:font-style-complex="normal"/>
    </style:style>
    <style:style style:name="T182" style:family="text">
      <style:text-properties fo:font-style="normal" officeooo:rsid="0160559e" style:font-style-asian="normal" style:font-style-complex="normal"/>
    </style:style>
    <style:style style:name="T183" style:family="text">
      <style:text-properties fo:font-style="normal" officeooo:rsid="0160c62d" style:font-style-asian="normal" style:font-style-complex="normal"/>
    </style:style>
    <style:style style:name="T184" style:family="text">
      <style:text-properties fo:font-style="normal" officeooo:rsid="0167398c" style:font-style-asian="normal" style:font-style-complex="normal"/>
    </style:style>
    <style:style style:name="T185" style:family="text">
      <style:text-properties fo:font-style="normal" officeooo:rsid="016803a4" style:font-style-asian="normal" style:font-style-complex="normal"/>
    </style:style>
    <style:style style:name="T186" style:family="text">
      <style:text-properties fo:font-style="normal" officeooo:rsid="01686ed2" style:font-style-asian="normal" style:font-style-complex="normal"/>
    </style:style>
    <style:style style:name="T187" style:family="text">
      <style:text-properties fo:font-style="normal" officeooo:rsid="016e9781" style:font-style-asian="normal" style:font-style-complex="normal"/>
    </style:style>
    <style:style style:name="T188" style:family="text">
      <style:text-properties fo:font-style="normal" officeooo:rsid="0172fe30" style:font-style-asian="normal" style:font-style-complex="normal"/>
    </style:style>
    <style:style style:name="T189" style:family="text">
      <style:text-properties fo:font-style="normal" officeooo:rsid="017e9580" style:font-style-asian="normal" style:font-style-complex="normal"/>
    </style:style>
    <style:style style:name="T190" style:family="text">
      <style:text-properties fo:font-style="normal" officeooo:rsid="0181f8ca" style:font-style-asian="normal" style:font-style-complex="normal"/>
    </style:style>
    <style:style style:name="T191" style:family="text">
      <style:text-properties fo:font-style="normal" officeooo:rsid="01807bc2" style:font-style-asian="normal" style:font-style-complex="normal"/>
    </style:style>
    <style:style style:name="T192" style:family="text">
      <style:text-properties fo:font-style="normal" officeooo:rsid="0183faf4" style:font-style-asian="normal" style:font-style-complex="normal"/>
    </style:style>
    <style:style style:name="T193" style:family="text">
      <style:text-properties fo:font-style="normal" officeooo:rsid="0189b78c" style:font-style-asian="normal" style:font-style-complex="normal"/>
    </style:style>
    <style:style style:name="T194" style:family="text">
      <style:text-properties fo:font-style="normal" officeooo:rsid="01900ca3" style:font-style-asian="normal" style:font-style-complex="normal"/>
    </style:style>
    <style:style style:name="T195" style:family="text">
      <style:text-properties fo:font-style="normal" officeooo:rsid="0190ca04" style:font-style-asian="normal" style:font-style-complex="normal"/>
    </style:style>
    <style:style style:name="T196" style:family="text">
      <style:text-properties fo:font-style="normal" officeooo:rsid="0193fef6" style:font-style-asian="normal" style:font-style-complex="normal"/>
    </style:style>
    <style:style style:name="T197" style:family="text">
      <style:text-properties fo:font-style="normal" officeooo:rsid="01940432" style:font-style-asian="normal" style:font-style-complex="normal"/>
    </style:style>
    <style:style style:name="T198" style:family="text">
      <style:text-properties fo:font-style="normal" officeooo:rsid="0194b262" style:font-style-asian="normal" style:font-style-complex="normal"/>
    </style:style>
    <style:style style:name="T199" style:family="text">
      <style:text-properties fo:font-style="normal" officeooo:rsid="01969616" style:font-style-asian="normal" style:font-style-complex="normal"/>
    </style:style>
    <style:style style:name="T200" style:family="text">
      <style:text-properties fo:font-style="normal" officeooo:rsid="0197c715" style:font-style-asian="normal" style:font-style-complex="normal"/>
    </style:style>
    <style:style style:name="T201" style:family="text">
      <style:text-properties fo:font-style="normal" officeooo:rsid="0199d87f" style:font-style-asian="normal" style:font-style-complex="normal"/>
    </style:style>
    <style:style style:name="T202" style:family="text">
      <style:text-properties fo:font-style="normal" officeooo:rsid="019a5e43" style:font-style-asian="normal" style:font-style-complex="normal"/>
    </style:style>
    <style:style style:name="T203" style:family="text">
      <style:text-properties fo:font-style="normal" officeooo:rsid="019bc3ea" style:font-style-asian="normal" style:font-style-complex="normal"/>
    </style:style>
    <style:style style:name="T204" style:family="text">
      <style:text-properties fo:font-style="normal" officeooo:rsid="019a5f25" style:font-style-asian="normal" style:font-style-complex="normal"/>
    </style:style>
    <style:style style:name="T205" style:family="text">
      <style:text-properties fo:font-style="normal" officeooo:rsid="01a13e4d" style:font-style-asian="normal" style:font-style-complex="normal"/>
    </style:style>
    <style:style style:name="T206" style:family="text">
      <style:text-properties fo:font-style="normal" officeooo:rsid="01a20478" style:font-style-asian="normal" style:font-style-complex="normal"/>
    </style:style>
    <style:style style:name="T207" style:family="text">
      <style:text-properties fo:font-style="normal" officeooo:rsid="01a7dc7f" style:font-style-asian="normal" style:font-style-complex="normal"/>
    </style:style>
    <style:style style:name="T208" style:family="text">
      <style:text-properties fo:font-style="normal" officeooo:rsid="01ab8ea8" style:font-style-asian="normal" style:font-style-complex="normal"/>
    </style:style>
    <style:style style:name="T209" style:family="text">
      <style:text-properties fo:font-style="normal" officeooo:rsid="01acbdad" style:font-style-asian="normal" style:font-style-complex="normal"/>
    </style:style>
    <style:style style:name="T210" style:family="text">
      <style:text-properties fo:font-style="normal" officeooo:rsid="01adc0ac" style:font-style-asian="normal" style:font-style-complex="normal"/>
    </style:style>
    <style:style style:name="T211" style:family="text">
      <style:text-properties fo:font-style="normal" officeooo:rsid="01b84c1b" style:font-style-asian="normal" style:font-style-complex="normal"/>
    </style:style>
    <style:style style:name="T212" style:family="text">
      <style:text-properties fo:font-style="normal" officeooo:rsid="01b9196e" style:font-style-asian="normal" style:font-style-complex="normal"/>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fo:font-weight="normal" officeooo:rsid="00ee9742" style:font-style-asian="normal" style:font-weight-asian="normal" style:font-style-complex="normal" style:font-weight-complex="normal"/>
    </style:style>
    <style:style style:name="T215" style:family="text">
      <style:text-properties fo:font-style="normal" fo:font-weight="normal" officeooo:rsid="019d84fd" style:font-style-asian="normal" style:font-weight-asian="normal" style:font-style-complex="normal" style:font-weight-complex="normal"/>
    </style:style>
    <style:style style:name="T216" style:family="text">
      <style:text-properties fo:font-style="normal" fo:font-weight="normal" officeooo:rsid="019de539" style:font-style-asian="normal" style:font-weight-asian="normal" style:font-style-complex="normal" style:font-weight-complex="normal"/>
    </style:style>
    <style:style style:name="T217" style:family="text">
      <style:text-properties fo:font-style="normal" fo:font-weight="normal" officeooo:rsid="019f2041" style:font-style-asian="normal" style:font-weight-asian="normal" style:font-style-complex="normal" style:font-weight-complex="normal"/>
    </style:style>
    <style:style style:name="T218" style:family="text">
      <style:text-properties fo:font-style="normal" fo:font-weight="normal" officeooo:rsid="01a0b422" style:font-style-asian="normal" style:font-weight-asian="normal" style:font-style-complex="normal" style:font-weight-complex="normal"/>
    </style:style>
    <style:style style:name="T219" style:family="text">
      <style:text-properties fo:font-style="normal" fo:font-weight="normal" officeooo:rsid="01a20478" style:font-style-asian="normal" style:font-weight-asian="normal" style:font-style-complex="normal" style:font-weight-complex="normal"/>
    </style:style>
    <style:style style:name="T220" style:family="text">
      <style:text-properties fo:font-style="normal" style:text-underline-style="none" style:font-style-asian="normal" style:font-style-complex="normal"/>
    </style:style>
    <style:style style:name="T221" style:family="text">
      <style:text-properties fo:font-weight="normal" style:font-weight-asian="normal" style:font-weight-complex="normal"/>
    </style:style>
    <style:style style:name="T222" style:family="text">
      <style:text-properties fo:font-weight="normal" officeooo:rsid="01a0b422" style:font-weight-asian="normal" style:font-weight-complex="normal"/>
    </style:style>
    <style:style style:name="T223" style:family="text">
      <style:text-properties fo:font-weight="normal" officeooo:rsid="01a0cbca" style:font-weight-asian="normal" style:font-weight-complex="normal"/>
    </style:style>
    <style:style style:name="T224" style:family="text">
      <style:text-properties style:text-position="0% 100%"/>
    </style:style>
    <style:style style:name="T225" style:family="text">
      <style:text-properties style:text-position="0% 100%" fo:font-style="normal" fo:font-weight="normal" style:font-style-asian="normal" style:font-weight-asian="normal" style:font-style-complex="normal" style:font-weight-complex="normal"/>
    </style:style>
    <style:style style:name="T226" style:family="text">
      <style:text-properties style:text-position="0% 100%" fo:font-style="normal" style:font-style-asian="normal" style:font-style-complex="normal"/>
    </style:style>
    <style:style style:name="T227" style:family="text">
      <style:text-properties style:text-position="0% 100%" fo:font-style="normal" officeooo:rsid="017499ce" style:font-style-asian="normal" style:font-style-complex="normal"/>
    </style:style>
    <style:style style:name="T228" style:family="text">
      <style:text-properties style:text-position="0% 100%" fo:font-style="normal" officeooo:rsid="0175d398" style:font-style-asian="normal" style:font-style-complex="normal"/>
    </style:style>
    <style:style style:name="T229" style:family="text">
      <style:text-properties style:text-position="0% 100%" fo:font-style="normal" officeooo:rsid="017679a6" style:font-style-asian="normal" style:font-style-complex="normal"/>
    </style:style>
    <style:style style:name="T230" style:family="text">
      <style:text-properties style:text-position="0% 100%" fo:font-style="normal" officeooo:rsid="0176f773" style:font-style-asian="normal" style:font-style-complex="normal"/>
    </style:style>
    <style:style style:name="T231" style:family="text">
      <style:text-properties style:text-position="0% 100%" fo:font-style="normal" officeooo:rsid="017880c1" style:font-style-asian="normal" style:font-style-complex="normal"/>
    </style:style>
    <style:style style:name="T232" style:family="text">
      <style:text-properties style:text-position="0% 100%" fo:font-style="normal" officeooo:rsid="017c1df8" style:font-style-asian="normal" style:font-style-complex="normal"/>
    </style:style>
    <style:style style:name="T233" style:family="text">
      <style:text-properties style:text-position="0% 100%" fo:font-style="normal" officeooo:rsid="01807bc2" style:font-style-asian="normal" style:font-style-complex="normal"/>
    </style:style>
    <style:style style:name="T234" style:family="text">
      <style:text-properties style:text-position="0% 100%" fo:font-weight="normal" style:font-weight-asian="normal" style:font-weight-complex="normal"/>
    </style:style>
    <style:style style:name="T235" style:family="text">
      <style:text-properties style:text-position="0% 100%" officeooo:rsid="0060a04a"/>
    </style:style>
    <style:style style:name="T236" style:family="text">
      <style:text-properties style:text-position="0% 100%" officeooo:rsid="0179aa03"/>
    </style:style>
    <style:style style:name="T237" style:family="text">
      <style:text-properties style:text-position="0% 100%" fo:font-style="italic" style:font-style-asian="italic" style:font-style-complex="italic"/>
    </style:style>
    <style:style style:name="T238" style:family="text">
      <style:text-properties style:text-position="0% 100%" fo:language="de" fo:country="DE" fo:font-style="normal" fo:font-weight="normal" style:font-style-asian="normal" style:font-weight-asian="normal" style:font-style-complex="normal" style:font-weight-complex="normal"/>
    </style:style>
    <style:style style:name="T239" style:family="text">
      <style:text-properties style:text-position="0% 100%" fo:language="de" fo:country="DE" fo:font-style="normal" fo:font-weight="normal" officeooo:rsid="01b269d0" style:font-style-asian="normal" style:font-weight-asian="normal" style:font-style-complex="normal" style:font-weight-complex="normal"/>
    </style:style>
    <style:style style:name="T240" style:family="text">
      <style:text-properties style:text-position="0% 100%" fo:language="de" fo:country="DE" fo:font-style="normal" fo:font-weight="normal" officeooo:rsid="01b42bb2" style:font-style-asian="normal" style:font-weight-asian="normal" style:font-style-complex="normal" style:font-weight-complex="normal"/>
    </style:style>
    <style:style style:name="T241" style:family="text">
      <style:text-properties style:text-position="0% 100%" fo:language="de" fo:country="DE" fo:font-weight="normal" style:font-weight-asian="normal" style:font-weight-complex="normal"/>
    </style:style>
    <style:style style:name="T242" style:family="text">
      <style:text-properties style:text-underline-style="none" fo:font-weight="normal" style:font-weight-asian="normal" style:font-weight-complex="normal"/>
    </style:style>
    <style:style style:name="T243" style:family="text">
      <style:text-properties style:text-underline-style="none" officeooo:rsid="0062a79f"/>
    </style:style>
    <style:style style:name="T244" style:family="text">
      <style:text-properties fo:font-variant="normal" fo:text-transform="none" fo:color="#252525" fo:letter-spacing="normal" fo:font-weight="normal" style:font-weight-asian="normal" style:font-weight-complex="normal"/>
    </style:style>
    <style:style style:name="T245" style:family="text">
      <style:text-properties fo:font-variant="normal" fo:text-transform="none" fo:color="#252525" fo:letter-spacing="normal" fo:font-style="italic" fo:font-weight="normal" style:font-style-asian="italic" style:font-weight-asian="normal" style:font-style-complex="italic" style:font-weight-complex="normal"/>
    </style:style>
    <style:style style:name="T246"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47" style:family="text">
      <style:text-properties fo:font-variant="normal" fo:text-transform="none" fo:color="#252525" fo:letter-spacing="normal" fo:language="de" fo:country="DE" fo:font-style="normal" fo:font-weight="normal" style:font-style-asian="normal" style:font-weight-asian="normal" style:font-style-complex="normal" style:font-weight-complex="normal"/>
    </style:style>
    <style:style style:name="T248" style:family="text">
      <style:text-properties fo:font-variant="normal" fo:text-transform="none" fo:color="#252525" fo:letter-spacing="normal" fo:language="de" fo:country="DE" fo:font-style="normal" fo:font-weight="normal" officeooo:rsid="0014f9e1" style:font-style-asian="normal" style:font-weight-asian="normal" style:font-style-complex="normal" style:font-weight-complex="normal"/>
    </style:style>
    <style:style style:name="T249" style:family="text">
      <style:text-properties fo:font-variant="normal" fo:text-transform="none" fo:color="#252525" fo:letter-spacing="normal" fo:language="de" fo:country="DE" fo:font-style="normal" fo:font-weight="normal" officeooo:rsid="00554bc6" style:font-style-asian="normal" style:font-weight-asian="normal" style:font-style-complex="normal" style:font-weight-complex="normal"/>
    </style:style>
    <style:style style:name="T250" style:family="text">
      <style:text-properties fo:font-variant="normal" fo:text-transform="none" fo:color="#252525" fo:letter-spacing="normal" fo:language="de" fo:country="DE" fo:font-style="normal" fo:font-weight="normal" officeooo:rsid="0088e38d" style:font-style-asian="normal" style:font-weight-asian="normal" style:font-style-complex="normal" style:font-weight-complex="normal"/>
    </style:style>
    <style:style style:name="T251" style:family="text">
      <style:text-properties fo:font-variant="normal" fo:text-transform="none" fo:color="#252525" fo:letter-spacing="normal" fo:language="de" fo:country="DE" fo:font-style="normal" fo:font-weight="normal" officeooo:rsid="008965da" style:font-style-asian="normal" style:font-weight-asian="normal" style:font-style-complex="normal" style:font-weight-complex="normal"/>
    </style:style>
    <style:style style:name="T252" style:family="text">
      <style:text-properties fo:font-variant="normal" fo:text-transform="none" fo:color="#252525" fo:letter-spacing="normal" fo:language="de" fo:country="DE" fo:font-style="normal" fo:font-weight="normal" officeooo:rsid="0089b089" style:font-style-asian="normal" style:font-weight-asian="normal" style:font-style-complex="normal" style:font-weight-complex="normal"/>
    </style:style>
    <style:style style:name="T253" style:family="text">
      <style:text-properties fo:font-variant="normal" fo:text-transform="none" fo:color="#252525" fo:letter-spacing="normal" fo:language="de" fo:country="DE" fo:font-style="italic" fo:font-weight="normal" style:font-style-asian="italic" style:font-weight-asian="normal" style:font-style-complex="italic" style:font-weight-complex="normal"/>
    </style:style>
    <style:style style:name="T254" style:family="text">
      <style:text-properties fo:font-variant="normal" fo:text-transform="none" fo:color="#252525" fo:letter-spacing="normal" fo:language="de" fo:country="DE" fo:font-style="italic" fo:font-weight="normal" officeooo:rsid="001013ce" style:font-style-asian="italic" style:font-weight-asian="normal" style:font-style-complex="italic" style:font-weight-complex="normal"/>
    </style:style>
    <style:style style:name="T255" style:family="text">
      <style:text-properties fo:font-variant="normal" fo:text-transform="none" fo:color="#252525" fo:letter-spacing="normal" fo:language="de" fo:country="DE" fo:font-style="italic" fo:font-weight="normal" officeooo:rsid="0058ece2" style:font-style-asian="italic" style:font-weight-asian="normal" style:font-style-complex="italic" style:font-weight-complex="normal"/>
    </style:style>
    <style:style style:name="T256" style:family="text">
      <style:text-properties fo:font-variant="normal" fo:text-transform="none" fo:color="#252525" fo:letter-spacing="normal" fo:language="de" fo:country="DE" fo:font-weight="normal" officeooo:rsid="00137bc9" style:font-weight-asian="normal" style:font-weight-complex="normal"/>
    </style:style>
    <style:style style:name="T257" style:family="text">
      <style:text-properties fo:font-variant="normal" fo:text-transform="none" fo:color="#252525" fo:letter-spacing="normal" fo:language="de" fo:country="DE" fo:font-weight="normal" officeooo:rsid="00149059" style:font-weight-asian="normal" style:font-weight-complex="normal"/>
    </style:style>
    <style:style style:name="T258" style:family="text">
      <style:text-properties fo:font-variant="normal" fo:text-transform="none" fo:color="#252525" fo:letter-spacing="normal" fo:language="de" fo:country="DE" fo:font-weight="normal" officeooo:rsid="0058ece2" style:font-weight-asian="normal" style:font-weight-complex="normal"/>
    </style:style>
    <style:style style:name="T259" style:family="text">
      <style:text-properties fo:font-variant="normal" fo:text-transform="none" fo:color="#252525" fo:letter-spacing="normal" fo:language="de" fo:country="DE" fo:font-weight="normal" officeooo:rsid="005995a0" style:font-weight-asian="normal" style:font-weight-complex="normal"/>
    </style:style>
    <style:style style:name="T260" style:family="text">
      <style:text-properties fo:font-variant="normal" fo:text-transform="none" fo:color="#252525" fo:letter-spacing="normal" fo:language="de" fo:country="DE" fo:font-weight="normal" officeooo:rsid="005a0eb7" style:font-weight-asian="normal" style:font-weight-complex="normal"/>
    </style:style>
    <style:style style:name="T261" style:family="text">
      <style:text-properties fo:font-variant="normal" fo:text-transform="none" fo:color="#252525" fo:letter-spacing="normal" fo:language="de" fo:country="DE" fo:font-weight="normal" officeooo:rsid="005b7f57" style:font-weight-asian="normal" style:font-weight-complex="normal"/>
    </style:style>
    <style:style style:name="T262" style:family="text">
      <style:text-properties fo:font-variant="normal" fo:text-transform="none" fo:color="#252525" fo:letter-spacing="normal" fo:language="de" fo:country="DE" fo:font-weight="normal" officeooo:rsid="005ce06f" style:font-weight-asian="normal" style:font-weight-complex="normal"/>
    </style:style>
    <style:style style:name="T263" style:family="text">
      <style:text-properties fo:font-variant="normal" fo:text-transform="none" fo:color="#252525" fo:letter-spacing="normal" fo:language="de" fo:country="DE" fo:font-weight="normal" officeooo:rsid="005d372b" style:font-weight-asian="normal" style:font-weight-complex="normal"/>
    </style:style>
    <style:style style:name="T264" style:family="text">
      <style:text-properties fo:font-variant="normal" fo:text-transform="none" fo:color="#252525" fo:letter-spacing="normal" fo:language="de" fo:country="DE" fo:font-weight="normal" officeooo:rsid="005e9025" style:font-weight-asian="normal" style:font-weight-complex="normal"/>
    </style:style>
    <style:style style:name="T265" style:family="text">
      <style:text-properties officeooo:rsid="0007bf7a"/>
    </style:style>
    <style:style style:name="T266" style:family="text">
      <style:text-properties officeooo:rsid="00093ce0"/>
    </style:style>
    <style:style style:name="T267" style:family="text">
      <style:text-properties officeooo:rsid="0009506c"/>
    </style:style>
    <style:style style:name="T268" style:family="text">
      <style:text-properties officeooo:rsid="000b3988"/>
    </style:style>
    <style:style style:name="T269" style:family="text">
      <style:text-properties officeooo:rsid="000cef2b"/>
    </style:style>
    <style:style style:name="T270" style:family="text">
      <style:text-properties officeooo:rsid="000e6262"/>
    </style:style>
    <style:style style:name="T271" style:family="text">
      <style:text-properties officeooo:rsid="000e769c"/>
    </style:style>
    <style:style style:name="T272" style:family="text">
      <style:text-properties officeooo:rsid="000f3516"/>
    </style:style>
    <style:style style:name="T273" style:family="text">
      <style:text-properties officeooo:rsid="00113d1c"/>
    </style:style>
    <style:style style:name="T274" style:family="text">
      <style:text-properties officeooo:rsid="0012c39e"/>
    </style:style>
    <style:style style:name="T275" style:family="text">
      <style:text-properties officeooo:rsid="0013ca1d"/>
    </style:style>
    <style:style style:name="T276" style:family="text">
      <style:text-properties officeooo:rsid="0014f9e1"/>
    </style:style>
    <style:style style:name="T277" style:family="text">
      <style:text-properties officeooo:rsid="0016c563"/>
    </style:style>
    <style:style style:name="T278" style:family="text">
      <style:text-properties officeooo:rsid="001850e6"/>
    </style:style>
    <style:style style:name="T279" style:family="text">
      <style:text-properties officeooo:rsid="00197a00"/>
    </style:style>
    <style:style style:name="T280" style:family="text">
      <style:text-properties officeooo:rsid="001ca5c2"/>
    </style:style>
    <style:style style:name="T281" style:family="text">
      <style:text-properties officeooo:rsid="001f9a63"/>
    </style:style>
    <style:style style:name="T282" style:family="text">
      <style:text-properties officeooo:rsid="0023139b"/>
    </style:style>
    <style:style style:name="T283" style:family="text">
      <style:text-properties officeooo:rsid="0024cc69"/>
    </style:style>
    <style:style style:name="T284" style:family="text">
      <style:text-properties officeooo:rsid="0025c5d5"/>
    </style:style>
    <style:style style:name="T285" style:family="text">
      <style:text-properties officeooo:rsid="00269fed"/>
    </style:style>
    <style:style style:name="T286" style:family="text">
      <style:text-properties officeooo:rsid="0027d1db"/>
    </style:style>
    <style:style style:name="T287" style:family="text">
      <style:text-properties officeooo:rsid="002857d2"/>
    </style:style>
    <style:style style:name="T288" style:family="text">
      <style:text-properties officeooo:rsid="002aea35"/>
    </style:style>
    <style:style style:name="T289" style:family="text">
      <style:text-properties officeooo:rsid="002bd855"/>
    </style:style>
    <style:style style:name="T290" style:family="text">
      <style:text-properties officeooo:rsid="002dbcc5"/>
    </style:style>
    <style:style style:name="T291" style:family="text">
      <style:text-properties officeooo:rsid="002f740b"/>
    </style:style>
    <style:style style:name="T292" style:family="text">
      <style:text-properties officeooo:rsid="0031432e"/>
    </style:style>
    <style:style style:name="T293" style:family="text">
      <style:text-properties officeooo:rsid="00316d40"/>
    </style:style>
    <style:style style:name="T294" style:family="text">
      <style:text-properties officeooo:rsid="0032adb6"/>
    </style:style>
    <style:style style:name="T295" style:family="text">
      <style:text-properties officeooo:rsid="00342a55"/>
    </style:style>
    <style:style style:name="T296" style:family="text">
      <style:text-properties officeooo:rsid="003437ac"/>
    </style:style>
    <style:style style:name="T297" style:family="text">
      <style:text-properties officeooo:rsid="00345262"/>
    </style:style>
    <style:style style:name="T298" style:family="text">
      <style:text-properties officeooo:rsid="00351ab5"/>
    </style:style>
    <style:style style:name="T299" style:family="text">
      <style:text-properties officeooo:rsid="00361bc8"/>
    </style:style>
    <style:style style:name="T300" style:family="text">
      <style:text-properties officeooo:rsid="003719b3"/>
    </style:style>
    <style:style style:name="T301" style:family="text">
      <style:text-properties officeooo:rsid="00377108"/>
    </style:style>
    <style:style style:name="T302" style:family="text">
      <style:text-properties officeooo:rsid="0039575f"/>
    </style:style>
    <style:style style:name="T303" style:family="text">
      <style:text-properties officeooo:rsid="003af0f2"/>
    </style:style>
    <style:style style:name="T304" style:family="text">
      <style:text-properties officeooo:rsid="003cfdb2"/>
    </style:style>
    <style:style style:name="T305" style:family="text">
      <style:text-properties officeooo:rsid="003d3646"/>
    </style:style>
    <style:style style:name="T306" style:family="text">
      <style:text-properties officeooo:rsid="003f3291"/>
    </style:style>
    <style:style style:name="T307" style:family="text">
      <style:text-properties officeooo:rsid="0040ead2"/>
    </style:style>
    <style:style style:name="T308" style:family="text">
      <style:text-properties officeooo:rsid="00448f4d"/>
    </style:style>
    <style:style style:name="T309" style:family="text">
      <style:text-properties officeooo:rsid="00456e10"/>
    </style:style>
    <style:style style:name="T310" style:family="text">
      <style:text-properties officeooo:rsid="00481481"/>
    </style:style>
    <style:style style:name="T311" style:family="text">
      <style:text-properties officeooo:rsid="0049f7b9"/>
    </style:style>
    <style:style style:name="T312" style:family="text">
      <style:text-properties officeooo:rsid="004bce25"/>
    </style:style>
    <style:style style:name="T313" style:family="text">
      <style:text-properties officeooo:rsid="005113ad"/>
    </style:style>
    <style:style style:name="T314" style:family="text">
      <style:text-properties officeooo:rsid="00539b5d"/>
    </style:style>
    <style:style style:name="T315" style:family="text">
      <style:text-properties officeooo:rsid="00554bc6"/>
    </style:style>
    <style:style style:name="T316" style:family="text">
      <style:text-properties officeooo:rsid="0055cd49"/>
    </style:style>
    <style:style style:name="T317" style:family="text">
      <style:text-properties officeooo:rsid="00577755"/>
    </style:style>
    <style:style style:name="T318" style:family="text">
      <style:text-properties officeooo:rsid="001013ce"/>
    </style:style>
    <style:style style:name="T319" style:family="text">
      <style:text-properties officeooo:rsid="00121c95"/>
    </style:style>
    <style:style style:name="T320" style:family="text">
      <style:text-properties officeooo:rsid="005a0eb7"/>
    </style:style>
    <style:style style:name="T321" style:family="text">
      <style:text-properties officeooo:rsid="005b7f57"/>
    </style:style>
    <style:style style:name="T322" style:family="text">
      <style:text-properties officeooo:rsid="005e9025"/>
    </style:style>
    <style:style style:name="T323" style:family="text">
      <style:text-properties officeooo:rsid="0060a04a"/>
    </style:style>
    <style:style style:name="T324" style:family="text">
      <style:text-properties officeooo:rsid="00612378"/>
    </style:style>
    <style:style style:name="T325" style:family="text">
      <style:text-properties officeooo:rsid="0062a79f"/>
    </style:style>
    <style:style style:name="T326" style:family="text">
      <style:text-properties officeooo:rsid="00635308"/>
    </style:style>
    <style:style style:name="T327" style:family="text">
      <style:text-properties officeooo:rsid="00652569"/>
    </style:style>
    <style:style style:name="T328" style:family="text">
      <style:text-properties officeooo:rsid="0065f47d"/>
    </style:style>
    <style:style style:name="T329" style:family="text">
      <style:text-properties officeooo:rsid="00661168"/>
    </style:style>
    <style:style style:name="T330" style:family="text">
      <style:text-properties officeooo:rsid="0067422c"/>
    </style:style>
    <style:style style:name="T331" style:family="text">
      <style:text-properties officeooo:rsid="00683e1f"/>
    </style:style>
    <style:style style:name="T332" style:family="text">
      <style:text-properties officeooo:rsid="006baf8d"/>
    </style:style>
    <style:style style:name="T333" style:family="text">
      <style:text-properties officeooo:rsid="006c50c3"/>
    </style:style>
    <style:style style:name="T334" style:family="text">
      <style:text-properties officeooo:rsid="006c77b7"/>
    </style:style>
    <style:style style:name="T335" style:family="text">
      <style:text-properties officeooo:rsid="006e4de7"/>
    </style:style>
    <style:style style:name="T336" style:family="text">
      <style:text-properties officeooo:rsid="006f8c63"/>
    </style:style>
    <style:style style:name="T337" style:family="text">
      <style:text-properties officeooo:rsid="0070b72a"/>
    </style:style>
    <style:style style:name="T338" style:family="text">
      <style:text-properties officeooo:rsid="0073fd50"/>
    </style:style>
    <style:style style:name="T339" style:family="text">
      <style:text-properties officeooo:rsid="0085d3da"/>
    </style:style>
    <style:style style:name="T340" style:family="text">
      <style:text-properties officeooo:rsid="008b6ac9"/>
    </style:style>
    <style:style style:name="T341" style:family="text">
      <style:text-properties officeooo:rsid="008c0927"/>
    </style:style>
    <style:style style:name="T342" style:family="text">
      <style:text-properties officeooo:rsid="008c8977"/>
    </style:style>
    <style:style style:name="T343" style:family="text">
      <style:text-properties officeooo:rsid="00920280"/>
    </style:style>
    <style:style style:name="T344" style:family="text">
      <style:text-properties officeooo:rsid="009a19f6"/>
    </style:style>
    <style:style style:name="T345" style:family="text">
      <style:text-properties officeooo:rsid="009bddba"/>
    </style:style>
    <style:style style:name="T346" style:family="text">
      <style:text-properties officeooo:rsid="0074a41f"/>
    </style:style>
    <style:style style:name="T347" style:family="text">
      <style:text-properties officeooo:rsid="009e0d7e"/>
    </style:style>
    <style:style style:name="T348" style:family="text">
      <style:text-properties officeooo:rsid="009ef20f"/>
    </style:style>
    <style:style style:name="T349" style:family="text">
      <style:text-properties officeooo:rsid="009fae10"/>
    </style:style>
    <style:style style:name="T350" style:family="text">
      <style:text-properties officeooo:rsid="00a01156"/>
    </style:style>
    <style:style style:name="T351" style:family="text">
      <style:text-properties officeooo:rsid="00ad51d1"/>
    </style:style>
    <style:style style:name="T352" style:family="text">
      <style:text-properties officeooo:rsid="00b19af6"/>
    </style:style>
    <style:style style:name="T353" style:family="text">
      <style:text-properties officeooo:rsid="00b2f5a4"/>
    </style:style>
    <style:style style:name="T354" style:family="text">
      <style:text-properties officeooo:rsid="00b49eb3"/>
    </style:style>
    <style:style style:name="T355" style:family="text">
      <style:text-properties officeooo:rsid="00b62417"/>
    </style:style>
    <style:style style:name="T356" style:family="text">
      <style:text-properties officeooo:rsid="00b74598"/>
    </style:style>
    <style:style style:name="T357" style:family="text">
      <style:text-properties officeooo:rsid="00b76897"/>
    </style:style>
    <style:style style:name="T358" style:family="text">
      <style:text-properties officeooo:rsid="00b9462c"/>
    </style:style>
    <style:style style:name="T359" style:family="text">
      <style:text-properties officeooo:rsid="00b9f03e"/>
    </style:style>
    <style:style style:name="T360" style:family="text">
      <style:text-properties officeooo:rsid="00bb3284"/>
    </style:style>
    <style:style style:name="T361" style:family="text">
      <style:text-properties officeooo:rsid="00bbd592"/>
    </style:style>
    <style:style style:name="T362" style:family="text">
      <style:text-properties officeooo:rsid="00bd25cd"/>
    </style:style>
    <style:style style:name="T363" style:family="text">
      <style:text-properties officeooo:rsid="00be51f2"/>
    </style:style>
    <style:style style:name="T364" style:family="text">
      <style:text-properties officeooo:rsid="00c0aea7"/>
    </style:style>
    <style:style style:name="T365" style:family="text">
      <style:text-properties officeooo:rsid="00c116cd"/>
    </style:style>
    <style:style style:name="T366" style:family="text">
      <style:text-properties officeooo:rsid="00c18f73"/>
    </style:style>
    <style:style style:name="T367" style:family="text">
      <style:text-properties officeooo:rsid="00c7e12d"/>
    </style:style>
    <style:style style:name="T368" style:family="text">
      <style:text-properties officeooo:rsid="00c987e6"/>
    </style:style>
    <style:style style:name="T369" style:family="text">
      <style:text-properties officeooo:rsid="00ca9a0c"/>
    </style:style>
    <style:style style:name="T370" style:family="text">
      <style:text-properties officeooo:rsid="00cc74e4"/>
    </style:style>
    <style:style style:name="T371" style:family="text">
      <style:text-properties officeooo:rsid="00d74869"/>
    </style:style>
    <style:style style:name="T372" style:family="text">
      <style:text-properties officeooo:rsid="00d886c1"/>
    </style:style>
    <style:style style:name="T373" style:family="text">
      <style:text-properties officeooo:rsid="00d8e4e3"/>
    </style:style>
    <style:style style:name="T374" style:family="text">
      <style:text-properties officeooo:rsid="00d95912"/>
    </style:style>
    <style:style style:name="T375" style:family="text">
      <style:text-properties officeooo:rsid="00da1c1d"/>
    </style:style>
    <style:style style:name="T376" style:family="text">
      <style:text-properties officeooo:rsid="00db38e4"/>
    </style:style>
    <style:style style:name="T377" style:family="text">
      <style:text-properties officeooo:rsid="00dcf1a1"/>
    </style:style>
    <style:style style:name="T378" style:family="text">
      <style:text-properties officeooo:rsid="00ddf9d9"/>
    </style:style>
    <style:style style:name="T379" style:family="text">
      <style:text-properties officeooo:rsid="00dee965"/>
    </style:style>
    <style:style style:name="T380" style:family="text">
      <style:text-properties officeooo:rsid="00df3b17"/>
    </style:style>
    <style:style style:name="T381" style:family="text">
      <style:text-properties officeooo:rsid="00e0f50d"/>
    </style:style>
    <style:style style:name="T382" style:family="text">
      <style:text-properties officeooo:rsid="00e814a5"/>
    </style:style>
    <style:style style:name="T383" style:family="text">
      <style:text-properties officeooo:rsid="00e8be36"/>
    </style:style>
    <style:style style:name="T384" style:family="text">
      <style:text-properties officeooo:rsid="00eaa611"/>
    </style:style>
    <style:style style:name="T385" style:family="text">
      <style:text-properties fo:color="#ff3333"/>
    </style:style>
    <style:style style:name="T386" style:family="text">
      <style:text-properties fo:color="#ff3333" fo:font-style="italic" style:font-style-asian="italic" style:font-style-complex="italic"/>
    </style:style>
    <style:style style:name="T387" style:family="text">
      <style:text-properties officeooo:rsid="00ee9742"/>
    </style:style>
    <style:style style:name="T388" style:family="text">
      <style:text-properties officeooo:rsid="00ef619a"/>
    </style:style>
    <style:style style:name="T389" style:family="text">
      <style:text-properties officeooo:rsid="00f0a0fb"/>
    </style:style>
    <style:style style:name="T390" style:family="text">
      <style:text-properties officeooo:rsid="00f9997a"/>
    </style:style>
    <style:style style:name="T391" style:family="text">
      <style:text-properties officeooo:rsid="00fb80b2"/>
    </style:style>
    <style:style style:name="T392" style:family="text">
      <style:text-properties officeooo:rsid="00fcf6df"/>
    </style:style>
    <style:style style:name="T393" style:family="text">
      <style:text-properties officeooo:rsid="00fde6b6"/>
    </style:style>
    <style:style style:name="T394" style:family="text">
      <style:text-properties officeooo:rsid="00ff7f6d"/>
    </style:style>
    <style:style style:name="T395" style:family="text">
      <style:text-properties officeooo:rsid="01004dd9"/>
    </style:style>
    <style:style style:name="T396" style:family="text">
      <style:text-properties officeooo:rsid="0103f151"/>
    </style:style>
    <style:style style:name="T397" style:family="text">
      <style:text-properties officeooo:rsid="01051d37"/>
    </style:style>
    <style:style style:name="T398" style:family="text">
      <style:text-properties officeooo:rsid="010d4cf8"/>
    </style:style>
    <style:style style:name="T399" style:family="text">
      <style:text-properties officeooo:rsid="0113b334"/>
    </style:style>
    <style:style style:name="T400" style:family="text">
      <style:text-properties fo:language="de" fo:country="DE" fo:font-style="normal" style:font-style-asian="normal" style:font-style-complex="normal"/>
    </style:style>
    <style:style style:name="T401" style:family="text">
      <style:text-properties fo:language="de" fo:country="DE" fo:font-style="normal" officeooo:rsid="0113b334" style:font-style-asian="normal" style:font-style-complex="normal"/>
    </style:style>
    <style:style style:name="T402" style:family="text">
      <style:text-properties fo:language="de" fo:country="DE" fo:font-style="normal" style:text-underline-style="none" style:font-style-asian="normal" style:font-style-complex="normal"/>
    </style:style>
    <style:style style:name="T403" style:family="text">
      <style:text-properties fo:language="de" fo:country="DE" fo:font-style="normal" fo:font-weight="normal" style:font-style-asian="normal" style:font-weight-asian="normal" style:font-style-complex="normal" style:font-weight-complex="normal"/>
    </style:style>
    <style:style style:name="T404" style:family="text">
      <style:text-properties fo:language="de" fo:country="DE" fo:font-style="normal" fo:font-weight="normal" officeooo:rsid="012db298" style:font-style-asian="normal" style:font-weight-asian="normal" style:font-style-complex="normal" style:font-weight-complex="normal"/>
    </style:style>
    <style:style style:name="T405" style:family="text">
      <style:text-properties fo:language="de" fo:country="DE" fo:font-style="italic" style:font-style-asian="italic" style:font-style-complex="italic"/>
    </style:style>
    <style:style style:name="T406" style:family="text">
      <style:text-properties officeooo:rsid="01142876"/>
    </style:style>
    <style:style style:name="T407" style:family="text">
      <style:text-properties officeooo:rsid="0115a024"/>
    </style:style>
    <style:style style:name="T408" style:family="text">
      <style:text-properties officeooo:rsid="0116f94d"/>
    </style:style>
    <style:style style:name="T409" style:family="text">
      <style:text-properties officeooo:rsid="01188848"/>
    </style:style>
    <style:style style:name="T410" style:family="text">
      <style:text-properties officeooo:rsid="0118f034"/>
    </style:style>
    <style:style style:name="T411" style:family="text">
      <style:text-properties officeooo:rsid="011904da"/>
    </style:style>
    <style:style style:name="T412" style:family="text">
      <style:text-properties officeooo:rsid="011a6c4f"/>
    </style:style>
    <style:style style:name="T413" style:family="text">
      <style:text-properties officeooo:rsid="011ac176"/>
    </style:style>
    <style:style style:name="T414" style:family="text">
      <style:text-properties officeooo:rsid="011cad1f"/>
    </style:style>
    <style:style style:name="T415" style:family="text">
      <style:text-properties officeooo:rsid="011d5cca"/>
    </style:style>
    <style:style style:name="T416" style:family="text">
      <style:text-properties officeooo:rsid="0122f472"/>
    </style:style>
    <style:style style:name="T417" style:family="text">
      <style:text-properties officeooo:rsid="01256dcf"/>
    </style:style>
    <style:style style:name="T418" style:family="text">
      <style:text-properties officeooo:rsid="0126d579"/>
    </style:style>
    <style:style style:name="T419" style:family="text">
      <style:text-properties officeooo:rsid="012ba6a9"/>
    </style:style>
    <style:style style:name="T420" style:family="text">
      <style:text-properties officeooo:rsid="012bec1f"/>
    </style:style>
    <style:style style:name="T421" style:family="text">
      <style:text-properties officeooo:rsid="012dd527"/>
    </style:style>
    <style:style style:name="T422" style:family="text">
      <style:text-properties officeooo:rsid="012dd8b7"/>
    </style:style>
    <style:style style:name="T423" style:family="text">
      <style:text-properties officeooo:rsid="0130ca7d"/>
    </style:style>
    <style:style style:name="T424" style:family="text">
      <style:text-properties officeooo:rsid="0132456f"/>
    </style:style>
    <style:style style:name="T425" style:family="text">
      <style:text-properties officeooo:rsid="0134ad19"/>
    </style:style>
    <style:style style:name="T426" style:family="text">
      <style:text-properties officeooo:rsid="01366fe1"/>
    </style:style>
    <style:style style:name="T427" style:family="text">
      <style:text-properties officeooo:rsid="0137af86"/>
    </style:style>
    <style:style style:name="T428" style:family="text">
      <style:text-properties officeooo:rsid="01391997"/>
    </style:style>
    <style:style style:name="T429" style:family="text">
      <style:text-properties officeooo:rsid="0139e96c"/>
    </style:style>
    <style:style style:name="T430" style:family="text">
      <style:text-properties officeooo:rsid="013c7f5d"/>
    </style:style>
    <style:style style:name="T431" style:family="text">
      <style:text-properties officeooo:rsid="013e45c6"/>
    </style:style>
    <style:style style:name="T432" style:family="text">
      <style:text-properties officeooo:rsid="013ffd54"/>
    </style:style>
    <style:style style:name="T433" style:family="text">
      <style:text-properties officeooo:rsid="0145bf40"/>
    </style:style>
    <style:style style:name="T434" style:family="text">
      <style:text-properties officeooo:rsid="01465fb9"/>
    </style:style>
    <style:style style:name="T435" style:family="text">
      <style:text-properties officeooo:rsid="01482913"/>
    </style:style>
    <style:style style:name="T436" style:family="text">
      <style:text-properties officeooo:rsid="01496c34"/>
    </style:style>
    <style:style style:name="T437" style:family="text">
      <style:text-properties officeooo:rsid="014b2f53"/>
    </style:style>
    <style:style style:name="T438" style:family="text">
      <style:text-properties officeooo:rsid="01527012"/>
    </style:style>
    <style:style style:name="T439" style:family="text">
      <style:text-properties officeooo:rsid="0152bd1f"/>
    </style:style>
    <style:style style:name="T440" style:family="text">
      <style:text-properties officeooo:rsid="01531c2b"/>
    </style:style>
    <style:style style:name="T441" style:family="text">
      <style:text-properties officeooo:rsid="0153c678"/>
    </style:style>
    <style:style style:name="T442" style:family="text">
      <style:text-properties officeooo:rsid="0154dc3a"/>
    </style:style>
    <style:style style:name="T443" style:family="text">
      <style:text-properties officeooo:rsid="01563ba3"/>
    </style:style>
    <style:style style:name="T444" style:family="text">
      <style:text-properties officeooo:rsid="0157a24b"/>
    </style:style>
    <style:style style:name="T445" style:family="text">
      <style:text-properties officeooo:rsid="015aa7d3"/>
    </style:style>
    <style:style style:name="T446" style:family="text">
      <style:text-properties officeooo:rsid="015bf7d3"/>
    </style:style>
    <style:style style:name="T447" style:family="text">
      <style:text-properties officeooo:rsid="015d6b40"/>
    </style:style>
    <style:style style:name="T448" style:family="text">
      <style:text-properties officeooo:rsid="0161c27a"/>
    </style:style>
    <style:style style:name="T449" style:family="text">
      <style:text-properties officeooo:rsid="016374c0"/>
    </style:style>
    <style:style style:name="T450" style:family="text">
      <style:text-properties officeooo:rsid="01648b59"/>
    </style:style>
    <style:style style:name="T451" style:family="text">
      <style:text-properties officeooo:rsid="0167398c"/>
    </style:style>
    <style:style style:name="T452" style:family="text">
      <style:text-properties officeooo:rsid="016bc36e"/>
    </style:style>
    <style:style style:name="T453" style:family="text">
      <style:text-properties officeooo:rsid="016c61fe"/>
    </style:style>
    <style:style style:name="T454" style:family="text">
      <style:text-properties officeooo:rsid="016e9781"/>
    </style:style>
    <style:style style:name="T455" style:family="text">
      <style:text-properties officeooo:rsid="0171456a"/>
    </style:style>
    <style:style style:name="T456" style:family="text">
      <style:text-properties officeooo:rsid="0172cd8b"/>
    </style:style>
    <style:style style:name="T457" style:family="text">
      <style:text-properties officeooo:rsid="017afcb9"/>
    </style:style>
    <style:style style:name="T458" style:family="text">
      <style:text-properties officeooo:rsid="017bb56d"/>
    </style:style>
    <style:style style:name="T459" style:family="text">
      <style:text-properties officeooo:rsid="017c1df8"/>
    </style:style>
    <style:style style:name="T460" style:family="text">
      <style:text-properties officeooo:rsid="017e9580"/>
    </style:style>
    <style:style style:name="T461" style:family="text">
      <style:text-properties officeooo:rsid="0182d3de"/>
    </style:style>
    <style:style style:name="T462" style:family="text">
      <style:text-properties officeooo:rsid="0183faf4"/>
    </style:style>
    <style:style style:name="T463" style:family="text">
      <style:text-properties officeooo:rsid="0184dfbe"/>
    </style:style>
    <style:style style:name="T464" style:family="text">
      <style:text-properties officeooo:rsid="0188956d"/>
    </style:style>
    <style:style style:name="T465" style:family="text">
      <style:text-properties officeooo:rsid="018b48a7"/>
    </style:style>
    <style:style style:name="T466" style:family="text">
      <style:text-properties officeooo:rsid="018ffbac"/>
    </style:style>
    <style:style style:name="T467" style:family="text">
      <style:text-properties officeooo:rsid="01900ca3"/>
    </style:style>
    <style:style style:name="T468" style:family="text">
      <style:text-properties officeooo:rsid="0193fef6"/>
    </style:style>
    <style:style style:name="T469" style:family="text">
      <style:text-properties officeooo:rsid="01969616"/>
    </style:style>
    <style:style style:name="T470" style:family="text">
      <style:text-properties officeooo:rsid="0196d6b1"/>
    </style:style>
    <style:style style:name="T471" style:family="text">
      <style:text-properties officeooo:rsid="0197c715"/>
    </style:style>
    <style:style style:name="T472" style:family="text">
      <style:text-properties officeooo:rsid="0197e906"/>
    </style:style>
    <style:style style:name="T473" style:family="text">
      <style:text-properties officeooo:rsid="0199d87f"/>
    </style:style>
    <style:style style:name="T474" style:family="text">
      <style:text-properties officeooo:rsid="019a5e43"/>
    </style:style>
    <style:style style:name="T475" style:family="text">
      <style:text-properties officeooo:rsid="019a5f25"/>
    </style:style>
    <style:style style:name="T476" style:family="text">
      <style:text-properties officeooo:rsid="019bc3ea"/>
    </style:style>
    <style:style style:name="T477" style:family="text">
      <style:text-properties officeooo:rsid="019cb796"/>
    </style:style>
    <style:style style:name="T478" style:family="text">
      <style:text-properties officeooo:rsid="019d84fd"/>
    </style:style>
    <style:style style:name="T479" style:family="text">
      <style:text-properties officeooo:rsid="019de539"/>
    </style:style>
    <style:style style:name="T480" style:family="text">
      <style:text-properties officeooo:rsid="019f2041"/>
    </style:style>
    <style:style style:name="T481" style:family="text">
      <style:text-properties officeooo:rsid="01a0b422"/>
    </style:style>
    <style:style style:name="T482" style:family="text">
      <style:text-properties officeooo:rsid="01a0cbca"/>
    </style:style>
    <style:style style:name="T483" style:family="text">
      <style:text-properties officeooo:rsid="01a13e4d"/>
    </style:style>
    <style:style style:name="T484" style:family="text">
      <style:text-properties officeooo:rsid="01a361d4"/>
    </style:style>
    <style:style style:name="T485" style:family="text">
      <style:text-properties officeooo:rsid="01a5e13c"/>
    </style:style>
    <style:style style:name="T486" style:family="text">
      <style:text-properties officeooo:rsid="01a9acfe"/>
    </style:style>
    <style:style style:name="T487" style:family="text">
      <style:text-properties officeooo:rsid="01af26fc"/>
    </style:style>
    <style:style style:name="T488" style:family="text">
      <style:text-properties officeooo:rsid="01b777d1"/>
    </style:style>
    <style:style style:name="T489" style:family="text">
      <style:text-properties officeooo:rsid="01ba1ed7"/>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49">Inhaltsverzeichnis</text:p>
          </text:index-title>
          <text:p text:style-name="P450"><text:a xlink:type="simple" xlink:href="#__RefHeading___Toc5866_563923414" text:style-name="Index_20_Link" text:visited-style-name="Index_20_Link">AKT 1 – Schmutz<text:tab/>3</text:a></text:p>
          <text:p text:style-name="P450"><text:a xlink:type="simple" xlink:href="#__RefHeading___Toc11754_710709543" text:style-name="Index_20_Link" text:visited-style-name="Index_20_Link">Thorn – Bei Gebet im Orden denkt er über die Heuchelei nach, ein Verhör geht schief<text:tab/>3</text:a></text:p>
          <text:p text:style-name="P450"><text:a xlink:type="simple" xlink:href="#__RefHeading___Toc11756_710709543" text:style-name="Index_20_Link" text:visited-style-name="Index_20_Link">Dania – trifft sich mit Stepanie, versucht einen Kunden zu bestehlen<text:tab/>8</text:a></text:p>
          <text:p text:style-name="P450"><text:a xlink:type="simple" xlink:href="#__RefHeading___Toc11758_710709543" text:style-name="Index_20_Link" text:visited-style-name="Index_20_Link">Joran – Bastelt in seinem kleinen magischen Labor, trifft Arghan<text:tab/>13</text:a></text:p>
          <text:p text:style-name="P450"><text:a xlink:type="simple" xlink:href="#__RefHeading__13970_2035619654" text:style-name="Index_20_Link" text:visited-style-name="Index_20_Link">Marcin – überlebt ein Attentat und findet Dania auf der Straße liegen<text:tab/>16</text:a></text:p>
          <text:p text:style-name="P450"><text:a xlink:type="simple" xlink:href="#__RefHeading___Toc11762_710709543" text:style-name="Index_20_Link" text:visited-style-name="Index_20_Link">Varg – stürmt Jorans Labor<text:tab/>18</text:a></text:p>
          <text:p text:style-name="P450"><text:a xlink:type="simple" xlink:href="#__RefHeading___Toc11680_2067757309" text:style-name="Index_20_Link" text:visited-style-name="Index_20_Link">Thorn – tötet Nathan den Magier, stellt Arghan zur Rede, erpresst ihn, Raft zu schwächen<text:tab/>21</text:a></text:p>
          <text:p text:style-name="P450"><text:a xlink:type="simple" xlink:href="#__RefHeading___Toc11465_397508406" text:style-name="Index_20_Link" text:visited-style-name="Index_20_Link">Joran – Howl macht Labor dicht und befragt ihn, Joran bereut, dass er so ein Feigling war<text:tab/>26</text:a></text:p>
          <text:p text:style-name="P450"><text:a xlink:type="simple" xlink:href="#__RefHeading___Toc12250_1018655533" text:style-name="Index_20_Link" text:visited-style-name="Index_20_Link">Dania – trifft Marcin und spioniert Gabor aus<text:tab/>29</text:a></text:p>
          <text:p text:style-name="P450"><text:a xlink:type="simple" xlink:href="#__RefHeading___Toc12510_1913788720" text:style-name="Index_20_Link" text:visited-style-name="Index_20_Link">Stepanie – findet Dania auf Brocken auf der Straße, nimmt sie mit heim. Dania weint<text:tab/>36</text:a></text:p>
          <text:p text:style-name="P450"><text:a xlink:type="simple" xlink:href="#__RefHeading___Toc11057_578052989" text:style-name="Index_20_Link" text:visited-style-name="Index_20_Link">Marcin – Kämpft mit Miliz, gibt Dania einen neuen Auftrag und sinniert über Karriere<text:tab/>38</text:a></text:p>
          <text:p text:style-name="P450"><text:a xlink:type="simple" xlink:href="#__RefHeading___Toc11774_1121766794" text:style-name="Index_20_Link" text:visited-style-name="Index_20_Link">Varg – führt Raft in Thorns Asservatenkammer; dort stirbt Raft an einer Bor-Explosion<text:tab/>43</text:a></text:p>
          <text:p text:style-name="P450"><text:a xlink:type="simple" xlink:href="#__RefHeading___Toc12420_2047005171" text:style-name="Index_20_Link" text:visited-style-name="Index_20_Link">Dania – tötet Gabor und flieht vor seinen Kindern<text:tab/>46</text:a></text:p>
          <text:p text:style-name="P450"><text:a xlink:type="simple" xlink:href="#__RefHeading___Toc12357_144386953" text:style-name="Index_20_Link" text:visited-style-name="Index_20_Link">Thorn – wird vom Orden ausgestoßen und rettet Dania<text:tab/>48</text:a></text:p>
          <text:p text:style-name="P450"><text:a xlink:type="simple" xlink:href="#__RefHeading___Toc12626_2102357593" text:style-name="Index_20_Link" text:visited-style-name="Index_20_Link">Marcin – lernt Thorn kennen, sie verschwören sich, mithilfe von Bor die Macht zu ergreifen<text:tab/>51</text:a></text:p>
          <text:p text:style-name="P450"><text:a xlink:type="simple" xlink:href="#__RefHeading___Toc12512_1913788720" text:style-name="Index_20_Link" text:visited-style-name="Index_20_Link">to be done<text:tab/>52</text:a></text:p>
          <text:p text:style-name="P450"><text:a xlink:type="simple" xlink:href="#__RefHeading__13980_2035619654" text:style-name="Index_20_Link" text:visited-style-name="Index_20_Link">Marcin – lernt Thorn kennen, sie verschwören sich, mithilfe von Bor die Macht zu ergreifen<text:tab/>52</text:a></text:p>
          <text:p text:style-name="P450"><text:a xlink:type="simple" xlink:href="#__RefHeading__13982_2035619654" text:style-name="Index_20_Link" text:visited-style-name="Index_20_Link">Thorn – legt sich schlafen und freut sich seines Hochstaplertums<text:tab/>54</text:a></text:p>
          <text:p text:style-name="P450"><text:a xlink:type="simple" xlink:href="#__RefHeading__13984_2035619654" text:style-name="Index_20_Link" text:visited-style-name="Index_20_Link">Dania – überzeugt Marcin, es mit dem Komplott zu versuchen<text:tab/>54</text:a></text:p>
          <text:p text:style-name="P450"><text:a xlink:type="simple" xlink:href="#__RefHeading__13986_2035619654" text:style-name="Index_20_Link" text:visited-style-name="Index_20_Link">Varg – trifft sich mit Thorn, Der ihn von seinem Plan überzeugt<text:tab/>55</text:a></text:p>
          <text:p text:style-name="P450"><text:a xlink:type="simple" xlink:href="#__RefHeading__13988_2035619654" text:style-name="Index_20_Link" text:visited-style-name="Index_20_Link">Dania – lernt von Thorn den Umgang mit Bor<text:tab/>57</text:a></text:p>
          <text:p text:style-name="P450"><text:a xlink:type="simple" xlink:href="#__RefHeading__13990_2035619654" text:style-name="Index_20_Link" text:visited-style-name="Index_20_Link">Varg – sitzt in der Schule und lernt etwas über Mythologie<text:tab/>60</text:a></text:p>
          <text:p text:style-name="P450"><text:a xlink:type="simple" xlink:href="#__RefHeading__13992_2035619654" text:style-name="Index_20_Link" text:visited-style-name="Index_20_Link">Dania – tötet Kenin auf seiner Party<text:tab/>61</text:a></text:p>
          <text:p text:style-name="P450"><text:a xlink:type="simple" xlink:href="#__RefHeading__13994_2035619654" text:style-name="Index_20_Link" text:visited-style-name="Index_20_Link">Marcin – tötet Kenins vermeintlichen Mörder und ernennt sich zum Hauptmann<text:tab/>63</text:a></text:p>
          <text:p text:style-name="P450"><text:a xlink:type="simple" xlink:href="#__RefHeading___Toc10621_453400607" text:style-name="Index_20_Link" text:visited-style-name="Index_20_Link">AKT 2 - Durchtrieben<text:tab/>65</text:a></text:p>
          <text:p text:style-name="P450"><text:a xlink:type="simple" xlink:href="#__RefHeading__13996_2035619654" text:style-name="Index_20_Link" text:visited-style-name="Index_20_Link">Thorn – versucht Einlass zu Arghan Howl zu erlangen<text:tab/>65</text:a></text:p>
          <text:p text:style-name="P450"><text:a xlink:type="simple" xlink:href="#__RefHeading__13998_2035619654" text:style-name="Index_20_Link" text:visited-style-name="Index_20_Link">Dania – fährt mit Marcin nach Hause und freut sich über ihren neuen Beruf<text:tab/>67</text:a></text:p>
          <text:p text:style-name="P450"><text:a xlink:type="simple" xlink:href="#__RefHeading__14000_2035619654" text:style-name="Index_20_Link" text:visited-style-name="Index_20_Link">Thorn – überzeugt Arghan von seiner Sache<text:tab/>68</text:a></text:p>
          <text:p text:style-name="P450"><text:a xlink:type="simple" xlink:href="#__RefHeading__14002_2035619654" text:style-name="Index_20_Link" text:visited-style-name="Index_20_Link">Joran – hat eine Kreativblockade und reflektiert über sein Leben<text:tab/>69</text:a></text:p>
          <text:p text:style-name="P450"><text:a xlink:type="simple" xlink:href="#__RefHeading__14004_2035619654" text:style-name="Index_20_Link" text:visited-style-name="Index_20_Link">Marcin – ist depressiv und wird von Thorns Idee, ein geheimes Labor zu bauen, wieder aktiv<text:tab/>71</text:a></text:p>
          <text:p text:style-name="P450"><text:a xlink:type="simple" xlink:href="#__RefHeading__14006_2035619654" text:style-name="Index_20_Link" text:visited-style-name="Index_20_Link">Varg – wird von Thorn von Magie überzeugt<text:tab/>73</text:a></text:p>
          <text:p text:style-name="P450"><text:a xlink:type="simple" xlink:href="#__RefHeading__14008_2035619654" text:style-name="Index_20_Link" text:visited-style-name="Index_20_Link">Joran – wird von Arghan zur Ausbildung Danias und Vargs gebracht<text:tab/>75</text:a></text:p>
          <text:p text:style-name="P450"><text:a xlink:type="simple" xlink:href="#__RefHeading__14010_2035619654" text:style-name="Index_20_Link" text:visited-style-name="Index_20_Link">Thorn – reflektiert über seine Verlogenheit und Pläne<text:tab/>76</text:a></text:p>
          <text:p text:style-name="P450"><text:a xlink:type="simple" xlink:href="#__RefHeading__14012_2035619654" text:style-name="Index_20_Link" text:visited-style-name="Index_20_Link">Dania – wacht auf Brocken im Labor auf<text:tab/>77</text:a></text:p>
          <text:p text:style-name="P450"><text:a xlink:type="simple" xlink:href="#__RefHeading__14014_2035619654" text:style-name="Index_20_Link" text:visited-style-name="Index_20_Link">Joran – reist in den elften Bezirk und lernt Dania kennen<text:tab/>79</text:a></text:p>
          <text:p text:style-name="P450"><text:a xlink:type="simple" xlink:href="#__RefHeading__14016_2035619654" text:style-name="Index_20_Link" text:visited-style-name="Index_20_Link">Dania – lernt Varg kennen und führt mit Varg und Joran eine theologische Diskussion<text:tab/>80</text:a></text:p>
          <text:p text:style-name="P450"><text:a xlink:type="simple" xlink:href="#__RefHeading__14018_2035619654" text:style-name="Index_20_Link" text:visited-style-name="Index_20_Link">Thorn – planen die Machtergreifung und den Fall des Ordens<text:tab/>84</text:a></text:p>
          <text:p text:style-name="P450"><text:a xlink:type="simple" xlink:href="#__RefHeading__14020_2035619654" text:style-name="Index_20_Link" text:visited-style-name="Index_20_Link">Varg – und Dania üben dem Schwertkampf<text:tab/>86</text:a></text:p>
          <text:p text:style-name="P450"><text:a xlink:type="simple" xlink:href="#__RefHeading__14022_2035619654" text:style-name="Index_20_Link" text:visited-style-name="Index_20_Link">Marcin – überlebt Tomans Attentat und plant mit Thorn die Übernahme des achten Bezirks<text:tab/>88</text:a></text:p>
          <text:p text:style-name="P450"><text:a xlink:type="simple" xlink:href="#__RefHeading__14024_2035619654" text:style-name="Index_20_Link" text:visited-style-name="Index_20_Link">Joran – macht einen Lehrplan für Dania und Varg<text:tab/>91</text:a></text:p>
          <text:p text:style-name="P450"><text:a xlink:type="simple" xlink:href="#__RefHeading__14026_2035619654" text:style-name="Index_20_Link" text:visited-style-name="Index_20_Link">Dania – bringt Magister Darn um<text:tab/>93</text:a></text:p>
          <text:p text:style-name="P450"><text:a xlink:type="simple" xlink:href="#__RefHeading__14028_2035619654" text:style-name="Index_20_Link" text:visited-style-name="Index_20_Link">Marcin – ködert Hakun mit Geschichte über Revolte im achten Bezirk<text:tab/>97</text:a></text:p>
          <text:p text:style-name="P450"><text:a xlink:type="simple" xlink:href="#__RefHeading__14030_2035619654" text:style-name="Index_20_Link" text:visited-style-name="Index_20_Link">Thorn – wird zum Magister für Bezirk acht gewählt<text:tab/>100</text:a></text:p>
          <text:p text:style-name="P450"><text:a xlink:type="simple" xlink:href="#__RefHeading__14032_2035619654" text:style-name="Index_20_Link" text:visited-style-name="Index_20_Link">Marcin – plant mit den Hauptleuten des achten Bezirks die Revolte<text:tab/>102</text:a></text:p>
          <text:p text:style-name="P450"><text:a xlink:type="simple" xlink:href="#__RefHeading__14034_2035619654" text:style-name="Index_20_Link" text:visited-style-name="Index_20_Link">Thorn – bezieht sein neues Büro und befördert einen Feldwebel<text:tab/>105</text:a></text:p>
          <text:p text:style-name="P450"><text:a xlink:type="simple" xlink:href="#__RefHeading__14036_2035619654" text:style-name="Index_20_Link" text:visited-style-name="Index_20_Link">Varg – Kampftraining mit Dania und Streit mit Joran<text:tab/>106</text:a></text:p>
          <text:p text:style-name="P450"><text:a xlink:type="simple" xlink:href="#__RefHeading__14038_2035619654" text:style-name="Index_20_Link" text:visited-style-name="Index_20_Link">Marcin – inszeniert eine Schlacht und wird Hauptmann des achten Bezirks<text:tab/>108</text:a></text:p>
          <text:p text:style-name="P450"><text:a xlink:type="simple" xlink:href="#__RefHeading___Toc10949_1886493331" text:style-name="Index_20_Link" text:visited-style-name="Index_20_Link">Joran – geht mit Dania spazieren und findet einen A'kradizz<text:tab/>112</text:a></text:p>
          <text:p text:style-name="P450"><text:a xlink:type="simple" xlink:href="#__RefHeading__14040_2035619654" text:style-name="Index_20_Link" text:visited-style-name="Index_20_Link">Dragan – bewacht Hakun bei einem Treffen mit Marcin und wird bedrängt<text:tab/>114</text:a></text:p>
          <text:p text:style-name="P450"><text:a xlink:type="simple" xlink:href="#__RefHeading__14042_2035619654" text:style-name="Index_20_Link" text:visited-style-name="Index_20_Link">Dania – bringt mit Marcin und Varg Hakun um und lernt Dragans Tante kennen<text:tab/>118</text:a></text:p>
          <text:p text:style-name="P450"><text:soft-page-break/><text:a xlink:type="simple" xlink:href="#__RefHeading__14044_2035619654" text:style-name="Index_20_Link" text:visited-style-name="Index_20_Link">Thorn – hält Gericht im achten Bezirk und begutachtet den A'kraddiz bei einer Besprechung<text:tab/>122</text:a></text:p>
          <text:p text:style-name="P450"><text:a xlink:type="simple" xlink:href="#__RefHeading__14046_2035619654" text:style-name="Index_20_Link" text:visited-style-name="Index_20_Link">Varg – hat ein peinliches Gespräch mit Dania<text:tab/>125</text:a></text:p>
          <text:p text:style-name="P450"><text:a xlink:type="simple" xlink:href="#__RefHeading__14048_2035619654" text:style-name="Index_20_Link" text:visited-style-name="Index_20_Link">Joran – Albtraumsequenz, Arghan beauftragt ihn mit Schulgründung<text:tab/>127</text:a></text:p>
          <text:p text:style-name="P450"><text:a xlink:type="simple" xlink:href="#__RefHeading__14050_2035619654" text:style-name="Index_20_Link" text:visited-style-name="Index_20_Link">Thorn – auf Magister Darns Trauerfeier<text:tab/>131</text:a></text:p>
          <text:p text:style-name="P450"><text:a xlink:type="simple" xlink:href="#__RefHeading__14052_2035619654" text:style-name="Index_20_Link" text:visited-style-name="Index_20_Link">Marcin – und Toman geraten in einen Hinterhalt im achten Bezirk<text:tab/>135</text:a></text:p>
          <text:p text:style-name="P450"><text:a xlink:type="simple" xlink:href="#__RefHeading__14054_2035619654" text:style-name="Index_20_Link" text:visited-style-name="Index_20_Link">Dania – bekommt ein Klappschwert, hebt mit Varg ein Drogenloch aus und entjungfert ihn<text:tab/>138</text:a></text:p>
          <text:p text:style-name="P450"><text:a xlink:type="simple" xlink:href="#__RefHeading__14056_2035619654" text:style-name="Index_20_Link" text:visited-style-name="Index_20_Link">Varg – und Dania befragen die Diebe<text:tab/>143</text:a></text:p>
          <text:p text:style-name="P450"><text:a xlink:type="simple" xlink:href="#__RefHeading__14058_2035619654" text:style-name="Index_20_Link" text:visited-style-name="Index_20_Link">Thorn – befiehlt Angriff auf Marcins Konkurrenz im achten Bezirk<text:tab/>144</text:a></text:p>
          <text:p text:style-name="P450"><text:a xlink:type="simple" xlink:href="#__RefHeading__14060_2035619654" text:style-name="Index_20_Link" text:visited-style-name="Index_20_Link">Dragan – keine Verstärkung für Bezirk sieben<text:tab/>144</text:a></text:p>
          <text:p text:style-name="P450"><text:a xlink:type="simple" xlink:href="#__RefHeading__14062_2035619654" text:style-name="Index_20_Link" text:visited-style-name="Index_20_Link">Joran – Die Eröffnung der Schule<text:tab/>147</text:a></text:p>
          <text:p text:style-name="P450"><text:a xlink:type="simple" xlink:href="#__RefHeading__14064_2035619654" text:style-name="Index_20_Link" text:visited-style-name="Index_20_Link">Varg – Ulpors Hinrichtung, im Orden, zweifelt mal wieder an Dania und Thorn<text:tab/>148</text:a></text:p>
          <text:p text:style-name="P450"><text:a xlink:type="simple" xlink:href="#__RefHeading__5823_1936027996" text:style-name="Index_20_Link" text:visited-style-name="Index_20_Link">Dania – redet mit Varg über den Orden, mit Howl wegen Aufgaben als professionelle Attentäterin und mit Joran über Schule, verpasste Chancen, Kindheit<text:tab/>152</text:a></text:p>
          <text:p text:style-name="P450"><text:a xlink:type="simple" xlink:href="#__RefHeading___Toc7112_1886493331" text:style-name="Index_20_Link" text:visited-style-name="Index_20_Link">Thorn – wird zum Ratsmitglied ernannt, plant mit Marcin und Arghan die Machtergreifung, Arghan erzählt ihm von Danias Anfrage<text:tab/>159</text:a></text:p>
          <text:p text:style-name="P450"><text:a xlink:type="simple" xlink:href="#__RefHeading___Toc10947_1886493331" text:style-name="Index_20_Link" text:visited-style-name="Index_20_Link">Marcin – trifft sich mit Dragan privat, es wird romantisch, keiner traut sich klar zu reden, Dragan muss auf die Toilette (Formatierung)<text:tab/>163</text:a></text:p>
          <text:p text:style-name="P450"><text:a xlink:type="simple" xlink:href="#__RefHeading___Toc7391_734790973" text:style-name="Index_20_Link" text:visited-style-name="Index_20_Link">Dragan – innerer Monolog, ob er Marcin vertrauen kann, versucht Marcin umzubringen, aber scheitert an seinen Gefühlen, Marcin nimmt ihm das daraufhin nicht übel<text:tab/>166</text:a></text:p>
          <text:p text:style-name="P450"><text:a xlink:type="simple" xlink:href="#__RefHeading___Toc7393_734790973" text:style-name="Index_20_Link" text:visited-style-name="Index_20_Link">Dania – während die beiden rumturteln, schleicht sie sich in Dragans Haus und findet Beweise für seine Homosexualität<text:tab/>167</text:a></text:p>
          <text:p text:style-name="P450"><text:a xlink:type="simple" xlink:href="#__RefHeading___Toc7395_734790973" text:style-name="Index_20_Link" text:visited-style-name="Index_20_Link">(Thorn – Ratssitzung, es geht um langweilige Realpolitik)<text:tab/>170</text:a></text:p>
          <text:p text:style-name="P450"><text:a xlink:type="simple" xlink:href="#__RefHeading___Toc7397_734790973" text:style-name="Index_20_Link" text:visited-style-name="Index_20_Link"><text:span text:style-name="T53">Joran – träumt von Dania, wacht auf, nennt sich selbst verliebt, </text:span></text:a><text:a xlink:type="simple" xlink:href="#__RefHeading___Toc7397_734790973" text:style-name="Index_20_Link" text:visited-style-name="Index_20_Link"><text:span text:style-name="T53">versucht zu arbeiten zum runterkommen, Experiment geht schief, Unfall, aber nicht ernsthaft verletzt</text:span></text:a><text:a xlink:type="simple" xlink:href="#__RefHeading___Toc7397_734790973" text:style-name="Index_20_Link" text:visited-style-name="Index_20_Link"><text:tab/>170</text:a></text:p>
          <text:p text:style-name="P450"><text:a xlink:type="simple" xlink:href="#__RefHeading___Toc7399_734790973" text:style-name="Index_20_Link" text:visited-style-name="Index_20_Link">Varg – wacht davon auf, die beiden haben ein Gespräch über Wissenschaft, dann Religion, dann Dania<text:tab/>175</text:a></text:p>
          <text:p text:style-name="P450"><text:a xlink:type="simple" xlink:href="#__RefHeading___Toc7308_1708936629" text:style-name="Index_20_Link" text:visited-style-name="Index_20_Link">Thorn – redet mit Marcin und Dania über Dragans Erpressung, äußert sich verächtlich über Homosexualität, planen Ermordung des Patriziers<text:tab/>177</text:a></text:p>
          <text:p text:style-name="P450"><text:a xlink:type="simple" xlink:href="#__RefHeading___Toc7474_1381901862" text:style-name="Index_20_Link" text:visited-style-name="Index_20_Link">Marcin – kundschaftet mit Dania das Landhaus des Patriziers aus, planen Mord, Dania fragt nach weiterer Möglichkeit, eventuell danach bei ihm arbeiten zu können<text:tab/>179</text:a></text:p>
          <text:p text:style-name="P450"><text:a xlink:type="simple" xlink:href="#__RefHeading___Toc7827_585638094" text:style-name="Index_20_Link" text:visited-style-name="Index_20_Link"><text:span text:style-name="T53">Dragan – kriegt einen Besuch von Marcin, bei dem dieser ihn auffordert, </text:span></text:a><text:a xlink:type="simple" xlink:href="#__RefHeading___Toc7827_585638094" text:style-name="Index_20_Link" text:visited-style-name="Index_20_Link"><text:span text:style-name="T53">Namen</text:span></text:a><text:a xlink:type="simple" xlink:href="#__RefHeading___Toc7827_585638094" text:style-name="Index_20_Link" text:visited-style-name="Index_20_Link"><text:span text:style-name="T53"> in die Lieferantenliste einzutragen; Erpressung</text:span></text:a><text:a xlink:type="simple" xlink:href="#__RefHeading___Toc7827_585638094" text:style-name="Index_20_Link" text:visited-style-name="Index_20_Link"><text:tab/>184</text:a></text:p>
          <text:p text:style-name="P450"><text:a xlink:type="simple" xlink:href="#__RefHeading___Toc7829_585638094" text:style-name="Index_20_Link" text:visited-style-name="Index_20_Link">Dania – schleicht sich in das Haus des Patriziers, bringt ihn um, kehrt heim um Thorn zu berichten, die beiden stoßen darauf an, sie stirbt vergiftet an dem Wein.<text:tab/>186</text:a></text:p>
          <text:p text:style-name="P450"><text:a xlink:type="simple" xlink:href="#__RefHeading___Toc10194_665622129" text:style-name="Index_20_Link" text:visited-style-name="Index_20_Link">Joran – Traumsequenz Danias Tod<text:tab/>197</text:a></text:p>
          <text:p text:style-name="P450"><text:a xlink:type="simple" xlink:href="#__RefHeading___Toc8716_453400607" text:style-name="Index_20_Link" text:visited-style-name="Index_20_Link">Thorn – im Rat mit Arghan, Dragan und Marcin, stellen Danias Leiche vor, Thorn lässt sich zum Patrizier wählen<text:tab/>198</text:a></text:p>
        </text:index-body>
      </text:table-of-content>
      <text:p text:style-name="P82"/>
      <text:p text:style-name="P448"><text:a xlink:type="simple" xlink:href="#__RefHeading___Toc5866_563923414" text:style-name="Index_20_Link" text:visited-style-name="Index_20_Link">AKT 1 - </text:a><text:a xlink:type="simple" xlink:href="#__RefHeading___Toc5866_563923414" text:style-name="Index_20_Link" text:visited-style-name="Index_20_Link"><text:span text:style-name="T387">Schmutz</text:span></text:a><text:a xlink:type="simple" xlink:href="#__RefHeading___Toc5866_563923414" text:style-name="Index_20_Link" text:visited-style-name="Index_20_Link"><text:tab/>3</text:a></text:p>
      <text:p text:style-name="P454">Thorn – Bei gemeinsamen Gebet im Orden denkt er über die Heuchelei nach</text:p>
      <text:p text:style-name="P451"><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84">trifft sich mit Stepanie, </text:span></text:a><text:a xlink:type="simple" xlink:href="#__RefHeading__13968_2035619654" text:style-name="Index_20_Link" text:visited-style-name="Index_20_Link">versucht einen Kunden zu bestehlen</text:a></text:p>
      <text:p text:style-name="P454">Joran – Bastelt in seinem kleinen magisches Labor, trifft Arghan</text:p>
      <text:p text:style-name="P451"><text:a xlink:type="simple" xlink:href="#__RefHeading__13970_2035619654" text:style-name="Index_20_Link" text:visited-style-name="Index_20_Link">Marcin – überlebt ein Attentat und findet Dania auf der Straße liegen</text:a></text:p>
      <text:p text:style-name="P454">Varg – stürmt Jorans Labor</text:p>
      <text:p text:style-name="P451"><text:a xlink:type="simple" xlink:href="#__RefHeading__13972_2035619654" text:style-name="Index_20_Link" text:visited-style-name="Index_20_Link">Dania – trifft Marcin und spioniert Gabor aus</text:a></text:p>
      <text:p text:style-name="P452">Stepanie – findet Dania auf Brocken auf der Straße, gibt ihr was zu Essen aus und kotzt sich aus<text:span text:style-name="T383"> </text:span></text:p>
      <text:p text:style-name="P451"><text:a xlink:type="simple" xlink:href="#__RefHeading__13974_2035619654" text:style-name="Index_20_Link" text:visited-style-name="Index_20_Link">Marcin – stiehlt Gabors Brockenvorrat</text:a></text:p>
      <text:p text:style-name="P451"><text:a xlink:type="simple" xlink:href="#__RefHeading__13976_2035619654" text:style-name="Index_20_Link" text:visited-style-name="Index_20_Link">Dania – tötet Gabor und flieht vor seinen Kameraden</text:a></text:p>
      <text:p text:style-name="P451"><text:a xlink:type="simple" xlink:href="#__RefHeading__13978_2035619654" text:style-name="Index_20_Link" text:visited-style-name="Index_20_Link">Thorn – wird vom Orden ausgestoßen und rettet Dania</text:a></text:p>
      <text:p text:style-name="P451"><text:a xlink:type="simple" xlink:href="#__RefHeading__13980_2035619654" text:style-name="Index_20_Link" text:visited-style-name="Index_20_Link">Marcin – lernt Thorn kennen, sie verschwören sich, mithilfe von Bor die Macht zu ergreifen</text:a></text:p>
      <text:p text:style-name="P451"><text:a xlink:type="simple" xlink:href="#__RefHeading__13982_2035619654" text:style-name="Index_20_Link" text:visited-style-name="Index_20_Link">Thorn – legt sich schlafen und freut sich seines Hochstaplertums</text:a></text:p>
      <text:p text:style-name="P453"><text:span text:style-name="T384">Stepanie – </text:span>redet mit ihrem Bruder über den aktuellen Tratsch im Orden </text:p>
      <text:p text:style-name="P451"><text:a xlink:type="simple" xlink:href="#__RefHeading__13984_2035619654" text:style-name="Index_20_Link" text:visited-style-name="Index_20_Link">Dania – überzeugt Marcin, es mit dem Komplott zu versuchen</text:a></text:p>
      <text:p text:style-name="P455">Joran – ist am Boden zerstört, dass er erwischt wurde, wird von Arghan befragt</text:p>
      <text:p text:style-name="P451"><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84">d</text:span></text:a><text:a xlink:type="simple" xlink:href="#__RefHeading__13986_2035619654" text:style-name="Index_20_Link" text:visited-style-name="Index_20_Link">er ihn von seinem Plan überzeugt</text:a></text:p>
      <text:p text:style-name="P451"><text:a xlink:type="simple" xlink:href="#__RefHeading__13988_2035619654" text:style-name="Index_20_Link" text:visited-style-name="Index_20_Link">Dania – lernt von Thorn den Umgang mit Bor</text:a></text:p>
      <text:p text:style-name="P451"><text:a xlink:type="simple" xlink:href="#__RefHeading__13990_2035619654" text:style-name="Index_20_Link" text:visited-style-name="Index_20_Link">Varg – sitzt in der Schule und lernt etwas über Mythologie</text:a></text:p>
      <text:p text:style-name="P451"><text:a xlink:type="simple" xlink:href="#__RefHeading__13992_2035619654" text:style-name="Index_20_Link" text:visited-style-name="Index_20_Link">Dania – tötet Kenin auf seiner Party</text:a></text:p>
      <text:p text:style-name="P451"><text:a xlink:type="simple" xlink:href="#__RefHeading__13994_2035619654" text:style-name="Index_20_Link" text:visited-style-name="Index_20_Link">Marcin – tötet Kenins vermeintlichen Mörder und ernennt sich zum Hauptmann</text:a></text:p>
      <text:p text:style-name="P451"/>
      <text:p text:style-name="P451"/>
      <text:p text:style-name="P451"/>
      <text:p text:style-name="P451"/>
      <text:h text:style-name="P548" text:outline-level="1"><text:bookmark-start text:name="__RefHeading___Toc5866_563923414"/>AKT 1 – Schmutz<text:bookmark-end text:name="__RefHeading___Toc5866_563923414"/></text:h>
      <text:p text:style-name="Text_20_body"/>
      <text:h text:style-name="Heading_20_1" text:outline-level="1"><text:bookmark-start text:name="__RefHeading___Toc11754_710709543"/>Thorn – Bei<text:span text:style-name="T382"> Gebet im Orden denkt er über die Heuchelei nach, ein Verhör geht schief</text:span><text:bookmark-end text:name="__RefHeading___Toc11754_710709543"/></text:h>
      <text:p text:style-name="P172"/>
      <text:p text:style-name="P310">Die harte Holzbank drückte ihm in die Knie, <text:span text:style-name="T389">der kalte Stein um ihn herum ließ ihn frieren</text:span>, und Thorn hatte es satt.</text:p>
      <text:p text:style-name="P311">Das gemeinsame Gebet ging nun schon eine halbe Stunde. Die anderen Inquisitoren neben ihm hatten ihren Blick demütig nach unten gerichtet, schaukelten ihren Oberkörper mit verschränkten Armen vor und zurück. <text:span text:style-name="T389">Die langen braunen Roben aus groben Stoff fielen schlaff an schlaffen Körpern herunter. Bei denen, die seit Jahren die heiligen Hallen nicht mehr verlassen hatten, war es am schlimmsten.</text:span></text:p>
      <text:p text:style-name="P312">Ob sie sich bewusst sind, wie lächerlich sie dabei aussehen?<text:span text:style-name="T53"> Das fragte er sich nun schon fast sein ganzes Leben.</text:span></text:p>
      <text:p text:style-name="P312"><text:span text:style-name="T53">Das Gebet fand in einer der heiligen Hallen des Ordens statt, mit ihren hohen Decken und dicken Säulen aus kaltem Stein war der Raum majestätisch. Jeder hätte sich hier klein gefühlt, </text:span><text:span text:style-name="T119">von allesumfassenden Stein und Massen von braunen Roben umgeben, in denen der Einzelne völlig unterging. Alles im Orden versuchte, einem Demut beizubringen, einen klein zu halten, und Thorn von Hartlingen betrachtete das seit seiner Jugend, seit sein Vater ihn zum Dienst im Orden verdammt hatte, als Angriff auf seine innere Größe.</text:span></text:p>
      <text:p text:style-name="P313">Die anderen mögen sich damit begnügen, nur eine Robe unter vielen zu sein. Ich kenne meinen Wert, ich weiß, was die Welt an mir hat. Ohne mich würden in Lagon überall Hexerei, Unzucht und Drogenprobleme herrschen, doch niemand hier ist auch nur ein bisschen dankbar für meine Arbeit. Sie scheinen das einfach nicht zu sehen.</text:p>
      <text:p text:style-name="P313"><text:soft-page-break/><text:span text:style-name="T53">Thorn war nicht wie die meisten anderen Inquisitoren hier, die Jahre in den Katakomben der Hallen verbrachten und die Schriften der heiligen Flamme studierten. Thorn war nicht gerne vom Stein umgeben, sein Kampf fand draußen statt, auf den Straßen von Lagon, </text:span><text:span text:style-name="T120">wo eine braune Robe und ein Flammensplitter noch Respekt einflößten.</text:span></text:p>
      <text:p text:style-name="P377">Die Inquisition hatte es sich zur Aufgabe gemacht, die ganze Stadt von dem Schmutz zu reinigen, den Brocken, Bor und Prostitution in ihrer wässrigen, fauligen Korruption auf die Straßen spülte. Brocken war die gängige Droge in Lagons Elendsbezirken, und Bor eine magische Substanz, die man aus Brocken gewinnen konnte, und mit der Magier ihr niederträchtiges Spiel trieben. Und J‘zharrs heilige Flamme würde sie alle ausbrennen. Zumindest <text:span text:style-name="T410">solange Thorn es für profitabel hielt, die Flamme zu benutzen.</text:span></text:p>
      <text:p text:style-name="P313"><text:span text:style-name="T53">Thorn war der beste Ermittler, den der Orden zu bieten hatte. </text:span><text:span text:style-name="T120">Rücksichtslos spürte er einen Magier nach dem anderen auf und übergab ihn dem heiligen Feuer.</text:span></text:p>
      <text:p text:style-name="P378">Nun, er war nicht der beste in seinem Job, indem er nach den Regeln spielte. An die Gebote des Ordens glaubten doch sowieso nur die Bankdrücker, die gerade neben ihm so demütig herumwippten und nichts von wahrer Größe verstanden. J‘zharr, der Gott der sie erlassen hatte, und den sie alle verehrten, war seit einigen hundert Jahren tot – und trotzdem hielten diese Idioten sich noch an seine Regeln. Von ihnen war nichts großes zu erwarten.</text:p>
      <text:p text:style-name="P378">Thorn war der beste, weil er das beste Netzwerk hatte. Er wusste bescheid, wer die besten Zutaten verkaufte, er wusste von allen Inquisitoren am besten über Bor bescheid, die Substanz interessierte ihn, brennend sogar.</text:p>
      <text:p text:style-name="P378">Eine Bor-Mischung, mit der man jemanden blenden, ein Verbrechen vergessen oder sich selbst schützen konnte, erforderte immer eine Portion reines Bor, und eine Zutat, die den genauen Effekt bestimmte. Das was der Orden gemeinhin als Magie bezeichnete, war eigentlich eine alchemische Verbindung, mystisch aufgeladen durch die ketzerische Einbeziehung unheiliger Tiere, Halluzinogener Substanzen und gesellschaftliches Tabu.</text:p>
      <text:p text:style-name="P378">Indem Thorn wusste, wer die anderen Zutaten verkaufte, <text:span text:style-name="T484">und</text:span> sie <text:span text:style-name="T484">dann </text:span>erpresste oder mit ihnen kooperierte, um ihnen mit der Konkurrenz zu helfen, kam er immer an genug Bor-Fabrikanten heran, um Erfolge vorweisen zu können. Sogar ein wenig Schutzgeld hatte er so durch seine Arbeit beiseite legen können.</text:p>
      <text:p text:style-name="P378">Er machte sich keine Illusionen. Der Orden verdammte Magie natürlich und versuchte seit Jahrhunderten, sie auszurotten. Aber für Thorn war Bor nicht der Feind, es war viel mehr ein Mittel. Je mehr er im Kampf gegen Bor glänzen konnte, desto eher würde er in der Hierarchie des Ordens aufsteigen. Und je mehr Bor tatsächlich umgeschlagen wurde, je mehr Untergrundmagier ihr Glück wagten, desto mehr konnte er glänzen.</text:p>
      <text:p text:style-name="P378">Und so konnte er innerlich nur noch lachen, wenn er all die Inquisitoren um sich herum sah, wie sie fromm hin und her wippten. Abschätzig musterte er die steinernen Gesichter, die sie in ihrer Demut bewahrten, und aus denen jeder Impuls verschwunden war.</text:p>
      <text:p text:style-name="P314">Kein Impuls, kein Ehrgeiz. Ich werde mir meine Größe jedenfalls nicht nehmen lassen. <text:span text:style-name="T390">Eure Demut ist Schwäche, keine Zurückhaltung. Ihr wollt nicht herausstechen, weil ihr es nicht könnt. Und so werdet ihr nie führen. </text:span><text:span text:style-name="T124">Nicht, dass es ihn störte, dass sie keine Konkurrenz darstellten; so konnten sie einen Thorn von Hartlingen an ihrer Spitze umso besser gebrauchen.</text:span></text:p>
      <text:p text:style-name="P317"><text:span text:style-name="T53">Er hieß nicht wirklich Thorn von Hartlingen. Seitdem die Privilegien des Adels abgeschafft worden waren, musste er sich mit Thorn Hartlingen zufrieden geben, doch er nahm diese Demütigung nicht hin. </text:span><text:span text:style-name="T125">Er erlaubte seinen Untergebenen nicht, dass „von“ wegzulassen. Sie sollten mit jedem Satz spüren, dass er wichtiger war als sie.</text:span></text:p>
      <text:p text:style-name="P317"><text:span text:style-name="T125">Um den Namen seiner Familie ging es ihm dabei nicht.</text:span><text:span text:style-name="T53"> Er war der letzte seiner Familie, der noch am Leben war, und würde seine Blutlinie wohl kaum weiterführen. Den Inquisitoren war es verboten, </text:span><text:span text:style-name="T125">Sex zu haben</text:span><text:span text:style-name="T53">. </text:span><text:span text:style-name="T125">Thorn vermisste es nicht. Er zog es vor, seine Macht anders auszuüben.</text:span></text:p>
      <text:p text:style-name="P337"><text:span text:style-name="T125">W</text:span><text:span text:style-name="T53">enn sie nur etwas von Macht verstanden hätten. Er ließ seinen Blick schweifen. Einer von ihnen war inkompetenter als der andere. Harnag? Sein weiches Herz in allen Ehren, doch auf der Straße Brot zu verteilen würde nicht eine Seele mehr vor der Kriminalität retten. Hungrige Mäuler arbeiteten besser. Nicht, dass Thorn viel Erfahrung mit Arbeit hatte.</text:span></text:p>
      <text:p text:style-name="P337"><text:span text:style-name="T53">Oder Raft? Der Ratsinquisitor saß in der vordersten Reihe, und gegen ihn hatte Thorn eine be</text:span><text:soft-page-break/><text:span text:style-name="T53">sondere Abneigung. Alle im Orden lobten sei</text:span><text:span text:style-name="T142">nen Eifer</text:span><text:span text:style-name="T53">, </text:span><text:span text:style-name="T142">wenn</text:span><text:span text:style-name="T53"> er den Rat der Stadt Lagon immer wieder mit seinen kritischen Einwürfen zur Frömmigkeit rief. </text:span>Eine moralische Instanz<text:span text:style-name="T53">, nannten sie es immer. Auf der Straße hätte er mit all seinen Prinzipien nicht eine Minute überlebt; und Thorn bezweifelte, dass er den Einfluss des Ordens im Rat wirklich mehrte. Er mochte ein schönes Gesicht nach außen darstellen – doch wenn man sich im Rat nicht die Hände schmutzig machte, konnte das nur heißen, dass man nichts bewegte.</text:span></text:p>
      <text:p text:style-name="P337">Vor allem ist er mir im Weg. Solange seine <text:span text:style-name="T411">würdevolle Miene dem Orden ein Gesicht leiht, wird kein Hahn nach meiner wertvollen Ermittlungsarbeit krähen. Schein schlägt Erfolge, und meine Hände sind zu schmutzig, um in den oberen Rängen gut auszusehen. Nun, vielleicht sind sie nur nicht schmutzig genug.</text:span></text:p>
      <text:p text:style-name="P378">Der Inquisitor, der das Gebet anleitete, kam zum Ende seiner Litanei, und Thorn spürte die Last von sich abfallen. Die gemeinsamen Gebete waren bedrückend, doch Thorn konnte sie nicht überspringen. Sie waren ein notwendiges Übel des Weges, den sein Vater ihm damals aufgezwungen hatte.</text:p>
      <text:p text:style-name="P315"><text:span text:style-name="T53">Die Ränge leerten sich, und </text:span><text:span text:style-name="T121">Thorn eilte zurück zu seinem Arbeitszimmer. Er nickte Inquisitor Orfan zu, als er an ihm vorbeieil</text:span><text:span text:style-name="T122">en wollte – doch der sprach ihn an.</text:span></text:p>
      <text:p text:style-name="P379">„Entschuldige, Thorn. Hättest du für einen Moment Zeit?“</text:p>
      <text:p text:style-name="P315"><text:span text:style-name="T121">Orfan war mit Abstand der langweiligste, gutgläubigste Narr, der im Orden so herumlief, und in seiner naiven Frömmigkeit war seine Aufgabe, den Novizen Unterricht in Mythologie zu erteilen. Thorn hatte dafür nichts übrig, die Novizen, die er benutzen wollte, wussten besser nicht genug über die Theorie ihres Glaubens, um seine Methoden zu hinterfragen. </text:span><text:span text:style-name="T122">Doch Thorn konnte ihm ein Gespräch nicht abschlagen. „Selbstverständlich, Orfan. Worum geht es?“</text:span></text:p>
      <text:p text:style-name="P379">Orfan rang mit seinen Händen. „Ihr betreut doch diesen Novizen, Varg. Er ist heute abermals nicht zum Unterricht erschienen… ich mache mir ein wenig Sorgen um ihn. Seid ihr sicher, dass ihr ihm nicht zu viel eurer gefährlichen Tätigkeit aufladet? Er scheint seine anderen Pflichten zu vernachlässigen.“</text:p>
      <text:p text:style-name="P379">Thorn blickte ernst drein. „Er hat den Unterricht versäumt? Das ist natürlich nicht tragbar. Dann war er mit dem Auftrag, den ich ihm erteilt habe, offensichtlich nicht schnell genug. Er sollte einen Bor-Lieferanten beschatten… ich werde ihn tadeln, dass der Kriminelle nicht schnell genug an sein Ziel gelangt ist, dass Varg noch seinen Unterricht erreichen konnte. Das nächste Mal soll er seine Zielperson lieber zur Eile drängen!“ Sarkasmus troff aus seinen Worten, tropfte auf Orfans Selbstwertgefühl und zersetzte es binnen Sekunden.</text:p>
      <text:p text:style-name="P316"><text:span text:style-name="T53">Orfan </text:span><text:span text:style-name="T123">beeilte sich, sich für die Störung zu entschuldigen und versicherte, dass Thorns wichtige Tätigkeit natürlich Vorrang gegenüber dem Unterricht hatte. Thorn murmelte etwas und eilte weiter. Er hatte zu tun.</text:span></text:p>
      <text:p text:style-name="P380">Sein Arbeitszimmer war zentral in den Arbeitsräumen der heiligen Hallen gelegen. Seine Erfolge waren allgemein angesehen, und Thorn hatte viel Arbeit hineingesteckt, sie im richtigen Licht erscheinen zu lassen. So war es nur eine Frage der Zeit gewesen, bis sie ihm ein vorteilhaftes Arbeitszimmer gewährt hatten.</text:p>
      <text:p text:style-name="P381">Als er <text:span text:style-name="T484">die Tür öffnete und den Raum</text:span> betrat, <text:span text:style-name="T484">grüßte Varg ihn mit einem schelmischen Lächeln. <text:s/>Eigentlich hätte er seine Robe tragen müssen, in einem dunklen schwarz, im Gegensatz zu der braunen Robe, die Thorn trug. Doch er trug normale Alltagskleidung, immerhin war er gerade incognito im siebten Bezirk unterwegs gewesen. Seine kurzen blonden Haare passten perfekt zu dem Stolz, der auf seinen Wangen stand. </text:span></text:p>
      <text:p text:style-name="P422">Der Grund für sein stolzes Lächeln war wohl der dritte Mann im Raum: auf einem Stuhl saß ein schlecht rasierter Mann Anfang zwanzig. Er schien nicht ganz bei sich zu sein und starrte ins Leere, während er irgendetwas vor sich hin murmelte. Er war ähnlich gekleidet wie Varg, mit einem Unterschied: seine Hände waren gefesselt.</text:p>
      <text:p text:style-name="P420">Thorn tadelte Varg. „Ich habe nur davon gesprochen, ihn zu beschatten. Von einer Festnahme habe ich nichts gesagt. Kannst du nicht einmal klare Befehle befolgen?“</text:p>
      <text:p text:style-name="P420">Das Lächeln wich sofort aus Vargs Gesicht. „Aber, Meister… ich habe ihn nicht einmal festgenommen. Er ist freiwillig mitgekommen! So sehr auf Brocken ist er, er wollte, dass ich ihn irgendwo hinbringe. Er fühlt sich verfolgt, hat er gesagt, und dass es ihm nicht gut geht, ob ich ihm viel<text:soft-page-break/>leicht helfen könnte? Naja, geholfen habe ich ihm. Ich glaube nicht, dass er weiß, wo er ist. Und die Fesseln habe ich ihm auch erst angelegt, als er anfing, nun… er öffnete… ich habe ihm gesagt, dass es eine Sünde ist! Glaub mir, Meister, es ist besser, dass er gefesselt ist.“</text:p>
      <text:p text:style-name="P420">Thorn verdrehte die Augen. „Du weißt, was ich meine. <text:span text:style-name="T485">Jetzt können wir ihn nicht mehr beschatten, um an seine Hintermänner zu kommen. Wir müssen wieder von vorne anfangen.“</text:span></text:p>
      <text:p text:style-name="P421">Varg kratzte sich verlegen im Nacken. „Ja, ich weiß – aber was hätte ich machen sollen? Er hat mich um Hilfe gebeten. Ist es nicht eine Tugend des Ordens, denen in Not zu helfen?“</text:p>
      <text:p text:style-name="P421">Thorns Stimme war leiste, doch vernichtend. „Ich wünschte, du würdest deine Pflicht so gewissenhaft erfüllen, wie du dir die Gesetze des Ordens zurechtbiegst.“</text:p>
      <text:p text:style-name="P354">Das Privileg, die Gesetze des Ordens zu biegen, liegt bei mir. Varg soll gefälligst tun, was ich ihm auftrage, <text:span text:style-name="T53">dachte Thorn.</text:span></text:p>
      <text:p text:style-name="P421">Varg zuckte mit den Achseln. „Nun, zumindest redet er wie ein Wasserfall. Wenn du ihm die richtigen Fragen stellst, solltest du mindestens so viel aus ihm herauskriegen, wie wenn ich noch einen Monat hinter ihm hergerannt wäre.“</text:p>
      <text:p text:style-name="P354"><text:span text:style-name="T53">Das genügte Thorn. Er stellte sich vor den Mann, </text:span><text:span text:style-name="T207">griff ihm ins Gesicht</text:span><text:span text:style-name="T53"> und hielt ihn am Kinn fest. Ihm blieb gar nichts anderes übrig, als Thorn anzuschauen. Sofort hörte er damit auf, unverständliches Zeug vor sich hinzumurmeln. „Wer bist du?“, fragte Thorn.</text:span></text:p>
      <text:p text:style-name="P421">Der Mann stockte, als versuchte er sich daran zu erinnern, wie man log. Es fiel ihm nicht ein. „Ich… ich bin Mutt. Ein ehrbarer Dieb, glaube ich.“</text:p>
      <text:p text:style-name="P421">Varg fiel dazwischen. „Ja, du hast so eine Mütze in deiner Jacke. Dass du ein Dieb bist, wissen–“, doch Thorn brachte ihn mit einer Handbewegung zum verstummen.</text:p>
      <text:p text:style-name="P421">„Gut. Und für wen arbeitest du?“ Thorn begann, weicher zu sprechen. Er wollte ihn nicht verunsichern. Sein berauschter Geist war offensichtlich in Aufruhr; Thorn wollte, dass die richtigen Dinge an die Oberfläche sprudelten.</text:p>
      <text:p text:style-name="P354"><text:span text:style-name="T53">„</text:span><text:span text:style-name="T207">Für Marcin natürlich. Der ist der beste im siebten Bezirk. Und er zahlt am besten. Du denn nicht?“, fragte er zurück, doch Thorn lächelte nur als Antwort. Ein Lächeln, das nicht bis zu den Augen reichte.</text:span></text:p>
      <text:p text:style-name="P354"><text:span text:style-name="T53">„</text:span><text:span text:style-name="T207">Marcin, soso. Du lieferst Brocken für ihn, nicht wahr?“</text:span></text:p>
      <text:p text:style-name="P423">Mutt lachte. „Aber das weißt du doch schon, oder? Marcin braucht viel davon. Dabei nimmt er es nicht einmal selbst! Eine Schande, er sollte es versuchen.“</text:p>
      <text:p text:style-name="P423">Thorn ließ ihn geduldig ausreden. „Eine Schande, aha. Kannst du mir denn mehr über Marcin erzählen? Er scheint ja gut drauf zu sein.“ Die nette Schiene schien hier besser zu funktionieren, in Sekundenschnelle wechselte Thorn seine Strategie. Er ließ Mutts Kinn los.</text:p>
      <text:p text:style-name="P423">„Man glaubt gar nicht, dass er nur Leutnant ist! Er kennt eigentlich jeden. Der Hauptmann, Kenin, ist viel jünger als er, doch Marcin macht nichts dagegen, dass er über ihm steht.“</text:p>
      <text:p text:style-name="P423">„Ist das denn ungewöhnlich?“ Thorn bohrte nach.</text:p>
      <text:p text:style-name="P423">„Natürlich! Marcin wäre ein viel besserer Hauptmann. Kenin ist ziemlich viel drauf und genießt das Leben, während seine Leutnants die ganze Arbeit machen. Aber vielleicht ist das ja der Job eines Hauptmanns.“</text:p>
      <text:p text:style-name="P423">„Du lieferst also nicht an Kenin, sondern direkt an Marcin?“</text:p>
      <text:p text:style-name="P424">Mutt lachte berauscht. „Ja, wie gesagt, Kenin hält sich da voll raus. Kümmert sich mehr um Prostitution, wenn du verstehst, was ich meine.“ Er lachte immer lauter, es wirkte unnatürlich.</text:p>
      <text:p text:style-name="P424">Thorn war beunruhigt. „Und von wem kriegst du dein Zeug?“, fragte er, um Mutt wieder auf die richtige Spur zu bringen. Doch Mutt lachte nur weiter und weiter.</text:p>
      <text:p text:style-name="P424">„Ihr wisst schon, wer würde nicht lieber mit den Huren, na?“, und es wurde schriller.</text:p>
      <text:p text:style-name="P424">Thorn nickte Varg zu. Der trat vor und gab Mutt eine Ohrfeige. „Wirst du wohl seine Frage beantworten?“</text:p>
      <text:p text:style-name="P424">Mutt war wie vom Donner getroffen. Er wollte zurückschlagen, doch seine Hände waren gefesselt. Sein Gesicht fror ein, als er feststellte, dass er seine Hände nicht bewegen konnte.</text:p>
      <text:p text:style-name="P355">Oh. Das wird wohl nichts mehr mit der Frage.</text:p>
      <text:p text:style-name="P424">„Du… warum hast du mich gefesselt? Und, warum hast du da eine… eine Robe an?“ Mutts Augen wurden groß, als ihm eine Erkenntnis kam.</text:p>
      <text:p text:style-name="P424">Thorn sah, wie Mutt wütend wurde.</text:p>
      <text:p text:style-name="P355"><text:soft-page-break/>Oh, er ist auf Brocken. Das ist gar nicht gut, vor allem bei der Dosis, die er genommen hat.<text:span text:style-name="T53"> Brocken war die beliebteste Droge Lagons, doch sie hatte einige Nachteile – zum Beispiel, dass emotionale Ausbrüche auf Brocken zu magischen Entladungen führten. </text:span><text:span text:style-name="T208">Vorsorglich zückte Thorn seinen Flammensplitter – vielleicht würde er eingreifen müssen.</text:span></text:p>
      <text:p text:style-name="P355"><text:span text:style-name="T53">Varg war nicht so vorsichtig. Er griff Mutt am Kragen </text:span><text:span text:style-name="T208">und schrie ihn an. „Das hat dich einen Scheiß zu interessieren. Woher kriegst du deine Lieferungen!?“</text:span></text:p>
      <text:p text:style-name="P425">Varg kreischte auf, als sein Hemd plötzlich in Flammen aufging. Sofort ließ er Mutt los und taumelte nach hinten. Thorn handelte schnell – er versetzte sich in einen Zustand geistiger Leere. Leidenschaft schwächte die Verbindung zwischen ihm und seinem Flammensplitter nur, also rief er sich in Erinnerung, wie wenig er sich für seinen Novizen interessierte.</text:p>
      <text:p text:style-name="P425">Die Flammen erstarben, als Thorn den Flammensplitter hob und das Feuer lenkte. Varg rollte sich noch ein bisschen auf dem Boden hin und her, riss sich die immer noch heißen, verkohlten Fetzen seiner Kleidung vom Körper. Seine Haut war gerötet, doch ernsthafte Verbrennungen hatte er nicht davon getragen. Zum Glück hatte Thorn so schnell eingegriffen. Außerdem schien das Feuer nicht besonders heiß gewesen zu sein, zu schwach war die Wirkung des Brockens.</text:p>
      <text:p text:style-name="P425">Der Dieb war aufgesprungen, und gegen die Tür gerannt, doch öffnen konnte er sie mit gefesselten Händen nicht. Er blickte über die Schultern und starrte intensiv auf seine Fesseln – bis Rauch von ihnen aufstieg, und sie zu schmoren begannen.</text:p>
      <text:p text:style-name="P356">Er benutzt wieder Feuer? Ihn werde ich leeren.<text:span text:style-name="T53"> Thorn hob seinen Flammensplitter.</text:span></text:p>
      <text:p text:style-name="P425">Mutts Augen wurden groß, als die Fesseln plötzlich dunkelrot aufflammten. Das war nicht mehr die leichte Glut, die er sich herbeifantasiert hatte. Er riss die Hände auseinander, teils um sich zu befreien, teils, weil er die Hitze nicht ertrug.</text:p>
      <text:p text:style-name="P425">Die Überreste der Fesseln fielen zu Boden, doch seine Handgelenke brannten weiter.</text:p>
      <text:p text:style-name="P356">Die meisten legen keine Fantasie in ihre Flammen. <text:span text:style-name="T53">Doch jeder Brand war ein Kunstwerk.</text:span></text:p>
      <text:p text:style-name="P425">Mutt schrie auf und stürzte zur Tür, doch das Feuer ergriff unaufhaltsam seine Arme, kroch in Sekundenschnelle über den Oberkörper, bis es keine Grenzen mehr kannte und der gesamte Mann in Flammen stand. Die laufende Fackel stürzte auf die Knie, der Schrei wurde unförmig und verlor seine Menschlichkeit, als sich die Flammen durch das junge Gesicht fraßen.</text:p>
      <text:p text:style-name="P425">Varg drängte sich erschrocken an die Wand. Der Ärmel von Thorns Robe schmiegte sich an seinen erhobenen Arm, die den Flammensplitter hielt, mit dem er das Feuer kontrollierte, das den Dieb verbrannte. Thorn und Varg warfen lange Schatten an die Wand. Nur Mutt würde nie wieder einen Schatten werfen.</text:p>
      <text:p text:style-name="P357">Diese Macht.</text:p>
      <text:p text:style-name="P356"><text:span text:style-name="T53">Die Schreie hörten irgendwann auf und der verkohlte Körper stürzte zu Boden. Thorn ließ die Flammen ersterben, doch Varg begann zu husten und stürzte zum Fenster, um den Rauch nach draußen zu lassen. Die Tür wurde ebenfalls aufgerissen, </text:span><text:span text:style-name="T209">und einige Inquisitoren mit erhobenen Flammensplittern standen vor dem Zimmer – kopflos reinrennen wollten sie allerdings nicht, vor allem, da die Rauchwolke, die ihnen entgegenschlug, die Sicht verhinderte.</text:span></text:p>
      <text:p text:style-name="P426">Thorn ließ den Arm sinken, während er wartete, dass der Rauch sich verzog. „Hier ist Thorn von Hartlingen, die Lage ist unter Kontrolle.“</text:p>
      <text:p text:style-name="P426">Von draußen rief jemand. „Was ist passiert? Braucht jemand einen Segen?“</text:p>
      <text:p text:style-name="P426">Varg hatte zu husten aufgehört. „Nein, er wurde bereits gereinigt. Alles in Ordnung, wir sind okay.“</text:p>
      <text:p text:style-name="P426">„Wer?“</text:p>
      <text:p text:style-name="P426">Thorn räusperte sich. „Ein Dieb, des Brockenschmuggels angeklagt. Er leistete Widerstand gegen sein Verhör und das Brocken in ihm setzte Novizen Varg in Brand. Ich musste eingreifen. Der Angeklagte wurde gereinigt.“</text:p>
      <text:p text:style-name="P426">Es war ein guter Tag, ein Inquisitor zu sein.</text:p>
      <text:p text:style-name="P335"/>
      <text:h text:style-name="Heading_20_1" text:outline-level="1"><text:bookmark-start text:name="__RefHeading___Toc11756_710709543"/><text:soft-page-break/><text:a xlink:type="simple" xlink:href="#__RefHeading__13968_2035619654" text:style-name="Index_20_Link" text:visited-style-name="Index_20_Link">Dania – </text:a><text:a xlink:type="simple" xlink:href="#__RefHeading__13968_2035619654" text:style-name="Index_20_Link" text:visited-style-name="Index_20_Link"><text:span text:style-name="T384">trifft sich mit Stepanie, </text:span></text:a><text:a xlink:type="simple" xlink:href="#__RefHeading__13968_2035619654" text:style-name="Index_20_Link" text:visited-style-name="Index_20_Link">versucht einen Kunden zu bestehlen</text:a><text:bookmark-end text:name="__RefHeading___Toc11756_710709543"/></text:h>
      <text:p text:style-name="P358"/>
      <text:p text:style-name="P362">Die Straßen des siebten Bezirks waren grausam zu ihren Füßen. <text:span text:style-name="T391">Dania hatte sich nie ganz daran gewöhnt, und ihre nackten, aufgeschundenen Fußsohlen schmerzten, wie immer, wenn sie nüchtern war.</text:span></text:p>
      <text:p text:style-name="P362"><text:span text:style-name="T391">I</text:span>n <text:span text:style-name="T391">den reicheren </text:span>Bezirken bestanden die Straßen <text:span text:style-name="T391">aus festgestampfter trockener Erde, aus Brettern, die einen eine Handbreit über dem allgemeinen Unrat entlangführten, oder sogar aus passgenau eingefassten Steinplatten in den luxuriösen Bezirken. Hier war der Boden ein unfertiges Gemisch aus Geröll, undefinierbarem Schlamm und Stroh, dass die Leute hier verstreuten, um der allgemeinen Suppe aus Pisse und Blut Herr zu werden.</text:span></text:p>
      <text:p text:style-name="P363">Eine schlechte Mixtur, wenn man keine Schuhe besaß, um sich vor den Scherben, Metallsplittern <text:s/>und sonstigem Müll zu schützen, <text:span text:style-name="T396">die sich darin verbargen</text:span>. Und Dania hatte solange sie denken konnte keine Schuhe mehr besessen.</text:p>
      <text:p text:style-name="P364">Sie hatte gelernt, die Straße mit ihren Fußsohlen zu lesen. Sie konnte die Gassen des siebten Bezirks blind voneinander unterscheiden, eine Fähigkeit, die sehr nützlich war, wenn man seinen Lebensunterhalt nachts verdiente. Licht gab es hier nach Sonnenuntergang keines, wenn in der Nähe keine Hütte abbrannte. So war sie auf das Wissen ihrer Füße angewiesen.</text:p>
      <text:p text:style-name="P364">Doch noch war es Tag, und in ihrem verdreckten Kleid machte sie sich keine Illusionen, dass sie jetzt einen guten Kunden finden würde. Mit den paar Flammlingen, die sie im Geldbeutel hatte, konnte sie sich es leisten, bis nachts zu warten. Wenn ihre Kunden sie so sahen, würden sie sie auch nur für Dreck halten, und wären noch gröber, als sie es so schon waren. Die Dunkelheit schützte ihre Würde zumindest ein wenig.</text:p>
      <text:p text:style-name="P364">Also machte sie sich auf die Suche nach ein wenig Brocken. Die ehrbaren Diebe, die Gang, die das Brocken auf der Straße verkaufte, hatten jetzt ihre Hauptgeschäftszeit. Sie hatte gestern kein Brocken genommen, und es wurde langsam Zeit, bevor sie tipsig wurde. Mit Brocken würde die Arbeit ihr heute abend auch leichter fallen, also beeilte sie sich, in die namenlose Gasse drei Straßen weiter zu kommen, in der gerade das reinste Brocken des Viertels verkauft wurde.</text:p>
      <text:p text:style-name="P364">Sie ging so schnell sie eben konnte, ohne sich zu verletzen, voller Erwartung an den Rausch. <text:span text:style-name="T392">Als sie um eine Ecke bog, wäre sie fast in jemanden hineingerannt; doch sie hielt rechtzeitig an und konnte es vermeiden, das Gleichgewicht zu verlieren und in den Unrat auf dem Boden zu fallen.</text:span></text:p>
      <text:p text:style-name="P364">„<text:span text:style-name="T392">Dania? Das ist ja ein Zufall! Schön, dich zu sehen.“ Die Frau stellte ihre Tasche auf eine trockene Stelle am Boden, um sie zu umarmen.</text:span></text:p>
      <text:p text:style-name="P364"><text:span text:style-name="T392">Dania freute sich auch, sie zu sehen. </text:span>„<text:span text:style-name="T392">Hallo Stepanie! Was machst du denn im siebten Bezirk, wohnst du jetzt nicht im achten?“</text:span></text:p>
      <text:p text:style-name="P365">Stepanie schulterte ihre Tasche wieder. „Ja, du weißt doch, mein Mann ist jetzt bei den ehrbaren Dieben im achten Bezirk. Ist auch für Mia besser dort. Aber zum Einkaufen gehe ich immer noch in den siebten rüber, diese neumodischen Konservendosen, die von der Kutsche fallen, sind dort einfach billiger. Da müssen Hunnar und seine Jungs noch einiges von euren Dieben lernen, die können Mengen von dem Zeug auftreiben, das ist unglaublich...“</text:p>
      <text:p text:style-name="P365">Dania freute sich, Stepanie zu sehen. Sie redete immer ein bisschen zu viel, aber Dania nahm ihr das nicht übel. Sie kannten sich seit Jahren. Dania hatte in der Scheiße gesteckt, Stepanie hatte sie vorübergehend aufgenommen. Dania hatte nicht viele Freunde, und keine, die so viel für sie getan hatten wie Stepanie. Da hörte sie gerne mal ein bisschen Tratsch.</text:p>
      <text:p text:style-name="P365">Dania schmunzelte. „Ja, die Diebe sind hier definitiv besser auf Zack. Ich muss ständig aufpassen, dass sie mich nicht erwischen… freie Konkurrenz ist hier ja nicht gerne gesehen. Wie überall.“ Sie zuckte mit den Achseln. „Aber meistens halten sie mich eh nur für eine Bettlerin, und ich passe auf, dass ich nicht die falschen anspreche.“</text:p>
      <text:p text:style-name="P365">Stepanie <text:span text:style-name="T393">berührte </text:span>sie <text:span text:style-name="T393">fürsorglich </text:span>am Arm. „Hast du noch nie darüber nachgedacht, dir einen professionellen Zuhälter zuzulegen? <text:span text:style-name="T393">Hunnar erzählt mir ja nicht viel von seiner Arbeit… ist vielleicht auch besser so. Aber die könnten dich beschützen, und du müsstest auch nicht in so einem Fetzen </text:span><text:soft-page-break/><text:span text:style-name="T393">herumlaufen. Wäre das nicht sicherer? Du weißt doch, dass ich mir immer Sorgen um dich mache.“</text:span></text:p>
      <text:p text:style-name="P366">„Klar erzählt dir Hunnar nicht viel. Wenn ich mit dir verheiratet wäre, würdest du auch nichts von meiner Arbeit erfahren!“ Sie lachte schelmisch.</text:p>
      <text:p text:style-name="P366">Stepanie verdrehte die Augen. „Du weißt, was ich meine. Und rede nicht schlecht über ihn, er kümmert sich vorbildlich um mich.“</text:p>
      <text:p text:style-name="P367">Dania winkte ab. „Für dich mag das eine Lösung sein, dich von Männern beschützen zu lassen – du hast einen gefunden, der dich liebt. Aber selbstständige Huren wie ich sind Freiwild. Für uns würde sich absolut niemand einsetzen… außer dir natürlich.“ Dania gab Stepanie einen Kuss auf die Wange. </text:p>
      <text:p text:style-name="P368">„Ich verstehe das nicht, wenn ich auch nur einen Splitter deiner Schönheit abbekommen hätte, hätte ich dutzende Männer wie Hunnar um mich herum, die mich den ganzen Tag bewirten und mir Weintrauben zu essen geben. <text:span text:style-name="T395">Womit </text:span>habe ich mit meine<text:span text:style-name="T395">n dicken Armen und klobigen Gesicht so einen fürsorglichen Mann verdient?“ Stepanie hatte ehrliches Unverständnis ins Gesicht geschrieben.</text:span></text:p>
      <text:p text:style-name="P367">„<text:span text:style-name="T395">Weil du nicht so hässlich bist, wie du dir einredest. Und großzügig und herzlich bist du noch dazu.</text:span> <text:span text:style-name="T395">Aber w</text:span>enn ich zu den Dieben hier im siebten gehe, wollen die achtzig Prozent und ich darf das Haus nicht mehr verlassen. Nein danke. Dein Mann mag dich lieben, aber Huren sind für einen Dieb alle gleich. Und <text:span text:style-name="T396">ich werde nie wieder zulassen, dass ein Mann so viel Kontrolle über mein Leben hat</text:span>.“</text:p>
      <text:p text:style-name="P366">Dem konnte Stepanie nicht widersprechen. Die ehrbaren Diebe waren für vieles bekannt, unter anderem dafür, einen Gefallen immer zu erwidern, und in ihren krummen Geschäften eine gewisse Ehrlichkeit an den Tag zu legen. Sie hielten sich vielleicht nicht an das Gesetz Lagons, das von der Miliz durchgesetzt wurde, aber eine Transaktion war für sie heilig. Und wenn alle anderen Huren unter ihrem Schutz achtzig Prozent ihres Einkommens abgeben mussten, würde <text:span text:style-name="T396">Dania</text:span> das auch tun müssen, auch wenn sie die Frau eines <text:span text:style-name="T394">ehrbaren Diebes unteren Ranges kannte.</text:span></text:p>
      <text:p text:style-name="P368">Dania wechselte das Thema. „Wie geht es eigentlich Mia im achten Bezirk?“</text:p>
      <text:p text:style-name="P368">Stepanies Augen leuchteten, sie liebte ihre Tochter über alles. Dania wusste das. Deswegen hatte sie gefragt. „Sie blüht auf! Die Kinder im achten Bezirk sind nicht so gemein zu ihr wie die im siebten, und viele von ihnen haben sogar Eltern. Wir verbringen viel Zeit miteinander, ich muss nicht arbeiten, solange Hunnar alleine genug Geld für uns drei verdient. Es tut gut, sie zu einem gesunden Mädchen heranwachsen zu sehen, und in einem besseren Viertel, nicht in diesem Loch von einem Bezirk.“</text:p>
      <text:p text:style-name="P368">Dania kicherte. „Stimmt, im achten gibt es diesen komischen Magister, nicht wahr? Hat der nicht ein paar Macken?“</text:p>
      <text:p text:style-name="P368">„Mein Mann freut sich, dass er so nachlässig ist. Von seinen Milizen haben sie eigentlich gar nichts zu befürchten. Und das Steuergeld, dass er nicht einnimmt, verwendet er noch, um Spielgeräte für Kinder zu bauen. Alles in allem eine friedliche Athmosphäre, wir haben echt Glück, einen Magister zu haben, der nicht die Hälfte de<text:span text:style-name="T472">r Steuern </text:span>in seinen eigenen Taschen verschwinden lässt <text:span text:style-name="T396">und dann noch seine Miliz auf die Bevölkerung hetzt, wie der Magister im siebten</text:span>.“</text:p>
      <text:p text:style-name="P368">Dania verstand nichts von Politik, lachte aber trotzdem mit Stepanie. Sie war gelöst durch die Unterhaltung. Stepanie war eine gute Freundin, und taktvoll vermied sie es, die blauen Flecken auf Danias Armen anzusprechen. <text:span text:style-name="T395">Sie war der einzige Mensch, bei dem sich Dania auch nur ein bisschen aufgehoben fühlte, niemand anders war je so nett zu ihr gewesen. Es war ein riesiger Glücksfall, dass sie sie hier im siebten Bezirk getroffen hatte. Dania war sich sicher, heute würde ein guter Tag werden.</text:span></text:p>
      <text:p text:style-name="P369">Stepanie klopfte ihr auf die Schulter. „Du, ich muss langsam wieder zurück zu meiner Tochter. Hat mich gefreut, dich zu sehen! Pass auf dich auf, und sag bescheid, wenn du etwas brauchst. Bewahr dir deine Unabhängigkeit. Und kauf dir doch auch mal etwas zu Essen, nicht nur Brocken!“ Mit diesen Worten steckte sie Dania ein paar Flammlinge zu.</text:p>
      <text:p text:style-name="P369">Dania bedankte sich begeistert und umarmte sie zum Abschied. „Ich besuche euch alle. Demnächst.“</text:p>
      <text:p text:style-name="P369">Sie verabschiedeten sich und Dania ging mit leichtem Schritt weiter. Vielleicht würde sie Stepanie und ihre Familie öfter sehen, wenn sie geglaubt hätte, dass sie ihre <text:span text:style-name="T397">Zuneigung</text:span> verdient hatte. <text:soft-page-break/>Ihre Herzlichkeit hatte einen bitteren Beigeschmack für Dania – die Gewissheit, dass sie nie ein so sorgloses Leben würde führen können, wie ihre Freundin.</text:p>
      <text:p text:style-name="P369">Danias Leben bestand aus Schmutz, Abfall und Gewalt. Und sie wusste, dass sie es verdient hatte. Das war das Leben, das Frauen eben blühte, wenn sie unabhängig bleiben wollten.</text:p>
      <text:p text:style-name="P370">Dania hatte noch eine andere Freude im Leben, und das war Brocken. <text:span text:style-name="T1">Lustig, wie so vieles in meinem Leben mit Unrat zu tun hat.</text:span><text:span text:style-name="T53"> Brocken war die beliebteste Droge Lagons, und wurde gewonnen, indem man die Exkremente eines Wombats zu einem festen Klumpen kochte. Von diesem Klumpen brach man dann einzelne Stückchen ab, daher der Straßenname der Droge.</text:span></text:p>
      <text:p text:style-name="P370"><text:span text:style-name="T53">Dania hatte noch nie einen Wombat gesehen, und bisher nur von den mystischen Tieren gehört. Ihnen wurde nach gesagt, dass sie J‘zharr die Flamme getötet hatten. Ihr Blut hatte magische und bewusstseinserweiternde Eigenschaften und sie wurden nur für ihre Existenz vom Orden gejagt, die die Tiere bis aufs letzte Exemplar ausrotten wollten, bis die gesamte Insel, auf der </text:span><text:span text:style-name="T128">der Stadtstaat </text:span><text:span text:style-name="T53">Lagon sich befand, frei von Bor und Brocken war.</text:span></text:p>
      <text:p text:style-name="P382">Der Orden der Flamme war neben den ehrbaren Dieben die größte Gefahr, der Dania sich im Alltag ausgesetzt sah. Die Diebe mochten sie in ein Bordell stecken und den Großteil des Lohns abnehmen, wenn sie sie bei der Arbeit erwischten. Indem sie ab und zu einem von ihnen eine Gefälligkeit erwies, ließ sich das jedoch abwenden.</text:p>
      <text:p text:style-name="P382">Doch die Inquisition sah es als ihre Aufgabe an, Prostitution, Magie und Drogenkonsum in ganz Lagon auszurotten, und zwei dieser drei Dinge gehörten zu Danias Alltag. Wenn die Inquisitoren sie fanden, würden sie sie mit ihren Flammensplittern reinigen, bis sie nur noch ein Häufchen Asche war. Den ehrbaren Dieben wich sie aus, doch vor der Inquisition hatte sie blanke Angst.</text:p>
      <text:p text:style-name="P383">Sie betrat den Hinterhof, in dem die ehrbaren Diebe ihre Geschäfte abwickelten. In der Mitte des Hofs stand ein Mann mit einer Ballonmütze, die den ehrbaren Dieben als Erkennungszeichen diente, an der Wand lehnte ein Junge. Beide waren offensichtlich bewaffnet.</text:p>
      <text:p text:style-name="P370"><text:span text:style-name="T53">Sie drückte dem Verkäufer ein paar Flammlinge in die Hand. Der gab </text:span><text:span text:style-name="T126">dem </text:span><text:span text:style-name="T53">Jungen, der </text:span><text:span text:style-name="T126">sich betont lässig gab</text:span><text:span text:style-name="T53">, ein Zeichen. </text:span><text:span text:style-name="T126">Der Junge </text:span><text:span text:style-name="T53">zog ein paar Brocken aus der Tasche und drückte sie Dania in die Hand. </text:span><text:span text:style-name="T126">Dann ging er um die Ecke, wohl um Nachschub zu holen. Ein ausgeklügeltes System, um zu verhindern, dass sie bei einem Überfall viel Brocken zu verlieren hatten.</text:span></text:p>
      <text:p text:style-name="P383">Dania grüßte und verließ den Hof. Langsam wurde es dunkel. Das begrüßte sie. Dann konnte sie beginnen, sich eine verlassene Hütte zu suchen, in der sie heute arbeiten würde.</text:p>
      <text:p text:style-name="P371"><text:span text:style-name="T53">Der siebte Bezirk bestand größtenteils aus windschiefen, selbstgebauten Holzhütten. Immer wieder brannte eine ab, weil jemand beim Kochen nicht aufpasste, und </text:span><text:span text:style-name="T128">das Feuer griff dann um sich. S</text:span><text:span text:style-name="T53">o hatte sie auch ihren letzten Verschlag verloren. Doch wo auch immer Platz war, bauten die Bewohner des siebten Bezirks sofort neue Hütten hin, und so zogen sich verschiedene Lagen an Trümmern, Asche, und Überreste durch notdürftige Bretterverschläge, die keinen Schutz und kaum Privatsphäre boten.</text:span></text:p>
      <text:p text:style-name="P372"><text:span text:style-name="T53">Viele dieser Hütten waren verlassen. Die meisten Bewohner des siebten Bezirks versuchten, nicht lange hier zu bleiben, und einen Job im fünften Bezirk zu ergattern, wo billige Arbeitskräfte gern gesehen waren. </text:span><text:span text:style-name="T127">die </text:span><text:span text:style-name="T53">Miliz, </text:span><text:span text:style-name="T127">die mit drakonischer Willkür versuchte, gegen die Diebe anzukommen, war für einige vorzeitige Tode in der Bevölkerung verantwortlich; a</text:span><text:span text:style-name="T53">ußerdem grassierten Krankheit </text:span><text:span text:style-name="T127">und</text:span><text:span text:style-name="T53"> Raubüberfälle, </text:span><text:span text:style-name="T127">die </text:span><text:span text:style-name="T53">die Bewohner am laufenden Band </text:span><text:span text:style-name="T127">dezimierten</text:span><text:span text:style-name="T53">.</text:span></text:p>
      <text:p text:style-name="P403">Der Bezirk wuchs dennoch stetig; alle Ausgestoßenen der Gesellschaft, die im Rest Lagons gescheitert waren, wurden früher oder später im siebten Bezirk angespült. Dania war eine der wenigen, die bereits hier aufgewachsen waren, und sie kannte den Bezirk und seine ungeschriebenen Gesetze deswegen wie eine Westentasche. Die meisten hier hatten jedoch nicht ihre Erfahrung.</text:p>
      <text:p text:style-name="P383">Eine verlassene Hütte für ihre Arbeit zu finden, war nicht schwierig. Abschließbar war die Hütte ohnehin nie gewesen, also kam sie ohne Probleme durch die windschiefe Tür. Innen fand sie zu ihrer Freude sogar eine alte Matratze vor. Das machte ihre Arbeit um einiges angenehmer.</text:p>
      <text:p text:style-name="P373"><text:span text:style-name="T53">Zeit, sich eine Straßenecke zu suchen, an der viele einsame Männer, aber wenige ehrbare Diebe vorbeikamen. Es gab nicht viele dieser Ecken. </text:span><text:span text:style-name="T128">S</text:span><text:span text:style-name="T53">ie musste sie ständig wechseln. </text:span><text:span text:style-name="T128">D</text:span><text:span text:style-name="T53">och es gab auch nicht viele freie Huren wie sie, und so erwartete sie keine Probleme mit Konkurrentinnen.</text:span></text:p>
      <text:p text:style-name="P373"><text:span text:style-name="T53">Die Männer waren natürlich ein anderes Kaliber. Sie hatte verschiedene Kunden; Laufkundschaft, die sich spontan zu einer Nacht mit ihr entschieden, war am seltensten und am angenehms</text:span><text:soft-page-break/><text:span text:style-name="T53">ten. Die meisten Männer konnten sich ein Bordell der ehrbaren Diebe entweder nicht leisten oder </text:span><text:span text:style-name="T127">hatten dort aufgrund ihrer Brutalität Hausverbot.</text:span></text:p>
      <text:p text:style-name="P384">Kein Wunder also, dass sie von ihrer Arbeit so viele blaue Flecken davon trug. Bisher hatte sie wenigstens nie bleibende Verletzungen erlitten, doch sie konnte es sich nicht leisten, zu warten, bis sie von selbst weggingen, und setzte lieber auf die Dunkelheit.</text:p>
      <text:p text:style-name="P374"><text:span text:style-name="T53">Bevor sie </text:span><text:span text:style-name="T128">losging, entschloss sie sich, eine Dosis Brocken zu nehmen. Es half bei der Arbeit; auf Brocken war man davon überzeugt, dass man alles schaffen konnte. Die Halluzinationen störten sie nicht, sie konnten eine schnelle Nummer mit einem Fremden eher versüßen. Und dann war da noch der eine Nebeneffekt, den niemand ganz verstand: manchmal, wenn man Brocken nahm, und Gefühlsausbrüche oder starke Impulse hatte, passierten komische Dinge um einen herum. Dania verstand jedoch nichts davon und scherte sich nicht darum.</text:span></text:p>
      <text:p text:style-name="P318">Endlich. Zwei Tage ist es schon her.<text:span text:style-name="T53"> Es war eine Sucht, die nicht allzu schwer zu stillen war. Brocken war im siebten Bezirk nicht teuer, sonst hätte es sich niemand leisten können. Wombatzucht und Brockenhandel grassierten; die Miliz kam gegen die ehrbaren Diebe nicht an, und nur die grausamsten Inquisitoren schreckten nicht davor zurück, ihre Flammensplitter zu gebrauchen, wenn das gesamte Viertel um sie herum aus Holz bestand.</text:span></text:p>
      <text:p text:style-name="P385">Sie machte sich eine Line bereit und zog sie durch die Nase.</text:p>
      <text:p text:style-name="P319">Das angenehme Kribbeln.<text:span text:style-name="T53"> </text:span><text:span text:style-name="T162">Erfüllung</text:span><text:span text:style-name="T53">. </text:span>Hihi, wenn man bedenkt, dass ich jetzt Tierscheiße in der Nase habe. Scheiße, innen wie außen.<text:span text:style-name="T53"> </text:span><text:span text:style-name="T162">Belustigung, Ruhe.</text:span> Es passt so gut.</text:p>
      <text:p text:style-name="P385"><text:span text:style-name="T426">Auch wenn es nur eine kleine Dosis war, si</text:span>e würde einen großartigen Tag haben.</text:p>
      <text:p text:style-name="P319">Stepanie glaubt, dass ich hübsch bin.<text:span text:style-name="T53"> </text:span><text:span text:style-name="T162">Stolz.</text:span> Sie hat meine Flecken gar nicht gesehen. <text:span text:style-name="T53">Und richtig, als Dania ihre Arme ansah, waren sie verblasst; nur wenn man genau hinsah, waren noch Schatten zu sehen. </text:span>Als würde ihre Herzlichkeit mich heilen.</text:p>
      <text:p text:style-name="P385">Sie sprang auf. Jetzt würde sie erstmal ein, zwei einsame Männer von anderen Dingen heilen. Sie griff sich die kleine Handtasche, in der sich alle ihre Habseligkeiten befanden, schminkte sich, und verließ die Hütte.</text:p>
      <text:p text:style-name="P385">Es war noch nicht ganz dunkel. Die Kreuzung war noch leer, aber bald würden die ersten Nachtschwärmer hier durchkommen. Zwei betrunkene Frauen schlenderten vorbei. Dania sprach sie an, ob sie an ihren Diensten interessiert wären. Die beiden verstanden sie falsch und glaubten, dass sie sie um etwas Schnaps bat. Entrüstet zog die eine ihre Freundin weiter.</text:p>
      <text:p text:style-name="P385">Der nächste Mann entschuldigte sich mit Verweis auf seinen Ehering, die nächsten zwei würdigten sie nur eines abschätzigen Blickes und gingen nicht auf ihre Avancen ein. Langsam wurden die Straßen wieder leerer.</text:p>
      <text:p text:style-name="P385">Dania war nicht der geduldigste aller Menschen, doch die witzigen Farbkringel, die vor ihren Augen auf der Kreuzung auf und ab tanzten, belustigten sie.</text:p>
      <text:p text:style-name="P319">Na, wollt ihr eure Zeit mit mir vertreiben, ihr Irrlichter? <text:span text:style-name="T162">Staunen</text:span><text:span text:style-name="T53">. Beinahe übersah sie den nächsten Mann, der vorbeistolperte. Sie roch seine Fahne, bevor sie ihn erblickte.</text:span></text:p>
      <text:p text:style-name="P386">Betrunkene waren oft ein guter Fang, doch dieser hier reagierte nicht auf ihre Ansprache. Er schien sie in seinem Suff nicht zu bemerken.</text:p>
      <text:p text:style-name="P320">Es will mir sagen, dass hier ein schlechter Ort ist. Da bin ich mir sicher.<text:span text:style-name="T53"> Dania hatte nie lesen gelernt, doch es konnte ja sein, dass die Irrlichter Buchstaben in die Nacht schrieben. </text:span>Können sie das, wenn es sie nur in meinem Kopf gibt?</text:p>
      <text:p text:style-name="P320"><text:span text:style-name="T53">Sie schlenderte also zur nächsten Kreuzung. Hier waren mehr Leute unterwegs, und sie begann fleißig und überschwänglich, den vorbeilaufenden Männern ihre Vorzüge anzupreisen. Hier lief es erheblich besser, und es dauerte kaum zehn Minuten, bis einer stehen blieb, und sie von oben bis unten musterte. </text:span><text:span text:style-name="T129">Er sah besser aus als die meisten ihrer Kunden, wenn auch etwas beleibt.</text:span></text:p>
      <text:p text:style-name="P386">„Du leuchtest ja.“ stellte er verwundert fest.</text:p>
      <text:p text:style-name="P386">Dania wunderte gar nichts mehr. „Willst du auch leuchten? Sieh es als Zeichen.“ <text:span text:style-name="T426">Freude, Offenheit. </text:span>Sie glitt langsam an ihn heran und ließ ihn ihren Geruch schmecken. Sie flüsterte ihm ins Ohr: „Du hast doch wohl ein wenig Zeit, oder? Du willst mich doch nicht enttäuschen.“</text:p>
      <text:p text:style-name="P386">Er konnte nicht alle seine Reaktionen verbergen. „Wieviel?“, fragte er nur.</text:p>
      <text:p text:style-name="P386">Dania nannte ihm einen relativ hohen Preis, fügte dann aber an, dass sie bei seinem Aussehen auch ein wenig damit heruntergehen würde. Er reagierte auf die Schmeichelei, viel Erfahrung mit <text:soft-page-break/>Huren wie ihr schien er nicht zu haben. Also nahm sie ihn mit.</text:p>
      <text:p text:style-name="P386">An ihrer Hütte angekommen, ließ sie ihn machen. Sie hatte keine Lust, wirklich die Initiative zu ergreifen. Die Männer wussten für gewöhnlich, was sie wollten, und ließen sich da ungerne reinreden.</text:p>
      <text:p text:style-name="P320"><text:span text:style-name="T53">Schnell waren seine Hände überall. </text:span><text:span text:style-name="T129">Sie verlangte das Geld, bevor sie sich auszog. Sie linste in seine Börse, als er die Münzen herausholte, und merkte, dass sie einen viel zu niedrigen Preis angesetzt hatte. Wer war dieser Mann, dass er so viel Bargeld dabei hatte?</text:span></text:p>
      <text:p text:style-name="P321"><text:span text:style-name="T53">Gier. </text:span>Später vielleicht. Mal sehen.</text:p>
      <text:p text:style-name="P321"><text:span text:style-name="T130">Als s</text:span><text:span text:style-name="T53">ie </text:span><text:span text:style-name="T130">nackt war, </text:span><text:span text:style-name="T53">knöpfte </text:span><text:span text:style-name="T130">sie </text:span><text:span text:style-name="T53">sein billiges Hemd auf. Er hielt sie jedoch am Handgelenk fest und hinderte sie daran. „Nein. So nicht.“ Er stieß ihre Hand weg. „Zu schmutzig.“ Er zog es selbst aus.</text:span></text:p>
      <text:p text:style-name="P387"><text:span text:style-name="T426">Schmutzig. </text:span>Dania war sofort tief beleidigt. Natürlich hatte er Recht, sie war schmutzig. Immerhin wohnte sie im siebten Bezirk. <text:span text:style-name="T426">Doch nun fühlte sie sich auch so.</text:span> Sofort leuchtete sie etwas weniger hell.</text:p>
      <text:p text:style-name="P321"><text:span text:style-name="T53">E</text:span><text:span text:style-name="T130">r legte sein Hemd sorgfältig zusammen auf den Tisch, der in der Ecke stand. Dania bezweifelte, dass es dort sauber bleiben würde, doch sagte nichts. „So, jetzt. Fass mich an.“ Sie besann sich auf ihre Arbeit und fuhr ihm durch die Brusthaare.</text:span></text:p>
      <text:p text:style-name="P322">Ich hasse Brusthaare. Tierchen.<text:span text:style-name="T53"> </text:span><text:span text:style-name="T162">Ekel. </text:span><text:span text:style-name="T53">Sie hatte in ihrer Karriere einige Krabbeltierchen aus Brusthaaren gefischt. Dieser hier schien sauber zu sein. Doch ihrer Abneigung gegen Körperbehaarung tat das keinen Abbruch. Sie zwang sich, ihn zu küssen, während er ihre trockene Vulva entlangfuhr, in der Hoffnung, dass sie ein Kuss wenigstens etwas feucht machen würde.</text:span></text:p>
      <text:p text:style-name="P388">Mit der anderen Hand griff er ihr an die Brust und drückte zu, ein wenig zu fest. Nach einer Weile, als sich bei ihr unten nichts regte, stieß er sie mit dieser Hand von sich. „Los, leg dich hin“, befahl er ihr, während er seine Hose aufschnürte.</text:p>
      <text:p text:style-name="P388">Sie feuchtete einen Finger an und bemühte sich selbst ein wenig, während sie ihm beim entkleiden zusah. Sein Schwanz war nicht allzu groß, und sie war froh darüber. Er schien auf den ersten Blick auch gesund zu sein. Alles in allem würde es kein Problem werden. </text:p>
      <text:p text:style-name="P388">Er kniete sich nackt über sie und fühlte abermals, ob sie feucht genug war. Ungeduldig steckte er ihr zwei Finger in den Mund. Dania war unvorbereitet, doch gab sich alle Mühe, an ihnen zu lutschen, während sie brutal ihren Mund erforschten.</text:p>
      <text:p text:style-name="P388">Er zog sie wieder raus, und Dania spürte einen durchdringenden Schmerz, als er sie mit einem Mal in sie hineinsteckte. Er verging schnell, als er sie bearbeitete, doch sie musste ein wenig mit dem Finger nachhelfen, damit es ihr gefiel. Zusätzlich auch noch genießerisch auszusehen wurde immer schwieriger.</text:p>
      <text:p text:style-name="P388">„Fass meinen Schwanz an. Er ist ja noch nicht einmal hart.“</text:p>
      <text:p text:style-name="P388">Dania beeilte sich, dem Folge zu leisten. Umso schneller würde er ihr Loch in Ruhe lassen. Seine Fingernägel waren wirklich unangenehm. Sie nahm ihn auch ein wenig in den Mund, und er wurde schnell größer, bis er ihn aus ihrem Mund riss und weitermachen wollte.</text:p>
      <text:p text:style-name="P322"><text:span text:style-name="T53">Er ergriff ihren Hintern mit beiden Händen und hob ihren Unterleib hoch. Sie teilte ihre Lippen mit den Fingern, und grob fand er ihre Öffnung. </text:span><text:span text:style-name="T131">Er kniete vor ihr, hielt sie auf Hüfthöhe, und stieß mit seinen Lenden rhythmisch zu. Dania fing routiniert zu stöhnen an.</text:span></text:p>
      <text:p text:style-name="P375">Dania musste sich mit ihren Ellenbogen in die Luft hieven, damit ihr Rücken nicht unbequem durchbog. Eine sehr anstrengende Stellung, doch der Kunde war König. Sie sprachen kein Wort, und sie konnte nur an seinem Grunzen ablesen, dass es ihm gefiel.</text:p>
      <text:p text:style-name="P323"><text:span text:style-name="T53">Das Brocken hatte mittlerweile seine Wirkung auf sie verloren, dieser armselige Schwanz war ernüchternd. Sie sehnte sich nach noch einer Line, doch erst einmal musste sie diesen Typen zu Ende ficken. </text:span>Und er braucht sowieso schon viel zu lange.</text:p>
      <text:p text:style-name="P375">Sie schlug einen Stellungswechsel vor, und er nahm sie wie ein Tier von hinten. So hatte sie wenigstens die Hände frei, um sich selbst zu berühren, und es fühlte sich bald besser an. Es war auch einfacher, begeistert zu klingen.</text:p>
      <text:p text:style-name="P375">„Na, du Schlampe, gefällt dir das?“</text:p>
      <text:p text:style-name="P375">Sie entschloss sich, dass es Zeit war, einen Orgasmus vorzutäuschen, und beschleunigte ihr Stöhnen. Kurz davor, und sie nahm die Hand von ihrem Kitzler, um sich besser, abzustützen, als…</text:p>
      <text:p text:style-name="P375">Er entlud sich in sie, simultan zu ihrer Vorstellung. Sie zog es dennoch durch und hechelte er<text:soft-page-break/>schöpft ein paar letzte Seufzer heraus. Wahrscheinlich gefiel ihm, dass sie zusammen gekommen waren. Nicht, dass das jetzt noch von Bedeutung war.</text:p>
      <text:p text:style-name="P376">Er zog ihn heraus und ließ sich neben sie auf die Matratze fallen. Er würde ein paar Momente brauchen.</text:p>
      <text:p text:style-name="P324">Wenn ich an sein Geld will, muss ich jetzt handeln. Gleich hat er sich gefangen. Seine Hose liegt auf dem Boden…</text:p>
      <text:p text:style-name="P324"><text:span text:style-name="T53">Sie beglückwünschte ihn, während sie ihr Kleid über den Kopf zog. „Das hat schon lange keine mehr bei mir geschafft.“ </text:span>Er lächelt nicht. Hört er zu?</text:p>
      <text:p text:style-name="P376">Sie griff nach ihrer Handtasche, tat aber so, als würde sie straucheln, und ließ sie auf den Boden fallen. Nun lagen sowohl seine Hose, also auch ihre Tasche in Griffweite.</text:p>
      <text:p text:style-name="P376">„Ich Tollpatsch.“ seufzte sie, als sie sich bückte.</text:p>
      <text:p text:style-name="P324">Jetzt.</text:p>
      <text:p text:style-name="P376">Dann griff sie blitzschnell mit einer Hand nach ihrer Tasche, mit der anderen nach seiner Hose. Sie sprang auf und rammte mit ihrer Schulter die Tür der Hütte auf. Sie stürzte nach draußen.</text:p>
      <text:p text:style-name="P324"><text:span text:style-name="T53">Die Straße stach sie unangenehm in die Fußsohlen, als sie dahin sprintete, doch sie wollte mindestens um zwei Ecken sein, bevor sie sich sicher fühlte. </text:span>Ob er mir überhaupt nachrennt, ohne Hose? Bestimmt, ohne Hose die Hütte verlassen muss er ja so oder so.</text:p>
      <text:p text:style-name="P376">Sie hetzte voran. Der Samen, der ihr Bein herunterlief, eine unangenehme Erinnerung. „Bleib stehen, du Hure!“ Da vorne eine Ecke. Er kam hinterher.</text:p>
      <text:p text:style-name="P324"><text:span text:style-name="T53">Sie bog um die Ecke. </text:span>Was für ein Pech, Milizionäre.<text:span text:style-name="T53"> Drehte sich um hundertachzig Grad und rannte in die andere Richtung, konnte der greifenden Hand ihres Freiers knapp ausweichen.</text:span></text:p>
      <text:p text:style-name="P376">Da stieg sie in einen weichen Haufen Scheiße, den sie in der Dunkelheit übersehen hatte. Ruderte mit den Armen, doch es half nichts, sie konnte das Gleichgewicht nicht halten, und ihr Verfolger sprang ihr mit seinem ganzen Gewicht in den Rücken, sodass sie beide sehr unsanft im Dreck landeten, er auf ihr.</text:p>
      <text:p text:style-name="P325"><text:span text:style-name="T53">„</text:span><text:span text:style-name="T132">Du dumme Hure dachtest wohl, du könntest mich ausrauben, na warte!“ Er versetzte ihr einige harte Schläge auf den Hinterkopf. </text:span></text:p>
      <text:p text:style-name="P389">„Hilfe!“, rief Dania, den Mund voll Stroh, wenn auch nicht Schlimmerem. Die Milizionäre waren doch nur wenige Meter weiter…</text:p>
      <text:p text:style-name="P389">„Was tust du denn da, Soldat 11?“ - „Und warum hast du keine Hose an?“ Dania hörte lautes Lachen.</text:p>
      <text:p text:style-name="P389">Ihr Freier schimpfte. „Diese trockene Hure meinte, sie müsste mich unbedingt ausrauben. Eine Schande, dass wir nicht zu den richtigen Bordellen gehen können. Mit denen hier hat man wirklich nur Probleme.“ Er zog ihren Kopf hoch und spuckte ihr von der Seite ins Gesicht.</text:p>
      <text:p text:style-name="P389">Er stand auf und stieg von ihr herunter. „Na, wollt ihr beiden auch nochmal? Sie ist jetzt aber schon etwas zu weit für eure schrumpeligen Pimmel, nehme ich an.“ Dania sah durch einen Tränenschleier, wie er seine Hose wieder anzog, und ihre Handtasche an sich nahm.</text:p>
      <text:p text:style-name="P389">„Nein danke, die ist ja voll mit Scheiße. Du auch, übrigens. Mann, elf, das wird eine witzige Geschichte morgen beim Frühstück.“</text:p>
      <text:p text:style-name="P326">Wie konnte ich nur so dumm sein und einen von der Miliz ficken.<text:span text:style-name="T53"> Das war das letzte, was Dania dachte, bevor Soldat 11 ihr gegen den Kopf trat und sie das Bewusstsein verlor.</text:span></text:p>
      <text:p text:style-name="P389"/>
      <text:h text:style-name="Heading_20_1" text:outline-level="1"><text:bookmark-start text:name="__RefHeading___Toc11758_710709543"/>Joran – Bastelt in seinem kleinen magische<text:span text:style-name="T398">n</text:span> Labor, trifft Arghan<text:bookmark-end text:name="__RefHeading___Toc11758_710709543"/></text:h>
      <text:p text:style-name="P389"/>
      <text:p text:style-name="P390">„Verdammter J‘zharr!“</text:p>
      <text:p text:style-name="P390">Joran fluchte. Er schlug nochmal zu. Er fluchte wieder. Diesmal ließ er sich etwas kreativeres einfallen. „Bei J‘zharrs rauchendem Bart!“</text:p>
      <text:p text:style-name="P327"><text:span text:style-name="T53">Noch ein Nagel. „</text:span><text:span text:style-name="T133">Kannst. Du. Nicht. In. J‘zharrs faltigem Arsch steckenbleiben!“</text:span></text:p>
      <text:p text:style-name="P391">Doch egal, mit welchen Worten er die Nägel antrieb, die steinerne Wand wollte sie nicht aufnehmen. Kein Wunder, Worte bewirkten nichts. Weder würde J‘zharr dem Stein befehlen, die Nägel ab<text:soft-page-break/>zuweisen, aus Zorn über die einfallsreichen Freveleien, die Joran sich ausdachte, noch konnte er mit Zaubersprüchen den Stein erweichen wie manche Poeten das Herz eines frigiden Inquisitors.</text:p>
      <text:p text:style-name="P391">Joran wusste das. Mit Magie kannte er sich aus. Diese ganze Hütte diente keinem anderen Zweck, als mit ihr herumzuexperimentieren; doch sie aus Stein zu bauen, war eine schlechte Idee gewesen. Nicht mal das Regal für seine Ingredienzen konnte er nun an die Wand nageln. Er fluchte abermals, die Ideen gingen ihm jedoch aus. „J‘zharrs Splitter!“</text:p>
      <text:p text:style-name="P391">Die einzigen Flüche, die Joran Spaß machten, lästerten dem Gott der Flamme. Er hatte es verdient, da war sich Joran sicher. Das Fluchen hatte er in der Fabrik gelernt, in der er früher gearbeitet hatte. Die anderen Arbeiter fluchten selten über Götter, meistens fluchten sie über ihre Frauen oder darüber, dass sie sich wieder auf die Finger gehauen hatten.</text:p>
      <text:p text:style-name="P391">Doch Joran hatte nichts gegen Frauen, und er war zu sorgfältig, um sich auf die Finger zu hauen. Die Inquisition und ihr Feuergott gingen ihm jedoch gehörig gegen den Strich. All die nützlichen Dinge, die sie verboten hatten. Joran tat es im Herz weh, wenn er daran dachte.</text:p>
      <text:p text:style-name="P391">Joran erfand verbotene Dinge. Joran war ein guter Erfinder. Und in dieser Eigenschaft lebte er in ständiger Angst vor der Inquisition.</text:p>
      <text:p text:style-name="P328"><text:span text:style-name="T53">Natürlich war das der Grund gewesen, das Labor aus Stein zu bauen. </text:span><text:span text:style-name="T134">Nicht nur Experimente konnten in Flammen aufgehen, auch neugierige Forscher waren leicht entzündlich. Stein schütze vor Feuer.</text:span><text:span text:style-name="T53"> </text:span><text:span text:style-name="T134">Das Labor</text:span><text:span text:style-name="T53"> hatte auch keine Fenster. Niemand durfte wissen, was in dem Bau vor sich ging. Dabei hätte Joran es am liebsten der ganzen Welt gezeigt! Wie gerne hätte er all seine Formeln und Pläne veröffentlicht, all seine Rezepte abgedruckt und verteilt. Ganz Lagon sollte davon profitieren, alle Menschen sollten seine Erfindungen nutzen können!</text:span></text:p>
      <text:p text:style-name="P391">Doch er wusste, was ihm blühte, wenn auch nur ein Laut über seine Kreationen an die Öffentlichkeit drang; ein grausamer Mann in einer hässlichen Robe würde einen Splitter der Leiche seines toten, dummen Gottes nehmen und ihn damit in ein Häufchen Asche verwandeln. Vor nichts hatte Joran mehr Angst.</text:p>
      <text:p text:style-name="P328"><text:span text:style-name="T53">Er besah sich die Macken, die er in der Wand hinterlassen hatte. </text:span><text:span text:style-name="T134">Eins der Löcher war sogar gesplittert, feine Risse zogen sich über die Oberfläche des Gesteins. Joran staunte. Er hatte gar nicht gewusst, dass solche Kraft in ihm steckte. Er hätte gedacht, dass nur ein Hebel, oder ein Drehmoment eine solche Kraft freisetzen konnte… ein Drehmoment! Damit könnte er ein Loch bohren. </text:span></text:p>
      <text:p text:style-name="P392">Er überdachte seine Optionen und überschlug die Kosten an Material und Zeit. Ein neues Labor aus Holz zu bauen kam nicht in Frage, und andere Materialien fielen ihm nicht ein. Ein Bohrer, wie er in seinem Kopf begann, Form anzunehmen, würde nicht viel Materialien verbrauchen, nur etwas Mechanik… aber er würde auch andere Nägel brauchen, die er erst gießen lassen müsste, und dafür fehlte noch eine Gussform. Verglichen damit war ein Regal aus Holz einfacher.</text:p>
      <text:p text:style-name="P392">Joran seufzte. Gerne hätte er einen solchen Bohrer erfunden, doch er wollte die Zeit und Ressourcen seines Arbeitgebers nicht auf Mechanik verschwenden, wenn er eigentlich Bor-Mischungen erforschen und Bor-Rezepte entwickeln sollte. <text:span text:style-name="T413">Immerhin war er nicht der einzige Magier, der in den Diensten Arghan Howls stand, und er wollte den anderen nicht das Budget streitig machen.</text:span></text:p>
      <text:p text:style-name="P329"><text:span text:style-name="T53">Er schrieb seine Idee für einen Prototyp kurz auf, dieses Projekt würde warten können. Dann schrieb er ein Holzregal auf seine Wunschliste. Sein Arbeitgeber hatte ihm weitestgehend freie Hand gegeben, ein Labor einzurichten und zu betreiben. Arghan Howl hatte </text:span><text:span text:style-name="T143">Joran zu verstehen gegeben, dass er Hoffnungen in sein Potenzial setzte.</text:span><text:span text:style-name="T53"> </text:span><text:span text:style-name="T143">U</text:span><text:span text:style-name="T53">nd </text:span><text:span text:style-name="T135">Joran </text:span><text:span text:style-name="T143">wollte sich bemühen</text:span><text:span text:style-name="T135">, die Erwartungen eines so reichen und gebildeten Mannes zu </text:span><text:span text:style-name="T143">erfüllen</text:span><text:span text:style-name="T135">, </text:span><text:span text:style-name="T138">auch wenn er ihn immer ein bisschen einschüchterte.</text:span></text:p>
      <text:p text:style-name="P330"><text:span text:style-name="T53">Die Liste mit Anforderungen wurde länger und länger. Einige alchemische Apparate musste er noch bestellen. Die Zutaten hatte er </text:span><text:span text:style-name="T136">selbst </text:span><text:span text:style-name="T53">besorg</text:span><text:span text:style-name="T136">en müssen, die gab es nicht in Howls Fabriken.</text:span><text:span text:style-name="T53"> </text:span><text:span text:style-name="T136">Sie waren also bereits hier, </text:span><text:span text:style-name="T53">weswegen ein Regal, um sie aufzubewahren, umso wichtiger war.</text:span></text:p>
      <text:p text:style-name="P393">Das Bor selbst war auch noch nicht geliefert worden. Joran fragte sich, wo Howl es herbekam… doch bei genauerer Betrachtung wollte er das gar nicht so genau wissen. Die Wombatzucht war fest in der Hand irgendwelcher Krimineller, die die armen Tiere für so etwas banales wie Drogenproduktion missbrauchten. Wenn Howl sich mit solchen finsteren Gestalten eingelassen hatte, stand für Joran fest, dass es ihn nichts anging.</text:p>
      <text:p text:style-name="P393">Er erinnerte sich daran, dass er auch etwas essen musste, wenn er tagelang hier drin eingeschlos<text:soft-page-break/>sen war, und setzte einige Konservendosen auf die Liste. Neben den vielfältigen Dingen, die in Howls Fabriken produziert wurden, zählten diese zu den praktischsten, und Joran war stolz, dass er einen praktischen Verschluss beigetragen hatte, mit denen man diese Dosen auch ohne eine Waffe aufbekam. Howl hatte ihm erklärt, dass ihm das nur wenig brachte, wenn er jetzt seine Waffen nicht mehr verkaufen konnte, doch Joran hatte nur mit den Achseln gezuckt. Sein Geschäft war das erfinden von Erfindungen, nicht sie zu verkaufen. Davon verstand er nur so viel, dass er wusste, dass er lieber nichts davon verstehen wollte. Seine Erfindungen sollten den Menschen von Nutzen sein, nicht nur möglichst viel Profit abwerfen. <text:span text:style-name="T413">Howl zwang ihn wenigstens nicht, Waffen zu erfinden; dafür hatte er genug Leute.</text:span></text:p>
      <text:p text:style-name="P394">Vergnügt steckte er die Liste ein, verließ das Labor und rief sich eine Kutsche herbei, die ihn in den fünften Bezirk bringen sollte. Hier befand sich Howls Firmensitz, seine Fabriken, sogar die Baracken, in denen die meisten seiner Arbeiter wohnten. Joran war froh, dass er sich um Geld keine Gedanken mehr machen musste, seit Howl seinen Wert erkannt hatte. Also ließ er sich von der Kutsche direkt vor dem Firmensitz absetzen.</text:p>
      <text:p text:style-name="P394"/>
      <text:p text:style-name="P394">Vor Howls Büro musste Joran warten. Er musste nur die Liste unterschreiben lassen, eigentlich keine große Sache, doch die Sekretärin wies ihm einen Platz zu und versenkte den Blick wieder in ihren Unterlagen.</text:p>
      <text:p text:style-name="P331"><text:span text:style-name="T53">Die beiden Leibwächter, die vor der Tür von Howls Büro aufgebaut waren, musterten ihn wie immer </text:span><text:span text:style-name="T137">abschätzig von oben bis unten. Joran kannte diese Art von Blick; sie hielten jeden, der kleiner war als sie, automatisch für einen minderwertigen Menschen. Früher hätte Joran das etwas ausgemacht. Heute wusste er, dass er seinen Wert auf andere Weise beweisen konnte.</text:span></text:p>
      <text:p text:style-name="P395">Nach einer Weile wurde er hereingerufen.</text:p>
      <text:p text:style-name="P396">Arghan Howl saß in seinem riesigen, runden Büro hinter seinem Schreibtisch und sah nur kurz von seinen Unterlagen auf, als Joran hereinkam. Joran hatte kein Gefühl für Mode, deswegen konnte er nur ahnen, dass Howl angemessen stilvoll für seine Position gekleidet war. </text:p>
      <text:p text:style-name="P333"><text:span text:style-name="T53">Er war einer der reichsten Unternehmer Lagons und hatte sogar einen Sitz im Rat inne, dem höchsten politischen Gremium der Stadt. Sein vernarbtes Gesicht zeugte davon, dass er </text:span><text:span text:style-name="T138">für die Wissenschaft einiges riskiert hatte, bevor er begann, sich auf das geschäftliche zu konzentrieren. Seine Narben waren größtenteils von einem Okular verborgen, einem Sicherverbesserungsgerät, auf das Joran sehr stolz war und dass die rechte Gesichtshälfte Howls größtenteils verbarg.</text:span></text:p>
      <text:p text:style-name="P334">Vielleicht werde ich auch eines Tages ein Okular brauchen. Für den Umgang mit Bor ist es vielleicht auch gar nicht so schlecht, die Sicht so weit vergrößern zu können.</text:p>
      <text:p text:style-name="P332"><text:span text:style-name="T53">„Du hast eine Liste mit Anforderungen zusammengestellt?“, </text:span><text:span text:style-name="T138">fragte Howl.</text:span></text:p>
      <text:p text:style-name="P395">Joran erinnerte sich rechtzeitig daran, sich zu verbeugen. „Ja, Herr, sie ist nicht allzu lang. Das Regal ließ sich leider nicht an der Wand befestigen, ich benötige ein anderes. Es sei denn...“</text:p>
      <text:p text:style-name="P395">Howl hielt kurz beim Schreiben inne und hob den Kopf. „Es sei denn was?“</text:p>
      <text:p text:style-name="P395">„Mit einem Drehbohrer könnte man eine spezielle Form von Nägeln in einer Steinwand befestigen. Der Bohrer wäre einfach zu konstruieren, die Nägel wären noch am umständlichsten herzustellen. Sie müssten geringelt sein.“</text:p>
      <text:p text:style-name="P395">„Geringelte Nägel?“ Howl kratzte sich am Kopf. „Ich weiß ja, dass du mich in so einer Angelegenheit niemals aufs Kreuz legen würdest, aber das klingt ungewöhnlich.“</text:p>
      <text:p text:style-name="P395">Joran nickte. „Ja, sie würden besser halten und wären nicht einfach gerade herausziehbar. Mit einem sogenannten Drehbohrer könnte man sie in die Wand drehen. Sie müssten aber erst gegossen werden, und ich habe noch keine Gussform oder ähnliches entwickelt.“</text:p>
      <text:p text:style-name="P395">„Also lösen sie nicht dein aktuelles Problem mit dem Regal, sondern sind nur so eine Idee?“</text:p>
      <text:p text:style-name="P395">Joran schluckte. „Ja, Herr, eine Idee, nur so eine… Idee.“</text:p>
      <text:p text:style-name="P332"><text:span text:style-name="T53">Howl steckte sich den Stift hinters </text:span><text:span text:style-name="T138">linke </text:span><text:span text:style-name="T53">Ohr und winkte Joran herbei, auf seinem vernarbten Gesicht ein wohlwollender Ausdruck. „Gib mal her, deine Liste.“</text:span></text:p>
      <text:p text:style-name="P332"><text:span text:style-name="T53">Joran entspannte sich und trat nach vorne. Howl </text:span><text:span text:style-name="T138">drehte an einem Rädchen seines Okulars, um die Linse genauer einzustellen und </text:span><text:span text:style-name="T53">überflog die Liste. „Das ist ja nichts ausgefallenes oder so.“ Er griff sich den Stift und setzte seine Unterschrift drunter. „Gut, dass du dieses Mal an Essen gedacht hast. Wenn du noch etwas brauchst, Kaffee, </text:span><text:span text:style-name="T138">Substanzen, </text:span><text:span text:style-name="T53">Arbeitskräfte, melde dich. </text:span><text:span text:style-name="T143">G</text:span><text:span text:style-name="T53">ib die Liste </text:span><text:soft-page-break/><text:span text:style-name="T53">meiner Sekretärin, sie wird sich um deine Wünsche kümmern.“</text:span></text:p>
      <text:p text:style-name="P404">Joran bedankte sich.</text:p>
      <text:p text:style-name="P404">Howl drehte an seinem Okular, und Joran war es, als würde er ihm umso tiefer in die Augen sehen, als er ernst wurde. „Du bist der jüngste meiner Ingenieure, den ich mit der Magie betraue. Du legst eine Kreativität an den Tag, die ich von einem Mann, der vierzig Jahre mehr auf dem Buckel hat, nicht erwarten kann. Für die Sorgfalt, die die Magie erfordert, fehlt es dir jedoch an der Erfahrung; also wenn ich dir schon dein eigenes Labor finanziere, bringe dich nicht übermäßig in Gefahr und sprenge nicht die gesamte teure Ausrüstung in die Luft.“ Er holte Luft, bevor er seine Ansprache vollendete. „Verschwende mein Geld nicht.“</text:p>
      <text:p text:style-name="P332"><text:span text:style-name="T143">Joran nickte eifrig. </text:span><text:span text:style-name="T53">„</text:span><text:span text:style-name="T139">Nur eine Frage: wann kommt das Bor an? Je früher es kommt, desto schneller kann ich anfangen.“</text:span></text:p>
      <text:p text:style-name="P397"><text:span text:style-name="T413">Howl sah kurz auf seine Unterlagen. Wieder musste er das Okular scharf stellen. </text:span>„Wenige Tage. Mein Kontakt hat Schwierigkeiten, aber du wirst schon merken, wenn wir es liefern.“</text:p>
      <text:p text:style-name="P332"><text:span text:style-name="T53">Joran bedankte sich </text:span><text:span text:style-name="T138">und machte, dass er herauskam. Er wusste bei den meisten Menschen nicht, wie er sich richtig verhalten sollte, bei Vorgesetzten war es jedoch noch schlimmer. Da hatte er unter Umständen mit Konsequenzen zu rechnen.</text:span></text:p>
      <text:p text:style-name="P334">Hätte ich nicht von dem Bohrer anfangen sollen?<text:span text:style-name="T53"> Joran war sich unsicher.</text:span></text:p>
      <text:p text:style-name="P334"><text:span text:style-name="T53">Er wusste auch nicht genau, wie er die Sekretärin um die Gegenstände auf der Liste bitten sollte. War es in Ordnung, einfach zu fragen? </text:span><text:span text:style-name="T139">War sie in der Firmenhierarchie eher über oder eher unter ihm?</text:span><text:span text:style-name="T53"> </text:span><text:span text:style-name="T139">Immerhin belegte die Liste, dass er ein Recht auf diese Dinge hatte. Er überwand sich und sprach sie an.</text:span></text:p>
      <text:p text:style-name="P398">„Entschuldigen Sie, ich habe hier eine Liste mit Howls Unterschrift. Er meinte, Sie können mir diese Dinge auf Firmenkosten auftreiben.“</text:p>
      <text:p text:style-name="P397">Ohne große Worte nahm sie die Liste entgegen. „Ich stelle dir einfach ein paar Gutscheine aus. Damit gehst du zu den Lagern der jeweiligen Fabriken, sie händigen dir das Material einzeln aus.“ Sie nahm einige Zettel von einem Stapel und begann zu schreiben. „Du wirst wohl eine Kutsche brauchen, um all das zu transportieren. Hier hast du ein paar Flammlinge. Das sollte genügen.“</text:p>
      <text:p text:style-name="P397">Joran bedankte sich, nahm die Gutscheine und das Geld und verließ das Vorzimmer.</text:p>
      <text:p text:style-name="P397">Der schwierige Teil war getan. Jetzt konnte er endlich anfangen, zu erfinden.</text:p>
      <text:p text:style-name="P397"/>
      <text:h text:style-name="P549" text:outline-level="1"><text:bookmark-start text:name="__RefHeading__13970_2035619654"/>Marcin – <text:span text:style-name="T293">überlebt ein Attentat und findet Dania auf der Straße liegen </text:span><text:bookmark-end text:name="__RefHeading__13970_2035619654"/></text:h>
      <text:p text:style-name="P432"/>
      <text:p text:style-name="P358">„Ehrwürden, kommt schon, nur ein paar Flammlinge!! Ihr habt doch sicher ein wenig Wechselgeld einstecken! Es ist ja nicht für mich, ich muss für meine Kinder sorgen!! helfen sie mir!“ </text:p>
      <text:p text:style-name="P358"><text:span text:style-name="T53">Marcin </text:span><text:span text:style-name="T140">ignorierte</text:span><text:span text:style-name="T53"> den Mann, bis dieser ihn an seinem Mantel zog. Er saß zerlumpt am Straßenrand und schien um Almosen zu betteln. Obwohl Marcin zu den ehrbaren Dieben</text:span><text:span text:style-name="T1"> </text:span><text:span text:style-name="T53">gehörte,</text:span><text:span text:style-name="T1"> </text:span><text:span text:style-name="T53">war er noch nie in seinem Leben mit Ehrwürden angesprochen worden. </text:span><text:span text:style-name="T140">Im organisierten Verbrechen</text:span><text:span text:style-name="T53"> erlebt</text:span><text:span text:style-name="T140">e</text:span><text:span text:style-name="T53"> man das nicht oft. </text:span></text:p>
      <text:p text:style-name="P358">„Was ihr in eurem Leben durch böse Taten erreicht habt, könnt ihr durch Güte vielleicht wieder wettmachen! Die Flamme wird euch eure Güte vergelten und euch beschützen. Doch helft meiner Familie!“ </text:p>
      <text:p text:style-name="P358">Der Bettler begann zunehmend, Marcin zu nerven. Er hatte <text:span text:style-name="T399">l</text:span>ukrativeres zu erledigen. „Deine <text:span text:style-name="T408">komische</text:span> Flamme hat mich noch nie beschützt. Glaubst du, ich <text:span text:style-name="T408">wäre ehrbarer Dieb</text:span>, wenn ich nicht für jedes Almosen eine Gegenleistung einfordern würde? Kampfkraft hast du mir ja wohl kaum anzubieten. Also wenn du nicht irgendeine nützliche Information für mich hast, lass mich in Ruhe.“ Er <text:span text:style-name="T408">riss </text:span>sich los und ging weiter.</text:p>
      <text:p text:style-name="P358"><text:span text:style-name="T53">Die </text:span><text:span text:style-name="T140">e</text:span><text:span text:style-name="T220">hrbaren Diebe</text:span><text:span text:style-name="T1"> </text:span><text:span text:style-name="T53">waren schon immer die einzige wohltätige Einrichtung in Lagon gewesen. Soweit man eine Bande von Räubern, Mördern, Drogenhändlern, Zuhältern, Schutzgelderpressern, Betrügern und ähnlichem Gesindel als wohltätig beschreiben konnte. Doch für eine verzweifelte Seele fanden die </text:span><text:span text:style-name="T140">e</text:span><text:span text:style-name="T220">hrbaren Diebe</text:span><text:span text:style-name="T1"> </text:span><text:span text:style-name="T53">immer Arbeit, und so funktionierte das Sozialsystem Lagons gegen </text:span><text:soft-page-break/><text:span text:style-name="T53">Gefallen. Wer immer bereit war, einem Dieb einen Gefallen zu erweisen, konnte sich sicher sein, dass ihm geholfen wurde. </text:span><text:span text:style-name="T140">D</text:span><text:span text:style-name="T53">ie Diebe hatten einen komplizierten Ehrenkodex, der sie dazu zwang, einen Gefallen zu erwidern, wenn sie ihren Ruf nicht verlieren wollten. Und ein Dieb ohne Ruf war sehr bald entweder arbeitslos oder tot. </text:span></text:p>
      <text:p text:style-name="P358"><text:span text:style-name="T53">Marcin trat eine leere Konservendose aus dem Weg. Er machte dabei einen trügerisch gelangweilten Eindruck, als würde ihn ein</text:span><text:span text:style-name="T140">e Dose Mais</text:span><text:span text:style-name="T1"> </text:span><text:span text:style-name="T53">mehr interessieren als die Schatten hinter ihm. Auch die Gestalt, die um die Ecke in die Gasse einbog und ihm zügig entgegenkam, war eigentlich keine Aufmerksamkeit wert, nur ein weiterer halbwachsener Junge in der typischen Straßenmode – eine schmutzige Hose und ein Hemd, das wohl früher mal erst eine Tischdecke und dann ein Kissenbezug gewesen war. Er hatte die Hände in die Hosentaschen gesteckt und starrte konzentriert auf den Boden. Unter den Haaren, die ihm unangenehm ins Gesicht hingen, sah Marcin allerdings zwei überaschend flinke kleine Augen, die ihn musterten, als sollte er das auf keinen Fall bemerken. </text:span></text:p>
      <text:p text:style-name="P358">Marcin schenkte ihm <text:span text:style-name="T399">ebensowenig eine </text:span>Reaktion, als die beiden aneinander vorübergingen. Beunruhigend war allerdings, dass die Schritte plötzlich aufhörten, kaum dass der Junge ihn passiert hatte. Marcin wirbelte herum und seine Klinge fand wie von selbst in seine Hand. Der Junge hatte ein Messer in einer Bewegung aus seiner Hosentasche gerissen sowie in die Richtung von Marcins Rücken gestoßen. Doch Marcins Bewegung hatte der Junge nicht eingeplant, und noch in der Drehung traf Marcins Kurzschwert seinen Unterarm. Der Schmerz ließ den Jungen ungläubig aufschreien. <text:span text:style-name="T399">D</text:span>urch den Schock ließ er ohne Umschweife sein Messer fallen, drehte sich um und rannte, als wäre ihm der Teufel auf den Fersen. </text:p>
      <text:p text:style-name="P358">Weit kam er nicht, nach etwa zehn Metern traf ihn ein Wurfmesser zwischen die Schulterblätter. Er fiel. Als Marcin sich ihm näherte, sah er, dass seine Augen offen standen. Er hatte wohl das Herz getroffen. Er fluchte. So konnte er ihm schwer noch ein paar Fragen stellen. Ihm blieb nur, auf den nächsten Anschlag zu warten, um herauszufinden, wer der Auftraggeber des Jungen gewesen war, oder auf eine seiner Vermutungen zu vertrauen. Er zog das Wurfmesser aus dem Rücken der Leiche, strich das Blut von seinen Klingen und machte sich wieder auf den Weg.</text:p>
      <text:p text:style-name="P358"><text:span text:style-name="T53">Marcin war ein außergewöhnlich guter Dieb. Wobei man </text:span><text:span text:style-name="T1">gut</text:span><text:span text:style-name="T53"> in dem Fall besser mit </text:span><text:span text:style-name="T1">am Leben</text:span><text:span text:style-name="T53"> übersetzen konnte. Er war etwa dreißig Jahre alt, was selten war, denn ein Dieb überlebte meistens nicht besonders lange; das Einkommen </text:span><text:span text:style-name="T118">und der Status</text:span><text:span text:style-name="T53"> der erfolgreicheren Diebe zog die Aufmerksamkeit neidischer und ehrgeiziger Leute auf sich. </text:span></text:p>
      <text:p text:style-name="P358"><text:span text:style-name="T53">Der eine Grund, dass Marcin so lange überlebt hatte, war seine übervorsichtige Wachsamkeit und sein taktisches Geschick; der andere Grund, für den er sich als einzigartig betrachtete, war seine Zurückhaltung in Bezug auf übermäßigen Ehrgeiz. Marcin kannte seinen Platz in der Organisation der </text:span><text:span text:style-name="T140">e</text:span><text:span text:style-name="T220">hrbaren Diebe</text:span><text:span text:style-name="T1"> </text:span><text:span text:style-name="T53">und wusste, dass die Luft oben dünner war. Er hatte den Rang eines Leutnants inne, genauer, er war die rechte Hand von Kenin, Hauptmann des siebten Bezirks. Als solche hatte er durchaus ziemlich großen Einfluss, wenn auch von einer unteren Ebene aus. Doch er wusste, wie man die Fäden unauffällig genug zog. </text:span></text:p>
      <text:p text:style-name="P428">Anscheinend reichte es für seine Sicherheit nicht mehr, Leutnant zu sein. Attentate gegen Marcin waren nicht alltäglich, doch sie kamen vor. Und in letzter Zeit häuften sie sich beunruhigend.</text:p>
      <text:p text:style-name="P428">Für einen Leutnant hatte Marcin ungewöhnlich viel Einfluss, und diese Information schien sich auszubreiten. Sein Einfluss rührte zu großen Teilen aus seiner engen Bindung zu Kenin, seinem Hauptmann. In Wahrheit trafen sie die meisten Entscheidungen zusammen. <text:span text:style-name="T406">Marcin unterhielt Kenins Verbindungen in die unteren Ränge, indem er ein Ohr auf der Straße hatte und über jeden unwichtigen Dieb im Bezirk bescheid wusste. Kenin bezog ihn im Gegenzug in die Geheimnisse eines Hauptmanns mit ein, der einen Bezirk zu steuern hatte.</text:span></text:p>
      <text:p text:style-name="P429">Das war ein unübliches Arrangement. Für gewöhnlich misstraute ein Hauptmann allen seinen Untergebenen; er musste sich für sie unentbehrlich machen, wenn er Posten und Leben wertschätzte. Doch Marcin und Kenin verband mehr als nur eine Arbeitsbeziehung, und so waren die professionellen Grenzen zwischen ihnen immer weiter verschwommen.</text:p>
      <text:p text:style-name="P429">Andere Leute schienen darauf aufmerksam zu werden. Marcin wurde für andere Diebe gefährlicher, wenn er so ein gutes Netzwerk hatte. Anscheinend hatte jemand Angst, übervorteilt zu werden. Sonst hätte Marcin wohl nicht gerade diesen Jungen töten müssen. Marcin hatte sofort drei Leute im Verdacht, konnte einen von ihnen jedoch nach kurzem Nachdenken wieder von der Liste streichen. <text:soft-page-break/>Der zweite hatte derzeit eigentlich genug Personal, und es war unwahrscheinlich, dass er ihm einen so unerfahrenen Bengel auf die Fersen schickte. Blieb der dritte, der ein Motiv und passende Umstände hatte. <text:span text:style-name="T426">Und auch andere Gerüchte machten es wahrscheinlich, dass er dahinter steckte.</text:span></text:p>
      <text:p text:style-name="P429">Marcin beschloss, in Zukunft etwas vorsichtiger vorzugehen. Sein Handeln erregte genug Aufsehen, wenn er jetzt einen weiteren Rivalen ausstoch, würde das nur noch mehr Misstrauen in dem fragilen Ökosystem der <text:span text:style-name="T401">e</text:span><text:span text:style-name="T402">hrbaren Diebe</text:span><text:span text:style-name="T405"> </text:span><text:span text:style-name="T400">des siebten Bezirks hervorrufen. Eine Gelegenheit würde sich ergeben.</text:span></text:p>
      <text:p text:style-name="P429">Leutnant zu sein hatte einige Nachteile, unter anderem die ganze Beinarbeit, die von einem Dieb in seinem Rang erwartet wurde. Er konnte nicht für jede Drecksarbeit einfach einen seiner Schergen delegieren, oder die Leute dachten von ihm, dass er sich bereits mit einem Hauptmann verwechselte. Nicht nur seinen direkten Rivalen wäre das missfallen, auch Kenin wäre <text:span text:style-name="T407">beunruhigt gewesen.</text:span></text:p>
      <text:p text:style-name="P430">Und so führte er seine Patrouille fort. Vielleicht stieß er ja noch auf etwas interessantes, oder er konnte wenigstens nachprüfen, ob sich die Baustruktur seines Territoriums schon wieder verändert hatte. Marcin benutzte einige Hütten in der Nähe als Lagerräume, Schlafplätze oder Unterschlupf, und es lohnte sich zu registrieren, ob sie beschädigt waren oder ob eine der robusteren Hütten mittlerweile verlassen war. Eine Aufgabe, die er keinem seiner Untergebenen auftragen konnte, wenn er nicht wollte, dass eine Person alles Wissen über seine Verstecke auf sich vereint hatte.</text:p>
      <text:p text:style-name="P430">Viel interessantes entdeckte er nicht, während er so durch seine Gassen schlenderte. Er traf keine Milizen an, die sich in sein Territorium vorwagten. Das war auch unwahrscheinlich, seine Leute waren auf Zack und griffen sie oft mitten auf der Straße aus dem Hinterhalt an. Die leicht erkennbaren Milizionäre hatten gegen einen unsichtbaren Feind nicht viel aufzubieten.</text:p>
      <text:p text:style-name="P430">Er hatte genug gesehen und entschloss sich, eins seiner Verstecke aufzusuchen, die nicht weit von hier lagen. Da konnte er immer noch weitere Schritte planen, <text:span text:style-name="T408">seine Informanten durchgehen, sich ein Vorgehen zurechtlegen.</text:span></text:p>
      <text:p text:style-name="P430">Als er um die Ecke bog, fand er jedoch einen ungewöhnlichen Anblick <text:span text:style-name="T408">vor sich</text:span>. Eine Frau, sie lag auf dem Boden. Sie war offensichtlich bewusstlos. Das Kleid war ihr über den nackten Hintern hochgerutscht, und <text:span text:style-name="T408">sie schien nichts bei sich zu haben. Ihre langen schwarzen Haare breiteten sich über den schlammigen Boden aus, und allgemein war sie bei dem Sturz ziemlich schmutzig geworden.</text:span></text:p>
      <text:p text:style-name="P336">Na toll, eine freie Hure. <text:span text:style-name="T53">Auch das gehörte zu seinen Pflichten: kontrollieren, wer auf seinen Straßen Geld verdienen wollte, ohne seinen Anteil an die ehrbaren Diebe abzudrücken. Er hatte innerlich bereits Feierabend gemacht. Auf das typische Gespräch, die üblichen Drohungen und sie in ein Bordell zu stecken, hatte er jetzt wenig Lust. Zudem besaß er selbst keines; einer der anderen Leutnants würde sie aufnehmen, und am Ende von ihr profitieren. Keine Aussicht, die Marcin besonders gefiel.</text:span></text:p>
      <text:p text:style-name="P336">Oder… es gibt noch eine bessere Lösung.<text:span text:style-name="T53"> Es gab keinen Menschen, den er nicht irgendwie benutzen konnte; und die Situation, in die er heute hineingeraten war, bot dieser jungen Frau tatsächlich eine Gelegenheit.</text:span></text:p>
      <text:p text:style-name="P399">Marcin hob Dania vom Boden auf und schleppte ihren verdreckten, abgemagerten Körper in seinen Unterschlupf.</text:p>
      <text:p text:style-name="P399"/>
      <text:h text:style-name="Heading_20_1" text:outline-level="1"><text:bookmark-start text:name="__RefHeading___Toc11762_710709543"/>Varg – stürmt Jorans Labor<text:bookmark-end text:name="__RefHeading___Toc11762_710709543"/></text:h>
      <text:p text:style-name="P359"><text:a xlink:type="simple" xlink:href="#__RefHeading__13972_2035619654" text:style-name="Index_20_Link" text:visited-style-name="Index_20_Link"><text:span text:style-name="T141"/></text:a></text:p>
      <text:p text:style-name="P400">Varg drückte sich an die Steinwand. Seine schwarze Robe eignete sich perfekt für die Nacht. Dennoch achtete er darauf, nicht in das Mondlicht zu geraten, als er um die Ecke linste.</text:p>
      <text:p text:style-name="P400">Thorn war gegenüber in einer Seitengasse, stand im Schatten, und wartete darauf, dass Varg die Situation sicherte. Varg wusste, dass er seinen Mentor nicht enttäuschen durfte, doch die Razzia würde einfach werden. <text:span text:style-name="T412">Das war genau sein Metier. Die Heimlichkeit und das rumgeschleiche waren zwar nicht sein bevorzugter Stil, er war der Meinung, dass die Gerechtigkeit sich auch bei Tageslicht sehen lassen konnte. Doch da er die Vorteile eines Überraschungsangriffes begriff, vor allem, wenn man die Fähigkeiten seines Gegners nicht einschätzen konnte, fügte er sich.</text:span></text:p>
      <text:p text:style-name="P401"><text:soft-page-break/>Nachts im achten Bezirk herumzuschleichen war gefährlich. Sie sollten sich beeilen. Die ehrbaren Diebe, die hier das Sagen hatten, waren nicht davon begeistert, dass der Orden auf ihrem Gebiet operierte; und auch wenn Diebe mit Verlusten zu rechnen hatten, wenn sie einen flammenbewehrten Inquisitor angriffen, wusste Varg, dass sie auf Feindesland nicht lange überleben würden, wenn sie erst einmal entdeckt waren.</text:p>
      <text:p text:style-name="P401">Vielleicht war es eine schlechte Idee gewesen, in Roben hier her zu kommen. Doch <text:span text:style-name="T486">wenn sie einen Flammensplitter benutzten, mussten Inquisitoren eine Robe tragen. Da hatte es für Varg keinen Sinn gemacht, incognito zu erscheinen</text:span>. Wieder einmal verfluchte Varg die Vorschriften, die sie manchmal tatsächlich von den guten Taten abhielten, die sie sich zur Aufgabe gemacht hatten.</text:p>
      <text:p text:style-name="P401">Er entschied sich, nicht länger zu fackeln. Seine Aufgabe war ohnehin nicht so brisant wie Thorns – er sollte nur den Überblick behalten, Rückendeckung bewahren und sich um die Tür kümmern, mit dem Magier musste Thorn sich auseinandersetzen. <text:span text:style-name="T414">Im Ernstfall war nur ein Flammensplitter den Substanzen eines gewitzten Magiers gewachsen.</text:span></text:p>
      <text:p text:style-name="P402">Er gab Thorn ein Zeichen und eilte um die Ecke. Die Tür war aus Holz, ging nach innen auf und war klar die Schwachstelle des ganzen Gebäudes – der einzige Punkt, an dem sie eine Chance hatten, einzubrechen. Er schien noch nicht entdeckt worden zu sein, also beschloss er, sorgfältig vorzugehen.</text:p>
      <text:p text:style-name="P402">Das kunstvolle Schloss <text:span text:style-name="T415">sprach Bände zu Varg. Es war viel zu auffällig für den achten Bezirk; der Magier schien viel Geld mit seinen Machenschaften zu verdienen. Varg schauderte bei dem Gedanken, was ein so erfolgreicher Magier im Untergrund Lagons anrichten konnte. Wenn die falschen Leute Bor-Pulver in die Finger bekamen...</text:span></text:p>
      <text:p text:style-name="P338">Tja, ein Schloss ist nur so sicher, wie die Tür, in die es eingefasst ist.<text:span text:style-name="T53"> Weder Varg noch Thorn konnten Schlösser knacken; doch durch die meisten Türen kam man viel einfacher. Er holte sein Beil aus der Robe und zählte mit den Fingern herunter, für Thorn sichtbar. Drei, zwei, eins.</text:span></text:p>
      <text:p text:style-name="P427">Dann hieb er mit der vollen Wucht seiner gestählten Arme gegen die Tür, dreimal, viermal, bis sich ein riesiger Riss durch die Tür zog. Ein Tritt hinterher, und die Tür brach in einige große Teile; die Bruchstücke, die an den Angeln hingen, schwangen nach innen.</text:p>
      <text:p text:style-name="P338"><text:span text:style-name="T53">Varg zog sich sofort zurück und lief mehrere Schritte von der Tür weg, während Thorn den Schutz des Schattens verließ und majestätisch auf das Haus zuschritt. </text:span><text:span text:style-name="T144">Aus seiner Tasche sah Varg ihn seinen Flammensplitter ziehen, und er fing zu leuchten an, als Zeichen, dass er sich aufwärmte. Thorn trat in das Haus. Als kein Kampflärm von innen ertönte und die Situation sicher schien, stieg Varg hinterher, das Beil immer noch in der Hand.</text:span></text:p>
      <text:p text:style-name="P339"><text:span text:style-name="T53">Der glühende Flammensplitter tauchte die groteske Szenerie in dunkelrotes Licht. Es flackerte kaum, was von der Konzentration Thorns zeugte. Er hatte seinen Splitter beinahe vollkommen unter Kontrolle. Der Raum war noch nicht fertig eingerichtet, Gerümpel und einige noch nicht ausgepackte Kisten standen herum. In der </text:span><text:span text:style-name="T145">einen </text:span><text:span text:style-name="T53">Ecke stand ein Bett, doch es war leer.</text:span></text:p>
      <text:p text:style-name="P339"><text:span text:style-name="T53">Der Junge, der darin geschlafen hatte, </text:span><text:span text:style-name="T145">drückte sich in die andere Ecke und blickte panisch zwischen Thorn und Varg hin und her. </text:span><text:span text:style-name="T146">Seine Haut, seine Haare schimmerten rötlich in dem schummrigen Licht, dass den Raum in eine unwirkliche Athmosphäre versetzte. Thorns Finger, die den Splitter hoch erhoben hielten, warfen lange Schatten auf den Boden; einer von ihnen reichte durch Zufall gerade bis zu den Füßen des Verdächtigen, und schien auf ihn zuzukriechen. </text:span><text:span text:style-name="T150">Er war noch ein Junge, bei so einem Hänfling wollte Varg nicht von einem Mann sprechen.</text:span><text:span text:style-name="T146"> Eine kurze Hose war alles, was er trug, und Varg fragte sich schon, wann er sie durchnässte.</text:span></text:p>
      <text:p text:style-name="P405">„Auf den Boden!“, brüllte Thorn ihn an. „Hinsetzen, mit dem Rücken an die Wand. Schneidersitz.“ Der Junge überlegte wohl, ob er fliehen sollte, und gehorchte nicht gleich. Varg blockierte den einzigen Ausgang, und seine Lage war hoffnungslos. Doch erst als Thorn den Splitter drohend aufleuchten ließ, gehorchte er und setzte sich.</text:p>
      <text:p text:style-name="P405">Thorns strenge Stimme donnerte durch den Raum. „Wo ist das Bor? Wir können das alles erheblich verkürzen, wenn du kooperierst.“</text:p>
      <text:p text:style-name="P406">Der Junge überschlug sich fast beim Antworten. „Ich habe, ich habe keins! Ehrlich.“</text:p>
      <text:p text:style-name="P406">Thorn lachte trocken. „Durchsuchen.“, wandte er sich an Varg.</text:p>
      <text:p text:style-name="P340"><text:span text:style-name="T53">Varg machte sich sofort ans Werk. Thorn ließ das Licht heller leuchten, sodass er es gut sehen konnte. Er suchte rücksichtslos und gründlich, </text:span><text:span text:style-name="T146">riss Kolben, Destilliergeräte, Reagenzgläser, Metall</text:span><text:soft-page-break/><text:span text:style-name="T146">teile und Ständer aus den Kisten und warf alles, was ihm bereits durch die Hänge gegangen war, in eine Ecke. Einiges ging zu Bruch, und Varg jubilierte jedes Mal, wenn das Klirren erklang. Selten hatte man solchen Spaß, wenn man die Gerechtigkeit durchsetzte.</text:span></text:p>
      <text:p text:style-name="P407">Nachdem er in den Kisten nichts fand, wandte er sich dem Zeug zu, dass auf den Tischen herumlag. Einiges kam ihm sehr seltsam vor; einige Blumen beispielsweise, oder etwas, das nach Augen kleiner Tiere aussah und sich auch so anfühlte. Er ließ sie sofort fallen, und sie verteilten sich über den gesamten Boden.</text:p>
      <text:p text:style-name="P407">„Hier, das sollte es sein!“ Er reichte seinem Mentor eine Schale mit einem rötlichen Pulver.</text:p>
      <text:p text:style-name="P407">Thorn schüttelte den Kopf. „Du Narr, das ist Zucker. Bor sähe im Flammenschein ganz anders aus. Weitersuchen.“</text:p>
      <text:p text:style-name="P408">Varg begann, die Papiere, die über den Tisch verteilt waren, von der Oberfläche zu fegen, um zu sehen, ob darunter vielleicht noch etwas lag, doch Thorn unterbrach ihn sofort.</text:p>
      <text:p text:style-name="P345"><text:span text:style-name="T53">„Bist du irre? Die Unterlagen sind das beste Beweismaterial, das wir kriegen können. </text:span><text:span text:style-name="T150">Hier zum Beispiel, eine Angestelltenurkunde.“ Thorn hob ein Dokument auf, dass nun auf dem Boden herumlag. „Na bitte. Joran heißt du, hm? Wärst du mal bei deinen Leisten geblieben.“ Er wandte sich wieder Varg zu. „Los, steck die alle ein. Wir brauchen jeden einzelnen Zettel.“</text:span></text:p>
      <text:p text:style-name="P341"><text:span text:style-name="T150">Sonst </text:span><text:span text:style-name="T53">fand </text:span><text:span text:style-name="T150">Varg </text:span><text:span text:style-name="T53">nichts auf dem Tisch, und auch das Bett auf den Kopf zu stellen war nutzlos. </text:span><text:span text:style-name="T150">Joran</text:span><text:span text:style-name="T53"> hatte die Wahrheit gesagt; es befand sich in der ganzen Hütte kein Bor. </text:span><text:span text:style-name="T150">Varg war fast ein bisschen enttäuscht, dass er vielleicht unschuldig war. </text:span><text:span text:style-name="T53">Hatten sie den falschen erwischt?</text:span></text:p>
      <text:p text:style-name="P341"><text:span text:style-name="T53">Thorn stellte sich bedrohlich, breitbeinig über </text:span><text:span text:style-name="T150">ihn</text:span><text:span text:style-name="T53">. „Wo hast du die Rattenaugen her? Die ganze alchemische Ausrüstung? Raus damit.“</text:span></text:p>
      <text:p text:style-name="P341"><text:span text:style-name="T150">Joran</text:span><text:span text:style-name="T53"> schien langsam seinen Mut wieder zu fassen. „Kein Bor! Ihr könnt mir gar nichts, ich bin unschuldig! Nichts davon ist verboten, und das wisst ihr.“</text:span></text:p>
      <text:p text:style-name="P341"><text:span text:style-name="T53">Thorn kniff die Zähne zusammen. „Beantworte meine Frage.“ Keine Reaktion, doch im schummrigen Licht sah Varg, wie der </text:span><text:span text:style-name="T150">Junge</text:span><text:span text:style-name="T53"> sich verzweifelt bemühte, Thorn nicht ins Gesicht zu sehen.</text:span></text:p>
      <text:p text:style-name="P341"><text:span text:style-name="T53">„Nun, viel Bart kann bei dir ja noch nicht schmoren“, sagte Thorn, als er den Splitter etwas dunkler dimmte, sodass er die Farbe heißer Glut annahm. Dann bückte er sich und näherte ihn langsam an das </text:span><text:span text:style-name="T150">Jorans Gesicht</text:span><text:span text:style-name="T53"> heran. Dem Träger eines Flammensplitters tat die Hitze nichts, doch jeder andere würde durch die Hitze versengt werden.</text:span></text:p>
      <text:p text:style-name="P407">„Nein, genug! Ich sage euch alles.“ Er brach in Tränen aus und ratterte Namen und Adresse des Händlers herunter, der ihm die Zutaten verkauft hatte.</text:p>
      <text:p text:style-name="P407">Thorn seufzte. „Verrate uns etwas, was wir noch nicht wissen. Was ist mit dem Laborzubehör?“</text:p>
      <text:p text:style-name="P341"><text:span text:style-name="T53">Soweit Varg es in dem Licht sehen konnte, wurde </text:span><text:span text:style-name="T150">Joran</text:span><text:span text:style-name="T53"> erheblich blasser. „Naja, so ein Fabrikverkauf eben. Die sind ja legal erhältlich. Keine… keine große Sache.“</text:span></text:p>
      <text:p text:style-name="P341"><text:span text:style-name="T53">Daran, dass sich die Schatten im Rest des Raumes verschoben, merkte Varg, dass der Flammensplitter näher an </text:span><text:span text:style-name="T150">Jorans</text:span><text:span text:style-name="T53"> Gesicht rückte.</text:span></text:p>
      <text:p text:style-name="P407">„Howl, Howl Industries! Da kann man die kaufen.“</text:p>
      <text:p text:style-name="P341"><text:span text:style-name="T53">„</text:span><text:span text:style-name="T147">Und wo, wo wolltest du Bor herkriegen? Soweit ich weiß könnt ihr Ketzer so etwas ja nicht einfach mit einem Fingerschnippen beschwören oder so. Namen, Adressen.“</text:span></text:p>
      <text:p text:style-name="P409">„Ich…“ Er schien fieberhaft zu überlegen, was gar nicht so einfach war, wenn man gleichzeitig darauf achten musste, sich die Haare nicht zu versengen.</text:p>
      <text:p text:style-name="P409">„Varg, was meinst du? Wenn er das Bor am Körper trug, als wir ihn reinigten, könnte man das hinterher feststellen?“</text:p>
      <text:p text:style-name="P410">Varg schmunzelte. „Oh, ich bin mir sicher, dass er Bor hatte. Er hat uns damit angegriffen. Doch im Kampf sind die Beweise leider verbrannt.“</text:p>
      <text:p text:style-name="P410">„Aber, aber, Novize. Wäre das nicht gegen die Vorschriften?“, fragte Thorn spöttisch.</text:p>
      <text:p text:style-name="P410">„Nun, nicht so wie ich die Vorschriften auslegen.“ Varg fand das durchaus witzig.</text:p>
      <text:p text:style-name="P342"><text:span text:style-name="T53">„Nathan!“ Der Name purzelte aus dem von Todesangst erfüllten Jungen heraus, bevor er ihn zurückhalten konnte. Erst wollte er die Worte ungesagt machen, sie herunterschlucken wie heraufgespülte Galle. Er hätte Kotze gegessen, um diesen Fehler rückgängig zu machen, ohne Zweifel. Doch zu spät, er hatte den Namen ausgespien, und nun klebte er am zerbrochenen Instrumentarium wie </text:span><text:span text:style-name="T148">ungebührliches Verlangen an der Seele eines Inquisitors.</text:span></text:p>
      <text:p text:style-name="P411"><text:soft-page-break/>„Nathan wer?“</text:p>
      <text:p text:style-name="P411">„Nur Nathan. Kein Nachname. Ich bin nicht mehr als sein Gehilfe. Das soll sein neues Labor werden. Noch arbeitet er im alten. Vierter Bezirk.“</text:p>
      <text:p text:style-name="P343"><text:span text:style-name="T53">Varg war beeindruckt. </text:span><text:span text:style-name="T150">Joran</text:span><text:span text:style-name="T53"> schien die Wahrheit zu sagen.</text:span></text:p>
      <text:p text:style-name="P361"/>
      <text:h text:style-name="P550" text:outline-level="1"><text:bookmark-start text:name="__RefHeading___Toc11680_2067757309"/>Thorn – tötet <text:span text:style-name="T419">Nathan </text:span>den Magier, stellt Arghan zur Rede, erpresst ihn, <text:span text:style-name="T419">Raft zu schwächen</text:span><text:bookmark-end text:name="__RefHeading___Toc11680_2067757309"/></text:h>
      <text:p text:style-name="P412"/>
      <text:p text:style-name="P413">Unter Gebildeten, wozu Thorn sich als Inquisitor stolz zählte, was der vierte Bezirk als der „Textilbezirk“ bekannt. Der Rest Lagons nannte ihn anders; viele hielten „Giftbezirk“ für die passendere Bezeichnung. Unter anderem deswegen, weil er im Begriff war, einen langsamen, qualvollen Siechtod zu erleiden.</text:p>
      <text:p text:style-name="P413">Jahrzehntelang war es den Menschen im Textilbezirk gut gegangen. Gesunde Familien, die sich gut damit ernähren konnten, dass sie für arm und reich Kleidung fertigten; vom Weben, den Schnitt, über das Nähen bis zum Färben blieb die gesamte Fertigung eines Outfits in der selben Familie. Viele hatten sogar noch einen Gerber in der Verwandtschaft; Leder war besonders lukrativ, weil die Reichen Lederelemente in der Kleidung schätzten, und natürlich, um billige Rüstungen zu fertigen, die in Lagon immer gefragt waren.</text:p>
      <text:p text:style-name="P413">Die Tiere, deren Haut die Gerber zu Leder verarbeiteten, wurden jedoch nicht im vierten Bezirk gehalten. All die Chemikalien, die die Bäche verseuchten, die sich durch den Bezirk zogen, machten es schon für Menschen schwer erträglich, hier zu wohnen; doch die Kühe, die keine Wahl hatten, als von dem spärlichen Gras zu probieren, das hier wuchs, lebten meist nicht lange genug, um ihr erstes Kalb zu werfen.</text:p>
      <text:p text:style-name="P413">Wasser war nicht nur für die Menschen im vierten Bezirk tabu – auch der Rest Lagons mied Wasser wie die Pest und wusch sich nur in Notfällen mit Wasser. Vom Trinken ganz abgesehen; das wäre Frevel gewesen. Der Wassergott Q‘holi war immerhin für J‘zharrs Tod persönlich verantwortlich. So musste der Durst Lagons über Säfte, Kaffee, und in Notfällen durch abgekochtes Wasser gestillt werden. Bei abgekochtem Wasser gab es eine theologische Interpretation, die erklärte, dass das Wasser durch J‘zharrs Flamme gereinigt werden würde. Dennoch trauten die wenigsten sich daran heran und griffen zu den Alternativen.</text:p>
      <text:p text:style-name="P413">Der andere Grund, aus dem der vierte Bezirk langsam starb, war ein weiterer Begriff, der nur den Gebildeten Lagons ein Begriff war: die sogenannte Industrialisierung. Seitdem die Loge der innovativen Eliten und andere findige Unternehmer im fünften Bezirk mit neumodischer Technik eine Fabrik nach der anderen in den Himmel zogen, ging es dem vierten Bezirk sehr viel schlechter. Textilproduktion war eine der ersten Branchen gewesen, die automatisiert worden waren, nachdem ein Erfinder den automatischen Webstuhl erfunden hatte. Was vorher eine Familie tagelang beschäftigt gehalten hatte, wurde jetzt von einer Weberin in wenigen Stunden erledigt.</text:p>
      <text:p text:style-name="P413">Die Menschen des vierten Bezirks wussten noch nicht, dass die „Industrialisierung“ über sie hereinbrechen würde, und Thorn war sich sicher, dass die Loge der innovativen Eliten es ihnen nicht verraten würde. Sie zogen es vor, aus dem Elend anderer zu profitieren, statt sich ehrlicher Konkurrenz auszusetzen.</text:p>
      <text:p text:style-name="P344">Außerdem – auch wenn sie es nie zugeben würden, trotz ihrem intellektuellen Anspruch nach Reflektion, es gefällt <text:span text:style-name="T418">Arghan </text:span>Howl, <text:span text:style-name="T418">Goran </text:span>Witte<text:span text:style-name="T417">n und den anderen, wenn sie Wörter kennen, mit denen andere nichts anfangen können. Am Ende ist all diese Wissenschaft und Forschung doch nur ein schöner Weg, sich überlegen fühlen zu können.</text:span><text:span text:style-name="T149"> Thorn hatte kein Problem damit, dass sie sich überlegen fühlen wollten; damit konnte er sich identifizieren. Aber sie hätten dabei wenigstens ehrlich zu sich selbst sein können.</text:span></text:p>
      <text:p text:style-name="P344"><text:span text:style-name="T151">Nachdem sie Joran mit dem Stiel von Vargs Beil schlafen geschickt hatten, waren </text:span><text:span text:style-name="T53">Varg und Thorn Stunden unterwegs gewesen, um in den vierten Bezirk zu kommen. Lagon war ein riesiger Moloch, der fast die gesamte Insel bedeckte; und der vierte Bezirk lag weit außen am Stadtrand, um nicht den gesamten Rest der Stadt mit seinem Gestank zu vergiften. </text:span><text:span text:style-name="T149">Der Kutscher wollte sie nur an </text:span><text:soft-page-break/><text:span text:style-name="T149">den Rand des Bezirks bringen, und sie hatten nicht genug Flammlinge dabei, um ihn zur Weiterfahrt zu bewegen.</text:span></text:p>
      <text:p text:style-name="P345">Ein Nachteil des frommen Lebens im Orden. Es wird von uns erwartet, sparsam und arm zu sein. Oder wenigstens geizig.<text:span text:style-name="T53"> Nichts störte Thorn mehr, als wenn er zu falscher Demut gezwungen war, doch er hatte nicht erwartet, heute noch so weit reisen zu müssen, und kein Geld mitgenommen.</text:span></text:p>
      <text:p text:style-name="P345"><text:span text:style-name="T53">So ging die Sonne bereits auf, als sie in die Straße einbogen, in der die Adresse war, die </text:span><text:span text:style-name="T150">Joran ihnen verraten hatte. </text:span><text:span text:style-name="T151">Das Haus war nicht schwer zu finden; Steinhäuser waren im sumpfigen vierten Bezirk ziemlich ungewöhnlich, auf lange Sicht pflegten sie einzusinken. Holz hingegen wurde meistens von unten her zerfressen. Die meisten Häuser im vierten Bezirk standen einfach nicht besonders lange, und wurden nach einigen Jahren woanders neu aufgebaut.</text:span></text:p>
      <text:p text:style-name="P414">Die Roben der beiden, deren Farben eigentlich unterschiedliche Grade der Reinheit symbolisieren sollten, waren bis zu den Schienbeinen nass und schlackerten unangenehm um die Beine. Thorn hoffte, dass sie sich nicht verfärbten. Auch wenn er den Gedanken, dass ein Kleidungsstück ihm etwas von seiner Unschuld wiedergeben konnte, ziemlich lächerlich fand, und die braune Robe, die er trug, abgrundtief hässlich war, erfüllte sie ihren Zweck. Sie flößte Respekt ein und ließ ihn moralischer wirken, als er war. Eine farbfleckige Robe wäre im Orden nicht nur aus theologischen Gründen inakzeptabel gewesen, sondern auch hätte auch einiges von ihrer Wirkung eingebüßt.</text:p>
      <text:p text:style-name="P346"><text:span text:style-name="T53">Diesmal verzichteten sie auf das Anschleichen. Die ehrbaren Diebe hatten im vierten Bezirk nie auf dieselbe Art Fuß fassen können wie im achten; zu dicht waren die Solidaritätsnetze der vielköpfigen Familien in einem Bezirk, in dem über ein paar Ecken jeder mit jedem verwandt war. Varg nahm seine Axt und hieb auf die Tür ein, die bereits morsch von der schlechten Luft war, </text:span><text:span text:style-name="T152">während Thorn seinen Flammensplitter herausholte.</text:span></text:p>
      <text:p text:style-name="P347"><text:span text:style-name="T152">E</text:span><text:span text:style-name="T53">r schenkte dem Splitter einen kurzen Blick – sie hatten viel miteinander durchgemacht. Thorn war egal, ob der Splitter wirklich einmal ein Teil J‘zharrs gewesen war. Für ihn zählte nur, dass er seine Wirkung tat. Und das hatte Thorn sichergestellt; die Freizügigkeit, die sich andere Inquisitoren erlaubten, hatte Thorn immer vermieden. Er hielt sich rein, und der Splitter behielt seine Kraft.</text:span></text:p>
      <text:p text:style-name="P346"><text:span text:style-name="T53">Der zweite </text:span><text:span text:style-name="T152">Axth</text:span><text:span text:style-name="T53">ieb verfing sich in der Tür, und Varg musste </text:span><text:span text:style-name="T152">ein bisschen rütteln, um sie wieder freizubekommen. Wertvolle Sekunden verstrichen, während er sich mit der Tür abmühte. Thorn war ungeduldig, von innen ertönte ein Fluchen. Er trat ein paar Schritte zurück, zur Sicherheit.</text:span></text:p>
      <text:p text:style-name="P415">Varg trat die Fetzen der Tür beiseite. Prompt wehte ihm etwas ins Gesicht, und er taumelte – scheinbar orientierungslos. Thorn fluchte. Er hatte wohl eine Ladung Blindheits-Bor abbekommen. Er konnte nur hoffen, dass nicht mehr genug übrig war, um auch ihn zu blenden.</text:p>
      <text:p text:style-name="P415">Thorn sprang auf den Türabsatz, darauf bedacht, Varg nicht zu nahe zu kommen, der mit seinem Beil wild um sich hackte. Kaum war er auf dem Türabsatz aufgekommen, sprang er wieder zurück – und prompt wehte eine zweite Prise Pulver durch die Luft, verfehlte Thorn jedoch.</text:p>
      <text:p text:style-name="P347">Das effektivste Pulver dürfte er damit losgeworden sein.</text:p>
      <text:p text:style-name="P415">Da schoss ein Speer aus dem Eingang des Hauses, auf Varg zu. Der lenkte die Spitze wie durch ein Wunder von sich ab, indem er mit der Rückseite des Beils den Schaft des Speers traf; der Speer durchstieß die Luft hinter Vargs Rücken.</text:p>
      <text:p text:style-name="P347"><text:span text:style-name="T53">„Lass dich fallen!“, rief Thorn ihm zu, in der Hoffnung, dass der Novize sich so außer Reichweite brachte, und Thorn endlich eingreifen konnte. Der Flammensplitter juckte in seiner linken Hand, </text:span><text:span text:style-name="T153">und er bezwang sich selbst, um seine eiserne Willenskraft in die Hitze fließen zu lassen, die sich in seiner Hand konzentrierte.</text:span></text:p>
      <text:p text:style-name="P416">Ein Arm wagte sich aus der Hütte; der Magier versuchte wohl, Varg auch auf dem Boden zu erstechen, solange er noch geblendet war. Thorn beschwor seine innere Leere, um reine Flammen in Richtung der Tür zu schicken, den Stoß zu unterbrechen. Der Magier schreckte zurück, und der Finger aus Flammen, den Thorn kurzzeitig entfesselt hatte, hinterließ einen schwarzen Fleck aus Ruß am Türrahmen.</text:p>
      <text:p text:style-name="P416">Ermutigt drängte Thorn nach vorne, um die Hütte zu betreten. Den Mut durfte er sich eigentlich nicht erlauben, wenn er innerlich rein bleiben wollte, doch in die Leere würde er im Türrahmen wieder wechseln. Er konzentrierte sich, und ein weiterer Finger aus Feuer schoss aus seinem Splitter, durch die offene Tür und steckte mit seiner puren Hitze innen etwas in Brand.</text:p>
      <text:p text:style-name="P416">Er durfte die Hitze nicht sein Herz ergreifen lassen. Die reine Wärme weckte die Emotionen <text:soft-page-break/>mindestens genauso wie ein Kampf es tat, doch Thorn musste die Distanz zu allem bewahren.</text:p>
      <text:p text:style-name="P348"><text:span text:style-name="T53">Eine Explosion knallte innen. Anscheinend hatte das Feuer etwas leicht entzündliches erreicht. Thorn nutzte den Moment der Ablenkung und ließ seine Konzentration fallen, ließ sich durchfluten von der Wut darüber, dass Varg außer Gefecht war, und der Ungeduld, und der Lust, etwas in Brand zu stecken, bis er im Raum stand und registriert hatte, was er vor sich sah. </text:span><text:span text:style-name="T154">Das flackernde Feuer erhellte den fensterlosen Raum und zeichnete Sekunde für Sekunde neue Bilder.</text:span><text:span text:style-name="T53"> Der Magier stieß mit dem Speer nach ihm, </text:span><text:span text:style-name="T154">doch ausweichen konnte er noch, und Thorn sprang nach rechts von der Tür weg, auf der Suche nach seiner Konzentration.</text:span></text:p>
      <text:p text:style-name="P417">Nathan, wie der Magier hieß, wenn sich Thorn recht erinnerte, griff mit der einen Hand nach einem weiteren Pulver, das im Zimmer herumlag. Thorn raffte seine Robe und brachte sich in Ordnung.</text:p>
      <text:p text:style-name="P417">Mit einer Feuerwelle hatte er nicht gerechnet. Anscheinend hatten nun auch die Bor-Magier eine Mischung für Feuer entdeckt. Doch Thorn merkte, dass es nur sehr schwach war. Die Feuerwelle erreichte ihn zwar, doch er spürte es kaum. Auf Thorns kahlen Schädel waren keine Haare zum versengen mehr. Um ihn rum gingen Papiere in Flammen auf.</text:p>
      <text:p text:style-name="P349"><text:span text:style-name="T53">Er ruhte in sich. </text:span>Das Feuer frisst alles gleichermaßen, ohne Unterschiede. Nichts ist besser als etwas anderes. Nichts ist gut. Ich will nichts. Nichts.<text:span text:style-name="T53"> Die aufwallende Hitze des Kampfes, die Furcht, die Wut, wich der reinen Indifferenz gegenüber allem und jeden, bis kein Gefühl mehr seine reine Seele befleckte.</text:span></text:p>
      <text:p text:style-name="P417">Andere hätten jetzt eine Show daraus gemacht. Hätten den Flammensplitter im Kreis geschwungen, und versucht, die Umstehenden und sich selbst mit der Kraft J‘zharrs zu beeindrucken. Thorn wusste, dass nichts davon eine Bedeutung hatte. Alles war ihm egal. Es interessierte ihn nicht, dass Nathan der Magier mit einem Mal Feuer fing. Er interessierte sich nicht einmal für die Schreie, die irgendwann vom Feuer erstickt wurden, und er musste sich nicht dazu zwingen, Mitleid gegenüber dem Mann zu unterdrücken, der gerade am lebendigen Leib verbrannte.</text:p>
      <text:p text:style-name="P418">Thorn war absolut leer. Absolut rein.</text:p>
      <text:p text:style-name="P417"/>
      <text:p text:style-name="P418">Varg hatte er im vierten Bezirk zurückgelassen. Der Novize war genug damit beschäftigt, den Tatort zu protokollieren, und aus den Überresten des Labors abzulesen, was Nathan dort getrieben hatte. Berichte mussten geschrieben werden, Beweise gesammelt, Anwohner beruhigt werden, und all das war für Varg eine sehr gute Übung, um die Pflichten eines Inquisitors in ihrer ganzen Fülle kennenzulernen.</text:p>
      <text:p text:style-name="P418">Außerdem war es eine gute Ablenkung für den jungen Mann, während Thorn wirklich wichtige Dinge zu tun hatte. Dinge, von denen der Novize nichts wissen musste. Thorn war für Varg das absolute Vorbild und wahrscheinlich würde der Junge für ihn im wahrsten Sinne des Wortes durchs Feuer gehen; doch der Junge war ein Idealist, und hatte einige Prinzipien, die mit Thorns Methoden nicht vereinbar waren. Wenn er eines Tages ein gutes Werkzeug werden sollte, würde er ihm die Wahrheit Stück für Stück schmackhaft machen <text:span text:style-name="T448">müssen</text:span>.</text:p>
      <text:p text:style-name="P418">Howl Industries hatte seinen Sitz im fünften Bezirk. Vorhin, als er mit Varg mit der Kutsche unterwegs gewesen war, hatte er die Unterlagen überflogen. Dass Joran sich ganz legal eine Laborausrüstung zusammenkaufen konnte, hatte er sogar noch geschluckt, und auch das Geständnis mit Nathan war ehrlich gewesen; doch dass er so viele Gutscheine von Howl Industries besaß, und eine Liste mit Geräten, auf der Arghan Howls Unterschrift persönlich prangte, ließ Thorn auf eine tiefer verwickelte Geschichte hoffen.</text:p>
      <text:p text:style-name="P353">Ein Glückstreffer. Heute wird ein großer Tag für mich. Heute ist der Beginn von etwas Großem.</text:p>
      <text:p text:style-name="P418">Arghan Howl war ein mächtiger Mann. Er war nicht nur Mitglied im Rat der Stadt Lagon, sondern auch eine einflussreiche Figur der Loge; er besaß mehrere der neuartigen Fabriken und hatte sich für seine Arbeiter eine ganze Siedlung aus dem Boden stampfen lassen. Unter anderem eine Waffenfabrik zählte zu seinem Portfolio. Er war nicht nur mächtig, sondern auch gefährlich.</text:p>
      <text:p text:style-name="P350">Ich sollte herausfinden, was er will. Was hat er davon, Magier zu beschäftigen? Er beliefert sogar die Miliz mit Waffen. Warum so ein Risiko eingehen, wenn man vor allem gefeit ist, außer vor dem Orden der heiligen Flamme?</text:p>
      <text:p text:style-name="P418">Der fünfte Bezirk befand sich nicht so weit draußen wie der vierte Bezirk, doch er war immer <text:soft-page-break/>noch am Stadtrand. Weit waren sie nicht voneinander entfernt, doch Thorn hatte kein Geld mehr für eine Kutsche. Er lief zweieinhalb Stunden; doch er nutzte die Zeit zum nachdenken. In seinem Kopf breitete sich ein Schachbrett aus, und er schob die Spielfiguren hin und her, wo auch immer er sie gerade brauchte.</text:p>
      <text:p text:style-name="P350"><text:span text:style-name="T53">Arghan Howl mochte kein Bauer sein. Doch er würde </text:span><text:span text:style-name="T155">die Figur in seine Richtung bewegen</text:span><text:span text:style-name="T53">, </text:span><text:span text:style-name="T155">oder ihn schlagen</text:span><text:span text:style-name="T53">.</text:span></text:p>
      <text:p text:style-name="P418"/>
      <text:p text:style-name="P419">Die Leibwächter, die vor der Tür standen, waren ihrem Herrn nicht nur verpflichtet, sie waren ihm ergeben. Nicht nur ein Vertrag band sie an ihren Arbeitgeber; sie rühmten sich, dass sie für Howl auch einen Pfeil kassieren würden oder einen der neumodischen Bolzen. Sie waren stolz darauf, einen Sinn im Leben zu haben. Sie fühlten sich der Macht umso näher; er mochte der Leitwolf sein, doch sie fühlten sich im selben Rudel. </text:p>
      <text:p text:style-name="P419">In den Spelunken, in denen sie von ihrem Job schwärmten, wurden sie natürlich dafür verachtet, ihr Leben an einen reichen Wichtigtuer verkauft zu haben. Am Ende des Tages hatte er mit ihnen so wenig gemeinsam wie ein Braunbär mit Waschbären.</text:p>
      <text:p text:style-name="P351"><text:span text:style-name="T53">Sie hätten ihre besten Kumpels für ihren Boss verraten, sie hätten sich wahrscheinlich auch gegenseitig für ihren Boss verraten. Doch als Thorn in seiner braunen Robe vor ihnen stand, sahen sie stumm zu Boden und traten beiseite, noch bevor er seinen Flammensplitter herausholen musste. Lagon war eine gläubige Stadt, und in seiner Robe kam er ihnen wie J‘zharr höchstpersönlich vor. Niemand, den sie kannten, würde sich J‘zharrs Willen widersetzen. Es kam ihnen gar nicht in den Sinn, ihn </text:span>nicht <text:span text:style-name="T53">durchzulassen.</text:span></text:p>
      <text:p text:style-name="P352"><text:span text:style-name="T420">Ein schönes Büro</text:span><text:span text:style-name="T156">, dachte Thorn, als er durch die schweren Doppeltüren trat. </text:span><text:span text:style-name="T451">Etwas unordentlich vielleicht. Doch hier klebt Macht in den Spinnenweben in den Bücherregalen. Sie summt hier durch die Gegend, und dieser Mann fängt sie ein wie ein kostenloses Abendessen.</text:span></text:p>
      <text:p text:style-name="P352"><text:span text:style-name="T404">Thorn hatte Howl bisher nur aus der Ferne gesehen. Er </text:span><text:span text:style-name="T403">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433">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 text:style-name="T1">verboten</text:span> war.</text:p>
      <text:p text:style-name="P434">Arghan blickte von seinen Unterlagen auf und schraubte an seinem Okular, um den Mann, der gerade in sein Büro geplatzt war, deutlich ansehen zu können. „Was wollen Sie?“</text:p>
      <text:p text:style-name="P434">Thorn grüßte respektvoll. „Keine Sorge, ich will Sie nicht festnehmen. Aber wir sollten vielleicht im Privaten weitersprechen.“</text:p>
      <text:p text:style-name="P434">Falls Howl von der wenig subtilen Drohung betroffen war, konnte Thorn <text:span text:style-name="T421">das </text:span>nicht erkennen. Er wies die Leibwächter an, die Tür zu schließen und sie alleine zu lassen.</text:p>
      <text:p text:style-name="P434">„<text:span text:style-name="T421">Mein Name ist Thorn von Hartlingen. Ich jage Magier.“</text:span></text:p>
      <text:p text:style-name="P434">„<text:span text:style-name="T421">Ich bin Arghan Howl, aber das wissen sie ja bereits. Kommen Sie zum Punkt, meine Zeit ist knapp bemessen und Sie haben keinen Termin. Was wollen Sie?“</text:span></text:p>
      <text:p text:style-name="P435">Thorn registrierte, dass er nicht auf dem adeligen „von“ bestand. Anscheinend hatte er nichts ge<text:soft-page-break/>gen die Reformen, die auch ihm seine Adelsprivilegien gekostet hatten. Natürlich hatte er immer noch einen Nachnamen, im Gegensatz zum gemeinen Volk, mit dem Leute wie Thorn und er jetzt auf eine Stufe gestellt wurden; und allein ein solcher Name flößte bereits Respekt ein. Ein Grund, warum Thorn sich stets mit dem vollen Namen vorstellte, von dem er fand, dass er ihm gebührte.</text:p>
      <text:p text:style-name="P435">Außerdem merkte er, dass Howl seiner Robe nicht das leiseste bisschen Respekt schenkte. In diesem Ausmaß konnte Thorn sich dafür nur einen Grund vorstellen; er stand einem beinharten Atheisten gegenüber, der nicht einsah, Inquistoren als etwas besseres zu behandeln.</text:p>
      <text:p text:style-name="P443">Hier werde ich mit meinem Status nicht weiterkommen. Umso besser. Dann kann ich ja klar und offen sprechen.</text:p>
      <text:p text:style-name="P435">„Der Name Nathan sagt Ihnen sicher etwas?“ Howl hatte seine Reaktionen außergewöhnlich gut im Griff, doch Thorn war ein Verhörexperte. „Dann muss ich Ihnen mein Beileid aussprechen. Er wurde der Magie für schuldig befunden und hatte sich gegen die Festnahme gewehrt. Doch seien Sie beruhigt. Seine Seele ist nun gereinigt.“</text:p>
      <text:p text:style-name="P443"><text:span text:style-name="T53">Thorn hatte gegen Ende immer langsamer gesprochen – </text:span><text:span text:style-name="T157">und Howls Augen hatten sich im selben Rhythmus verengt. </text:span><text:span text:style-name="T422">Ich wüsste gerne, ob sie sich nahe standen. </text:span><text:span text:style-name="T157">Sicher konnte er das nicht sagen. Dafür waren die Signale, die Howl aussandte, zu ungenau.</text:span></text:p>
      <text:p text:style-name="P436">„Und nun habe ich Dokumente, die nahelegen, dass Sie in seine Machenschaften involviert waren. Was für ein Skandal wäre das – Arghan Howl, langjähriges Ratsmitglied und stadtweit als exzentrisch bekannter Fabrikant, lässt sich mit der Magie ein?“</text:p>
      <text:p text:style-name="P437">Thorn wollte gerade zum nächsten Gedankenpunkt seiner ausgeklügelten Ansprache ansetzen, da unterbrach Howl ihn abrupt. „Ja, ja. Sparen sie sich die blumige Rede, davon höre ich im Rat schon genug. Sie wollen mich ja offensichtlich nicht festnehmen. Was wollen Sie? Nochmal frage ich nicht.“</text:p>
      <text:p text:style-name="P446">Er wird nicht offenbaren, was er will. Dafür ist er zu klug. Nun, nicht, dass das für mich wichtig wäre. Wenn wir nicht zufällig in dieselbe Richtung rennen können, werde ich ihn eben einfach erpressen.</text:p>
      <text:p text:style-name="P444"><text:span text:style-name="T53">Thorn </text:span><text:span text:style-name="T159">änderte kurz die Stoßrichtung und fuhrt fort</text:span><text:span text:style-name="T53">. „Ich habe im Orden noch eine lange Karriere vor mir. Ich würde sie gerne beschleunigen, und ich glaube, Sie können mir dabei helfen.“ Er machte eine Kunstpause. „Raft.“ Er spie den Namen aus wie einen schlechten Schluck Bier.</text:span></text:p>
      <text:p text:style-name="P437">Howl zuckte mit den Schultern. „Der Ratsinquisitor. Was ist mit ihm?“</text:p>
      <text:p text:style-name="P444"><text:span text:style-name="T53">„Das wissen Sie selbst. Populär, ohne Frage. Eine scharfe Zunge – doch was hat er schon vollbracht? </text:span><text:span text:style-name="T158">Er isoliert sich von der Zusammenarbeit im Rat, um ein gutes Bild abzugeben. Ein Populist, wie er die Sorgen des Volkes und die Hoheit der Sitten betont. Und sich weit genug von der Macht fernhält, um niemandem gefährlich zu werden, aber seine hübsche Position zu behalten. Rafts Beliebtheit steht in direktem Gegensatz dazu, dass er nichts weiter tun kann, als wie eine nervige Fliege um den riesigen Scheißhaufen herumzufliegen, der sich Rat der Stadt Lagon nennt.“</text:span></text:p>
      <text:p text:style-name="P438">Howl schmunzelte. „Was, sind sie nur neidisch auf seinen Ruf? Oder warum glauben Sie, dass ausgerechnet Sie besser für seinen Posten geeignet sind? Ist es, weil Sie ach so stolz darauf sind, wie rhetorisch ausgeklügelt die Ansprache ist, die sie mir gerade halten? Oder glauben Sie, dass der Orden im Rat einen Mann ohne Skrupel braucht? Einer, der keine Probleme damit hat, mächtige Leute wie mich zu erpressen? Keine Frage, dass Sie in Ihrem Kopf der bessere Kandidat sind.“ Er seufzte. „Und natürlich können nur Sie die Stadt von der Magie reinigen. Ihr Inquisitoren seid so durchschaubar.“ Fügte er bitter hinzu.</text:p>
      <text:p text:style-name="P438">Thorn verdrehte die Augen. „Ich glaube nicht, dass ich besser bin, weil ich gut rede. Ich glaube auch nicht, dass ich skrupelloser als Raft bin. Ich glaube, dass ich besser bin, weil ich Thorn von Hartlingen bin. Ich bin besser, weil ich es mir nehme. Ich habe das Wissen, und damit die Macht, Ratsinquisitor zu werden. Was bringt einem Talent – nach oben zu kommen ist die einzige Voraussetzung, um oben zu sein. Einem Mann wie Ihnen muss ich das sicher nicht erklären.“</text:p>
      <text:p text:style-name="P445"><text:span text:style-name="T53">Howl winkte gelangweilt ab. „Ganz wie Sie meinen. Und nun glauben Sie, mich erpressen zu können, </text:span><text:span text:style-name="T159">um die Leiter zu erklimmen.“</text:span></text:p>
      <text:p text:style-name="P439">Thorn setzte nach. „Ja, weil ich nicht viel verlange, und es für Sie viel einfacher ist, zu tun, was ich will, als sich mit den Problemen auseinanderzusetzen, die ich Ihnen noch bereiten werde. Alles, was ich verlange, ist, dass Sie Raft im Rat schlecht aussehen lassen. Zerbrechen Sie seinen Ruf wie <text:soft-page-break/>einen dünnen Zweig, bis ich ihn ersetzen kann.“ Er holte Luft. „Natürlich werden Sie das nicht tun, weil sie mich für den besseren Kandidaten halten. Sie tun das, weil Sie nicht anders können.“</text:p>
      <text:p text:style-name="P439">„Ein geringer Preis für eine große Drohung.“ Howl hätte niemals klar ausgesprochen, dass er verloren hatte. Diese Demütigung würde sich das stolze Ratsmitglied niemals von einem einfachen Inquisitor einfangen, das wusste Thorn. Deswegen wartete er nicht darauf, dass Howl seine Niederlage eingestand. Es würde genügen, ihm seine Aufgabe klarzumachen und zu gehen. Die Bedingungen hatte er ja bereits erklärt.</text:p>
      <text:p text:style-name="P446"><text:span text:style-name="T53">„Immerhin müssen sie ein praktisches Arrangement dafür aufgeben; noch können Sie im Rat schalten und walten, wie sie wollen, und die Inquisition tut so, als würde sie etwas dagegen tun, dass Sie unsere hochgeliebten Sitten so mit Füßen treten. </text:span><text:span text:style-name="T160">M</text:span><text:span text:style-name="T53">it mir an seiner Stelle </text:span><text:span text:style-name="T160">müssten Sie </text:span><text:span text:style-name="T53">damit rechnen, dass </text:span><text:span text:style-name="T160">ich die Gesetze J‘zharrs im Notfall mit aller Macht der Flamme verteidige. Kein Wunder, dass Ihnen meine Bedingungen nicht gefallen.“</text:span></text:p>
      <text:p text:style-name="P440">Howl zeigte sich unbeeindruckt. „Dann werden Sie mich eben aus dem Verkehr ziehen, wenn Sie erst einmal Ratsinquisitor sind. Wenn ich ihr Angebot annehmen würde, würde ich mir höchstens Zeit kaufen. Dafür mache ich mich nicht zu Ihrem Vasallen.“</text:p>
      <text:p text:style-name="P440">Jetzt begann Thorn selbstgefällig zu lächeln. „Sie glauben doch nicht ernsthaft, dass ich mein Leben lang Ratsinquisitor bleiben will.“ Er war ein bisschen beleidigt, dass er unterschätzt wurde, doch er gleichzeitig war er dankbar für den Vorteil, der ihm daraus erwuchs. „Einen Gegenspieler wie Sie im Rat zu haben, macht es mir sehr viel leichter, mich zu profilieren. Ein lebendiger Ketzer ist mir viel nützlicher als ein Häufchen Asche. Und deswegen können Sie beruhigt sein. Ihnen steht noch ein langes Leben bevor. An meiner Kette ist es nicht so unangenehm. Und selbst wenn meine Erfolge auf der Straße und im Rat mich zum Großinquisitor gemacht haben, werden wir zwei uns als Gegenspieler viel eher an der Macht halten, als wenn wir unsere öffentlichen Versprechen wahr machen könnten.“</text:p>
      <text:p text:style-name="P447">Ich habe ihn an der Angel. Nicht nur, dass ich ihn unter Druck setze, er weiß jetzt, was ich will, und kann mich berechnen. Er ist im Herzen Wissenschaftler, er wird rechnen. Und die Rechnung wird zu meinen Gunsten ausfallen.</text:p>
      <text:p text:style-name="P441">Hinter Howls Okular rumorte es, Thorn konnte es beinahe spüren. Erwägungen wurden gezogen, Bedingungen abgewogen, Wahrscheinlichkeiten berechnet. Pläne wurden verworfen und neu geschmiedet. Das narbendurchzogene Gesicht blieb still wie Glas, auch wenn hinter der Apparatur, die Fleisch und Messing in Kontrast setzte, eine Maschine rumorte und ihre Berechnungen anstellte.</text:p>
      <text:p text:style-name="P441">Mit einem Mal standen die Zahnräder still und fast wäre zum Zeichen der abgeschlossenen Aufgabe etwas Dampf aus den Ohren Howls geschossen.</text:p>
      <text:p text:style-name="P442">„Habe ich denn eine Wahl?“</text:p>
      <text:p text:style-name="P442"/>
      <text:h text:style-name="P550" text:outline-level="1"><text:bookmark-start text:name="__RefHeading___Toc11465_397508406"/>Joran – Howl macht Labor dicht und befragt ihn, Joran bereut, dass er so ein Feigling war<text:bookmark-end text:name="__RefHeading___Toc11465_397508406"/></text:h>
      <text:p text:style-name="P476"><text:a xlink:type="simple" xlink:href="#__RefHeading__13974_2035619654" text:style-name="Index_20_Link" text:visited-style-name="Index_20_Link"/></text:p>
      <text:p text:style-name="P476"><text:bookmark-start text:name="__RefHeading___Toc10967_578052989"/>Joran erwachte und sofort war ihm schlecht. Nicht, weil er etwas falsches gegessen hätte. Oder <text:span text:style-name="T449">weil er </text:span><text:span text:style-name="T33">gefoltert</text:span><text:span text:style-name="T449"> worden war. Sondern weil das gesamte teure Labor um ihn, mitsamt Reagenzien, alchemistischen Instrumenten, Möbeln, teuren Geräten komplett verwüstet und zerstört war.</text:span><text:bookmark-end text:name="__RefHeading___Toc10967_578052989"/></text:p>
      <text:p text:style-name="P476"><text:bookmark-start text:name="__RefHeading___Toc10969_578052989"/>Joran hatte viel Hoffnung in diesen Raum gesteckt. Er hatte gehofft, hier könnte er endlich seine unendlich Neugier befriedigen. Die Mysterien erkunden, die in dem verflixten Wirkstoff zu finden waren.<text:bookmark-end text:name="__RefHeading___Toc10969_578052989"/></text:p>
      <text:p text:style-name="P476"><text:bookmark-start text:name="__RefHeading___Toc10971_578052989"/>Diese Hoffnung war endgültig zerstört. Die Inquisitoren hatten ihn zwar leben lassen, doch Joran machte sich keine Illusionen, dass er nach wie vor in Gefahr war. Und diesen Ort kannten sie nun auch. Er musste hier weg.<text:bookmark-end text:name="__RefHeading___Toc10971_578052989"/></text:p>
      <text:p text:style-name="P476"><text:bookmark-start text:name="__RefHeading___Toc10973_578052989"/>Muss ich noch irgendwelche Beweise vernichten?<text:span text:style-name="T53"> Er sah sich um. </text:span>Nein, kein Bor. Ich bin auf der sicheren Seite. <text:span text:style-name="T450">Und die Unterlagen haben sie ja sowieso schon alle mitgenommen. Ich denke aber nicht, dass man auf ihnen einen klaren Hinweis auf Bor findet. Nun ja.</text:span><text:bookmark-end text:name="__RefHeading___Toc10973_578052989"/></text:p>
      <text:p text:style-name="P476"><text:bookmark-start text:name="__RefHeading___Toc10975_578052989"/>Dann hielt ihn hier nichts mehr. Er konnte hier nichts mehr retten, und die Geräte hatte dieser <text:soft-page-break/>Novize allesamt mit einer gründlichen Grausamkeit zerstört, dass es Joran glatt wieder schlecht wurde.<text:bookmark-end text:name="__RefHeading___Toc10975_578052989"/></text:p>
      <text:p text:style-name="P476"><text:bookmark-start text:name="__RefHeading___Toc10977_578052989"/>Wie kann man nur so mit Instrumenten des Wissens umgehen? Wenn er wüsste, was sie kosten, und welche Geheimnisse man damit enthüllen könnte? Arroganter Zelot.<text:bookmark-end text:name="__RefHeading___Toc10977_578052989"/></text:p>
      <text:p text:style-name="P476"><text:bookmark-start text:name="__RefHeading___Toc10979_578052989"/>Wenigstens konnte er noch ein paar der Klamotten retten, zumindest die, die nicht von Scherben durchlöchert und dubiosen Flüssigkeiten angeätzt worden waren. Die ließen ihm zumindest noch ein bisschen Würde. Würde hatte ihn nie besonders interessiert, aber wenn man sich einer Macht wie der Inquisition gegenübersieht, werden solche Dinge plötzlich wichtig.<text:bookmark-end text:name="__RefHeading___Toc10979_578052989"/></text:p>
      <text:p text:style-name="P476"><text:bookmark-start text:name="__RefHeading___Toc10981_578052989"/>Und die können das einfach machen. Tür eintreten, Gewalt verursachen, wieder gehen.<text:span text:style-name="T53"> Er hielt inne. </text:span>Leute foltern, Geständnisse erpressen.<text:bookmark-end text:name="__RefHeading___Toc10981_578052989"/></text:p>
      <text:p text:style-name="P476"><text:bookmark-start text:name="__RefHeading___Toc10983_578052989"/>Joran wusste, dass er sich etwas vormachte. Er hatte die Wahl gehabt, ob er Nathan verpfeifen würde – und er hatte seine Haut retten wollen. Er hatte nicht gezögert, den Alten ans Messer zu liefern.<text:bookmark-end text:name="__RefHeading___Toc10983_578052989"/></text:p>
      <text:p text:style-name="P476"><text:bookmark-start text:name="__RefHeading___Toc10985_578052989"/>Immerhin hat er dir doch schon alles beigebracht, was er wusste, und das war nicht viel. Er hatte seinen Wert bereits verloren. <text:span text:style-name="T53">Joran versetzte sich selbst eine Ohrfeige. So durfte er nicht denken, das wusste er.</text:span><text:bookmark-end text:name="__RefHeading___Toc10985_578052989"/></text:p>
      <text:p text:style-name="P476"><text:bookmark-start text:name="__RefHeading___Toc10987_578052989"/>Doch nun musste er Howl das Schlamassel erklären. Mit dem Argument, dass er gefoltert wurde, konnte er ihm nicht kommen. Er hatte ja nichtmal Wunden, sein Gesicht war nur etwas heiß geworden. Konnte man da überhaupt von Folter sprechen?<text:bookmark-end text:name="__RefHeading___Toc10987_578052989"/></text:p>
      <text:p text:style-name="P476"><text:bookmark-start text:name="__RefHeading___Toc10989_578052989"/>Verdammte… bei J‘zharr.<text:bookmark-end text:name="__RefHeading___Toc10989_578052989"/></text:p>
      <text:p text:style-name="P476"><text:bookmark-start text:name="__RefHeading___Toc10991_578052989"/><text:span text:style-name="T53">Das war der schlimmste Fluch, den Joran kannte; einfach normal J‘zharr anzurufen. Die Gläubigen taten das natürlich den ganzen Tag, doch er hoffte, er spottete dem toten Gott damit. </text:span>Vielleicht sollte ich nicht seinen Namen rufen, immerhin kamen nach meinem ganzen Gefluche diese beiden Schergen.<text:span text:style-name="T53"> Er musste lachen. Jetzt glaubte er schon an übernatürliches.</text:span><text:bookmark-end text:name="__RefHeading___Toc10991_578052989"/></text:p>
      <text:p text:style-name="P476"><text:bookmark-start text:name="__RefHeading___Toc10993_578052989"/>Er würde sich etwas anderes einfallen lassen müssen.<text:bookmark-end text:name="__RefHeading___Toc10993_578052989"/></text:p>
      <text:p text:style-name="P476"><text:bookmark-start text:name="__RefHeading___Toc10995_578052989"/>Doch für jetzt konnte er den Gedanken nur beiseite schieben. Er packte seine Kleidung vom Boden auf, zog sich eine schlichte Garnitur an, von der er hoffte, dass sie Schuldbewusstsein ausstrahlte, und verließ das Steinhaus, um seinem Schöpfer entgegenzutreten. Oder zumindest seinem Arbeitgeber.<text:bookmark-end text:name="__RefHeading___Toc10995_578052989"/></text:p>
      <text:p text:style-name="P476"/>
      <text:p text:style-name="P476"><text:bookmark-start text:name="__RefHeading___Toc10997_578052989"/>„Du wirst erwartet.“ Die Sekretärin sah von ihrem Schreibtisch auf. „Auch wenn ich mich wundere, dass du schon da bist. Der Botenjunge ist erst vor fünf Minuten los.“<text:bookmark-end text:name="__RefHeading___Toc10997_578052989"/></text:p>
      <text:p text:style-name="P476"><text:bookmark-start text:name="__RefHeading___Toc10999_578052989"/>Joran sah zu Boden. „Ich sollte das besser nur mit Howl besprechen.“<text:bookmark-end text:name="__RefHeading___Toc10999_578052989"/></text:p>
      <text:p text:style-name="P476"><text:bookmark-start text:name="__RefHeading___Toc11001_578052989"/>Sie nickte. „Das ist sicher das beste.“ Sie drehte sich zu den beiden Leibwächtern um. „Lasst ihn rein, Jungs!“<text:bookmark-end text:name="__RefHeading___Toc11001_578052989"/></text:p>
      <text:p text:style-name="P476"><text:bookmark-start text:name="__RefHeading___Toc11003_578052989"/><text:span text:style-name="T53">Die beiden Schränke hielten ihm die Tür auf und er betrat Howls Büro, unordentlich wie immer, nur dass Howl, der sonst einen Ruhepol in der Raummitte bot, </text:span><text:span text:style-name="T184">heute selbst aufgewühlt wirkte. Er blickte auf und musste wieder einmal sein Okular ausrichten.</text:span><text:bookmark-end text:name="__RefHeading___Toc11003_578052989"/></text:p>
      <text:p text:style-name="P476"><text:bookmark-start text:name="__RefHeading___Toc11005_578052989"/>„Du bist schnell da, dafür dass ich dich eben erst habe rufen lassen.“<text:bookmark-end text:name="__RefHeading___Toc11005_578052989"/></text:p>
      <text:p text:style-name="P476"><text:bookmark-start text:name="__RefHeading___Toc11007_578052989"/>Joran räusperte sich verlegen. „Nun, es ist etwas passiert. Aber warum habt ihr mich denn rufen lassen? Es scheint wichtig zu sein.“<text:bookmark-end text:name="__RefHeading___Toc11007_578052989"/></text:p>
      <text:p text:style-name="P476"><text:bookmark-start text:name="__RefHeading___Toc11009_578052989"/>Howl legte den Papierstapel zur Seite, den er gerade in der Hand hatte. „Nathan ist tot. J‘zharrs bekloppte Schergen.“<text:bookmark-end text:name="__RefHeading___Toc11009_578052989"/></text:p>
      <text:p text:style-name="P476"><text:bookmark-start text:name="__RefHeading___Toc11011_578052989"/>Auch wenn er das bereits erwartet hatte, es zu hören, war erschütternd. „Oh- oh scheiße.“ Joran schluckte. „Dem bin ich wohl nur knapp entgangen.“<text:bookmark-end text:name="__RefHeading___Toc11011_578052989"/></text:p>
      <text:p text:style-name="P476"><text:bookmark-start text:name="__RefHeading___Toc11013_578052989"/><text:span text:style-name="T53">Howl hatte nun eine ruhigere Stimme. „Umso besser, dass du hier bist. Vielleicht musst du untertauchen, die anderen auch. Keine Sorge, darum kümmern wir uns. </text:span><text:span text:style-name="T185">Wieso bist du überhaupt schon so früh hier?“</text:span><text:bookmark-end text:name="__RefHeading___Toc11013_578052989"/></text:p>
      <text:p text:style-name="P476"><text:bookmark-start text:name="__RefHeading___Toc11015_578052989"/>„Mein Labor wurde auch verwüstet“, sagte Joran kleinlaut. „Zum Glück war ich gerade draußen, beim Spazieren kann ich besser nachdenken. Doch die Ausrüstung ist komplett hinüber, die Reagenzien kann man vergessen, und alle Unterlagen haben sie mitgenommen. Ich hoffe nur, die führen nicht auf dich zurück…“<text:bookmark-end text:name="__RefHeading___Toc11015_578052989"/></text:p>
      <text:p text:style-name="P476"><text:bookmark-start text:name="__RefHeading___Toc11017_578052989"/><text:span text:style-name="T53">Howl hielt inne und stieß einen komplizierten, langen Fluch aus, der Joran beeindruckte. „Nun </text:span><text:soft-page-break/><text:span text:style-name="T53">gut, aber etwas in der Richtung hatte ich bereits erwartet. Ich schicke ein Team zum aufräumen vorbei.“ Howl trank einen Schluck aus einer dampfenden Tasse. </text:span>Kaffee wahrscheinlich<text:span text:style-name="T53">, vermutete Joran. „</text:span><text:span text:style-name="T186">Mehr hast du nicht mitgekriegt?“</text:span><text:bookmark-end text:name="__RefHeading___Toc11017_578052989"/></text:p>
      <text:p text:style-name="P476"><text:bookmark-start text:name="__RefHeading___Toc11019_578052989"/>Joran sah schuldbewusst zu Boden. „Nein, nur den angerichteten Schaden. Es hatte auch niemand was gesehen…“<text:bookmark-end text:name="__RefHeading___Toc11019_578052989"/></text:p>
      <text:p text:style-name="P476"><text:bookmark-start text:name="__RefHeading___Toc11021_578052989"/><text:span text:style-name="T53">„</text:span><text:span text:style-name="T186">Ist egal, wir wissen eh genug. </text:span><text:span text:style-name="T53">Ich kenne den Inquisitor, der dafür verantwortlich ist. Er hat uns hier auch schon einen Besuch abgestattet.“ Joran konnte einen erschreckten Laut nicht zurückhalten. „Keine Sorge, lass das </text:span><text:span text:style-name="T186">mein</text:span><text:span text:style-name="T53"> Problem sein. Ich werde schon mit ihm fertig, da lass ich mir etwas einfallen. Und dann kommen wir vielleicht noch mit ein paar blauen Flecken aus der ganzen Affäre heraus. Und ohne, dass hier lauter Roben mit ihren göttlichen Leichenteilen herumspazieren und alles in Schutt und Asche legen.“ Howl fluchte abermals.</text:span><text:bookmark-end text:name="__RefHeading___Toc11021_578052989"/></text:p>
      <text:p text:style-name="P476"><text:bookmark-start text:name="__RefHeading___Toc11023_578052989"/><text:span text:style-name="T53">Joran </text:span><text:span text:style-name="T186">blickte ihn niedergeschlagen an</text:span><text:span text:style-name="T53">. „Dann ist die Forschung…“</text:span><text:bookmark-end text:name="__RefHeading___Toc11023_578052989"/></text:p>
      <text:p text:style-name="P476"><text:bookmark-start text:name="__RefHeading___Toc11025_578052989"/>Howl lachte. „Was glaubst du? Wir können jetzt nicht einfach weitermachen. Zu großes Risiko, wir werden beobachtet. Ganz zu schweigen davon, dass Nathan tot ist, der von allen das beste Verständnis von Bor hatte.“ Jorans Schultern sackten noch ein wenig weiter herab. „Nein, du erfindest mal besser nur noch mundane, technische Sachen. Du hast doch das letzte Mal etwas über einen Schraubendreher gesagt?“<text:bookmark-end text:name="__RefHeading___Toc11025_578052989"/></text:p>
      <text:p text:style-name="P476"><text:bookmark-start text:name="__RefHeading___Toc11027_578052989"/>Joran seufzte. „Ja, habe ich… aber Metall ist so langweilig.“<text:bookmark-end text:name="__RefHeading___Toc11027_578052989"/></text:p>
      <text:p text:style-name="P476"><text:bookmark-start text:name="__RefHeading___Toc11029_578052989"/>Howl wies ihn zurecht. „Nun, gereinigt zu werden und den Rest deines Lebens mit einem toten Gott in seinem Reich zu verbringen ist sicher weniger langweilig. Grüß Nathan von mir.“<text:bookmark-end text:name="__RefHeading___Toc11029_578052989"/></text:p>
      <text:p text:style-name="P476"><text:bookmark-start text:name="__RefHeading___Toc11031_578052989"/>Joran schluckte. „Ähm…“, doch Howl winkte ab und drehte wieder an seinem Okular.<text:bookmark-end text:name="__RefHeading___Toc11031_578052989"/></text:p>
      <text:p text:style-name="P476"><text:bookmark-start text:name="__RefHeading___Toc11033_578052989"/>„Geh mir aus den Augen. Ich muss diese Operation schnell und unauffällig abwickeln, bevor wir noch mehr Probleme bekommen. Los, geh und erfinde irgendetwas oder so. Um den Rest kümmern wir uns, dein Teil ist getan.“<text:bookmark-end text:name="__RefHeading___Toc11033_578052989"/></text:p>
      <text:p text:style-name="P476"/>
      <text:p text:style-name="P476"><text:bookmark-start text:name="__RefHeading___Toc11035_578052989"/>Joran trat ins Freie und wurde von der Vormittagssonne verspottet. Sein Kopf schmerzte immer noch ein bisschen. Er war froh, dass er mit der Lüge durchgekommen war, und sich andere ums aufräumen kümmerten.<text:bookmark-end text:name="__RefHeading___Toc11035_578052989"/></text:p>
      <text:p text:style-name="P476"><text:bookmark-start text:name="__RefHeading___Toc11037_578052989"/><text:span text:style-name="T1">Ist meine Verantwortung dann hiermit vorbei?</text:span><text:span text:style-name="T53"> Er brauchte sich nichts vormachen. Für Nathans Tod trug er die volle Verantwortung, auch wenn niemand davon wusste. </text:span>Außer den Inquisitoren.<text:bookmark-end text:name="__RefHeading___Toc11037_578052989"/></text:p>
      <text:p text:style-name="P476"><text:bookmark-start text:name="__RefHeading___Toc11039_578052989"/><text:span text:style-name="T1">Ich kann das nicht länger verleugnen.</text:span> <text:span text:style-name="T53">Joran gab sich einen Ruck, und stürzte die Reue wie einen randvollen Becher hinunter, ließ das saure Gefühl seine Kehle herabrinnen und spürte, wie sie sich ätzend in seinem Inneren verbreitete. </text:span><text:span text:style-name="T1">Ich habe Nathan getötet. Ohne mich wäre er noch am Leben. Ich habe ihn getötet.</text:span><text:bookmark-end text:name="__RefHeading___Toc11039_578052989"/></text:p>
      <text:p text:style-name="P476"><text:bookmark-start text:name="__RefHeading___Toc11041_578052989"/>Seine Würde, die er sich mit den restlichen Klamotten heute morgen wieder angezogen hatte, und ihn bisher vor dem Gefühl der Ohnmacht halbwegs beschützt hatte, wurde von der Reue innerhalb von Sekunden zersetzt. Sein Selbstbild, sein mickriges bisschen Stolz auf seine Fähigkeiten, zerflossen in kürzester Zeit zu einem dampfenden Haufen undefinierbare Grütze.<text:bookmark-end text:name="__RefHeading___Toc11041_578052989"/></text:p>
      <text:p text:style-name="P476"><text:bookmark-start text:name="__RefHeading___Toc11043_578052989"/><text:span text:style-name="T1">Sie haben mir nur mit Folter gedroht</text:span>, <text:span text:style-name="T53">dachte er. </text:span><text:span text:style-name="T1">Nathan wäre vielleicht noch am Leben, wenn ich nur ein bisschen mehr vertragen würde. Wenigstens könnte er noch weitermachen, so kann es keiner von uns.</text:span><text:span text:style-name="T53"> Er schluckte. </text:span><text:span text:style-name="T1">Ich bin es nicht wert, ich hätte nicht gerettet werden dürfen. Nathan hat sicher gekämpft, wenn sie ihn direkt gereinigt haben, ohne Verhandlung. Sonst schlachten sie solche Scheinprozesse ja immer ganz gerne bis zum Ende aus. Gibt ein besseres Exempel ab. Warum sollte man jemand still und heimlich umbringen, wenn man es auch vor aller Augen tun konnte. Und diese Götzendiener </text:span><text:span text:style-name="T34">können</text:span><text:span text:style-name="T1"> sich alles erlauben in Lagon.</text:span><text:bookmark-end text:name="__RefHeading___Toc11043_578052989"/></text:p>
      <text:p text:style-name="P476"><text:bookmark-start text:name="__RefHeading___Toc11045_578052989"/><text:span text:style-name="T53">Joran verfluchte die Stadt, er verfluchte den Orden, er verfluchte die Insel, auf der alle Lagoner seit dem </text:span>dummen<text:span text:style-name="T53"> Götterkrieg festsaßen, er verfluchte die Angst, die alle hier hatten.</text:span><text:bookmark-end text:name="__RefHeading___Toc11045_578052989"/></text:p>
      <text:p text:style-name="P476"><text:bookmark-start text:name="__RefHeading___Toc11047_578052989"/><text:span text:style-name="T1">Angst? Wenn ich keine Angst gehabt hätte, wäre Nathan jetzt noch am Leben. </text:span><text:span text:style-name="T53">Nun, vielleicht waren an dieser Angst wenigstens auch alle anderen Schuld.</text:span><text:bookmark-end text:name="__RefHeading___Toc11047_578052989"/></text:p>
      <text:p text:style-name="P476"><text:bookmark-start text:name="__RefHeading___Toc11049_578052989"/>Die Inquisition! Die waren schuld. Nicht nur an dem Klima der Angst. Hatten die nicht Nathan ermordet? Joran hatte den Flammensplitter ja nicht geführt. Niemand hatte den glatzköpfigen Inquisitor und seinen beschränkten Novizen dazu gezwungen, Nathan zu ermorden. Joran ganz bestimmt nicht, Joran zwang niemanden.<text:bookmark-end text:name="__RefHeading___Toc11049_578052989"/></text:p>
      <text:p text:style-name="P478"><text:bookmark-start text:name="__RefHeading___Toc11051_578052989"/><text:soft-page-break/>Eines Tages werde ich keine Angst mehr haben. Eines Tages habe ich mehr Bor im Gepäck. Dann werden mir diese Hornochsen mit ein bisschen Feuer nichts mehr anhaben können. <text:span text:style-name="T452">Ich komme wieder.</text:span><text:bookmark-end text:name="__RefHeading___Toc11051_578052989"/></text:p>
      <text:p text:style-name="P476"><text:bookmark-start text:name="__RefHeading___Toc11053_578052989"/>Jorans Schritt wurde fester, und er ging in Richtung der Baracke, in der er wohnte. <text:span text:style-name="T453">E</text:span>rstmal ausschlafen.<text:bookmark-end text:name="__RefHeading___Toc11053_578052989"/></text:p>
      <text:p text:style-name="P431"><text:bookmark-start text:name="__RefHeading___Toc11055_578052989"/>Ich komme wieder, mit mehr Bor, als ihr vertragen könnt. Und ich werde euren Starrsinn, die Überreste eures Gottes, euren Glauben und euren gesamten Orden zerstampfen.<text:bookmark-end text:name="__RefHeading___Toc11055_578052989"/></text:p>
      <text:p text:style-name="P431"/>
      <text:h text:style-name="Heading_20_1" text:outline-level="1"><text:bookmark-start text:name="__RefHeading___Toc12250_1018655533"/>Dania – <text:span text:style-name="T293">trifft Marcin und spioniert Gabor aus</text:span><text:bookmark-end text:name="__RefHeading___Toc12250_1018655533"/></text:h>
      <text:p text:style-name="P72"/>
      <text:p text:style-name="Text_20_body">Dania erwachte. <text:span text:style-name="T424">Auch wenn ihr Kopf schmerzte, </text:span>war <text:span text:style-name="T424">das erstmal</text:span> eine Erleichterung für si<text:span text:style-name="T424">e.</text:span> <text:span text:style-name="T424">Ausgehen konnte sie davon nach einer solchen Begegnung nicht</text:span>. <text:span text:style-name="T416">Die Miliz ging nicht gerade zimperlich damit um, wenn man sie verarschte. Und immerhin war Dania Kronzeugin dafür, dass der Soldat Prostitution in Anspruch genommen hatte, worauf die Todesstrafe stand – andere hätten sie nicht am Leben gelassen, auch wenn es unwahrscheinlich war, dass sie aussagte</text:span>. <text:span text:style-name="T454">Immerhin wollte sie nicht selbst von den Inquisitoren gereinigt werden.</text:span></text:p>
      <text:p text:style-name="Text_20_body">Sie war dennoch beunruhigt, denn der Ort gefiel ihr weniger; <text:span text:style-name="T423">im Versteck eines Diebes aufzuwachen, beunruhigte die meisten Leute, und sie als freie Prostituierte ganz besonders</text:span>. Sie betastete ihr Gesicht. Ihr tat immer noch alles weh, doch das gröbste schien verheilt, und sie würde wohl keine sichtbaren Narben davontragen. Das war ganz gut für ihre Karriere. Wenn es nach dieser Begegnung noch eine geben würde. </text:p>
      <text:p text:style-name="Text_20_body">In diesem Moment kam ein Mann ins Zimmer und <text:span text:style-name="T423">unterbrach </text:span>ihre Selbstbetrachtung. Er sah ein wenig finster aus. <text:span text:style-name="T29">Dieser Mann hat noch nie jemandem eine Freude gemacht.</text:span> <text:span text:style-name="T423">E</text:span>r war um die dreißig, schlecht rasiert und hatte etwa kinnlange schwarze Haare, die <text:span text:style-name="T423">anscheinend </text:span>von einem <text:span text:style-name="T423">nicht </text:span>sehr talentierten Straßenmädchen geschnitten worden waren. Er trug einen langen, schwarzen, abgewetzten Ledermantel, der schon ein paar Klingen abgekriegt hatte, und unter dem man mit etwas Geschick eine ganze Waffenkammer verstecken konnte. Auf <text:span text:style-name="T423">seinem </text:span>Kopf <text:span text:style-name="T423">ruhte </text:span>eine schwarze Ballonmütze, das Markenzeichen der <text:span text:style-name="T455">e</text:span>hrbaren Diebe.</text:p>
      <text:p text:style-name="Text_20_body">„Ah, du bist aufgewacht, wie ich sehe.“ sagte er <text:span text:style-name="T423">mit einem Lächeln, das seine Augen nicht erreichte.</text:span></text:p>
      <text:p text:style-name="Text_20_body">Dania schnaubte. „Soll ich mich jetzt vielleicht bedanken?“</text:p>
      <text:p text:style-name="Text_20_body"><text:span text:style-name="T423">Sein </text:span>Lachen <text:span text:style-name="T423">war zynisch</text:span>. „<text:span text:style-name="T423">Wie wir uns jeden Morgen bei diesem J‘zharr bedanken sollten, dass er uns wieder in Ruhe gelassen hat und uns seine ewige Reinheit für noch nen Tag erspart bleibt</text:span>“, <text:span text:style-name="T423">sagte er sarkastisch. „Ich habe dir ja keinen Kaffee ans Bett gebracht. Dafür verlange ich Dankbarkeit. Für alles andere verlange ich nur eine Gegenleistung.“</text:span></text:p>
      <text:p text:style-name="Text_20_body"><text:span text:style-name="T424">Dania sah sich um. </text:span>„<text:span text:style-name="T424">Wo ist meine Tasche?“ Sie versuchte angestrengt, sich zu erinnern, doch ihre Kopfschmerzen hielten sie bald davon ab. „Ohne die </text:span>habe ich keinen müden Flammling mehr in meinen Taschen.“ <text:span text:style-name="T424">Sie erinnerte sich an ihren Beruf.</text:span> „Wie kann ich dich denn sonst so belohnen, mein tapferer Held? Wenn du dir das nicht bereits alles genommen hast, während ich schlief.“</text:p>
      <text:p text:style-name="Text_20_body">„Nein, daran bin ich nicht interessiert… <text:span text:style-name="T424">meine Währung sind zwar Gefallen, doch</text:span> mir fällt eine bessere Verwendung deiner Talente ein. <text:span text:style-name="T424">D</text:span>u weißt <text:span text:style-name="T424">ja, dass man die Gefallen eines ehrbaren Diebes besser zurückzahlt, und einen Gefallen habe ich dir erwiesen</text:span>. Mich nennt man Marcin, hast du auch einen Namen?“</text:p>
      <text:p text:style-name="Text_20_body">„Ich heiße Sonja.“ log sie.</text:p>
      <text:p text:style-name="Text_20_body">„<text:span text:style-name="T455">Guten Tag, ich bin Q‘holi, der unheilige Gott des Wassers</text:span>“, erwiderte er sarkastisch. „Du brauchst gar nicht erst versuchen, mich zu verarschen, das haben schon klügere versucht. <text:span text:style-name="T455">Wie heißt du wirklich?</text:span>“</text:p>
      <text:p text:style-name="Text_20_body">„<text:span text:style-name="T424">Wie auch immer</text:span>, <text:span text:style-name="T424">dann bin ich eben </text:span>Dania. <text:span text:style-name="T424">Seit wann zählt der echte Name einer Hure? Du bist wohl einer von den Sentimentalen. </text:span>Was willst du von mir?“</text:p>
      <text:p text:style-name="Text_20_body"><text:span text:style-name="T424">Marcin ignorierte ihre Bemerkung, auch wenn seine Züge klar verrieten, dass er keine Spur sentimental war. </text:span>„Mit deinen Talenten kommt man doch bestimmt ganz gut an gewisse Informationen, <text:soft-page-break/>richtig? Ich brauche eine Spionin, die sich nicht zu mir zurückverfolgen lässt. Ich habe da einen gewissen Konkurrenten namens Gabor, weißt du, der hat den Fehler gemacht, sein <text:span text:style-name="T472">R</text:span>evier direkt neben meinem zu haben.... erzähl mir, wo er schläft, und der Gefallen ist vergolten.“</text:p>
      <text:p text:style-name="Text_20_body">Dania wagte sich vor. „Der Aufwand und das Risiko ist aber um einiges höher als der, den du hattest, als du mich gerettet hast...“</text:p>
      <text:p text:style-name="Text_20_body"><text:span text:style-name="T53">„Na gut, ich stelle dir ein sauberes Kleid und </text:span><text:span text:style-name="T161">etwas</text:span><text:span text:style-name="T53"> </text:span><text:span text:style-name="T164">Geld</text:span><text:span text:style-name="T53">. Du hast </text:span><text:span text:style-name="T192">vier</text:span><text:span text:style-name="T53"> Tage Zeit. Außerdem hast du noch nie meinen Namen gehört, mich noch nie gesehen, vergessen, wo sich dieses Versteck befindet und zwar auch, wenn </text:span><text:span text:style-name="T1">meine</text:span><text:span text:style-name="T53"> Leute dich fragen. Du hast hier keine Rückendeckung, verstanden? Keine Spur darf zu mir führen. Ich hole dir ein Ersatzkleid.“</text:span></text:p>
      <text:p text:style-name="Text_20_body">Mit diesen Worten verließ er das Zimmer. Nach ein paar Minuten kam er mit einem schmucklosen Kleid zurück, dass zwar neu, aber kaum für eine Hure geeignet war. „Damit fällst du, wenn du ihn beschatten musst, wenigstens nicht auf wie ein Haufen dreiköpfiger Inquisitoren.“ Er warf ihr noch ein paar Münzen zu. „Hier, für deine Arbeitsmoral. Du verlässt und betrittst das Haus durch dieses Fenster, niemand soll dich sehen.“ Damit verschwand er wieder.</text:p>
      <text:p text:style-name="Text_20_body"/>
      <text:p text:style-name="Text_20_body">Dania konnte sich ihren Namen nie merken, doch konnte es vermeiden, dass sie es merkte. Niemand kannte die Straße so gut wie sie, doch ihre Gegenwart war Dania doch etwas unangenehm.</text:p>
      <text:p text:style-name="Text_20_body">Wie lange muss ich das noch machen? Wie lange kann ich das noch machen? Wie lange, bis ich so werde, wie die da?<text:span text:style-name="T53"> Solche Gedanken plagten sie immer wieder, doch diese Frau stieß sie geradezu mit dem Kopf darauf.</text:span></text:p>
      <text:p text:style-name="Text_20_body">„<text:span text:style-name="T425">Gabor? Das ist doch dieser komische… der hat aber nicht unbedingt das beste Zeug gerade, das ist dir auch klar, oder?“ Die Hure, die ein paar Jahre älter als Dania war, hatte gerade noch genug Zähne, damit sie verstehen konnte, was sie sagte. „Ich meine, es ist nett, dass er sich so um die Kinder kümmert, immerhin gibt er ihnen eine Arbeit. Ich glaube, von meinen habe ich ihm auch mal zwei gegeben. Ich hoffe, er hat ihnen schöne Namen gegeben.“</text:span></text:p>
      <text:p text:style-name="Text_20_body">Dania stutzte. „Kinder? Was für Kinder?“</text:p>
      <text:p text:style-name="Text_20_body">„Ach, du glückliche hattest noch nie welche, nicht wahr?“ Dania war stolz darauf, dass sie das bisher immer hatte vermeiden können. Sie glaubte, dass ihr reiner Wunsch, keine zu bekommen, ausreichte; doch vielleicht hatte sie auch einfach nur Glück, oder in einem Körper, der so viel Brocken zu sich nahm, wollte sich niemand einnisten. „Nun, er nimmt sie immer auf, die <text:span text:style-name="T429">Jungs</text:span>, die keine Familie haben. Ist wie ein Vater für sie. Hm, manchmal auch die, deren echten Vater er kurz vorher abgestochen hat. Aber zugegeben, danach brauchen sie nun mal nen neuen, oder nicht?“</text:p>
      <text:p text:style-name="Text_20_body">Dania konnte sich dieser Logik nicht erwehren.</text:p>
      <text:p text:style-name="Text_20_body">„<text:span text:style-name="T426">An sich ist er aber ein kleiner Fisch. Du weißt ja, wie die Männer sind – die nehmen einen nicht ernst, der so komische Kinder hat. Keiner will bei ihm arbeiten. Deswegen machen bei ihm alles die Jungen, klauen, verkaufen, auch abstechen, soweit ich das gehört hab. Unterschätze die Bälger nicht.“ Sie kniff die Augen zusammen. „Und versuch nicht, einen von den Kleinen zu verführen. Da steht Gabor gar nicht drauf. Schmutzig, sagt er. Auch wenn ich nicht glaube, dass er besonders gläubig ist.“</text:span></text:p>
      <text:p text:style-name="Text_20_body">Nicht, dass sie darauf Lust gehabt hätte. Sie hoffte, dass sie ihren Auftrag auch ohne so etwas erledigen konnte. Kinder waren ja generell etwas vorlaut, vielleicht würden sie von selbst reden.</text:p>
      <text:p text:style-name="Text_20_body">„Also drei seiner Jungs stehen immer in diesem Hof, ein paar Blocks in die Richtung. Nicht zu verfehlen, die malen immer so Blumen an die Wände, wenn ihnen langweilig ist. <text:span text:style-name="T427">Hässliche Blumen, allerdings. Und ihr Brocken schmeckt auch nach Blumen. Also wenn ich du wäre, würde ich mein Zeug eher im Osten holen.“</text:span></text:p>
      <text:p text:style-name="Text_20_body">Dania bedankte sich und ging los. <text:span text:style-name="T428">Die Straße fühlte sich heute leichter an, und die Münzen, die sie in der Tasche hatte, nahmen ihrem Schritt die Schwerfälligkeit, die sie sonst durch die Gassen trieb. </text:span><text:span text:style-name="T30">Wenn man für die Diebe arbeitet, verdient man sein Geld wohl leichter. </text:span><text:span text:style-name="T428">Die </text:span><text:span text:style-name="T30">ehrbaren</text:span><text:span text:style-name="T428"> Diebe, korrigierte sie sich. Denn Marcin hatte sie gut behandelt, alles in allem. Sie war nicht einmal vergewaltigt worden, er hatte ihr sogar noch ein paar Münzen gegeben. Obwohl er nicht mit ihr geschlafen hatte.</text:span></text:p>
      <text:p text:style-name="Text_20_body">Dass sie absolutes Stillschweigen bewahren sollte, gab ihr zu denken. <text:span text:style-name="T1">Hoffentlich will er mich nicht nach getaner Arbeit loswerden. Damit ich seine Geheimnisse nicht verrate oder so etwas. </text:span><text:soft-page-break/>Vielleicht sollte sie die Münzen nehmen und verschwinden; doch das spärliche Geld reichte nicht, um den siebten Bezirk zu verlassen. Das Leben war teurer im Rest der Stadt, und Dania bezweifelte, dass sie in einem der anderen Bezirke vor ihm sicher gewesen wäre.</text:p>
      <text:p text:style-name="Text_20_body">Mir bleibt wohl nichts anderes übrig, als mitzuspielen. Vielleicht kann ich mich ja beweisen, und er lässt mich weiter für ihn arbeiten. <text:span text:style-name="T53">Sie hätte ihre Unabhängigkeit ungern aufgegeben, doch so wie es aussah, blieb ihr vielleicht keine andere Wahl.</text:span></text:p>
      <text:p text:style-name="Text_20_body">Immerhin hat er mich nicht angefasst.<text:span text:style-name="T53"> Unter diesen Umständen war es schon angenehmer, für einen Dieb zu arbeiten. Einen </text:span>ehrbaren<text:span text:style-name="T53"> Dieb.</text:span></text:p>
      <text:p text:style-name="Text_20_body">„<text:span text:style-name="T429">Süßkram! Schokolade, Honiggebäck! Nur einen Flammling pro Stück!“ Eine Kinderstimme riss sie aus ihren Gedanken. Ein kleines Mädchen stand am Straßenrand und verkaufte Leckereien aus einem Bauchladen heraus.</text:span></text:p>
      <text:p text:style-name="Text_20_body">Etwas Süßes! Perfekt. Damit kann ich sicher einen von den Kleinen bestechen.</text:p>
      <text:p text:style-name="Text_20_body">Sie sprach sie an. „Schokolade, sagst du? Davon würde ich eine nehmen.“ Dania hielt inne. „Ist das Gabors Qualität?“</text:p>
      <text:p text:style-name="Text_20_body">Das Mädchen sah aus, als hätte sie auf etwas bitteres gebissen. „Gabor? Nein.“ Sie spuckte auf den Boden. „Dem sein Zeug ist Schund. Meine sind viel leckerer!“</text:p>
      <text:p text:style-name="Text_20_body">Dania fragte sich, ob sie etwas gegen Gabor hatte, so wie sie sich aufführte… „Was ist denn mit Gabor? Ich meine, so wie du guckst… wollte er dich etwa nicht in seiner Familie?“, bohrte Dania nach.</text:p>
      <text:p text:style-name="Text_20_body">Die Miene des Mädchens verfinsterte sich. „Und darüber bin ich froh! Er nimmt keine Mädchen. Mein Bruder allerdings… er ist jetzt ein halbes Jahr bei dem Schuft und ich habe ihn seitdem kein einziges Mal ohne blaue Flecken gesehen.“ Sie deutete auf die Süßigkeiten. „Damit verdiene ich zwar nicht viel, aber wenigstens werde ich selten geschlagen und muss auch nicht bei so einem komischen Typen wohnen.“</text:p>
      <text:p text:style-name="Text_20_body">Dania bezahlte und nahm sich eine Tafel Schokolade aus dem Bauchladen. „Er verdient mehr? Verkauft er Brocken?“</text:p>
      <text:p text:style-name="Text_20_body">Die Kleine nickte. „Nicht weit von hier, ich besuche ihn oft. Er hat jetzt ganz viele Brüder, doch mich mag er immer noch am liebsten.“ Sie grinste schelmisch.</text:p>
      <text:p text:style-name="Text_20_body"><text:span text:style-name="T53">Dania fragte sich, was wohl ihren Eltern passiert war, doch sie schob den unangenehmen Gedanken beiseite. „</text:span><text:span text:style-name="T163">Besuchst du ihn nur bei der Arbeit, oder auch mal zuhause?“ Langsam wagte sie sich näher an die Informationen, die sie wollte.</text:span></text:p>
      <text:p text:style-name="Text_20_body">Das Mädchen schüttelte traurig den Kopf. „Ich weiß nichtmal, wo er wohnt, und wenn er mal länger weg ist, kann ich ihn nicht finden und mache mir tagelang Sorgen. Einmal habe ich ihn gefragt. Er hat mich nur erschrocken angesehen und gesagt, er darf mir das nicht sagen… und als ich nachgebort habe, hat er nur auf seinen Kumpel gezeigt. Der hatte einen gebrochenen Arm, und hat trotzdem noch weiterverkaufen müssen. Da habe ich lieber den Mund gehalten. Und mir noch mehr Sorgen gemacht.“</text:p>
      <text:p text:style-name="Text_20_body">Dania nickte verständnisvoll. „Das tut mir leid. Naja, ich muss weiter. Nett, dich kennenzulernen! Pass auf dich auf. Und viel Glück mit deinem Bruder!“ Sie verabschiedete sich und ging.</text:p>
      <text:p text:style-name="Text_20_body">Ein Stück Schokolade würde ihr wahrscheinlich nicht viel weiterhelfen, wenn die Kinder Gefahr liefen, geschlagen zu werden. <text:span text:style-name="T430">Doch vielleicht würde sie ein paar andere Sachen erfahren. Sie ging zu dem Hof, der wie die meisten dieser Höfe nur einen Eingang hatte und komplett von Hütten umschlossen war. Der Eingang war leicht zu erkennen – an die Wand der gegenüberliegenden Straßenseite waren gelbe Sonnenblumen aufgemalt. Sie waren nicht so hässlich, wie Danias Kollegin behauptet hatte; die Pinselführung zeugte von einiger Übung. Die Farben waren jedoch sehr billig gewesen und blätterten von dem alten Holz ab, aus dem die Hütte gebaut war.</text:span></text:p>
      <text:p text:style-name="Text_20_body">Im Eingang lehnte ein Junge, etwa elf Jahre alt. Er hatte die Hände in den Hosentaschen und musterte sie mit abgebrühtem Blick. Es war klar, dass er diesen Job nicht erst seit kurzem machte. <text:span text:style-name="T431">Dania beschloss, erst einmal etwas zu kaufen.</text:span></text:p>
      <text:p text:style-name="Text_20_body">„<text:span text:style-name="T431">Fünf Flammlinge. Für dreizehn kriegst du das dreifache, klar? Ist im Angebot.“ Der Junge spuckte auf den Boden.</text:span></text:p>
      <text:p text:style-name="Text_20_body">Dania beschloss, die Freundliche zu spielen. „Oh, das ist aber nett von dir. So viel habe ich allerdings nicht dabei, ich nehme eine einfache Dosis. Für hier, nicht zum Mitnehmen.“ Er hielt die <text:soft-page-break/>Hand auf und Dania legte die Münzen hinein. „Nach hinten“, sagte er. In den Hof hinein rief er: „Jungs, macht mal eine Nase für die Lady bereit!“</text:p>
      <text:p text:style-name="Text_20_body">Dania beschloss es weiter zu treiben und machte einen Knicks, woraufhin der Junge kichern musste. Sie ging an ihm vorbei. „Guten Abend, Jungs!“</text:p>
      <text:p text:style-name="Text_20_body">Im Hof waren zwei andere Jungen. Der eine war ein gutes Stück älter als der Junge am Eingang und groß für sein Alter. Er lehnte an der Wand und hatte ein Kurzschwert an seiner Seite baumeln. Er war wohl für die aufdringlichen Kunden zuständig. Der andere konnte kaum acht Jahre alt sein und legte auf dem Tisch in der Mitte eine Line für Dania zurecht. <text:span text:style-name="T1">Hier verstehen sie sich wohl auf guten Service</text:span>, dachte Dania.</text:p>
      <text:p text:style-name="Text_20_body">Sie verbeugte sich gegenüber beiden, was der ältere mit einem irritierten Blick hinnahm. Der jüngere jedoch fand das ausgesprochen witzig und grinste sie an. „Die Dame“, sagte er und deutete auf den Tisch. Er war niedrig und Dania musste sich ziemlich herunterbeugen, um das Brocken ziehen zu können.</text:p>
      <text:p text:style-name="Text_20_body">Freude. Es schoss ihr durch die Nase und sofort in den Kopf.<text:span text:style-name="T1"> Wohlerzogen.</text:span> Sie hob den Kopf in den Nacken <text:span text:style-name="T432">und genoss das Kribbeln. Kribbeln. Kribbeln. Senkte den Kopf wieder und sah den Kleinen selig an. „Danke“, sagte Dania aus vollem Herzen.</text:span></text:p>
      <text:p text:style-name="Text_20_body">Der Junge machte eine wohlwollende Geste und antwortete mit „Gern geschehen. Haben sie vielleicht noch einen Wunsch?“ und Dania musste sich sehr beherrschen, um nicht zu ehrlich zu sein und mit all den Fragen herauszuplatzen, die ihr wahres Anliegen verraten hatten.</text:p>
      <text:p text:style-name="Text_20_body">Dankbar.</text:p>
      <text:p text:style-name="Text_20_body">„Gib mir nur ein paar Minuten“, sagte sie stattdessen, setzte sich mit wackligen Beinen auf den Boden und schloss die Augen. Ruhe. Saß eine Weile. Sah sich schließlich um.</text:p>
      <text:p text:style-name="Text_20_body">Jetzt erst bemerkte sie, dass auch der Innenhof mit Zeichnungen vollgeschmiert war. „Von dir?“, fragte sie den Jungen, der sich kaum bewegt hatte.</text:p>
      <text:p text:style-name="Text_20_body">Er zuckte mit den Achseln. „Wir haben hier viel Zeit“, sagte er. „Und nicht viel zu sehen, außer dem, was wir selber malen.“</text:p>
      <text:p text:style-name="Text_20_body">Sie lachte. „Ja, schon schade, dass nicht alle Wände im siebten so aussehen.“</text:p>
      <text:p text:style-name="Text_20_body">Er fühlte sich sichtlich geschmeichelt. Schön. Dania fühlte sich schön.</text:p>
      <text:p text:style-name="Text_20_body">Zeit für den nächsten Schritt.</text:p>
      <text:p text:style-name="Text_20_body">„Willst du eigentlich ein Trinkgeld?“ Sie zog die Tafel Schokolade hervor. „Wir könnten uns die hier teilen, wenn du willst, ihr behandelt mich so nett...“</text:p>
      <text:p text:style-name="Text_20_body">Der Kleine stutzte misstrauisch. „Für mich? Nur, wenn meine Brüder auch etwas bekommen.“ Dania blickte kurz hin und her, der Große mit dem Schwert war plötzlich auf die Unterhaltung aufmerksam geworden, als sie die Schokolade hervorgeholt hatte.</text:p>
      <text:p text:style-name="Text_20_body">„Sicher! Es ist genug für alle da.“ Sie nahm die Schokolade und brach sie in vier Stücke. Verteilte sie. Lecker. „Und ihr seid alle Brüder?“</text:p>
      <text:p text:style-name="Text_20_body">„Sicher“, sagte der Kleine mit vollem Mund. Machte eine Pause beim Kauen. „Blutsbrüder.“</text:p>
      <text:p text:style-name="Text_20_body">Dania lachte. „Habt ihr dann auch Blutseltern? Oder seid ihr nur eine kleine Familie?“</text:p>
      <text:p text:style-name="Text_20_body">„Nein, eine riesengroße!“ Er war mit Kauen fertig. Bevor er noch einmal abbiss, sagte er: „Unser Vater gibt uns was zu tun. Mutter keine. Vater kommt auch später vorbei, um Hallo zu sagen!“ Dania sah aus dem Augenwinkel, wie der Älteste das Gesicht verzog. Er hatte wohl auch schon andere Erfahrungen mit den Besuchen gemacht. „Er macht immer abends seine Runde, bevor wir alle heimgehen.“ - „<text:span text:style-name="T433">Und besucht noch mehr Brüder?“ - „Klar, muss überall nach dem Rechten sehen! Die Pferde, die Gebeine, die Blumen und die Steine, sagt er immer. Wir sind die Blumen!“ Der Kleine biss noch einmal enthusiastisch von der Schokolade ab. Dania war nicht sicher, ob er über den Besuch so begeistert war, über die Schokolade, oder weil sie mit ihm redete.</text:span></text:p>
      <text:p text:style-name="Text_20_body">„<text:span text:style-name="T433">Und wo sind die Steine?“, fragte sie.</text:span></text:p>
      <text:p text:style-name="Text_20_body">Da wurde sie von dem Großen unterbrochen. „Du stellst ganz schön viele Fragen, Fräulein. Ich glaube, du solltest dich langsam mal verpissen.“ Er hatte seine Schokolade aufgegessen.</text:p>
      <text:p text:style-name="Text_20_body">Wut. <text:span text:style-name="T31">Undankbarer Bastard.</text:span><text:span text:style-name="T434"> Sie sah verletzt zu dem Kleinen, und auch er schaute perplex.</text:span></text:p>
      <text:p text:style-name="Text_20_body">Da stieß sich der große von der Wand ab. „Verstehst du mich? Soll ich mich wiederholen?“ Er legte die Hand auf sein Schwert. Dania wusste, es war Zeit, zu gehen. Sie warf ihm noch eine Beleidigung hinterher, als sie den Hof verließ.</text:p>
      <text:p text:style-name="Text_20_body"><text:soft-page-break/>Kaum war sie um eine Ecke, begann sie, Leute nach der Wandzeichnung von Steinen zu fragen.</text:p>
      <text:p text:style-name="Text_20_body"/>
      <text:p text:style-name="Text_20_body">Mittlerweile war später Abend. <text:span text:style-name="T435">Sie lehnte an einer Ecke und tat so, als würde sie nach Kunden suchen. Tatsächlich lehnte sie aber alle ab, die fragten; der viel bessere Grund für diesen Ort war, dass sie von hier aus einen guten Blick auf einen gewissen Hofeingang hatte, der von gemalten Steinen umgeben war.</text:span></text:p>
      <text:p text:style-name="Text_20_body">Mehr als Steine hatten die Kinder hier wohl nicht hingekriegt, und eigentlich waren es auch nur Kreise. Kein Wunder, dass Dania so lange gebraucht hatte, um den Eingang zu finden. Niemand hatte von einer Steinmalerei gewusst. Irgendwann war sie zufällig darüber gestolpert; wer nicht wusste, wonach er suchen sollte, hätte die Kreise niemals für ein Bild gehalten.</text:p>
      <text:p text:style-name="Text_20_body">Gabor würde gleich wieder herauskommen, da war sie sich sicher. Ein Mann mit einer Diebesmütze war vor wenigen Minuten plötzlich aufgetaucht, hatte dem Jungen am Eingang über den Kopf gestreichelt und war hineingegangen. <text:span text:style-name="T436">Nun wartete sie nicht mehr so geduldig wie vorher. Nervös konnte sie ihren Blick gar nicht mehr von dem Eingang nehmen. Erst als der Junge am Eingang in ihre Richtung starrte, wendete sie hastig den Blick ab.</text:span></text:p>
      <text:p text:style-name="Text_20_body">Wie auffällig. Wie dumm von mir.</text:p>
      <text:p text:style-name="Text_20_body">Die Kinder hier hatte sie bisher nicht angesprochen. Sie wollte Fragen vermeiden, warum sie sich genau hier herumtrieb. Als das Brocken nachließ und das Verlangen nach einer zweiten Line immer größer wurde, war das zwar schwieriger gewesen, aber sie schaffte es, sich einzureden, dass sie doch wohl mal einen halben Tag ohne Brocken aushalten würde. Dass sie nur ein paar Meter von einer neuen Line entfernt war, machte es ihr nicht einfacher.</text:p>
      <text:p text:style-name="Text_20_body">Er kam um die Ecke. Tätschelte dem Jungen am Eingang abermals den Kopf, der missmutig zu ihm aufsah. Und ging in die andere Richtung weiter, von Dania weg.</text:p>
      <text:p text:style-name="Text_20_body"><text:span text:style-name="T53">Sie löste sich aus dem Schatten der Ecke, in der sie gewartet hatte, und heftete sich auf seine Fersen. </text:span>Nicht zu nah dran gehen,<text:span text:style-name="T53"> dachte sie. Aber zu weit hinter ihm durfte sie auch nicht bleiben.</text:span></text:p>
      <text:p text:style-name="Text_20_body">Er ging etwa zweihundert Meter geradeaus. So konnte Dania in weitem Abstand folgen, doch immer, wenn er sich einer Ecke näherte, wurde sie schneller; nicht, dass er abbog und sie ihn hinter der Ecke verlor.</text:p>
      <text:p text:style-name="Text_20_body">Er sah sich um, ließ seinen Blick einmal über die fast leere Straße zwischen Dania und ihm schweifen und bog nach links ab. Jetzt musste Dania sich beeilen. Sie überbrückte die paar dutzend Meter, die zwischen ihr und der Ecke lagen und bog in dieselbe Straße ein. Er war noch da. Dania seufzte erleichtert.</text:p>
      <text:p text:style-name="Text_20_body">Sie folgte ihm weiter in einem gesunden Abstand, durch ein paar verwinkelte Gassen. In denen musste sie nah dran bleiben, zu lange durfte sie ihn nicht aus dem Blick verlieren.</text:p>
      <text:p text:style-name="Text_20_body">Schließlich bog er noch einmal links ab, einige dutzend Meter vor ihr. Sie musste sich beeilen. Im Laufschritt war sie schneller. Außer Atem durfte sie jedoch nicht sein. Und unauffällig.</text:p>
      <text:p text:style-name="Text_20_body">Sie bog um die Ecke und hastete am ersten Hauseingang vorbei… aus dem plötzlich jemand trat, sie von hinten packte und ihr die Hand auf den Mund hielt.</text:p>
      <text:p text:style-name="Text_20_body">„Warum folgst du mir?“, fragte Gabor.</text:p>
      <text:p text:style-name="Text_20_body">Verdammt.</text:p>
      <text:p text:style-name="Text_20_body">Dania stockte. Versuchte etwas zu sagen. Er nahm die Hand von ihrem Mund.</text:p>
      <text:p text:style-name="Text_20_body">„Wie bitte? Folgen?“</text:p>
      <text:p text:style-name="Text_20_body">„Du brauchst mir nichts vorzumachen. Ich bin im Kreis gelaufen. Jemand, der den ganzen selben Weg gelaufen ist, hat sich entweder ganz zufällig genauso verlaufen wie ich oder führt was im Schilde. Also antworte!“</text:p>
      <text:p text:style-name="Text_20_body">Dania räusperte sich verlegen. „Nun ja, du bist mir aufgefallen.“ Sie musste sich auf ihre Fähigkeiten besinnen. „Wie du so stattlich gegangen bist.“</text:p>
      <text:p text:style-name="Text_20_body"><text:span text:style-name="T165">„</text:span><text:span text:style-name="T437">Aufgefallen sagst du? Für ein bisschen stattlich gehen rennen Frauen wie du einem Mann nicht durch den halben Bezirk hinterher.“</text:span></text:p>
      <text:p text:style-name="Text_20_body"><text:span text:style-name="T166">Ihrer Erfahrung nach reagierten alle Männer auf Schmeicheleien, aber für </text:span><text:span text:style-name="T165">diesen musste sie tiefer in die Trickkiste greifen. „Und wie freundlich du mit den Kindern umgegangen bist. Da bin ich gleich auf dich aufmerksam geworden. Das tun hier nicht viele für die Kleinen.“ Dania schmierte ihm ordentlich Honig um den Bart. </text:span><text:span text:style-name="T166">Und Gabors Bart hätte etwas Honig gebrauchen können, so </text:span><text:soft-page-break/><text:span text:style-name="T166">wie er sie im Nacken kratzte. Wenn etwas Dania </text:span><text:span text:style-name="T171">nervte, dann war es ein Kratzen im Nacken, von dem so viele Freier glaubten, dass keine Frau dem widerstehen könnte.</text:span></text:p>
      <text:p text:style-name="Text_20_body">„Meine Kleinen gehen dich nichts an. Ich habe geschworen, dass ich sie vor Huren wie dir beschützen werde.“</text:p>
      <text:p text:style-name="Text_20_body">Verdammt, ist das so offensichtlich? Dieses Kleid ist doch um Längen keuscher als jeder andere Fummel, den ich je besessen habe.</text:p>
      <text:p text:style-name="Text_20_body"><text:span text:style-name="T53">„Huren sind nicht gut für Kinder, </text:span><text:span text:style-name="T168">sagen sie!</text:span><text:span text:style-name="T53"> </text:span><text:span text:style-name="T167">Mich fragt dabei natürlich wieder niemand.“ Sie schnaubte. „Wer, glaubst du, bekommt die Kinder denn? Trägt sie neun Monate mit sich herum? Verluste, wenn man nicht arbeiten kann… und dann muss man sie weggeben, weil man sie nicht ernähren kann. Bevor sie verhungern, verstehst du!“ Sie fing an zu schluchzen, und war froh, dass er ihr Gesicht nicht sah. Da wäre schnell aufgefallen, dass sie keine Tränen weinte, und es ihr schwer fiel, nicht zu grinsen.</text:span></text:p>
      <text:p text:style-name="Text_20_body"><text:span text:style-name="T53">Sein Griff wurde </text:span><text:span text:style-name="T169">unwillkürlich </text:span><text:span text:style-name="T53">sanfter. </text:span><text:span text:style-name="T169">Wahrscheinlich merkte er es kaum. „</text:span><text:span text:style-name="T170">Du hattest… eigene Kinder?“</text:span></text:p>
      <text:p text:style-name="Text_20_body"><text:span text:style-name="T170">S</text:span><text:span text:style-name="T53">ie zog die Nase hoch. „Zwei. Aber ich habe nicht viel von ihnen gesehen, bis mein Vater sie weggegeben hat. Damit ich weiterarbeite, und nicht einen auf Mutter mache.“</text:span></text:p>
      <text:p text:style-name="Text_20_body">Warum geh<text:span text:style-name="T438">en</text:span> mir Lügen leichter von der Hand als <text:span text:style-name="T438">Ehrlichkeit</text:span>? <text:span text:style-name="T438">Berufskrankheit?</text:span><text:span text:style-name="T53"> </text:span></text:p>
      <text:p text:style-name="Text_20_body"><text:span text:style-name="T53">Er ließ ihre Arme los. „</text:span><text:span text:style-name="T171">So habe ich das noch nie gesehen.“</text:span></text:p>
      <text:p text:style-name="Text_20_body"><text:span text:style-name="T53">Sie war dankbar, dass sie wieder frei war. Sie rieb sich die Augen, bevor sie sich umdrehte, und legte ihm die Hand auf die Brust. „Das ist in Ordnung, ich sehe ja, dass du es nicht so gemeint hast.“ </text:span>Er ist im Herzen ein häuslicher Typ… mal sehen, was sich damit machen lässt.<text:span text:style-name="T53"> Sie ergriff sein Hemd, zog es nach vorne, und roch daran. „Puh! Den Kleinen fehlt eine Mutter, oder? Das hier müsste dringend mal gewaschen werden.“ Er protestierte, doch sie zog ihn </text:span><text:span text:style-name="T172">einfach</text:span><text:span text:style-name="T53"> an seinem Hemd weiter. „</text:span><text:span text:style-name="T172">Los, lass uns zu dir gehen, ich werde sehen, was ich tun kann.“ Sie ergriff seine Hand, und bald zog nicht mehr sie ihn weiter, sondern er sie. Von der Seite sah sie ein seliges Lächeln auf seinem Gesicht.</text:span></text:p>
      <text:p text:style-name="P506">Das wird einfach.</text:p>
      <text:p text:style-name="Text_20_body"/>
      <text:p text:style-name="Text_20_body">Aufgerissen, geplündert wie eine Packung <text:span text:style-name="T439">Bohnen</text:span>, und jetzt nur eine leere Tüte. Allerdings eine Tüte, die sich immer noch in seiner Hand befand.</text:p>
      <text:p text:style-name="Text_20_body">Würde er mich vielleicht behalten? Mich wollte noch nie jemand... </text:p>
      <text:p text:style-name="Text_20_body">Ein Hauch von Harmonie.</text:p>
      <text:p text:style-name="Text_20_body">Ist es gut bei jemandem? </text:p>
      <text:p text:style-name="Text_20_body">Zuhause.</text:p>
      <text:p text:style-name="Text_20_body">Brocken gäbe es wohl auch genug... oder ist das nur die Dosis, die mich mich das fragen lässt?</text:p>
      <text:p text:style-name="Text_20_body">Auf dem Tisch lag noch eine kurze Line. Sie kroch unter der Decke hervor, hielt ihre Nase über das Pulver und zog es ein. ZOG ZOG ZOG BIS ER IN IHR EXPLODIERTE? WO WAR ER?? <text:span text:style-name="T1">LASST IHN MICH NEHMEN, BIS ER MICH ZURÜCKNIMMT</text:span> ist er der ominöse Richtige? </text:p>
      <text:p text:style-name="Text_20_body">Er sieht aus wie mein Vater, frage ich mich das gerade oder <text:span text:style-name="T53">BUNT BUNT </text:span>ekel?<text:span text:style-name="T53"> BUNT </text:span>gerade nicht. </text:p>
      <text:p text:style-name="Text_20_body">Sie entschied sich, ihn sanft zu wecken. </text:p>
      <text:p text:style-name="Text_20_body">„Willst du mich auch zu dir nehmen, schlagen, versorgen, hassen, lieben!!?? ficken, wenn dir danach ist?? was glaubst du, dass ich dich einfach wie meinen Vater aussehen lasse? Du wärst nicht mal gut für mich, wenn du zwanzig Jahre älter wärst!!!“</text:p>
      <text:p text:style-name="Text_20_body">Gabor rappelte sich von ihrem gemeinsamen Nachtlager hoch. Er schaltete relativ schnell, dafür dass er kaum zwei Stunden Schlaf genossen hatte. „Warte, komm runter, Brocken und Wut sind keine gute Kombination!“ eine magische Entladung lies ein <text:span text:style-name="T439">Weing</text:span>las auf dem Tisch zerspringen. „Krieg dich lieber wieder ein!!“ </text:p>
      <text:p text:style-name="Text_20_body">Worte drangen aus seinem Mund, die ihn schmutziger und schmutziger erscheinen ließen. Was hatte sie sich eingebildet? <text:span text:style-name="T440">Ruhe. </text:span>Nie könnte er einem Wunder wie ihr das Feuer reichen. <text:span text:style-name="T440">Ruhe. </text:span>Nichtmal ihr Vater war schlimm genug, als dass er an ihn heranreichte. Wofür auch immer er sich hielt, er hatte ausgespielt. Er sollte schweigen. <text:span text:style-name="T32">Ruhe.</text:span></text:p>
      <text:p text:style-name="Text_20_body">Er verstummte mitten im Satz, seine Augen kniffen sich zusammen. Seine Konzentration schien <text:soft-page-break/>zu schwinden, einen Augenblick später sank er in sich zusammen und begann zu schnarchen. Ihr Wille, <text:span text:style-name="T439">durch das Brocken kanalisiert,</text:span> hatte ihn in den Schlaf geschickt.</text:p>
      <text:p text:style-name="Text_20_body">Da erst bemerkte sie den kleinen Jungen, der im Raum saß. Seine Lumpen und sein Gesicht waren so dreckig, dass er sich überhaupt nicht von der Holzwand abhob, an der er saß. Er hatte sie während der gesamten Auseinandersetzung angeschaut. <text:span text:style-name="T1">Bei J‘zharr, wie lange sitzt der schon da? Er ist vielleicht sechs, was hat er alles gesehen? War er schon da, als es mit dem Wein losging? Als wir die erste Line gezogen haben? War er schon da, als wir gefickt haben? Gute Güte.</text:span></text:p>
      <text:p text:style-name="Text_20_body">Je länger sie ihn anschaute, desto mehr kam sie zur Überzeugung, dass er gar nicht sie anguckte, sondern nur ins Leere starrte. Er hatte wohl nichts bemerkt. Wenn er nicht auf ihr Geschrei reagiert hatte, würde er auf ihre Orgie vom Vorabend auch nicht reagiert haben. <text:span text:style-name="T440">Erleichterung.</text:span></text:p>
      <text:p text:style-name="Text_20_body"><text:span text:style-name="T440">Hunger. </text:span>Ob hinten noch etwas zu Essen war? Sie ging ins Nachbarzimmer, es hatte keine Tür. Der Raum war komplett mit Matratzen ausgelegt, über ein Dutzend Kinder und Jugendliche schliefen hier. Einige waren aufgewacht und starrten sie jetzt an, wie sie in der Tür stand.</text:p>
      <text:p text:style-name="Text_20_body">„Du bist doch...“, fing einer an, verschlafen zu murmeln. <text:span text:style-name="T32">Oh.</text:span></text:p>
      <text:p text:style-name="Text_20_body">„Es ist alles in Ordnung“, sagte sie. „Geht wieder schlafen.“ Sie verließ das Zimmer wieder.</text:p>
      <text:p text:style-name="Text_20_body">Es muss mitten in der Nacht sein. Warum bin ich aufgewacht?<text:span text:style-name="T53"> Schock. </text:span>Ich bin sowas von drauf, verdammt.<text:span text:style-name="T53"> </text:span><text:span text:style-name="T173">Sie glaubte, dass da hinten noch ein Zimmer war.</text:span></text:p>
      <text:p text:style-name="Text_20_body">Dort hatte sie mehr Glück. Auf der Ablage lag ein Brot. Es war ziemlich hart, und lag dort schon etwas länger, aber der Junge brauchte etwas zu essen, so abgemagert wie er aussah. Ob er den ganzen Tag nur ins Leere starrte? Und die ganze Nacht?</text:p>
      <text:p text:style-name="Text_20_body">Sie war ein Wunder, sie war die beste, sie war Dania. Daran erinnerte sie sich, und an das Brocken. Und dass man sich auf Brocken immer so fühlte.</text:p>
      <text:p text:style-name="Text_20_body"><text:span text:style-name="T53">Jemand, der so gut wie sie war, würde dem Kleinen etwas Brot geben. Sie </text:span><text:span text:style-name="T174">hielt ihm das Brot vors Gesicht, doch er reagierte nicht. Erst, als sie es ihm praktisch in den Mund schob, hob er im Schneckentempo die Hand und ergriff das Brot. Langsam begann er daran herumzuknabbern. Sein Blick blieb die ganze Zeit starr ins Leere. </text:span><text:span text:style-name="T441">Gruselig.</text:span></text:p>
      <text:p text:style-name="Text_20_body">Vom Bett <text:span text:style-name="T442">her </text:span>dröhnte ein lautes Schnarchen. Ekel.</text:p>
      <text:p text:style-name="P508">Sie entschloss sich, den Jungen anzusprechen. Er konnte ihr ohnehin nichts anhaben. „Warum bist du so?“, sagte sie.</text:p>
      <text:p text:style-name="P479">Das… war kein richtiger Satz.<text:span text:style-name="T53"> Sie entschloss sich, es nochmal zu probieren und stupste den kauenden Jungen an. „Warum starrst du so ins Nichts?“</text:span></text:p>
      <text:p text:style-name="P458">Der Junge zuckte zusammen und sein Blick fuhr hoch. Er brauchte ein paar Momente, sah sich um, und hatte irgendwann begriffen, wo er war. Dania wiederholte ihre Frage: „Was ist los mit dir?“</text:p>
      <text:p text:style-name="P458">Der Junge blickte zwischen dem Brot und ihr hin und her. Nach einer Weile schien er sich zurecht gefunden zu haben, und schien ihr Vertrauen zu schenken. Er öffnete den Mund, wie um etwas zu sagen… doch statt zu sprechen, fing er nur an zu schluchzen.</text:p>
      <text:p text:style-name="P479"><text:span text:style-name="T53">Dania legte ihm einen Arm um die Schulter und sprach ihm gut zu, bis er sich beruhigte. </text:span><text:span text:style-name="T187">Schließlich war er bereit zu sprechen.</text:span></text:p>
      <text:p text:style-name="P479"><text:span text:style-name="T187">„Mein Bruder… mein Bruder ist tot. Er sollte jemanden töten, für Vater. Er kam nicht wieder… ich habe ihn gefunden…“ Seine Stimme wurde von Schluchzern unterbrochen, bis Dania gar nichts mehr verstand. Doch sie hatte genug gehört. Sie ließ den Jungen sitzen, ging zum Tisch, und zog noch eine Line von dem Brocken, das dort lag. </text:span><text:span text:style-name="T454">Das hat dieser Bastard nicht verdient.</text:span></text:p>
      <text:p text:style-name="Text_20_body">Angewidert verließ sie Gabors Verschlag und trat auf die Straße. <text:span text:style-name="T441">Es war noch dunkel, doch im Osten war die Dunkelheit etwas weniger dunkel. Zwei Stunden noch</text:span>. Heute konnte der erste Tag sein, an dem sie der Welt zeigte, wozu die Dania, die sie immer verabscheut hatten, wirklich fähig war. Oder war das nur, was das Brocken ihr immer einredete, wenn sie einem dieser Morgen beiwohnte?</text:p>
      <text:p text:style-name="P456">Sie atmete die kalte, frische Luft tief ein und ließ sich ihre Lungen füllen. Mut. Los geht‘s. Sie blickte sich um, sah in beiden Richtungen niemanden, ging los.</text:p>
      <text:p text:style-name="P456">Nur eine Straße weiter begegnete sie einem Mann. Er machte ihr klar, dass es doch kein so guter Tag werden würde.</text:p>
      <text:h text:style-name="P541" text:outline-level="1"/>
      <text:h text:style-name="Heading_20_1" text:outline-level="1"><text:bookmark-start text:name="__RefHeading___Toc12510_1913788720"/><text:soft-page-break/>Stepanie – findet Dania auf Brocken auf der Straße, <text:span text:style-name="T448">nimmt sie mit heim</text:span>. <text:span text:style-name="T445">Dania weint</text:span><text:bookmark-end text:name="__RefHeading___Toc12510_1913788720"/></text:h>
      <text:p text:style-name="Text_20_body"/>
      <text:p text:style-name="Text_20_body"><text:bookmark-start text:name="__RefHeading___Toc10883_578052989"/>Stepanie <text:span text:style-name="T443">war selten um diese Zeit wach. Und niemals freiwillig. Doch wenn sie einmal geweckt wurde, halfen all die Gebete an J‘zharrs Barmherzigkeit und die beruhigenden Tees nicht viel – sie konnte einfach nicht wieder einschlafen.</text:span><text:bookmark-end text:name="__RefHeading___Toc10883_578052989"/></text:p>
      <text:p text:style-name="Text_20_body"><text:bookmark-start text:name="__RefHeading___Toc10885_578052989"/>Heute war es besonders schlimm. Mitten in der Nacht von einer pochenden Tür geweckt zu werden gehörte für die Frau eines ehrbaren Diebes natürlich zu den schlimmeren Albträumen. Es war zum Glück weder Miliz noch Inquisition gewesen. Nur ein Kollege von ihm, der <text:span text:style-name="T444">Hilfe brauchte. </text:span><text:bookmark-end text:name="__RefHeading___Toc10885_578052989"/></text:p>
      <text:p text:style-name="Text_20_body"><text:bookmark-start text:name="__RefHeading___Toc10887_578052989"/>Sie hatte nicht nachgefragt, <text:span text:style-name="T446">worum</text:span> genau es ging. Sie tat es nie; fest überzeugt, dass sie es nicht wirklich wissen wollte. <text:span text:style-name="T446">Doch in ihrem Kopf gaben sich verschiedene Szenarien die Klinke in die Hand. Sie konnte sich nicht davon abhalten, die Gefahren auszumalen, in denen ihr Hunnar schwebte; an Schlaf war nicht mehr zu denken.</text:span><text:bookmark-end text:name="__RefHeading___Toc10887_578052989"/></text:p>
      <text:p text:style-name="Text_20_body"><text:bookmark-start text:name="__RefHeading___Toc10889_578052989"/>Ich muss hier raus,<text:span text:style-name="T53"> dachte Stepanie. </text:span>Ein bisschen spazieren.<text:span text:style-name="T53"> Ein paar Stunden würde sie noch haben, </text:span><text:span text:style-name="T175">bis </text:span><text:span text:style-name="T53">Mia aufwachte und ihre tägliche Tasse Morgenkakao erwartete.</text:span><text:bookmark-end text:name="__RefHeading___Toc10889_578052989"/></text:p>
      <text:p text:style-name="Text_20_body"><text:bookmark-start text:name="__RefHeading___Toc10891_578052989"/><text:span text:style-name="T53">Sie zog sich etwas wärmere Klamotten an. </text:span>Ich hoffe, die Straßen sind sicher. Wer weiß, warum Hunnar rausmusste.<text:span text:style-name="T53"> Doch Stepanie hatte keine Angst; sie hatte ein Grundvertrauen in die Welt und alle Menschen und war sich sicher, dass niemand einen Grund hatte, ihr etwas anzutun.</text:span><text:bookmark-end text:name="__RefHeading___Toc10891_578052989"/></text:p>
      <text:p text:style-name="Text_20_body"><text:bookmark-start text:name="__RefHeading___Toc10893_578052989"/>Sobald man mir einmal ins Gesicht gesehen hat, will man mich doch nicht einmal mehr vergewaltigen,<text:span text:style-name="T53"> dachte sie. Auch wenn sie wusste, dass es bei so etwas nicht um Sex ging, sondern um Gewalt. Und Männern dieser Sorte solche Dinge egal waren. </text:span>Ich bin die Frau von Hunnar. Eines ehrbaren Diebes. Ich brauche vor so etwas keine Angst zu haben.<text:bookmark-end text:name="__RefHeading___Toc10893_578052989"/></text:p>
      <text:p text:style-name="Text_20_body"><text:bookmark-start text:name="__RefHeading___Toc10895_578052989"/>Sie wünschte, das könnten mehr Frauen von sich sagen. Ihr war eine solche Tat noch nie passiert – aber einige ihrer Freundinnen reagierten ziemlich komisch, wenn die Sprache auf dieses Thema kam, und sie hatte schon manch ein lebhaftes Gesicht von einem Moment auf den anderen einfrieren sehen. Frauen, die sie für ihre Fröhlichkeit schätzte, die plötzlich in sich gekehrt ins Leere starrten. Wenn sie mit den anderen am Marktplatz quatschte, und das Gespräch zufällig auf diese Angelegenheiten kam, wurde das Thema immer schnell gewechselt.<text:bookmark-end text:name="__RefHeading___Toc10895_578052989"/></text:p>
      <text:p text:style-name="Text_20_body"><text:bookmark-start text:name="__RefHeading___Toc10897_578052989"/>Möge J‘zharr sie beschützen.<text:bookmark-end text:name="__RefHeading___Toc10897_578052989"/></text:p>
      <text:p text:style-name="Text_20_body"><text:bookmark-start text:name="__RefHeading___Toc10899_578052989"/><text:span text:style-name="T53">Ihre Stiefel waren schmucklos und praktisch. In diesem Teil der Stadt war man froh über feste Stiefel; Wasser war nicht einmal das schlimmste, was auf den Straßen herumschwomm. Auch wenn Stepanie Wasser natürlich verabscheute und jedes Mal zu J‘zharr betete, wenn es regnete oder ihre Haut aus anderen Gründen mit Wasser in Berührung kam; vor der unangenehmen Mischung </text:span><text:span text:style-name="T176">der Kloake des achten Bezirks hatte sie einen natürlicheren und ursprünglicheren Ekel.</text:span><text:bookmark-end text:name="__RefHeading___Toc10899_578052989"/></text:p>
      <text:p text:style-name="Text_20_body"><text:bookmark-start text:name="__RefHeading___Toc10901_578052989"/>Sie öffnete die Tür und trat nach draußen. Die dicke Jacke war eine gute Idee gewesen, es war mittlerweile ziemlich kühl. Es würde bald hell werden. <text:bookmark-end text:name="__RefHeading___Toc10901_578052989"/></text:p>
      <text:p text:style-name="Text_20_body"><text:bookmark-start text:name="__RefHeading___Toc10903_578052989"/>Sie begann, ziellos durch die Straßen zu wandern. Sie hätte gerne gesungen, aber sie wollte niemanden wecken; die Leute, die hier wohnten, hatten die letzten Stunden ihrer Nachtruhe redlich verdient. Also summte sie nur ein wenig vor sich hin. Ihr fiel auf, dass es eins der Kinderlieder war, die sie Mia vorgesungen hatte, als sie noch ganz klein war, und wurde ein bisschen nostalgisch.<text:bookmark-end text:name="__RefHeading___Toc10903_578052989"/></text:p>
      <text:p text:style-name="Text_20_body"><text:bookmark-start text:name="__RefHeading___Toc10905_578052989"/>Ìst ein Kind genug? Es ist schwer genug, eine Tochter alleine durchzubringen, aber eigentlich…<text:span text:style-name="T53"> Sie fragte sich, ob J‘zharr nicht mehr von ihr erwartete. </text:span><text:span text:style-name="T177">Sie erwartete auf jeden Fall mehr von sich. Ihr Mann hingegen… </text:span><text:span text:style-name="T447">Verdammt, wir haben schon seit Mias Geburt nicht mehr…</text:span><text:span text:style-name="T177"> sie errötete bei dem Gedanken. Sie sah beschämt zu Boden, bevor J‘zharr es sah. In einer Pfütze auf dem Boden sah sie ihr Gesicht. Und war plötzlich niedergeschlagen.</text:span><text:bookmark-end text:name="__RefHeading___Toc10905_578052989"/></text:p>
      <text:p text:style-name="Text_20_body"><text:bookmark-start text:name="__RefHeading___Toc10907_578052989"/>Wenn sie ehrlich zu sich war, vermisste sie es.<text:bookmark-end text:name="__RefHeading___Toc10907_578052989"/></text:p>
      <text:p text:style-name="Text_20_body"><text:bookmark-start text:name="__RefHeading___Toc10909_578052989"/>Darf ich es vermissen?<text:span text:style-name="T53"> Sie wusste die Antwort.</text:span><text:bookmark-end text:name="__RefHeading___Toc10909_578052989"/></text:p>
      <text:p text:style-name="Text_20_body"><text:bookmark-start text:name="__RefHeading___Toc10911_578052989"/>Sie besann sich, formulierte ein kurzes Gebet und schob den Gedanken an ihren Mann und an ihr Aussehen dann beiseite.<text:bookmark-end text:name="__RefHeading___Toc10911_578052989"/></text:p>
      <text:p text:style-name="Text_20_body"><text:bookmark-start text:name="__RefHeading___Toc10913_578052989"/><text:span text:style-name="T53">Ihr Blick tastete die vertrauten Häuser ab; da stand ein Steinhaus, das erst kürzlich errichtet worden war, doch die Tür war seit ein paar Wochen kaputt, und es stand leer. Sie hatte gehört, dass die </text:span><text:soft-page-break/><text:span text:style-name="T53">Inquisitoren die Tür eingetreten hatten, und einen Magier gefasst hatten. Oder schlimmeres. Die Spekulationen liefen heiß, und ihre Freundinnen liebten es, üb</text:span><text:span text:style-name="T178">er ketzerisches Zeug nachzudenken. Sie versuchte, sich davon fernzuhalten. Auch wenn sie zugeben musste, dass ein Teil von ihr davon auch fasziniert war, und sich fragte, wer wohl in diesem Haus gewohnt hatte.</text:span><text:bookmark-end text:name="__RefHeading___Toc10913_578052989"/></text:p>
      <text:p text:style-name="Text_20_body"><text:bookmark-start text:name="__RefHeading___Toc10915_578052989"/><text:span text:style-name="T178">D</text:span><text:span text:style-name="T53">ie Farbe des Himmels hatte mittlerweile von Schwarz zu einem dunklen Blauton gewechselt. Bis jetzt war sie noch niemandem begegnet, und sie war froh über die Zeit alleine. Stepanie machte einen Bogen, um über einen anderen Weg zurück nach Hause zu gehen.</text:span><text:bookmark-end text:name="__RefHeading___Toc10915_578052989"/></text:p>
      <text:p text:style-name="Text_20_body"><text:bookmark-start text:name="__RefHeading___Toc10917_578052989"/>Als sie um die Ecke bog, sah sie jemanden am Straßenrand liegen. Im achten Bezirk war das nicht so alltäglich wie im siebten Bezirk; dennoch kümmerten sich die meisten nicht darum. Stepanie war jedoch anders; sie konnte jemanden nicht einfach so liegen lassen, ohne zumindest nachzusehen, wie es ihm ging.<text:bookmark-end text:name="__RefHeading___Toc10917_578052989"/></text:p>
      <text:p text:style-name="Text_20_body"><text:bookmark-start text:name="__RefHeading___Toc10919_578052989"/>Sie trat an die Gestalt heran und ging in die Knie. „Entschuldigung? Ist alles in Ordnung?“<text:bookmark-end text:name="__RefHeading___Toc10919_578052989"/></text:p>
      <text:p text:style-name="Text_20_body"><text:bookmark-start text:name="__RefHeading___Toc10921_578052989"/>Trotz der Dunkelheit erkannte sie nun, dass es sich um eine Frau handelte, die ihr den Rücken zudrehte; das schmucklose Kleid war verdreckt und klebte ihr am Körper.<text:bookmark-end text:name="__RefHeading___Toc10921_578052989"/></text:p>
      <text:p text:style-name="Text_20_body"><text:bookmark-start text:name="__RefHeading___Toc10923_578052989"/><text:span text:style-name="T53">„Brauch</text:span><text:span text:style-name="T179">st du</text:span><text:span text:style-name="T53"> Hilfe?“ Stepanie beschloss, sie sanft wachzurütteln. Nicht, dass sie eine Alkoholvergiftung hatte und stabilisiert werden musste!</text:span><text:bookmark-end text:name="__RefHeading___Toc10923_578052989"/></text:p>
      <text:p text:style-name="Text_20_body"><text:bookmark-start text:name="__RefHeading___Toc10925_578052989"/><text:span text:style-name="T53">Die Frau regte sich. Mit unverständlichem Murmeln </text:span><text:span text:style-name="T179">schüttelte sie sich. Sie schien Schwierigkeiten zu haben, sich aufzurichten, und stützte sich schließlich auf ihren Ellenbogen. „Wa- was?“ sagte die Stimme verschlafen.</text:span><text:bookmark-end text:name="__RefHeading___Toc10925_578052989"/></text:p>
      <text:p text:style-name="Text_20_body"><text:bookmark-start text:name="__RefHeading___Toc10927_578052989"/>Stepanie sprach ruhig und fürsorglich. „Du wirst dir noch eine Erkältung holen, wenn du in so dünnen, nassen Klamotten auf der Straße rumliegst. Du brauchst eine Flamme, um dich zu wärmen.“<text:bookmark-end text:name="__RefHeading___Toc10927_578052989"/></text:p>
      <text:p text:style-name="Text_20_body"><text:bookmark-start text:name="__RefHeading___Toc10929_578052989"/>Die Frau hustete. Dann sprach sie brüchig weiter. „Flamme… verachtet mich.“<text:bookmark-end text:name="__RefHeading___Toc10929_578052989"/></text:p>
      <text:p text:style-name="Text_20_body"><text:bookmark-start text:name="__RefHeading___Toc10931_578052989"/><text:span text:style-name="T53">Plötzlich erkannte Stepanie die Stimme der Frau, auch wenn sie den Sinn ihrer Worte nicht verstand. Die </text:span><text:span text:style-name="T180">V</text:span><text:span text:style-name="T53">erlorene auf dem Boden war Dania! Gut, dass Stepanie sie gefunden hatte, bevor ihr jemand anders begegnet war, der vielleicht weniger wohlwollend war.</text:span><text:bookmark-end text:name="__RefHeading___Toc10931_578052989"/></text:p>
      <text:p text:style-name="Text_20_body"><text:bookmark-start text:name="__RefHeading___Toc10933_578052989"/><text:span text:style-name="T53">„</text:span><text:span text:style-name="T180">Dania? Bist du das?“</text:span><text:bookmark-end text:name="__RefHeading___Toc10933_578052989"/></text:p>
      <text:p text:style-name="Text_20_body"><text:bookmark-start text:name="__RefHeading___Toc10935_578052989"/>Die Frau drehte ihren Kopf nach hinten, um Stepanie anschauen zu können, doch in ihrer Position kam sie nicht weit. Ihr Ellenbogen rutschte weg und sie fiel auf den Rücken. Jetzt konnte Stepanie klar sehen, dass es sich wirklich um Dania handelte.<text:bookmark-end text:name="__RefHeading___Toc10935_578052989"/></text:p>
      <text:p text:style-name="Text_20_body"><text:bookmark-start text:name="__RefHeading___Toc10937_578052989"/>„Bei J‘zharr, was machst du im achten Bezirk! Und was ist mit dir passiert?“<text:bookmark-end text:name="__RefHeading___Toc10937_578052989"/></text:p>
      <text:p text:style-name="Text_20_body"><text:bookmark-start text:name="__RefHeading___Toc10939_578052989"/>Dania versuchte, sich abzustützen und rappelte sich schließlich auf. „Ich… verlaufen, glaube ich…“<text:bookmark-end text:name="__RefHeading___Toc10939_578052989"/></text:p>
      <text:p text:style-name="Text_20_body"><text:bookmark-start text:name="__RefHeading___Toc10941_578052989"/><text:span text:style-name="T53">Stepanie grinste. „Natürlich, du bist ja voll auf Brocken! Da brauchst du dich nicht wundern, wenn du dich verläufst und in irgendeiner Gosse endest. Ich sage dir immer, dass das Zeug nicht gut für dich ist.“ Sie umarmte die vollkommen verdreckte Freundin ohne zu Zögern. „Komm wir bringen dich ins Warme. Du zitterst ja! Und etwas zu essen und einen Kakao könntest du vielleicht auch gebrauchen.“ Stepanie zog ihren Mantel aus und legte ihn Dania um die Schultern, </text:span><text:span text:style-name="T181">die sich mit brüchiger Stimme bedankte.</text:span><text:bookmark-end text:name="__RefHeading___Toc10941_578052989"/></text:p>
      <text:p text:style-name="Text_20_body"><text:bookmark-start text:name="__RefHeading___Toc10943_578052989"/>Dania schien noch nicht ganz auf der Höhe zu sein, ließ sie jedoch machen. Stepanie ergriff sie bei den Schultern und führte sie sanft in die richtige Richtung.<text:bookmark-end text:name="__RefHeading___Toc10943_578052989"/></text:p>
      <text:p text:style-name="Text_20_body"><text:bookmark-start text:name="__RefHeading___Toc10945_578052989"/><text:span text:style-name="T53">„</text:span><text:span text:style-name="T181">Wie ist dir das denn passiert?“, fragte Stepanie besorgt. „Du solltest endlich mal lernen, auf dich aufzupassen.“</text:span><text:bookmark-end text:name="__RefHeading___Toc10945_578052989"/></text:p>
      <text:p text:style-name="Text_20_body"><text:bookmark-start text:name="__RefHeading___Toc10947_578052989"/>„Es war nicht das Brocken oder so, falls du das denkst“, murmelte Dania.<text:bookmark-end text:name="__RefHeading___Toc10947_578052989"/></text:p>
      <text:p text:style-name="Text_20_body"><text:bookmark-start text:name="__RefHeading___Toc10949_578052989"/>Nicht, dass Stepanie Dania dafür verurteilte. Sie war im allgemeinen der Ansicht, dass die schlechten Entscheidungen anderer Leute sie nichts angingen. J‘zharr missbilligte Drogen und Prostitution, sicher – aber genausowenig wie Hunnar für seinen Job etwas konnte, konnte man Dania vorwerfen, dass sie ihren Beruf nur mit Drogen aushielt. Stepanie war sich klar, dass die beiden das nur taten, weil es in dieser Gegend Lagons nun mal nicht viele andere Möglichkeiten gab. Hunnar hätte Mia und sie beispielsweise nie mit einem Fabrikjob ernähren können, und jemand wie Dania wurde im fünften Bezirk nichtmal angenommen.<text:bookmark-end text:name="__RefHeading___Toc10949_578052989"/></text:p>
      <text:p text:style-name="Text_20_body"><text:bookmark-start text:name="__RefHeading___Toc10951_578052989"/><text:span text:style-name="T53">„</text:span><text:span text:style-name="T182">Was war denn dann los?“, fragte Stepanie, und bereute es sogleich.</text:span><text:bookmark-end text:name="__RefHeading___Toc10951_578052989"/></text:p>
      <text:p text:style-name="Text_20_body"><text:bookmark-start text:name="__RefHeading___Toc10953_578052989"/>Dania schluckte, kämpfte kurz, und brach dann in Tränen aus. Stepanie streichelte ihr zärtlich <text:soft-page-break/>über den Kopf und sprach ihr gut zu: „Keine Sorge, wir sind gleich bei mir in Sicherheit. Du musst nicht drüber reden, wenn du nicht willst. Alles deine Sache“, und geleitete sie sanft nach Hause.<text:bookmark-end text:name="__RefHeading___Toc10953_578052989"/></text:p>
      <text:p text:style-name="Text_20_body"><text:bookmark-start text:name="__RefHeading___Toc10955_578052989"/>Dania sagte nichts mehr, bis sie angekommen waren, und auch Stepanie schwieg. Sie hoffte, dass sie damit Ruhe ausstrahlte. Es halt tatsächlich, nach ein paar Minuten hörte Dania zu weinen auf, vollkommen erschöpft.<text:bookmark-end text:name="__RefHeading___Toc10955_578052989"/></text:p>
      <text:p text:style-name="Text_20_body"><text:bookmark-start text:name="__RefHeading___Toc10957_578052989"/>Kurz darauf kamen sie bei Stepanie an. Der Himmel war mittlerweile ziemlich hell, mit roten Streifen im Osten. Dania pflanzte sich auf ein Sofa und lehnte sich zurück, während Stepanie Kakao machte. Mia schlief noch, aber für sie würde Stepanie später noch einen kochen, wenn sie in zwei Stunden aufstand.<text:bookmark-end text:name="__RefHeading___Toc10957_578052989"/></text:p>
      <text:p text:style-name="Text_20_body"><text:bookmark-start text:name="__RefHeading___Toc10959_578052989"/>Sie brachte Dania ihre Tasse Kakao. „Hier, bitteschön“, sagte sie.<text:bookmark-end text:name="__RefHeading___Toc10959_578052989"/></text:p>
      <text:p text:style-name="Text_20_body"><text:bookmark-start text:name="__RefHeading___Toc10961_578052989"/><text:span text:style-name="T53">Dania blickte sie nicht an, als sie die Tasse entgegennahm. Ein „Danke.“ brachte sie immerhin heraus. </text:span><text:span text:style-name="T183">Sie wärmte ihre Hände an der Tasse und schlürfte immer wieder etwas von der heißen Flüssigkeit, während sie weiter schwieg. Auch Stepanie blieb respektvoll still.</text:span><text:bookmark-end text:name="__RefHeading___Toc10961_578052989"/></text:p>
      <text:p text:style-name="Text_20_body"><text:bookmark-start text:name="__RefHeading___Toc10963_578052989"/>Es dauerte eine Weile, bis Dania wieder das Wort ergriff. „Ich will diesen Scheißjob nie wieder machen müssen“, war das einzige, was sie sagte.<text:bookmark-end text:name="__RefHeading___Toc10963_578052989"/></text:p>
      <text:p text:style-name="P509">Stepanie schluckte. „Das ist sicher in J‘zharrs Sinne“, sagte sie. „Aber hast du eine Alternative? Von irgendetwas musst du doch leben. Ich muss schon eine Familie durchfüttern, tut mir leid.“</text:p>
      <text:p text:style-name="P509">Dania lachte bitter. „Das hier ist Lagon. Wer nichts zu verlieren hat und zu allem bereit ist, wird in Lagon immer für jemanden nützlich sein.“</text:p>
      <text:p text:style-name="P509">Stepanie sagte nichts. <text:span text:style-name="T1">Wird sie damit nicht in noch schlimmeren Kreisen landen, als sie es bereits ist? Das wird nicht gut ausgehen.</text:span></text:p>
      <text:p text:style-name="P459">Dania trank ihren Kakao in einem Zug leer. „Danke für die Unterstützung, Stepanie. <text:span text:style-name="T460">Doch ich muss endlich mal mein Leben selbst in die Hand nehmen. Ich weiß, was ich zu tun habe.“ Sie stellte die Tasse auf den Tisch und stand auf. Stepanie erhob sich ebenfalls, doch Dania war bereits bei der Tür. Sie sah Stepanie nicht einmal an, bevor sie ging.</text:span></text:p>
      <text:p text:style-name="P457"/>
      <text:h text:style-name="Heading_20_1" text:outline-level="1"><text:bookmark-start text:name="__RefHeading___Toc11057_578052989"/><text:a xlink:type="simple" xlink:href="#__RefHeading__13974_2035619654" text:style-name="Index_20_Link" text:visited-style-name="Index_20_Link">Marcin – </text:a><text:span text:style-name="T456">Kämpft mit Miliz, g</text:span><text:a xlink:type="simple" xlink:href="#__RefHeading__13974_2035619654" text:style-name="Index_20_Link" text:visited-style-name="Index_20_Link"><text:span text:style-name="T456">ibt Dania einen neuen Auftrag und </text:span></text:a><text:a xlink:type="simple" xlink:href="#__RefHeading__13974_2035619654" text:style-name="Index_20_Link" text:visited-style-name="Index_20_Link"><text:span text:style-name="T456">s</text:span></text:a><text:span text:style-name="T456">inniert über Karriere</text:span><text:bookmark-end text:name="__RefHeading___Toc11057_578052989"/></text:h>
      <text:h text:style-name="P542" text:outline-level="1"><text:a xlink:type="simple" xlink:href="#__RefHeading__13976_2035619654" text:style-name="Index_20_Link" text:visited-style-name="Index_20_Link"><text:span text:style-name="T53"/></text:a></text:h>
      <text:p text:style-name="Text_20_body"><text:bookmark-start text:name="__RefHeading___Toc11622_1121766794"/>„<text:span text:style-name="T455">Hier ist alles in Ordnung, Boss. Keine besonderen Vorkommnisse. Der neue Stoff geht gut weg, auch wenn die Kunden ein wenig unhöflicher wirken als sonst.“ Der Dieb, der vor Marcin stand, hatte einen niedrigen Rang, doch Marcin hatte ihn für eine Ecke verantwortlich gemacht, wo er jetzt mit seinen Jungs Brocken für Marcin verkaufte.</text:span><text:bookmark-end text:name="__RefHeading___Toc11622_1121766794"/></text:p>
      <text:p text:style-name="Text_20_body"><text:bookmark-start text:name="__RefHeading___Toc11624_1121766794"/>Marcin schnaubte. „Das Brocken soll die Leute doch nicht aufmümpfiger machen! Da hat wohl wieder ein besonder<text:span text:style-name="T458">er</text:span> Koch den Wombats Chilischoten zu essen gegeben.“<text:bookmark-end text:name="__RefHeading___Toc11624_1121766794"/></text:p>
      <text:p text:style-name="Text_20_body"><text:bookmark-start text:name="__RefHeading___Toc11626_1121766794"/><text:span text:style-name="T456">Brocken wurde hergestellt, indem man die Exkremente von Wombats abkochte. </text:span>Die Brockenköche erlaubten sich manchmal <text:span text:style-name="T456">den </text:span>Spaß, mit dem Brocken herumzuexperimentieren. <text:span text:style-name="T458">Marcin hatte noch nie einen nüchternen Koch getroffen</text:span>, da die Wombats genug Brocken produzierten, um <text:span text:style-name="T456">die Köche</text:span> den ganzen Tag berauscht zu halten. Da kam man schnell auf die Idee, die Wirkung zu modifizieren, indem man den Wombats etwas anderes zu essen gab. <text:bookmark-end text:name="__RefHeading___Toc11626_1121766794"/></text:p>
      <text:p text:style-name="Text_20_body"><text:bookmark-start text:name="__RefHeading___Toc11628_1121766794"/>„<text:span text:style-name="T456">Also es hat uns niemand gefährdet oder so. Die Leute wissen, wo sie ihr Zeug herbekommen. Uns fasst niemand an.“</text:span><text:bookmark-end text:name="__RefHeading___Toc11628_1121766794"/></text:p>
      <text:p text:style-name="Text_20_body"><text:bookmark-start text:name="__RefHeading___Toc11630_1121766794"/>„<text:span text:style-name="T456">Ja, aber wenn das ganze Viertel aggressiv ist und sich gegenseitig absticht, ist das trotzdem schlecht für unser Geschäft. Ich werde mit den Leuten reden.“</text:span><text:bookmark-end text:name="__RefHeading___Toc11630_1121766794"/></text:p>
      <text:p text:style-name="Text_20_body"><text:bookmark-start text:name="__RefHeading___Toc11632_1121766794"/><text:span text:style-name="T1">Warum erzähle ich ihm das eigentlich?</text:span><text:span text:style-name="T53">, dachte Marcin. </text:span><text:span text:style-name="T1">Je mehr meine Leute über die ganze Operation hier wissen, desto leichter bin ich ersetzbar. Ich werde leichtsinnig.</text:span><text:bookmark-end text:name="__RefHeading___Toc11632_1121766794"/></text:p>
      <text:p text:style-name="Text_20_body"><text:bookmark-start text:name="__RefHeading___Toc11634_1121766794"/>Der niedere Dieb ahnte jedoch nichts von Marcins Gedanken. „Gute Sache“, sagte er und nickte eifrig. Er schien nicht klüger zu sein, als er für diesen Job sein musste. Das beruhigte Marcin.<text:bookmark-end text:name="__RefHeading___Toc11634_1121766794"/></text:p>
      <text:p text:style-name="Text_20_body"><text:bookmark-start text:name="__RefHeading___Toc11636_1121766794"/><text:span text:style-name="T53">Seine erste Runde war fast zu Ende, und es war beinahe Mittag. </text:span><text:span text:style-name="T188">Die Ecke, an der seine Leute hier verkauften, war tatsächlich sehr ruhig, und die anderen beiden Diebe, die hier ihre Schicht schoben, dösten in der Sonne. Es war ein warmer Tag und sie trugen nur dünne Hemden zu ihren </text:span><text:soft-page-break/><text:span text:style-name="T188">schwarzen Ballonmützen, die sie als Diebe zu erkennen gaben. Ihre Waffen waren offen sichtbar, und auf diese Weise wussten alle, die Brocken wollten, wen sie ansprechen konnten; und dass sie sich keine Dummheiten erlauben sollten.</text:span><text:bookmark-end text:name="__RefHeading___Toc11636_1121766794"/></text:p>
      <text:p text:style-name="Text_20_body"><text:bookmark-start text:name="__RefHeading___Toc11638_1121766794"/>Marcin trug ebenfalls eine solche Mütze. Es war wichtig, dass man im Viertel Präsenz zeigte. Es sorgte dafür, dass die Leute zu ihm kamen, wenn sie ein Problem hatten, und nicht zum Magister des siebten Bezirks gingen, um die Konflikte beizulegen, die in einem Bezirk wie diesem an der Tagesordnung waren. Marcin wusste das zu schätzen; je mehr Leuten er so einen Gefallen erwies, desto mehr Gefallen konnte er einfordern. So war sein Netzwerk immer weiter gewachsen, und ungefähr jeder Zehnte, der auf seinem Gebiet lebte, war ihm auf irgendeine Weise verpflichtet.<text:bookmark-end text:name="__RefHeading___Toc11638_1121766794"/></text:p>
      <text:p text:style-name="Text_20_body"><text:bookmark-start text:name="__RefHeading___Toc11640_1121766794"/>Zu der Mütze trug er trotz der Hitze seinen schwarzen Ledermantel. Er machte ihn unnahbar und hob ihn heraus. Marcin war sich bewusst, wie wichtig er war. Außerdem schätzte er die Möglichkeit, Waffen, und auch seine Mütze im Zweifelsfall verstecken zu können.<text:bookmark-end text:name="__RefHeading___Toc11640_1121766794"/></text:p>
      <text:p text:style-name="Text_20_body"><text:bookmark-start text:name="__RefHeading___Toc11642_1121766794"/><text:span text:style-name="T53">Hier war es friedlich, und er entschloss sich zu gehen. Es wurde Zeit, zu Mittag zu essen.</text:span><text:span text:style-name="T226"> Er grüßte die Verkäufer und wandte sich zum gehen, als er eine Gruppe Männer aus der Ferne auf die Ecke zukommen sah.</text:span><text:bookmark-end text:name="__RefHeading___Toc11642_1121766794"/></text:p>
      <text:p text:style-name="Text_20_body"><text:bookmark-start text:name="__RefHeading___Toc11644_1121766794"/><text:span text:style-name="T237">Die Miliz?</text:span><text:span text:style-name="T226"> Es waren fünf, einer mehr als sie. </text:span><text:span text:style-name="T237">Sollen sie doch kommen.</text:span><text:bookmark-end text:name="__RefHeading___Toc11644_1121766794"/></text:p>
      <text:p text:style-name="Text_20_body"><text:bookmark-start text:name="__RefHeading___Toc11646_1121766794"/><text:span text:style-name="T226">Marcin warnte seine Männer, die sofort aufstanden, </text:span><text:span text:style-name="T227">ihre Waffen aber erst einmal stecken ließen. Die Passanten, die in der Nähe herumlungerten, entfernten sich, als sie die Miliz entdeckten, unauffällig – schnell war die Kreuzung entvölkert, bis auf die Diebe.</text:span><text:bookmark-end text:name="__RefHeading___Toc11646_1121766794"/></text:p>
      <text:p text:style-name="Text_20_body"><text:bookmark-start text:name="__RefHeading___Toc11648_1121766794"/>Marcin steckte demonstrativ die Hände in die Manteltaschen, als die fünf Soldaten mit <text:span text:style-name="T459">grauen Uniformen und</text:span> geschulterten Speeren näherkamen. Als noch etwa zehn Meter zwischen ihnen waren, streckte er die Hand aus.<text:bookmark-end text:name="__RefHeading___Toc11648_1121766794"/></text:p>
      <text:p text:style-name="Text_20_body"><text:bookmark-start text:name="__RefHeading___Toc11650_1121766794"/>„Halt, das ist weit genug. Was wollt ihr?“<text:bookmark-end text:name="__RefHeading___Toc11650_1121766794"/></text:p>
      <text:p text:style-name="Text_20_body"><text:bookmark-start text:name="__RefHeading___Toc11652_1121766794"/><text:span text:style-name="T226">Die Milizionäre hielten tatsächlich an. „Das Gesetz des Rates von Lagon umsetzen. Diebstahl ist unter </text:span><text:span text:style-name="T230">Kerkers</text:span><text:span text:style-name="T226">trafe </text:span><text:span text:style-name="T228">verboten; ihr </text:span><text:span text:style-name="T233">tragt Diebesmützen und</text:span><text:span text:style-name="T228"> seid offensichtlich Diebe. Also seid ihr festgenommen.“</text:span><text:bookmark-end text:name="__RefHeading___Toc11652_1121766794"/></text:p>
      <text:p text:style-name="Text_20_body"><text:bookmark-start text:name="__RefHeading___Toc11654_1121766794"/><text:span text:style-name="T226">Sie erinnerten sich daran, dass sie ihn ja festnehmen wollten und setzten sich wieder in Bewegung; doch eine Geste von Marcin unterbrach sie. „Wie offensichtlich wir Diebe sind, und was wir gestohlen haben, soll der Magister entscheiden. Er ist für Rechtsprechung zuständig, und er wäre sicher nicht so dumm, mir eure Bande von Grünschnäbeln entgegenzuschicken. Habt ihr Beweise, dass ich etwas gestohlen habe? Dann verantworte ich mich gerne in einem Prozess vor dem Magister.“ </text:span><text:span text:style-name="T229">Marcin schmunzelte, und Verunsicherung ergriff die Milizionäre.</text:span><text:bookmark-end text:name="__RefHeading___Toc11654_1121766794"/></text:p>
      <text:p text:style-name="Text_20_body"><text:bookmark-start text:name="__RefHeading___Toc11656_1121766794"/>Der Wortführer ließ sich jedoch nicht beeindrucken. Vielleicht konnte er sogar lesen. „Wir haben einen Beweis. Deine Mütze. Und die wirst du uns jetzt aushändigen.“ Damit machte er einen Schritt nach vorn.<text:bookmark-end text:name="__RefHeading___Toc11656_1121766794"/></text:p>
      <text:p text:style-name="Text_20_body"><text:bookmark-start text:name="__RefHeading___Toc11658_1121766794"/>Marcin <text:span text:style-name="T459">steckte</text:span> die <text:span text:style-name="T459">Hände wieder </text:span>in <text:span text:style-name="T459">seine</text:span> Taschen. „Nur zu, nimm sie dir! Ich warte.“<text:bookmark-end text:name="__RefHeading___Toc11658_1121766794"/></text:p>
      <text:p text:style-name="Text_20_body"><text:bookmark-start text:name="__RefHeading___Toc11660_1121766794"/>Schritt für Schritt wagte sich der Soldat vor. Er war etwa einen halben Kopf kleiner als Marcin und je näher er kam, desto mehr sah man das. Marcin rührte sich nicht ein Stück; er hatte gar nicht vor, dem Soldat einen Vorwand zu geben, seine Waffe zu ziehen. Nur sein Lächeln wurde immer breiter.<text:bookmark-end text:name="__RefHeading___Toc11660_1121766794"/></text:p>
      <text:p text:style-name="P477"><text:bookmark-start text:name="__RefHeading___Toc11662_1121766794"/>Wenn ich sonst so vorsichtig bin, warum liebe ich dann solche Situationen so sehr? Ich weiß es doch besser, als mich an scheinbarer Überlegenheit zu ergötzen.<text:bookmark-end text:name="__RefHeading___Toc11662_1121766794"/></text:p>
      <text:p text:style-name="Text_20_body"><text:bookmark-start text:name="__RefHeading___Toc11664_1121766794"/>Der Mann stand nun direkt vor Marcin. Seine Uniform war neu, höchstens ein paar Wochen alt. Er kam offensichtlich direkt aus der Akademie und wollte sich wohl ein paar Lorbeeren verdienen. Und niemand seiner Freunde hatte ihn gewarnt.<text:bookmark-end text:name="__RefHeading___Toc11664_1121766794"/></text:p>
      <text:p text:style-name="Text_20_body"><text:bookmark-start text:name="__RefHeading___Toc11666_1121766794"/>Der Soldat streckte seinen Arm aus und griff nach Marcins Mütze. Mehr brauchte Marcin nicht. Blitzschnell fuhr seine rechte Hand aus der Tasche – sie führte ein kleines Messer. Noch bevor der Soldat die Mütze erreicht hatte, hatte er das Messer im Hals stecken. <text:span text:style-name="T457">Röchelnd torkelte</text:span> er, griff nach dem Messer, zog es heraus, fiel. Niemand machte Anstalten, eine Waffe zu ziehen.<text:bookmark-end text:name="__RefHeading___Toc11666_1121766794"/></text:p>
      <text:p text:style-name="Text_20_body"><text:bookmark-start text:name="__RefHeading___Toc11668_1121766794"/><text:span text:style-name="T226">Seine Kameraden lachten nervös. Einer ging langsam rückwärts, die anderen folgten ihm nach. „Der war eh komisch. Zu ehrgeizig.“, hörte Marcin sie sagen, </text:span><text:span text:style-name="T230">als sie sich entfernten.</text:span><text:bookmark-end text:name="__RefHeading___Toc11668_1121766794"/></text:p>
      <text:p text:style-name="Text_20_body"><text:bookmark-start text:name="__RefHeading___Toc11670_1121766794"/>Einer der Diebe lachte seine Anspannung weg. „Keine Eier, diese Milizdeppen! Dass die ihren <text:span text:style-name="T459">Freund</text:span> so im Stich lassen.“ Er setzte sich wieder. Marcin bückte sich, hob das kleine Messer auf, <text:soft-page-break/>wischte es an der Uniform des Toten ab und steckte es wieder in sein Geheimfach.<text:bookmark-end text:name="__RefHeading___Toc11670_1121766794"/></text:p>
      <text:p text:style-name="Text_20_body"><text:bookmark-start text:name="__RefHeading___Toc11672_1121766794"/>„Unterschätzt sie nicht“, sagte Marcin, während er sich umdrehte und ging.<text:bookmark-end text:name="__RefHeading___Toc11672_1121766794"/></text:p>
      <text:p text:style-name="Text_20_body"/>
      <text:p text:style-name="Text_20_body"><text:bookmark-start text:name="__RefHeading___Toc11674_1121766794"/><text:span text:style-name="T237">Ich nehme mir zu viel vor</text:span><text:span text:style-name="T224">, </text:span><text:span text:style-name="T226">dachte Marcin, während er zu seinem Versteck ging, um die Runde zu beenden. </text:span><text:span text:style-name="T237">Die kommen wieder. Mit mehr Leuten. Ich muss mich fast jeden Tag gegen irgendeinen Verrückten verteidigen. Wie lange, bis sie jemanden schicken, der besser ist als ich? Ich habe zu wenige Leute, um mich gegen die ganze Stadt zu verteidigen. Ich bin zu bekannt geworden, ohne dass ich Macht gewonnen hätte.</text:span><text:bookmark-end text:name="__RefHeading___Toc11674_1121766794"/></text:p>
      <text:p text:style-name="Text_20_body"><text:bookmark-start text:name="__RefHeading___Toc11676_1121766794"/><text:span text:style-name="T226">Bisher hatte Marcin sich immer im Schatten gehalten, geduckt, kein Aufsehen erregt. Das war auch der einzige Grund, warum er noch Leutnant war. Nun zweifelte er, ob dieser Ansatz noch funktionierte. </text:span><text:span text:style-name="T231">Die Milizionäre hatten gewusst, nach wem sie suchten; der kleine Junge sicher auch. Wobei ihm der minderjährige Meuchelmörder größere Bedenken einflößte als die Miliz, die im siebten Bezirk herumstolperte wie ein Novize </text:span><text:span text:style-name="T232">auf Brocken</text:span><text:span text:style-name="T231">.</text:span><text:bookmark-end text:name="__RefHeading___Toc11676_1121766794"/></text:p>
      <text:p text:style-name="P477"><text:bookmark-start text:name="__RefHeading___Toc11678_1121766794"/><text:span text:style-name="T224">Die falschen Leute kennen mich mittlerweile. Sie wissen wo sie suchen sollen. Ich habe nicht die Macht, sie langfristig auf Abstand zu halten. Ich muss mir etwas einfallen lassen. </text:span><text:span text:style-name="T236">Ich will doch nicht als ein schäbiger Leutnant in der Gosse enden. Dafür habe ich zu viel geopfert.</text:span><text:bookmark-end text:name="__RefHeading___Toc11678_1121766794"/></text:p>
      <text:p text:style-name="P539"><text:bookmark-start text:name="__RefHeading___Toc11680_1121766794"/><text:span text:style-name="T226">Seine Gedanken wichen zu Hauptmann Kenin ab, seinem Freund. Die beiden teilten einige Geheimnisse und arbeiteten eng zusammen, doch hier würde er ihm nicht helfen können. Das Problem hatte mit Marcins Position zu tun. </text:span><text:span text:style-name="T237">Ich brauche mir nichts vormachen: unsere Verbindung besteht nur, weil ich sein Leutnant bin. Sie würde anders nicht funktionieren.</text:span><text:span text:style-name="T224"> </text:span><text:bookmark-end text:name="__RefHeading___Toc11680_1121766794"/></text:p>
      <text:p text:style-name="P505"><text:span text:style-name="T224">Außerdem ist er doch mehr mit diesen Huren beschäftigt.</text:span><text:span text:style-name="T226"> Wenn Marcin ehrlich zu sich selbst war, bedrückte ihn, dass Kenin an beiden Ufern fischte. Manchmal bezweifelte er, dass Kenin wirklich zu ihm stand. Nicht, dass das in einer Stadt wie Lagon möglich gewesen wäre. Doch während Kenin auf Brocken in den Tag hinein lebte, war Marcin damit beschäftigt, dieses Brocken zu beschaffen, und den Bezirk in Ordnung zu halten, den Kenin regierte. Und die Zeit, die sie deswegen nicht zusammen verbringen konnten, verbrachte Kenin stattdessen mit den Frauen, die für ihn arbeiteten.</text:span></text:p>
      <text:p text:style-name="P526">Der Gedanke tat ein bisschen weh, und er wischte ihn beiseite, über Kenin wollte er nun wirklich nicht nachdenken. Er hatte andere Sorgen.</text:p>
      <text:p text:style-name="Text_20_body"><text:bookmark-start text:name="__RefHeading___Toc11682_1121766794"/>Vielleicht war Dieb zu sein nicht mehr das Richtige für ihn? Normalerweise beendete man eine Diebeskarriere nicht einfach. Zumindest nicht freiwillig. Es gab keine Pension und keine Ausstiegsperspektive, einfach weil es keine Überlebenden gab. Je älter Marcin wurde, desto mehr störte ihn das.<text:bookmark-end text:name="__RefHeading___Toc11682_1121766794"/></text:p>
      <text:p text:style-name="P477"><text:bookmark-start text:name="__RefHeading___Toc11684_1121766794"/>Nein, aussteigen ist keine Option. Auf dieser verdammten Insel kennen mich zu viele, über die ich zu viel weiß. Ab dem Tag, wo mein Schutz verschwindet, bin ich ein toter Mann. Ich muss mich einfach endlich besser schützen. Meine Feinde ausschalten. Und dann endlich wieder im Hintergrund bleiben und andere Leute auf die Straße schicken.<text:bookmark-end text:name="__RefHeading___Toc11684_1121766794"/></text:p>
      <text:p text:style-name="Text_20_body"><text:bookmark-start text:name="__RefHeading___Toc11686_1121766794"/><text:span text:style-name="T53">Marcin dachte wieder an Kenin – es war beunruhigend, in welche Richtung seine Gedanken gingen. </text:span><text:span text:style-name="T1">Nun, </text:span><text:span text:style-name="T36">als Hauptmann hat </text:span><text:span text:style-name="T1">Kenin es definitiv leichter als ich. Für den Moment.</text:span><text:bookmark-end text:name="__RefHeading___Toc11686_1121766794"/></text:p>
      <text:p text:style-name="Text_20_body"><text:bookmark-start text:name="__RefHeading___Toc11688_1121766794"/><text:span text:style-name="T53">Im Kopf arrangierte Marcin die Personen, die er um sich hatte. Auf die er sich verlassen konnte. Warum er sich auf sie verlassen konnte. </text:span><text:span text:style-name="T1">Wie kann ich sie nach vorne schieben und selbst in den Hintergrund treten?</text:span><text:bookmark-end text:name="__RefHeading___Toc11688_1121766794"/></text:p>
      <text:p text:style-name="Text_20_body"><text:bookmark-start text:name="__RefHeading___Toc11690_1121766794"/>Doch eine gute Idee kam ihm nicht. Wirklich fähig<text:span text:style-name="T471">e</text:span> Leute <text:span text:style-name="T471">hatte er kaum</text:span>. Gut fürs Tagesgeschäft, ja. Aber er hatte darauf geachtet, dass niemand ihm gefährlich werden konnte – dementsprechend waren die meisten seiner Untergebenen Fachidioten, die exzellente Spione, Brocken-Verkäufer oder Soldaten waren. <text:span text:style-name="T471">Alle</text:span>, die etwas konnten, was über ihren Beruf hinausging, hatte er sorgfältig aussortiert.<text:bookmark-end text:name="__RefHeading___Toc11690_1121766794"/></text:p>
      <text:p text:style-name="Text_20_body"><text:bookmark-start text:name="__RefHeading___Toc11692_1121766794"/><text:span text:style-name="T1">Vielleicht war das ein Fehler</text:span>,<text:span text:style-name="T53"> dachte Marcin.</text:span><text:bookmark-end text:name="__RefHeading___Toc11692_1121766794"/></text:p>
      <text:p text:style-name="Text_20_body"><text:bookmark-start text:name="__RefHeading___Toc11694_1121766794"/>Er war an seinem Versteck angelangt. Er wollte gerade die Tür öffnen, als ihm etwas auffiel – jemand hatte das Fenster geöffnet. Der Wachstropfen, mit dem er Fenster und Rahmen verbunden hatte, war gebrochen.<text:bookmark-end text:name="__RefHeading___Toc11694_1121766794"/></text:p>
      <text:p text:style-name="Text_20_body"><text:bookmark-start text:name="__RefHeading___Toc11696_1121766794"/><text:span text:style-name="T1">Vielleicht ist er noch da drin.</text:span><text:span text:style-name="T53"> Marcin reichte in seinem Mantel hinein und zog ein Kurzschwert heraus. Es hatte genau die richtige Länge, um in der engen Hütte zu kämpfen. </text:span><text:span text:style-name="T37">Jede dieser Begeg</text:span><text:soft-page-break/><text:span text:style-name="T37">nungen könnte meine letzte sein.</text:span><text:span text:style-name="T53"> </text:span><text:span text:style-name="T189">Er atmete tief durch und trat die Tür ein.</text:span><text:bookmark-end text:name="__RefHeading___Toc11696_1121766794"/></text:p>
      <text:p text:style-name="Text_20_body"><text:bookmark-start text:name="__RefHeading___Toc11698_1121766794"/>Kein Kampfschrei, keine drohende Gebärde, dafür war Marcin zu erfahren. Anfänger stießen Drohungen und Rufe aus, vor allem, um ihre eigene Unsicherheit zu dämpfen. Doch Marcin kannte sich hier aus, das war seine Domäne. Er wusste, dass er im Vorteil war.<text:bookmark-end text:name="__RefHeading___Toc11698_1121766794"/></text:p>
      <text:p text:style-name="Text_20_body"><text:bookmark-start text:name="__RefHeading___Toc11700_1121766794"/>Das Schwert vor sich ausgestreckt, schätzte sein Blick alle verfügbaren Ausgänge ab. Eine Tür ging in die Küche, eine zum Abort – es gab ein weiteres Fenster. Im Raum vor sich ein abgeranztes Sofa und ein Tisch. <text:span text:style-name="T461">Auf dem Sofa saß jemand - </text:span><text:bookmark-end text:name="__RefHeading___Toc11700_1121766794"/></text:p>
      <text:p text:style-name="Text_20_body"><text:bookmark-start text:name="__RefHeading___Toc11702_1121766794"/>Doch bevor Marcin die Person klar erkennen konnte, sah er plötzlich nichts mehr. Mit einem Mal war der ganze Raum mit Qualm gefüllt. Es hatte nicht mal einen Wimpernschlag gedauert.<text:bookmark-end text:name="__RefHeading___Toc11702_1121766794"/></text:p>
      <text:p text:style-name="Text_20_body"><text:bookmark-start text:name="__RefHeading___Toc11704_1121766794"/><text:span text:style-name="T1">Was zum – etwas geht hier nicht mit rechten Dingen zu.</text:span><text:span text:style-name="T53"> Marcin fluchte und sprang vom Eingang zurück.</text:span><text:bookmark-end text:name="__RefHeading___Toc11704_1121766794"/></text:p>
      <text:p text:style-name="Text_20_body"><text:bookmark-start text:name="__RefHeading___Toc11706_1121766794"/><text:span text:style-name="T53">„Alles klar, Boss, ich bin nur ein bisschen drauf, du weißt schon“, erklang eine Stimme von innen. </text:span><text:span text:style-name="T1">Weiblich.</text:span> <text:span text:style-name="T53">Marcin stand wenige Meter vor der Hütte, das Schwert immer noch nach vorne gerichtet. „Du hast mir nur ein bisschen Angst gemacht, deswegen der Qualm, tut mir leid!“, fuhr die Stimme fort.</text:span><text:bookmark-end text:name="__RefHeading___Toc11706_1121766794"/></text:p>
      <text:p text:style-name="Text_20_body"><text:bookmark-start text:name="__RefHeading___Toc11708_1121766794"/>Marcin blickte misstrauisch auf den Eingang, konnte aber immer noch nichts erkennen. Er <text:span text:style-name="T470">be</text:span>zweifelte, dass das eine der magischen Entladungen war, die für Brocken so typisch waren. Wollte ihn hier jemand in einen Hinterhalt locken? Er blickte rasch um sich, doch die Gasse war leer.<text:bookmark-end text:name="__RefHeading___Toc11708_1121766794"/></text:p>
      <text:p text:style-name="Text_20_body"><text:bookmark-start text:name="__RefHeading___Toc11710_1121766794"/><text:span text:style-name="T53">Da trat eine Frau aus dem Türrahmen, zwischen Schwaden aus Qualm hervor. </text:span><text:span text:style-name="T191">„</text:span><text:span text:style-name="T190">Warum trittst du denn die Tür zu deinem eigenen Haus ein? </text:span><text:span text:style-name="T192">Mann, hast du mich erschreckt.</text:span><text:span text:style-name="T190">“</text:span><text:bookmark-end text:name="__RefHeading___Toc11710_1121766794"/></text:p>
      <text:p text:style-name="Text_20_body"><text:bookmark-start text:name="__RefHeading___Toc11712_1121766794"/><text:span text:style-name="T1">Stimmt, Dania. </text:span>Marcin steckte das Schwert weg. <text:span text:style-name="T1">Ich hatte ganz vergessen, dass sie nicht die Tür benutzen sollte. Vergesslichkeit darf ich mir genausowenig anmerken lassen.</text:span><text:bookmark-end text:name="__RefHeading___Toc11712_1121766794"/></text:p>
      <text:p text:style-name="Text_20_body"><text:bookmark-start text:name="__RefHeading___Toc11714_1121766794"/>„<text:span text:style-name="T462">Scheiße, reagierst du immer so auf Brocken? Man sollte dir vielleicht nichts von dem Zeug geben. Was ist, wenn mal was in Flammen aufgeht, wenn du drauf bist? Der ganze Block könnte abbrennen.</text:span>“ <text:span text:style-name="T462">Die Schwaden verflüchtigten sich mittlerweile wieder, Dania schien beruhigt zu sein. „Nichts wie rein, wir sollten nicht noch länger auf der Straße herumstehen.“</text:span><text:bookmark-end text:name="__RefHeading___Toc11714_1121766794"/></text:p>
      <text:p text:style-name="Text_20_body"><text:bookmark-start text:name="__RefHeading___Toc11716_1121766794"/><text:span text:style-name="T1">Kein Wunder, dass die Inquisition das Zeug für gefährlich hält, wenn die Leute so verantwortungslos mit Brocken umgehen. </text:span><text:span text:style-name="T53">Gefühlsausbrüche w</text:span><text:span text:style-name="T200">ur</text:span><text:span text:style-name="T53">den auf Brocken </text:span><text:span text:style-name="T209">besonders</text:span><text:span text:style-name="T53"> schnell zu unberechenbaren magischen Entladungen – und auf Brocken ger</text:span><text:span text:style-name="T200">iet</text:span><text:span text:style-name="T53"> man schnell in aufreibende Situationen. Marcin hatte gute Gründe, seine Finger von dem Zeug zu lassen.</text:span><text:bookmark-end text:name="__RefHeading___Toc11716_1121766794"/></text:p>
      <text:p text:style-name="Text_20_body"><text:bookmark-start text:name="__RefHeading___Toc11718_1121766794"/>Er trat ein, um die Tür hinter sich zu schließen. Ein letzter Blick auf die Straße sagte ihm, dass niemand den Lärm mitbekommen hatte – oder sich zumindest niemand darüber wunderte.<text:bookmark-end text:name="__RefHeading___Toc11718_1121766794"/></text:p>
      <text:p text:style-name="Text_20_body"><text:bookmark-start text:name="__RefHeading___Toc11720_1121766794"/><text:span text:style-name="T462">Er zeigte auf das Sofa, um Dania einen Sitzplatz anzubieten, auch wenn sie dort bis eben ohnehin gesessen hatte. </text:span>„Du bist schon etwas früher zurück, wie ich sehe. Ich hoffe, das bedeutet nicht, dass du einen Aufschub willst.“<text:bookmark-end text:name="__RefHeading___Toc11720_1121766794"/></text:p>
      <text:p text:style-name="Text_20_body"><text:bookmark-start text:name="__RefHeading___Toc11722_1121766794"/>Marcin hatte zu viele schlechte Spione gesehen, und seine kräftigen Hände hatten ihre Anzahl schon oft verringert. Dania konnte die Informationen unmöglich schon gesammelt haben, um den Unterschlupf eines vorsichtigen Diebes aufzuspüren, waren tagelange Observationen, Bestechungsgelder und <text:span text:style-name="T463">Nächte auf brüchigen Dächern nötig</text:span>.<text:bookmark-end text:name="__RefHeading___Toc11722_1121766794"/></text:p>
      <text:p text:style-name="Text_20_body"><text:bookmark-start text:name="__RefHeading___Toc11724_1121766794"/>Dania sah sich auf die Fingernägel. „Im Gegenteil, ich bin fertig. Er wohnt in einer Hütte im siebten Bezirk, mit seiner Heerschar von Kindern zusammen. Sie schlafen dort auf engem Raum und es sieht nicht so aus, als würde er auch woanders schlafen, die können ja nicht immer alle zusammen umziehen.“<text:bookmark-end text:name="__RefHeading___Toc11724_1121766794"/></text:p>
      <text:p text:style-name="Text_20_body"><text:bookmark-start text:name="__RefHeading___Toc11726_1121766794"/>Marcin verzog keine Miene. „In vierundzwanzig Stunden hast du ihn aufgespürt? Erzähl. Wie?“<text:bookmark-end text:name="__RefHeading___Toc11726_1121766794"/></text:p>
      <text:p text:style-name="Text_20_body"><text:bookmark-start text:name="__RefHeading___Toc11728_1121766794"/>Dania zuckte mit den Schultern. „Rumgefragt. Er hat eine Bande aus Kindern, ausschließlich Jungs. Habe die ausgefragt, wusste aber, dass die den Schlafplatz nicht verraten würden. Bin also zu einer anderen Stelle, hab dort auf Gabor gewartet, bin ihm hinterher.“<text:bookmark-end text:name="__RefHeading___Toc11728_1121766794"/></text:p>
      <text:p text:style-name="Text_20_body"><text:bookmark-start text:name="__RefHeading___Toc11730_1121766794"/>Marcin runzelte die Stirn. „So unvorsichtig kann er doch nicht gewesen sein, dass du ihm einfach folgen konntest.“<text:bookmark-end text:name="__RefHeading___Toc11730_1121766794"/></text:p>
      <text:p text:style-name="Text_20_body"><text:bookmark-start text:name="__RefHeading___Toc11732_1121766794"/>Dania lachte. „Nein, er hat mich erwischt. Aber Männer sind so leichtgläubig – ich habe ihm erzählt, dass ich was von ihm wollte, ihn etwas bezirzt, und schon hat er mich zu sich nach Hause eingeladen.“ Ihr Blick verfinsterte sich. „Boss, was <text:span text:style-name="T470">Gabor</text:span> mit den Kindern macht, der Schweinehund… er richtet diese Jungs zum töten ab. Ich habe mit einem gesprochen, der war total fertig – <text:soft-page-break/>sein Bruder ist vor ein paar Tagen bei einem Attentat draufgegangen. Kinder, verstehst du? Schweinerei.“<text:bookmark-end text:name="__RefHeading___Toc11732_1121766794"/></text:p>
      <text:p text:style-name="Text_20_body"><text:bookmark-start text:name="__RefHeading___Toc11734_1121766794"/><text:span text:style-name="T53">Marcin blickte verärgert. </text:span><text:span text:style-name="T1">Ich wusste es. Gabor hat diesen kleinen Wichser geschickt. Ich muss ihn loswerden. Gerade, wenn er noch mehr von diesen Blagen in der Hinterhand hat. </text:span><text:span text:style-name="T35">Und mir gehen die Leute aus, die so etwas durchziehen könnten...</text:span><text:bookmark-end text:name="__RefHeading___Toc11734_1121766794"/></text:p>
      <text:p text:style-name="Text_20_body"><text:bookmark-start text:name="__RefHeading___Toc11736_1121766794"/><text:span text:style-name="T464">Er riss sich zusammen. </text:span>„Also weiß er, wer du bist? Ahnt er was? Verdammt, du solltest doch unauffällig bleiben.“<text:bookmark-end text:name="__RefHeading___Toc11736_1121766794"/></text:p>
      <text:p text:style-name="Text_20_body"><text:bookmark-start text:name="__RefHeading___Toc11738_1121766794"/>Dania winkte ab. „Nein, nein. Der hält mich für eine Hure. Ich bin weggekommen, indem ich einen Streit mit ihm angezettelt habe, der verschwendet keinen zweiten Gedanken an mich.“<text:bookmark-end text:name="__RefHeading___Toc11738_1121766794"/></text:p>
      <text:p text:style-name="P477"><text:bookmark-start text:name="__RefHeading___Toc11740_1121766794"/>Nun, ich muss zugeben, sie hat einen ordentlichen Job gemacht. Ihr Vorgehen zeugt von Kreativität. Von meinen Leuten hätte das niemand so schnell hingekriegt. Ich hoffe nur, Gabor ahnt nichts.<text:bookmark-end text:name="__RefHeading___Toc11740_1121766794"/></text:p>
      <text:p text:style-name="Text_20_body"><text:bookmark-start text:name="__RefHeading___Toc11742_1121766794"/>Marcin kratzte sich an seinem schlecht rasierten Kinn. „Nun, du scheinst keinen schlechten Job gemacht zu haben. Ich betrachte meinen Gefallen hiermit als abgegolten.“ Er drehte sich um und öffnete die Tür. „Du kannst wieder gehen. Mach in Ruhe, was ihr Huren auch immer so macht.“ Er musste einen Plan schmieden, wie er Gabor loswerden konnte.<text:bookmark-end text:name="__RefHeading___Toc11742_1121766794"/></text:p>
      <text:p text:style-name="Text_20_body"><text:bookmark-start text:name="__RefHeading___Toc11744_1121766794"/>Doch Dania zögerte, als sie aufstand. Sie suchte ihre Tasche, die neben ihr auf dem Sofa lag. Eine Frage schien ihr in der Kehle festzustecken. Marcin drehte sich eine Strähne seiner kinnlangen schwarzen Haare um den Zeigefinger, während er mit der anderen Hand die Tür aufhielt.<text:bookmark-end text:name="__RefHeading___Toc11744_1121766794"/></text:p>
      <text:p text:style-name="Text_20_body"><text:bookmark-start text:name="__RefHeading___Toc11746_1121766794"/>Sie faltete die Hände, entfaltete sie wieder. Verschränkte die Arme hinter ihrem Rücken. „Du... Gabor aufzuspüren – ich war gut darin. Das Leben einer Hure ist nichts für mich.“<text:bookmark-end text:name="__RefHeading___Toc11746_1121766794"/></text:p>
      <text:p text:style-name="Text_20_body"><text:bookmark-start text:name="__RefHeading___Toc11748_1121766794"/>Was will sie?<text:span text:style-name="T53">, dachte Marcin. „Komm zum Punkt.“</text:span><text:bookmark-end text:name="__RefHeading___Toc11748_1121766794"/></text:p>
      <text:p text:style-name="Text_20_body"><text:bookmark-start text:name="__RefHeading___Toc11750_1121766794"/>Sie stockte. „Du hast nicht zufällig einen Job für mich? Ich habe mehr drauf, als die Leute von mir denken. Du hast das heute erst erlebt.“<text:bookmark-end text:name="__RefHeading___Toc11750_1121766794"/></text:p>
      <text:p text:style-name="Text_20_body"><text:bookmark-start text:name="__RefHeading___Toc11752_1121766794"/>Das musste Marcin zugeben. Niemand hatte je einen anderen Dieb so schnell aufgespürt. Er schloss die Tür hinter sich und ging zum Tisch. „Setz dich.“ Sie leistete seinem Befehl sofort Folge. „Erzähle – was kannst du denn noch so?“<text:bookmark-end text:name="__RefHeading___Toc11752_1121766794"/></text:p>
      <text:p text:style-name="Text_20_body"><text:bookmark-start text:name="__RefHeading___Toc11754_1121766794"/><text:span text:style-name="T53">Sie zögerte. „Nun, ich kenne den siebten Bezirk wie meine Westentasche. Ich kann Männer bezirzen, sie verstehen, ablenken, sie nach Informationen ausquetschen. </text:span><text:span text:style-name="T193">Ich habe überlebt, ich kann wegrennen, klauen, klarkommen.</text:span><text:span text:style-name="T53"> Und niemand erwartet etwas von mir, ich bin nur so eine dumme Hure. Das ist ein Vorteil.“</text:span><text:bookmark-end text:name="__RefHeading___Toc11754_1121766794"/></text:p>
      <text:p text:style-name="Text_20_body"><text:bookmark-start text:name="__RefHeading___Toc11756_1121766794"/><text:span text:style-name="T1">Wenn ich nur noch so unauffällig wäre, dachte Marcin. Dann säße ich jetzt nicht in dieser Bredouille.</text:span><text:span text:style-name="T53"> </text:span><text:span text:style-name="T193">Doch das war Marcin nicht genug. „Hast du schon mal jemanden getötet, kannst du mit Waffen umgehen?“</text:span><text:bookmark-end text:name="__RefHeading___Toc11756_1121766794"/></text:p>
      <text:p text:style-name="Text_20_body"><text:bookmark-start text:name="__RefHeading___Toc11758_1121766794"/>Dania wurde bleich, auch wenn sie sich bemühte, die Fassung zu bewahren. „N-Noch nie, nein. Auch wenn ich wenn möglich ein Messer dabei habe. Die Leute schrecken immer schon zurück, wenn man nur damit droht.“<text:bookmark-end text:name="__RefHeading___Toc11758_1121766794"/></text:p>
      <text:p text:style-name="Text_20_body"><text:bookmark-start text:name="__RefHeading___Toc11760_1121766794"/><text:span text:style-name="T53">Ob das reichte? Marcin hatte genug Männer, die mit einer Klinge umgehen konnten. Doch nur ein oder zwei davon würden bis zu Gabor vordringen können, um eine Chance zu haben, ihn abzustechen. </text:span><text:span text:style-name="T1">Und jeder von ihnen würde immer noch den Eindruck erwecken, dass ich dahinter stecke. Nicht die Form von Unauffälligkeit, die ich gerne wieder hätte.</text:span><text:bookmark-end text:name="__RefHeading___Toc11760_1121766794"/></text:p>
      <text:p text:style-name="Text_20_body"><text:bookmark-start text:name="__RefHeading___Toc11762_1121766794"/>Er fasste einen Entschluss. „Einen Job willst du?“, sagte er. Er griff in seinen Mantel und holte einen Dolch heraus, ging in die Küche, und kam mit einer Stange Wetzstahl wieder. Die Klinge musste scharf sein, um beim leichtesten Kontakt durch Haut schneiden zu können. „Nun, wie du sagtest. Gabor schickt Kinder, und so etwas mache ich nicht. Das gehört sich nicht.“ Er fuhr fort, die Klinge zu schärfen. Dania sagte nichts. „Ich schicke keine Kinder, ich schicke dich. Schneide Gabor die Kehle durch, und du musst nicht mehr an den Straßenecken herumlungern und auf Kunden warten. Keine Kinder mehr, die gezwungen werden, so einen Job zu machen. Und du wirst gut bezahlt. Zwanzig Dosis Brocken für einen Mord und deine Verschwiegenheit.“ Er ging in die Küche und legte dein Wetzstahl ab, schnitt sich zur Probe mit dem Messer in die Fingerkuppe. Dann reichte er ihr das Messer.<text:bookmark-end text:name="__RefHeading___Toc11762_1121766794"/></text:p>
      <text:p text:style-name="Text_20_body"><text:bookmark-start text:name="__RefHeading___Toc11764_1121766794"/>Marcin konnte lesen, was in ihrem Gesicht vorging. Er hatte es dutzende Male gesehen. Für die meisten Menschen war es schwierig, zu töten. Für ihn nicht – war es nie gewesen. Dania gehörte je<text:soft-page-break/>doch zu den meisten. Dania seufzte und nahm das Messer entgegen.<text:bookmark-end text:name="__RefHeading___Toc11764_1121766794"/></text:p>
      <text:p text:style-name="Text_20_body"><text:bookmark-start text:name="__RefHeading___Toc11766_1121766794"/>Marcin ließ nicht los und fragte nach. „Hm? Hast du was gesagt?“<text:bookmark-end text:name="__RefHeading___Toc11766_1121766794"/></text:p>
      <text:p text:style-name="Text_20_body"><text:bookmark-start text:name="__RefHeading___Toc11768_1121766794"/>Dania zerrte an dem Messer. „Ist gut, ich tus. Ich habe so oder so keine Wahl.“<text:bookmark-end text:name="__RefHeading___Toc11768_1121766794"/></text:p>
      <text:p text:style-name="Text_20_body"><text:bookmark-start text:name="__RefHeading___Toc11770_1121766794"/><text:span text:style-name="T1">Wenn das das ist, was sie sich einreden muss, sei‘s drum.</text:span><text:span text:style-name="T53"> Hauptsache, sie würde es erledigen. „Schneid ihm am besten die Kehle durch, wenn er dir den Rücken zuwendet. Wenn er das nicht tut, warte, bis er sich sicher fühlt und stoß es ihm ins Herz. Denk daran, du musst ihn überraschen. Der erste Mord ist der schwerste. Nimm etwas Brocken vorher.“</text:span><text:bookmark-end text:name="__RefHeading___Toc11770_1121766794"/></text:p>
      <text:p text:style-name="Text_20_body"><text:bookmark-start text:name="__RefHeading___Toc11772_1121766794"/>Dania packte ihre Sachen zusammen, während Marcin in der Hütte nach <text:span text:style-name="T465">einer Scheide für das Messer</text:span> <text:span text:style-name="T465">und </text:span>etwas Brocken für <text:span text:style-name="T465">Dania </text:span>suchte. <text:span text:style-name="T465">Sie </text:span>sah ihm nicht in die Augen, als sie es einsteckte. <text:span text:style-name="T465">Die Scheide schnallte sie an ihrem Oberschenkel fest, wo das Kleid darüber fallen würde. </text:span>Das Messer zitterte in ihren Händen, als es die Öffnung der <text:span text:style-name="T465">Scheide </text:span>suchte, und sich in dem <text:span text:style-name="T465">dunklen Leder</text:span> verbarg.<text:bookmark-end text:name="__RefHeading___Toc11772_1121766794"/></text:p>
      <text:p text:style-name="Text_20_body"/>
      <text:h text:style-name="Heading_20_1" text:outline-level="1"><text:bookmark-start text:name="__RefHeading___Toc11774_1121766794"/>Varg – führt Raft in Thorns Asservatenkammer; dort stirbt Raft an einer Bor-Explosion<text:bookmark-end text:name="__RefHeading___Toc11774_1121766794"/></text:h>
      <text:p text:style-name="Text_20_body"/>
      <text:p text:style-name="P512">Die Klinge fuhr auf und ab, vor und zurück. Varg holte aus, hackte, stieß und fuhr mit eingeübter Präzision auf alles nieder, was um ihn herum lag. Seine Klinge tanzte durch die Reihen und ließ nur blanke Scheiben zurück, dass Varg nicht umhin konnte, stolz auf sein Geschick zu sein. Niemand konnte mit dem Messer so umgehen wie er.</text:p>
      <text:p text:style-name="P512">Doch die Karotten hasste er. Und die Kartoffeln. Und die Tomaten, die Orangen, die Zwiebeln, jedes andere Gemüse, dass sie auf dieser viel zu kleinen Insel anbauten, auf jedem freien Fleck, auf dem keine Häuser stehen mussten. Oft kam er mit Gemüse klar. Er aß es nicht besonders gerne, aber er hatte <text:span text:style-name="T466">ohnehin</text:span> kein Mitspracherecht, was es zu essen gab. <text:span text:style-name="T466">Damit hatte er sich abgefunden.</text:span></text:p>
      <text:p text:style-name="P512">Was ihn jedoch wirklich störte, war der Umstand, dass er das Gemüse schneiden musste. Das war nicht der Zweck, für den sein Geschick mit jegliche<text:span text:style-name="T466">r Art von</text:span> Waffe am besten nützte. Verbrecher jagen, dafür waren Vargs Fähigkeiten da; das Gemüse hatte nicht gesündigt, hier war sein Geschick verschwendet.</text:p>
      <text:p text:style-name="P480">Demut, Varg. Du weiß es doch besser.<text:span text:style-name="T53"> Sie hatten ihm den Grund natürlich gesagt. Jeder Novize musste alltägliche Aufgaben übernehmen. Das war keine Bestrafung, sondern gehörte nun mal zu den Pflichten eines jeden Novizen; </text:span><text:span text:style-name="T466">eine Robe trägt man mit Demut, und die lerne ich bestimmt, wenn ich meine wertvolle Zeit verschwende</text:span>, um ein bisschen Gemüse zu schnippel<text:span text:style-name="T466">n</text:span>. Kann man dazu nicht irgendwelche Ketzer verdonnern? Haben wir nicht genug Leute in den Kerkern?</text:p>
      <text:p text:style-name="P481"><text:span text:style-name="T53">Varg hoffte, dass die Demut bald zu ihm kam. Dann konnte er sich endlich wieder wichtigen Dingen widmen. </text:span>Zum Beispiel Lagon zu einem besseren Ort machen. Meinem Meister dienen. Den richtigen Umgang mit Waffen trainieren, nicht dieses verkrüppelte Verständnis einer edlen Tätigkeit.</text:p>
      <text:p text:style-name="P460">Doch was half es. Wann er gehen durfte, hing natürlich davon ab, wann er fertig wurde. Seine Demut konnte der Inquisitor, der die Küche leitete, und entschied, wann Varg gehen konnte, ohnehin nicht messen. So wie er ständig herumbrüllte, kannte er sich wohl auch nicht besonders gut damit aus.</text:p>
      <text:p text:style-name="P460">So schnippelte Varg in seinem Stumpfsinn eben weiter. Der Berg rechts von ihm wurde immer kleiner, während die Schüsseln links von ihm immer voller wurden. Das war auf seine eigene Weise auch befriedigend.</text:p>
      <text:p text:style-name="P481"><text:span text:style-name="T53">Varg wurde jäh unterbrochen, als ihn jemand </text:span><text:span text:style-name="T194">leicht </text:span><text:span text:style-name="T53">auf die Schulter tippte. </text:span><text:span text:style-name="T194">Er guckte über die Schulter, doch da war niemand. Das Tippen hörte jedoch nicht auf…</text:span></text:p>
      <text:p text:style-name="P461">„Ahm, ich bin hier unten“, sagte eine Kinderstimme leise. Tatsächlich, ein kleiner blonder Junge von vielleicht zehn Jahren hatte sich an Varg herangeschlichen. Er trug wie Varg eine schwarze Robe, jedoch in sehr viel kleinerer Ausfertigung. Er hatte sich ziemlich strecken müssen, um an Vargs Schulter heran zu kommen und schien ziemlich schüchtern zu sein.</text:p>
      <text:p text:style-name="P461">„Oh, tut mir leid. Habe dich nicht gesehen. Was gibt‘s?“, fragte Varg.</text:p>
      <text:p text:style-name="P481"><text:soft-page-break/><text:span text:style-name="T194">„Ich soll dich holen, ähm, ich meine, du sollst sofort zu Ratsinquisitor Raft kommen.“ Der Junge schien verlegen. </text:span><text:span text:style-name="T467">Naja, vielleicht ist er immer verlegen.</text:span></text:p>
      <text:p text:style-name="P481"><text:span text:style-name="T53">„</text:span><text:span text:style-name="T194">Sofort? Ich habe hier noch etwas Gemüse vor mir.“</text:span></text:p>
      <text:p text:style-name="P462">Der Junge sah auf seine Füße. „Ich möchte dich natürlich nicht von deinen Pflichten abhalten, aber Raft meinte, es sei dringend.“</text:p>
      <text:p text:style-name="P482">Ein Grund, hier wegzukommen! <text:span text:style-name="T53">Varg legte begeistert die Messer weg. „Chef, ich muss zum Ratsinquisitor, es ist dringend. Jemand anders muss das Gemüse zu Ende schneiden!“, rief er durch die Küche, er erntete ein ordentliches Fluchen, das er großzügig als Erlaubnis interpretierte.</text:span></text:p>
      <text:p text:style-name="P482"><text:span text:style-name="T53">Varg folgte dem jungen Novizen durch einige lange Gänge. Es war nicht viel los, die meisten Novizen hatten ihre Pflichten zu erledigen, und viele Inquisitoren nutzten den Vormittag, um etwas zu lesen, oder vielmehr, in der Sonne zu dösen. </text:span><text:span text:style-name="T195">Bald waren sie bei der Tür angelangt, die in Rafts Büro führte. Sinya klopfte, bevor er die Tür öffnete und sie eintraten.</text:span></text:p>
      <text:p text:style-name="P483"><text:span text:style-name="T53">Raft schien mit einigen Unterlagen beschäftigt, als sie eintraten. Sein volles, feuerrotes Haar sah perfekt auf seine rote Robe abgestimmt aus, und wenn Varg nicht gewusst hätte, dass seine Haare zu färben im Orden sicher nicht gut angekommen wäre, hätte er gedacht, dass Raft viel Aufwand in seine Haare steckte. </text:span>Nun, im Rat schadet es sicher nicht, ein eindrucksvolles Äußeres zu haben.<text:span text:style-name="T53"> Doch Varg hatte im vierten Bezirk Leute mit gefärbten Haaren gesehen – selbst die, die um einiges jünger als Raft waren, konnten nach dem Kontakt mit den Chemikalien nicht mehr so volles Haar haben wir Raft es besaß. </text:span>Es muss natürlich sein.</text:p>
      <text:p text:style-name="P463">„Du hast mich rufen lassen?“</text:p>
      <text:p text:style-name="P463">Raft sah auf. „Ah, da seid ihr ja. Du bist Varg, wenn ich mich nicht irre?“ Er legte die Unterlagen hin und stand auf.</text:p>
      <text:p text:style-name="P464">Varg stellte sich gerade hin. „Jawohl. Novize, ich diene und lerne bei Inquisitor Thorn. Abteilung für Antimagie.“</text:p>
      <text:p text:style-name="P464">Raft nickte. „Das wurde mir gesagt. Nun, ich wünsche, dass du mich in das Lager der Antimagie-Abteilung führst. Ich habe einen anonymen Hinweis erhalten, dem ich gerne nachgehen würde.“ Er hob die Hand, um Varg den Vortritt zu lassen.</text:p>
      <text:p text:style-name="P464">Varg fühlte, wie er rot würde. „In… in das Lager? Wonach suchen sie denn? Sie haben doch mit unserer Abteilung überhaupt nichts zu tun...“</text:p>
      <text:p text:style-name="P464">Raft winkte ab. „Wie ich sagte, ein anonymer Hinweis. Sicher nichts ernstes, aber ich kann solche Angelegenheiten nicht ignorieren, du weißt schon. Das Bild, das wir in der Öffentlichkeit abgeben.“ Raft zupfte an seiner roten Robe. „Außerdem ist das ein Befehl. Sinya, du begleitest uns“, fuhr er fort, an den jungen Novizen neben Varg gerichtet.</text:p>
      <text:p text:style-name="P464">Befehlen folgte man, das wusste Varg, und Raft trug die rote Robe eines hohen Inquisitors. Er setzte sich in Bewegung, auch wenn sein Kopf schwirrte. Wenn Thorn hier gewesen wäre, hätte er ihm vielleicht das Gegenteil befohlen?</text:p>
      <text:p text:style-name="P484">Nun, Thorn ist nicht hier. Die Frage brauche ich mir nicht zu stellen.<text:span text:style-name="T53"> Wie von selbst führten seine Füße ihn vorwärts, die beiden anderen folgten ihm. </text:span>Und ich denke nicht, dass Thorn etwas zu befürchten hat. Er tut ja nur seine Pflicht. Und er ist gut darin, Verbrecher und Ketzer zu jagen. Das weiß Raft auch.</text:p>
      <text:p text:style-name="P464">Tief in seinem Hinterkopf klopfte eine unangenehme Vermutung, doch Varg ließ sich nicht auf sie ein. Thorn vollstreckte den Willen des Ordens, Raft vollstreckte den Willen des Ordens, was konnte schon passieren?</text:p>
      <text:p text:style-name="P484"><text:span text:style-name="T53">Sie kamen tiefer, das Lager lag im Keller. </text:span><text:span text:style-name="T468">Könnte dort etwas sein, was Raft nicht gefallen würde?,</text:span><text:span text:style-name="T196"> fragte sich Varg. Doch er wusste nicht, was das sein könnte. </text:span><text:span text:style-name="T468">Ich weiß nicht, ob wir dort Bor aufbewahren. Doch selbst wenn, nur zu Forschungszwecken! Immerhin müssen wir wissen, womit wir es zu tun haben. Und die Rezepte, die wir sammeln, sind natürlich wichtig. Die Magier setzen so etwas ja gegen uns ein! Wenn wir sie nicht kennen, können wir nicht vorhersagen, womit sie uns angreifen. Raft muss das sicher verstehen.</text:span></text:p>
      <text:p text:style-name="P485"><text:span text:style-name="T53">Sie stiegen weiter die Stufen hinab und kamen dem Keller immer näher. Sie gingen an einer Tür vorbei – Varg wusste, dass sie zu den Kerkern führte. Ihm war etwas mulmig; dort saßen auch einige Leute, die er persönlich gefangen hatte. </text:span>Aber warum wird mir mulmig? Ich habe doch vor den Kerkern nichts zu befürchten.</text:p>
      <text:p text:style-name="P485"><text:soft-page-break/><text:span text:style-name="T53">Hier waren keine anderen Menschen mehr. Sie mussten nur noch um zwei Ecken, bis sie bei dem Lager wären. </text:span>Hatte Thorn einen Grund dafür, unsere Beweisstücke in einer so abgelegenen Ecke zu lagern? <text:span text:style-name="T53">Varg hatte sich immer schon gefragt, warum sie eigentlich immer so weit nach unten mussten, wenn sie nach einer erfolgreichen Razzia die Beweise sicherten. </text:span>Nun, die Räume werden ja von der Leitung des Ordens vergeben.</text:p>
      <text:p text:style-name="P465">Da kam ihnen ein Novize entgegen. Eine schwarze Robe schoss um die Ecke und verlangsamte ihren Schritt deutlich, als sie die Gruppe sah. Er schien nicht älter als Sinya zu sein, der Novize des Ratsinquisitors.</text:p>
      <text:p text:style-name="P465">Raft tadelte den Jungen im vorbeigehen. „Novize, auf den Gängen nicht rennen! Das ist diesem Ort nicht würdig.“</text:p>
      <text:p text:style-name="P485"><text:span text:style-name="T53">Doch der Junge würdigte sie kaum eines Blickes und ging zügig davon. Varg blickte sich </text:span><text:span text:style-name="T197">im Gehen</text:span><text:span text:style-name="T53"> über die Schulter, doch er war schon um die Ecke verschwunden. Sinya zupfte Raft am Ärmel seiner roten Robe.</text:span></text:p>
      <text:p text:style-name="P465">„Meister, wenn ich stören darf...“</text:p>
      <text:p text:style-name="P465">„Ja, Sinya?“, fragte Raft in fürsorglichem Ton.</text:p>
      <text:p text:style-name="P465">„Ich… ich habe diesen Novizen noch nie gesehen. Das wundert mich… ich dachte, ich kenne alle Novizen in meinem Alter.“ Sinya runzelte die Stirn.</text:p>
      <text:p text:style-name="P485"><text:span text:style-name="T53">Raft tätschelte ihm </text:span><text:span text:style-name="T197">im Laufen</text:span><text:span text:style-name="T53"> </text:span><text:span text:style-name="T197">beschwichtigend</text:span><text:span text:style-name="T53"> den Kopf. „</text:span><text:span text:style-name="T197">Darüber haben wir doch geredet. Du musst mal mehr Zeit mit gleichaltrigen verbringen. Keine Angst, die tun dir nichts. Er ist bestimmt neu, deswegen kennst du ihn noch nicht. Wann hast du das letzte Mal mit den anderen gespielt?“</text:span></text:p>
      <text:p text:style-name="P466">Sinya zuckte mit den Schultern und antwortete nicht. Damit schien das Thema erledigt. Varg fühlte sich ebenso beruhigt. Alles war hier bester Ordnung. Dieser Mann hatte Verständnis. Und Varg musste sich keine Gedanken machen.</text:p>
      <text:p text:style-name="P466">Schon standen sie vor der Tür. Varg holte einen Schlüsselbund aus der Tasche seiner Robe – doch als er aufsperren wollte, fiel ihm auf, dass die Tür nur angelehnt war.</text:p>
      <text:p text:style-name="P466">„Seltsam“, murmelte er und drückte die Tür auf. Nun, seit der letzten Razzia waren zwei Wochen vergangen, Varg war seitdem nicht mehr hier gewesen. Bestimmt hatte Thorn vergessen, sie abzuschließen.</text:p>
      <text:p text:style-name="P486"><text:span text:style-name="T53">Lange Regale erstreckten sich vor ihnen, die den Raum in zwei Gänge teilten. Auf der linken Seite standen allerhand Ordner voller Schriftstücke, Dokumente, Pläne – und auch einen mit Rezepten, wie Varg wohl wusste. </text:span>Ich habe mich schon immer gefragt, wie legal das eigentlich ist. Aber wie sollten wir sonst wissen, was auf uns zu kommt, wenn wir einen Magier hochnehmen?</text:p>
      <text:p text:style-name="P486"><text:span text:style-name="T53">Das Regal auf der rechten Seite hingegen war voller </text:span><text:span text:style-name="T199">beschlagnahmter Waffen, aber auch </text:span><text:span text:style-name="T53">Reagenzien, Substanzen, die man mit Bor mischte, um eine Wirkung hervorzurufen. Höchst gefährlich, das wusste Varg. Eine gute Erklärung, warum sie diese aufbewahrten, fiel ihm auch nicht ein. </text:span>Bestimmt, damit sie als Beweismittel in Prozessen verwendet werden können.<text:span text:style-name="T53"> Doch die Prozesse, in denen sie Ketzer verurteilten, kamen üblicherweise auch ohne Beweise aus…</text:span></text:p>
      <text:p text:style-name="P466">„Nun, ich würde mich hier gerne umsehen. Wollt ihr beiden bitte draußen warten? Ich wäre gerne ungestört“, sagte Raft. Varg konnte zu einem hohen Inquisitor ohnehin nicht nein sagen. Also standen Sinya und er vor der Tür herum.</text:p>
      <text:p text:style-name="P466">Varg fröstelte ein bisschen. Es war kalt hier unten. Und das Warten machte es nicht besser. Sinya hatte die Hände in den Taschen seiner Robe und lehnte an der Wand.</text:p>
      <text:p text:style-name="P466">Varg hielt die Stille nicht mehr aus. „Was für ein Hinweis war das denn? Das kommt alles ziemlich plötzlich.“</text:p>
      <text:p text:style-name="P486"><text:span text:style-name="T53">Sinya zuckte mit den Achseln. „Heute früh lag ein Brief auf dem Tisch, ohne Absender. </text:span><text:span text:style-name="T198">Mein Meister wunderte sich natürlich, und zweifelte ihn an… doch auf Nachfrage wurde klar, dass in dem Brief einige Details zu eurer letzten Operation standen, also schien er relevant zu sein.“</text:span></text:p>
      <text:p text:style-name="P467">Varg zuckte zusammen. „Details zu unserer Operation? Dann – ich muss diesen Brief sehen. Diese Verbrecher versuchen uns zu lähmen! Unsere Handlungsfähigkeit – wo ist der Brief?“</text:p>
      <text:p text:style-name="P467">Sinya zuckte mit den Schultern und deutete auf die Tür. „Der Ratsinquisitor hat ihn.“</text:p>
      <text:p text:style-name="P467">Varg drehte sich um. Energisch öffnete er die Tür. Sie schwang auf, nach innen. Verbarg den rechten Gang jedoch. Er betrat das Lager, um in den rechten Gang sehen zu können. „Raft, auf ein Wort -“</text:p>
      <text:p text:style-name="P467"><text:soft-page-break/>Ein lauter Knall, ein Feuerblitz. Eine Druckwelle, und Varg lag wieder auf dem Gang, nach hinten geworfen. </text:p>
      <text:p text:style-name="P467">Sinya stieß einen Schrei aus und rannte nach innen. „Meister!“</text:p>
      <text:p text:style-name="P487"><text:span text:style-name="T53">Varg wollte aufstehen, doch er war noch zu benommen. </text:span>Was?<text:span text:style-name="T53"> Er rätselte – </text:span>was ist da eben passiert? Wieso – <text:span text:style-name="T53">mit der rechten Hand fuhr er sich über die Stirn. Kein Blut. </text:span>Ich erleide gerade einen Schock.</text:p>
      <text:p text:style-name="P487"><text:span text:style-name="T53">Von innen hörte er ein Wimmern. Sinya schoss aus der Kammer heraus. </text:span>Warum blutet er? Die Explosion hat ihn doch gar nicht – oh.</text:p>
      <text:p text:style-name="P467">Sinya saß an der Wand neben der Tür, versenkte das Gesicht in den Händen. Wimmerte.</text:p>
      <text:p text:style-name="P488"><text:span text:style-name="T53">Varg raffte sich auf. „Was… was ist gerade passiert?“ Er stützte sich mich dem linken Arm ab – und ließ das schnell wieder sein. </text:span>Oh. Wahrscheinlich geprellt.<text:span text:style-name="T53"> Mit etwas Mühe konnte er aufstehen. „Sinya?“</text:span></text:p>
      <text:p text:style-name="P488"><text:span text:style-name="T53">Der junge Novize antwortete nicht. „Wie Mutter, wie Mutter...“ </text:span><text:span text:style-name="T199">murmelte er vor sich hin.</text:span></text:p>
      <text:p text:style-name="P468">Varg ignorierte ihn und öffnete die Tür. Das Regal in der Mitte war umgefallen, lehnte schräg im linken Gang. Reagenzien, Papiere, Waffen, alles lag in einem riesigen Durcheinander auf dem Boden, im gesamten Raum. </text:p>
      <text:p text:style-name="P489"><text:span text:style-name="T53">Und über das Regal in der Mitte verteilt – </text:span>es hat ihn… es hat ihn einfach auseinandergerissen.<text:span text:style-name="T53"> Varg wurde schlecht. Daher das Blut. Das sich mit dem rot der Robe vermischte. Rafts Gesicht war zerfetzt, nicht mehr erkennbar. Die Haare, die eben noch knallrot geleuchtet hatten, verkohlt.</text:span></text:p>
      <text:p text:style-name="P468">Varg rannte hinaus. Würgte. Und sein Frühstück, halb verdaut, ergoss sich auf den Boden des Ganges, in dem Sinya wimmernd saß.</text:p>
      <text:p text:style-name="P510"/>
      <text:h text:style-name="P551" text:outline-level="1"><text:bookmark-start text:name="__RefHeading___Toc12420_2047005171"/>Dania – <text:span text:style-name="T293">tötet Gabor und flieht vor seinen Kindern</text:span><text:bookmark-end text:name="__RefHeading___Toc12420_2047005171"/></text:h>
      <text:p text:style-name="P71"/>
      <text:p text:style-name="P513">Die Angst trieb sie vorwärts, <text:span text:style-name="T472">und ihre Fußsohlen piksten. Ein klares Zeichen, dass sie zu schnell ging. Der Boden wehrte sich gegen ihr Tempo, die Scherben, Holzsplitter, der restliche Müll, der auf der Straße lag, leistete Widerstand gegen ihre Füße</text:span>. <text:span text:style-name="T38">Doch niemand </text:span><text:span text:style-name="T41">widersteht mir mehr</text:span><text:span text:style-name="T38">. Jemals.</text:span></text:p>
      <text:p text:style-name="P514">Als Marcin ihr einen Job angeboten hatte, war ihr schon egal gewesen, worum es dabei ging. Irgendetwas verkaufen, das wäre ihr am liebsten gewesen. Mit Brocken kannte sie sich aus. Mit feilschen ebenfalls. Doch wie <text:span text:style-name="T475">er</text:span> auf den ersten Blick erkannt hatte – mit Grausamkeit kannte sie sich <text:span text:style-name="T475">noch besser aus</text:span>. Für gewöhnlich nur aus der Opferperspektive, doch sie wusste, wie Grausamkeit funktionierte.</text:p>
      <text:p text:style-name="P513">Marcin hatte sie durchschaut. <text:span text:style-name="T1">Der erste Mord ist der schwerste, </text:span>der Satz trieb sich immer tiefer in ihre Gedanken. Auf Marcin musste sie aufpassen. <text:span text:style-name="T469">Er konnte in Menschen lesen, wie in einem Buch...</text:span> <text:span text:style-name="T469">d</text:span>ass er <text:span text:style-name="T1">der erste Mord</text:span> gesagt hatte, erfüllte sie <text:span text:style-name="T469">gleichzeitig </text:span>mit Hoffnung <text:span text:style-name="T469">und mit Schrecken</text:span>. <text:span text:style-name="T469">Natürlich hatte sie Angst – doch o</text:span>ffenbar hatte er tatsächlich langfristige Pläne mit ihr. <text:span text:style-name="T469">Und alles war besser, als nur noch einmal von so einem widerlichen Mann angefasst zu werden.</text:span></text:p>
      <text:p text:style-name="P493">Es wäre ohnehin nur eine Frage der Zeit gewesen, bis ich den ersten von ihnen abgestochen hätte<text:span text:style-name="T53">, dachte sie. Hatten sie es verdient? Die, die ihr all das angetan hatten, oder alle Männer? Es spielte keine Rolle. Niemand hatte je gefragt, ob sie das alles eigentlich verdient hatte. So funktionierte das alles nicht, das hatte sie begriffen. Keine Regeln hatten ihr je etwas gebracht, kein Gesetz sie je geschützt. </text:span>Verdient hat man gar nichts. Verdienen muss man sich schon alles selbst. Und ich werde nie wieder mit so einem Arschloch schlafen.<text:span text:style-name="T53"> Das hatte sie sich geschworen.</text:span></text:p>
      <text:p text:style-name="P515">Doch dafür musste sie erst mal <text:span text:style-name="T474">diesen</text:span> ersten <text:span text:style-name="T471">Mord</text:span> hinter sich bringen. <text:span text:style-name="T471">Es war beinahe dunkel, bestimmt waren wieder alle zuhause.</text:span> Die Fassade von Gabors Versteck ragte vor ihr in den Himmel. <text:span text:style-name="T36">H</text:span><text:span text:style-name="T1">eute früh war das Ding doch noch nicht so groß? </text:span><text:span text:style-name="T36">Das Brocken ist doch schon größtenteils abgeklungen.</text:span><text:span text:style-name="T1"> </text:span></text:p>
      <text:p text:style-name="P515">Dania <text:span text:style-name="T471">fragte sich, wie </text:span>sie ihren ersten Mord überstehen sollte. <text:span text:style-name="T474">Immerhin hatte sie keinen Plan. Wenn sie sich klug anstellen wollte, würde sie ihn flachlegen müssen. Dann waren sie unter sich, und er nicht in Reichweite seiner Waffen. Seine Familie würde ihm nicht rechtzeitig zur Hilfe kommen können. Das war perfekt, doch widersprach dem, was sie sich geschworen hatte – zählte das? </text:span><text:soft-page-break/><text:span text:style-name="T474">Musste man Regeln gehorchen, die man sich selbst gegeben hatte?</text:span></text:p>
      <text:p text:style-name="P515"><text:span text:style-name="T40">Das ist mir alles zu kompliziert. </text:span>Sie <text:span text:style-name="T472">machte halt, holte ihr Messer hervor und</text:span> zog <text:span text:style-name="T472">von seiner Spitze </text:span>noch <text:span text:style-name="T472">etwas </text:span>Brocken <text:span text:style-name="T472">durch die Nase</text:span>.</text:p>
      <text:p text:style-name="P490">Alles. Ich kann alles.<text:span text:style-name="T53"> Das Brocken klärt ihre Sicht wieder auf. Sie </text:span><text:span text:style-name="T202">nimmt</text:span><text:span text:style-name="T53"> die Realität und </text:span><text:span text:style-name="T202">biegt</text:span><text:span text:style-name="T53"> sie ein bisschen. </text:span>So, nun hat die Hütte wieder die richtige Größe. Alles andere wäre… naja.</text:p>
      <text:p text:style-name="P492"><text:span text:style-name="T53">Es </text:span><text:span text:style-name="T202">gibt</text:span><text:span text:style-name="T53"> keinen Grund, nicht noch etwas mehr Brocken zu ziehen. Also </text:span><text:span text:style-name="T202">zieht</text:span><text:span text:style-name="T53"> sie noch etwas mehr Brocken.</text:span></text:p>
      <text:p text:style-name="P490"><text:span text:style-name="T53">Es </text:span><text:span text:style-name="T202">gibt</text:span><text:span text:style-name="T53"> keinen Grund, nicht zu </text:span><text:span text:style-name="T201">anzu</text:span><text:span text:style-name="T53">klopfen. Also klopft sie.</text:span></text:p>
      <text:p text:style-name="P513"/>
      <text:p text:style-name="P513">Gabor <text:span text:style-name="T474">sieht</text:span> irritiert <text:span text:style-name="T472">aus, als er die Tür öffnet. </text:span><text:span text:style-name="T38">Verständlich.</text:span> <text:span text:style-name="T472">D</text:span>ie Hure, die ihn gestern <text:span text:style-name="T472">verfolgte,</text:span> <text:span text:style-name="T472">dann eine Familie gründen wollte, ihn verführte </text:span>und <text:span text:style-name="T472">mitten in der Nacht bereits einen ordentlichen Streit anfing</text:span>, <text:span text:style-name="T472">taumelt</text:span> voll auf Drogen, mit einem Messer in der Hand, in sein Zimmer.</text:p>
      <text:p text:style-name="P513">Leute mit <text:span text:style-name="T473">Messern sind</text:span> gefährlich, <text:span text:style-name="T473">das weiß Gabor sicherlich</text:span>. Leute auf Drogen <text:span text:style-name="T474">sind eine Spur </text:span>lächerlich, <text:span text:style-name="T473">eine Spur unberechenbar</text:span>. <text:span text:style-name="T473">Kein Wunder, dass Gabor so eine Begegnung lieber vermieden hätte. Er ruft etwas. Nach hinten. </text:span><text:span text:style-name="T39">Die Kinder, ach ja. Ich vergaß. </text:span><text:span text:style-name="T201">Dania lacht über den Ernst der Situation. Der kleine Junge, dem sie heute früh Brot </text:span><text:span text:style-name="T202">geschenkt hat</text:span><text:span text:style-name="T201">, </text:span><text:span text:style-name="T202">sitzt</text:span><text:span text:style-name="T201"> teilnahmslos an der Wand, er hat sich wohl </text:span><text:span text:style-name="T202">seitdem </text:span><text:span text:style-name="T201">nicht bewegt. Erst als Dania ihn anlacht, lacht er zurück – sie </text:span><text:span text:style-name="T202">ist</text:span><text:span text:style-name="T201"> ansteckend. Gabor </text:span><text:span text:style-name="T202">lässt </text:span><text:span text:style-name="T201">sich nicht anstecken.</text:span></text:p>
      <text:p text:style-name="P491">Was fällt ihm ein, sich zu wehren. Er zieht ein Schwert. Wie lächerlich. Wie erwartet. Hm, eine <text:span text:style-name="T473">m</text:span>ordlustige Brockenhure geht auf mich los, was mach ich bloß? Klar, ich ziehe ein Schwert. Idiot. Wieso muss <text:span text:style-name="T473">alles </text:span>immer <text:span text:style-name="T473">wie erwartet ablaufen</text:span>? Verdammt.</text:p>
      <text:p text:style-name="P513"><text:span text:style-name="T1">Naja, ein Schwert. Dagegen kann ich echt </text:span><text:span text:style-name="T39">nichts </text:span><text:span text:style-name="T1">ausrichten. Gut dass die Zeit gerade so langsam vergeht.</text:span> <text:span text:style-name="T473">Sie wundert sich, dass sie noch lebt. </text:span><text:span text:style-name="T39">Wundern kommt von Wunder und reimt sich auf – keine Ahnung. Ist das wichtig? Magie wäre jetzt gut.</text:span><text:span text:style-name="T201"> Sie kichert.</text:span></text:p>
      <text:p text:style-name="P513"><text:span text:style-name="T473">Aus ihrem Mund kommen Wörter. </text:span>„H<text:span text:style-name="T475">ey, h</text:span>ast du nicht Lust, einfach das Schwert wieder hinzulegen und so zu tun, als wäre ich nicht da? Einfach das Interesse an mir verlieren? Hey, ich bin doch nur ein unwichtiger Scheißteil dieser kranken Stadt. Was gehe ich dich bitte an? Kümmere dich doch um deinen eigenen Scheiß.“</text:p>
      <text:p text:style-name="P491">Oh Mann, das klingt ja genial. S<text:span text:style-name="T473">o</text:span> rette ich mein Leben. Dania, sogar deine Fantasie verarscht dich.</text:p>
      <text:p text:style-name="P513"><text:span text:style-name="T473">Eine Horde Jungs kommt aus dem Zimmer, in dem sie schliefen, halb angezogen. Zwei haben Schwerter in der Hand. Sie rufen etwas dazwischen, doch </text:span>Gabor <text:span text:style-name="T473">beachtete sie nicht. Er hat ihr aufmerksam zugehört. Sein</text:span> Blick klärt sich. „Ja wenn das so ist“, sagt er. Desinteressiert legt er das Schwert weg und dreht ihr den Rücken zu. Es interessiert ihn nicht einmal, wie sie ihm den Mund zuh<text:span text:style-name="T475">ä</text:span>lt und <text:span text:style-name="T475">ihm vor den Augen seiner Kinder</text:span> die Kehle durchschn<text:span text:style-name="T475">eidet</text:span>.</text:p>
      <text:p text:style-name="P513"/>
      <text:p text:style-name="P518">Ein Rufen, ein Schreien ertönt. Gabors Körper sackt in Danias fürsorglichen Armen zusammen, warmes Blut rinnt ihr über die Finger. Sie drückt ihn noch einmal fest zum Abschied, bevor er unvermeidlich den Weg zum Fußboden fortsetzen muss. Ein Schluckauf ergießt noch einen Schwall Blut über sein Hemd. Dann ist er weg.</text:p>
      <text:p text:style-name="P516">Jetzt lacht Dania nicht mehr. Der Mund, der die Witze erzählt hat, ist verstummt. Sie blickt sich ein bisschen verwirrt um.</text:p>
      <text:p text:style-name="P516">Eine Klinge kommt auf sie zugesaust. Ihr Körper reagiert, bevor ihr Geist es begreift, sie hebt ihr Messer. Das Schert prallt ab, doch sie erzittert von dem Aufprall, von der Energie.</text:p>
      <text:p text:style-name="P516">Etwas dreht sich um in Dania. Etwas erwacht, so wie eben, und die Fensterscheibe neben ihr zersplittert. Die Scheiben bohren sich unangenehm in Danias nackte Beine.</text:p>
      <text:p text:style-name="P516">Dem nächsten Hieb kann sie nur ausweichen, indem sie zurückspringt. Der Junge, der an der Wand lehnt, beginnt zu würgen, und erbricht – doch aus seinem Mund kommt nur eine Blume. Eine perfekte, wohlgeformte Blume. Ein anderer Junge beginnt, irgendetwas zu rufen, was, interessiert Dania nicht.</text:p>
      <text:p text:style-name="P516">Der Tisch erhebt sich, schwebt in der Luft. Der mit dem Schwert staunt, springt zur Seite, als der Tisch auf ihn zurast. Dania reagiert nicht so schnell, und die Tischplatte saust ihr mit voller Wucht gegen den Oberkörper. Das Messer fliegt ihr aus der Hand, sie wird umgeworfen.</text:p>
      <text:p text:style-name="P494"><text:soft-page-break/>Ich muss hier raus. Stimmt ja.</text:p>
      <text:p text:style-name="P517"><text:span text:style-name="T204">Sie strampelt mit den Beinen, schlägt um sich, und der Tisch gibt sie frei, fliegt davon. Sie springt auf. </text:span><text:span text:style-name="T203">Eine Klinge saust vorwärts, kratzt sie jedoch nur leicht am Arm. Sie stürzt aus der Tür hinaus.</text:span></text:p>
      <text:p text:style-name="P517"><text:span text:style-name="T1">Diesmal schau ich nicht zurück beim rennen. </text:span><text:span text:style-name="T203">Sie rennt </text:span>vor sich hin, <text:span text:style-name="T476">den Blick auf der Straße. Eine Horde Kinder hinter ihr, und sie spürt fast ihren Atem im Nacken. Sie weiß, dass sie schneller sind.</text:span></text:p>
      <text:p text:style-name="P511"><text:span text:style-name="T1">Mein Kleid behindert mich beim rennen, verdammt!</text:span><text:span text:style-name="T203"> Scherben stechen.</text:span><text:span text:style-name="T1"> Ich will gar nicht wissen, was die wohl mit mir anstellen, </text:span><text:span text:style-name="T42">was ist, </text:span><text:span text:style-name="T1">wenn die mich erwischen? </text:span>Panik. <text:span text:style-name="T1">Nicht zurückschauen, </text:span><text:span text:style-name="T42">D</text:span><text:span text:style-name="T1">a vorne ist eine Ecke, die schaffe ich –</text:span> Schock – <text:span text:style-name="T1">ich habe gerade jemanden umgebracht! </text:span>Blut. <text:span text:style-name="T1">Verdammt, hinterlasse ich eine Spur?</text:span> Schock. <text:span text:style-name="T476">Nicht nach hinten gucken.</text:span> <text:span text:style-name="T1">Habe ich das wirklich getan? </text:span>Gegenwind. <text:span text:style-name="T1">War da hinten nicht die Abzweigung? Da kann ich sie abschütteln! </text:span>Ecke. <text:span text:style-name="T53">Schnell hier </text:span><text:span text:style-name="T203">her</text:span><text:span text:style-name="T53">um, </text:span><text:span text:style-name="T203">e</text:span>in Inquisitor. <text:span text:style-name="T1">Ein Inquisitor? </text:span></text:p>
      <text:p text:style-name="P510"/>
      <text:h text:style-name="P552" text:outline-level="1"><text:bookmark-start text:name="__RefHeading___Toc12357_144386953"/>Thorn – <text:span text:style-name="T293">wird vom Orden ausgestoßen und rettet Dania</text:span><text:bookmark-end text:name="__RefHeading___Toc12357_144386953"/></text:h>
      <text:p text:style-name="P74"/>
      <text:p text:style-name="P520">Der Boden fühlte sich kalt an. </text:p>
      <text:p text:style-name="P520">Rätselhaft. So war er ihm definitiv noch nie vorgekommen.</text:p>
      <text:p text:style-name="P520"><text:span text:style-name="T479">Er hatte</text:span> diese Hallen nie als besonders einschüchternd empfunden. Dieser Ort war immer nur eine Chance für ihn gewesen. </text:p>
      <text:p text:style-name="P520">Jetzt kniete er auf allen Vieren, und seine Hände spürten diesen lächerlich kalten Boden. Dass es in den sogenannten Heiligen Hallen der Flamme so kalt sein konnte... lächerlich, ebenso lächerlich wie diese lächerlichen Roben, mit denen er sich am Ende fast abgefunden hatte. </text:p>
      <text:p text:style-name="P520">Die kratzige Stimme des Großinquisitors holte ihn zurück in die Wirklichkeit.</text:p>
      <text:p text:style-name="P520">„…weshalb wir Thorn Hartlingen, Inquisitor der heiligen Flamme, seines Amtes entheben und dem Orden verstoßen. Sein Flammensplitter sei ihm entrissen, sein Titel verblasst, sein Name entehrt. Möge er diese Hallen nie wieder betreten, und J'zharrs gerechte Flamme ihn nicht wieder läutern, auf dass er als schmutziger Ketzer…“ </text:p>
      <text:p text:style-name="P507">Die ewige Litanei, wer nicht für uns ist, ist gegen uns, Vertrauen missbraucht, was weiß ich. </text:p>
      <text:p text:style-name="P520">Es hing ihm <text:span text:style-name="T477">ohnehin </text:span>zum Halse raus, dieses ewige Gebuckel, diese vorgetäuschte Frömmigkeit. Wie viele Jahre hatte er an diesen verdammten Orden verschwendet?</text:p>
      <text:p text:style-name="P519">Er hatte den Prozess kaum mitbekommen, so blind vor Wut war er. Die Nachricht hatte ihn wie aus dem Nichts getroffen. Er hatte sich <text:span text:style-name="T478">nicht auf den Prozess vorbereiten können</text:span>. Wie keiner der Verbrecher, die er in den vergangenen Jahren vor das heilige Gericht gezerrt hatte.</text:p>
      <text:p text:style-name="P519">„…<text:span text:style-name="T478">und er möge ein Leben in Schande führen, das in einem ehrenlosen Tod ende, nach dem er nichts zu erwarten habe außer das endlose Nichts…“</text:span></text:p>
      <text:p text:style-name="P469">Der genaue Grund war unvorsichtiger Umgang mit illegalen S<text:span text:style-name="T478">u</text:span>bstanzen gewesen. Eine Lappalie. Wann hatte man das letzte Mal jemanden aus dem Orden entlassen, weil er eine Lagerungsvorschrift missachtet hatte? Das Raft, dieser Idiot von einem Ratsinquisitor dabei draufgegangen war, war ja wohl nicht seine Schuld. Was steckte er auch seine Nase in Dinge, die ihn nichts angingen?</text:p>
      <text:p text:style-name="P470">Die Exkommunikation war eine der harmlosesten Strafen, die das Gericht je ausgesprochen hatte. Die meisten wurden nach dem obligatorischen Schauprozess gereinigt. Insofern war Thorn glimpflich davongekommen, sein Leben durfte er behalten, nicht einmal im Kerker schmoren musster er. Doch mit irgendwelchen Verbrechern hätte Thorn sich ohnehin nie verglichen.</text:p>
      <text:p text:style-name="P470"><text:span text:style-name="T477">„…</text:span>auf dass das allen eine Lehre sei, die in Zukunft, nun ja, gegen Lagerungsvorschriften verstoßen, dass J‘zharr solche Untaten ernst nimmt…“</text:p>
      <text:p text:style-name="P495">Die haben doch nur nach einem Vorwand gesucht. Ich bin ihnen zu gefährlich geworden, ja. Und wer sich nicht mit fairen Mitteln verteidigen kann…</text:p>
      <text:p text:style-name="P520">Als sie ihn zum Portal schleiften, versuchte er vor lauter Verachtung gar nicht, sich zu wehren. Er stolperte die steinernen, erhabenen Treppen mehr herunter, als <text:span text:style-name="T479">dass </text:span>er stolzierte. Die <text:span text:style-name="T479">ganze Aufregung hatte ihn vollkommen</text:span> entkräftet. Davon abgesehen war er noch nie von besonders guter kör<text:soft-page-break/>perlicher Verfassung gewesen. Sein Geist war seine Waffe. </text:p>
      <text:p text:style-name="P496">Was fällt diesen aufgeblasenen Schwachköpfen eigentlich ein? Denken, sie könnten mich, den großen THORN VON HARTLINGEN aus ihrem Orden werfen? Denen ist wohl nicht bewusst, wie sehr sie mich brauchen...</text:p>
      <text:p text:style-name="P520">Er rappelte sich auf, ignorierte die neugierigen Blicke und ging ziellos in irgendeine Richtung. </text:p>
      <text:p text:style-name="P520"><text:span text:style-name="T44">Keiner von diesen Schlappschwänzen hat auch nur ein bisschen Weitblick. Nicht mehr lange, und ich hätte sie endlich aus ihrer Unwissenheit heraus in eine bessere Zukunft führen können! Aber diese </text:span><text:span text:style-name="T47">a</text:span><text:span text:style-name="T44">ufgeblasenen </text:span><text:span text:style-name="T47">w</text:span><text:span text:style-name="T44">ichtigtuerischen Arschgeigen...</text:span><text:span text:style-name="T213"> </text:span></text:p>
      <text:p text:style-name="P520"><text:span text:style-name="T213">Je weiter er sich von den heiligen Hallen entfernte, desto leichter fiel ihm das fluchen, das er in all den Jahren als heiliger Inquisitor fast verlernt hatte. Eigentlich war es eine Befreiung, </text:span><text:span text:style-name="T216">dass er</text:span><text:span text:style-name="T213"> endlich frei denken, frei laufen, frei handeln konnte... nur diese verdammte, </text:span><text:span text:style-name="T215">hässlich</text:span><text:span text:style-name="T216">e</text:span><text:span text:style-name="T213"> Robe hing ihm immer noch wie Blei am Körper, aus dickem, unbequemen braunen </text:span><text:span text:style-name="T221">Scheiß</text:span><text:span text:style-name="T213">stoff. </text:span></text:p>
      <text:p text:style-name="P496">Ich werde sowas von zurückkehren, ihr habt euch das jetzt eingebrockt, ihr habt es euch mit mir versaut, das hättet ihr euch wohl vorher überlegen sollen. Und wenn ich wiederkomme, werde ich eure SCHEISShallen mit Blu...</text:p>
      <text:p text:style-name="P520"><text:span text:style-name="T213">„Entschuldigt, ehrwürdiger Inquisitor, </text:span><text:span text:style-name="T214">können Sie</text:span><text:span text:style-name="T213"> mir vielleicht den Weg zu...“ </text:span></text:p>
      <text:p text:style-name="P520">Der Mann <text:span text:style-name="T479">vollendete den Satz nicht</text:span>, Thorns Hass hatte sich wie im vorrübergehen seiner Faust bemächtigt.</text:p>
      <text:p text:style-name="P496">..t streichen und eure Scheißroben allesamt verbrennen und eure ach so keuschen nackten Körper von Huren entwürdigen lassen und eure Eingeweide...</text:p>
      <text:p text:style-name="P520"><text:span text:style-name="T213">„</text:span><text:span text:style-name="T216">Hey! Was…“ Der Mann lehnte an der Wand und hielt sich die Nase, doch Thorn war bereits weitergerauscht.</text:span></text:p>
      <text:p text:style-name="P497"><text:span text:style-name="T221">Inquisitor Thorn von Hartlingen</text:span><text:span text:style-name="T213">, das hatte immer so schön geklungen. Er hatte sich geweigert, dass „von“ aus dem Namen zu streichen, doch als nun auch noch das Wort „Inquisitor“ wegfiel… seit er als Jugendlicher von seinem Vater zum Dienst im Orden der heiligen Flamme verdonnert worden war, hatte er sich nicht mehr so nackt gefühlt. Kein Name, kein Titel, nur eine hässliche Robe, die ihm beim Laufen um die Beine schlackerte.</text:span></text:p>
      <text:p text:style-name="P474">Doch das Problem würde er beheben. Lagon war groß und voller Möglichkeiten. Er wusste viel über die Leute, die hier wohnten – jahrelang hatte er sie argwöhnisch beobachtet und die ganze Stadt nach Sünde abgesucht. Entweder, um sie auszumerzen, oder für seinen Vorteil zu gebrauchen. Thorn kannte die riesige Maschine, die Lagon war, kleine Zahnräder, die ineinandergriffen, Bolzen, die hin und herzuckten und Öl, dass durch die kleinen, korrupten Ritzen tropfte. Thorn war keins dieser Zahnräder. Er war der Mechaniker, der dieses kaputte alte Ding wieder richten würde. Auf dass es nach seinem Willen stampfte und rackerte.</text:p>
      <text:p text:style-name="P520"><text:span text:style-name="T213">Über kurz oder lang brauchte er wohl eine Unterkunft. Der Gedanke traf ihn wie ein Schlag. </text:span><text:span text:style-name="T216">Außerhalb des Ordens kannte er niemanden. Nun, niemanden, dem er vertraute. Und all die Leute, die er bisher noch mit Drohung und Erpressung von sich abhängig gemacht hatte, würden ihn jetzt wohl nur noch auslachen.</text:span></text:p>
      <text:p text:style-name="P520"><text:span text:style-name="T213">Er hatte eine Tasche mit Geld versteckt, für alle Fälle, aber die war am anderen Ende der Stadt in einem geheimen Postfach versteckt. Wo war er eigentlich? In seiner Rage war er wohl ein kleines bisschen </text:span><text:span text:style-name="T221">zu</text:span><text:span text:style-name="T213"> ziellos gelaufen. </text:span><text:span text:style-name="T216">Die Heiligen Hallen waren im zweiten Bezirk, doch das hier war alles andere als der zweite Bezirk.</text:span><text:span text:style-name="T49"> </text:span><text:span text:style-name="T48">Wie lange bin ich schon unterwegs? Das sind doch höchstens zwanzig Minuten, dass ich in Gedanken <text:s/>versunken...</text:span></text:p>
      <text:p text:style-name="P520"><text:span text:style-name="T213">Hier kannte er sich nicht aus, auch wenn es nicht gerade nach einer guten Ecke aussah. </text:span><text:span text:style-name="T217">Windschiefe Hütten, die Straße konnte kaum so genannt werden. Aller möglicher Unrat lag auf dem Weg herum, und die Straße bestand aus Stroh und festgestampfter Erde, nicht aus Steinen.</text:span><text:span text:style-name="T213"> Er rutschte in einer kleinen Pfütze mit undefinierbarem Inhalt aus. </text:span></text:p>
      <text:p text:style-name="P496">Was zu<text:span text:style-name="T480">m</text:span>… </text:p>
      <text:p text:style-name="P520">Thorn hätte sein Gleichgewicht wohl noch gefunden, wenn nicht just in diesem Moment eine ziemlich panische, kühn bekleidete junge Frau mit schwarzen Haaren in ihn hineingerannt wäre. </text:p>
      <text:p text:style-name="P520">„<text:span text:style-name="T480">Hilf mir!</text:span>“ <text:span text:style-name="T480">Sie schien ebenso überrascht zu sein wie er, auf einen anderen Menschen zu treffen.</text:span>„<text:span text:style-name="T480">Hilf mir, barmherziger Inquisitor! </text:span>Reinig<text:span text:style-name="T480">e </text:span>sie, was weiß ich, ihr <text:span text:style-name="T480">habt doch so eine Robe, habt ihr nicht auch so einen Flammenstein?</text:span>“</text:p>
      <text:p text:style-name="P521"><text:soft-page-break/>In diesem Moment kam <text:span text:style-name="T480">eine Horde Kinder um die Ecke. Thorn hätte fast gelacht, dass die Frau Angst vor ihnen hatte – da sah er, wie schwer bewaffnet sie waren.</text:span><text:span text:style-name="T43"> Und damit um einiges bewaffneter als ich.</text:span></text:p>
      <text:p text:style-name="P521">Auch sie guckten ziemlich blöd, als sie <text:span text:style-name="T481">ihr Opfer</text:span> in den Armen eines Inquisitors erblickten. Aufeinander liegend. In einer Dreckpfütze. Mühsam rappelte Thorn sich auf. </text:p>
      <text:p text:style-name="P520"><text:span text:style-name="T223">Sie starrten ihn in seiner Robe an, als würden sie etwas erwarten. Aus reiner Gewohnheit fing er an, zu predigen. </text:span><text:span text:style-name="T221">„Da steht ihr, Blut im Sinn und starrt voll Hass. Hass ist alles, was euch ausmacht, alles was euch antreibt, alles, was euch am Leben erhält. Doch bedenkt, wen hasst ihr wirklich?“ </text:span><text:span text:style-name="T44">Verdammt, </text:span><text:span text:style-name="T221">dachte er, </text:span><text:span text:style-name="T50">warum mussten sie </text:span><text:span text:style-name="T44">mir meinen Flammensplitter ab</text:span><text:span text:style-name="T50">nehmen</text:span><text:span text:style-name="T44">, als sie mich rausgeworfen haben! </text:span><text:span text:style-name="T218">Nun, diese Frage konnte er sich selbst beantworten.</text:span><text:span text:style-name="T221"> „In eurem verruchten Leben habt ihr vieles zerstört, vieles beschmutzt, und bei jeder einzelnen eurer Schandtaten wurde auch eure Seele ein Stück dreckiger. Der Dreck bedeckt eure Linse und so ist euer Blick für Gut und Böse verwischt. Doch das ist nicht das Ende! Hört mich an! J'zharr kann euch reinigen!!“ Eine</text:span><text:span text:style-name="T222">s</text:span><text:span text:style-name="T221"> der </text:span><text:span text:style-name="T222">Kinder, er war etwas jünger und sein Schwert war länger als sein Arm, schien beeindruckt – er </text:span><text:span text:style-name="T221">hatte Tränen in den Augen.</text:span></text:p>
      <text:p text:style-name="P520">Ein anderer schien nicht so überzeugt. „Das mit diesem reinigen sagt ihr immer, kurz bevor ihr euren komischen Feuerball rausholt und uns wegpustet, nich<text:span text:style-name="T481">t </text:span>wa<text:span text:style-name="T481">hr</text:span>? Einer von euch Scheißfanatikern hat <text:span text:style-name="T481">unseren </text:span>Bruder getötet!“</text:p>
      <text:p text:style-name="P520"><text:span text:style-name="T44">J'zharr m</text:span><text:span text:style-name="T50">uss</text:span><text:span text:style-name="T44"> mich wirklich hassen. Wenn er noch exist</text:span><text:span text:style-name="T50">i</text:span><text:span text:style-name="T44">eren würde</text:span><text:span text:style-name="T221">. </text:span><text:span text:style-name="T222">Thorn versuchte es mit argumentieren. </text:span><text:span text:style-name="T213">„Er wurde gereinigt und ist vorangeschritten in ein besseres Leben an J'zharrs Seite. Ein Leben, in dem er nicht ständig fürchten muss, niedergestochen zu werden. Ein gutes, reines Leben. Er mag jetzt wo anders sein, doch dort ist er sauber und es geht ihm gut!“</text:span></text:p>
      <text:p text:style-name="P522">Der <text:span text:style-name="T481">kleine</text:span> <text:span text:style-name="T481">F</text:span>romme schaltete sich ein. „Weißt du nicht mehr, wie sehr Mikael sich immer über seine dreckigen Klamotten aufgeregt hat? Wie er immer seine ganze Beute für neue Lumpen verprasst hat, statt für Brocken? Vielleicht wollte er gereinigt werden! Er wollte in diese bessere Welt, deswegen hat er auch diesen Inquisitor mit <text:span text:style-name="T481">Dido </text:span>beworfen!“ </text:p>
      <text:p text:style-name="P522"><text:span text:style-name="T481">D</text:span>er Wortführer schien noch nicht überzeugt. </text:p>
      <text:p text:style-name="P520">„Siehest du, mein Sohn, das war alles im Sinne deines Bruders. Weißt du, jetzt trägt er ein Hemd aus Flammen, das sich fortlaufend selbst reinigt und <text:span text:style-name="T481">Dido </text:span>muss er auch nicht mehr ertragen.“</text:p>
      <text:p text:style-name="P520">„Naja, <text:span text:style-name="T481">Dido </text:span>wurde leider auch – <text:span text:style-name="T481">und hey, diese Schlampe da hat meinen Vater -</text:span>“</text:p>
      <text:p text:style-name="P520">„Und nun höret mich an! Auch ich kann euch dieses Schicksal schenken! Es wird ein klein wenig schmerzhaft, naja, vielleicht nicht nur ein klein wenig, dafür dauert es nicht länger als, nun ja, man brennt schon eine Weile, bis die inneren Organe angegriffen genug sind, dass man genug gereinigt ist, okay, ihr habt für höchstens eine halbe Stunde unvorstellbare Schmerzen, die euch halb wahnsinnig machen, und der Geruch von verbrannter Haut naja, wenigstens müsst ihr den nicht lange ertragen, wenn eure Nase schnell verbrennt, allerdings werden dann die Schmerzen erst richtig schlimm, weil dort ziemlich viele Nervenzellen....“</text:p>
      <text:p text:style-name="P523"><text:span text:style-name="T481">Die Frau</text:span> unterbrach ihn. „Ist ja gut, Inquisitor, sie sind weg.“</text:p>
      <text:p text:style-name="P523">Gabors <text:span text:style-name="T481">Kinder hatten es wohl mit der Angst bekommen und entschieden, dass sie ihrem sogenannten Vater nicht so schnell ins Jenseits folgen wollten</text:span>. <text:span text:style-name="T482">Die Frau schaute ihn aus großen Augen an, und wie Thorn bemerkte, mit noch größeren Pupillen. Dann begann sie unkontrolliert zu lachen.</text:span></text:p>
      <text:p text:style-name="P523">„<text:span text:style-name="T482">Haha, so ein Glück! Das war, hast du das gesehen? Das war bestimmt J‘zharr persönlich, der sie verjagt hat!“</text:span></text:p>
      <text:p text:style-name="P498">Ist sie auf Brocken? Verdammt. <text:span text:style-name="T53">„J‘zharr hatte damit nichts zu tun. Du verdankst deine Rettung Thorn von Hartlingen persönlich.“ Sein Stolz war durchaus angeknackst.</text:span> Wenn du dich auf Gott verlassen hättest, dann wärst du jetzt Hackfleisch.</text:p>
      <text:p text:style-name="P498"><text:span text:style-name="T53">Sie wirkte von einem Moment auf den anderen total betroffen. „Oh, ein von im Namen? Entschuldigt, ich habe euch – das habe ich nicht gewusst. Hochwürden. Oder so.“ Dann kicherte sie wieder. Doch Thorn war sich nicht sicher, ob sie sich über ihn lustig machte, oder es nur an dem Brocken lag. </text:span>Es ist unwahrscheinlich, dass sie weiß, dass Hochwürden die falsche Anrede ist.</text:p>
      <text:p text:style-name="P471">Er besah sich die Flecken auf seiner Robe. Dass die Roben braun waren, hatte seine Vorteile. Es war immerhin die einzige Kleidung, die er besaß. „Du, wie heißt du?“, herrschte er die Frau an.</text:p>
      <text:p text:style-name="P498"><text:span text:style-name="T53">Sie taumelte etwas, aber stand aufrecht. Die Flecken auf ihrer Kleidung schien sie gar nicht zu </text:span><text:soft-page-break/><text:span text:style-name="T53">bemerken. „Ich… ich bin… Dania.“ Es war unklar, warum sie so lange überlegt hatte, doch es schien, als hätte sie versucht, sich einen falschen Namen auszudenken. Und dass sie daran gescheitert war. </text:span>Vielleicht hätte ich das tun sollen. Verdammt.</text:p>
      <text:p text:style-name="P471">„Nun, Dania, ich brauche neue Kleidung. Diese Flecken sind eines Inquisitors unwürdig. Kennst du jemanden, der Kleidung in meiner Größe hat? Es muss keine Robe sein.“ Damit fiel er ohnehin nur auf wie ein bunter Hund.</text:p>
      <text:p text:style-name="P498"><text:span text:style-name="T53">„Woah.“ Jetzt erst sah Dania an sich herunter, und sah die Flecken. Als Thorn genauer hinsah, sah nicht alles davon aus wie Unrat… doch eine Schnittwunde an ihrem Arm erklärte die Blutflecken hoffentlich. „</text:span><text:span text:style-name="T205">Ich bin… ich bin so schmutzig!“, sagte sie. Thorn seufzte. </text:span><text:span text:style-name="T483">Ich kann ja kaum mit ihr reden! Verdammtes Brocken. Nun, ich bin ja kein Inquisitor mehr, was sie nimmt, geht mich nichts an. Und wenn sie nüchtern wäre, würde sie wohl überhaupt nicht so viel preisgeben.</text:span></text:p>
      <text:p text:style-name="P499"><text:span text:style-name="T53">Er entschied sich, die Inquisitor-Karte bis zum Ende auszuspielen. </text:span><text:span text:style-name="T206">So lange sie glaubte, dass er ein Inquisitor wäre, hatte er bessere Chancen, dass sie gehorchte – und sein Name war so noch etwas länger.</text:span></text:p>
      <text:p text:style-name="P536"><text:span text:style-name="T213">„Ich bin ein heiliger Mann, und J'zharr predigt innerliche Reinheit, und nicht äußerliche. </text:span><text:span text:style-name="T219">Dennoch… du solltest uns irgendwohin bringen, wo wir saubere Kleidung bekommen. Und etwas zu Essen. Ein Bett.</text:span><text:span text:style-name="T213">“</text:span></text:p>
      <text:p text:style-name="P475">Dania schaute betroffen. „Ein Bett? Du willst doch nicht...“</text:p>
      <text:p text:style-name="P499"><text:span text:style-name="T53">„</text:span><text:span text:style-name="T210">D</text:span><text:span text:style-name="T209">u bist schmutzig, ich auch. </text:span><text:span text:style-name="T210">Wir müssen uns darum kümmern.“ Er redete hier wohl mit einem kleinen Kind. Und Thorn war nicht gerade gut mit Kindern.</text:span></text:p>
      <text:p text:style-name="P472">Dania lachte. „Aber ich fühle mich gar nicht schmutzig! Ich fühle mich so frei wie noch nie. Heute habe ich mich befreit, heute bin ich jemand geworden! Nie wieder mit schmutzigen Männern schlafen, nie wieder meinen Körper verkaufen. Der Fetzen hier? Das ist doch nicht schmutzig! Das ist – warte, er ist ja wirklich nicht schmutzig, oder?“</text:p>
      <text:p text:style-name="P500"><text:span text:style-name="T53">Thorn sah noch einmal an ihr herunter – und seine Kinnlade fiel ihm herunter. </text:span>Tatsächlich, tatsächlich, ihr Kleid ist plötzlich sauber! Kein Blut, keine Scheiße – wie konnte das…</text:p>
      <text:p text:style-name="P472">Dania lachte. „Wie du aussiehst! Das gehört sich nicht. Du musst dir keine Gedanken machen! Du hast mich gerettet, du hast deine Freiheit genau so verdient.“ So ehrlich, so aufrichtig wohlwollend war Thorn schon sehr lange nicht mehr angelächelt worden. Nicht, dass er sich etwas daraus machte. „Und siehst du, deine Robe ist jetzt auch sauber. Kein Schmutz, kein Problem. Also, kommst du?“</text:p>
      <text:p text:style-name="P472">Thorn starrte an sich herunter. Sie hatte Recht. Wie war… wie war das möglich? Erst als Danias Augen ihn offen anstarrten, mit einem Grinsen, das eine Spur zu breit war, um zu einer geistig gesunden Person gehören zu können, fiel ihm ein, dass sie ja vollkommen drauf war.</text:p>
      <text:p text:style-name="P501">Ich habe noch nie gesehen, dass jemand so gezielt mit Brocken-Entladungen umgehen konnte. Oder war das etwa Zufall? Diese Dania hat ein Talent, von dem sie nichts ahnt.</text:p>
      <text:p text:style-name="P524">„<text:span text:style-name="T487">Wohin?“, fragte er. Immerhin brauchte er einen Platz zum schlafen.</text:span></text:p>
      <text:p text:style-name="P524">Dania starrte konzentriert vor sich hin. Sie schien nachzudenken.</text:p>
      <text:p text:style-name="P525">Dann erhellte sich ihr Gesicht. „Oh ja! Da muss ich eh hin. Komm mit!“</text:p>
      <text:p text:style-name="P525"/>
      <text:h text:style-name="P553" text:outline-level="1"><text:bookmark-start text:name="__RefHeading___Toc12626_2102357593"/>Marcin – <text:span text:style-name="T293">lernt Thorn kennen, sie verschwören sich, mithilfe von Bor die Macht zu ergreifen</text:span><text:bookmark-end text:name="__RefHeading___Toc12626_2102357593"/></text:h>
      <text:p text:style-name="Text_20_body"/>
      <text:p text:style-name="P535">Marcin konnte wertschätzen, dass sie zumindest am Fenster klopfte. Es war bereits dunkel, und Marcin war für heute fertig – aber die Sache mit Gabor war zu wichtig, um sich bereits schlafen zu legen. Man riskierte nicht einfach so einen Krieg mit <text:span text:style-name="T487">einem konkurrierenden Leutnant. Da konnte er sich es nicht leisten, bis morgen zu warten. </text:span></text:p>
      <text:p text:style-name="P537">Wenn sie gescheitert war, wenn man sie erkannt, vielleicht verfolgt hatte… dann würde er unter Umständen noch heute Abend verschwinden müssen. Und einen Gegenschlag planen.</text:p>
      <text:p text:style-name="P537">„Ich komme ja schon“, rief er nach draußen, und machte sich daran, das Fenster zu öffnen. Das Licht, das im Raum brannte, fiel auf Danias gerötete Wangen.</text:p>
      <text:p text:style-name="P537"><text:soft-page-break/>„Hallo Marcin! Schön, dich zu sehen. Du wirst dich freuen zu hören, was… du weißt schon.“</text:p>
      <text:p text:style-name="P501">Ob ich sie jemals nüchtern antreffen werden? Diese Frau nimmt wirklich zu viel.<text:span text:style-name="T53"> </text:span>Oder ist sie nur aufgedreht? Wenn sie gerade ihren ersten Mord begangen hat…</text:p>
      <text:p text:style-name="P473">Sie hielt sich am Rahmen fest und stieg durch das Fenster. „Komm erst einmal rein“, versuchte Marcin, sie zu beruhigen. So aufgedreht wie sie war, würde sie vielleicht wichtige Details vergessen – und Thorn musste genau wissen, was passiert war. Er musste sich sicher sein, dass die Gefahr beseitigt war.</text:p>
      <text:p text:style-name="P473">Sie streckte sich erst einmal. Marcin wollte schon das Fenster schließen, da fiel ihm Dania in den Arm. „Warte, was ist mit Thorn?“</text:p>
      <text:p text:style-name="P537">Marcin runzelte die Stirn und schaute sie an. „Was sagst du?“</text:p>
      <text:p text:style-name="P538">In diesem Moment hörte er ein Ächzen – und traute seinen Augen nicht, als eine weitere Person durch das Fenster kletterte. Sich am Rahmen abstützte, erst nicht hindurch passte. Sich die Glatze am Rand des Fensters stieß. Und schließlich in das Zimmer fiel.</text:p>
      <text:p text:style-name="P502">Und… warum trägt er eine Robe… des verdammten Ordens der heiligen Flamme?</text:p>
      <text:p text:style-name="P527">„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ehrbaren Dieb? Was für eine Auftragskillerin bist du eigentlich!?“ </text:p>
      <text:p text:style-name="P527">Die Worte sprudelten nur so aus ihm heraus, so überrascht war er. Normalerweise hätte er so etwas nie gesagt.</text:p>
      <text:p text:style-name="P527">„Beruhige dich, wir können ihm vertrauen!“ Dania lächelte ihn herzlich an. „Er hat mir das Leben gerettet, als Gabors ganze Familie mich aufschlitzen wollte. Er hat nur ein bisschen geredet, und sie sind Hals über Kopf abgehauen! So ein Inquisitor ist wirklich praktisch.“ Sie kicherte.</text:p>
      <text:p text:style-name="P527">Marcin fand nicht halb so lustig, das plötzlich ein Inquisitor in seinem Versteck stand. „Praktisch? Leute wie er töten Leute wie mich!“</text:p>
      <text:p text:style-name="P531">Sollte ich ihm eine Waffe an den Hals… nein, am Ende gehe ich noch in Flammen auf. Beruhige dich, Marcin. Er ist durch das Fenster geklettert, er hat dir ja nicht die Tür eingetreten. Es gibt keinen Grund zur Annahme, dass er dich rösten will oder so etwas.</text:p>
      <text:p text:style-name="P527">Thorn meldete sich zu Wort. „Du bist Marcin? Ich habe schon von dir gehört. Beruhige dich, Ich bin nicht im Auftrag des Ordens hier. Dein Brocken interessiert mich einen Dreck.“</text:p>
      <text:p text:style-name="P531">Mein Brocken was? Davon habe ich noch gar nichts erwähnt. Und er ist der erste Inquisitor, von dem ich gehört habe, dass er flucht.</text:p>
      <text:p text:style-name="P502"><text:span text:style-name="T238">Er sah ihn nachdenklich an. Steckte die Hände in die Taschen und prüfte, ob seine Dolche in Griffweite waren. </text:span><text:span text:style-name="T241">Wenn er plötzlich so einen Splitter rausholt, dann muss ich schnell sein. Und ich bin schnell. Aber erst muss ich mir einen Reim auf diese Situation machen. Und was hat Dania eigentlich erreicht heute? Wenn sie sagt, dass er Gabors Bande vertrieben hat, sind wir die zumindest erst einmal los.</text:span></text:p>
      <text:p text:style-name="P527">Er wagte sich vor. „Thorn heißt du? Soso. Was hast du denn gehört?“, fragte er Thorn misstrauisch, die Hände in den Taschen. Er hoffte, dass die Mütze auf seinem Kopf einschüchternd wirkte.</text:p>
      <text:p text:style-name="P527">Thorn zuckte mit den Achseln und strich seine Robe glatt, um sein würdevolles Auftreten wiederherzustellen. Anscheinend war er es nicht gewohnt, durch Fenster zu klettern.</text:p>
      <text:p text:style-name="P527">„Dass du Leutnant bist. Dass du nur Leutnant bist. Dass du ziemlich gutes Brocken verkaufst. Dass du zu gut bist, um Leutnant zu sein. Und dass du Kenin zu viel durchgehen lässt, sodass er sich auf seinem Posten ausruhen kann.“</text:p>
      <text:p text:style-name="P503"><text:span text:style-name="T238">Marcin zuckte, und fragte sich, wieso. </text:span><text:span text:style-name="T241">Das hätte er auch kürzer sagen können. Da war eine Botschaft dabei. Mich manipulierst du nicht, Glatzkopf.</text:span></text:p>
      <text:p text:style-name="P528">Er entschied sich, ihn weiter auszufragen. „Du bist Inquisitor. Müsstest du um diese Zeit nicht auf deiner Pritsche liegen? Was machst du hier?“</text:p>
      <text:p text:style-name="P528">Dania lachte. „Ja stimmt, was machst du eigentlich hier?“</text:p>
      <text:p text:style-name="P528">Thorn räusperte sich. „Nun, ehrbare Diebe erweisen Gefallen. Gefallen, die auch Inquisitoren wie ich manchmal brauchen. Und viele der Regeln, die Leute wie ich befolgen müssen, brauchen euch nicht zu kümmern.“</text:p>
      <text:p text:style-name="P503"><text:span text:style-name="T241">Einen Gefallen.</text:span><text:span text:style-name="T238"> Marcin beruhigte sich. Mit Gefallen kannte er sich aus. </text:span><text:span text:style-name="T241">Der Mann ist geschäft</text:span><text:soft-page-break/><text:span text:style-name="T241">lich hier. </text:span><text:span text:style-name="T238">Das hatte er nicht erwartet, er hatte auch noch nie davon gehört, dass jemand einem Inquisitor einen Gefallen erwiesen hatte, geschweige denn einen Gefallen von einem Inquisitor erhalten habe. Das waren wohl die Sachen, die sich besser nicht herumsprachen. „Fahr fort.“</text:span></text:p>
      <text:p text:style-name="P503"><text:span text:style-name="T239">Thorn nickte. </text:span><text:span text:style-name="T238">„Mit Vergnügen. Wie du weißt, brauchen auch ehrbare Diebe Gefallen. Ich bin ein pragmatischer Mensch. </text:span><text:span text:style-name="T239">Viel pragmatischer, als ich gläubig bin. Ich suche Vorteile, wo ich sie finden kann.“</text:span></text:p>
      <text:p text:style-name="P504"><text:span text:style-name="T241">Der hört sich aber gerne reden</text:span><text:span text:style-name="T238">, dachte Marcin.</text:span></text:p>
      <text:p text:style-name="P529">„Denn bedenke: was können sich zwei Diebe schon für Gefallen erweisen? Das ist, wie wenn zwei Bäcker Brote tauschen. Vorher haben beide ein Brot – hinterher haben beide ein Brot. Sie haben nicht viel gewonnen. Ein Metzger und ein Bäcker hingegen…“</text:p>
      <text:p text:style-name="P529">Marcin war schnell genug von Begriff, um dieses simple Gleichnis zu verstehen. Und er hatte Vorstellungskraft. „Du suchst also einen Metzger. Damit du die Brötchen, die deine Flamme backt, mit etwas belegen kannst. Wahrscheinlich etwas blutigem.“ Er lachte bitter.</text:p>
      <text:p text:style-name="P529">Dania runzelte die Stirn. „Wovon redet ihr? Ihr seid keine Bäcker“, doch die beiden ignorierten sie.</text:p>
      <text:p text:style-name="P529">Marcin schnalzte mit der Zunge. „Und an was für einen Gefallen hättest du gedacht?“</text:p>
      <text:p text:style-name="P529">Thorns Lächeln wurde breiter. „Nun, was kann ich von einem Leutnant schon wollen. Ja, du verkaufst ein bisschen Brocken. Du bist gut, also verkaufst du ein bisschen mehr. Du hast ein paar Männer, die für dich in den Tod gehen würden. Auch eine schöne Sache. Aber eigentlich brauche ich keinen Leutnant. Eigentlich brauche ich einen Hauptmann.“</text:p>
      <text:p text:style-name="P504"><text:span text:style-name="T238">Marcin lachte verächtlich. „Dann gehe doch zu einem Hauptmann. Du hast ja gesagt, du </text:span><text:span text:style-name="T240">weißt, wer Kenin ist.“</text:span></text:p>
      <text:p text:style-name="P530">„Einen richtigen Hauptmann. Nicht so einen Buben, der seine Zeit mit Brocken und Huren totschlägt.“ Ein Stich fuhr durch Marcins Herz. Ohne etwas davon zu ahnen, hatte Thorn einen wunden Punkt getroffen. „Ich brauche einen Hauptmann wie dich.“</text:p>
      <text:p text:style-name="P532">In der Tat, <text:span text:style-name="T488">dass </text:span>ich Kenin <text:span text:style-name="T488">damals </text:span>den Vortritt <text:span text:style-name="T488">ließ, war ein Fehler. Er ist nicht ansatzweise der Hauptmann, für den ich ihn hielt. Und auch nicht der Freund, den ich mir wünschte.</text:span></text:p>
      <text:p text:style-name="P543">Marcin riss sich zusammen. „Nun, ich bin kein Hauptmann.“</text:p>
      <text:p text:style-name="P543">Thorn zuckte mit den Achseln. „Deswegen will ich dir ja einen Gefallen erweisen. Und wenn wir dich erst einmal zum Hauptmann gemacht haben, kannst du mir sicher bei den internen Streitigkeiten des Ordens helfen.“ Er wurde schlagartig still und blickte zu Boden. „Du musst wissen, bis vor kurzem war ich der beste Ermittler des Ordens. Ich habe Magier gejagt, und ich war gut darin. Brockenhändler sind dabei wichtig – für beides braucht man Wombats, also sind es meistens die selben Hintermänner. Du ahnst also, wie Beziehungen zu höheren Dieben mir bei dem Job helfen können – sie kennen die Magier. Und schon kann ich Erfolge vorweisen.“</text:p>
      <text:p text:style-name="P543">Marcin runzelte die Stirn. „Das würde doch meinem Geschäft schaden.“</text:p>
      <text:p text:style-name="P533"><text:span text:style-name="T53">„Nicht in dem Ausmaß, in dem ich es tue. Wenn ich von vier Magiern, die bei dir Bor kaufen, einen erwische – dann kann ich genug Erfolge vorweisen, um aufzusteigen. Wenn ich wiederum die Ermittlungen kontrolliere, können meine Leute den siebten Bezirk in Ruhe lassen. </text:span><text:span text:style-name="T211">Was deine Arbeit ungemein erleichtert.“</text:span></text:p>
      <text:p text:style-name="P534">Warum gibt es solche Deals nicht öfter? Wahrscheinlich gibt es kaum Inquisitoren, die die Regeln so auslegen wie Thorn.<text:span text:style-name="T53"> „Keine schlechte Idee. Du hast allerdings interne Streitigkeiten erwähnt…“</text:span></text:p>
      <text:p text:style-name="P544">Thorn blickte etwas gequält drein. „Sagen wir, im Moment bin ich nicht mehr der beste Ermittler im Orden. Aber gemeinsam können wir das vielleicht ändern. Und das heißt nicht, dass ich dir nicht im Moment mit deinem Problem helfen kann. Deinem Hauptmann.“</text:p>
      <text:p text:style-name="P534">Soll ich von Kenin wie von einem Problem denken? <text:span text:style-name="T53">Marcin wurde etwas schwindlig. </text:span>Nun, wir haben sein Wochen nicht mehr… <text:span text:style-name="T53">doch so wollte er über seinen Freund gar nicht nachdenken.</text:span></text:p>
      <text:p text:style-name="P534">Ich kann ihn nicht zur Treue zwingen. Was soll er schon machen, wir sind in Lagon. Männer wie wir können hier nicht einfach so tun und lassen, was wir wollen.<text:span text:style-name="T53"> Doch war Kenin wirklich wie er?</text:span></text:p>
      <text:p text:style-name="P544">Er fuhr aus den Gedanken, als er merkte, dass Thorn immer noch redete. „…welche Chancen du hier hast. Ist dir noch nie aufgefallen, dass Dania magisches Talent hat? Ich habe noch nie gesehen, dass jemand die magischen Entladungen durch Brocken so gut kontrollieren kann wie sie…“</text:p>
      <text:p text:style-name="P544"><text:soft-page-break/>Dania, die das Gespräch über auf dem Sofa gesessen und desinteressiert ins Leere gestarrt hatte, fuhr plötzlich dazwischen. „Wirklich? Talent? Ist doch nur Brocken!“ Sie lachte.</text:p>
      <text:p text:style-name="P544">Thorn <text:span text:style-name="T489">wandte sich Dania zu und </text:span>nickte. „Ja, aber ich rede nicht von Brocken. Ich rede von Bor. Die Reinform. Hast du schon mal damit zu tun gehabt?“</text:p>
      <text:p text:style-name="P534"><text:span text:style-name="T53">Dania blickte verdutzt. „</text:span><text:span text:style-name="T212">Das Wort</text:span><text:span text:style-name="T53"> habe ich schon einmal gehört.“</text:span></text:p>
      <text:p text:style-name="P545">Thorn lachte sein kaltes Lachen. Er lachte nicht mit Dania, da war Marcin sich sicher. „Kein Wunder, dass du davon nichts weißt, es hat keine berauschende Wirkung. Es ist viel mehr eine alchemische Zutat. Doch all die Sachen, die du manchmal vollbringst, als du vorhin unsere Kleider gereinigt hast, das kann man mit Bor auch, nur gezielter und verlässlicher. Willst du es lernen?“</text:p>
      <text:p text:style-name="P546"><text:span text:style-name="T489">Marcin wurde aufmerksam. Thorn hatte wahrscheinlich Zugriff auf interessante Mittel.</text:span></text:p>
      <text:p text:style-name="P546"><text:span text:style-name="T489">Dania fragte: </text:span>„<text:span text:style-name="T489">Das kann man lernen?“</text:span></text:p>
      <text:p text:style-name="P547">Er war offensichtlich genervt, dass sie ihn so beharkte – dumme Fragen schienen ihn zu ermüden. „Ja, kein Problem, das ist einfach. Ich bringe es dir bestimmt mal bei. Was ich sagen wollte -“</text:p>
      <text:p text:style-name="P547">Dania plapperte jedoch munter los. „Das hätte mir bei Gabor heute bestimmt viel gebracht. Das Brocken hat auch schon angefangen, hilfreiches Zeug anzustellen, aber wenn ich das gezielter hätte einsetzen können, dann wäre das sicher anders gelau-“</text:p>
      <text:p text:style-name="P547">Marcin unterbrach sie. „Kein Wort darüber. Das besprechen wir zu zweit.“</text:p>
      <text:h text:style-name="P559" text:outline-level="1"><text:bookmark-start text:name="__RefHeading___Toc12512_1913788720"/><text:span text:style-name="T399">t</text:span>o be done<text:bookmark-end text:name="__RefHeading___Toc12512_1913788720"/></text:h>
      <text:p text:style-name="Text_20_body"><text:a xlink:type="simple" xlink:href="#__RefHeading__13980_2035619654" text:style-name="Index_20_Link" text:visited-style-name="Index_20_Link">Marcin – lernt Thorn kennen, sie verschwören sich, mithilfe von Bor die Macht zu ergreifen</text:a></text:p>
      <text:p text:style-name="Text_20_body"><text:a xlink:type="simple" xlink:href="#__RefHeading__13982_2035619654" text:style-name="Index_20_Link" text:visited-style-name="Index_20_Link">Thorn – legt sich schlafen und freut sich seines Hochstaplertums</text:a></text:p>
      <text:p text:style-name="Text_20_body">Stepanie – redet mit ihrem Bruder über den aktuellen Tratsch im Orden </text:p>
      <text:p text:style-name="P540">Marcin – trifft sich mit Kenin, der empfiehlt ihm, einfach das Leben zu genießen</text:p>
      <text:p text:style-name="Text_20_body"><text:a xlink:type="simple" xlink:href="#__RefHeading__13984_2035619654" text:style-name="Index_20_Link" text:visited-style-name="Index_20_Link">Dania – überzeugt Marcin, es mit dem Komplott zu versuchen</text:a></text:p>
      <text:p text:style-name="Text_20_body"><text:a xlink:type="simple" xlink:href="#__RefHeading__13986_2035619654" text:style-name="Index_20_Link" text:visited-style-name="Index_20_Link">Varg – trifft sich mit Thorn, </text:a><text:a xlink:type="simple" xlink:href="#__RefHeading__13986_2035619654" text:style-name="Index_20_Link" text:visited-style-name="Index_20_Link"><text:span text:style-name="T384">d</text:span></text:a><text:a xlink:type="simple" xlink:href="#__RefHeading__13986_2035619654" text:style-name="Index_20_Link" text:visited-style-name="Index_20_Link">er ihn von seinem Plan überzeugt</text:a></text:p>
      <text:p text:style-name="P360"><text:a xlink:type="simple" xlink:href="#__RefHeading__13988_2035619654" text:style-name="Index_20_Link" text:visited-style-name="Index_20_Link">Dania – lernt von Thorn den Umgang mit Bor</text:a></text:p>
      <text:p text:style-name="P360"><text:a xlink:type="simple" xlink:href="#__RefHeading__13990_2035619654" text:style-name="Index_20_Link" text:visited-style-name="Index_20_Link">Varg – sitzt in der Schule und lernt etwas über Mythologie</text:a></text:p>
      <text:p text:style-name="P360"><text:a xlink:type="simple" xlink:href="#__RefHeading__13992_2035619654" text:style-name="Index_20_Link" text:visited-style-name="Index_20_Link">Dania – tötet Kenin auf seiner Party</text:a></text:p>
      <text:p text:style-name="Text_20_body"><text:bookmark-start text:name="__RefHeading___Toc12514_1913788720"/><text:a xlink:type="simple" xlink:href="#__RefHeading__13994_2035619654" text:style-name="Index_20_Link" text:visited-style-name="Index_20_Link">Marcin – tötet Kenins vermeintlichen Mörder und ernennt sich zum Hauptmann</text:a><text:bookmark-end text:name="__RefHeading___Toc12514_1913788720"/></text:p>
      <text:p text:style-name="Text_20_body"/>
      <text:h text:style-name="P554" text:outline-level="1"/>
      <text:h text:style-name="Heading_20_1" text:outline-level="1"><text:bookmark-start text:name="__RefHeading__13980_2035619654"/>Marcin – <text:span text:style-name="T293">lernt Thorn kennen, sie verschwören sich, mithilfe von Bor die Macht zu ergreifen</text:span><text:bookmark-end text:name="__RefHeading__13980_2035619654"/></text:h>
      <text:p text:style-name="P76"/>
      <text:p text:style-name="P76"><text:tab/>„Und, wie ist es gelaufen?“ </text:p>
      <text:p text:style-name="P68"><text:span text:style-name="T225"><text:tab/>In diesem Moment nahm er den Mann war, der hinter Dania das Zimmer betrat. Er war glatzköpfig, hatte eine ziemlich undurchsichtige Miene aufgesetzt und trug – </text:span><text:span text:style-name="T234">eine Robe des Ordens der Flamme? Moment mal!!</text:span></text:p>
      <text:p text:style-name="P76"><text:tab/>„Warte mal, wer zur Hölle ist der Typ!?“ Marcin war nicht besonders begeistert, dass er heiligen Besuch hatte. „Was fällt dir ein, jemanden mit hierherzubringen? Ohne dass er vorher von mir geprüft wurde? Hast du ihn wenigstens nach Waffen durchsucht!? Verdammt, ein Inquisitor!? Du bringst einen Inquisitor zu einem <text:span text:style-name="T459">Brocken-Verkäufer</text:span>? Was für eine Auftragskillerin bist du eigentlich!?“</text:p>
      <text:p text:style-name="P76"><text:tab/>„Beruhige dich, beruhige dich, er ist nett. Er hat mir das Leben gerettet! Und Gabor ist tot, übrigens.“ </text:p>
      <text:p text:style-name="P68"><text:span text:style-name="T225"><text:tab/>„Nett? </text:span><text:span text:style-name="T234">Nett? </text:span><text:span text:style-name="T225">Meinst du 'Ich werde eure gesamten Brockenvorräte beschlagnahmen und euer Geschäft zerschlagen'-nett oder 'Ich verwandle euch gleich jetzt und hier in Aschenhaufen'-nett!? Was ist mit seiner Verstärkung? Wurdet ihr verfolgt? Weiß noch jemand, dass ihr hier seid? Verdammte Brockennutte.“ </text:span></text:p>
      <text:p text:style-name="P76"><text:tab/>Thorn meldete sich zu Wort. „Beruhige dich, Ich bin nicht im Auftrag des Ordens hier. Dein Brocken interessiert mich einen Dreck.“ <text:span text:style-name="T385">Er entschied sich, die Karten</text:span> auf den Tisch zu legen. „Im Gegenteil, Ich bin nicht gerade der orthodoxeste Inquisitor, und ich bin mir sicher, wir beide können uns gegenseitig helfen.... Vielleicht weißt du, wie zerstritten der Orden der Flamme ist. Nun, ich könnte Unterstützung von außen gebrauchen. Ich beobachte dich ohnehin schon seit einer Weile... dein kleines Unternehmen wäre ein guter Verbündeter für meine Zwecke.“ </text:p>
      <text:p text:style-name="P68"><text:span text:style-name="T225"><text:tab/>Marcin war sprachlos. </text:span><text:span text:style-name="T234">Was zur Hölle hat Dania mir da angeschleppt? Verdammt. Ein Inquisitor, der hinter mir her ist? Schon eine Weile hinter mir her war? Ich muss unvorsichtig gewesen sein. Ob einer meiner Leute... Dania kann es kaum gewesen sein, sie ist nicht lange genug dabei. Wurde Kenin misstrauisch? Nein, das wäre nicht sein Weg, diese Dinge zu regeln. </text:span></text:p>
      <text:p text:style-name="P76"><text:tab/>Thorn räusperte sich. „Bist du interessiert, neben erheblichem Reichtum auch große Macht auf politischer Ebene zu erlangen?“</text:p>
      <text:p text:style-name="P68"><text:span text:style-name="T225"><text:tab/>Bei diesen Worten brannte etwas unter Marcins Ballonmütze durch. </text:span><text:span text:style-name="T234">Meint er Macht oder Macht in meinem Sinne? Die, wo man nicht bei jedem Drink aufpassen muss, ob man gerade Opfer einer politischen Intrige wird?</text:span></text:p>
      <text:p text:style-name="P76"><text:tab/>„Ich weiß, wie ehrgeizig du bist. Keine Sorge, ich weiß einen Weg, wie du unter dem Radar blei<text:soft-page-break/>ben kannst und trotzdem Macht ausüben kannst. Wusstest du, dass deine kleine Freundin hier eine natürliche Begabung für Magie besitzt? Wenn man ihr beibringen würde, wie sie sie richtig nutzt... dann wäre das sicher zu unser aller Vorteil.“</text:p>
      <text:p text:style-name="P76"><text:tab/><text:span text:style-name="T1">Der hat das Schlangensein aber ziemlich perfektioniert... ein Inquisitor, der die Magie unterstützt? Der magische Begabung erkennt? Zumindest weiß ich jetzt, dass man ihm nicht trauen sollte. Naja, mich haben schon einige versucht, übers Ohr zu hauen. Und wenn dem Orden meine Aktivitäten bekannt sind, bleibt mir eh nichts anderes übrig, als zu verschwinden. Dann lieber die Flucht nach vorn.</text:span></text:p>
      <text:p text:style-name="P76"><text:tab/>„Und warum sollte ich dir trauen, Inquisitor? Deine eigenen Brüder können das ja anscheinend auch nicht.“</text:p>
      <text:p text:style-name="P76"><text:tab/>„Musst du gar nicht. Mir reicht es, wenn ich dir trauen kann, du bist schließlich ein <text:span text:style-name="T1">ehrbarer</text:span> Dieb. Ich helfe dir, egal ob du mir traust oder nicht. Ich könnte unserer kleinen Freundin ein paar Formeln beibringen, und dann können wir, wenn wir auf einem Level sind, uns zu dritt gegenseitig helfen.“</text:p>
      <text:p text:style-name="P76"><text:tab/>„Ich bin nicht vollständig überzeugt“, sagte Marcin misstrauisch. <text:span text:style-name="T1">Vielleicht kann ich ihn noch ein bisschen aus der Reserve locken.</text:span></text:p>
      <text:p text:style-name="P76"><text:tab/>„Ich mache dich zu dem höchsten Tier der ehrbaren Diebe, du hilfst mir, dieser Stadt meinen Stempel aufzudrücken.“ sagte Thorn. „Das dürfte doch nicht so schwer sein. Oh, und du kannst soviel Brocken haben, wie du willst“, fügte er mit einem Seitenblick auf Dania hinzu.</text:p>
      <text:p text:style-name="P76"><text:tab/>Dania saß regungslos in der Ecke, sie kam bei der Diskussion der zwei Männer nicht mehr mit. Sie hatte aufgehört, dem Geschehen zu folgen, als ihr nicht mehr klar war, ob sie einer der beiden umbringen wollte. Jetzt, wo das Adrenalin nachließ, spürte sie die lähmende Wirkung des Brockens wieder.</text:p>
      <text:p text:style-name="P76"><text:tab/>„Klar, ich helfe dir, dir den Weg nach oben zu morden, und wenn du dort bist, bin ich der einzige, der etwas gegen dich in der Hand hat, und wache eines morgens mit einem zweiten Grinsen auf“, sagte Marcin. „Klingt fair.“</text:p>
      <text:p text:style-name="P76"><text:tab/>„Glaub mir, da wo ich hin will, werde ich dich nie entbehren können... du bist ein Mann der Schatten, der Unterwelt. Ich bin für die Sonne gemacht, für das politische Parkett und das ewige Lächeln der Diplomatie. Wir ergänzen uns prima, denn du könntest mit meiner Position nichts anfangen und ich würde als Dieb wohl keine zwei Tage überleben, ehrbar oder nicht.“</text:p>
      <text:p text:style-name="P76"><text:tab/>Dania saß immer noch teilnahmslos in der Ecke.</text:p>
      <text:p text:style-name="P76"><text:tab/>„Ja, und wofür brauche ich dich, wenn du von Schatten eh nichts verstehst?“</text:p>
      <text:p text:style-name="P76"><text:tab/>„Die Welt besteht aus mehr als nur deinen Schatten, und wir haben alle drei Talente, die an der richtigen Stelle eingesetzt allen von uns dienen können. Du hast Informationen, Dania hat ihre magischen Kräfte sowie ihre Talente als Frau und ich habe Kontakte, Wissen und bin ein guter Strohmann für öffentliche Ämter. Jeder für sich alleine ist nichts, doch zu dritt können wir die <text:span text:style-name="T1">ganze verdammte Stadt </text:span>regieren!!“</text:p>
      <text:p text:style-name="P76"><text:tab/><text:span text:style-name="T1">Es gibt nichts gefährlicheres als einen Mann mit einer Vision. Zumindest hat er nicht vor, mir bei der erstbesten Gelegenheit in den Rücken zu stechen. Und Dania ist sowieso naiv genug, um ihm jedes einzelne Wort zu glauben. Magisches Talent? Vielleicht sind ihre Halluzinationen stärker. Aber fürs erste bleibt mir nichts anderes übrig, als gute Miene zu diesem Spiel zu machen. Wer weiß, was sich daraus entwickelt? </text:span>„Na gut, das klingt halbwegs vernünftig. Und was schlägst du konkret vor? Der erste Schritt in deinem bösen Masterplan?“</text:p>
      <text:p text:style-name="P76"><text:tab/>„Wie ist deine genaue Stellung bei den ehrbaren Dieben?“</text:p>
      <text:p text:style-name="P76"><text:tab/>„Ich bin Leutnant, mein Hauptmann ist Kenin. Ich bin so etwas wie seine rechte Hand. Ich regle zwar meine eigenen Geschäfte, aber er hört auf meinen Rat. Warum fragst du?“</text:p>
      <text:p text:style-name="P76"><text:tab/>„Nur mal angenommen, unser lieber Freund Kenin würde einen tragischen Unfall erleiden... als rechte Hand wärst du wohl sein direkter Nachfolger, oder?“ </text:p>
      <text:p text:style-name="P76"><text:tab/>„Verdammt, es gibt einen guten Grund, dass ich diese Stellung innehabe!! Hauptleute kriegen für meinen Geschmack zu oft die Kehle durchgeschnitten! Was glaubst du, wie ich es geschafft habe, so lange zu überleben!?“ </text:p>
      <text:p text:style-name="P76"><text:tab/>„Glaub mir, wenn wir da sind, wo wir hin wollen, wirst du alles wissen, was in dieser Stadt vorgeht, Während niemand deinen Namen oder dein Aussehen kennen wird. Es gibt einen Grund, <text:soft-page-break/>warum Menschen nach Macht gieren – es ist toll, an der Macht zu sein. Wir beide sind die wohl hinterhältigsten Menschen in dieser ganzen verdammten Stadt. Das macht uns ziemlich gut darin, Hinterhalte zu durchschauen, oder? Und das ist das, was uns am Leben <text:span text:style-name="T1">und </text:span>an der Macht halten wird. Doch um dahin zu kommen, brauchen wir dich erst mal in einer einflussreicheren Position... und Dania ist unser Schlüssel dazu.“</text:p>
      <text:p text:style-name="P76"/>
      <text:h text:style-name="Heading_20_1" text:outline-level="1"><text:bookmark-start text:name="__RefHeading__13982_2035619654"/>Thorn – <text:span text:style-name="T294">legt sich schlafen und freut sich seines Hochstaplertums</text:span><text:bookmark-end text:name="__RefHeading__13982_2035619654"/></text:h>
      <text:p text:style-name="P76"/>
      <text:p text:style-name="P76"><text:tab/>Thorn streckte sich auf dem Lager aus, das Marcin ihm gewährt hatte. Es war eine ziemlich abgeranzte alte Matratze, die voller Flecken rätselhafter Herkunft war – und dass er sich in einem Bordell befand, erklärte nur etwa die Hälfte davon. </text:p>
      <text:p text:style-name="P76"><text:tab/><text:span text:style-name="T1">Ich sollte es mal mit Glücksspiel versuchen</text:span>, dachte er. <text:span text:style-name="T1">Ich wusste gar nicht, wie gut ich bluffen kann. Wie gut, dass er mir geglaubt hat, dass ich ihn schon länger beobachte... das hat wohl den Ausschlag gegeben, dass er mit mir zusammenarbeiten will.</text:span></text:p>
      <text:p text:style-name="P76"><text:tab/>Er hätte sich in diesem Moment gerne selbst betrachtet, in seiner ersten Nacht als Ex-Inquisitor und Hochstapler. Doch es befand sich kein Spiegel in dem engen Loch. Selbst wenn, es gab auch kein Licht, keine Kerzen, keine Schwefelhölzer, und er begann, seinen Flammensplitter schmerzlich zu vermissen. Er wunderte sich, wo er den Mut hergenommen hatte, ohne göttliche Macht im Rücken diesem Mörder so ins Gesicht zu lügen. </text:p>
      <text:p text:style-name="P76"><text:tab/><text:span text:style-name="T1">Dania magisches Talent, </text:span>dachte er, <text:span text:style-name="T1">dass ich nicht lache. Als ob Magie von Talent abhinge; aber wenn ich ihr die Formeln und die Zutaten verschaffe, und sie feststellt, dass es nichts leichteres gibt, als ein bisschen Staub herumzupusten, werden sie das schon glauben.</text:span></text:p>
      <text:p text:style-name="P76"><text:tab/>Heute hatte er Glück gehabt, unverschämtes Glück, dass er Dania gefunden hatte, und dass er den Abend überlebt hatte. Wenn sich diese Glück nun nur noch ein paar hundert Male ebenso verhielt, konnte er seine Träume vielleicht verwirklichen.</text:p>
      <text:p text:style-name="P76"/>
      <text:h text:style-name="Heading_20_1" text:outline-level="1"><text:bookmark-start text:name="__RefHeading__13984_2035619654"/>Dania – <text:span text:style-name="T294">überzeugt Marcin, es mit dem Komplott zu versuchen</text:span><text:bookmark-end text:name="__RefHeading__13984_2035619654"/></text:h>
      <text:p text:style-name="P76"/>
      <text:p text:style-name="P76"><text:tab/>Er schlug ihr ins Gesicht. </text:p>
      <text:p text:style-name="P76"><text:tab/>„Wenigstens deinen Auftrag hast du ausgeführt? Du verbrocktes Stück hast mir ja eine Scheiße ins Haus geschleppt... könnte irgendeine Spur zu mir führen? Jedenfalls dürfen die dich niemals zusammen mit mir sehen. Und Thorn am besten auch nicht.“ Rastlos schritt Marcin im Zimmer auf und ab. „Wie auch immer, da müssen wir jetzt durch.“ </text:p>
      <text:p text:style-name="P76"><text:tab/>„Ach was, Thorn scheint doch nett zu sein! Er hat mir das Leben gerettet. Davon abgesehen kann er uns beide unglaublich reich und mächtig machen, hat er gesagt!“ Dania war nicht halb so beunruhigt wie Marcin. <text:span text:style-name="T1">Thorn war jedenfalls bisher um einiges netter zu mir als dieser verdammte Dieb, ehrbar hin oder her</text:span>, dachte sie.</text:p>
      <text:p text:style-name="P76"><text:tab/>„Ich hätte dich für klüger gehalten, als einem Inquisitor zu vertrauen“, sagte Marcin. „auch wenn ich zugeben muss, dass sein Angebot verlockend klingt. Aber das müssen wir jetzt auslöffeln.“ </text:p>
      <text:p text:style-name="P76"><text:tab/>Dania wusste nicht, was Marcins Problem war. Thorn bot ihm Aufstiegsmöglichkeiten, Macht, Geld, immerhin eine Perspektive! Ihrer Ansicht nach war Marcin viel zu intelligent, um weiter irgendein niederer Leutnant zu sein, das hatte er schon mehrfach bewiesen. Und er wäre der erste Dieb, dem es an Ambitionen mangelte. „Er hat doch gesagt, er braucht dich. Ihr ergänzt euch. Und ich will nur mal anmerken, dass er damit Recht hat, bedenke doch mal, auf welche Ressourcen er Zugriff hat, von denen du nicht mal etwas ahnst... Er ist <text:span text:style-name="T1">öffentlich anerkannt</text:span>! Wenn wir es richtig anstellen, müssen wir keine Alten Säcke mehr ficken oder Brocken verkaufen, wir können einfach <text:span text:style-name="T1">verdammte Steuern einnehmen</text:span>! Organisiertes Verbrechen quasi! Bei J'zharr, hast du denn gar keinen Ehrgeiz!“</text:p>
      <text:p text:style-name="P76"><text:soft-page-break/><text:tab/>„Ehrgeiz ist eine ziemlich tödliche Eigenschaft unter Dieben.“</text:p>
      <text:p text:style-name="P76"><text:tab/>Dania seufzte. „Ist dein Horizont immer so winzig? Vielleicht solltest du mehr von deinem eigenen Zeug nehmen, dann würdest du deine Chancen erkennen... mit Thorns Hilfe wirst du nicht dein Leben lang Dieb bleiben, bis eines Tages eine Klinge auf dich wartet. Mit Thorns Hilfe wirst du am ende noch <text:span text:style-name="T1">Spion</text:span>. Das ist, was er von dir will.“</text:p>
      <text:p text:style-name="P76"><text:tab/>„Ich war mein Leben lang Dieb, das ist das, was ich am besten kann!“ </text:p>
      <text:p text:style-name="P76"><text:tab/>„Informationen sammeln, Leute hinterrücks erstechen, Beziehungen spielen lassen... das ist genau so die Stellenbeschreibung eines Spions wie eines Diebs, und genau da liegen doch deine Stärken! Kenin ist doch eh ein Narr, so lange wie ich in seinem Bezirk arbeiten konnte, ohne dass er davon Wind gekriegt hat. Du bist wie alt? Dreißig? Etwas älter? Und immer noch jeden Tag Angst haben müssen, dass plötzlich eine der Klingen trifft? Thorn gibt dir die Chance, deinen bisherigen Job aus dem Hintergrund machen zu können.“</text:p>
      <text:p text:style-name="P76"><text:tab/>„Verdammt, du hast tatsächlich Überzeugungstalent... vielleicht hat Thorn recht, und du bist tatsächlich die richtige für diesen Job. Ich denke darüber nach, fürs erste müssen wir sowieso sein Spiel mitspielen, damit er seinen Freunden beim Orden nichts erzählt. Kenin umzubringen wird aber nicht so einfach wie Gabor, er ist nicht umsonst Hauptmann geworden; vielleicht kann Thorns magischer Schnickschnack das ja erleichtern, aber es darf trotzdem keine Spur zu mir führen, denk dran.“</text:p>
      <text:p text:style-name="P76"><text:tab/>Dania war erleichtert. So alt war Marcin also noch nicht, dass seine Engstirnigkeit schon überhand über seinen Ehrgeiz genommen hatte. Vielleicht war es aber auch genau das, und er sehnte sich nach einem sichereren Leben.</text:p>
      <text:p text:style-name="P76"/>
      <text:h text:style-name="Heading_20_1" text:outline-level="1"><text:bookmark-start text:name="__RefHeading__13986_2035619654"/>Varg – <text:span text:style-name="T294">trifft sich mit Thorn, Der ihn von seinem Plan überzeugt</text:span><text:bookmark-end text:name="__RefHeading__13986_2035619654"/></text:h>
      <text:p text:style-name="P76"/>
      <text:p text:style-name="P76"><text:tab/>Varg war ein gutaussehender Mann, geradezu eine Verschwendung für den Orden. Schon als er langsam in die Pubertät kam, hatten sich die Freundinnen seiner kleinen Schwestern mehr für seine goldblonden Haare interessiert als für seine Schwestern selbst. Er war wie durch ein Wunder von den typischen Hautkrankheiten verschont worden, die in seinem verdorbenen Viertel, dem neuntem Bezirk, die gesamte Bevölkerung plagten; als hielte J'zharr schon damals sein schützendes Feuer über ihn und hielte ihn rein. Feuer sprühte auch aus seinen Augen, die heller waren, als überhaupt möglich schien, ein fast schon gelbes weiß. Und eine Kindheit und Jugend, geprägt von harter Arbeit in der Metzgerei seines Vaters hatte seine Muskeln früh wachsen lassen. </text:p>
      <text:p text:style-name="P76"><text:tab/>Sein Vater war ein Tyrann ohnegleichen gewesen. Er war herrschsüchtig und gierig, ehrgeizig ohnegleichen und was er als Mindestmaß an harter Arbeit erbrachte, erwartete er auch von allen anderen, seinem Sohn und seinen beiden Töchtern. Und wenn jemand seinen Ansprüchen nicht genügte, würden seine Fäuste ihn schon formen, bis er seine Aufgabe gebührend erledigte. Nachdem Vargs Mutter sich unter all dem Druck und den Schlägen das Leben nahm, zwang er seine Töchter dazu, ihr Geld auf die im neunten genauso wie im siebten Bezirk übliche Weise zu verdienen, obwohl der Ertrag seiner Metzgerei zum überleben gereicht hätte. Jedoch war er ein Mann mit Vision gewesen, er wollte nicht den Rest seines Lebens in dem Loch fristen, dass seine Frau immer zuhause genannt hatte. </text:p>
      <text:p text:style-name="P77"><text:tab/>Als eines Nachts, Varg war etwa siebzehn, die Metzgerei während der üblichen Überstunden mitsamt Vater abbrannte, war Varg dem großen und heiligen J'zharr unendlich dankbar, sein heiliges Feuer hatte Vargs Leben und dass seiner Schwestern gereinigt. Nur einen Tag später trat Varg in den Orden der heiligen Flamme ein, um sein Leben in Keuschheit dem Kampf der Gier und der Unreinheit zu widmen, in die sein Vater seine Schwestern gezwungen hatte. </text:p>
      <text:p text:style-name="P76"><text:tab/><text:span text:style-name="T1">Und niemand hat je erfahren, wieso das Feuer sich so schnell ausgebreitet hat, </text:span>dachte Varg. Er war ein gläubiger <text:span text:style-name="T409">junger </text:span>Mann, doch er war der Ansicht, dass man J'zharr in seinem Wirken wo es nur ging unterstützen sollte. </text:p>
      <text:p text:style-name="P76"><text:tab/>Der Abschied von seinen Schwestern war ihm schwergefallen, doch sie verstanden, dass er nicht nur ihre Zukunft, sondern die von Frauen in ganz Lagon verbessern wollte.</text:p>
      <text:p text:style-name="P76"><text:soft-page-break/><text:tab/>Das ganze war nun zwei Jahre her, und seine Ausbildung zum Inquisitor neigte sich dem Ende zu, nun war er ein vielversprechender Novize voller Ambitionen und mit ersten Erfolgen in der Jagd auf Magier. Während die meisten Inquisitoren sich auf die Flammensplitter verlassen konnten, mussten die Novizen herkömmliche Waffen nutzen, wenn sie im Kampf gegen unreine Verbrechen glänzen wollten. Varg hatte aufgrund seines Körperbaus ein natürliches Talent mit dem Hammer und wegen seines früheren Berufs große Übung mit Hackbeilen und Messern aller Art, was ihm zu einem sehr erfolgreichen Beschützer der Bewohner Lagons vor der Unreinheit der Sünde machte.</text:p>
      <text:p text:style-name="P76"><text:tab/><text:span text:style-name="T385">Sein Ausbilder war ein gewisser Thorn von Hartlingen gewesen, und als dieser aus dem Orden ausgeschlossen worden war, hatte ihn das schwer getroffen. Varg hatte ihn sehr geschätzt, als charismatischen Anführer genau so wie als gewieften Taktiker, der sich wie kein anderer in den Feind hineinversetzen konnte. Zusammen hatten sie dutzende BrockenVerkäuferringe ausgehoben und einigen „ehrbaren“ Dieben den Garaus gemacht. Einmal hatten sie sogar ein Magielabor ausheben können, dass wahrscheinlich von der Loge der innovativen Eliten betrieben worden war. Sie hatten es gestürmt, der Magier war allerdings bei dem Einsatz gereinigt worden, bevor er belastende Aussagen machen konnte. Sie waren sich so gut wie sicher, dass Arghan Howl, ein großindustrieller Waffenfabrikant und Unternehmer, Mitglied der Loge, das Labor betrieben hatte, doch ohne Aussage konnten sie einen so angesehen Mann nicht der Inquisition vorführen</text:span>, und so konnten sie nicht mehr tun, als die Ausrüstung, Zutaten und Formeln zu konfiszieren, das Labor zu zerstören und es bei einer Warnung zu belassen. Doch Varg war nie so stolz gewesen wie an diesem Tag. Ihnen, ja <text:span text:style-name="T1">ihnen</text:span> war ein empfindlicher Schlag gegen diese Ketzer von der Loge gelungen, diese Fortschrittsfanatiker, die jeglicher Ethik ihre Zukunftsfähigkeit absprachen.</text:p>
      <text:p text:style-name="P76"/>
      <text:p text:style-name="P76"><text:tab/>Als er die Nachricht von Thorn erhalten hatte, dass er sich mit ihm treffen wollte, war Varg gerade in seiner Zelle in Meditation versunken gewesen, was er ihm ein wenig übel nahm. Doch er war so glücklich darüber, dass sein Mentor noch zu leben schien und sich anscheinend auch an ihn erinnerte, dass er es ihm nicht übel nahm und er eine Nachricht zurückschrieb. Nun saßen sie in einem Café an einem sonnigen Platz im zweiten Bezirk, wo es viele Geschäfte für den stinkreichen Bruchteil der Lagoner gab. Thorn trug immer noch seine Robe, und seine Miene war wie gewohnt ernst und erhaben, doch das typisch heilige, dass früher sein Gesicht geziert hatte, war einem stolzen Ausdruck gewichen. </text:p>
      <text:p text:style-name="P76"><text:tab/><text:span text:style-name="T1">Oder kommt es mir nur so vor, jetzt, wo er offiziell kein Heiliger mehr ist? Er wirkt, als hätte ihn das sehr verletzt, und als würde er den Mangel an Heiligkeit nun mit Stolz verdecken wollen.</text:span></text:p>
      <text:p text:style-name="P76"><text:tab/>„Du weißt, dass ich für dich eingetreten wäre, wenn ich bereits ein vollwertiges Ordensmitglied wäre. Eine Schweinerei, dass sie dich rausgeschmissen haben, an den Vorwürfen ist doch eh nichts dran, oder? Die glauben wohl, sie könnten auf einen Inquisitor wie dich verzichten!“</text:p>
      <text:p text:style-name="P76"><text:tab/>„Ich will nicht über die Vorwürfe reden“, sagte Thorn abwesend. Er schien mit den Gedanken woanders. </text:p>
      <text:p text:style-name="P76"><text:tab/>„Nach dem Tod Rafts ist dieser Nichtsnutz Callen zum neuen Ratsinquisitor ernannt worden... ernsthaft, du sind total aufgeschmissen ohne dich. Du kannst das doch nicht auf sich beruhen lassen, wer sorgt denn noch für die Reinheit in Lagon, wenn du weg bist? Harnag, Orfan? Die würden doch nicht mal erkennen, wenn ihr eigener Novize auf Brocken wäre. Und Callen wird am Ende noch zulassen, dass das neue Gesetz zur Duldung von Prostitution durchkommt, der notgeile alte Sack. Lagon braucht dich, fechte das Urteil an oder so! Großinquisitor Isigor ist ein weiser Mann, er hat einen Fehler gemacht, aber vielleicht zeigt er Einsicht.“ </text:p>
      <text:p text:style-name="P76"><text:tab/>Thorn riss sich zusammen. „Du hast Recht, die Lagoner verdienen mehr, als von diesen Tölpeln beschützt zu werden. Varg, vertraust du mir? Ich kann dieser Stadt helfen, doch dafür brauche ich dein absolutes Vertrauen und deine Hilfe.“</text:p>
      <text:p text:style-name="P76"><text:tab/>„Das hast du, das hast du! Du bist der einzige, der in diesen Zeiten des Verbrechens, der Korruption, der Unreinheit und allgemeinen Sittenlosigkeit noch weiß, was zu tun ist. Ich helfe dir.“</text:p>
      <text:p text:style-name="P76"><text:tab/>„Okay, aber dafür musst du erst ein paar Sachen verstehen.“ Thorn räusperte sich. „Ich weiß, wie sehr du es verabscheust, wenn jemand seine Prinzipien verrät. Du weißt, dass auch ich da immer dagegen gewettert habe. Nun, die letzten Tage, in denen ich sozusagen unabhängig war, haben mir ein paar Erkenntnisse gebracht...“ </text:p>
      <text:p text:style-name="P76"><text:soft-page-break/><text:tab/>Varg war beunruhigt. „Was meinst du? Erkenntnisse?“</text:p>
      <text:p text:style-name="P76"><text:tab/>„Was verdient Arghan Howl deiner Meinung nach, dafür dass er sich geheimer Labors bedient hat, um magische <text:span text:style-name="T1">Waffen</text:span> zu entwickeln, die Tod und Unheil über das Volk Lagons bringen?“</text:p>
      <text:p text:style-name="P76"><text:tab/>„Na, er verdient es, vor das Gericht der Inquisition zu kommen und von seinen Sünden und seiner Gier gereinigt zu werden!“</text:p>
      <text:p text:style-name="P76"><text:tab/>„Und warum konnten wir ihn nicht reinigen? Warum lebt er munter weiter und forscht an Magie herum, um Massenvernichtungswaffen zu erschaffen?“</text:p>
      <text:p text:style-name="P76"><text:tab/>„Weil wir ihn nicht festnehmen durften... Die Inquisition darf ohne Beweise nicht handeln.“</text:p>
      <text:p text:style-name="P76"><text:tab/>„Genau. Warum ist Kenin vom siebten Bezirk immer noch Hauptmann der <text:span text:style-name="T409">e</text:span>hrbaren Diebe und verkauft sein Brocken an die armen verlorenen Seelen?“</text:p>
      <text:p text:style-name="P76"><text:tab/>„Woher weißt du, <text:span text:style-name="T409">wer</text:span>...“</text:p>
      <text:p text:style-name="P76"><text:tab/>„Weil der Orden nichts dagegen tun kann!! Weil der Orden eingeschränkt ist. Weil der Orden seinen Regeln, Gesetzen und Prinzipien folgen muss. Genau deswegen kann Callen nichts gegen das Prostitutionsduldungsgesetz tun, genau deswegen ist immer noch Brocken auf den Straßen, eröffnen geheime Labore mitten in der Stadt, werden arme Seelen erstochen in den Gassen aufgefunden, ist der gesamte Rat korrupt, <text:span text:style-name="T1">weil der Orden seinen Regeln und Prinzipien folgen muss.</text:span> Nur deswegen. Verstehst du mich?“</text:p>
      <text:p text:style-name="P76"><text:tab/>„Stimmt, der <text:span text:style-name="T385">Orden tut viel zu wenig, diese Stadt ist immer noch voll mit Leid.“</text:span></text:p>
      <text:p text:style-name="P90"><text:tab/>„Woher hatten wir den Tipp für das Labor? Sags mir.“</text:p>
      <text:p text:style-name="P90"><text:tab/>„Von diesem kleinen Erfinder da, der der Magie verdächtigt wurde, Jona oder so hieß er...“</text:p>
      <text:p text:style-name="P76"><text:span text:style-name="T385"><text:tab/>„Und wie konnten wir herauskriegen, wo es ist? Wir haben ihn mit der direkten Anschuldigung konfrontiert, dass wir </text:span><text:span text:style-name="T386">wissen,</text:span><text:span text:style-name="T385"> was er tut und er ist sofort zusammengebrochen und hat uns davon erzählt. Wir hatten leider keine Beweise </text:span>gegen ihn und mussten ihn laufenlassen, aber <text:span text:style-name="T410">d</text:span>as Labor konnten wir ausheben. Und all das wäre nicht möglich gewesen, wenn?“</text:p>
      <text:p text:style-name="P76"><text:tab/>„wenn wir uns an die Vorschriften gehalten hätten?“ sagte Varg unsicher.</text:p>
      <text:p text:style-name="P76"><text:tab/>„Exakt. Und nun überlege... wie viel gutes muss in Lagon noch getan werden? Eine Menge. Du siehst das Elend jeden Tag auf den Straßen, auch du bist davor in den Orden geflohen, eine sehr noble Entscheidung. Doch auch ich habe eine Entscheidung getroffen; der Orden ist nicht länger der richtige Platz für mich. Du hast recht, die Stadt braucht mich – und ich werde nicht ruhen, bis Lagon rein, gesund und gerecht ist.“</text:p>
      <text:p text:style-name="P76"><text:tab/>Varg jubilierte innerlich. „Ich wusste, du würdest verstehen, dass man etwas tun muss!“</text:p>
      <text:p text:style-name="P76"><text:tab/>Thorn sah ihn ernst an. Er schien nun wieder vom heiligen Feuer erfüllt zu sein, und Varg war glücklich, dass sie zusammen für ein besseres Lagon kämpfen konnten. „Stimmst du mir also zu, dass wir alle Mittel verwenden sollten, um J'zharrs Willen für Lagons Bewohner zu erreichen?“ </text:p>
      <text:p text:style-name="P76"><text:tab/>„Ja! Ich bin dabei und zu allen Schandtaten bereit!“ Varg war überglücklich, dass er für ein besseres Lagon kämpfen konnte.</text:p>
      <text:p text:style-name="P76"><text:tab/>„Gut, sind die konfiszierten Gegenstände noch im Lager der heiligen Hallen? Es fällt bestimmt nicht auf, wenn die Rezepte fehlen.“</text:p>
      <text:p text:style-name="P76"><text:tab/>In seiner Euphorie merkte Varg nicht mal, wie er seine Prinzipien verriet.</text:p>
      <text:p text:style-name="P76"/>
      <text:h text:style-name="Heading_20_1" text:outline-level="1"><text:bookmark-start text:name="__RefHeading__13988_2035619654"/>Dania – <text:span text:style-name="T294">lernt von Thorn den Umgang mit Bor</text:span><text:bookmark-end text:name="__RefHeading__13988_2035619654"/></text:h>
      <text:p text:style-name="P76"/>
      <text:p text:style-name="P76"><text:tab/>Wie alle Decken in Lagon schien auch diese ziemlich morsch zu sein. Der Großteil Lagons war aus Holz gebaut. Seit dem Krieg der Götter benutzte niemand mehr Lehm, so wie die Lagoner alles verabscheuten, was irgendwie mit Wasser zu tun hatte. Auch diese Decke war aus Holz, da die meisten Slums erst in den letzten 600 Jahren gebaut worden waren. Und wenn es um ein Versteck ging, konnte man den Dieben kaum verdenken, dass sie nicht gerade das beste aussuchten. Immerhin dauerte es normalerweise nicht viel länger als ein paar Monate oder sogar Wochen, bis sie von anderen Dieben oder der Miliz entdeckt wurden. Ein Dieb hatte schlimmeres zu fürchten, als dass ihm die Decke auf den Kopf fiel. </text:p>
      <text:p text:style-name="P76"><text:tab/>Über all diesen hochinteressanten Überlegungen war es Dania kaum zu verdenken, dass sie nicht <text:soft-page-break/>so gefesselt zuhörte. Die Konzentration war ihr noch nie leicht gefallen. Eine Schule hatte sie wegen ihrer familiären Situation sowieso nie besucht, weswegen ihr Konzentrationsmangel noch nie zum Problem geworden war. In ihrem Kopf gingen nun mal meistens interessantere Sachen vor als in der Realität. Dafür hatte ein Leben mit halluzinogenen Stoffen und einer gewissen Notwendigkeit zum wegträumen gesorgt. </text:p>
      <text:p text:style-name="P76"><text:tab/>Dass sie gerade nüchtern war, und ihre Wahrnehmung wohl ausnahmsweise die Realität relativ wahrheitsgetreu darstellte, machte sie auf rätselhafte Weise stutzig. Denn wenn ihre gesamte geballte Erinnerungskraft sie nicht trog, dann redete Thorn mittlerweile seit einer guten Viertelstunde auf sie ein. Das war für sie nur insofern für Bedeutung, dass sich daraus wohl mal gewisse Konsequenzen ergeben würden. Wahrscheinlich würde er denken, dass sie den Wortlaut seines Monologs und am besten auch noch den Sinn verstanden hatte. </text:p>
      <text:p text:style-name="P76"><text:tab/>Er war ein Inquisitor, er hatte jahrelang Zeit gehabt, über den Sinn von einigen Sachen nachzudenken. Unter gar nicht so unwahrscheinlichen Umständen war das nicht nur plausibel, sondern sogar wichtig für sie, was er sagte. Oder zumindest nützlich. Dania hatte sich schon oft nach dem Sinn einiger Sachen gefragt – in einigen ihrer lichteren Momente. Wieso sich in den höheren Gesellschaftsschichten und mittlerweile auch teilweise in den Slums neumodischer Schnickschnack wie Besteck durchgesetzt hatte, war ihr zum Beispiel schleierhaft. </text:p>
      <text:p text:style-name="P76"><text:tab/><text:span text:style-name="T1">Dafür müsste ich wohl Sozi... Sizolog... Sozialistin sein, um da dahinterzusteigen, </text:span>dachte sie sich.</text:p>
      <text:p text:style-name="P76"><text:tab/>Doch so eindringlich Thorns kalte blassblaue Augen sie auch anblickten und so süß seine rhetorisch geschulte Stimme war, sie brachte es nicht fertig, Wort für Wort aneinanderzureihen, um seine Botschaft zu erfassen. Sie konnte nur anhand der Stimmung, die in seinen Worten lag, ahnen, was er ihr wohl mitteilen wollte. Er sprach irgendwie eindringlich und autoritär – auch wenn das kein direkter Befehl zu sein schien. Das Wort „Pulver“ kam hin und wieder vor in seinem Sermon – damit konnte Dania am ehesten etwas anfangen, immerhin hatte sie eine Vorliebe für Pülverchen aller Art entwickelt. </text:p>
      <text:p text:style-name="P76"><text:tab/>Doch schon bei dem nächsten Wort konnte sie die Bedeutung nicht mehr fassen, als wäre ihr Geist mit einem bereits voll. Nicht doch, sie konnte durchaus mehr denken als nur dieses Wörtchen. Ihre innere Stimme kommentierte jeden Gedankenfetzen, der durch ihr Hirn rauschte, und sponn ihn in mit alten Erinnerungen zu abenteuerlichen Träume weiter. Nur dass am Ende eben ein abenteuerlicher Traum herauskam, nicht Thorns Satz. </text:p>
      <text:p text:style-name="P76"><text:span text:style-name="T1"><text:tab/>Nichtsdestotrotz produktives Denken</text:span>, dachte sie. <text:span text:style-name="T1">Thorn muss stolz au-</text:span></text:p>
      <text:p text:style-name="P76"><text:tab/>In diesem Moment traf sie seine Rückhand. </text:p>
      <text:p text:style-name="P76"><text:tab/>„Hörst du mir überhaupt zu? Ich rede mir hier seit einer halben Stunde auf dich ein, und du zeigst nicht ein bisschen Verständnis! Verstehst du, es ist <text:span text:style-name="T1">wichtig</text:span>, dass du lernst, mit deinem Talent umzugehen!“</text:p>
      <text:p text:style-name="P76"><text:tab/>„Ja, also das ist ja schon hochinteressant, was du da erzählst... aber etwas zu viel... Naja, Gerede, fürchte ich... ich kann da leider oft nicht so ganz... folgen.“</text:p>
      <text:p text:style-name="P76"><text:tab/>„Du verdammte Junkiebraut solltest einfach mit dem Brocken aufhören! <text:span text:style-name="T1">Das </text:span>würde dein kleines Gehirn vielleicht mal entschlacken!! Das <text:span text:style-name="T1">würde</text:span> dich vielleicht zu einer <text:span text:style-name="T1">fähigen</text:span> Attentäterin machen! Aber was erzähl ich dir von <text:span text:style-name="T1">Würde</text:span>. Krieg gefälligst mal dein Leben auf die Reihe, damit du mal das töten auf die Reihe kriegst. Magie ist kompliziert und nichts für unbesorgte Gemüter, bei der erstbesten Gelegenheit brennst du dir ein Loch in deine Zukunftspläne, wenn du nicht aufpasst.“</text:p>
      <text:p text:style-name="P76"><text:tab/>Dania war angegriffen. Wie konnte er Brocken infrage stellen? Diese Ordensheiligen waren doch alle gleich, glaubten, die Weisheit mit Löffeln gefressen zu haben, nur weil sie eine <text:span text:style-name="T1">Schule</text:span> leiteten oder wussten, wo das Meer herkam. Sie hatte das Meer nie interessiert. </text:p>
      <text:p text:style-name="P76"><text:tab/><text:span text:style-name="T1">Noch nie Brocken genommen, aber alles darüber wissen. Klar, mein Großer weiser Meister, was auch immer. </text:span></text:p>
      <text:p text:style-name="P76"><text:tab/>Thorn sprach etwas versöhnlicher, anscheinend sah man ihre Ablehnung in ihrem Gesichtsausdruck. Das Gefühle verbergen würde sie als Spionin auch noch lernen müssen.</text:p>
      <text:p text:style-name="P76"><text:tab/>„Na gut, vielleicht ist das etwas theoretisch. Ich zeige dir wohl besser einfach, wie du Bor-Pulver einsetzt.“ Er holte eine kleine Puderdose aus seiner Robe. Als er sie aufschraubte, konnte sie sehen, dass sie ein feines bläuliches Pulver enthielt, das rätselhaft glitzerte. „Dieses Rezept habe ich dir extra zusammengemischt. Die Wirkung sorgt für vergessen – auf wen auch immer du es anwendest, <text:soft-page-break/>der wird vergessen, welche Rolle du in seinen letzten fünf Minuten gespielt hast. Das bedeutet, wenn du Kenin vor Zeugen umbringst, und du setzt es gegen ebenjene Zeugen ein, werden sie kurz etwas verwirrt sein, während sie vergessen, dass du die Mörderin warst. Sie werden kurz brauchen, um sich einen Reim darauf zu machen, was wohl in den letzten fünf Minuten passiert ist, und dann wohl einen anderen Schuldigen suchen. Wenn sie allerdings danach feststellen, dass du als einzige ein blutiges Messer in der Hand hast, könnte es schwierig werden, am besten, du steckst erst mal alle offensichtlichen Hinweise, die zu dir führen, weg, und setzt es dann ein, oder so. Das kriegst du schon hin.“</text:p>
      <text:p text:style-name="P76"><text:tab/>Dania war sprachlos. „Ich kann sie... mich einfach vergessen lassen?“</text:p>
      <text:p text:style-name="P76"><text:tab/>„Das Pulver hat nur begrenzte Wirkung, unter Umständen, wenn die Dosis zu klein ist, kann es sein, dass Erinnerungsfetzen zurückbleiben und über kurz oder lang wieder zurückkehren. Ich habe es bis jetzt nur bei dem Typen angewendet, von dem ich die Zutaten habe, und da hat es funktioniert.“</text:p>
      <text:p text:style-name="P76"><text:tab/>„Kein Wunder, dass ihr das verbieten wollt, dieses Rezept öffnet Kriminellen aller Art ja Tor und Tür... also uns.“ </text:p>
      <text:p text:style-name="P76"><text:tab/>„Mach dir keine Illusionen, dieses Döschen hat mich bereits meine gesamten Ersparnisse gekostet, und das bisschen, was darin ist, reicht für eine, vielleicht zwei Anwendungen. Hoffen wir, dass unser Plan aufgeht und wir dann entweder genug Kapital haben, oder vielleicht noch etwas übrig, um uns anderweitig etwas zu beschaffen. Außerdem ist die Anwendung nicht ganz unproblematisch.“ Ein zweifelnder Ton lag in seiner Stimme. „Wenn du eine zu hohe Dosis benutzt, könnte es auch bei dir wirken, und dann hoffen wir nur, dass du dich daran erinnerst, wer du überhaupt bist.“</text:p>
      <text:p text:style-name="P76"><text:tab/>„Ich könnte mich damit <text:span text:style-name="T1">selbst</text:span> vergessen?“ fragte Dania hoffnungsvoll.</text:p>
      <text:p text:style-name="P76"><text:tab/>„Oh ja, das wird wundervoll, wenn du vollkommen desorientiert und planlos über einer Leiche stehst, mit lauter Wachen um dich herum, bei denen es jedenfalls unwahrscheinlicher ist als bei dir, dass sie ihren Boss ermorden wollen. Sobald einer vorbeikommt, der <text:span text:style-name="T1">nicht</text:span> von der Wirkung des Pulvers betroffen ist, wäre trotzdem relativ schnell klar, wer hier wohl unartig war. Du musst komplett bei klarem Kopf bleiben bei dieser Aktion.“</text:p>
      <text:p text:style-name="P76"><text:tab/>Dania seufzte. „Spaßverderber... nüchtern bin ich eh zu nichts zu gebrauchen, geschweige denn für einen Mord.“</text:p>
      <text:p text:style-name="P76"><text:tab/>Thorn beachtete sie nicht. „Und es gibt noch mehr Probleme: Ich bin ein totaler Amateur darin, diese Pulver zusammenzumischen. Dieses hier besteht aus Bor, das ist die magische Essenz, und ein paar zerriebenen Blütchen der Myosotis Sylvatica, die für das Spezifikum der Wirkung verantwortlich sind. Allerdings war der Mörser, mit dem ich die Blüten zerstoßen habe, wohl nicht ganz sauber, denn es treten Nebenwirkungen auf... der Typ, der mich bis jetzt vergessen hat, hat jetzt beispielsweise grün-flimmernde Haare, und ich befürchte, dass er in Zukunft sowieso als Kontakt für Zutaten wegfallen wird, da der erste Inquisitor, der ihn damit erwischt, ihn wohl hochkant reinigen wird.“ </text:p>
      <text:p text:style-name="P76"><text:tab/>Dania tastete panisch ihre Frisur ab.</text:p>
      <text:p text:style-name="P76"><text:tab/>Thorn ignorierte sie. „Ich kann nicht feststellen, welche Substanzen wohl noch in das Pulver mit hinein gekommen sind, ich bin ja kein Alchemist, sondern nur ein angehender Ketzer. Eventuell musst du eben improvisieren, und pass auf, dass du nicht Feuer fängst.“</text:p>
      <text:p text:style-name="P76"><text:tab/>„Und wie wende ich denn jetzt dieses Pulver an?“</text:p>
      <text:p text:style-name="P76"><text:tab/>„Du nimmst eine gewisse Menge mit deinem Finger auf und pustest ihn von dir. Der Staub dürfte so ziemlich jeden im Raum erwischen. Außerdem ist die Wirkung davon abhängig, was du denkst. Also wenn du die Wirkung sicherstellen und Nebenwirkungen vermeiden willst, denk lieber auch daran, dass sie dich vergessen sollen.“</text:p>
      <text:p text:style-name="P76"><text:tab/>„Das sollte ich hinbekommen. Wie meine Gedanken auf Brocken Auswirkungen haben, habe ich ja bereits ein, zwei mal bestaunen können.“</text:p>
      <text:p text:style-name="P76"><text:tab/>Marcin betrat den Raum. Er schien ziemlich angespannt zu sein und trug seine Diebesmütze. </text:p>
      <text:p text:style-name="P76"><text:tab/>„Habt ihr euren Magiekram besprochen? Die Feier geht gleich los, und wir sollten rechtzeitig sein. Dania, hast du dir eine Waffe ausgesucht? Hast du einen Ort zum verstecken gefunden?“</text:p>
      <text:p text:style-name="P76"><text:tab/>„Es ist ein Stichmesser mit stumpfer Schneide, nur die Spitze ist besonders angeschärft. Du sagst, er bevorzugt Männer? Dann habe ich das <text:span text:style-name="T1">perfekte </text:span>Versteck.“</text:p>
      <text:p text:style-name="P76"><text:soft-page-break/><text:tab/>Thorn lachte verächtlich. „Eine Schwuchtel? Dann tun wir den Dieben doch sogar etwas gutes.“</text:p>
      <text:p text:style-name="P76"><text:tab/>Marcin ignorierte diesen Satz mit unbewegter Miene. „Ich werde dich jedenfalls mit in sein Zimmer bringen können, das handhabt er so, damit seine Neigung nicht öffentlich wird. Und auch ihr solltet das für euch behalten, wenn ihr meiner Organisation nicht langfristig schaden wollt“, fügte er seltsam kalt hinzu. „Also, gehen wir?“</text:p>
      <text:p text:style-name="P76"/>
      <text:h text:style-name="Heading_20_1" text:outline-level="1"><text:bookmark-start text:name="__RefHeading__13990_2035619654"/>Varg – <text:span text:style-name="T294">sitzt in der Schule und lernt etwas über Mythologie</text:span><text:bookmark-end text:name="__RefHeading__13990_2035619654"/></text:h>
      <text:p text:style-name="P76"/>
      <text:p text:style-name="P76"><text:tab/>Varg saß mehr oder minder aufmerksam auf seiner Schulbank und spielte den eifrigen Zuhörer. Er hatte 'Mythologie'. Dem Pragmatiker Varg war das viel zu theoretisch und altbacken. Er nahm nur Fächer ernst, in denen er beigebracht bekam, wie er diese Stadt verbessern konnte. <text:span text:style-name="T388">W</text:span>ie es zu der Misere gekommen war, <text:span text:style-name="T388">brauchte er nicht wissen</text:span>. 'Nahkampfwaffen' war sein unübertroffenes Lieblingsfach. Doch Novizen des Ordens bekamen eine umfassende Ausbildung auch in Grundwissen, ein Inquisitor sollte sich durch sein Wissen von dem Normalbürger abheben; wer behauptete zu wissen, was richtig und was falsch ist, sollte zumindest eine paar Lektionen aus der Geschichte ziehen. </text:p>
      <text:p text:style-name="P76"><text:tab/>„... und Q'holi verachtete die Menschen. Sie waren so schmutzig in seinen Augen, und ließen sich durch ihre innere Reinheit nicht zu seinen Spielchen verleiten. So er noch auf der Erde wandelte, suchte er Jungfrau um Jungfrau dazu zu verleiten, zu ihm ins Wasser zu kommen, um mit ihm die Wellen zu liebkosen. Und eine um die andere schändete er dadurch, und sie gebaren abnorme Kreaturen, mit Haut, Schuppig wie die der Fische, und Moral, trüb wie ihre Augen. Er schuf die A'kradizz, die heute ausgestorben sind.“</text:p>
      <text:p text:style-name="P76"><text:tab/>Orfan war ja reinen und guten Herzens, und ein frommer Inquisitor, doch sein rednerisches Talent glich dem einer feuchten Sumpfkröte. </text:p>
      <text:p text:style-name="P76"><text:tab/>„J'zharr betrachtete dieses Treiben mit Ekel, denn ein Gott sollte aus gutem Grund nicht mit Irdischen verkehren; er war in seiner Jugend auch oft in diese Versuchung gekommen, doch das hatte bei ihm immer nur zu Leid geführt, und so verzichtete er mit reiner Seele auf das Vergnügen. Q'holi jedoch missgönnte er seine Treiben und er versuchte, ihn zur Vernunft zu bringen.“</text:p>
      <text:p text:style-name="P76"><text:tab/>„Ja klar, er war einfach nur neidisch, weil die Bräute für ihn nicht so Feuer und Flamme waren!“ ertönte ein mutiger Zwischenruf aus der letzten Bankreihe. Vereinzelt folgte Gelächter, doch die meisten der etwa sechzig Novizen im Saal schaute wütend um sich, wer da solch eine Lästerung wagte. <text:tab/>Varg hatte die Stimme erkannt, es war Ulpor, ein älterer Novize, der nach Problemen mit den ehrbaren Dieben beim Orden um Aufnahme und Schutz ersucht hatte. Weil er ein Ausnahmetalent im Kampf mit sämtlichen Waffenstilen war und Informationen zu ein paar Brockenfarmen hatte, wurde ihm die Aufnahme gewährt und er wurde in die Ausbildung genommen. Er konnte sich einen Kommentar wie diesen erlauben. Er war der Beste in der Kampfausbildung, dank seiner früheren Straßenerfahrung. Er war etwa Mitte zwanzig, und kein Novize würde sich trauen, Hand an ihn zu legen. Und Inquisitor Orfan war viel zu gutherzig, als dass er diesen Frevel bestraft hätte. </text:p>
      <text:p text:style-name="P78"><text:span text:style-name="T221"><text:tab/>„Q'holi war neidisch auf J'zharr, ob seiner inneren Stärke, die Q'holi fehlte. So spann er eine Intrige, und sandte seine Kinder, die A'kradizz, um J'zharrs heilige Feuer, die die Nacht über der See erleuchteten, zu löschen, sodass die Schiffe, die damals noch fuhren, auf Felsen liefen und Männer </text:span><text:span text:style-name="T44">und</text:span><text:span text:style-name="T221"> Frauen ihm ausgeliefert waren. Darunter befand sich auch ein Schiff des Ordens, der damals noch in den Kinderschuhen steckte. Es sank mit dutzenden Novizen an Bord. Er vergewaltigte sie alle einen nach dem anderen und ließ sie dann ertrinken.“</text:span></text:p>
      <text:p text:style-name="P76"><text:tab/>Prompt wurde es still im Saal. Orfan mochte kein guter Redner sein, doch eins vereinte alle in diesem Raum, und in der gesamten Stadt: seit Q'holis Taten hassten sie Q'holi und sein verfluchtes Meer sowie alle Formen des Wassers wie die Pest. Selbst Ulpor lauschte wie gebannt.</text:p>
      <text:p text:style-name="P76"><text:tab/>„J'zharr war erst unfassbar traurig als er das erfuhr. Und doch weinte er nicht, denn Tränen sind des Wassers und den Memmen Q'holis gewidmet.“</text:p>
      <text:p text:style-name="P76"><text:tab/>„Weine nicht, auf dass die Flamme deinen Gram verbrenne!!!“ rief es im ganzen Saal, <text:span text:style-name="T389">auch Varg stimmte mit ein</text:span>.</text:p>
      <text:p text:style-name="P76"><text:soft-page-break/><text:tab/>„Und wie es die Natur des Feuers ist, wandte er sich der Wut zu. Er vernichtete die A'kradizz, wo er sie fand, und löschte sie fast aus. Doch Q'holi beschützte seine Ausgeburten und stellte sich J'zharr entgegen. Sie rangen drei Tage und drei Nächte miteinander, und mit Ebbe und Flut änderten sich die Kräfteverhältnisse – sie gewannen immer abwechselnd die Oberhand, doch keiner konnte den Kampf für sich entscheiden. Der Kampf trug sich auf die Landzunge zwischen Lagon und dem Festland, wo die Wombatherden grasten. Ihr Wirbel erreichte schließlich eine Wombatherde, die nicht rechtzeitig fliehen konnte.“</text:p>
      <text:p text:style-name="P76"><text:tab/>Varg gähnte. Er hatte diese Geschichte natrlich wie alle hier bereits mit der Muttermilch aufgesogen. Ein Inquisitor musste sie auch nacherzählen können; jedenfalls einer im Schuld- und Gottesdienst. Da er aber in die Reinigung gehen wollte, ging ihn das eigentlich nichts an.</text:p>
      <text:p text:style-name="P76"><text:tab/>„Ein Funke J'zharrs sprang auf die Tiere über, und das Bor in ihnen entzündete sich in einer einzigen magischen Explosion. Normalerweise wäre das für die Götter kaum ein Kratzer gewesen, doch sie waren vom tagelangen Kampf so geschwächt, dass sie in dieser Explosion aufgingen. Sie zerbarsten in hunderte Splitter. Q'holis Splitter flogen aufs Festland, J'zharrs Splitter flogen nach Lagon. J'zharrs Blut verdampfte ob seiner Hitze und ging in die Atmosphäre auf, um unseren Atem zu veredeln, und unsere Lungen zu reinigen. Bis heute atmen wir nicht mehr nur normale Luft, sondern seinen göttlichen Atem. Doch Q'holis Blut, das ewige Wasser, ergoss sich über die Landzunge, nun, da sein Körper es nicht mehr hielt, und schuf das tödliche Meer. Seitdem ist Lagon vom Festland getrennt. Sämtliche Schiffe waren untergegangen, und Q'holis Gunst hielt sie nun auch nicht mehr auf dem Wasser, so brach der Kontakt zum Festland ab. Und uns bleibt nichts, als J'zharrs Andenken zu ehren, und in dem Sinne zu leben, wie er es uns auftrug: innere Reinheit zu heiligen, nicht äußere, uns nicht zu waschen, außer unsere Seele zu reinigen, und keusch und gut zu lieben, sowie das Bor und Brocken zu verachten und zerschmettern wo immer wir sie finden, auf dass sie verantwortlich sind für seinen Tod, sowie dass wir jede Unzucht vermeiden, die nicht nur da ist, um gesunde Menschen zu schaffen, weil Q'holi durch Unzucht die A'kradizz schuf. Wir sind sein Orden und befolgen dies.“</text:p>
      <text:p text:style-name="P76"><text:tab/>„Wir befolgen dies!!!“ tönte es erneut durch den Saal.</text:p>
      <text:p text:style-name="P76"/>
      <text:h text:style-name="Heading_20_1" text:outline-level="1"><text:bookmark-start text:name="__RefHeading__13992_2035619654"/>Dania – <text:span text:style-name="T294">tötet Kenin auf seiner Party</text:span><text:bookmark-end text:name="__RefHeading__13992_2035619654"/></text:h>
      <text:p text:style-name="P78"/>
      <text:p text:style-name="P76"><text:tab/>Sie fühlte sich leicht ungeschützt.</text:p>
      <text:p text:style-name="P76"><text:tab/>Überall um sie herum waren grimmige Diebe und übermäßig aufgedrehte Prostituierte unter Drogeneinfluss. Der Saal im zweiten Bezirk war schön geschmückt, Kellner liefen mit kostenlosen Getränken umher, auch wenn die Feier keinen genauen Anlass hatte. Doch Kenin war der Meinung, dass es nie schadete, ab und zu der Belegschaft ein Firmenfest auszugeben, das trug zum Zusammenhalt bei. Und so sehr alle Anwesenden diese Veranstaltungen hassten, niemand traute sich, auch nur eine zu verpassen. Niemand trug Waffen, bis auf die vier Leibwächter Kenins, den anderen waren sie am Eingang abgenommen worden, damit kein „Unfall“ die Feier störte. Zwei der Leibwächter standen vor einer Tür, hinter der sich wohl Kenins Hinterzimmer verbarg. </text:p>
      <text:p text:style-name="P76"><text:tab/>Sie trug nur einen viel zu kurzen Minirock sowie ein so gut wie durchsichtiges Oberteil. In ihrem Ausschnitt war die Puderdose versteckt, unter ihrer linken Brust in die Wäsche geklemmt; und der Rock war so kurz, dass sie ständig Angst haben musste, dass die Klinge rausschaute und sie sich unter keinen Umständen hinsetzen konnte. </text:p>
      <text:p text:style-name="P76"><text:tab/>Die Party wäre unter anderen Umständen sicher amüsierend gewesen, doch aus irgendeinem Grund konnte Dania sich nicht ganz entspannen. Man könnte meinen, Marcin wäre keine gute Gesellschaft für eine Party, aber damit tat man ihm etwas Unrecht. Er war zwar rund zehn Jahre über dem Durchschnittsalter, doch gab sich bei weitem am gelassensten und stellte sie netterweise niemandem vor. </text:p>
      <text:p text:style-name="P76"><text:tab/>„Also, ich werde schon im Vorfeld das Gerücht streuen, dass Tomor, das ist die grimmige Leibwache mit dem roten Bart dort, etwas gegen Kenin hat.“ Er deutete mit einer leichten Kopfbewegung auf einen breitschultrigen Mann mit einem roten Kinnbart. „Er wurde neulich vom Leutnant zur <text:soft-page-break/>Leibwache degradiert, er verdient jetzt nur noch ein Drittel von dem früheren. Aber er ist eben schlicht und ergreifend nicht helle genug, um Leutnantsgeschäfte zu führen.“</text:p>
      <text:p text:style-name="P76"><text:tab/>„Dann lass doch ihn die Arbeit erledigen, wenn er ihn eh töten will!“ flüsterte Dania zurück.</text:p>
      <text:p text:style-name="P76"><text:tab/>„Das will er doch gar nicht, glaubst du, er wäre dann Leibwächter? Selbst wenn er wollte, er ist viel zu unfähig.“</text:p>
      <text:p text:style-name="P76"><text:tab/>„wie praktisch, unfähige Leibwächter sind hilfreich bei Attentaten.“</text:p>
      <text:p text:style-name="P76"><text:tab/>„Und dem schiebst du nach dem Mord die Schuld in die Schuhe, wenn er mit den anderen Leibwächtern in den Raum kommt. Mit etwas Glück wird er am Ende selber glauben, dass er Kenin umgebracht hat.“</text:p>
      <text:p text:style-name="P76"><text:tab/>Sie näherten sich Tomor.</text:p>
      <text:p text:style-name="P76"><text:tab/>„Tomor, darf ich dir diese reizende junge Dame vorstellen?“</text:p>
      <text:p text:style-name="P76"/>
      <text:p text:style-name="P76"><text:tab/>Nachdem sie ein, zwei Pflichtgespräche geführt hatten, setzten sie sich in eine Ecke des Raumes.</text:p>
      <text:p text:style-name="P76"><text:tab/>„Wir sollten noch etwas warten, bis alle Anwesenden ein bisschen betrunkener sind. Das macht es wahrscheinlicher, dass sie die Geschichte glauben, gerade im Nachhinein. Die Leibwächter trinken leider nichts, aber die sind eh nicht die hellsten Lichter, da wird das Pulver schon seinen Teil tun.“</text:p>
      <text:p text:style-name="P76"><text:tab/>So saßen sie angespannt in der Ecke herum und sahen den Dieben beim betrunken werden zu. Kenin war immer noch in seinem Hinterzimmer und vergnügte sich wohl mit Brocken und vielleicht einer Alibihure.</text:p>
      <text:p text:style-name="P76"><text:tab/>Als sie etwa zwei Stunden nichtstuerisch herumgesessen waren, stand Marcin mit einem Ruck auf. </text:p>
      <text:p text:style-name="P76"><text:tab/>„Zeit, dir den Gastgeber vorzustellen, meine liebe.“</text:p>
      <text:p text:style-name="P76"><text:tab/>Dania bekam plötzlich einen leichten Anflug von Panik, den sie sofort bekämpfte.</text:p>
      <text:p text:style-name="P76"><text:tab/>„Öhm, okay, ich lerne ihn gerne kennen.“ Ihre Stimme klang ziemlich dünn. Sie gingen auf die Tür zu, vor der Tomor und ein anderer Leibwächter standen. Marcin ging wie selbstverständlich zwischen ihnen durch, und sie ließen ihn auch ohne Probleme passieren. Das machte Dania wieder etwas Mut. </text:p>
      <text:p text:style-name="P76"><text:tab/>Das Zimmer war erheblich kleiner als der Saal, klein und gemütlich. Nichtsdestotrotz fasste es zwei farbenfrohe Sofas und einen schmuckvollen kleinen Glastisch dazwischen, der sich anscheinend wunderbar zum Brockennehmen eignete, was ein paar Brösel bezeugten. Rechts ging ein Fenster in einen schmutzigen Hinterhof hinaus. Kenin saß auf dem Sofa. Er war Anfang zwanzig, nicht schlecht aussehend, und trug neben der Diebesmütze einen Bademantel, der die Mütze ein bisschen deplatziert wirken ließ. Wie Reißzähne an einem Kaninchen. Am Bademantel prangte die Anstecknadel, die ihn als Hauptmann auszeichnete.</text:p>
      <text:p text:style-name="P76"><text:tab/>„Hallo, mein lieber, du hast auch endlich zu mir gefunden?“</text:p>
      <text:p text:style-name="P76"><text:tab/>„Hauptmann“, sagte Marcin förmlich. </text:p>
      <text:p text:style-name="P76"><text:tab/>„Ach, lass doch das förmliche Gehabe. Wofür bist du denn bitteschön hier? Sie ist eingeweiht, nehme ich an?“ fragte Kenin mit Blick auf Dania.</text:p>
      <text:p text:style-name="P76"><text:tab/>„Nein“, sagte Marcin etwas schnell, was Dania stutzig machte. Hatte er ihr etwas verschwiegen?Etwas, das wichtig für die Mission war? Sie schaute Marcin überrascht an.</text:p>
      <text:p text:style-name="P76"><text:tab/>„Hm“, sagte Kenin, „Das wird aber keinen großen Unterschied machen. Wie ist dein Name, schöne Frau?“ fragte er sie. </text:p>
      <text:p text:style-name="P76"><text:tab/>„Ich heiße Dania.“ </text:p>
      <text:p text:style-name="P76"><text:tab/>„Interessant...“ er legte sich eine Brocken-Line auf dem Tisch zurecht. „Sag mal,“ er zog sie durch die Nase, „bist du schon mal von zwei Männern gleichzeitig verwöhnt worden?“</text:p>
      <text:p text:style-name="P76"><text:tab/>„Das klingt allerdings interessant...“ sagte sie verführerisch. „Und was schwebt euch da vor?“ sie trat hinter sein Sofa. Und fing an, ihm wie selbstverständlich die Schultern zu massieren. <text:span text:style-name="T1">Jetzt bin ich in meinem Element</text:span>, dachte sie,<text:span text:style-name="T1"> auch wenn er genauso sehr nur vorgibt, dass ihm das gefällt.</text:span> </text:p>
      <text:p text:style-name="P76"><text:tab/>Marcin regte sich. „Hauptmann, ich fühle mich heute nicht so gut, meint ihr...“ </text:p>
      <text:p text:style-name="P76"><text:tab/><text:span text:style-name="T1">Das lenkt seine Aufmerksamkeit von mir ab!</text:span></text:p>
      <text:p text:style-name="P76"><text:tab/>„Wie wäre es, wenn du anfangen würdest, <text:span text:style-name="T1">du </text:span>zu mir zu sagen, Marcin? Nach all den Jahren? Das machst du auch sonst nicht. Im Gegenteil, sonst le...“ </text:p>
      <text:p text:style-name="P76"><text:tab/>Der Rest des Wortes verschwand in einem Gurgeln. Eine Messerklinge lugte vorne aus seinem <text:soft-page-break/>Hals. Sie zog sich wieder zurück, kam wieder. Dania stach immer und immer wieder in seinen Hals. Dann hielt sie ihm den Mund zu, beugte sich über seine Schulter und rammte die Klinge mehrmals in sein Herz. </text:p>
      <text:p text:style-name="P76"><text:tab/><text:span text:style-name="T1">Sicher ist sicher, </text:span>dachte sie. <text:span text:style-name="T1">Oh Gott, dass da soviel Blut hinauskommen kann.</text:span> Sie ließ ihn los, das Messer ließ sie stecken. Sein Kopf baumelte fast waagrecht zur Seite, so wenig war noch von seinem Hals übrig, um ihn zu stützen. Er hatte gar keine Zeit zum reagieren gehabt, einer der ersten Stiche musste die Nerven erwischt haben.</text:p>
      <text:p text:style-name="P76"><text:tab/>Sie pulte die Dose aus ihrem Ausschnitt.</text:p>
      <text:p text:style-name="P76"><text:tab/>Dann fing sie laut an zu kreischen.</text:p>
      <text:p text:style-name="P76"/>
      <text:h text:style-name="Heading_20_1" text:outline-level="1"><text:bookmark-start text:name="__RefHeading__13994_2035619654"/>Marcin – <text:span text:style-name="T294">tötet Kenins vermeintlichen Mörder und ernennt sich zum Hauptmann</text:span><text:bookmark-end text:name="__RefHeading__13994_2035619654"/></text:h>
      <text:p text:style-name="P76"/>
      <text:p text:style-name="P76"><text:tab/>Blut</text:p>
      <text:p text:style-name="P76"><text:tab/>Haut, reißend</text:p>
      <text:p text:style-name="P76"><text:tab/>Diese Augen, blicken benebelt und Verständnislos.</text:p>
      <text:p text:style-name="P76"><text:tab/>Diese Augen, deren Ausdruck er kannte wie jede einzelne Narbe auf diesem Oberkörper, der nun so unsanft durchstoßen worden war.</text:p>
      <text:p text:style-name="P76"><text:tab/>Als der Kopf wie irreal zur Seite fiel, brach eine Barriere, die er sicher geglaubt hatte wie nichts auf dieser Welt. </text:p>
      <text:p text:style-name="P76"><text:tab/>Freund?</text:p>
      <text:p text:style-name="P79"><text:tab/>Das war mein FREUND, du verdammte Hure!! und ICH habe das befohlen!!??</text:p>
      <text:p text:style-name="P76"><text:tab/>Der Schrei riss ihn zurück in die Realität.</text:p>
      <text:p text:style-name="P76"><text:tab/>Als die vier Leibwächter den Raum betreten hatten, hatte er sich bereits wieder gefangen, so sehr, dass er es schaffte, die Tür direkt hinter ihnen wieder zuzumachen. Sie hatten Messer gezückt und standen desorientiert im Zimmer, versuchten die Situation zu überblicken. Ihr Hauptmann lag wie surreal auf dem Sofa, ein Messer in der Brust, der Kopf abgedreht hängend, den Mund zu einem seltsamen Ausdruck aufgerissen. Daneben stand eine panische Hure mit einem Puderdöschen, und hinter ihnen Marcin. Der stürmte nun nach vorne und riss die Klinge aus der Brust seines Freundes. </text:p>
      <text:p text:style-name="P76"><text:tab/>„Er wurde ermordet!! Tomor, hier, die Mordwaffe!!“ er drückte dem völlig perplexen Tomor das blutige Messer in die Hand. </text:p>
      <text:p text:style-name="P76"><text:tab/>In diesem Moment pustete Dania eine gehörige Portion Pulver von ihrem Finger. Es bestäubte den gesamten Raum.</text:p>
      <text:p text:style-name="P76"/>
      <text:p text:style-name="P76"><text:tab/>Blut</text:p>
      <text:p text:style-name="P76"><text:tab/>Haut, reißend</text:p>
      <text:p text:style-name="P76"><text:tab/>Diese Augen, blicken benebelt und Verständnislos.</text:p>
      <text:p text:style-name="P76"><text:tab/>Diese Augen, deren Ausdruck er kannte wie jede einzelne Narbe auf diesem Oberkörper, der nun so unsanft durchstoßen worden war.</text:p>
      <text:p text:style-name="P76"><text:tab/>Als sein Blick auf den Mörder fiel, wie er die noch blutige Klinge in der Hand verständnislos anstarrte, brach etwas in Marcin, eine Barriere, die er sicher geglaubt hatte wie nichts auf dieser Welt. </text:p>
      <text:p text:style-name="P76"><text:tab/>Wie von Sinnen brüllte er. </text:p>
      <text:p text:style-name="P76"><text:tab/>„Du Mörder, gottverdammter Mörder, das war mein bester Freund, dein Boss, dein Anvertrauter!! Wie konntest du ihn so betrügen?? Du bist mir ein guter Leibwächter!!“ </text:p>
      <text:p text:style-name="P78"><text:span text:style-name="T221"><text:tab/>Das konnte nicht wahr sein. Und er stand nur da, mit dem eigenen Messer in der rechten Hand, dem blutigen in der linken, und versuchte sich einen Reim darauf zu machen? </text:span><text:span text:style-name="T44">Wie scheißarrogant ist dieser Wichser eigentlich!!!</text:span></text:p>
      <text:p text:style-name="P76"><text:tab/>Die anderen Leibwächter starrten verdutzt auf Tomor, einer begann sein Messer zu heben. Doch er war nicht schnell genug für Marcin, der in einer einzigen schnellen wütenden Bewegung Tomor ansprang. Er ergriff die rechte Hand mit Tomors Messer und schnitt mit der Klinge die Sehnen des linken Handgelenks durch. Das blutige Messer, das nun frei war, fing er auf und rammte es Tomor <text:soft-page-break/>ins Auge.</text:p>
      <text:p text:style-name="P76"><text:tab/>Tomor fiel zu Boden, Marcin stand über ihm und spuckte auf ihn hinunter.</text:p>
      <text:p text:style-name="P76"/>
      <text:p text:style-name="P76"><text:tab/>„Ich habe ja schon immer gewusst, dass Tomor etwas gegen Kenin hat, da war der alte Sack selber schuld, dass er ihn auch noch als Leibwache eingestellt hat.“</text:p>
      <text:p text:style-name="P76"><text:tab/>„Was alter Sack? Kenin war jünger als du, du bist doch schon Mitte zwanzig!“</text:p>
      <text:p text:style-name="P76"><text:tab/>„Ach, ihr beiden Idioten streitet euch um euer Alter? Ehrt lieber mal den Toten! Das sieht dir ähnlich, dass du seine Ruhe störst!“</text:p>
      <text:p text:style-name="P76"><text:tab/>„Wieso kann kein einziger ehrbarer Dieb mal einen Toten respektieren!? Du willst doch Streit anfangen, so wie du hier rumschreist!“ </text:p>
      <text:p text:style-name="P76"><text:tab/>Nach kurzer Zeit war wieder die alte Ordnung eingekehrt, und die Diebe leisteten auf ihre Art und Weise Trauerarbeit – mit einer zünftigen Prügelei. Nur Marcin saß an der Seite, schickte die Huren nach Hause, schaffte mit den verbliebenen drei Leibwächtern die beiden Leichen zur Seite, und organisierte eine Kutsche mit einem verschwiegenen Fahrer – im zweiten Bezirk konnte man eine Leiche nicht einfach auf die Straße schmeißen. </text:p>
      <text:p text:style-name="P76"><text:tab/>Also warfen sie die Leichen durch das Fenster in den Innenhof, und wiesen den Fahrer an, die Kutsche dort zu parken. Bevor er die Leiche endgültig in die Kutsche hievte, nahm er sich die Anstecknadel von dem blutigen Bademantel. </text:p>
      <text:p text:style-name="P76"><text:tab/>Als das getan war, rief Hauptmann Marcin seine Leutnants zu sich.</text:p>
      <text:h text:style-name="P559" text:outline-level="1"><text:bookmark-start text:name="__RefHeading___Toc10621_453400607"/><text:span text:style-name="T321">AKT 2 - </text:span>Durchtrieben <text:bookmark-end text:name="__RefHeading___Toc10621_453400607"/></text:h>
      <text:p text:style-name="P67"/>
      <text:h text:style-name="Heading_20_1" text:outline-level="1"><text:bookmark-start text:name="__RefHeading__13996_2035619654"/>Thorn – <text:span text:style-name="T294">versucht Einlass zu Arghan Howl zu erlangen</text:span><text:bookmark-end text:name="__RefHeading__13996_2035619654"/></text:h>
      <text:p text:style-name="P75"/>
      <text:p text:style-name="P75"><text:tab/>Der Anzug stand ihm sogar. Und war nicht halb so lächerlich wie diese Roben. Irgendwie moderner. Und dieser Spazierstock war zwar ein bisschen gewöhnungsbedürftig aber schon irgendwie schmuckvoll. Und bestimmt praktisch, mit den richtigen Modifizierungen. Marcin verdiente mittlerweile richtig gut. Thorn war beinahe gut gelaunt. </text:p>
      <text:p text:style-name="P67"><text:span text:style-name="T221"><text:tab/>Bis jetzt war alles viel zu glatt gelaufen, sein erster Verbündeter, der Dieb, war in seiner Position gefestigt und dankbar, dass er ihm diese Position verschafft hatte. Sein zweiter Verbündeter, der Novize, war so manipulierbar, wie er gehofft hatte (immerhin war er schon einmal zum Glauben hin manipuliert worden, vom Glauben weg war ja wohl auch machbar) und hatte ihm bereits bei der Beschaffung von illegalen magischen Rezepten geholfen, und war somit erpressbar. Und seine dritte Verbündete, die Nutte (das klang leider nicht ganz so pathetisch) war dermaßen hoffnungslos schwach, dass er ihr wirklich </text:span><text:span text:style-name="T44">alles</text:span><text:span text:style-name="T213"> hätte erzählen können. </text:span></text:p>
      <text:p text:style-name="P73"><text:tab/>Und der vierte Verbündete... war leider noch keiner. Aber deswegen schlenderte er ja gerade diese gut ausgebaute Straße im fünften Bezirk entlang. Links und rechts von ihm waren hunderte Arbeiterbaracken, eine neben der anderen, für die tausenden Arbeiter, die Howl Industries für seine industrielle Revolution benötigte. </text:p>
      <text:p text:style-name="P75"><text:tab/>Die Arbeiter lebten in Schmutz und Dreck, trotz dass sie sich nach Strich und Faden kaputt arbeiteten. Die Löhne, die Arghan Howl und die anderen Industriellen zahlten, reichten gerade so, um die Miete für die Baracken zu zahlen, die Arghan Howl und die anderen Industriellen netterweise gebaut hatten, um ihnen nicht nur Arbeit, sondern auch Schlaf und Ruhe anzubieten. Außerdem aßen die Arbeiter Essen, das in einer der Farmen Arghan Howls und der anderen Industriellen gewachsen und in den Konservenfabriken Arghan Howls und der anderen Industriellen abgepackt wurde, damit sie genug Kraft hatten, um in einer der Fabriken Arghan Howls und der anderen Industriellen zu arbeiten. Ab und zu kamen ein paar Ehrbare Diebe und knöpften ihnen den spärlichen Rest ihres Einkommens ab; mit Waffen, die in einer der Waffenfabriken Arghan Howls und der anderen Industriellen hergestellt worden waren. Nur die Steuern zahlten sie an die Beamten des Rats.</text:p>
      <text:p text:style-name="P75"><text:tab/>Im fünften Bezirk gab es kein Brockenproblem – die Einwohner hatten kein Geld für Brocken. </text:p>
      <text:p text:style-name="P75"><text:tab/>Thorn war fasziniert, wie es Arghan Howl an der Spitze der Loge der innovativen Eliten gelungen war, soziale Probleme beinahe im Alleingang zu lösen. Denn die Arbeiter, die im fünften Bezirk hausten und quasi im Alleingang ganz Lagon ernährten, starben nicht ständig in irgendwelchen Straßenkämpfen, an Drogen, an Hunger oder an der Willkür der Miliz – es gab erstaunlich wenige gewaltsame Tode im fünften Bezirk. </text:p>
      <text:p text:style-name="P75"><text:tab/>Einen langsamen Tod jedoch starb jeder einzelne der Arbeiter – indem sie sich aus kriminellen, gefährlichen Sachen heraushielten, erlaubten sie Kriminellen wie Arghan Howl, sie ohne Scham und Schande ganz legal und geordnet ausbluten zu lassen. Und die Wahl zwischen einem langsamen Tod und einem schnellen fiel anscheinend für viele Einwohner Lagons zugunsten der industriellen Revolution aus. </text:p>
      <text:p text:style-name="P75"><text:tab/>Die Loge der innovativen Eliten hatte es tatsächlich geschafft, ein System zu etablieren, das Menschen zu Ehrlichkeit, Leistung und Ordnung zwang, weil sie sonst unter die Räder des Systems gerieten. </text:p>
      <text:p text:style-name="P75"><text:tab/>Sie nannten es „Kapitalismus“.</text:p>
      <text:p text:style-name="P75"><text:tab/>„Kapitalismus“ war erfolgreich, und eins war Thorn gewiss: wer selbst erfolgreich sein wollte, der hängte sich am besten an erfolgreiche Menschen – um sie dann eines Tages zu überholen, und der Welt seinen eigenen Stempel aufzudrücken.</text:p>
      <text:p text:style-name="P75"/>
      <text:p text:style-name="P75"><text:tab/>Ein Undercoveragent hätte wohl angeklopft, sich eingeschlichen, sich hochgeschlafen oder (im <text:soft-page-break/>Falle des prüden Ordens wahrscheinlicher) hochgearbeitet, um sich irgendwann Informationen zu erschleichen – Thorn hatte eine etwas direktere Methode vor. Immerhin war er kein Undercoveragent, und wollte im Gegenteil um jeden Preis vermeiden, wie einer zu wirken; sein Ziel war Zusammenarbeit. </text:p>
      <text:p text:style-name="P75"><text:tab/>So betrat er ohne Genehmigung, Einladung, Geheimplan und Zurückhaltung die marmorn ausgeschmückte Eingangshalle von Howls grauem Bürokomplex. Er ging mit zielsicherem Schritt auf die majestätischen Treppen zu, die nach oben zu den wichtigeren Vorgesetzten in der straffen Hierarchie des Ausbeutungsunternehmens führten. Überall wuselten schlanke blonde Sekretärinnen wie Ameisen umher und schleppten irgendwelche Blätter zu ihrem Futterhort, damit die Königin sich an ihnen satt fressen konnte. Über ein paar Umwege landete jeder Zettel bei Howl – zumindest jeder, der etwas wert war.</text:p>
      <text:p text:style-name="P75"><text:tab/>Thorn kannte den Weg. Das letzte Mal war er hier ebenfalls kein eingeladener Gast gewesen, doch diesmal fiel er in seinem neumodischen Mantel nicht so sehr auf wie mit der Robe, die bereits von weitem von Asketismus, Enthaltsamkeit und Götterhörigkeit zeugte. Als er im elften und obersten Stockwerk angelangt war, musste er erst einmal ein bisschen verschnaufen, das war ein alter Trick, mit dem Arghan alle, die zu ihm kamen, schon einmal ein bisschen auslaugte und verunsicherte. </text:p>
      <text:p text:style-name="P75"><text:tab/>Doch Thorn nahm sich die Zeit, sich kurz zu erholen. Wenn er einfach stehengeblieben wäre, hätte er in dem ganzen Gewusel einen sehr deplatzierten Eindruck gemacht – so stauchte er einfach schnell eine der Ameisen zusammen, wo sie denn da hinrannte und was ihr einfiel, dass diese Dokumente immer noch nicht geliefert waren, und wo denn sein <text:span text:style-name="T382">Kaffee</text:span> bleibe. Das kleine blonde Vieh blickte sofort demütig drein und versprach alles zu tun, was ihn irgendwie zufrieden stellte, und eilte sofort los, auf der Suche nach einem <text:span text:style-name="T382">Kaffee</text:span>.</text:p>
      <text:p text:style-name="P75"><text:tab/><text:span text:style-name="T53">„Kapitalismus!“ seufzte Thorn andächtig, während er ihrem flatternden Röckchen nachblickte.</text:span></text:p>
      <text:p text:style-name="P73"><text:tab/>Neben einer großen doppelten Glastür mit goldenen Rändern hing ein Schild mit der Aufschrift „Arghan Howl, Oberster Geschäftsführer“. Dahinter lag ein langer Gang, an deren Ende eine letzte Sekretärin saß, mit Unterstützung von zwei breit gebauten, berufsmäßig schlecht gelaunten großen Herren, die es zu überwinden galt. </text:p>
      <text:p text:style-name="P75"><text:span text:style-name="T53"><text:tab/>Doch zu diesem Zweck hatte er sich selbst noch etwas von Danias Vergissmich-Pulver aufgehoben. </text:span><text:span text:style-name="T1">Immer eine Rückversicherung bereithalten</text:span><text:span text:style-name="T53">, dachte Thorn. Aber hier schien sowieso alles nach Plan zu laufen. </text:span></text:p>
      <text:p text:style-name="P73"><text:tab/>Er stieß theatralisch die Türen auf und schritt den langen Gang zum Tisch der Sekretärin voran. Diese wühlte in ihren Unterlagen und tat so, als würde sie ihn nicht mal bemerken. Arghan hatte selbst das Verhalten der Sekretärin darauf abgestimmt, Besuchern und Großkunden das Gefühl zu geben, total unwichtig zu sein. Thorns Selbstbewusstsein jedoch ließ sich nicht so leicht erschüttern. </text:p>
      <text:p text:style-name="P73"><text:tab/>„Mr. Howl ist in einer Besprechung.“ Die Sekretärin blickte nicht einmal auf.</text:p>
      <text:p text:style-name="P73"><text:tab/>„Arghan würde es sicher wertschätzen, wenn ihr ihm mitteilt, dass er Thorn von Hartlingen empfangen will...“, sagte er ziemlich beiläufig.</text:p>
      <text:p text:style-name="P73"><text:tab/>Mit müdem Blick sah die Sekretärin auf und richtete ihre modische Brille. „Sie haben nicht einmal einen Termin?“</text:p>
      <text:p text:style-name="P73"><text:tab/>„Ich werde Arghan den Sachverhalt wohl selbst erklären müssen“, sagte Thorn und machte einen mutigen Schritt vor in Richtung der nächsten großen Doppeltür.</text:p>
      <text:p text:style-name="P73"><text:tab/>Die Sekretärin sah wieder in ihre Unterlagen. „Meine Herren, bitte geleiten sie Herrn von Hartlingen hinaus.“</text:p>
      <text:p text:style-name="P73"><text:tab/>Die beiden Leibwächter machten von den beiden Enden der Tür einen trägen Schritt auf ihn zu, doch Thorn bewegte sich plötzlich schneller, als es sich einem würdevollen Unternehmer im Anzug normalerweise geziemte. Er trat die Doppeltür auf und stürmte in das Büro, in dem Arghan ziemlich überrascht an seinem Schr<text:span text:style-name="T382">e</text:span>ibtisch saß. </text:p>
      <text:p text:style-name="P73"><text:tab/>Die Leibwächter fuhren herum, selbst die Sekretärin sprang auf und drehte sich um. Die beiden Grobiane stürmten ihm nach. Doch bevor die Leibwächter ihn fassen konnten, pustete Thorn etwas Staub von seinem Finger. </text:p>
      <text:p text:style-name="P73"/>
      <text:h text:style-name="Heading_20_1" text:outline-level="1"><text:bookmark-start text:name="__RefHeading__13998_2035619654"/><text:soft-page-break/>Dania – <text:span text:style-name="T294">fährt mit Marcin nach Hause und freut sich über ihren neuen Beruf</text:span><text:bookmark-end text:name="__RefHeading__13998_2035619654"/></text:h>
      <text:p text:style-name="P73"/>
      <text:p text:style-name="P73"><text:tab/>Marcin saß ihr in einer wackelnden Kutsche gegenüber. Er starrte aus dem Fenster, sein Mund zu einem grimmigen Strich zusammengepresst. Er schien mit sich zu hadern. </text:p>
      <text:p text:style-name="P73"><text:tab/>Dania selbst war für ihre Verhältnisse sehr klar im Kopf. Sie musste ständig daran denken, wie ihre Klinge so simpel immer wieder in diesen Hals gefahren war. Der erste Stich war noch relativ schwierig gewesen, da war noch am meisten Widerstand, und sie konnte noch ein deutliches Knacken, Krachen hören, so als würde es gerade wieder passieren. Die Spitze hatte so unwirklich aus seiner Kehle geragt, als würde sie dort eigentlich nicht hingehören. Doch sie wusste, dass sie nun nochmal zustechen musste, und nochmal, und nochmal. Immer wieder, wieder hatte ihre Klinge seinen Nacken getroffen, wo nach kurzer Zeit schon kaum noch Nacken war. Und erst recht nicht sein Nacken. Der Mensch Kenin hatte schon bald aufgehört zu sein.</text:p>
      <text:p text:style-name="P73"><text:tab/>Dania konnte nicht sagen, wann der Augenblick gewesen war, in dem Kenin nicht mehr existierte. Richtig aufgefallen war es ihr erst, als sein Kopf so zur Seite hing, sein Hals bot nicht mehr genug Struktur, um ihn aufrechtzuerhalten, sein Hals war nicht mehr genug da. </text:p>
      <text:p text:style-name="P67"><text:span text:style-name="T213"><text:tab/></text:span><text:span text:style-name="T44">Unwirklich. </text:span></text:p>
      <text:p text:style-name="P73"><text:tab/>Der Wirklichkeit entrissen. </text:p>
      <text:p text:style-name="P67"><text:span text:style-name="T213"><text:tab/>Sie hatte Kenin, Hauptmann der Ehrbaren Diebe, der Wirklichkeit entrissen. Die Wirklichkeit hatte keinen Preis verlangt und sie hatte nicht bezahlt. Sie hatte sich genommen, was sie nehmen musste – was ihr </text:span><text:span text:style-name="T44">gebührte</text:span><text:span text:style-name="T213">. Es war Teil ihrer Existenz, der Legitimation ihrer Existenz, dieses Leben zu nehmen. Es war an ihr gewesen, diese Stiche zu vollführen. </text:span></text:p>
      <text:p text:style-name="P67"><text:span text:style-name="T213"><text:tab/>Und wie der finale Abgang in seiner Brust endete. So nahm sie nicht nur seinem Kopf den Halt in dieser Welt, sondern entzog auch seiner Seele, seinem Herz den Ort zu sein. Verbannte sie aus der Realität. Sie nahm sich das, was ihr nie gewährt worden war – Sie hätte das Herz herausschneiden sollen, sich in ein Regal stellen sollen. Dort wäre es geblieben, hätte gewacht, </text:span><text:span text:style-name="T44">Ihr Herz.</text:span><text:span text:style-name="T213"> Sie hatte es sich </text:span><text:span text:style-name="T44">rechtmäßig</text:span><text:span text:style-name="T213"> genommen (soweit sie an Recht glaubte, das Recht jemals auf ihrer Seite gewesen war oder auch nur irgendjemand das Recht zu irgendetwas hatte), sie hatte sich sogar das Recht dazu </text:span><text:span text:style-name="T44">rechtmäßig</text:span><text:span text:style-name="T213"> genommen. </text:span></text:p>
      <text:p text:style-name="P73"><text:tab/>In Danias Augen war ein Messer schon immer die einzige Macht gewesen, der niemand widersprach, im Recht zu sein. </text:p>
      <text:p text:style-name="P73"><text:tab/>Marcin sah so seltsam teilnahmslos aus – ihn schien der Tod seines Freundes tatsächlich sehr mitgenommen zu haben. Wusste er, dass sie ihn getötet hatte? Wahrscheinlich schon, immerhin gehörte die Planung des Mordes nicht zu der Zeit, in der er sie vergessen hatte.</text:p>
      <text:p text:style-name="P73"><text:tab/>Sie hoffte, dass er ihr nicht böse war. Es gab keinen Grund für Kenin, länger zu leben – immerhin war er ein Meilenstein auf ihrem Weg zur Macht. </text:p>
      <text:p text:style-name="P67"><text:span text:style-name="T213"><text:tab/></text:span><text:span text:style-name="T44">Das versteht er doch, oder?</text:span><text:span text:style-name="T213"> Sie war sich nicht sicher. </text:span></text:p>
      <text:p text:style-name="P73"><text:tab/>„Du hast den Preis gezahlt, nun kannst du dir nehmen, was dir zusteht.“</text:p>
      <text:p text:style-name="P73"><text:tab/>Er reagierte nicht.</text:p>
      <text:p text:style-name="P73"><text:tab/>„Es gehört alles dir. Und ich rede nicht nur vom siebten Bezirk. Der gehört dir doch schon lange. Lagon. Sämtliche Geheimnisse dieser Stadt sind dein. Du magst Geheimnisse. Sie sind dein Schutz genauso wie dein Kapital. Du ziehst deine Überlegenheit nicht aus Position oder deiner Kampffertigkeit. Nicht mal aus deiner Intelligenz.“</text:p>
      <text:p text:style-name="P73"><text:tab/>Marcin schien ihr zumindest zuzuhören, auch wenn er es nicht zeigen wollte. Vielleicht gefiel ihm auch der Gedanke nicht, dass sie das erkannt hatte.</text:p>
      <text:p text:style-name="P73"><text:tab/>„Du bist sicher, wenn du weißt, wer dir an die Haut will. Du bist mächtig, wenn du weißt, wer was vorhat in dieser Müllhalde. Du isst Geheimnisse zum Frühstück, Mittag und Abendbrot, und jetzt hast du ein weiteres, dass du schützen musst und darfst. Du tust das alles, weil du Geheimnisse erlangst. Was du nicht alles an Wissen angesammelt hast in den letzten Tagen – Das war das erste Mal, dass du einen Inquisitor wirklich kennengelernt hast, nicht wahr? Was in diesem ach so diskreten Orden alles steckt...“</text:p>
      <text:p text:style-name="P73"><text:soft-page-break/><text:tab/>„Halt die Fresse! Es ist genug.“ Er sah sie immer noch nicht an.</text:p>
      <text:p text:style-name="P73"><text:tab/>„Thorn ist genau so ein Mann, der eine Menge Geheimnisse hat... und genauso viele Gründe, sie geheim zu halten. Dabei ist er auch noch genau in deiner Nähe... Gib es zu, Kenin war langweilig und durchsichtig geworden.“</text:p>
      <text:p text:style-name="P73"><text:tab/>Er schaute tatsächlich auf. Obwohl wütend, klang er, als hätte er drei Tage nicht geschlafen. „Hörst du mit dieser Scheiße auf, wenn ich dir ein bisschen Brocken gebe!?“</text:p>
      <text:p text:style-name="P73"><text:tab/>Dania wollte weiter reden, sie hatte gerade so einen guten Gedankenfluss, wie als hätte sie Kenins Durchblick geerbt... geerntet. Doch der Gedanke an Brocken zerstörte jedes weitere Interesse an Marcins Beweggründen.</text:p>
      <text:p text:style-name="P73"/>
      <text:h text:style-name="Heading_20_1" text:outline-level="1"><text:bookmark-start text:name="__RefHeading__14000_2035619654"/>Thorn – <text:span text:style-name="T294">überzeugt Arghan von seiner Sache</text:span><text:bookmark-end text:name="__RefHeading__14000_2035619654"/></text:h>
      <text:p text:style-name="P73"/>
      <text:p text:style-name="P73"><text:tab/>„Habt ihr irgendeinen Grund, dass ihr uns in dieser äußerst wichtigen Besprechung stört?“ </text:p>
      <text:p text:style-name="P73"><text:tab/>Die beiden Leibwächter starrten ihn perplex an. Da stand ein wichtig aussehender Mann im Anzug im Büro ihres Chefs, war er vorhin an ihnen vorbeigekommen? Ihnen kam es so vor, als müsste er schon ewig hier gewesen sein.</text:p>
      <text:p text:style-name="P73"><text:tab/>„Mr. Howl, ist alles in Ordnung?“ fragte einer der beiden vorsichtig, er konnte sich nur daran erinnern, dass sein Boss irgendwie in Gefahr sein musste.</text:p>
      <text:p text:style-name="P73"><text:tab/>„Ja, Barry, mir geht es gut, geh wieder an deine Arbeit.“</text:p>
      <text:p text:style-name="P73"><text:tab/>„Alright, Boss, Alright, wir passen auf, verlassen sie sich auf uns.“ Sie ließen die beiden allein und zogen die schwere Tür hinter sich zu.</text:p>
      <text:p text:style-name="P73"/>
      <text:p text:style-name="P73"><text:tab/><text:span text:style-name="T385">Howl hatte sich nicht verändert, er kleidete sich nach wie vor so, wie ein innovativer Unternehmer, dessen Erfolg auf diesen neumodischen Erfindungen beruhte, aussehen musste, mit dem gewissen professionellen, seriösen Touch. Ein Zylinder unterstrich die Seriosität, genauso, wie sein Anzug nicht zu gewagt war, ohne Lederelemente, ohne zu viele Knöpfe. Doch den Zylinder schmückte eine kompakte, kleine Apparatur, die im Notfall einen Fallschirm auslöste. Eines dieser neuen Uhrwerke in Taschengröße, das aus seiner Brusttasche ragte, durfte nicht fehlen, und sein rechtes Auge schmückte ein Okular. Das war eine sehr moderne Apparatur, die Howl Industries erst kürzlich entwickelt hatte, mit der man weit in die Ferne sehen konnte, und mit einem Mikroskop zum Beispiel kleine technische Apparate und winzige Getriebeinnereien gut auf Fehler, Macken, Fehlgüsse und die vielen kleinen Tücken der Technik untersuchen konnte.</text:span></text:p>
      <text:p text:style-name="P91"><text:span text:style-name="T53"><text:tab/>Obwohl er nicht älter als vierzig war, konnte man Howl bei bestem Willen nicht gutaussehend nennen – das Leben im Labor, insbesondere eine gefährliche Explosion, die Howl nur knapp überlebt hatte, hatte Spuren in seinem Gesicht hinterlassen, welche das Okular nicht ganz verdecken konnte. Nach dieser Explosion hatte er die erfinderische und experimentelle Arbeit seinen kreativen Erfindern überlassen und sich voll und ganz der Organisation und Verwaltung gewidmet. Doch er war nach wie vor ein Mann, der sich dem Fortschritt, der Forschung und der Wissenschaft verschrieben hatte – und den es bis aufs Blut wurmte, wenn ein Forschungsgegenstand, beispielsweise Bor, </text:span><text:span text:style-name="T1">verboten</text:span><text:span text:style-name="T53"> war. </text:span></text:p>
      <text:p text:style-name="P73"><text:tab/>„Thorn von Hartlingen... jetzt habt ihr euch also der Magie verschrieben? Wie könnt ihr einfach so eure Prinzipien über Bord werfen, nur weil ihr über Bord geworfen wurdet?“ Howl lächelte spöttisch. „Ich habe euch ein wenig beobachten lassen, seit ihr mich dem Wasser so nahe gebracht habt. Bis ihr das Wasser spüren musstet.“</text:p>
      <text:p text:style-name="P73"><text:tab/>„Naja, ich habe immerhin noch eine Rechnung offen... und zwar eine gewaltige.“</text:p>
      <text:p text:style-name="P73"><text:tab/>Howl schien amüsiert. „Zumindest dass ihr nachtragend seid, habt ihr noch nicht abgelegt. Aber habe ich euch nicht das Schnippchen geschlagen? Warum kommt ihr zu mir?“</text:p>
      <text:p text:style-name="P73"><text:tab/>Thorn besah sich seine Fingernägel. „Immerhin haben wir denselben Schuldner für unsere Rechnungen, irre ich mich? Ich bin der Mann, der euch hilft, auch eure Rechnung zu begleichen.“</text:p>
      <text:p text:style-name="P73"><text:tab/>Das interessierte Howl. „Ihr wollt meine Probleme lösen? Ihr wollt dem Fortschritt die Steine aus dem Weg räumen?“ </text:p>
      <text:p text:style-name="P73"><text:soft-page-break/><text:tab/>„Wenn ihr mir die technischen Hilfsmittel zur Verfügung stellt... das kann unter Umständen etwas Geld fressen, dafür habe ich ein paar Ressourcen, die auch euch ihm Gegenzug etwas wert sein könnten. Ich habe eine Menge Insiderwissen über den Orden, was man auch politisch nutzen könnte... und wovon die nichts ahnen. Ich habe Verbindungen in die Unterwelt, und das beste: Ich habe ein bis zwei Attentäter, die ihr magisch schulen könntet, und die dann unsere Interessen durchsetzen könnten... gerade für einen Ratspolitiker könnte das eine interessante Option sein.“</text:p>
      <text:p text:style-name="P73"><text:tab/>„Das klingt ja fast schon zu gut... was wollt ihr noch im Gegenzug, außer meine Probleme zu lösen?“</text:p>
      <text:p text:style-name="P73"/>
      <text:h text:style-name="Heading_20_1" text:outline-level="1"><text:bookmark-start text:name="__RefHeading__14002_2035619654"/>Joran – <text:span text:style-name="T294">hat eine Kreativblockade und reflektiert über sein Leben</text:span><text:bookmark-end text:name="__RefHeading__14002_2035619654"/></text:h>
      <text:p text:style-name="P73"/>
      <text:p text:style-name="P73"><text:tab/>Joran starrte deprimiert auf das leere Blatt Papier vor ihm. </text:p>
      <text:p text:style-name="P73"><text:tab/>Das konnte nicht sein, dass ihm die Ideen ausgingen.</text:p>
      <text:p text:style-name="P73"><text:tab/>Als er klein gewesen war, hatte er bereits sein eigenes Spielzeug entworfen, Figuren mit beweglichen Armen und Beinen, Fahrzeuge, einmal ein Buch-Haltegerät, mit dem er im liegen lesen konnte. Um sich mit den Kindern in seiner Straße anzufreunden hatte er einmal Kisten mit Rädern versehen, mit denen sie den Berg hinunterrollen konnten. Da hatten sie ihn tatsächlich einmal beachtet, und zwei hatten sogar nach seinem Namen gefragt, doch leider hatte er dafür zwei Monate Hausarrest bekommen, und als er wieder nach draußen durfte, hatten die beiden seinen Namen schon wieder vergessen. </text:p>
      <text:p text:style-name="P73"><text:tab/>Er war im sechsten Bezirk aufgewachsen, wo viele etwas wohlhabendere Leute wohnten, Vorarbeiter, Kleinunternehmer teilweise, alles gläubige Menschen, die pflichtbewusst ihrer Arbeit nachgingen. Joran konnte sich nie vorstellen, einen der üblichen Berufe hier zu ergreifen, Maßschneider, Butler, Eigentümer eines netten Cafes im zweiten Bezirk, in den Wonnen des Dienstleistungssektors. Joran war grundsätzlich stinkfaul, es sei denn, es ging darum, etwas zu entwerfen, zu entdecken, zu konstruieren. Er wollte der Welt ihre Formen abpressen, die überall in der Materie steckte; jedes Brett, jeder Felsbrocken, jeder Stahlträger enthielt tausende interessante Formen, die man nur hervorlocken musste.</text:p>
      <text:p text:style-name="P73"><text:tab/>Als seine Eltern irgendwann keine Lust mehr hatten, ihn durchzufüttern und seine Konstruktionen, die sich mit der Zeit von Spielzeug zu nicht allzu viel nützlicheren Instrumenten entwickelten, besorgten sie ihm einen Job in einer der neumodischen Fabriken, von denen alle so schwärmten und die die ganzen nützlichen Verbesserungen für den Alltag herstellten, die sie im ersten Bezirk hatten, zu dem seine Eltern immer aufgeschaut hatten. </text:p>
      <text:p text:style-name="P73"><text:tab/>Die Maloche in der Fabrik war allerdings nicht das Wahre für Jorans zarte Seele; mit seinen Kollegen hatte er kaum Gemeinsamkeiten. Die redeten immer so abfällig über Frauen, und die, die Joran kannte (seine Mutter) war(en) immer nett zu ihm gewesen. Die Arbeiter waren ziemlich raue Gesellen, von denen die meisten nicht mal lesen konnten, und so blieb er lieber für sich allein.</text:p>
      <text:p text:style-name="P73"><text:tab/>Außerdem benahmen die sich da alle so unpraktisch. Jorans Fabrik stellte Kutschenteile her, und alles wurde umständlich von Hand geschliffen, gesägt und mit vollkommen verschiedenen Schnittstellen eingebaut. Davon abgesehen waren viele der Einzelteile so sperrig, dass sie nur sehr schwer von einer Halle in die nächste transportiert werden konnten.</text:p>
      <text:p text:style-name="P73"><text:tab/>Im Handumdrehen baute sich Joran daheim ein paar Hilfsmittel, mit der er Schrauben leichter anziehen konnte, und entwarf dabei auch noch schnell einen Klappbaren Seitenflügel, den man leichter durch die engen Fabriktore tragen konnte, sowie ein halbes dutzend anderer Mechanismen, die den Produktionsvorgang stark vereinfachten. </text:p>
      <text:p text:style-name="P73"><text:tab/>Als er damit auf der Arbeit erschien, war sein Vorarbeiter erst ziemlich skeptisch, doch als der sah, wie viel schneller er seine Arbeit tun konnte, wo er doch eigentlich ein eher schmächtiger Bursche war, rannte er seinerseits zu seinem Vorgesetzten, und eines Tages besuchte Arghan Howl persönlich Joran in seiner Fabrik. </text:p>
      <text:p text:style-name="P73"><text:tab/>Von da an schraubte Joran nicht mehr stupide Kutschenteile zusammen, sondern entwarf sie, das <text:soft-page-break/>lag ihm sowieso viel besser. Er standardisierte die benutzten Schrauben und die Schnittstellen zwischen den Konstruktionsmodulen, teilte die sperrigen Kutschenteile in handlichere Einzelteile auf, oder, wo das nicht ging, entwarf Transportmittel zum Transport der Teile in die nächste Halle, so zum Beispiel ein Band, auf dem sich Dinge gleichmäßig in eine Richtung bewegten. Er nannte es „Fließband“.</text:p>
      <text:p text:style-name="P73"><text:tab/>Nachdem es in der Kutschenfabrik nichts mehr zu entwerfen gab, versetzte Arghan ihn nacheinander in eine Lebensmittelverpackungsfabrik, die er frisch gekauft hatte, in eine Schraubenfabrik, zeitweise in seine Waffenfabrik für Armbrüste und Schwertermassenware, bis er ihm schließlich ein neues interessantes Projekt ermöglichte, das ihn in neue wissenschaftliche Gefilde vordringen ließ: die industrielle Verwendung von Alchemie. Mit seinem hervorragenden analytischen Verstand eignete Joran sich das nötige alchemistische Grundwissen im Handumdrehen an, und begann, alchemistische Substanzen, die bislang höchstens etwas für die Giftmischer der Diebe und ein paar Tüftler gewesen waren, für den Hausgebrauch zu standardisieren.</text:p>
      <text:p text:style-name="P73"><text:tab/>So entdeckte er, dass das Destillat von speziellen Schweineinnereien gemischt mit hochgefährlichem Phosphor und ein wenig Asche, Kleider von Schmutz reinigte, wenn man es darüber rieb, und sich dann von selbst unter einem Wohlduft zersetzte. Die reichen Bezirke waren begeistert, und da Arghan ihm die Produktionsmittel für industrielle Fertigung zur Verfügung stellte, wurde Howl noch reicher und Joran noch zufriedener mit seiner Arbeit.</text:p>
      <text:p text:style-name="P67"><text:span text:style-name="T213"><text:tab/>Irgendwann ging er dazu über, nicht ganz so orthodoxe Substanzen in seiner Forschung zu verwenden – die aber eine sehr gute Wirkung hatten. Hätten die reichen Herrschaften des ersten Bezirks gewusst, dass ihre Rasiercreme </text:span><text:span text:style-name="T44">Wasser</text:span><text:span text:style-name="T213"> enthielt, öffentliche Aufstände hätten den Ruf von Howl Industries zerstört. </text:span></text:p>
      <text:p text:style-name="P73"><text:tab/>Nachdem Arghan dahinterkam, was Joran begann, in seine Mittelchen zu mischen, war er jedoch prinzipiell nicht schockiert oder warf ihn hochkant heraus: Nein, er begann, ihn zu duzen, stellte ihm ein spezielles Geheimlabor zur Verfügung und bat ihn, doch auch einmal Bor in seiner Forschung zu verwenden. </text:p>
      <text:p text:style-name="P73"><text:tab/>Joran war überglücklich, dass er die Chance hatte, auch diese unerforschten Zonen der Alchemie zu entdecken. Er wollte das Leben der Menschen aufrichtig verbessern – und eine derartig energetische Substanz bot ihm unerreichte Möglichkeiten.</text:p>
      <text:p text:style-name="P73"><text:tab/>So forschte Joran munter voran und voran, auf der Suche nach allen möglichen Stoffen, die den Leuten das Leben erleichtern konnten – und vor allem nach einer Möglichkeit, zu verbergen, dass Bor in der Produktion benutzt wurde. Er mischte sich auch mehrere kleine Mittelchen für den Alltag, erhöhte Muskelkraft war sehr nützlich, wenn es darum ging, schwere Bauteile durch die Werkstatt zu schleppen, im Dunkeln sehen zu können war praktisch, wenn er kein Licht anmachen konnte, während er mit explosiven Chemikalien hantierte. </text:p>
      <text:p text:style-name="P73"><text:tab/>Bei manchen Mischungen brauchte er eine Weile, um herauszufinden, was sie bewirkten. Oft benötigte er Testpersonen, die jedoch meistens nicht lange bleiben wollten, obwohl Arghan sie bestimmt fürstlich entlohnte. Wenn sie nicht mehr zur Arbeit erschienen, war Joran jedes mal ein wenig traurig, auch wenn sie ihn immer ein bisschen skeptisch, und teilweise ängstlich anschauten. Joran fragte sich, wie Arghan sicherstellte, dass sie über die Vorgänge im Geheimlabor den Mund hielten. Das Testen der Mischungen war überhaupt ein sehr kompliziertes Verfahren, bei dem Vergissmich-Pulver beispielsweise brauchte er sehr viele Anläufe, bis er herausfinden (und sich merken) konnte, wie die Substanz wirkte.</text:p>
      <text:p text:style-name="P73"><text:tab/>Seine Arbeit erfüllte ihn und machte Spaß, wenn auch es nicht immer ganz ungefährlich war. Doch Joran ging dieses Risiko bereitwillig ein, wenn er damit die Risiken für die Bewohner Lagons verringerte, die seine Mittel am Ende im Hausgebrauch und der industriellen Anwendung nutzen sollten. Letztendlich verletzte er sich auch nie allzu schwerwiegend, und er hatte immer ein Pülverchen zum Feuerlöschen parat. </text:p>
      <text:p text:style-name="P73"><text:tab/>Was er rückblickend nicht hätte machen dürfen, war, seine Substanzen zu offensichtlich im Hausgebrauch zu verwenden. Einer seiner Nachbarn musste ihn wohl verdächtigt haben, und als eines Tages die Häscher des Ordens vor seiner Tür standen und ihm drohten, war seine Forschertätigkeit mit einem Schlag vorbei. Joran war nicht annähernd willensstark genug, um auch nur der Drohung, sie würden ihm wehtun, geschweige denn in ein Gefängnis stecken oder ihn als Hexe verbrennen, <text:soft-page-break/>widerstehen zu können. Sie entließen ihn nach einem Geständnis zum Glück, doch fast alle seine Rezepte (bis auf die, die im geheimen bereits Anwendung in Howls Fabriken fanden, wie das Feuerlöscherpulver) waren konfisziert, all seine Erkenntnisse verloren. Er konnte sich im Groben noch an die Zutaten erinnern, aber die Mischverhältnisse kannte er nicht mehr, Nebenwirkungen, Wirkmengen, ohne all das konnte man Bor-Substanzen nun mal nicht risikofrei verwenden, was seine Grundvoraussetzung für die Vermarktung war.</text:p>
      <text:p text:style-name="P73"><text:tab/>Arghan schien nicht zu wissen, dass Joran ihn als Betreiber und Zulieferer, den Standort des Labors sowie sogar die Testpersonen verpfiffen hatte, um seine Haut zu retten. Er machte ihn nicht verantwortlich, doch er eröffnete das Labor auch nicht neu. Er versetzte Joran wieder in die Konstruktionsabteilung, wo er an neuen Produkten für verschiedenste Fabriken arbeiten sollte. Das machte Joran durchaus Spaß und war seinem Erfindertalent durchaus angemessen. Doch wo er nun einmal in die Möglichkeiten hineingeschnuppert hatte, die Bor bot, wollte er am liebsten nie wieder mit etwas anderem arbeiten, das Zusammenschrauben von Kutschenteilen, das Entwerfen von leichteren, universelleren, und unkomplizierter herstellbaren Schrauben konnte seinen Wissensdurst nicht stillen, ganz davon abgesehen, dass die Explosionen nicht halb so spektakulär waren. </text:p>
      <text:p text:style-name="P73"/>
      <text:p text:style-name="P73"><text:tab/>Nun saß er hier, spät abends an seinem Schreibtisch, und starrte weiter auf sein leeres Blatt Papier, zwang sich, die Gedanken nicht weiter abschweifen zu lassen und sich aufs erfinden zu konzentrieren.</text:p>
      <text:p text:style-name="P73"><text:tab/>Er hatte für die steinreiche Oberschicht eine automatische Treppe erfunden, eine Zentralverwaltung für die Rollläden von Villen, Alarmanlagen, Hundehütten, die es einem erleichterten, seinen Liebling zu streicheln, ohne gebissen zu werden. Für die nicht ganz so privilegierten erfand er klappbare Betten, die beliebig erweiterbar waren und in jede Baracke passten, besonders nahrhafte Dosenbohnen, und letztendlich sogar eine essbare Konservendose.</text:p>
      <text:p text:style-name="P73"><text:tab/>Diese Erfindungen fand Arghan allerdings nicht halb so nützlich, nicht halb so gewinnbringend wie die Konstruktionen für die Reichen, gerade Alarmanlagen und Verteidigungsanlagen gingen weg wie warme Semmeln, angesichts Lagons Verbrechensrate. </text:p>
      <text:p text:style-name="P73"><text:tab/>Doch Joran hatte es satt. Wenn er eine neue Einbrecherfalle entwarf, wem half das schon? Ein dutzend Bonzen, Verwalter oder Fabrikführer mussten sich etwas weniger um ihre Flammlinge sorgen. Während geschätzt zwanzig Prozent Lagons auf den Straßen lebte und sich nichts sehnlicher wünschte als ein billiges und praktisch verpackbares Zelt. Oder Sozialwohnungen, oder Möglichkeiten, ohne viel Sachverstand eigenes Geld verdienen zu können. </text:p>
      <text:p text:style-name="P73"><text:tab/>All diese Menschen ließ die ach so tolle „industrielle Revolution“, von der Arghan immer sprach, außen vor. Um seine Maschinen zu bedienen, musste man mindestens lesen können, und das war immer noch ein Privileg der Leute, die in ihrer Kindheit nicht um ihr Überleben hatten kämpfen müssen, und Zeit gehabt hatten, in eine der Schulen des Ordens zu gehen. </text:p>
      <text:p text:style-name="P73"><text:tab/>Joran nahm sich vor, eine Maschine zu entwerfen, die einem das lesen beibrachte.</text:p>
      <text:p text:style-name="P73"/>
      <text:h text:style-name="Heading_20_1" text:outline-level="1"><text:bookmark-start text:name="__RefHeading__14004_2035619654"/>Marcin – <text:span text:style-name="T295">ist depressiv und wird von Thorns Idee, ein geheimes Labor zu bauen, wieder aktiv</text:span><text:bookmark-end text:name="__RefHeading__14004_2035619654"/></text:h>
      <text:p text:style-name="P73"/>
      <text:p text:style-name="P73"><text:tab/>Als er sich entschied, doch mal wieder das Bett zu verlassen, hatte er sechsundsiebzig Stunden lang das Tageslicht nicht gesehen. Seine Mädchen hatten ihm regelmäßig etwas Nahrung ans Bett gestellt. Außerdem einige Kräuter, weil sie dachten, er hatte sich eine Grippe eingefangen, zu fragen hätte sich keine getraut. Doch alles, was Marcin ans Bett fesselte, war die Unlust aufzustehen. Er war gefesselt in einer tiefen Unlust zu allem, es grenzte an Angst vor dem Alltag. Doch alles, worauf man diese Angst am Ende reduzieren konnte, was Marcin tief im Innern fühlte – war die Angst vor sich selbst.</text:p>
      <text:p text:style-name="P72"><text:span text:style-name="T221"><text:tab/>Er hätte nicht gedacht, dass Kenins Tod ihn so mitnehmen würde. Sie hatten ihre guten Zeiten gehabt, doch Marcin war nie sentimental gewesen, und Kenin war ihm schon zu lange im Weg gestanden. Doch wenn nicht einmal Kenin ihm hatte vertrauen können, würde das sonst je jemand können, </text:span><text:soft-page-break/><text:span text:style-name="T221">würde er sich jemals wieder </text:span><text:span text:style-name="T44">selbst</text:span><text:span text:style-name="T221"> vertrauen können? </text:span></text:p>
      <text:p text:style-name="P72"><text:span text:style-name="T221"><text:tab/></text:span><text:span text:style-name="T44">Genug davon jetzt. Ich muss mich wiederfinden, das Grübeln bringt mich auch nicht weiter. </text:span></text:p>
      <text:p text:style-name="P72"><text:span text:style-name="T44"><text:tab/></text:span><text:span text:style-name="T221">Und sich wiederfinden, das konnte er nur draußen. Immerhin war er jetzt seit drei Tagen Hauptmann des siebten Bezirks, und er musste sich endlich zeigen. Seine Männer waren schon verunsichert genug von dem Führungswechsel, wenn er noch länger Trübsal blies, würde am Ende noch jemand anders putschen, und dann wäre Kenins Tod umsonst gewesen. Ganz davon abgesehen, welche Arbeitsmoral sich so verbreitete, was für Gerüchte, und wozu eine Meute ehrbarer Diebe noch so imstande war, wenn man sie drei Tage allein ließ. </text:span></text:p>
      <text:p text:style-name="P73"><text:tab/>Die Füße aus dem Bett zu hieven war noch relativ einfach, sich aufzusetzen bekam er auch noch gut hin, für das aufstehen brauchte er schon mehr Willenskraft. Er riss sich am Riemen und zwang sich mit einem Ruck hoch.</text:p>
      <text:p text:style-name="P72"><text:span text:style-name="T221"><text:tab/></text:span><text:span text:style-name="T44">Na toll, ein Schwächeanfall, das war ja klar. Will mir mein Körper jetzt sagen, Hey, geh lieber wieder ins Bett, ist doch scheiße hier draußen? Fick dich, wenn ich nicht bald meine Gang unter Kontrolle kriege, bin ich in einer Woche tot.</text:span></text:p>
      <text:p text:style-name="P73"><text:tab/>Er zwang sich, stehen zu bleiben und machte ein paar Schritte, ein paar Kniebeugen, um wieder Blut durch seinen Körper fließen zu lassen. Die körperliche Betätigung tat ihm gut, er erinnerte sich an seine alten Instinkte. Er hatte seit drei Tagen niemanden mehr getötet. </text:p>
      <text:p text:style-name="P73"><text:tab/>Er suchte sich seine Klamotten aus den Ecken des unordentlichen Zimmers zusammen, und streifte sie sich über. Nur sein Mantel hing an seinem angestammten Platz. Der war ihm heilig. Den schwarzen Ledermantel wieder zu spüren, die Schwere auf den Schultern, erinnerte ihn daran, wer er war. Auch wenn er nicht mehr ganz heil war, Jeder Flicken zeugte davon, dass sein Träger sich auf ihn verlassen konnte. </text:p>
      <text:p text:style-name="P73"><text:tab/>Seine Waffen. Hundertfach hatten sie ihm gedient, wenn es nicht ausgereicht hatte, sich versteckt zu halten, zu manipulieren, auszuweichen und hinters Licht zu führen. In all den Jahren hatte er gelernt, meisterhaft mit seinen Klingen umzugehen. Er fragte sich nur, wie lange das noch ging – noch kam er klar mit all den Kämpfen, aber mit fortschreitendem Alter würde er bei dem nächsten vereitelteten Attentat bald mehr als nur einen Kratzer davontragen. </text:p>
      <text:p text:style-name="P73"><text:tab/>Er musste sich rechtzeitig aus der Schusslinie bringen – dafür war er ja auch erst kürzlich zum Hauptmann aufgestiegen. Und wenn Thorn tatsächlich einen sichereren Posten für ihn hatte, wo er vielleicht sogar aus seinem Dasein als ehrbarer Dieb herauskam, in dem er langfristig wohl nur den Tod finden würde...</text:p>
      <text:p text:style-name="P72"><text:span text:style-name="T221"><text:tab/></text:span><text:span text:style-name="T44">Stimmen.</text:span></text:p>
      <text:p text:style-name="P73"><text:tab/>Draußen vor seiner Zimmertür hörte er Stimmen. Wenn er seine Instinkte schon wieder auf Vordermann brachte, wollte er gleich mal hören, was dort denn gesprochen wurde.</text:p>
      <text:p text:style-name="P73"><text:tab/>„...auch wenn er jetzt drei Tage sein Zimmer nicht verlassen hat, wenn du darauf bestehst, kannst du ihn sicher sprechen... ob er antwortet, ist halt nicht sicher.“</text:p>
      <text:p text:style-name="P73"><text:tab/>„Das geht in Ordnung, Dania, wenn er hört, was ich zu sagen habe, wird er schon zuhören. Das wird ihm gefallen.“</text:p>
      <text:p text:style-name="P69"><text:tab/>Das müsste Thorn sein. Klingt zumindest nicht nach einer Bedrohung.</text:p>
      <text:p text:style-name="P73"><text:tab/>Marcin öffnete die Tür, um seine Besucher willkommen zu heißen. „Ihr redet über mich? Ich höre alles, immer. Das ist mein Job. Also werde ich dir auch zuhören, Thorn, keine Angst.“</text:p>
      <text:p text:style-name="P72"><text:span text:style-name="T221"><text:tab/></text:span><text:span text:style-name="T44">Endlich mal wieder ein </text:span><text:span text:style-name="T46">eindrucksvoller</text:span><text:span text:style-name="T44"> Auftritt.</text:span></text:p>
      <text:p text:style-name="P73"><text:tab/>Thorn sah nicht beeindruckt aus, er hatte ihn wohl in dem Aufzug erwartet und nicht als das Häufchen Elend, das er in den letzten Tagen gewesen war. Immerhin hatte er so seine vorrübergehende Schwäche nicht bemerkt. Aber er trug einen neuen Anzug, nicht mehr die Roben des Ordens... das ließ ihn gleich noch ein gutes Stück arroganter wirken.</text:p>
      <text:p text:style-name="P73"><text:tab/>„Ah, mein Lieblingsdieb. Die Ausbildung unserer eigenen Magier geht in die nächste Stufe. Ich habe uns einen weiteren Verbündeten besorgt, das weißt du vielleicht schon. Kannst du uns einen geheimen Raum zur Verfügung stellen, für ein Labor, und ein paar Wombats für Bor-Produktion? Dania und einer meiner Novizen werden wohl von Arghan Howls Leuten in magischen Künsten unterrichtet werden.“</text:p>
      <text:p text:style-name="P73"><text:tab/>„Cool, ich kann noch mehr über Magie lernen? Lustige Pülverchen? Ein bisschen Brocken fällt da doch auch sicher für mich ab, oder?“ jubelte Dania voller Vorfreude.</text:p>
      <text:p text:style-name="P73"><text:soft-page-break/><text:tab/>„Kommt darauf an, ob wir einen Raum für ein Labor finden, aber ich bin sicher, Marcins Organisation hat dafür genug Ressourcen. Marcin?“ Thorn sah ihn erwartungsvoll an.</text:p>
      <text:p text:style-name="P73"><text:tab/>Marcin holte tief Luft. „Okay, ich muss erstmal mein neues Amt etwas festigen und mir einen Überblick über die Kompetenzen verschaffen. Ich war bisher nicht für Brockenproduktion, Wombats und Küchen und so verantwortlich, aber ich rede gleich mal mit den Leutnants.“</text:p>
      <text:p text:style-name="P73"><text:tab/>„Ich wusste, du bist mein Mann!“ sagte Thorn herzlich. „Bald können wir mit der ernsthaften Arbeit anfangen.“</text:p>
      <text:p text:style-name="P73"><text:tab/>„Und darf ich fragen, wer dein Novize ist?“ fragte Marcin misstrauisch.</text:p>
      <text:p text:style-name="P73"><text:tab/>„Er hat noch nicht zugesagt, aber ich werde gleich losgehen und ihn überzeugen. Mach dir wenigstens darum keine Sorgen, kümmer dich einfach um deine Aufgaben.“ Thorns neumodische Anzugjacke flatterte im Wind, als er sich umdrehte und ging.</text:p>
      <text:p text:style-name="P73"/>
      <text:h text:style-name="Heading_20_1" text:outline-level="1"><text:bookmark-start text:name="__RefHeading__14006_2035619654"/>Varg – <text:span text:style-name="T295">wird von Thorn von Magie überzeugt</text:span><text:bookmark-end text:name="__RefHeading__14006_2035619654"/></text:h>
      <text:p text:style-name="P73"/>
      <text:p text:style-name="P73"><text:tab/>„Die Stadt wird bald einen erheblichen Aufschwung erfahren!“ verkündete Thorn erfreut. „Und du kannst dazu beitragen, wenn du willst!“</text:p>
      <text:p text:style-name="P73"><text:tab/>Thorn und Varg saßen wieder in ihrem Stammcafe. Varg war von Thorns neuem Anzug ziemlich beeindruckt, der stand ihm tatsächlich viel besser als die ranzige Inquisitorenrobe, die auch ihn erwartete, wenn er das Gewand der Novizen ablegen würde.</text:p>
      <text:p text:style-name="P73"><text:tab/>„Etwas dazu beitragen? Endlich etwas tun? Das wäre mal was anderes, als nur in der Schule zu sitzen, wo sich alle nur für die Vergangenheit interessieren. Was hast du denn im Auge?“ Varg brannte darauf, zu hören, was sein Mentor mit seiner freien Zeit so anstellte – er hatte nicht viel Ahnung, wie das Leben außerhalb des Ordens war.</text:p>
      <text:p text:style-name="P73"><text:tab/>„Ich bin nicht untätig gewesen seit unserem letzten Treffen. Ich habe begonnen, ein paar Agenten um mich zu versammeln, Verbündete, mithilfe derer wir das Elend der Armen in Lagon ausmerzen können... sie selbst haben das oft am eigenen Leib erfahren müssen, und brennen darauf, mir zu helfen, die nötige Macht zu erlangen, um endlich in dieser Stadt etwas verändern zu können.“</text:p>
      <text:p text:style-name="P73"><text:tab/>„Das ist hervorragend! Schön zu hören, dass es außerhalb dieser Blase, in der ich lebe, noch tatkräftige Leute gibt. Was sind denn das für 'Verbündete', von denen du sprichst?“ Varg war gespannt auf seine künftigen Mitstreiter.</text:p>
      <text:p text:style-name="P73"><text:tab/>„Nun – es sind definitiv Leute, wie du sie bisher eher selten getroffen hast. Aber wenn wir den Schwachen helfen wollen, müssen wir auch mit den Schwachen zusammen kämpfen! Und ich habe einige neue Perspektiven auf das Leben bekommen, wie sie im Orden, in dieser Schule der alten Schriften und vertrockneten Lehren, nie vermittelt werden. Ich habe das Leben dort draußen jetzt auch gesehen, und mit Dieben, Huren, Ausbeutern und Mördern gesprochen – sogar mit Magiern. Und jeder von ihnen hat letztendlich eine so vollkommen eigene Sicht auf sein Leben, sein persönliches Überleben; ein Dieb stiehlt ja nicht, weil er jemandem etwas böses will. Er stiehlt, damit er selbst eine Chance hat, in diesem Dschungel zu überleben. Das Leid produziert das Böse: obwohl das Böse nicht einmal böse sein will. Deswegen ist es auch legitim, mit ihnen zusammen gegen das Leid zu kämpfen.“</text:p>
      <text:p text:style-name="P73"><text:tab/>Varg staunte über die Dimensionen, in denen sein Mentor sprach. <text:span text:style-name="T1">Das Böse ist doch schuld an dem Leid, oder nicht?</text:span> „Aber der reine Kampf geht doch nur von guter Seele aus! Nur die reine Flamme kann das Böse vernichten, auf dass aus der Asche neues, gutes entsteht!“</text:p>
      <text:p text:style-name="P73"><text:tab/>Thorn seufzte. „Varg, aber wovon ich spreche, sind Menschen, die nie die freie Wahl hatten, böse oder gut zu sein! Marcin zum Beispiel, ich habe mit ihm zusammengearbeitet, ist ein ehrbarer Dieb. Und er ist einer geworden, weil er sonst als kleiner Junge jämmerlich verhungert wäre. Leute, die aus freien Stücken einfach nur viel Geld machen wollen, und dafür diese Armut produzieren, sind viel boshafter. Denn die haben es sich ausgesucht, und produzieren letztendlich viel mehr Leid als Diebe, die bei all ihren Verbrechen zu ihren Gefallen und Ehrenschulden stehen. So gibt Marcin seine ergaunerten Flammlinge auch an die Armen ab, wenn sie ihm im Gegenzug ein paar Informationen über die Vorgänge in dieser Stadt verschaffen. Und mit diesen kann er wiederum uns dabei hel<text:soft-page-break/>fen, die Position zu erlangen, mit denen wir den Armen langfristig helfen können! Durch dieses System sorgen seine bösen Taten am Ende sogar dafür, dass wir Gutes tun können. Das erzählen sie einem in der Schule natürlich nicht. Denn wer bestimmt die Lehrpläne? Die korruptesten Inquisitoren, die sich entsprechend an die Spitze geschachert haben! Und die werden von den bestohlenen bezahlt. Natürlich erzählen sie dir, dass auch Ehrbare Diebe böse sind.“</text:p>
      <text:p text:style-name="P73"><text:tab/>Varg war beeindruckt. Das war tatsächlich mehr, als ihm im Orden erzählt hätten. Und nicht nur das – es war auch so viel sinnvolleres Wissen, handfester, näher an der Realität. Er brauchte keine theologischen Abhandlungen darüber, warum die Anhänger Q'holis böse waren und einem toten Gott huldigten. Er wollte wissen, wie er Lagon besser machen konnte, wen er reinigen sollte und wen nicht.</text:p>
      <text:p text:style-name="P73"><text:tab/>„Eine andere, die schon viel geholfen hat, unsere Sache voranzubringen, ist Dania, eine Hure, die vom Brockenfluch heimgesucht wird. Ohne Familie musste sie das einzige Auskommen wählen, dass einer Frau aus dem siebten Bezirk noch bleibt, und um dieses Elend ertragen zu können, ist sie dem Brocken verfallen, was man nicht mehr so einfach loswird. Doch sie strengt sich an, dort herauszukommen, indem sie für uns arbeitet, als einen Weg, ihre Schuld zu bereinigen, und einen sauberen Lebensunterhalt zu verdienen. Sie hat bereits einen skrupellosen Verbrecher gereinigt, der diese Stadt mit seinem Brockenhandel nur weiter in den Abgrund führen wollte.“</text:p>
      <text:p text:style-name="P73"><text:tab/>„Das klingt ja nach einer armen Seele, die endlich ihr Schicksal in die Hand nehmen will, auch noch im Dienste des Rechts! Und das, obwohl sie eine Frau ist.“ Varg war gespannt auf diese Dame des Glaubens.</text:p>
      <text:p text:style-name="P73"><text:tab/>„Naja, sie würde nie zugeben, dass sie eigentlich eine gute Seele hat, sie ist da sehr bescheiden. Seit ihrer Zeit als Prostituierte offenbart sie ihr inneres nicht gern. Aber mit ihr wirst du hauptsächlich zusammenarbeiten. Ihr beide seid für unsere Außenaktionen verantwortlich, ihr dürft hinaus in die Welt und Informationen sammeln, Wissen retten und unsere Feinde vernichten. Und zu eurem Glück haben wir euch einen großen Vorteil im Außeneinsatz verschafft, damit ihr diese großen Aufgaben zu zweit bewältigen könnt: wir haben euch Bor aufgetrieben! Außerdem in Formeln und Mischverhältnissen, in denen ihr es gefahrlos für Unschuldige einsetzen könnt, und wir besorgen euch gerade einen Lehrer, der euch einen sicheren Umgang damit beibringen kann, so dass wir diese Waffe für uns einsetzen können, ohne J'zharrs Zorn zu erregen.“</text:p>
      <text:p text:style-name="P73"><text:tab/>„Magie!? Darauf hast du dich eingelassen!? Das ist doch vom Teufel!! Magie ist schuld, dass J'zharr in tausend Splitter zerbrach!!“</text:p>
      <text:p text:style-name="P73"><text:tab/>„Wer hat das gesagt? Inquisitor Orfan im Mythologie-Unterricht? Nun er hat sicher auch gesagt, dass Magie auch schuld daran war, dass Q'holi in Tausend Splitter zerbrach. Und wir können mit seinen Splittern J'zharrs Willen noch ausführen. Magie hat den grausamen Krieg der Götter beendet. Magie ist gar nicht so schlecht, oder?“</text:p>
      <text:p text:style-name="P73"><text:tab/>Varg grummelte zustimmend.</text:p>
      <text:p text:style-name="P73"><text:tab/>„Nicht nur das: Magie kann noch erheblich mehr. Hast du dir einmal die Formeln durchgelesen, die wir damals in dem Labor konfisziert haben? Davon waren vielleicht zwanzig Prozent für irgendeinen bösen Zweck zu missbrauchen – aber die meisten waren tatsächlich entwickelt worden, um den Menschen zu helfen, mehr Sicherheit zu schaffen, gegen den Hunger, für ruhigen Schlaf auch ohne Dach über dem Kopf, für industrielle Anwendung... Magie kann das wunderbare Mittel des Fortschritts gegen das Leid sein. Wie ein Messer ist Magie weder gut noch böse: ein Messer kann töten, klar, aber mit einem Messer kann man auch Kranke operieren, Abszesse beseitigen, einfach nur einen Kuchen schneiden. Lass es uns doch benutzen, um das Krebsgeschwür der Korruption aus dieser Stadt zu schneiden!“</text:p>
      <text:p text:style-name="P73"><text:tab/><text:span text:style-name="T1">Das klingt wirklich gut,</text:span> dachte Varg.<text:span text:style-name="T1"> Immerhin hängt mir auch schon zum Hals heraus, was sie mir im Orden ständig erzählen. Und diese Stadt hat eine Kur dringend nötig, vielleicht ist Bor ja das Mittel, das Lagon braucht.</text:span></text:p>
      <text:p text:style-name="P73"><text:tab/>„Okay“, sagte er, „ich mache mit. Wenn wir Bor tatsächlich nur zum <text:span text:style-name="T279">G</text:span>uten einsetzen, bin ich bereit, für dich zu kämpfen.“</text:p>
      <text:p text:style-name="P73"><text:tab/>„Prima! Ich bin froh, dich dabei zu haben. Deine Anwesenheit wird mir genug Rückgrat geben, dass ich in der Gegenwart der Schwachen nicht auch schwach werde und unsere Ideale nicht vergesse.“</text:p>
      <text:p text:style-name="P73"><text:soft-page-break/></text:p>
      <text:h text:style-name="Heading_20_1" text:outline-level="1"><text:bookmark-start text:name="__RefHeading__14008_2035619654"/>Joran – <text:span text:style-name="T295">wird von Arghan zur Ausbildung Danias und Vargs gebracht</text:span><text:bookmark-end text:name="__RefHeading__14008_2035619654"/></text:h>
      <text:p text:style-name="P73"/>
      <text:p text:style-name="P73"><text:tab/>Er war schon wieder über seinen Skizzen eingeschlafen. Alles was er noch wusste, war, dass er über einem Luftschiff gegrübelt hatte... aber ihm absolut keine Möglichkeit für den Antrieb eingefallen war. </text:p>
      <text:p text:style-name="P73"><text:tab/>Im Anschluss hatte er von riesigen Luftschiffen geträumt, die vom Himmel fielen, weil sie gar keinen Treibstoff hatten, und fies guckenden Inquisitoren, die sie auffingen und in Flammen aufgingen. Danach wurde er von Flammen gejagt, und er wollte sie ersticken, doch er hatte sein Feuerlösch-Bor nicht mehr, das hatten die Inquisitoren beschlagnahmt. Doch die Inquisitoren lüfteten ihre Roben, und darunter waren sie Frauen, wie er sie sich immer gewünscht hatte, bar jeder Verhüllung, die seine Fantasie eingeschränkt hätte, und er war gefangen im Blick auf diese wunderhaften Wesen, während Luftschiffe aller Art um ihn herum auf den Boden aufprallten. Da schoss ein gigantischer Baum aus dem Boden, der süß duftete und alles um ihn herum verzauberte. Die Inquisitorinnen wandten sich verzückt dem gigantischen Stamm zu und fingen an, ihn überall zu berühren, eine streckte sogar ihre Zunge heraus und leckte an ihm, während Joran nichts blieb, als von außen zuzuschauen. Doch der Baum verwelkte, wie alle Natur verwelkt, und Joran baute einen neuen Baum, aus Stahl, der Früchte aus Flammen und Dampf trug. Der Pollenstaub war reinstes Bor und schwängerte die Luft mit Macht und Energie. Joran fühlte sich so frei wie nie, dieser Baum würde nie verwelken. </text:p>
      <text:p text:style-name="P73"><text:tab/>Doch die liebreizenden Inquisitorinnen wandten sich ab von seinem mächtigen stählernen Stamm.</text:p>
      <text:p text:style-name="P73"><text:tab/>„Er fühlt sich so kalt an!“ jammerte eine und einer anderen fror die Zunge fest, sodass sie an dem Baum kleben blieb. Doch sein mächtiger Baum wuchs und wuchs, und Joran saß auf seinem Wipfel und ließ sich in unendliche Weiten den Himmel hinauftragen. Als es zu regnen anfing, war er bereits über den Wolken, und eines Tages fand er auf der höchsten Wolke, wo bereits kein Dampf mehr existieren konnte, ein Luftschiff liegen, nur auf einen Fahrer wartend, der es weit und frei durch die Lüfte steuerte. Und er stieg ab von dem Baum, der seinen Zweck erfüllt hatte und trat auf die Wolke, betrat das Luftschiff durch eine Luke und betätigte die Armaturen, auf dass es startete. Und es begann zu ruckeln und zu zuckeln und zu zucken und zu rucken, und dann </text:p>
      <text:p text:style-name="P73"><text:tab/>zerrte Arghan an ihm und rüttelte ihn an den Schultern, sodass er unsanft erwachte. </text:p>
      <text:p text:style-name="P73"><text:tab/>„Du bist mir ein wahrer Erfinder! Dass du sogar noch über deiner Arbeit einschläfst, diese Moral würde ich mir von allen meinen Angestellten wünschen, Joran, sehr gut! Aber ich kann dir jetzt keine Zeit lassen, zu dir zu kommen, wir haben einiges zu erledigen, und das wird dir besser gefallen als die schnöde Mechanik! Wahre, komplizierte Aufgaben warten auf dich, wir haben einen Krieg zu gewinnen! Und du bist unser Genie an der magischen Front. Wir haben ein neues Labor organisiert!“</text:p>
      <text:p text:style-name="P73"><text:tab/>Joran blinzelte verwirrt. Er war offensichtlich vollständig bekleidet eingeschlafen, das ersparte ihm zumindest die Unannehmlichkeit, in Unterwäsche vor seinem Boss zu stehen, vor allem wegen besagtem Stamm, der sich unbequem regte und seine Hose leicht ausbeulte. Verworrene Gedanken schwirrten durch sein Hirn, Inquisitorinnen hämmerten gegen seinen Schädel, und sein Geist brauchte eine Weile, um hinter den Sinn von Arghans Redeschwall zu kommen. </text:p>
      <text:p text:style-name="P73"><text:tab/>„Was sagst du? Labor? Krieg? Mister Arghan, glaubst du, ein Krieg ist eine gute Idee? Gegen wen überhaupt?“</text:p>
      <text:p text:style-name="P73"><text:tab/>Howl beruhigte sich ein wenig und lächelte nachsichtig. „Joran, hast du nicht immer davon geträumt, frei mit Bor zu forschen und zu erfinden, sodass du der Menschheit endlich gescheit helfen kannst? Dieses Recht wollen wir uns nehmen! Der Orden tut uns völlig unverständlicherweise aufgrund von ein paar Dogmen eines toten Gottes die Verwendung von Bor zu verbieten... und wir wollen dieses Verbot aufheben, damit unser Unternehmen endlich den gewaltigen Sprung nach vorn machen kann, auf den wir seit Jahren warten! Keine Sorge, das wird kein offener Krieg, wir wollen unser Ziel auf politischem Weg erreichen. Nur damit wir auf diesem Weg erfolgreich sind, müssen <text:soft-page-break/>wir unter Umständen etwas nachhelfen... wir können nicht länger hinnehmen, dass der Orden, mit seinen paramilitärischen Inquisitoren, so ein Machtmonopol in dieser Stadt hat. Du weißt ja, durch meinen Sitz im Rat kriege ich regelmäßig mit, wie Ratsinquisitor Callen die Politik hier in der Hand hat. Wer ihnen nicht in den Kram passt, wird wegen irgendeines fadenscheinigen Verbrechens angeklagt und gereinigt. Da muss man endlich etwas dagegen setzen! Der Orden terrorisiert diese Stadt!“</text:p>
      <text:p text:style-name="P73"><text:tab/>Joran fand es ein bisschen früh am morgen für politische Gespräche, doch er konnte nicht umhin, Howl recht zu geben. Er hatte die Folter des Ordens ja auch schon am eigenen Leib erfahren müssen, auch wenn Howl das nicht wusste.</text:p>
      <text:p text:style-name="P73"><text:tab/>„Und deswegen brauche ich deine Künste als Magier. Du musst zwei unserer Leute im Umgang mit Bor ausbilden – mache sie zu Attentätern im Dienste der Wissenschaft! Wir bekämpfen den Terrorismus des Ordens mit unseren eigenen Waffen. Die haben die Splitter ihres toten Gottes, und wir haben die Essenz des Lebens – Bor!“</text:p>
      <text:p text:style-name="P73"><text:tab/>„Ich soll... Mörder ausbilden?“</text:p>
      <text:p text:style-name="P73"><text:tab/>„Joran, verstehst du nicht? Das ist der einzige Weg, wie du es noch erleben kannst, dass die Menschen in Lagon Bor-Erfindungen im Alltag nutzen können! Und dass sie nicht mehr in ständiger Angst leben müssen, gereinigt zu werden, nur weil sie den skurrilen moralischen Anforderungen eines Haufens verbitterter alter Kastraten nicht genügen. Du hast die Möglichkeit, so eine Welt zu schaffen! Muss ich dich zweimal bitten?“</text:p>
      <text:p text:style-name="P73"><text:tab/>Die Vision einer solchen Welt war allerdings eine Idee, die Joran mehr als teilte. Er hatte die Kerker des Ordens und ihre Methoden ja bereits erlebt, und sah, wie dringend eine Veränderung nötig war. Der Orden ließ die gesamte Stadt im Winterschlaf vor sich hinsiechen, obwohl der Fortschritt problemlos in der Lage war, Lagons soziale Probleme zu lösen.</text:p>
      <text:p text:style-name="P73"><text:tab/>„Nicht die Armut ist die Krankheit, Joran, der Orden ist es! Und du bist ein ziemlich guter Chirurg. Lass und diesen Tumor aus Lagon herausoperieren! Wir bekämpfen Feuer mit Feuer, oder zumindest Flamme mit Wissenschaft. Für eine bessere Zukunft.“</text:p>
      <text:p text:style-name="P72"><text:span text:style-name="T221"><text:tab/></text:span><text:span text:style-name="T44">Ich habe immer noch ein etwas mulmiges Gefühl, </text:span><text:span text:style-name="T221">dachte Joran. </text:span><text:span text:style-name="T44">Doch dass Fortschritt bei manchen Menschen ein mulmiges Gefühl auslöst, habe ich ja schon öfter erlebt. Vielleicht bin ich ja jetzt an der Reihe. Und nur wegen ein paar mulmigen Gefühlen will ich dem Fortschritt nicht im Weg stehen. Ich bin ja auch nur ein Mensch, mit Naturen, die es zu überwinden gilt, wenn sie dem ganzen schaden.</text:span></text:p>
      <text:p text:style-name="P73"><text:tab/>„In Ordnung, Mister Arghan, ich bin dabei bei eurem Labor. Ich freue mich schon darauf, weiterzuforschen! Auch wenn es etwas dauern wird, bis wir wieder auf dem Stand der Forschung sind, auf dem wir waren, als das Labor hochgenommen wurde... aber ein paar Sachen habe ich noch im Kopf, gebt mir ein paar Wochen.“</text:p>
      <text:p text:style-name="P73"><text:tab/>„Das wird nicht nötig sein, Joran... ein paar Köpfe im Orden haben sich nämlich entschieden, dass ihnen die Linie des Ordens auch zu radikal ist; sämtliche Formeln, Notizen und Aufzeichnungen sind erhalten geblieben und wieder in unseren Händen! Du kannst fast schon auf der Stelle weitermachen!“</text:p>
      <text:p text:style-name="P73"/>
      <text:h text:style-name="Heading_20_1" text:outline-level="1"><text:bookmark-start text:name="__RefHeading__14010_2035619654"/>Thorn – <text:span text:style-name="T295">reflektiert über seine Verlogenheit und Pläne</text:span><text:bookmark-end text:name="__RefHeading__14010_2035619654"/></text:h>
      <text:p text:style-name="P73"/>
      <text:p text:style-name="P73"><text:tab/>Thorn war ziemlich nah an dem Gefühl, dass normale Menschen triumphales Glücksgefühl nennen. Nur mit dem gewissen fatalistischen Touch, der alles trübt, wenn man vierundzwanzig Stunden am Tag versuchen muss, den eigenen Lügen nicht zu sehr zu glauben. </text:p>
      <text:p text:style-name="P72"><text:span text:style-name="T221"><text:tab/></text:span><text:span text:style-name="T44">Verdammter Idealismus,</text:span><text:span text:style-name="T221"> dachte er. </text:span><text:span text:style-name="T44">Aber nur solange Menschen wie Varg mir so etwas abnehmen, kann ich ihnen ihre verdammte Aufgabe näher bringen. </text:span><text:span text:style-name="T221">Fluchen war ein guter Weg, um nicht in die Illusion zu verfallen, dass er tatsächlich einen besseren Ort aus Lagon machen wollte. Zu viel gute-Seele-tun verwirrt einem die Sinne; und wie sollte er seine Pläne verwirklichen, wenn er anfing, sich tatsächlich so sehr mit moralischen Fragen zu plagen, wie seine Schützlinge. </text:span></text:p>
      <text:p text:style-name="P72"><text:span text:style-name="T221"><text:tab/></text:span><text:span text:style-name="T44">Amüsant, wie Varg, Dania, sogar Arghan sich irgendwo an ihre Ideale klammern. Schwächere </text:span><text:soft-page-break/><text:span text:style-name="T44">Geister brauchen das wohl, um nicht den Verstand zu verlieren.</text:span><text:span text:style-name="T221"> Er konnte sich das aber nicht leisten. Um überzeugend zu lügen, muss man das, was man sagt, zu Hundert Prozent glauben – und zwar genau so lange, wie man es sagt. Er musste jedoch zwischen zu vielen verschiedenen Lügen hin- und herwechseln – wenn er etwas nur eine Sekunde länger glaubte, als er es brauchte, um seine Leute zu überzeugen, lief er Gefahr, darüber seinen eigentlichen Plan zu vergessen. </text:span></text:p>
      <text:p text:style-name="P73"><text:tab/>Doch jetzt liefen die Geschehnisse langsam an, die Überzeugungsarbeit war fürs erste getan. Endlich ging es ans Eingemachte. Das Labor wurde eingerichtet. Marcin hatte eine Hütte im abgelegenen elften Bezirk organisiert, wo die Miliz nie vorbeischaute, es nicht einmal Ehrbare Diebe gab und ein einsamer braver Inquisitor, der wegen zuviel Idealismus in dieses Loch versetzt wurde, ein bisschen predigend sein Dasein fristete – beste Vorraussetzungen für ein Geheimlabor, die Hinterwäldler, die dort von ihrer Schweinezucht lebten, hätten selbst wenn sie in das Labor hineingeschaut hätten, keine Ahnung gehabt, womit sie es zu tun hätten. Der Bildungsstandart lief hier auf nichts als das bisschen hinaus, das man für Landwirtschaft brauchte, diese rückständigen Idioten waren nichtmal für Verbrechen zu gebrauchen.</text:p>
      <text:p text:style-name="P73"><text:tab/><text:span text:style-name="T1">Umso bessere Bedingungen für uns,</text:span> dachte Thorn. </text:p>
      <text:p text:style-name="P73"/>
      <text:h text:style-name="Heading_20_1" text:outline-level="1"><text:bookmark-start text:name="__RefHeading__14012_2035619654"/>Dania – <text:span text:style-name="T295">wacht auf Brocken im Labor auf</text:span><text:bookmark-end text:name="__RefHeading__14012_2035619654"/></text:h>
      <text:p text:style-name="P72"/>
      <text:p text:style-name="P73"><text:tab/>Sie saß vollkommen mit sich und der Welt im Einklang in einer Ecke. Das verwunderte sie auch nicht weiter, sie verwunderte gar nichts, immerhin war sie mit sich selbst und der Welt im Einklang. Da hatte sie doch eine harmlose Ecke nicht zu beachten.</text:p>
      <text:p text:style-name="P73"><text:tab/>Zum ersten Mal seit langer Zeit fühlte sie sich... das war schwer zu sagen, Dania kannte dieses Gefühl nicht. Für ein verlorenes Mädchen des siebten Bezirks blieben auch nicht allzu viele Metaphern übrig, um Reinheit und Unschuld zu beschreiben. Einem verlorenen Mädchen des siebten Bezirks blieb nicht viel übrig, als auf Konzepte wie Reinheit und Unschuld vollkommen zu verzichten – ums überleben Willen.</text:p>
      <text:p text:style-name="P73"><text:tab/>Sie fühlte sich satt (und high natürlich), aufgehoben und rundum wohl. Sie hatte in den letzten Wochen sogar genug Schlaf abgekriegt. Und ein Gefühl genoss sie ganz besonders – es war ungewohnt <text:span text:style-name="T1">trocken</text:span> zwischen ihren Schenkeln. </text:p>
      <text:p text:style-name="P73"><text:tab/><text:span text:style-name="T1">Unklebrig, </text:span>dachte sie,<text:span text:style-name="T1"> und trotzdem satt. So fühlt sich wohl eine fabrikneue Packung Hoover Beans. </text:span>Einem Mädchen des siebten Bezirks bl<text:span text:style-name="T321">ie</text:span>ben wahrlich nicht viele Metaphern.</text:p>
      <text:p text:style-name="P73"><text:tab/>Ihr war am Rande ein wenig bewusst, dass das Brocken ihr wohl einfach einen Schub an Selbstbewusstsein gab, und sie sich toll fühlte, weil sie sich toll fühlen wollte... doch dieses Gefühl ging viel tiefer. </text:p>
      <text:p text:style-name="P73"><text:tab/>Als sie an sich herunterblickte, merkte sie, dass ihre Kleider sich vor ihren Augen verwandelten. Sie war vollkommen verblüfft, aber dann erinnerte sie sich an ihr magisches Talent, Brockenauswirkungen zu steuern. Sie trug zwar keine Lumpen (das musste sich eine Hure leisten können), doch mehr als eine einzige Garnitur Klamotten hatte sie nie besessen, und die war schon immer steif und grau vor Dreck gewesen – es war ein viel zu kurzes Kleid und oberschenkellange Strümpfe, die es irgendwie schafften, sehr durchsichtig, aber trotzdem sehr warm zu sein. Auch die Strümpfe hatten eine undefinierbare Farbe. </text:p>
      <text:p text:style-name="P73"><text:tab/>Sie hatte sie am Anfang ihrer Karriere <text:span text:style-name="T1">gefunden</text:span>, das war etwa zwei Wochen, nachdem sie ein sehr gruseliger und grausamer Mann mitten auf der Straße in eine Nische gezerrt hatte, vergewaltigte und dem heulenden und zitternden kleinen Mädchen anschließend gleich sieben Flammlinge auf einmal in die Unterhose stopfte. Dania hatte diese ersten grauenvollen Momente in den Fängen der Lohnarbeit nie vergessen – doch ihr Vater hatte ihr erklärt, dass das nur eine ehrliche Art für Frauen sei, Geld zu verdienen, und tatsächlich nicht alles von ihrem Lohn versoffen, er hatte sich sogar bereit erklärt, ihr etwas darüber beizubringen, sehr uneigennützig. </text:p>
      <text:p text:style-name="P73"><text:tab/>Jedenfalls, zwei Wochen nach diesem Erlebnis stolperte sie in einer der vielen hinteren Gassen, in denen sie damals herumstrolchte, wenn ihr die Unterrichtsversuche ihres Vaters zu viel wurden, über eine tote Kollegin (sie hatte wohl eine Überdosis gehabt), deren Kleidung viel besser zu ihrer <text:soft-page-break/>neuen Berufung passte als die Lumpen, die sie ihre Kindheit über getragen hatte; sie waren ihr zwar viel zu groß, aber einige der Männer schien das ziemlich anzuziehen, und so konnte sie sich über Wasser halten, und ihren Vater über seinem Alkoholpegel. Als sie dann etwa drei Monate später ihre erste Regel bekam, hatte sie sich bereits an ihren neuen Job gewöhnt.</text:p>
      <text:p text:style-name="P73"><text:tab/>Diese Erinnerungen schmerzten nicht mehr, wenn Dania auf Brocken war. Außerdem hatte sie gerade einen wirklich guten Tag. Und sie war vollkommen davon abgelenkt, was mit ihrem Kleid passierte: das Graubraune vollkommen harte Stück „Stoff“, dass sie am Körper trug, änderte sein Farbe. Eine Welle ging durch das Kleid, sie bewegte sie von oben, von ihrem Kopf aus, in Richtung ihrer Füße (naja, in Richtung Knie) – und überall, wo die Welle durch den Stoff gefahren war, schwebten graubraune Schwaden, Nebelschwaden, sie trieben von ihrem Kleid weg, und verdunsteten nach einer Weile in der Luft. Was übrig blieb, war ein wundervolles, blitzsauberes, dunkelgrünes Kleid aus gar nicht so schlechtem Stoff. Und als sie es anfasste, fühlte es sich plötzlich viel weicher an, als es je gewesen war – anscheinend bestand es aus <text:span text:style-name="T1">Leinen</text:span>. Dania war fasziniert. Sie hatte Jahrelang solch ein schönes Kleid angehabt, und es erst jetzt gemerkt?</text:p>
      <text:p text:style-name="P73"><text:tab/>Sie sprach ein kurzes Dankgebet an J'zharr, dass es Brocken gab, und dass sie die Möglichkeit hatte, Reinheit auch einmal zu erfahren. Ihr fiel gar nicht auf, dass das theologisch nicht besonders korrekt war. Doch der einzige, der ihr je etwas über Theologie beigebracht hatte (Theologie auch nur im weitesten Sinne des Wortes), war ihr Vater gewesen, als er gesagt hatte: „Du musst wie eine Flamme sein. Stell dir vor, du musst den Mann vor dir mit deinem Feuer erfüllen – ach was, mit J'zharrs gottverdammter heiliger Flamme!! Strecke deine Brust noch ein bisschen raus, oh ja, genau so, und guck noch ein bisschen heiliger!“</text:p>
      <text:p text:style-name="P73"><text:tab/>Diese Erinnerungen begannen, etwas wehzutun, und sie merkte, dass sie wohl langsam herunterkam. Sie begann sich schnell einzureden, dass es jetzt gut sei, und dass sie ja jetzt ein neues Leben anfange – mit etwas Glück (und Thorn<text:span text:style-name="T321">s Hilfe</text:span>) musste sie nie wieder so arbeiten. </text:p>
      <text:p text:style-name="P73"><text:tab/>Sie dachte lieber wieder an Kenin oder an Gabor, und die Macht, die sie gespürt hatte. Die Macht, die sie plötzlich gehabt hatte, und dass sie kein harmloser Spielball dieses Universums mehr war. Sie überprüfte noch einmal die Klinge zwischen ihren Beinen (die trug sie seitdem immer mit sich) und fühlte sich gleich viel sicherer. Sie war doch mit sich übereingekommen, dass sie ihren Vater nicht mehr brauchte, und dass es eine gute Entscheidung für ihr Leben gewesen war, ihn zu verlassen. </text:p>
      <text:p text:style-name="P73"><text:tab/><text:span text:style-name="T1">Soll er sich doch sein eigenes Geld erficken</text:span>, dachte sie. <text:span text:style-name="T1">Ich werde das jedenfalls nicht mehr tun. Nicht mal mehr für mich selbst – ich ermorde es mir ab jetzt! </text:span></text:p>
      <text:p text:style-name="P73"><text:tab/>Drei Wochen waren seit dem Mord an Kenin vergangen. Sie hatte seitdem nicht mehr arbeiten müssen, Marcin hatte sie bei sich wohnen lassen, und ihr sogar eine tägliche Dosis Brocken bereitgestellt. </text:p>
      <text:p text:style-name="P73"><text:tab/>Jetzt, wo die Wirkung nachließ, begann sie erst, sich zu fragen, wo sie eigentlich war, Ecke reichte ihr nicht mehr als präzise Ortsbeschreibung aus. Sie sah sich ein wenig in dem Raum um – in Marcins Versteck war sie jedenfalls auch nicht, sie erinnerte sich dunkel, dass Marcin sie in irgendeinem Drogenrausch wohl mal mitgeschleift und in eine Kutsche gesetzt hatte. Sie wusste allerdings nicht mehr, wie lang sie gefahren waren. War sie vielleicht nicht einmal mehr im siebten Bezirk?</text:p>
      <text:p text:style-name="P73"><text:tab/>Der Raum sah allgemein ziemlich seltsam aus. Er war rechteckig, und zwar ziemlich exakt. Nicht diese ungenaue „Hauptsache eine Wand steht da und es regnet nicht rein“-Bauweise, die sie aus dem siebten Bezirk so kannte, wo eine Wand gut und gerne in vier verschiedene Richtungen gehen konnte, und mit irgendwelchen Beulen versehen war. Er hatte auch keine Tür; nur eine Falltür an der Decke, mit einer kleinen Leiter, die nach oben führte. An einer Wand hing eine große Tafel, sie kannte das noch, weil sie einmal aus versehen in die Schule gegangen war. An den restlichen Wänden standen Tische voller rätselhafter Instrumente, irgendwelche Glaskolben mit Flüssigkeiten, die sie lieber nicht zu genau kennen wollte. Und in der Ecke stand ein Käfig mit dem süßesten kleinen haarigen Wesen, das ihr je untergekommen war.</text:p>
      <text:p text:style-name="P73"><text:tab/>Dania wusste sofort, dass es ein Wombat war, auch wenn sie noch nie einem begegnet war. Dieser Ort war offensichtlich ein Labor, und niemand würde andere Tiere in Laboren halten, jedenfalls machte das für Dania keinen Sinn. Wofür sollte man ein Labor betreiben, wenn nicht, um Brocken herzustellen? </text:p>
      <text:p text:style-name="P73"><text:soft-page-break/><text:tab/>Dann klopfte es an der Decke.</text:p>
      <text:p text:style-name="P73"/>
      <text:h text:style-name="Heading_20_1" text:outline-level="1"><text:bookmark-start text:name="__RefHeading__14014_2035619654"/>Joran – <text:span text:style-name="T295">reist in den elften Bezirk und lernt Dania kennen</text:span><text:bookmark-end text:name="__RefHeading__14014_2035619654"/></text:h>
      <text:p text:style-name="P72"/>
      <text:p text:style-name="P73"><text:tab/>Was auch immer die sich gedacht hatten, das Labor in den <text:span text:style-name="T1">elften </text:span>Bezirk zu stellen, eine geruhsame Anreise hatten sie auf jeden Fall nicht im Sinn gehabt. Der Kutschenfahrer hatte ihn sehr seltsam angeschaut, als Joran ihm befahl, ihn in den elften Bezirk zu fahren, doch die freiberuflichen Kutschenfahrer Lagons hatten sich darauf spezialisiert, keine Fragen zu stellen und ein sehr schlechtes Gedächtnis zu haben, wenn es um etwas anderes als Straßen und Orte ging. So konnte Joran sich in Ruhe mental darauf vorbereiten, was im Labor wohl auf ihn wartete. Soweit das während einer Kutschfahrt in Lagon möglich war. </text:p>
      <text:p text:style-name="P73"><text:tab/>Im fünften Bezirk, wo Joran wohnte, mit seinen ausgebauten Straßen und Infrastruktur, deren Ausbau von den Großindustriellen selbst in die Hand genommen wurde, war die Fahrt ja noch vergleichsweise angenehm, doch der elfte Bezirk lag am völlig anderen Ende der Stadt, und viel rückständiger als diese hinterwäldlerischen Schweinehirten dort ging es kaum. Auch die Slums, durch die er musste, als er durch die urbane Stadtmitte fuhr, hatten nur ziemlich schmutzige Gassen, und ab und zu musste der Fahrer aussteigen um den ein oder anderen Körper aus dem Weg zu räumen, und das waren nicht alles Schnapsleichen. </text:p>
      <text:p text:style-name="P73"><text:tab/>Als sie jedoch in die weniger dicht besiedelten Gebiete des elften Bezirks kamen, war meistens nicht mal mehr eine Straße zu erkennen, und sie mussten sich durch die vollkommen löchrigen Pfade zwischen Viehweiden, Feldern und brüchigen Hütten durchkämpfen. Joran hatte einige Maschinen zur Landwirtschaft entworfen, doch er sah zu seiner Verwunderung kaum eine im Einsatz, obwohl das hier doch der landwirtschaftliche Bezirk war. Anscheinend verkaufte Arghan die Maschinen zu teuer, als dass diese Leute sie sich hätten leisten können. Joran fluchte. </text:p>
      <text:p text:style-name="P73"><text:tab/>Irgendwann hörten sogar die Häuser auf und es gab nur noch Felder, und in der Ferne ein paar Häuser, die sogar etwas besser aussahen. Auf den Feldern sah Joran sogar ein paar vergleichsweise junge Leute mit ein paar seiner eigenen Maschinen arbeiten, was ihn sofort zum lächeln brachte. Sie trugen allerdings auch Arbeiteruniformen, die sie als Angestellte von Howl Industries auswiesen. Die kleine Häusersiedlung schien also Arghans eigene landwirtschaftliche Nahrungsförderungssiedlung zu sein. </text:p>
      <text:p text:style-name="P73"><text:tab/>Joran sollte es recht sein. So wurden die Lebensmittel wenigstens produziert, und irgendwie kamen sie ja beim Volk an, seine Maschinen taten ihren Teil zu einer besseren Stadt. Und Arghan konnte die Maschinen ja leider nicht verschenken, sonst würde er ja auf den Produktionskosten sitzen bleiben. Jorans Meinung nach hatte dieses System immer noch einige Lücken.</text:p>
      <text:p text:style-name="P73"><text:tab/>Doch nun kamen sie in der kleinen Siedlung an. Clever, das Labor hierhin zu bauen, von den Arbeitern würde keiner plaudern, dafür hatten die bestimmt viel zu viel Angst um ihren Job. Aber dieses Mal wäre es wohl schwerer, den Verdacht der Hexerei von Arghan selbst abzuwenden.</text:p>
      <text:p text:style-name="P73"><text:tab/>Sein Problem sollte das nicht sein. Er stieg aus der Kutsche, bezahlte für die Fahrt und ging auf eins der Häuser zu. Arghan hatte ihm beschrieben, welches das Labor beherbergte. Er merkte nicht, wie er von einem ehrbaren Dieb in Arbeiteruniform beobachtet wurde, als er die Tür aufsperrte. Innen war das Haus wie eine normale Arbeiterbaracke eingerichtet, so minimalistisch, wie er es selbst entworfen hatte. Mit einem kleinen Unterschied: in dieser Hütte hatte irgendjemand einen gewaltigen Teppich ausgelegt. Joran stampfte auf ihm herum, bis er plötzlich eine Stelle traf, die nach Holz klang, und nicht nach dem Erde-Lehmgemisch, aus dem er die Hütten bauen ließ. Er schlug den Teppich um, was die Falltür öffnete, sie war an dem Teppich befestigt. Er kletterte die Leiter herunter, und zog die Falltür wieder zu, durch seine geniale Konstruktion landete auch der Teppich wieder an Ort und Stelle. </text:p>
      <text:p text:style-name="P73"><text:tab/>Unten angekommen, sah Joran sich erst einmal um – doch obwohl er sich die ganze Fahrt auf die Kolben, die Reagenzgläser, die Ingredienzen und seinen eigenen Wombat zur Borproduktion gefreut hatte, fesselte etwas anderes seine Aufmerksamkeit viel mehr: eine wunderschöne junge Frau stand mitten in seinem Labor, bildhübsch, mit langen DA STEHT EINE FRAU schwarzen Haaren, einem <text:soft-page-break/>dunkelgrünen DA STEHT EINE FRAU Kleid, das für Jorans Geschmack fast schon atem- DA STEHT EINE FRAU beraubend kurz war, und einfach perfekt zu ihren Haaren passte. Wie eben alles zu schwarz passt, nicht dass Joran von Farbkomposition DA STEHT EINE FRAU eine Ahnung gehabt hätte.</text:p>
      <text:p text:style-name="P69"><text:tab/>Da steht eine Frau...<text:span text:style-name="T53"> Joran hatte ein bisschen vergessen, dass es diese Wesen gibt, immerhin hatte er sein ganzes Leben lang nur mit seinen Eltern, und später mit lauter schwitzenden Proleten verbracht. Er hatte hin und wieder eine Maschine gebaut, die so aussah wie eine Frau, nur um sich ein bisschen vorzustellen, wie so etwas wohl tickte. Doch nach einer Weile hatte er das fast schon aufgegeben, ihm war klar geworden, dass er wohl nie so ein Wesen kennenlernen würde, sein Platz war in der Technik, und dort war er noch nie einer begegnet. </text:span></text:p>
      <text:p text:style-name="P73"><text:tab/>Die Träume waren nichtsdestotrotz immer wiedergekehrt.</text:p>
      <text:p text:style-name="P69"><text:span text:style-name="T53"><text:tab/></text:span>Und nun steht so ein Traum vor mir?<text:span text:style-name="T53"> </text:span>Und durchbohrt mich mit ihren Blicken.</text:p>
      <text:p text:style-name="P73"><text:tab/>Joran bemerkte plötzlich, wie er da wohl gerade stand, mal wieder hatte er sich nicht unter Kontrolle. Er zwang sich, eine aufrechte Haltung anzunehmen, den Mund zu schließen und wieder einen normalen Menschen zu spielen.</text:p>
      <text:p text:style-name="P73"><text:tab/>„Hallo“, wollte er sagen, doch er brachte nur ein undefinierbares Murmeln durch seine zusammengepressten Lippen, bis er sich erinnerte, dass man den Mund zum sprechen ja wieder öffnen musste. Allerdings hatte er einen so stark gesteigerten Speichelfluss, dass er direkt Angst davor hatte, seinen Mund wieder zu öffnen, von seinem Schweiß ganz abgesehen, aber der war ja fast schon klischeehaft. </text:p>
      <text:p text:style-name="P73"><text:tab/>Er schluckte, öffnete den Mund und startete einen weiteren Versuch.</text:p>
      <text:p text:style-name="P73"><text:tab/>„H-Hallo, ich bin Jo- äh, Joran!“ </text:p>
      <text:p text:style-name="P69"><text:span text:style-name="T53"><text:tab/></text:span>Verdammt, wie kann man sich bei seinem eigenen Namen verhaspeln.</text:p>
      <text:p text:style-name="P73"><text:tab/>Die Frau starrte ihn verwundert an, sie schien überrascht, doch dann wandte sie sich einfach ab, ging wieder in die Hocke und betrachtete weiter den Käfig in der Ecke, den Joran erst jetzt bemerkte. </text:p>
      <text:p text:style-name="P69"><text:span text:style-name="T53"><text:tab/>Er war ein bisschen enttäuscht, dass sie ihn nicht beachtete, doch auf der anderen Seite war er auch sehr erleichtert. So fiel erst einmal der Druck von ihm ab und er konnte sich im Raum umsehen. In dem Käfig, den die Frau DIE FRAU gerade beobachtete, drängte sich ein Wombat ängstlich in die Ecke. Eine Tafel für Notizen, und vielleicht für Unterrichtszwecke. Warte – war die Frau etwa eine der Mörder, die er ausbilden sollte? Verdammt, er konnte sie ja nicht einmal normal ansehen, wie sollte er sie bitte schön </text:span>unterrichten<text:span text:style-name="T53"> können?</text:span></text:p>
      <text:p text:style-name="P73"><text:tab/>Wie konnte so ein Wesen überhaupt jemandem etwas zuleide tun? Sie sah viel zu unberührt von dieser Welt und allem drum und dran aus, als dass sie jemals zu irgendeiner bösen Tat imstande wäre. Im Gegen</text:p>
      <text:p text:style-name="P73"><text:tab/>Sie unterbrach seine Gedanken ziemlich abrupt, indem sie sich bewegte. Sie stand unwillkürlich auf, ging zu einem der Tische, und langte sich in den Ausschnitt. Jorans Herz blieb beinahe stehen, von hier aus konnte er fast sehen, was da alles in.... </text:p>
      <text:p text:style-name="P73"><text:tab/>Sie holte ein Tütchen mit einem seltsamen Pulver heraus, langte sich unter den Rock, zog ein Messer hervor, legte damit eine Linie aus dem Pulver, und zog sie routiniert durch die Nase ein. </text:p>
      <text:p text:style-name="P73"><text:tab/>„Was ist los, Joran, willste auch was?“</text:p>
      <text:p text:style-name="P73"/>
      <text:h text:style-name="Heading_20_1" text:outline-level="1"><text:bookmark-start text:name="__RefHeading__14016_2035619654"/>Dania – <text:span text:style-name="T300">lernt Varg kennen und führt mit Varg und Joran eine theologische Diskussion</text:span><text:bookmark-end text:name="__RefHeading__14016_2035619654"/></text:h>
      <text:p text:style-name="P72"/>
      <text:p text:style-name="P73"><text:tab/>Seltsamer Kauz, der da in diesen lustigen Raum geklettert kam. Der war ja wie vom Blitz getroffen. </text:p>
      <text:p text:style-name="P69"><text:span text:style-name="T53"><text:tab/></text:span>Ist ja gut, ich hab auch noch nie einen Wombat gesehen, trotzdem flippe ich nicht so aus. Verdammter Junkie. Naja. Jo- ähm Joran? Ist Jo-ähm sein Vorname? Interessant, habe ich noch nie so gehört. <text:span text:style-name="T295">Er kommt wohl</text:span> nicht aus dem siebten Bezirk, <text:span text:style-name="T295">wenn er einen Nachnamen hat</text:span>. Was wohl der Wombat dazu meint.</text:p>
      <text:p text:style-name="P73"><text:soft-page-break/><text:tab/>Sie drehte sich um, um in eine tiefe spirituelle Verbindung mit dem Wombat einzutreten. Er schien sich vor dem Neuankömmling zu fürchten, er zwängte sich so weit wie möglich von diesem Joran weg. Dania kam sich vor wie eine externe Beobachterin – ihre Existenz machte in diesem Raum keinen Sinn, immerhin konnte sie sich auch kein Stück weit erinnern, wie sie hierhergekommen war, also war sie wahrscheinlich gar nicht hier, sie konnte gar nicht hier sein, oder? Joran war hier, weil er hergekommen war, sie war das nicht. Also war sie nicht hier? </text:p>
      <text:p text:style-name="P69"><text:span text:style-name="T53"><text:tab/>Wenn man von Brocken runterkam, hatte man immer so ein gutes Verständnis von Logik. Sonst war Logik nicht unbedingt Danias Stärke, aber Logik war doch relativ einfach, wenn sie sich nicht mehr an diese ganzen </text:span>Regeln<text:span text:style-name="T53"> halten musste. </text:span></text:p>
      <text:p text:style-name="P73"><text:tab/>Waren die beiden womöglich einfach nur eine Halluzination? Auch möglich, aber dann wäre er eine ziemlich seltsame. Solche Klamotten hatte sie ja noch nie gesehen.</text:p>
      <text:p text:style-name="P73"><text:tab/>Er hatte eine ziemlich abgefahrene Mütze auf, anscheinend selbst genäht, die Form war nicht genau definiert. Ein weites Hemd, Hosenträger, Pumphosen, Sicherheitsstiefel. Auch wenn Dania nicht von ihm erwartete, dass er mehr als diese eine Garnitur besaß und so etwas freiwillig anzog, fragte sie sich doch, wo er das wohl her hatte. Ansonsten sah er nicht zu schlecht aus – er hatte kurze blonde Haare, wohl selbst geschnitten, an manchen Stellen sahen sie auch verschmort aus (was sie schon sehr wunderte). Er hatte noch keinen Bartwuchs. Er war wohl eher harmlos. </text:p>
      <text:p text:style-name="P73"><text:tab/>Dania musste sich langsam eingestehen, dass es keinen Sinn machte, dass sie nicht existierte. Und dass ihr Rausch immer schwächer wurde. Eigentlich spürte sie schon fast gar nichts mehr. Sie sah kurz zur Probe auf sich runter. Das Kleid war immer noch grün, also war das keine Halluzination gewesen. </text:p>
      <text:p text:style-name="P69"><text:tab/>Höchste Zeit für die nächste Line!<text:span text:style-name="T53"> Immerhin war ihr Vorrat unerschöpflich. Wieso sagte dieser Joran eigentlich nichts und bewegte sich nicht? Seltsam. Sie stand auf und machte sich eine Line zurecht und zog eine Hälfte hoch.</text:span></text:p>
      <text:p text:style-name="P69"><text:span text:style-name="T53"><text:tab/></text:span>Komm, ich binde ihn ein bisschen ein. <text:span text:style-name="T53">Sie sah ihn an. </text:span>Der schaut aber fasziniert.</text:p>
      <text:p text:style-name="P73"><text:tab/>„Was ist los, Joran, willste auch was?“</text:p>
      <text:p text:style-name="P73"><text:tab/>Joran fiel die Kinnlade noch zwei Zentimeter weiter nach unten. Er sah nicht so aus, als wäre er gewillt zu antworten. Doch er fing sich wieder und stammelte ein paar Worte von wegen „Drogen.... öähm... schlecht... Mama hat gesagt...“, sodass sie sich abwandte und auch die andere Hälfte zog.</text:p>
      <text:p text:style-name="P73"><text:tab/>Die Wirkung kam sofort und knallte gescheit rein. Sie fühlte sich total produktiv und bereit, alles zu lernen, was sie wissen musste, um ihr Talent als Magierin richtig einzusetzen.</text:p>
      <text:p text:style-name="P73"><text:tab/>„Okay, Joran, lass uns anfangen, bring mir alles über Bor bei!“</text:p>
      <text:p text:style-name="P73"><text:tab/>Joran schluckte. „Lass uns doch noch auf den anderen Schüler warten, okay?“</text:p>
      <text:p text:style-name="P73"><text:tab/>Dania wandte sich desinteressiert ab und beschäftigte sich eine Weile damit, äußerst aufmerksam einen speziellen Röhrenkolben zu betrachten – die Röhren wucherten seltsam übereinander, und man konnte in die Röhren hineinschauen, bis man bei all dem Glas nicht mehr sagen konnte, wo innen und wo außen war. Es schien keine Sonne in dem Raum, das Licht, das in dem Raum herrschte hatte kein bestimmte Quelle. Das hatte ziemlich außergewöhnliche Auswirkungen auf die Lichtbrechung in diesen Röhren... von überall schossen verschiedene Farben des kompletten Spektrums ziellos durcheinander und veränderten sich ständig, wenn Dania den Kopf nur ein wenig bewegte. Ein bisschen sah sie auch ihr eigenes Spiegelbild in den Glasinstrumenten spiegeln, die Farben tanzten auch über ihr Gesicht. </text:p>
      <text:p text:style-name="P73"><text:tab/>Dania fühlte sich sofort wärmer, diese ganze wissenschaftliche Aura gab ihr Zuversicht in den Fortschritt, sie würden einen großartigen Schritt nach vorne machen, die ganze Macht, die hier lag, würde sie zu einer selbstbestimmten Frau machen, in diesem Universum voller Männer. Wofür sollte sie überhaupt einen davon noch brauchen? Die Herren, die Väter, die (Be-)Freier dieser Welt. Keiner davon hatte sie jemals wirklich frei und stark gemacht – geschweige denn Sicherheit und Geborgenheit und Heilung und Ausweg aus ihrem Kreislauf der Abhängigkeit angeboten. </text:p>
      <text:p text:style-name="P73"><text:tab/>Dieser Joran schien ja ein ganz netter Kerl zu sein – davon abgesehen, dass er ziemlich seltsam war. Doch irgendwie war er anders als die ganzen Kerle, die sie bisher so getroffen hatte. Er schien aus irgendeinem Grund an seiner natürlichen Überlegenheit als Mann zu zweifeln... das wunderte sie, sie konnte es überhaupt nicht einordnen. Sie standen jetzt schon mehrere Minuten im selben Raum und er hatte noch keinen spritzigen Kommentar gerissen, ihr kein schief gemeintes Kompli<text:soft-page-break/>ment über ihr Kleid gemacht und nicht versucht, sie in den Arm zu nehmen, um ihr versteckt an den Arsch zu langen. Was war das bitte für ein Mann? Er war nur... so da. Harmlos. </text:p>
      <text:p text:style-name="P73"><text:tab/>Ihre Gedankengänge wurden von einem ziemlichen Gepolter gestört. Dania zuckte zusammen. In dem Haus über ihnen veranstaltete jemand wohl ein ziemliches Durcheinander.</text:p>
      <text:p text:style-name="P73"><text:tab/>„Verdammt, das hört sich an, als würde jemand die Möbel durch die Gegend schmeißen, Scheiße, Inquisitoren oder so? Die können uns doch nicht so schnell gefunden haben!? Bevor wir überhaupt angefangen haben, irgendwas zu zaubern? Dania, schnell, lass uns ein kleines Verteidigungspulver mischen, was haben wir an Zutaten da?“ Joran tigerte panisch durch den Raum und suchte nach Ingredienzen, oder nach einer Liste, nach Unterlagen, nach irgendetwas. </text:p>
      <text:p text:style-name="P73"><text:tab/>Dania war nicht klar, was genau das Problem war, Inquisitoren aller Art würden schon zur Vernunft kommen. Wenn sie erst mal sahen, was für tolle Farben so ein magischer Kolben bauen konnte, würden sie ihre Anti-Magie-Haltung schon überdenken. Doch sie sah ein, dass Joran wohl sehr beunruhigt war und schritt zur Luke, um mal nachzusehen, und seine Zweifel auszuräumen, dass man mit denen ja wohl reden könnte. Als Joran das merkte, schritt er ihr panisch in den Weg. </text:p>
      <text:p text:style-name="P73"><text:tab/>„Bist du vollkommen verrückt? Da so alleine hochzugehen? Du wirst doch sofort gereinigt und so! Warte, wenn, dann schaue ich mal nach. Du solltest da nicht hochgehen, gerade als Frau...“ Na bitte, da war es doch, er war also ein ganz normaler Mann. „Oder,“ fuhr er fort, „oder wir warten lieber ab, sie finden uns am Ende ja wahrscheinlich doch nicht hier unten...“</text:p>
      <text:p text:style-name="P73"><text:tab/><text:span text:style-name="T1">So was von typisch Mann, erst einen auf dicke Hose machen, dem zeig ichs.</text:span> „Wer von uns beiden ist hier der Mörder? Ich sehe mal nach.“ mit diesen Worten schob sie ihn beiseite und ging auf die Leiter zu. Sie kletterte hoch und versuchte die Falltür aufzudrücken, doch irgendwie ging sie nicht hoch... sie hämmerte wütend dagegen. </text:p>
      <text:p text:style-name="P73"><text:tab/>„Ach, da unten seid ihr?“ drang es gedämpft durch die Falltür. Sie hörte ein Scharren über sich, dann ging die Tür auf. Sie sah in das Gesicht eines blonden Burschen, der ein bisschen peinlich berührt schaute, aber vor allem – steckte er in einer Novizenrobe des <text:span text:style-name="T1">verdammten Ordens, Joran hatte recht!</text:span> Sie überlegte nicht lange, ergriff seinen Kragen und zerrte seinen Kopf in Richtung Boden, rammte ihren Ellenbogen auf seinen Hinterkopf, sodass sein Kopf unsanft auf dem Boden aufschlug. Er rief etwas, das entfernt nach „Halt, warte, es ist nicht so wie du denkst!“ klang, sie sprang aus der Luke, zog ihr Messer hervor, setzte sich rittlings auf ihn und hielt ihm das Messer an die Kehle. </text:p>
      <text:p text:style-name="P73"><text:tab/>Prompt wunderte sie sich, wie zur Hölle sie das bitteschön vollbracht haben konnte... Das Brocken schien sie mal wieder zu beflügeln. Der Novize wimmerte jedenfalls erst mal ängstlich vor sich hin: </text:p>
      <text:p text:style-name="P73"><text:tab/>„Warte, ich bin einer der neuen Schüler hier, beruhige dich! Ich komme von Thorn!“</text:p>
      <text:p text:style-name="P73"><text:tab/>Dania musste erst einmal laut lachen.</text:p>
      <text:p text:style-name="P73"><text:tab/>„Er hat mir nicht gesagt, wo die verdammte Geheimtür sein sollte, da habe ich erst mal hinter dem Schrank geschaut, und der ist auf die Falltür gefallen, da hab ich sie natürlich nicht gefunden. Ähm, und ich bin Varg, übrigens. Ich soll hier den Umgang mit Bor lernen... kennst du ihn schon? Bist du meine Lehrerin? Hocherfreut, dein Name ist...“</text:p>
      <text:p text:style-name="P73"><text:tab/>Dania kriegte sich nicht mehr ein. Lachend steckte sie das Messer weg und stand auf. Das musste man ihm lassen: Der Novize war bemerkenswert schnell wieder auf den Beinen und begann, den riesigen Schrank, den er aus Versehen auf die Falltür gelegt hatte, wieder an die Wand zu stellen. Er schien bemerkenswerte Kräfte zu haben, vielleicht war er im Orden ja für die Möbel zuständig. </text:p>
      <text:p text:style-name="P73"><text:tab/>Dass er dabei eine ziemlich gute Figur machte, erlaubte Dania sich nicht zu denken, auch wenn sie gerade das Heft in der Hand hatte. Doch jedes Zeichen von Schwäche, auch nur sich selbst gegenüber, hätte die altbekannte Ordnung der Herrschaft der Männer wieder hergestellt, und damit war für immer Schluss. </text:p>
      <text:p text:style-name="P73"><text:tab/>„Nein, ich bin nur deine Mitmörderin. Joran da unten ist unser Lehrer, der ist harmloser als ich, keine Sorge.“</text:p>
      <text:p text:style-name="P73"><text:tab/>Der Novize hatte das Zimmer mittlerweile wieder aufgeräumt und wartete, bis sie die Strickleiter abstieg. Doch Dania dachte gar nicht daran: </text:p>
      <text:p text:style-name="P73"><text:tab/>„Nein, du gehst zuerst, ich habe etwas gegen Inquisitoren in meinem Rücken.“ So resolut wollte sie schon immer mal wirken. „Los, mach schon!“ </text:p>
      <text:p text:style-name="P73"><text:soft-page-break/><text:tab/>Er kletterte behutsam, fast schon anmutig die Stufen herunter, er war anscheinend Profi genug, um zu wissen, dass er jetzt nichts falsch machen sollte.<text:span text:style-name="T1"> Mal schauen, wie ich zu ihm stehe, vielleicht ist er ja Konkurrenz. Naja, das ist so ein böses Wort. Aber ich bin erst mal vorsichtig mit ihm, und ihm herumzuschubsen macht gerade einfach zu viel Spaß... So ein muskulöser, starker Mann, und er hat Angst vor mir? Das genieße ich erst mal.</text:span></text:p>
      <text:p text:style-name="P73"><text:tab/>Als er unten war, sprang sie ihm hinterher – die zweieinhalb Meter waren auf Brocken kein Problem, zumindest hatte sie keine Angst, und sie war biegsam genug, den Sprung gut abzufangen. Leider zuckte er nicht zusammen, wie sie es gehofft hatte – aber zumindest war sie schnell unten. Sie sah auf und blickte in das Gesicht eines ziemlich bleichen Joran.</text:p>
      <text:p text:style-name="P73"><text:tab/>„Grüß J'zharr, ich wollte mich nochmal vorstellen, ich bin Varg, und ich will diese Stadt ein bisschen menschenwürdiger machen. Und ihr seid?“</text:p>
      <text:p text:style-name="P73"><text:tab/>Joran sah ziemlich bleich und verängstigt aus, also ergriff Dania das Wort. „Ich bin Dania und das ist Joran, Joran ist unser Lehrer, er hat anscheinend Ahnung von Magie und so Zeug. Reinige ihn besser erst mal nicht, Novize, er mag zwar nicht der mutigste sein, aber dafür hat er bestimmt ne Menge interessantes Zeug zu erzählen!“ </text:p>
      <text:p text:style-name="P73"><text:tab/>Varg kniff die Augen zusammen. „Joran heißt du? Kennen wir uns nicht?“</text:p>
      <text:p text:style-name="P73"><text:tab/>„Ja, ich bin Joran, grüß J'zharr, Herr Varg... das letzte Mal, wo ich euch traf, wart ihr aber noch nicht so ein begeisterter Verfechter der Magie... i-ich bin sehr erfreut über euren Sinneswandel! Was ist passiert, dass ihr zu Vernunft gekommen seid?“</text:p>
      <text:p text:style-name="P73"><text:tab/>„Hüte deine Zunge, Ketzer, ich mach das nur mit, weil ich hoffe, dass ich meinem Volk damit ein besseres Leben ermöglichen kann. Ich bin nicht so seelisch verderbt wie euer Haufen, ich hab tatsächlich nur Gutes im Sinn! Ihr und eure Fabriken zwingen doch tausende von Lagonern in die Knechtschaft, das Brocken, dass aus diesem Bor kommt, korrumpiert unser Volk und macht sie zu Seelenlosen Sklaven von Sünde und Schmutz. Ich lasse mich nur auf Magie ein, weil ich hoffe, dass ein anderer Weg diese Leute besser von ihrem Schmutz befreien kann, und bevor weniger standhafte Menschen in die Versuchung geraten, bin ich lieber der, der sich in Schmutz begibt – ich kann damit umgehen, ohne dass ich meine Reinheit aufgebe, ich nehme dieses Opfer auf mich. Ich will keine Macht, ich will nur diesen Menschen helfen.“</text:p>
      <text:p text:style-name="P73"><text:tab/>Dania platzte der Kragen. Sie ging um ihn herum und spuckte ihm vor die Füße. „Mach mal halblang, du Fanatiker. Deine sogenannten 'geliebten Menschen' leben in ständiger Angst vor deinem Orden, deine Glaubensbrüder morden und vergewaltigen in den Slums, unter dem Vorwand der 'seelischen Reinigung' für die armen Sünder – deine theo-Dings Dreck interessiert mich einen Scheiß.“</text:p>
      <text:p text:style-name="P73"><text:tab/>Joran, der jetzt hinter Dania stand, wurde gleich ein bisschen mutiger. „Die meisten Leute haben einfach Hunger, die haben andere Sorgen als ihre seelische Reinheit. Dein Orden mag ja edle Motive haben, aber Magie und Wissenschaft können ihre Probleme viel besser lösen als eure Theologie. Ihr baut ihnen nur einen Haufen Normen, die sie einschränken, wir bauen Häuser und geben zu essen. Euer heißgeliebtes Feuer fordert in den Slums regelmäßig dutzende Opfer, wenn es mal wieder zu brennen anfängt. Ich persönlich habe ein Bor-Derivat entwickelt, mit dem man solche Feuer löschen und lauter Menschen retten könnte – aber es ist illegal, und so sterben die Leute weiter – aber wenigstens kommen sie in den Himmel, weil sie durch das Feuer gestorben sind und gereinigt wurden!?“ Joran schien langsam in Fahrt zu kommen und Dania merkte, dass er statt Mut wenigstens eine ganze Menge Intelligenz in seinem Kopf zu haben schien. „Eure Dogmen hindern die Magie am laufenden Band daran, den Menschen zu helfen, und du kommst hier plötzlich an und hältst dich für was besseres? Du wirst hier noch lernen, dass Bor keinen sündigen Einfluss auf deinen Geist haben wird – höchstens, wenn du es benutzt, um Leute gegen ihren Willen zu reinigen.“</text:p>
      <text:p text:style-name="P73"><text:tab/>Varg schnaubte. „Mir gefällt doch auch nicht alles, was der Orden verzapft. Klar ist er korrupt. Aber diese Korruption werde ich bekämpfen – und den Leuten anders helfen. Ihr seht den Einfluss von Bor nur ein bisschen <text:span text:style-name="T1">zu</text:span> positiv. Das ist nichts, was automatisch gut für alle ist. Die, die es einsetzen, brauchen eine gewisse moralische Integrität. Und Macht verdirbt nun mal den Menschen, da schützt euch auch Bor nicht davor, im Gegenteil. Ich opfere mich diesem Verderben aber gerne, wenn ich diese Macht dafür zum guten einsetzen kann – um ein besseres Gleichgewicht zu schaffen. Was auch immer, lasst uns endlich anfangen, ich gebe ja zu, dass ich euch brauche, um diese Stadt zu einem besseren Ort zu machen.“</text:p>
      <text:p text:style-name="P73"><text:soft-page-break/><text:tab/>Joran nickte zufrieden. „Nichts anderes will ich erreichen. Aber lass uns zusammenarbeiten, wir kriegen das Machtmonopol des Ordens schon gesprengt.“ Er ging zu der Falltür, kletterte die Leiter hoch und schlug die Tür über ihm zu. Dann kam er wieder runter und sah sich im Raum um. „Also, ist euch bekannt, wo Bor herkommt?“ Joran hatte die Frage so bestimmt gestellt, dass Dania gar nicht anders konnte, als zur Produktivität überzugehen.</text:p>
      <text:p text:style-name="P73"><text:tab/>„Äh, nein? Woher soll ich so was wissen?“</text:p>
      <text:p text:style-name="P73"><text:tab/>Varg antwortete. „Bor ist die Lebensessenz von Wombats! Ihr stellt irgendwelche seltsamen Sachen mit ihren Körperflüssigkeiten an, soweit ich weiß. Und Wombats wurden durch grausame wissenschaftliche Experimente gezüchtet, um unseren Glauben auf die Probe zu stellen und den Tod der Götter zu verursachen!“</text:p>
      <text:p text:style-name="P73"><text:tab/>„Genau, Wombats synthetisieren Bor aus ihrer Nahrung, Bor ist ein Nebenprodukt ihres Stoffwechsels und befindet sich deswegen in ihrem Blutkreislauf, in ihren Ausscheidungen und allgemein in ihren Zellen. Ob Wombats aus diesem Grund gezüchtet wurden, lasse ich mal dahingestellt, ich glaube eigentlich, dass das ganz normale Tiere sind, und sie Bor einfach aus versehen produzieren. Vielleicht ist es ja auch ein seltsamer Wombat-Gott, der dafür verantwortlich ist, aber das ist eher unwahrscheinlich. Ihr glaubt gar nicht, wie viele Dinge auf diesem Planeten einfach aus Zufall geschehen, nicht überall haben Götter ihre Hand im Spiel. Aber das steht jedem frei zu glauben.“</text:p>
      <text:p text:style-name="P73"><text:tab/>Varg murrte, dagegen konnte er nichts sagen.</text:p>
      <text:p text:style-name="P73"><text:tab/>Joran fuhr fort: „Was für unsere Zwecke aber viel wichtiger ist: wir können das Bor aus den Wombats extrahieren und nutzbar machen, indem wir es aus ihren Körperflüssigkeiten destillieren. Wisst ihr, was eine Destillerie ist?“</text:p>
      <text:p text:style-name="P73"><text:tab/>Dania schaute auf. „Natürlich, der zahnlose John, der hat in unserer Straße gewohnt, als ich noch klein war, der hatte so ein Ding, hat irgendeine Brühe verkauft, die er damit hergestellt hat... war das Bor!? War der dann wohl ein Magier!?“</text:p>
      <text:p text:style-name="P73"><text:tab/>Joran verdrehte die Augen.</text:p>
      <text:p text:style-name="P73"/>
      <text:h text:style-name="Heading_20_1" text:outline-level="1"><text:bookmark-start text:name="__RefHeading__14018_2035619654"/>Thorn – <text:span text:style-name="T296">planen die Machtergreifung und den Fall des Ordens</text:span><text:bookmark-end text:name="__RefHeading__14018_2035619654"/></text:h>
      <text:p text:style-name="P73"/>
      <text:p text:style-name="P73"><text:tab/>Thorn saß in der Eingangshalle von Arghan Howls Bürogebäude und wartete. Er hatte ein Treffen mit Arghan, sie wollten ihr weiteres Vorgehen besprechen, wie sie vorankamen, welche Investitionen getätigt wurden, praktisch ein ganz normales Meeting, wie es in diesem neuen „Kapitalismus“ so üblich war. Thorn war allerdings vergleichsweise aufgeregt, nicht weil er noch nie bei einem Meeting gewesen war – Thorn war immerhin schon mit ungewohnteren Situationen klargekommen, wie etwa, sich vor Ehrbaren Dieben als Inquisitor oder als Mitverschwörer ausgeben, und die hatten erheblich mehr beunruhigende spitze Gegenstände. </text:p>
      <text:p text:style-name="P69"><text:tab/>Aber hier geht es ja auch nicht um die Übernahme eines feindlichen Konzerns, hier geht es um die Übernahme einer ganzen verdammten Stadt. Ich weiß, dass ich das hinkriege, ich hoffe nur, dass auch Howl ein Talent für so etwas besitzt. Aber irgendwie ist er ja schon an seinen Ratssitz gekommen. Und noch viel mehr hoffe ich, dass er mich nicht bescheißt. Aber eigentlich kann er daraus nichts gewinnen... </text:p>
      <text:p text:style-name="P69"><text:span text:style-name="T53"><text:tab/>Thorn hätte niemals den Fehler gemacht, Arghan zu vertrauen, er hatte etwas viel besseres – er kannte seine Motivationen, und konnte </text:span>einschätzen<text:span text:style-name="T53">, wie handeln würde.</text:span></text:p>
      <text:p text:style-name="P69"><text:tab/>Durchschauen ist besser als vertrauen<text:span text:style-name="T53">, dachte Thorn.</text:span></text:p>
      <text:p text:style-name="P73"><text:tab/>Da kam Arghan auch schon durch das Foyer auf ihn zugelaufen, seine modischen Lederschuhe hallten auf dem glatten Marmorboden weit durch die riesige Halle auf ihn zu. Wie immer gab er eine leicht exzentrische Erscheinung ab, mit all den Erfindungen, die aus ihm herausragten. </text:p>
      <text:p text:style-name="P73"><text:tab/>„Hallo, mein Freund! Willkommen in meinen bescheidenen Hallen!“ sagte er auf seine gewohnt unbeschwert geschäftige Weise, die wirkte, als würde Kaffee ihn rund um die Uhr alle Energie geben, die er brauchte – tatsächlich war es aber nur seine allgemeine Begeisterung für seine Arbeit und alles technische, die ihn auf Trab hielt. „Sieh mal her, dass ist unsere neueste Konstruktion, was sagst du dazu?“ Er hielt Arghan eine Kugel aus Messing hin, die vorne eine runde ziffernblattartige <text:soft-page-break/>Anzeige hatte. „Das ist unser neuer Höhenmesser! Funktioniert mithilfe von Magnetismus, neueste Kreation. Jetzt kann ich immer ausrechnen, in welchem Stockwerk ich mich gerade befinde! Unsere Kunden aus Distrikt 1 werden das lieben, und sobald wir es erst ermöglicht haben, durch die Luft zu fliegen, werden diese Instrumente unerlässlich sein. Darf ich dir einen zum Fabrikpreis anbieten, Thorn?“</text:p>
      <text:p text:style-name="P69"><text:span text:style-name="T53"><text:tab/>Thorn musste sich beherrschen, um nicht durchzudrehen, beim Gedanken daran, womit dieser Wahnsinnige die Kapazitäten seines Unternehmens verschwendete, wofür er seine gesamte Macht hinauswarf. </text:span>Du könntest Waffen herstellen, mit denen du in Nullkommanichts die gesamte Stadt einnehmen könntest, und du verschwendest die Energie deiner Erfinder und Arbeiter auf einen Höhenmesser? Zeig mir drei Häuser in Lagon, die einen zweiten Stock haben!!! </text:p>
      <text:p text:style-name="P73"><text:tab/>„Nein, danke, ich habe kein zweistöckiges Haus. Ich hoffe, wir werden in naher Zukunft die Luft bereisen, dann würde ich gerne eins nehmen, aber ich fürchte, bis dahin nimmt es mir nur Platz weg.“</text:p>
      <text:p text:style-name="P73"><text:tab/>„Na gut, das mag ein Argument sein. So komm mit, Thorn, lass uns in mein Büro gehen, wir haben einiges zu besprechen!“</text:p>
      <text:p text:style-name="P73"><text:tab/>Kurze Zeit und sehr viele Stufen später saßen sie sich in Howls Büro gegenüber. Eine Sekretärin servierte den beiden Drinks. Howl steckte sich eine Zigarre an, paffte ein, zwei Züge, und sah Thorn an. </text:p>
      <text:p text:style-name="P73"><text:tab/>„Also, wir wollen den Orden entmachten, und das Verbot für Bor aufheben. Gegen den Glauben der gesamten Stadtbevölkerung. Klingt nach einer Herausforderung! Aber du wärst nicht Thorn, wenn du nicht bereits einen Plan hättest, habe ich Recht?“</text:p>
      <text:p text:style-name="P73"><text:tab/>„Ich hab mir tatsächlich ein paar Gedanken zu dem Thema gemacht.“ Thorn lächelte, doch im Gegensatz zu Arghans erreichte sein Lächeln seine Augen nicht. „Glaub aber nicht, dass sich das von heute auf morgen bewerkstelligen lässt. Den Orden langfristig zu schwächen, wird vielleicht Jahre dauern. Aber wir sind geduldig, oder?bei so einem wichtigen Thema ist Zeit schon mal eine Ressource, mit der man freigiebig umgehen kann.“ Thorn beugte sich vor und nahm einen Schluck von seinem Drink. Er erschauderte.</text:p>
      <text:p text:style-name="P69"><text:span text:style-name="T53"><text:tab/></text:span>Was trinken die hier bitte für ein widerliches Zeug,<text:span text:style-name="T53"> dachte Thorn. </text:span>Scheiß-Modernisierung.</text:p>
      <text:p text:style-name="P69"><text:span text:style-name="T53"><text:tab/>Thorn fuhr fort: „In all den Jahren beim Orden wurde ich sehr gut mit der Infrastruktur und den ganzen kleinen Machtspielchen im Orden vertraut – und habe ein bisschen verstanden, wie der Orden funktioniert: Die Macht des gesamten Ordens basiert auf drei Säulen: Die erste ist rein politisch, der Ratsinquisitor, der traditionell einen Sitz im Rat innehat. Wenn auf diesem Stuhl ein fähiger Politiker sitzt, hat der Orden natürlich großen Einfluss auf den Rat, aber das Prinzip kennst du aus deiner Arbeit im Rat ja zur Genüge. Die Zweite ist die Bildung der Leute; an sich ist das ja nichts besonderes, es gehen ja nicht alle in die Messen. Aber viel wichtiger sind die Schulen: durch die Bildungshoheit hat der Orden überall bis auf in den ganz armen Bezirken, wo die Leute sich keine Schule leisten können. Und was du Kindern erzählst, dass sie glauben sollen, das glauben sie auch als Erwachsene noch, wenn du es richtig machst. Aber vielleicht können wir eine andere Bildungsinstitution einrichten – eine, die den Leuten erzählt, was wir wollen, dass sie glauben... nein, dass sie </text:span>wissen<text:span text:style-name="T53">, wir sollten das wissen nennen, das klingt seriöser.“ </text:span></text:p>
      <text:p text:style-name="P73"><text:tab/>Er nahm noch einen Schluck, mehr aus Durst als aus Appetit, aber er musste feststellen, dass dieser nun völlig anders schmeckte. Das war wohl der Clou bei diesen neumodischen Getränken. Thorn nahm sich vor, den dritten dann mit Neugier zu trinken. </text:p>
      <text:p text:style-name="P73"><text:tab/>„und die dritte Säule der Macht sind natürlich die Flammensplitter, die militärische Macht. Da werden wir uns was einfallen lassen müssen – entweder Angriffe von hinterrücks, sodass die Inquisitoren keine Gelegenheit bekommen, sie einzusetzen, oder wir finden sogar noch eine bessere Lösung... man kann leider keinen ganzen Orden hinterrücks ermorden, mal sehen, Technik oder Bor kann uns hier vielleicht aushelfen, um eine wirksame Waffe gegen die Flammensplitter zu entwickeln. Das sind jedenfalls die drei Säulen, und sie basieren aufeinander. Der Orden hätte niemals diese politische Macht, wenn sie nicht auch eine ernstzunehmende militärische Macht hätten – sonst würde der Patrizier sie schon lange nicht mehr ernst nehmen. Und ihre Bildungsmacht resultiert aus der politischen – sie können im Rat durchsetzen, dass keine privaten Schulen erlaubt sind. Die militärische resultiert wiederum aus der Bildungsmacht – wenn sie keine Menschen manipulieren könn<text:soft-page-break/>ten, hätten sie bald keinen Zulauf mehr, angesichts der Abstinenz, in der die Inquisitoren leben müssen. Beziehungsweise, wenn die Inquisitoren sich nicht daran hielten, würden ihre Flammensplitter an Macht verlieren, wegen J'zharrs beschissenen Dogmen. Da ist vielleicht auch noch ein Ansatzpunkt für ihre militärische Macht... wenn wir genug von ihnen verführen, werden die Flammensplitter immer schwächer... aber so viele Huren zu bezahlen, wäre durchaus teuer, gerade wenn man das Risiko bedenkt, einen Inquisitor zu verführen...“</text:p>
      <text:p text:style-name="P73"><text:tab/>Arghan war begeistert. „Verdammt, die sind ja gar nicht so unantastbar, wie ich dachte! Wenn wir wissen, wie sie funktionieren, lässt sich das bestimmt untergraben... und wenn wir einzelne Säulen untergraben, stürzt der ganze Orden in sich zusammen! Und einer neuen, freien Gesellschaft steht nichts mehr im Wege!“ Er schien sich das im Geiste bereits auszumalen.</text:p>
      <text:p text:style-name="P73"><text:tab/>„Warte“, sagte Thorn, „so einfach ist das trotzdem nicht. Wir brauchen ein paar Leute in den richtigen Positionen, dann geht das, aber die einzelnen Säulen sind trotzdem schwer einzustürzen. Fürs erste bräuchte ich einen Sitz im Rat, bis ich anfangen kann, hier sinnvolle Schritte zu unternehmen – dann bringen wir sie Schritt für Schritt zum Einsturz. Meinst du, du kannst mir einen Sitz im Rat verschaffen?“</text:p>
      <text:p text:style-name="P69"><text:span text:style-name="T53"><text:tab/>Arghan war hochmotiviert und sein Verstand lief auf Hochtouren. </text:span>Gut, dass er nicht misstrauisch wird, wenn man nur auf seiner Partitur spielt. <text:span text:style-name="T53">Thorn blickte ihn einfach weiter erwartungsvoll an.</text:span></text:p>
      <text:p text:style-name="P73"><text:tab/>Arghan analysierte erst einmal die Lage. „Nun, der Rat besteht aus Beratern des Patriziers, Vertretern wichtiger gesellschaftlicher Gruppen, hochrangigen Beamten, und auch Menschen, die sich um die Stadt verdient gemacht haben... der Patrizier hat natürlich das letzte Wort, wer in seinen Rat aufgenommen wird, aber es ist nicht allzu schwer, ihn in der Hinsicht auch etwas unter Druck zu setzen, und wenn du ein neues Licht bist, dann wird er schon mal keine Einwände haben, weil du mächtig ausschauen würdest oder so. er wird dich vermutlich für eine Marionette von mir halten – aber da ich eine Menge für Geld, Arbeit und Ordnung in dieser Stadt tue, wird er sich kaum sperren, wenn wir eine gute Begründung haben. Und die Begründung -“</text:p>
      <text:p text:style-name="P73"><text:tab/>„Ich wollte schon immer mal ein Volksheld sein!“, sagte Thorn hinterhältig grinsend. „angenommen, ich schlage einen Aufstand nieder, der Patrizier müsste sich erkenntlich zeigen, nicht wahr?“</text:p>
      <text:p text:style-name="P73"/>
      <text:h text:style-name="Heading_20_1" text:outline-level="1"><text:bookmark-start text:name="__RefHeading__14020_2035619654"/>Varg – <text:span text:style-name="T296">und Dania üben dem Schwertkampf</text:span><text:bookmark-end text:name="__RefHeading__14020_2035619654"/></text:h>
      <text:p text:style-name="P73"/>
      <text:p text:style-name="P73"><text:tab/>Tschak, Tschak, Tschak, Tschak.</text:p>
      <text:p text:style-name="P73"><text:tab/>Durchatmen, umkreisen.</text:p>
      <text:p text:style-name="P73"><text:tab/>Vorpreschen.</text:p>
      <text:p text:style-name="P73"><text:tab/>Tschak, Tschak.</text:p>
      <text:p text:style-name="P73"><text:tab/>Holz auf Holz, Monoton, immer gleich.</text:p>
      <text:p text:style-name="P70"><text:span text:style-name="T213"><text:tab/></text:span><text:span text:style-name="T221">Und sie macht sich ziemlich gut, sie ist sehr beweglich.</text:span><text:span text:style-name="T213"> </text:span></text:p>
      <text:p text:style-name="P73"><text:tab/>Varg und Dania hatten entschieden, dass sie fürs erste genug über Bor gelernt hatten, und dass sie eine Pause brauchten. Joran war auch nicht unglücklich darüber gewesen. Ihnen die ganze Zeit dabei zuzusehen, wie unfassbar blöd sie sich anstellten, stellte eine ziemlich nervenaufreibende Arbeit dar. So hatte er endlich mal etwas Freiheit für sich, und konnte sich im Labor so richtig austoben. Varg und Dania gingen an die frische Luft, um mit Stöcken zu trainieren. </text:p>
      <text:p text:style-name="P73"><text:tab/>Varg war schockiert gewesen, als er gehört hatte, dass Dania noch nie ein Schwert in der Hand gehabt hatte, aber als Frau hatte man am ehesten noch ein Messer einstecken. Varg wunderte sich jedoch, wie Thorn der Meinung war, dass jemand ohne Schwertkampferfahrung ein ernstzunehmender Attentäter sein konnte. </text:p>
      <text:p text:style-name="P73"><text:tab/>Nun hatte er aber Gelegenheit, das zu ändern. Genauer gesagt brachte er ihr weniger den hackartigen Schwertkampf bei, den die meisten Männer benutzten. Er brachte ihr vielmehr bei, ihr „Schwert“ wie einen Degen einzusetzen – mit ihrer Körperkraft war sie mit Stichen wohl erfolgreicher als mit dem stumpfsinnigen Gehacke, dass die meisten Männer anstellten, die sich keine Gedanken darüber machten, wie sie sinnvoll mit ihrer Kraft umgingen. </text:p>
      <text:p text:style-name="P73"><text:tab/>Eine andere Taktik beherrschte sie ebenfalls sehr gut – mit einer dünnen Klinge und wenig Kör<text:soft-page-break/>perkraft hatte es keinen Sinn, sich im abblocken und Parieren zu üben, aber er zeigte ihr, wie sie frühzeitig erkennen konnte, in welche Richtung ein Gegner schlagen würde, und wie sie dem geschickt ausweichen konnte. </text:p>
      <text:p text:style-name="P70"><text:span text:style-name="T213"><text:tab/>Aber bis es gut genug funktionierte, um einen echten Kampf zu überleben, musste sie noch </text:span><text:span text:style-name="T221">viel</text:span><text:span text:style-name="T213"> üben.</text:span></text:p>
      <text:p text:style-name="P73"><text:tab/>Tschak, Tschak, und ein dumpfer Schlag von Holz auf dämpfenden Stoff.</text:p>
      <text:p text:style-name="P73"><text:tab/>„Du machst dich sehr gut, Dania! Aber dieser Schlag hätte dich getötet, wenn ich eine Klinge benutzt hätte. Bleib konzentriert!“</text:p>
      <text:p text:style-name="P73"><text:tab/>Sie hatte Talent, das konnte man nicht leugnen. Und Varg sah, wie viel Spaß es ihr machte. Auch die Schmerzen hielten sie nicht davon ab, immer wieder aufzustehen und weiterzumachen, wenn sie getroffen worden war. Ihre Motivation schien von einer tiefen Wut zu kommen, zu der oft nur Frauen in der Lage waren – Varg wusste nicht, woher sie kam, dafür hatte er zu wenig Frauen kennengelernt in seinem kurzen Leben, doch bei den meisten Männern waren die Aggressionen nur kurze Entladungen von Adrenalin und Testosteron, bevor man wieder seine Sprüche riss. </text:p>
      <text:p text:style-name="P70"><text:span text:style-name="T213"><text:tab/>Dania würde nie einfach Sprüche reißen. Da war Varg sich sicher, Naja, ein bisschen. </text:span><text:span text:style-name="T221">So gut kenne ich sie ja noch nicht. Aber für einen Junkie scheint sie ganz okay zu sein, das hatte ich mir immer schlimmer vorgestellt. </text:span></text:p>
      <text:p text:style-name="P73"><text:tab/>Sie hatte seitdem kein Brocken mehr genommen, obwohl sie stundenlang gelernt hatten. Wie sie das Brocken auch spontan zusammenmischen konnten, was sich mischen ließ und was nicht, welche Rezepte funktionierten, wie sich das Bor aus Wombats gewinnen ließ. Auch wenn Dania oft etwas schwer von Begriff war (immerhin hatte sie nie eine Schule besucht) und Varg sich eigentlich für gar nichts interessierte, was mit irgendwelchen dunklen Laboren, Substanzen und Pulvern zusammenhing, kamen sie voran. Alle drei verstanden, was auf dem Spiel stand, und wie wichtig es für jeden von ihnen war, dass sie sich zusammenrissen und zusammenarbeiteten, auch wenn sie schon sehr verschieden waren. </text:p>
      <text:p text:style-name="P73"><text:tab/>Dania hatte ihn am Anfang ein bisschen von oben herab behandelt, aber das hatte sich nach kurzer Zeit verflüchtigt, als klar wurde, wie dringend auch sie den Unterricht brauchte. Und jetz, im Zweikampf, bauten die beiden eine ganz andere Verbindung auf. alles, was zählte, waren die Bewegungen des anderen, die Schläge, Holz auf Holz, Muskeln, die sich streckten, um den Körper in eine Richtung zu federn, verwundbare Stellen, die es zu treffen und zu schützen galt, Schenkel, die die ersten Anzeichen einer Bewegung darstellten, die Brust, auf die er sich fixierte, um sein Ziel im Blick zu haben, die Augen, die ihm verrieten, wo sie hinschlagen würde, ihre Farbe konnte von hier aus in der Hitze des Gefechts nicht erkennen, doch er tippte auf ein funkelndes grün, das von Wimpern eingerahmt wurde, die ihn fast aufzuspießen schienen, Augen, die intensiver blickten, als alles, was ihn je angeblickt hatte...</text:p>
      <text:p text:style-name="P73"><text:tab/>Als sie geschickt unter einem schlecht gezielten Schlag von ihm hindurchtauchte, links an ihm vorbei preschte, ihren Stock in seine Kniekehle schlug, die reflexartig einknickten und ihn auf die Knie zwang. Sie stand nun hinter ihm und hielt ihm ihren Stock an die Kehle und ihm den Mund zu.</text:p>
      <text:p text:style-name="P73"><text:tab/>„Na, du wirst doch wohl nicht unaufmerksam werden?“, flüsterte sie in sein Ohr, sie hielt den Kopf so, dass er sie nicht sehen konnte. Langsam zog sie den glatten Stock an seinem Hals entlang. „Das hätte dich getötet, wenn ich eine Klinge benutzt hätte. Bleib konzentriert!“ sie kicherte noch einmal in sein Ohr und ließ ihn los. </text:p>
      <text:p text:style-name="P73"><text:tab/>Varg war fassungslos, wie er sich in diese Falle hatte ziehen lassen. Dieses Miststück hatte ihren eigenen Kampfstil, das konnte er sehen. Aber er war hier der Lehrer, er musste sich nur wieder fangen. Und er war ein Novize J'zharrs, das durfte er auch nicht vergessen, egal, wie hübsch sie war.</text:p>
      <text:p text:style-name="P73"><text:tab/>„Sehr gut, Dania, ich freue mich, dass du meine Lektionen beherzigst. Ich sehe, dass du schon beginnst, das Wissen anzuwenden.“ Er räusperte sich. „Als nächstes solltest du ein Gefühl für eine echte Klinge bekommen.“ Varg ging zu dem Bündel mit seinen Sachen, die er abgelegt hatte, um mehr Bewegungsfreiheit zu haben, und holte sein Schwert heraus. Er gab ihr das Schwert. „Spüre das Gewicht. Mach ein paar Probeschwünge.“ </text:p>
      <text:p text:style-name="P73"><text:tab/>Neugierig wog sie die Klinge in ihrer Hand, es war ein Männerschwert, definitiv zu schwer, als dass sie damit gut hätte kämpfen können. Sie nahm es zweihändig und schwang es über ihren Kopf, drosch es gegen die Hauswand. Es prallte ab, doch sie hatte es unter Kontrolle, auch wenn sie es <text:soft-page-break/>noch ein bisschen schwerfällig lenkte. Varg ließ sie noch ein bisschen in der Luft herumschlagen. </text:p>
      <text:p text:style-name="P73"><text:tab/>„Spüre, wie du den Schwung ausnutzen kannst. Dann musst du nicht so viel Kraft investieren.“</text:p>
      <text:p text:style-name="P73"><text:tab/>Varg war sich nicht sicher, ob sie das gehört hatte, ihr Gesichtsausdruck zeigte keine Veränderung, sie war vollkommen konzentriert, fasziniert von der Macht, die sie da in den Händen hielt, und vom Gedanken, diese Macht lenken zu können. Doch er sah, dass ihre Bewegungen eleganter wurden, und die schwere Waffe sich langsam ihrem Willen unterwarf. </text:p>
      <text:p text:style-name="P73"><text:tab/>„Okay, das reicht fürs erste mit Luft zerhacken. Suchen wir uns eine nette Vogelscheuche, auf die du ein bisschen einstechen kannst?“</text:p>
      <text:p text:style-name="P73"/>
      <text:h text:style-name="Heading_20_1" text:outline-level="1"><text:bookmark-start text:name="__RefHeading__14022_2035619654"/>Marcin – <text:span text:style-name="T296">überlebt Tomans Attentat und plant mit Thorn die Übernahme des achten Bezirks</text:span><text:bookmark-end text:name="__RefHeading__14022_2035619654"/></text:h>
      <text:p text:style-name="P73"/>
      <text:p text:style-name="P73"><text:tab/>Marcin saß in seinem Büro, dass zuletzt sehr viel geschäftiger geworden war. Diebe aller Art gingen nun ein und aus, gaben Gewinne ab, fanden sich für neue Arbeit ein oder suchten Unterschlupf und Unterstützung wegen Messerstechereien, die immer öfter passierten, weil die anderen höheren Diebe die Fähigkeiten des neuen Hauptmanns testen wollten. Doch Marcin war ein erfahrener Stratege und koordinierte seine Verteidigung, und sein immer größer werdendes Netzwerk von Spionen meldete ihm potenzielle Angreifer sowieso rechtzeitig, sodass ihm oft noch Zeit blieb, Kommandos in einen Hinterhalt laufen zu lassen. </text:p>
      <text:p text:style-name="P73"><text:tab/>Auch normale Bürger sprachen oft bei ihm vor, und baten um Unterstützung oder Arbeit, nach dem guten alten Prinzip des Gebens und Nehmens, der bei den Ehrbaren Dieben schon immer die Regel gewesen war; Marcin legte viel wert darauf, sich einen besonders guten Ruf in dieser Hinsicht zu schaffen – denn er wusste, er konnte jeden Spion gebrauchen, den er kriegen konnte, und er hatte aus Kenins Zeiten noch eine ganze Menge Geld übrig, um den Leuten zu helfen. Wenn er sich einen gewissen Ruf verschafft hatte, würde er den Leuten auch über Vermittlung und Kontakte helfen können, doch erst mal musste ihm die bare Münze Sympathien kaufen. </text:p>
      <text:p text:style-name="P73"><text:tab/>Immerhin, es funktionierte, die Bedürftigen des Bezirks fanden, dass er ein um einiges besserer Dieb war als Kenin, der hatte auch etwas mehr auf seinen Ausschweifungen bestanden. Marcin war weit professioneller, und als er so dasaß und merkte, wie leicht es ihm fiel, die Geschicke der Leute hier und (noch viel wichtiger) seiner Bande zu steuern, fragte er sich, warum er diesen Schritt nicht schon viel früher gegangen war. </text:p>
      <text:p text:style-name="P73"><text:tab/>Der Brockenhandel kam wieder in Schwung, und Marcin führte ein paar Neuerungen ein, die Kenin versäumt hatte – zum Beispiel wurde das Brocken jetzt nicht mehr in Marcins Hauptquartier gelagert, sondern er lagerte es in einem seiner Bordelle, da wunderte es niemanden, wenn häufig Leute ein und aus gingen. </text:p>
      <text:p text:style-name="P73"><text:tab/>Außerdem wollte er eigene Brockenküchen aufbauen. Nur die Wombats fehlten ihm noch, er hatte bereits abgelegene, schwer zugängliche Hütten für Gehege und Küchen organisiert, und zwar so, dass die Versorgung nicht einbrach, wenn eine davon mal gereinigt oder überfallen werden würde. Doch Wombats waren nicht so einfach aufzutreiben, er würde wohl eine fremde Brockenküche überfallen müssen.</text:p>
      <text:p text:style-name="P73"><text:tab/>Doch erst mal standen die normalen Tagesgeschäfte an, einer seiner Spione rannte gerade ziemlich abgehetzt durch die Tür seines Büros. </text:p>
      <text:p text:style-name="P73"><text:tab/>„Hauptmann, deine Leute sind in Gefahr! Ein Attentäter treibt hier sein Unwesen, er hat schon zwei Diebe erwischt, zwei Straßen weiter von hier – und zwar hinterrücks, nacheinander!“</text:p>
      <text:p text:style-name="P73"><text:tab/>„Verdammt, das hat mir gerade noch gefehlt. Klingt nach nem professionellen, führ mich mal hin.“ </text:p>
      <text:p text:style-name="P73"><text:tab/>Marcin musste sich ansehen, ob Bor im Spiel gewesen war, oder ob er vielleicht anhand seines Verhaltens den Attentäter bereits in der Menge erkennen würde. Ihm war klar, dass er sich damit selbst in Gefahr begab, aber er wollte nicht noch mehr unerfahrene Leute an so einen verlieren, und er hatte mit seinen Überlebenskünsten noch die besten Chancen. </text:p>
      <text:p text:style-name="P73"><text:tab/>Der Spion führte ihn auf die Straße hinaus, es war gegen Nachmittag, und in der Gasse, in der <text:soft-page-break/>Marcins Hauptquartier lag, waren fünf Leute unterwegs, ein Junkie schlief, an eine Hauswand gelehnt. </text:p>
      <text:p text:style-name="P73"><text:tab/>„Hier entlang, folge mir!“</text:p>
      <text:p text:style-name="P73"><text:tab/>Marcin setzte sich hinter dem Spion in Bewegung. Nach ein paar Minuten hatten sie die Gasse erreicht. Die beiden toten lagen im Abstand von fünf Metern auf dem Boden, beiden hatte man die Kehle durchgeschnitten, sie waren wohl hintereinandergegangen, das ganze konnte nicht lange gedauert haben. Erst hatte sich der Mörder um den hinteren gekümmert, als der andere bereits weiter in Richtung anderes Ende der Gasse ging, und dann hatte er sich den vorderen vorgenommen. </text:p>
      <text:p text:style-name="P73"><text:tab/>Marcin kniete sich nieder, um sich die Leiche des einen anzuschauen. Die beiden mussten irgendeinen Grund gehabt haben, plötzlich in die eine Richtung zu laufen – zum Beispiel, weil jemand ihnen gesagt hatte, dass dort ein Angriff - </text:p>
      <text:p text:style-name="P73"><text:tab/>Marcin hechtete zur Seite, gerade in dem Moment, in dem die Luft an der Stelle, an der er eben noch gesessen hatte, von einem Messer durchstochen wurde. Er sprang sofort auf und zog sein Schwert. Der vermeintliche Spion stand in Kampfstellung da, das Messer immer noch in der Hand. Doch er hatte seine Chance verpasst, und in seinen Blick schob sich die Erkenntnis, dass er dem Schwert nichts entgegenzusetzen hatte.</text:p>
      <text:p text:style-name="P73"><text:tab/>„Ich habe Wurfmesser, denk gar nicht daran, wegzurennen.“ Marcin schnaubte. „Du scheinst ein intelligenter Mann zu sein, meinen Respekt. Ich Idiot hätte dich nicht als Spion, sondern als Attentäter anheuern sollen. Wer hat dir mehr gezahlt?“</text:p>
      <text:p text:style-name="P73"><text:tab/>„Du bist ein genauso intelligenter Mann, fürchte ich. Intelligent genug, um zu verstehen, wie viel mehr ich dir lebendig wert bin?“ Er spuckte aus. Außerdem bewegte er sich mit kleinen Schritten von Marcin weg, doch der ging mit.</text:p>
      <text:p text:style-name="P73"><text:tab/>„Intelligent genug, um zu verstehen, wie wertvoll so ein Mann in meinen Diensten wäre.“ Er zog ein Wurfmesser. „Und wie verheerend in den Diensten eines anderen.“</text:p>
      <text:p text:style-name="P73"><text:tab/>„Okay, ich sehe, ich habe keine Wahl... sagt dir der Name Hakun etwas?“</text:p>
      <text:p text:style-name="P73"><text:tab/>„Von welchem Bezirk ist der denn bitte? Hier im siebten nicht, davon hätte ich gehört.“</text:p>
      <text:p text:style-name="P70"><text:span text:style-name="T213"><text:tab/>„Vergiss die Bezirke. Vergiss die Diebe. Ich hatte gerade als Spion bei dir angeheuert, als ein scheiß-</text:span><text:span text:style-name="T221">Ratsmitglied</text:span><text:span text:style-name="T213"> auf mich zukam und meinte, dass er mehr Geld zur Verfügung hat als du... und Talent besser erkennt. Hakun ist ein Ratsmitglied, seines Zeichens der Lieblingsspion des Patriziers, der hat seine Augen und Ohren überall, und du bist ihm für einen Dieb wohl etwas zu gut, um über so viel Macht zu verfügen...“</text:span></text:p>
      <text:p text:style-name="P70"><text:span text:style-name="T213"><text:tab/>Marcin fiel die Kinnlade herunter. „Verdammt, jemand im </text:span><text:span text:style-name="T221">Rat </text:span><text:span text:style-name="T213">weiß über mich Bescheid? Meinst du den Scheiß-Stadtrat?“</text:span></text:p>
      <text:p text:style-name="P73"><text:tab/>„Ja, natürlich, glaubst du, die Diebe könnten hier schalten und walten, wie sie wollten? Und Hakun weiß so ziemlich alles was in dieser Stadt vor sich geht, glaube ich... und er hat ganz andere Mittel. Weißt du, ich werde nicht mit Geld bezahlt – für deinen Tod hätte er meine Schwester aus einem Bordell im achten Bezirk befreit, wo sie zum arbeiten gezwungen wird. Das ist wohl jetzt nicht mehr so einfach...“</text:p>
      <text:p text:style-name="P73"><text:tab/>„Danke für die Information... und ich denke, um deine Schwester kann ich mich vielleicht kümmern, keine Sorge. Wenn das bedeutet, dass du mir nicht noch einmal in den Rücken fällst. Aber wir sollten vielleicht deinen Tod vortäuschen, nicht, dass Hakun deiner Schwester noch was antut, als Strafe für deinen Verrat. Ich werde dich jetzt gut verschnüren, und für alle sichtbar in einen meiner Keller schmeißen, dir passiert dort nichts, aber du bist da wohl sicherer. Und dann sehen wir weiter. Wie heißt du?“</text:p>
      <text:p text:style-name="P73"><text:tab/>„Mein Name ist Toman. Und vielen Dank für deine Gnade.“</text:p>
      <text:p text:style-name="P73"><text:tab/>Sie machten sich auf den Weg in Marcins Hauptquartier, Marcin hatte Toman den Arm auf den Rücken gedreht. Marcin wies zwei seiner Leute an, ihn gut zu behandeln, er würde sich später um ihn kümmern. Als er hoch in sein Büro kam, saß Thorn bereits im Gästesessel.</text:p>
      <text:p text:style-name="P73"><text:tab/>„Hallo, mein Freund, und, genießt du deinen neuen Job?“ Thorn hatte sein typisches kaltes Lächeln aufgesetzt. </text:p>
      <text:p text:style-name="P73"><text:tab/>„Ja, sogar das Attentat, dass ich gerade überlebt habe, war irgendwie... erfrischend.“ entgegnete Marcin sarkastisch. „Was nicht halb so problematisch ist, wie die Tatsache, dass ein Mann namens Hakun es anscheinend auf mich abgesehen hat. Sagt dir der Name was?“</text:p>
      <text:p text:style-name="P73"><text:soft-page-break/><text:tab/>Thorn runzelte die Stirn. „Verdammt, wollte er dich nur testen oder...“</text:p>
      <text:p text:style-name="P73"><text:tab/>„Bezweifle ich, dafür hat er zu viel Aufwand betrieben, der Attentäter war sehr gut ausgewählt und keiner von der Wegwerf-Sorte.“</text:p>
      <text:p text:style-name="P73"><text:tab/>„Hm, vielleicht hat er es lieber, wenn die Hauptleute der Diebe in seiner Stadt nicht zu erfahren und fähig sind... seine Taktik ist wohl, das Verbrechen zu akzeptieren, und dafür zu sorgen, dass es nicht zu gefährlich wird... zumindest das ist für heute fehlgeschlagen. Aber wer weiß, wie es morgen aussieht? Dieser Mann ist einer der Mächtigsten Leute in Lagon, praktisch direkt hinter dem Patrizier und dem Großinquisitor, schätze ich – wobei ja niemand wissen kann, was er wirklich alles unter Kontrolle hat. Und der ist hinter dir her?“</text:p>
      <text:p text:style-name="P73"><text:tab/>„Ja, scheint so. Hast du eine Idee?“</text:p>
      <text:p text:style-name="P70"><text:span text:style-name="T213"><text:tab/>„Hm, wenn er es auf dich abgesehen hat, ist das eine krasse Beeinträchtigung für unsere Pläne... und wenn er die Stadt unter Kontrolle hat, ist er definitiv ein Hindernis für uns, wenn </text:span><text:span text:style-name="T221">wir</text:span><text:span text:style-name="T213"> die Stadt unter Kontrolle haben wollen. Wir müssen ihn aus dem Weg räumen, denke ich... nur, dass das nicht einfach wird.“ Thorn runzelte die Stirn. „Wir können höchstens unsere Chancen verbessern... aber eigentlich haben wir nur ein Gebiet, in dem wir ihm überlegen sind, und das ist Bor. Dafür ist er wahrscheinlich nicht gewappnet, wenn wir ihn mit einem magischen Attentäter angreifen... aber die brauchen wohl noch ein bisschen Übung, wir brauchen Zeit.“</text:span></text:p>
      <text:p text:style-name="P73"><text:tab/>„Zeit? Der kommt bei der nächsten Gelegenheit noch selbst vorbei, um sicherzugehen, dass ich diesmal draufgehe.“</text:p>
      <text:p text:style-name="P73"><text:tab/>„Hm, mir kommt langsam eine Idee... du könntest doch Hakun aufsuchen, ihm anbieten, dass du ihm gegen die anderen Diebesgangs hilfst und sein Mann werden willst, die Diebe in Lagon zu kontrollieren... das passt auch ganz gut zu meinem Plan, vielleicht können wir hier zwei Fliegen mit einer Klappe schlagen.“</text:p>
      <text:p text:style-name="P70"><text:span text:style-name="T213"><text:tab/>Marcin war verblüfft. Thorn schien eine wahre Ideen</text:span><text:span text:style-name="T221">maschine</text:span><text:span text:style-name="T213"> zu sein. „Okay, und was ist dein Plan?“</text:span></text:p>
      <text:p text:style-name="P73"><text:tab/>„Wusstest du schon, das vor dir der neue Magister von Bezirk Sieben steht? Oder einem der anderen Slums, such dir einen aus. Am besten einen, in dem du dir vorstellen könntest, mit den dort ansässigen Diebesgangs einen Aufstand zu organisieren.“</text:p>
      <text:p text:style-name="P70"><text:span text:style-name="T213"><text:tab/></text:span><text:span text:style-name="T221">Was zur... ich bin schwer beschäftigt, meinen Bezirk unter Kontrolle zu kriegen, mich gegen Attentate zur Wehr zu setzen, muss den gefährlichsten Mann Lagons von mir loskriegen, und du willst, dass ich eine verdammte Revolution anzettele? Dieser Mann macht mich fertig...</text:span><text:span text:style-name="T213"> Marcin war all das nicht geheuer, aber Thorn hatte zumindest eines, Grips und Sinn für Intrigen. „Naja, die drei Clans im achten Bezirk ließen sich wohl auf so etwas ein... die schaffen es, relativ friedlich zu koexistieren, und ich kenne einen von ihnen noch von früher. Aber Bezirk Acht hat schon einen Magister.“ </text:span></text:p>
      <text:p text:style-name="P73"><text:tab/>„Ja, Alliser Darn, nicht wahr? Eine schöne Übung für Dania, ihn seines Amtes zu entheben. Der ist ja ziemlich verweichlicht, das dürfte nicht besonders schwierig werden. Auf Arghan Howls Empfehlung beim Patrizier werde ich sein Amt übernehmen. Dann wird der achte Bezirk erst mal mit etwas härterer Hand regiert, weil wir den Rat glauben machen werden, dass die Diebe Darn umgebracht hätten. Daraufhin gehst du zu den Dieben des achten Bezirks, machst ihnen klar, dass sie sich wehren müssen, und dass ich noch nicht besonders gut im Amt sitze, da ich ja erst frisch bin, und die Chance nicht verstreichen darf, jetzt können sie sich dort ihren eigenen Staat der Diebe einrichten, basierend auf allen möglichen Arten, auf illegale Weise Geld zu verdienen, demokratisch organisiert, und ohne die nervigen Steuern, die ganz Lagon auf Kosten der korrupten Magister ausbluten. Verteidigt werden soll das ganze mit Guerilla-Taktiken, so würden die Milizen den achten Bezirk nie zurückbekommen.“</text:p>
      <text:p text:style-name="P73"><text:tab/>„Aber was helfen uns ein paar Diebe, die ihren eigenen Staat in Lagon errichten? Vor allem, wenn du der arme Typ bist, auf dessen Kosten die Revolte geht?“</text:p>
      <text:p text:style-name="P73"><text:tab/>„Da kommen deine Probleme mit Hakun ins Spiel – Du gehst zu Hakun hin -“</text:p>
      <text:p text:style-name="P73"><text:tab/>Marcin unterbrach ihn. „Was? Das ist doch lebensmüde Scheiße! Einer seine Männer hat mich heute fast umgebracht! Wofür soll das jetzt gut sein!?“ </text:p>
      <text:p text:style-name="P73"><text:tab/>„Lass mich ausreden, der Clou kommt noch. Du erzählst ihm, dass du sein Mann bei den Dieben sein willst, im Gegenzug dafür, dass er dich leben lässt, erzählst du ihm von der Revolte und hilfst ihm, sie zu kontrollieren. Denn wenn der Tag gekommen ist, werden wir den kleinen Aufstand mit<text:soft-page-break/>hilfe deiner Leute, der Milizen und Hakuns Hilfe niederschlagen, die werden ja nur denken, dass sie den Überraschungsmoment auf ihrer Seite haben. Du bist Hakun erst mal los, um den kümmern wir uns später. Du hast weniger Konkurrenz für deine Geschäfte. Und ich bin der große Volksheld, der den achten Bezirk befriedet hat, und komme mit dieser Heldentat und Hakuns Tod, den wir auch noch herbeiführen müssen, in den Rat von Lagon – und wir haben um einiges mehr Macht und sind nur noch eine Stufe vom Patrizier entfernt, während wir beide Hakuns Job als Meisterspion übernehmen. Was sagst du dazu?“</text:p>
      <text:p text:style-name="P70"><text:span text:style-name="T213"><text:tab/>Marcin fiel die Kinnlade herunter. </text:span><text:span text:style-name="T221">Das kann er nicht ernst meinen, der träumt doch. So einfach kann es doch nicht sein. Und doch, es gibt keinen Grund, warum jemand Verdacht schöpfen könnte, und keinen Grund, warum es nicht funktionieren sollte. Thorn hat verstanden, wie Lagon funktioniert.</text:span><text:span text:style-name="T213"> Er fing sich, räusperte sich kurz und schwieg einen Moment. Er war sich nicht sicher, ob der Plan das Risiko wert war. </text:span><text:span text:style-name="T221">Und doch, irgendwie muss ich Hakun ja loswerden. Da klingt das sogar nach einem ziemlich vernünftigen Plan.</text:span><text:span text:style-name="T213"> „Hakun umzubringen ist denke ich das schwerste an dem Plan.“</text:span></text:p>
      <text:p text:style-name="P73"><text:tab/>„Nicht so schwer, wie du glaubst. In seinen Diensten wirst du schon ein paar Sachen über ihn herausfinden, die wir irgendwie gegen ihn verwenden können. Und du musst bedenken, dass wir den Vorteil der Bormagie haben, mit der keiner rechnet, Hakun hat jedenfalls nicht das nötige Wissen, wie man ein Borlabor betreibt, er hat zu wenige Kontakte zur Loge, weil er denen zu konservativ ist. Es ist schon unglaublich, dass wir die ersten sind, denen so etwas einfällt, aber du musst bedenken, dass außer uns niemand diese Kompetenzen auf so vielen verschiedenen Feldern miteinander vereint. Und dieser Vorteil wird uns den Erfolg bringen.“</text:p>
      <text:p text:style-name="P70"><text:span text:style-name="T213"><text:tab/></text:span><text:span text:style-name="T221">Verdammt, der Plan ist nicht nur gut, sondern sogar notwendig. Anders werde ich diesen Hakun nie los. Und ich muss zugeben, dass Thorn unsere Stärken sehr gut einschätzt und einsetzen will. </text:span><text:span text:style-name="T213">Marcin seufzte. „In Ordnung, ich bin dabei. Ich muss zugeben, der Plan gefällt mir. Auch wenn es utopisch ist, Hakuns Platz einzunehmen... zumindest ruhigstellen können wir ihn nur auf diese Art und Weise.“</text:span></text:p>
      <text:p text:style-name="P70"><text:span text:style-name="T213"><text:tab/>Thorn lächelte, und diesmal erreichte es sogar seine Augen. Es sah immer noch nicht, Naja, </text:span><text:span text:style-name="T221">nett</text:span><text:span text:style-name="T213"> aus, immerhin planten sie gerade ein paar Morde, aber zumindest sah man, wie viel Spaß es ihm machte, solche Komplotte auszutüfteln. „Ach, wer weiß, wie sich die Dinge entwickeln“, sagte er geheimnisvoll.</text:span></text:p>
      <text:p text:style-name="P73"/>
      <text:h text:style-name="Heading_20_1" text:outline-level="1"><text:bookmark-start text:name="__RefHeading__14024_2035619654"/>Joran – <text:span text:style-name="T296">macht einen Lehrplan für Dania und Varg</text:span><text:bookmark-end text:name="__RefHeading__14024_2035619654"/></text:h>
      <text:p text:style-name="P73"/>
      <text:p text:style-name="P73"><text:tab/>Joran machte sich Gedanken über den Lehrplan. Wozu er die beiden ausbilden musste, war offensichtlich die Aufgabe, in ein Haus einzusteigen, mit eventuellen Wachen und Alarmanlagen fertig zu werden, am besten lautlos, und den Hausherrn zu ermorden. Und, was noch wichtiger war, danach in einem Stück zu entkommen.</text:p>
      <text:p text:style-name="P73"><text:tab/>Ein bisschen machte er sich Sorgen darüber, dass er selbst natürlich absolut keine Erfahrung in dem Gebiet hatte... aber er hatte zumindest einen kreativen Verstand, er war schon irgendwie in der Lage, sich so etwas auszumalen. Zumindest das mit den Alarmanlagen war einfach, immerhin hatte er die alle selbst entworfen. Und Arghan hatte ihn damals angewiesen, in alle eine Schwachstelle einzubauen, angeblich, falls der Hausherr sich mal aussperrte... das war ihm damals schon komisch vorgekommen, doch jetzt machte das ganze natürlich mehr Sinn. </text:p>
      <text:p text:style-name="P70"><text:span text:style-name="T213"><text:tab/></text:span><text:span text:style-name="T221">Arghan, du verdammtes Schlitzohr. Aber gut, in unserem Fall ist es tatsächlich sinnvoll, dass ich damals nicht nachgefragt habe.</text:span></text:p>
      <text:p text:style-name="P73"><text:tab/>Er rekapitulierte noch einmal die Alarmanlagen und Abwehrmechanismen, die am häufigsten verkauft wurden, und setzte sie auf seine Liste. Er nahm sich vor, einen der Arbeiter auf dem Hof anzuweisen, ihm von jeder Sorte eine zu Trainingszwecken zu bestellen. Diese Ausgaben würde Arghan schon verschmerzen können, immerhin war es für die Wissenschaft, und Arghan steckte tatsächlich viel Hoffnung, und auch gerne viel Geld in dieses Projekt. Die Chance, seinen Erzfeind, den Orden, loszuwerden, ließ er sich tatsächlich einiges kosten. Arghan hatte mit seinen Fabriken eh bereits <text:soft-page-break/>mehr verdient, als er auf normalem Wege je würde ausgeben können, und da er sogar die Luxusgüter zu Fabrikpreisen bekam (immerhin wurden sie von seinen Fabriken oder denen seiner Freunde aus der Loge hergestellt) hatte er keine Geldnöte, und Thorns kleines Komplott war eine vielversprechende Investition.</text:p>
      <text:p text:style-name="P70"><text:span text:style-name="T213"><text:tab/></text:span><text:span text:style-name="T221">Nun gut, das mit den Abwehrmaßnahmen überwinden hätten wir also, Zeit, ein paar Pülverchen zusammenzustellen, die die beiden einsetzen können, um unentdeckt zu bleiben.</text:span></text:p>
      <text:p text:style-name="P73"><text:tab/>Er hatte einst ein sehr nützliches Pulver erfunden, um Nebel zu erzeugen. Im Innern von Gebäuden war das wohl eine etwas zu auffällige Variante, aber um außen eine schlechte Sicht zu erzeugen, im Zuge derer man vorbeischlüpfen konnte, war das durchaus sehr praktisch. Sie erforderte Ammoniak als Zutat zu Bor, und Joran wusste nicht, ob dieser Nebel nicht eine Menge Nebenwirkungen hervorrief, beziehungsweise der Nebel vielleicht nur die Nebenwirkung einer mehr oder weniger gefährlicheren anderen Reaktion war, aber bisher war er noch nie von dem Nebel beeinträchtigt worden, und er dachte, dass Varg und Dania damit schon klarkämen. Sicherheitshalber würde er unter Umständen eine Schutzmaske entwerfen – die vielleicht sogar den netten Nebeneffekt hatte, dass ihre Gesichter unkenntlich gemacht werden würden. Und wie stand es eigentlich mit einer Maske, die einen gegen die Effekte von Bor immun machte, zumindest gegen die, für die es erforderlich war, dass man die Substanz irgendwie aufnahm? </text:p>
      <text:p text:style-name="P70"><text:span text:style-name="T213"><text:tab/></text:span><text:span text:style-name="T221">Genug jetzt, konzentriere dich auf deine Arbeit, erfinden kannst du später noch.</text:span></text:p>
      <text:p text:style-name="P73"><text:tab/>Er hatte auch einst ein Pulver entdeckt, dass die Haut widerstandsfähiger und härter machte, wie eine natürliche Rüstung, sodass die beiden theoretisch auch nackt kämpfen konnten, ohne dass sie allzu viel befürchten mussten. Das sollte Dania... </text:p>
      <text:p text:style-name="P72"><text:span text:style-name="T44"><text:tab/>Was denkst du da schon wieder, Joran!? Das ist unanständig.</text:span><text:span text:style-name="T221"> Er wischte all das fort und versuchte, sich wieder auf seine Aufgabe zu konzentrieren. Das Schutzpulver schrieb er auf jeden Fall mal auf, davon würde er auch größere Mengen herstellen, es wurde aus Knochenmehl hergestellt. Es ging auch mit tierischem, aber menschliches erzielte bessere Resultate, hatte er festgestellt... in Lagon waren Leichen nicht besonders schwer aufzutreiben, für Jorans Arbeit musste niemand sterben, das widersprach seinem Kodex von einem besseren Leben durch Forschung definitiv, aber er hatte trotzdem immer ein sehr mulmiges Gefühl dabei, wenn er menschliche Zutaten verwendete. Würden sie nur nicht so unbestechlich gut wirken! </text:span></text:p>
      <text:p text:style-name="P73"><text:tab/>Das brachte ihn auf zwei andere sehr erfolgreiche Pulver, eins aus Muskelmasse, und eins, harmloser, aus Ohrenschmalz. Das erste machte einen stärker, das zweite verstärkte das Gehör, beides waren sehr naheliegende Wirkungen. Es kam ihm allgemein so vor, als hätte bei diesen Rezepturen ein Gott seine Hand im Spiel gehabt, und sich hin und wieder einen Scherz erlaubt. Dass man für das Vergissmich-Pulver die Blume Myosotis Sylvatica brauchte – auch als Vergissmeinnicht bekannt – deutete tatsächlich auf einen Gott mit sehr zweifelhaftem Humor hin. Joran schüttelte den Kopf, und war froh, dass er diese Macht auch nutzen konnte, ohne diesem seltsamen Typen huldigen zu müssen. Er war wohl längst vergessen, und seine Macht geschwunden. </text:p>
      <text:p text:style-name="P73"><text:tab/>Auch diese Pulver landeten auf seiner Liste, und ihm fielen nur noch ein Nachtsichtpulver aus Sonnenblumen und ein Feuerpulver aus Asche ein, das im Kampf gegen große Gruppen oder eben für Brandstiftung oder alles andere, wozu die Menschen seit Urzeiten Feuer verwendeten, nützlich war. </text:p>
      <text:p text:style-name="P73"><text:tab/>Joran war zufrieden, diese Menge an Pulvern konnte er zeitnah herstellen, und die Zutaten waren nicht allzu schwer zu bekommen. Er würde Arghan anweisen, die menschlichen Zutaten bereits fertig abgepackt zu ihm zu schicken, er hatte nicht den Nerv, die Leichen einzeln auseinandernehmen zu müssen.</text:p>
      <text:p text:style-name="P73"><text:tab/>Sonstige Spionage-Mittelchen waren leider noch nicht erfunden, aber er würde sich eben ranhalten und testen, testen, testen. Leider konnte er schlecht ermessen, worauf es beim spionieren ankam... aber das würden ihm Varg und Dania wohl bald sagen können.</text:p>
      <text:p text:style-name="P73"><text:tab/>Die letzte Forderung von Marcin machte ihm allerdings Sorgen, darüber würde er länger sitzen müssen, auch wenn das eine gute Gelegenheit war, die Nutzung von Bor in mechanischen Gerätschaften auszutesten. Marcin wollte, dass er eine Möglichkeit fand, über große Entfernungen hinweg zu kommunizieren, ohne dass jemand anders die Nachricht mitbekam.</text:p>
      <text:p text:style-name="P73"><text:tab/>Er ging nach draußen, um einen Arbeiter mit Bestellungen zu Arghan Howl zu schicken.</text:p>
      <text:p text:style-name="P73"><text:soft-page-break/></text:p>
      <text:h text:style-name="Heading_20_1" text:outline-level="1"><text:bookmark-start text:name="__RefHeading__14026_2035619654"/>Dania – <text:span text:style-name="T296">bringt Magister Darn um</text:span><text:bookmark-end text:name="__RefHeading__14026_2035619654"/></text:h>
      <text:p text:style-name="P73"/>
      <text:p text:style-name="P73"><text:tab/>Sie hatte ihn schon von weitem kommen sehen. Wenn Marcin sie in ihrem kleinen Trainingscamp besuchte, bemühte er sich, die unscheinbarste Kutsche zu wählen, die er finden konnte – das war wohl einer seiner kleinen Ticks. Wenn man nicht nach so etwas Ausschau hielt, würde das wohl auch funktionieren, aber Dania war langsam dabei, zu begreifen, was sie wissen musste und worauf sie achten musste.</text:p>
      <text:p text:style-name="P72"><text:span text:style-name="T221"><text:tab/></text:span><text:span text:style-name="T44">Na, dann überzeugen wir ihn mal von meinem Lernfortschritt</text:span><text:span text:style-name="T221">, dachte sie.</text:span></text:p>
      <text:p text:style-name="P73"><text:tab/>Einen Dieb zu überraschen, speziell einen wie Marcin, der einen jahrelangen Erfahrungsvorsprung hatte, war ein Ding der Unmöglichkeit – nur dass das Dania noch nie jemand gesagt hatte.</text:p>
      <text:p text:style-name="P73"><text:tab/>Sie saß gerade oben in der Hütte mit dem geheimen Keller, als sie seinen Wagen erspähte, der noch etwa fünfzig Meter von der kleinen Siedlung entfernt war. Wenn sie noch irgendwie in seinen Rücken kommen wollte, musste sie sich beeilen. Sie kletterte aus dem hinteren Fenster der Hütte, und huschte hinter den anliegenden Hütten vorbei. </text:p>
      <text:p text:style-name="P73"><text:tab/>Als sie um eine Ecke lugte, erkannte sie Marcin, wie er am Dorfeingang die Kutsche stehen ließ. Der Kutscher sollte wohl nicht unbedingt sehen, in welches Haus er ging. Wenn er zu Fuß durch die Siedlung ging, musste er erst über den Versammlungsplatz – eine freie Fläche, von Arbeiterhütten umrahmt – dann zwischen zwei von den Hütten durch, noch einen kleinen Feldweg entlang, bis er bei dem Haus mit dem Keller wäre. Wenn er die Gasse zwischen den zwei Baracken passierte, wäre er am ehesten in einer bedrängten Situation... </text:p>
      <text:p text:style-name="P73"><text:tab/>Dania schickte sich an, eine der Baracken hochzuklettern, sie waren nicht besonders groß, und nicht besonders gut gebaut, so dass sich lauter Löcher in der Wand fanden, in denen ihre Füße halt fanden. Und auch wenn Dania nicht besonders gut klettern konnte, da schaffte sie es allemal hoch. </text:p>
      <text:p text:style-name="P73"><text:tab/>Als sie etwas ausgelaugt oben angekommen war, sah sie sich um – Marcin war nicht mehr allzu weit von der Gasse entfernt, nur noch ein paar Meter. Die Baracke, auf der sie stand, hatte ein Flachdach. Sie schlich sich Stück für Stück an den Rand heran. </text:p>
      <text:p text:style-name="P69"><text:tab/>Nicht entdeckt werden!</text:p>
      <text:p text:style-name="P73"><text:tab/>Marcin sah nicht ansatzweise nach oben. In der Mitte wäre die beste Gelegenheit. Sie setzte noch einen Fuß näher an den Abgrund. Auf ihn springen, Messer an die Kehle. Sie zog die Klinge hervor. Zwei Meter noch, einer....</text:p>
      <text:p text:style-name="P73"><text:tab/>Sie sprang, doch sie konnte sich das Geschrei nicht verkneifen. Im selben Moment merkte sie, wie dumm das war, doch reflexartig öffnete sich ihr Mund und ein einzelner, wütender Schrei verließ ihre Kehle. Marcin hechtete zur Seite, ohne überhaupt nach oben zu schauen, und ohne dass sie gesehen hätte, wie er es gezogen hatte, hatte er plötzlich ein Schwert in der Hand, nicht allzu groß, doch gefährlich scharf. </text:p>
      <text:p text:style-name="P73"><text:tab/>Sie schaffte es irgendwie, halbwegs sauber zu landen, zumindest verletzte sie sich nicht. Doch aufrichten konnte sie sich nicht, Marcins Klinge an ihrer Kehle flüsterte ihr zu, jetzt lieber keine schnellen Bewegungen zu machen.</text:p>
      <text:p text:style-name="P73"><text:tab/>„Das Schreien solltest du beim nächsten Mal weglassen“, sagte Marcin, „doch ich bewundere deine Ambition.“</text:p>
      <text:p text:style-name="P72"><text:span text:style-name="T221"><text:tab/></text:span><text:span text:style-name="T44">Nicht ein kleines Stückchen Stolz schwingt in deiner Stimme mit? Arschloch.</text:span><text:span text:style-name="T221"> </text:span></text:p>
      <text:p text:style-name="P73"><text:tab/>Er zog das Schwert weg und steckte es wieder ein. „Aber nett, dass du mir bereits entgegenkommst, dann können wir das auch gleich hier besprechen – ich habe einen Auftrag für dich.“</text:p>
      <text:p text:style-name="P73"/>
      <text:p text:style-name="P73"><text:tab/>Dania war noch nie im achten Bezirk gewesen, dass sie jetzt auch mal den elften gesehen hatte, war für sie schon eine extreme Neuheit gewesen. Nun kam sie ja regelrecht herum in der Stadt. Und die vielen anderen Landschaften, die sie auf der Fahrt gesehen hatte – auf dem Weg vom siebten in den elften war sie immerhin bewusstlos gewesen, oder auf Drogen, genau wusste sie das nicht mehr. Aber nun hatte sie seit ein paar Tagen, seit sie in der kleinen Siedlung wohnte, kein Brocken mehr genommen, und konnte die Fahrt ein bisschen genießen.</text:p>
      <text:p text:style-name="P73"><text:soft-page-break/><text:tab/>Das sie nun endlich etwas zu tun hatte, und auch noch etwas interessantes, war ein sehr guter Ersatz für den ständigen Durst nach mehr, mehr, mehr Brocken. Wie hatte Marcin es genannt? Beschäftigungstherapie. Seltsames Wort, so viele Silben. </text:p>
      <text:p text:style-name="P73"><text:tab/>Sie wusste auch nicht, was Varg dazu sagen würde, wenn sie bei seinen Trainingsstunden auf Brocken wäre... aber die Regeln seines Ordens ließen so etwas bestimmt nicht zu. Was war, wenn sie ihn einmal verletzte, weil sie ihre Kraft wieder nicht einschätzen konnte? </text:p>
      <text:p text:style-name="P73"><text:tab/>Doch gerade, wo sie auf diesem Platz stand, wieder einmal ihre nuttige Arbeitskleidung trug, nur um rumzustehen und das Haus zu beobachten, was vor ihr lag, ergriff sie die Sehnsucht wieder. Das war so langweilig... Marcin hatte ihr gesagt, sie sollte hier warten und auf alle achten, die ein- und ausgingen, wer davon bewaffnet aussah, wie viele Wachen das Gebäude hatte. </text:p>
      <text:p text:style-name="P72"><text:span text:style-name="T221"><text:tab/></text:span><text:span text:style-name="T44">Eine kleine Dosis Brocken würde jetzt viel besser zu meiner Verkleidung passen...</text:span><text:span text:style-name="T221"> </text:span></text:p>
      <text:p text:style-name="P73"><text:tab/>Sie überlegte sich, schnell eine Nase zu nehmen, von der Notration, die sie in ihrem Ausschnitt versteckt hatte, doch da sah sie einen Inquisitor die Straße heraufkommen. Sie hatte Glück, wenn er sie nicht bereits reinigte, weil sie eine dreckige Nutte war, sein abfälliger Blick streifte sie bereits. Doch er schien nicht in der Laune zu sein, jemanden abzufackeln, das taten die meisten Inquisitoren auch nur, wenn sie einen extrem schlechten Tag hatten (oder extrem schlechtes Karma, das sie aufbessern mussten), und so ging er einfach nur in das Gebäude hinein. </text:p>
      <text:p text:style-name="P73"><text:tab/>Laut Marcin war es das Amtsgebäude von Magister Darn, dem Magister des achten Bezirks. Dania hatte noch nie von ihm gehört, und gesehen hatte sie ihn auch noch nie, doch Marcin hatte gesagt, so heiße ihr Ziel und so stand sie nun hier und fragte sich, woran sie den Magister bitteschön erkennen sollte. </text:p>
      <text:p text:style-name="P73"><text:tab/>Die quälende Langeweile nagte an ihr, und sie schielte schon intensiver in ihren Ausschnitt als noch vor ein paar Minuten. Sie war wohl für diese Observationsarbeit nicht gemacht – ihre Spionageansätze waren immer um einiges direkter. Direktheit war ihre Spezialität.</text:p>
      <text:p text:style-name="P73"><text:tab/>Jetzt stand sie bereits seit heute früh, vor den Öffnungszeiten vor diesem Gebäude, und versuchte sich zu merken, wie viele Bewaffnete Leute hinein- und wie viele wieder hinausgegangen waren. Wenn sie richtig zählte, waren gerade fünf Bewaffnete in dem Amt, in dem Darn wohl gerade Gericht hielt, normale Angehörige der Miliz, da, um den Magister zu beschützen, und im Zweifelsfall seine Gesetze durchzusetzen, und noch viel wichtiger, seine Steuern einzutreiben. </text:p>
      <text:p text:style-name="P72"><text:span text:style-name="T221"><text:tab/>Wobei die Milizen im achten Bezirk nicht mehr viel zu tun bekamen, seit Darn an der Macht war. Er war wohl einer der wenigen Magister, die tatsächlich mehr bauten und verwalteten, als ihr Volk zugunsten ihres persönlichen Reichtums auszubluten. Nein, Alliser Darn verwendete die Steuereinnahmen, um so etwas abwegiges wie </text:span><text:span text:style-name="T44">Spielplätze </text:span><text:span text:style-name="T242">und </text:span><text:span text:style-name="T51">Suppenküchen</text:span><text:span text:style-name="T242"> für die Armen</text:span><text:span text:style-name="T221"> zu bauen. Was bitteschön qualifizierte so einen Mann für einen Magister?</text:span></text:p>
      <text:p text:style-name="P73"><text:tab/>Während sie so sinnierte, sah sie, dass der Inquisitor das Amt wieder verließ. Sein Gesichtsausdruck hatte sich nicht gebessert, anscheinend waren noch mehr Leute nicht besonders glücklich mit Alliser Darns Arbeit. </text:p>
      <text:p text:style-name="P73"><text:tab/>Dania fasste sich ein Herz. Wenn sie nicht bald in die Gänge kam, würde sie ohne Zweifel entweder vor Langeweile sterben oder doch noch eine Dosis einschmeißen. Dass der Inquisitor jetzt keine Gefahr mehr war, machte ihr die Knie schwach... doch sie besann sich.</text:p>
      <text:p text:style-name="P72"><text:span text:style-name="T221"><text:tab/></text:span><text:span text:style-name="T44">Wenn ich jetzt eine Dosis nehme, kann ich den offensiven Ansatz vollkommen vergessen.</text:span><text:span text:style-name="T221"> </text:span></text:p>
      <text:p text:style-name="P73"><text:tab/>Verschiedene Ideen kamen ihr – und eine hatte es ihr ganz besonders angetan. So konnte sie sich das Innere des Amts einmal ansehen, und gleichzeitig ihr Opfer identifizieren. Und für den Notfall hatte Joran ihr noch ein paar Bor-Mischungen mitgegeben, jedenfalls soweit er schon in der Lage gewesen war, welche zusammenzumischen. </text:p>
      <text:p text:style-name="P73"><text:tab/>Sie verzog einen der Träger ihres Kleides und zerzauste sich die Haare, sodass sie ziemlich mitgenommen aussah. Sie verschmierte noch ihren Lippenstift und ihre Wimperntusche, sodass es aussah, als hätte sie geweint. Dann ging sie auf das Amt zu und betrat es, völlig aufgelöst.</text:p>
      <text:p text:style-name="P73"><text:tab/>Sie trat in einen offenen Raum ein, länglich und relativ kunstvoll ausgestaltet (Darns Vorgänger hatte seine Steuereinnahmen wohl lieber hier reingesteckt als in die Bedürfnisse der Armen). Am hinteren Ende stand auf einem kleinen Podest ein Stuhl, auf dem ein junger, blonder und ziemlich hässlicher Mann saß. Neben ihm standen zwei Milizionäre, drei weitere standen an den Wänden und schauten ernst drein. </text:p>
      <text:p text:style-name="P66"><text:soft-page-break/><text:span text:style-name="T213"><text:tab/>Sonst war der Raum leer, viele Leute kamen nicht, um von Magister Alliser Darn regiert zu werden. Immerhin gab es im achten Bezirk gleich </text:span><text:span text:style-name="T44">drei</text:span><text:span text:style-name="T213"> Clans der Ehrbaren Diebe, die genauso gerne für das Recht</text:span><text:span text:style-name="T244">™ ihrer Bittsteller sorgten. </text:span></text:p>
      <text:p text:style-name="P66"><text:span text:style-name="T244"><text:tab/></text:span><text:span text:style-name="T245">Der auf dem Stuhl ist wahrscheinlich Magister Darn,</text:span><text:span text:style-name="T246"> dachte Dania. </text:span><text:span text:style-name="T245">Der ist ja nicht gerade mit viel Schönheit gesegnet worden... mal sehen, was das für eine Auswirkung auf meine Ausrede hat.</text:span></text:p>
      <text:p text:style-name="P66"><text:span text:style-name="T246"><text:tab/>„Verehrter Magister, helft mir!“ schluchzte sie vollkommen aufgelöst, während sie auf ihn zu stolperte. </text:span><text:span text:style-name="T245">Es darf nicht verdächtig wirken, dass ich hier ohne Grund hineinkomme.</text:span><text:span text:style-name="T246"> „Mir wurde etwas angetan!“</text:span></text:p>
      <text:p text:style-name="P1"><text:tab/>„Sprich, Frau. Was ist passiert?“ Ein gütiges Lächeln füllte sein Gesicht.</text:p>
      <text:p text:style-name="P1"><text:tab/>„Ein finsterer Schuft hat mich vergewaltigt! Dachte wohl, er kann das bei Frauen wie mir einfach tun, das Schwein. Und ich habe niemanden, an den ich mich wenden kann!“</text:p>
      <text:p text:style-name="P66"><text:span text:style-name="T246"><text:tab/></text:span><text:span text:style-name="T245">In Ordnung, gleich wird er mich wegschicken. Ist ja nicht sein Job, das Geld einer freien Hure einzutreiben.</text:span><text:span text:style-name="T246"> </text:span></text:p>
      <text:p text:style-name="P1"><text:tab/>„Du arme Frau! Wie sah er denn aus?“</text:p>
      <text:p text:style-name="P1"><text:tab/>„Ähm... schwarze – Haare?“ Dania war verwirrt, wieso ihn das interessierte.</text:p>
      <text:p text:style-name="P1"><text:tab/>„Eine Schande, dass frau an vielen Stellen Lagons immer noch nicht normal über die Straße gehen kann, ohne dass irgendein chauvinistischer Arsch einen belästigt. Hier, ich schicke dir zwei meiner Männer mit, um die Sache zu klären. Für Verbrecher dieser Art habe ich eine ganz besondere Zelle reserviert!“</text:p>
      <text:p text:style-name="P66"><text:span text:style-name="T246"><text:tab/></text:span><text:span text:style-name="T245">Mist.</text:span></text:p>
      <text:p text:style-name="P1"><text:tab/>„Vielen, ergebensten Dank, mein Magister, das weiß ich zu schätzen! Ich hoffe wir finden das Schwein!“ Dania fluchte innerlich. Hatte sie zu dick aufgetragen? Alles, was sie wollte, war einen Blick in das Amt zu werfen, ob man hier vielleicht zuschlagen könnte! Und jetzt steckte sie tief in der Scheiße. Wie sollte sie bitteschön die zwei Soldaten los werden?</text:p>
      <text:p text:style-name="P1"><text:tab/>Sie verließ das Amt, die zwei Soldaten folgten ihr. Beide hatten die typische Uniform der Milizen an, eine blaue Weste mit dem Wappen ihres Bezirks. Sie trugen Speere, auf die man sich bequem aufstützen konnte, wenn man irgendwo Wache stand, und einen kleinen Dolch am Gürtel. Schwerter konnten sich die meisten Magister für ihre Wachen nicht leisten, höchstens für die Offiziere. Der eine der beiden war ein bisschen größer als der andere. </text:p>
      <text:p text:style-name="P1"><text:tab/>Der kleinere schien der Wortführer zu sein: „Also, meine Dame, wo hat sich der Vorfall den zugetragen? Können sie den Mann vielleicht wiedererkennen, wie finden wir ihn?“</text:p>
      <text:p text:style-name="P1"><text:tab/>„Ähm, folgt mir einfach, ich kenne den Straßennamen nicht genau, aber das finde ich wieder.“ </text:p>
      <text:p text:style-name="P1"><text:tab/>Dania ging einfach in eine zufällige Richtung. Sie kannte sich null aus im achten Bezirk und hatte keine Ahnung, wie sie aus dem Schlamassel wieder herauskommen sollte. Sie lief irgendwelche Gassen auf und ab, es kamen ihr nicht einmal schwarzhaarige Menschen entgegen, die sie hätte beschuldigen können. Jetzt hatte sie zumindest eine leere Gasse gefunden. Sie fasste einen Entschluss.</text:p>
      <text:p text:style-name="P1"><text:tab/>„Da hinten, da war es!“ sagte sie und blieb stehen. Die beiden Milizionäre gingen an ihr vorbei und in Richtung der Stelle, an die sie gezeigt hatte, der größere voran. Als der kleinere an ihr vorüber war, zog sie ihre versteckte Klinge hervor, hielt dem Mann vor ihr blitzschnell den Mund zu und zog die Klinge über seine Kehle. Mit einem Gurgeln spuckte er Blut gegen ihre Finger, er begann zu zucken und vor Schreck ließ sie ihn los. Er hustete, doch das Geräusch ertrank in seinem Hals, der sich mit Blut füllte. Was jedoch durchaus ein Geräusch machte, war sein schwerer Körper, als er auf dem Boden aufprallte. Der größere der beiden drehte sich blitzartig um.</text:p>
      <text:p text:style-name="P66"><text:span text:style-name="T246"><text:tab/></text:span><text:span text:style-name="T245">Scheiße. Gut, dass ich die ganzen letzten Tage mit Kampftraining für genau solche Situationen verbracht habe.</text:span></text:p>
      <text:p text:style-name="P1"><text:tab/>Der Milizionär sah nicht so erfahren aus, er war ziemlich jung, und in der Miliz hatte man nicht ganz so viele Gelegenheiten wie bei den Dieben, sein Kampfgeschick unter Beweis zu stellen. Mit den Milizen legte sich meistens keiner an, einfach, weil es keinen Grund dafür gab. Es lohnte sich nicht einmal, sie zu überfallen, da sie genauso wenig Geld wie alle anderen und miserable Waffen hatten. </text:p>
      <text:p text:style-name="P1"><text:tab/>Aber sein Speer hatte erheblich mehr Reichweite als Danias kleiner Dolch, und so stach er mit einem wütenden Schrei in ihre Richtung. </text:p>
      <text:p text:style-name="P1"><text:tab/>Sie wich schnell zurück, mit dem Dolch zu parieren hatte keinen Sinn, und zur Seite ausweichen <text:soft-page-break/>war in der engen Gasse fast unmöglich. Der Soldat kämpfte ohne genauen Plan, sondern nur mit der Wut über seinen toten Kameraden und der Gewissheit, dass er die effektivere Waffe hatte. </text:p>
      <text:p text:style-name="P66"><text:span text:style-name="T246"><text:tab/></text:span><text:span text:style-name="T245">Verdammt, Dania, fange dich mal wieder, so was hast du doch geübt. Achte auf seine Augen!</text:span></text:p>
      <text:p text:style-name="P1"><text:tab/>Doch ihr Gegner stieß mal hierhin, mal dorthin, und sie musste ständig reagieren. Vor allem kam sie nicht an die Pulver in ihrem Ausschnitt heran, weil sie sich ständig bewegen musste. </text:p>
      <text:p text:style-name="P1"><text:tab/>Da kam ein Hieb gegen ihren Arm, doch den konnte sie mit dem Dolch in eine andere Richtung leiten, vorbei an ihr, weg von ihr. Er riss den Speer zurück und ging weiter vorwärts, stieß weiter nach ihr. </text:p>
      <text:p text:style-name="P1"><text:tab/>Dania erkannte, dass sie irgendetwas zwischen sich und ihn bringen musste. Von den offenen Straßen musste sie sich aber auch fernhalten, zu groß war die Gefahr, dass er Verstärkung bekam. Aber eine Ecke weiter zu flüchten würde noch niemanden alarmieren. </text:p>
      <text:p text:style-name="P1"><text:tab/>Sie stürzte zurück, der Milizionär immer kurz hinter ihr. Eins ums andere entkam sie nur knapp den Speerstößen, energisch setzte er nach, Hass in den Augen. Da war die rettende Ecke da, genauso wie sein Stoß, unter dem sie sich schon durchducken musste. Blitzschnell sprang sie hinter die Ecke. Dania sah nur noch, wie sein Speer an ihr vorbeisauste. Das war die Gelegenheit zuzugreifen. Sie fasste den Speer am Schaft und bevor er ihn wieder einziehen konnte, zog sie ihn zu sich und drosch ihn mehrmals gegen die massive Hausecke. </text:p>
      <text:p text:style-name="P1"><text:tab/>Der minderwertige Schaft zerbrach bereits beim vierten Aufprall, nun war seine Reichweite weg. Sie sprang wieder um die Ecke, und noch bevor er eine andere Waffe ziehen konnte, versenkte sie ihr Messer immer wieder in seiner Brust, bis er auch definitiv tot war. </text:p>
      <text:p text:style-name="P1"><text:tab/><text:span text:style-name="T1">Bin ich bereit für einen noch offensiveren Ansatz? Ach, was soll´s, ich riskier´s. Ich weiß ja jetzt, wie er tickt, das kann ich bestimmt gegen ihn ausspielen. </text:span></text:p>
      <text:p text:style-name="P1"><text:tab/>Dass sie ein bisschen Blut abbekommen hatte, war für diesen Plan gar nicht so schlecht, das würde ihrer Geschichte Glaubwürdigkeit verleihen. Sie ging zurück zur Behörde des Magisters. Niemand, dem sie begegnete, wunderte sich offensichtlich darüber, dass sie Blut in ihrem Ausschnitt hatte, aber es traute sich auch keiner, zu genau hinzuschauen. Die meisten Bewohner Lagons hatten verstanden, dass so etwas eher gefährlich war.</text:p>
      <text:p text:style-name="P1"><text:tab/>Etwa einen Block, bevor sie da war, begann sie zu rennen, und so kam sie ziemlich außer Atem bei Darn an. </text:p>
      <text:p text:style-name="P1"><text:tab/>„Magister, helft mir, sie waren plötzlich überall... eure Männer sind tot... der Mann war einer der ehrbaren Diebe! Und sie sind nun auf dem Weg hierher! Die schrecken vor gar nichts zurück...“ sie keuchte noch ein bisschen effektiver, um ihre Verfassung zu unterstreichen.</text:p>
      <text:p text:style-name="P1"><text:tab/>Alarmiert gingen zwei der Milizionäre zum Eingang, um nach draußen zu schauen. Einer blieb bei ihrem Herrn stehen. Der sah auch ziemlich beunruhigt aus. Für Sicherheit zu sorgen hatte noch nie zu Darns Kernkompetenzen gehört, er pflegte die Philosophie, dass wenn man die Leute glücklich machte und ihnen zuhörte, auch keiner Grund hatte, einen anzugreifen. Dass diese Blauäugigkeit ihm nun zum Verhängnis werden könnte, beunruhigte ihn zutiefst – er selbst war gar nicht durchtrieben genug, um auf so einen Gedanken zu kommen. </text:p>
      <text:p text:style-name="P1"><text:tab/>Geschweige denn war er durchtrieben genug, um Danias List zu durchschauen. Und als sie nun schluchzend auf ihn zuging, stand er auf, um ihr gütig Trost zu spenden und sie zu umarmen, während seine Männer für ihre Sicherheit sorgen würden. Dem Offizier, der noch bei ihm stand, rief er zu, er solle für Verstärkung sorgen, und sie sollten den Eingang solange verbarrikadieren, bis sich die Lage normalisiert hatte. Der Offizier drehte sich um, ging mit zum Eingang und bellte Befehle. Einer der Soldaten rannte nach draußen.</text:p>
      <text:p text:style-name="P1"><text:tab/>Darn legte seine Arme um Dania und murmelte, sie solle keine Angst haben. Damit konnte er gerade noch am ehesten zur Schlichtung der Situation beitragen. Er streichelte ihr über die Haare und sprach beruhigende Worte. </text:p>
      <text:p text:style-name="P1"><text:tab/>Als er ihr schließlich in die Augen sah, erkannte er seinen Irrtum – da waren keine Tränen. Da war keine Angst mehr. Da war nur ein Messer in seinem Rücken, immer und immer wieder.</text:p>
      <text:p text:style-name="P1"/>
      <text:p text:style-name="P1"><text:tab/>Dania stach zu, ein paar Mal, und hoffte, dass sie das Herz traf. Sie spürte, wie er in ihren Armen an Kraft verlor, während sein Gesicht in dieser ungläubigen Maske eingefroren war. Sie legte ihn zu Boden, und schnitt ihm noch die Kehle durch, um sicher zu gehen. </text:p>
      <text:p text:style-name="P1"><text:soft-page-break/><text:tab/><text:span text:style-name="T1">Ich muss mir mal ein Opfer aufheben, damit ich ein bisschen üben kann, wo die wichtigen Stellen sind,</text:span> dachte sie. <text:span text:style-name="T1">Wer weiß, ob ich bei jedem Mal immer noch so unkontrolliert drauflos stechen kann. </text:span></text:p>
      <text:p text:style-name="P1"><text:tab/>Sie merkte, wie ihr Denken immer rationaler wurde, wenn es um die Morde ging. Seit sie nicht mehr auf Brocken war, hatte sich der Nebel um ihr Gehirn allgemein ein wenig gelichtet, aber das Adrenalin, dass ihr in solchen Situationen durch die Adern schoss, tat ihr einen großen Dienst. Sie konnte es sich nicht leisten, dass sie jedes Mal so flatterhaft und aufgeregt war wie bei den ersten Malen. Dass sie jetzt professionelles Training bekam, gab ihr aber ein bisschen Sicherheit.</text:p>
      <text:p text:style-name="P1"><text:tab/><text:span text:style-name="T1">Apropos Sicherheit, hier sind noch drei Soldaten im Raum, ich muss schauen, dass ich hier fortkomme.</text:span></text:p>
      <text:p text:style-name="P1"><text:tab/>Die Milizionäre waren zum Glück schwer damit beschäftigt, den Eingang zu verrammeln. Sie musste sich beeilen, wenn sie hier noch herauskommen wollte. Sie konnte unter Umständen einfach zwischen den Soldaten hindurchrennen, bevor die merkten, was Sache war. Aber sie würden sie wahrscheinlich bald verfolgen, und sie hatte wenig Lust, vor ein paar wütenden, durchtrainierten Soldaten wegzurennen, die sich im Gegensatz zu ihr in diesem Viertel auskannten. Eine andere Möglichkeit wäre noch, alle drei umzubringen, zumindest den Offizier konnte sie erwischen, ohne dass die anderen beiden es merkten, die waren beschäftigt, einen Aktenschrank vor die Tür zu zerren. </text:p>
      <text:p text:style-name="P1"><text:tab/>Dania entschied sich für die Bor-Variante. Sie holte das Nebelpulver hervor, ging bis etwa zwei Schritte hinter den Offizier und pustete eine gewaltige Nebelwolke in die Türgegend, durch die man absolut nichts sehen konnte, und die extrem dicht war. Dania hatte schon Angst, dass sie etwas zuviel Pulver genommen hatte. Sie schlüpfte hinein und rannte mit ausgestreckten Armen in die Richtung, in der sie die Tür vermutete. Tatsächlich rannte sie erst einmal gegen die Wand, doch sie tastete sich nach links weiter, bis sie eine Öffnung erfühlte, die die Tür sein musste. Sie rannte vorwärts, und nach ein paar Metern tauchte sie tatsächlich wie plötzlich aus dem Rauch auf. </text:p>
      <text:p text:style-name="P1"><text:tab/>Sie befand sich mittlerweile auf der Straße, wo schon ein paar Leute seltsam schauten – aus dem Amt drang eine gewaltige schwarze Rauchwolke, allerdings schien es nicht zu brennen und roch nicht nach normalem Rauch, und die Rufe, die man von innen hörte klangen auch nur verwirrt, nicht gefährdet. Die leichtbekleidete und blutverschmierte Frau, die durch diesen Qualm nach draußen stolperte, wurde auch erst seltsam beäugt, aber als diese sich nicht darum scherte und in der nächsten Gasse verschwand, verloren die Passanten das Interesse an ihr und versuchten, sich Zugang zum Amt zu verschaffen.</text:p>
      <text:p text:style-name="P1"/>
      <text:h text:style-name="Heading_20_1" text:outline-level="1"><text:bookmark-start text:name="__RefHeading__14028_2035619654"/>Marcin – <text:span text:style-name="T297">ködert Hakun mit Geschichte über Revolte im achten Bezirk</text:span><text:bookmark-end text:name="__RefHeading__14028_2035619654"/></text:h>
      <text:p text:style-name="P1"/>
      <text:p text:style-name="P52"><text:span text:style-name="T221"><text:tab/>Es war gar nicht so schwer gewesen, Hakun aufzufinden. Immerhin war er ein offizielles Ratsmitglied, und es war eine willkommene Abwechslung gewesen, einmal einen Verhandlungspartner nicht erst zwei Wochen beschatten zu müssen, bis man sicher sein konnte, wo der günstigste Ort für ein Treffen war. Marcin konnte ihn einfach an seinem verdammten </text:span><text:span text:style-name="T44">Arbeitsplatz</text:span><text:span text:style-name="T221"> besuchen – dort konnte Hakun es kaum riskieren, ihn plötzlich ermorden zu lassen, und würde sich anhören müssen, was Marcin ihm zu sagen hatte. </text:span></text:p>
      <text:p text:style-name="P1"><text:tab/>Und so wartete Marcin einfach mitten auf dem Vorplatz des Rathauses auf Hakun, der demnächst von einer der Ratssitzungen kommen musste. Es waren nicht allzu viele Menschen da an diesem frühen Nachmittag, am Rathausplatz befanden sich nicht die üblichen Geschäfte, Cafes und luxuriösen Saunen wie im sonstigen zweiten Bezirk, sondern nur ein paar langweilige bürokratische Institutionen, Banken, Geldwechselstuben und Spielhöllen – die in der Nähe ihrer reichsten Kunden besonders gut gedeihten. Die Spielhöllen im zweiten Bezirk waren auch die einzigen, die nicht von den Ehrbaren Dieben, sondern von den Milizen kontrolliert wurden.</text:p>
      <text:p text:style-name="P1"><text:tab/>Natürlich hatte er Rückendeckung für den Notfall mitgenommen. Fünf seiner besten Leute standen in der Nähe, lasen sich irgendwelche Aufschriftstafeln vor hohen, grauen Gebäuden durch und <text:soft-page-break/>wirkten unauffällig. Zwei davon entdeckte er nicht einmal selbst. Und für den absoluten Notfall war auch noch Varg in der Nähe und hatte ein paar Borpulver bereit, falls es wirklich brenzlig werden würde.</text:p>
      <text:p text:style-name="P1"><text:tab/>Da sah er Hakun das Rathaus verlassen, ganz ohne Eskorte – Hakun pflegte, seinen Ruf für sich arbeiten zu lassen. Außerdem wusste er bereits, dass ihm zurzeit niemand ans Leder wollte. Hakun war gar nicht so groß, was auch dadurch unterstützt wurde, dass er ein wenig gebückt ging. Er hatte einen feinen, aber unauffälligen Anzug an, der so ziemlich überhaupt keine Ausstrahlung hatte – der Meisterspion hatte in all den Jahren die Fähigkeit perfektioniert, niemandem zu genau aufzufallen. </text:p>
      <text:p text:style-name="P1"><text:tab/>Aber Marcins Augen entging das nicht – er wusste allerdings auch, nach wem er suchen musste. Wenn Hakun ihm einmal auf der Straße aufgelauert hätte, hätte Marcin ihn wohl unter keinen Umständen rechtzeitig bemerkt. Heute war Hakun aber sowieso nicht die Hauptgefahr für ihn – also ging er einfach auf ihn zu und sprach ihn an.</text:p>
      <text:p text:style-name="P1"><text:tab/>„Hakun – ich glaube, wir wurden einander noch nicht vorgestellt, aber wir haben ein paar Dinge zu bereden.“</text:p>
      <text:p text:style-name="P1"><text:tab/>Hakun hielt in seinem zielstrebigen Gang inne und drehte den Kopf leicht zu Marcin, wie beiläufig: „Nach meiner Uhr ist es halb acht, Mister. Sie suchen eine gute Sauna? Sie sollten dringend mal die von Mr Becket besuchen, am Wolkenfelden-Platz. Gerade gegen Abend sind sie besonders vorzüglich.“</text:p>
      <text:p text:style-name="P1"><text:tab/>Es war noch lange nicht halb acht, aber Hakun spielte wohl auf die Uhrzeit an, um die er sich gerne mit Marcin in der Sauna treffen wollte. So blöd war Marcin aber beileibe nicht. „Nein Danke, mein Herr, mein Cousin hatte in einer Sauna einmal einen schrecklichen Unfall, ich fürchte, ich fühle mich hier draußen sicherer. Ich würde allerdings sehr gerne mit ihnen über die aktuelle Politik diskutieren – das sollte auch in einem Cafe hier an einem der Außentische möglich sein, wo die Luft ein wenig frischer ist und man gut und frei atmen kann.“</text:p>
      <text:p text:style-name="P1"><text:tab/>Hakun runzelte die Stirn. „Na gut, aktuelle Politik ist ja zufällig mein Tagesgeschäft, und ich habe doch immer ein Ohr offen für die Bedürfnisse meiner ehrlichen und rechtschaffenen Bürger. Welches Thema interessiert sie denn besonders?“ Hakun steuerte auf das einzige Cafe zu, das am Rathausplatz einen Platz hatte finden können – der Besitzer war ein Cousin des Verantwortlichen beim Bebauungsamt gewesen. </text:p>
      <text:p text:style-name="P1"><text:tab/>„Die Situation mit der Kriminalität macht mir Sorgen – ich habe Freunde im achten Bezirk, die besorgt darüber sind, dass die Ermordung des Magisters dort ein Zeichen für die ausufernden Aktivitäten der Ehrbaren Diebe dort sind. Es scheint, als hätte die Stadt die Situation dort immer weniger unter Kontrolle – und die dort ansässigen Diebe beginnen bereits, ihre ungezügelten Finger nach den anderen Bezirken auszustrecken. Besonders im siebten Bezirk muss man auch schon Angst haben, dass diese Unholde einem auflauern. Sie entziehen sich jeder Kontrolle und planen sogar, demnächst selbst einen Magister zu stellen – notfalls mit einem gewaltsamen Putsch, sodass sie nicht mehr fürchten müssen, dass die Milizen der Stadt Lagon ihnen die Geschäfte kaputt machen. Finden sie diese Situation akzeptabel?“</text:p>
      <text:p text:style-name="P1"><text:tab/>Hakun sah ihn gleichgültig an. „Und inwiefern befinden sie sich in der Stellung, diese Gefahr auszuräumen? Oder hoffen sie einzig auf die Hilfe der Stadt? Sie wissen, wir können uns nicht um die Sorgen aller Bürger kümmern. Die Bedürfnisse der rechtschaffensten haben naturgemäß Vorrang.“</text:p>
      <text:p text:style-name="P1"><text:tab/>Marcin grinste. „Oder meinen sie nicht die der reichsten? Nun, ich habe nicht vor, das Problem mit Geld aus dem Weg zu räumen, viel mehr durch gezielten Verrat. Und dieser Verrat wird euch einige Vorteile bringen.“</text:p>
      <text:p text:style-name="P52"><text:span text:style-name="T221"><text:tab/>Ein leichtes Lächeln blitzte kurz durch Hakuns gleichgültige Miene, er sah definitiv einen talentierten Mann vor sich. Hakun </text:span><text:span text:style-name="T44">mochte</text:span><text:span text:style-name="T221"> Talent. „Erläutern sie das.“</text:span></text:p>
      <text:p text:style-name="P1"><text:tab/>„Wenn ein ambitionierter junger Mann es satt hat, denselben Weg zu gehen, wie die meisten Diebe – nämlich den, nach einer schnellen und kurzen Karriere ebenso schnell in einen umso längeren Ruhestand einzutreten – dann überlegt er sich, in welcher Branche man es mit diesen Talenten ebenso weit bringen kann. Nun, warum haben gerade die besten Diebe so eine kurze Lebensspanne? Weil sie die Kontrolle verlieren. Nun, Hakun, sie sind doch ein Meister, wenn es darum geht, die Situation unter Kontrolle zu halten... und ich habe ein Interesse daran, dass das ein intelligenter und <text:soft-page-break/>gut informierter Mann wie sie tut.“</text:p>
      <text:p text:style-name="P1"><text:tab/>Hakun hob die Augenbrauen. „Erst reden sie über Verrat und jetzt über Kontrolle. Ich komme langsam zu dem Schluss, dass das hier zu einem Date auswächst. Leider teile ich wohl keine einzige ihrer sexuellen Vorlieben. Keine.“</text:p>
      <text:p text:style-name="P1"><text:tab/>Marcin wurde schlagartig rot. Ihm wurde klar, was es bedeutete, dem bestinformiertesten Mann der Stadt gegenüberzusitzen. Doch er fasste sich und fuhr fort. Er nahm sich vor, die Sprache etwas weniger blumig zu gestalten. „Nun, wenn die drei Hauptleute im achten Bezirk außer Kontrolle geraten, dann sollte man in deren Umfeld jemanden platzieren, der darauf achtet, dass die Gefahr im Keim erstickt wird, solange man es noch kontrollieren kann. Wenn dieser Mann in ihrem Umfeld sie anstachelt, einen eigenen Staat im achten Bezirk zu errichten, dann könnte er sie vielleicht davon abhalten, ihn anzugreifen und ihre Kräfte auf den neuen Magister richten, der es zweifelsohne schwer haben wird. Nur, dass dieser Magister besser informiert sein wird, und eine Attacke ganz gut abwehren können wird – während die drei Putschisten plötzlich merken, wie ihnen jemand in den Rücken fällt. Und schon sind die Clans des siebten und achten Bezirks unter meiner und damit unter ihrer Kontrolle.“</text:p>
      <text:p text:style-name="P1"><text:tab/>Hakun lächelte. „Mir scheint es, Marcin, sie verstehen ihr Handwerk. Nur verstehe ich nicht, wieso sie mir das erzählen. Ich wüsste nicht, inwiefern ihr Machtzuwachs meine Interessen bedient... im Gegenteil, das war ziemlich töricht, immerhin wissen sie, wie es den zu erfolgreichen Dieben ergeht.“</text:p>
      <text:p text:style-name="P1"><text:tab/>„Nun, Sie wären nicht mein größtes Problem, sollte ich diesen Schritt wagen. Diebe überall in Lagon hätten ein massives Problem damit, wenn ich ihren alten Traum von einem Staat der Diebe mit den Füßen trete, viele verstehen nicht, wieso solch ein Staat nicht funktionieren würde. Außerdem würden sie sich schon ziemlich vor den Kopf gestoßen fühlen, wenn ich solch einen Verrat begehe, sie kennen vielleicht unser kompliziertes Ehrgefühl. Und deswegen brauche ich ihren Schutz – dafür, dass sie mit einem Schlag die Kontrolle über den größten Diebesclan der Stadt hätten. Auch für ihre anderen politischen Ziele muss es exttrem interessant sein, einen Mord ein paar Dieben in die Schuhe schieben zu können, oder liege ich falsch? Nun, da es aber vor allem in ihrem Interesse ist, Stabilität in der Stadt zu gewährleisten und die allgemeine öffentliche Sicherheit hochzuhalten, speziell in den höheren Bezirken, kann ich ihnen auch folgende Zugeständnisse machen: mein Clan wird in Zukunft darauf achten, dass die Wombats, die unser Brocken produzieren, eine spezielle Ernährung bekommen, sodass das Brocken, das wir den Leuten andrehen, nicht mehr so aggressiv wie die derzeitigen Mischungen. Das zusammen mit unserem Versprechen, unsere Verdienstquellen auf Verbrechen zu beschränken, die ihren reichen Freunden nicht schaden, macht diese Stadt zu einem erheblich sichereren Ort, speziell die zwei Problemviertel sieben und acht. Deswegen, wegen ihren tatsächlichen politischen Zielen lohnt es sich für sie, mich zu unterstützen.“</text:p>
      <text:p text:style-name="P1"><text:tab/>Hakun blickte ein bisschen müde drein, aber das war nur Verhandlungstaktik. Marcin konnte sehen, dass ihn die Vorstellung anregte. „Ich habe auch jetzt schon Diebe unter meiner Kontrolle. Warum sollte ich ausgerechnet ihnen die Chance geben, so mächtig zu werden? Die derzeitigen Clans im achten sind wenigstens unfähig.“</text:p>
      <text:p text:style-name="P1"><text:tab/>Marcin beugte sich vor und lächelte verschwörerisch. „Natürlich, aber was für ein Werkzeug hätten Sie lieber? Diese Jungspunde, die allesamt keine zweiundzwanzig werden, nur auf Drogen sind und meistens noch nicht mal lesen können, oder einen erfahrenen Mann wie mich, der Ihnen auch zuverlässig die Kontrolle über zwei vollkommen verwahrloste Bezirke geben kann? Ich weiß, dass Sie bereits mit einem von Ihnen zusammenarbeiten – und sein Attentäter war ja nicht besonders erfolgreich, solche Fehler von Untergebenen können Sie eines Tages das Leben kosten. Ein weniger vorsichtiger Mann als ich hätte sich vielleicht rächen wollen. Ich kann Ihnen garantieren, dass meinen Leuten so etwas nicht passiert. Außerdem habe ich einen Vorteil, den Sie unter all ihrer Abgebrühtheit zu schätzen wissen – ich bin ein guter Mensch. Ich mag ein professioneller Krimineller sein, doch ich bin keiner der blutrünstigen Junkies, die derzeit den achten Bezirk in der Hand halten. Wenn in dieser Stadt tatsächlich eines Tages Stabilität und Sicherheit herrschen soll, dann brauchen Sie Leute wie mich – die verstehen, das so etwas dem Geschäft viel mehr nützt als das Chaos. Alles in allem – so schnell finden sie keinen anderen, der all diese Vorzüge in sich vereint. Wie finden Sie den Vorschlag jetzt?“</text:p>
      <text:p text:style-name="P1"><text:soft-page-break/><text:tab/>Hakun lächelte herablassend und stand auf. „Beweisen Sie mir erst einmal, dass sie etwas taugen. Ziehen Sie Ihren Plan durch – ich werde sie nicht stören. Lassen Sie mir zukommen, wann die Revolte stattfinden soll, ich leite das dem jeweiligen Magister weiter. Aber glauben Sie bloß nicht, dass ich Ihnen irgendwie zur Hilfe eile, wenn Sie sich verrechnen und ihr Plan auffliegt. Außerdem habe ich nie von Ihnen gehört, wenn Sie je mit einem Gesetzeshüter aneinandergeraten, versuchen Sie das gar nicht erst. Ich wünsche Ihnen dennoch viel Glück – ich schätze ihre professionelle Art. Machen Sie was draus.“</text:p>
      <text:p text:style-name="P1"/>
      <text:h text:style-name="Heading_20_1" text:outline-level="1"><text:bookmark-start text:name="__RefHeading__14030_2035619654"/>Thorn – <text:span text:style-name="T298">wird zum Magister für Bezirk acht gewählt</text:span><text:bookmark-end text:name="__RefHeading__14030_2035619654"/></text:h>
      <text:p text:style-name="P1"/>
      <text:p text:style-name="P1"><text:tab/>„Deshalb schlage ich euch diesen talentierten Mann als neuen Magister für Bezirk acht vor. Er hat schon früher Verwaltungsaufgaben beim Orden übernommen, als er noch diesen Weg beschritt, doch weltlichen Freuden waren ihm wohl wichtiger.“ Arghan erntete vereinzeltes Gelächter. „Außerdem ist er der einzige Kandidat, den ich für geeignet genug halte, um den achten Bezirk zu führen - und zu überleben, auch wenn die Diebe ein immer größeres Problem werden, wie man an Magister Darns tragischem Tod sehen konnte. Doch mein Freund Thorn hat beim Orden einige interessante Verhörmethoden kennengelernt und auch schon selbst Brockenlabore ausgehoben, ich denke, ihr könnt meine Wahl nachvollziehen, Freunde.“</text:p>
      <text:p text:style-name="P55"><text:tab/>Verdammt, wenn der mich weiter so anpreist, glaube ich ihm ja noch selbst. Dabei soll das ja wirklich nur eine Zwischenstation werden.</text:p>
      <text:p text:style-name="P54"><text:span text:style-name="T213"><text:tab/>Thorn stand in dem Raum, den er schon insgeheim als seinen künftigen Arbeitsplatz betrachtete – der Ratshalle. Der Rat Lagons tagte gerade, es ging um die Nachfolge von dem tragisch verschiedenen Magister Alliser Darn. Und Thorn betrachtete jetzt schon mit Abscheu die aufgedunsenen Gesichter der mächtigsten – </text:span><text:span text:style-name="T221">und der fettgefressensten</text:span><text:span text:style-name="T213"> - Männer Lagons</text:span><text:span text:style-name="T221">.</text:span><text:span text:style-name="T213"> Er nahm sich vor, eine strenge Diät einzuhalten, wenn er erst einmal auf einem dieser Sessel seinen Platz hatte. </text:span></text:p>
      <text:p text:style-name="P1"><text:tab/>Der Rat, der ausschließlich aus Männern bestand, saß im Halbkreis um eine tiefergelegte Ebene in der Mitte, in der die Bewerber auf das Magisteramt standen, wie sie dem Rat vorgeführt wurden. Der Patrizier saß in ihrem Rücken, dem Rat gegenüber, und hatte alles im Blick. Und Thorn spürte bereits seinen Blick im Nacken. Er hoffte nur, dass der Patrizier seine Gedanken, Pläne, Träume und ehrgeizigen Ziele nicht in seinem Kopf lesen konnte – er hätte für diese Pläne wohl den Raum nicht mehr lebend verlassen. Doch so konzentrierte Thorn sich darauf, gefasst, konzentriert, und vor allem knallhart zu wirken. Er wusste, der Rat war beunruhigt durch den jüngsten Mord, und sie wussten, dass ein harter Mann den achten Bezirk unter seine Kontrolle bringen musste, wenn der Stadtteil nicht länger im Chaos versinken sollte.</text:p>
      <text:p text:style-name="P1"><text:tab/>Doch besonders hart musste er nicht wirken neben seinem einzigen Mitbewerber: ein Bürokrat Ende fünfzig stand neben ihm, mit einem gehörigen Bauch, kurzen, dicken Beinen und einem Schädel, auf dem die letzten Haare gewissenhaft über die Lücken gekämmt worden waren – natürlich ohne, dass das jemanden täuschen konnte. Thorn verachtete solche Leute zutiefst – wie auch alle anderen Leute, die ihm im Weg standen, und auch die meisten anderen – doch unterschätzen wollte er ihn lieber auch nicht. Immerhin hatte er vielleicht über die Jahre in öffentlicher Arbeit genug Feinde angesammelt, dass der Rat ihn mit etwas Pech einfach nur in einen sicheren Tod schicken wollte. Naiv genug, dass er auf so etwas hineinfallen würde, sah er jedenfalls aus.</text:p>
      <text:p text:style-name="P1"><text:tab/>„Soso, ein ehemaliger Inquisitor? Mir war nicht bekannt, dass der Orden seine Leute gehen lässt, nur weil sie weltlichen Freuden nachgehen wollen. Ich dachte immer, diese Leute werden dann befördert und nicht entlassen.“ </text:p>
      <text:p text:style-name="P1"><text:tab/>Ein vergleichsweise kräftiger Mann, der sogar etwas Farbe im Gesicht hatte, wenn auch gar keine Haare mehr, stellte diese Frage in die Runde. Arghan wollte zu einer Antwort ansetzen, doch Ratsinquisitor Callen, ein älterer Mann mit ebenso wenig Haaren, aber dafür wesentlich mehr Gewicht stand mit wehender Robe auf und fuhr dazwischen:</text:p>
      <text:p text:style-name="P1"><text:tab/>„Allerdings, den Orden hat er bereits enttäuscht, ich stelle mich gegen seine Wahl. Thorn ist definitiv nicht vertrauenswürdig!“</text:p>
      <text:p text:style-name="P1"><text:soft-page-break/><text:tab/>Arghan grinste spöttisch. „Ach, was hat er denn bitte getan? Der Rat hätte gerne Aufklärung über seine sogenannten Taten. Callen?“</text:p>
      <text:p text:style-name="P1"><text:tab/>Callen verzog das Gesicht. „Ich kann darüber keine Auskunft geben, das ist eine Orden-interne Geschichte. Thorn ist dennoch kein akzeptabler Kandidat, er hätte damals lieber gleich hingerichtet werden sollen.“</text:p>
      <text:p text:style-name="P1"><text:tab/>„Ach ja?“ Arghan schnaubte. „Oder du willst uns die Auskunft nicht geben, weil sie keinen Grund liefert, warum Thorn als Magister ungeeignet wäre. Oder Hakun, kannst du uns vielleicht den Grund nennen, warum unser Bewerber den Orden verlassen musste? Du bist doch immer so gut informiert.“</text:p>
      <text:p text:style-name="P1"><text:tab/>Hakun saß nur zurückgelehnt und belustigt in seinem Sessel und verneinte. „Ich will doch Callens Bedürfnis nach Diskretion nicht stören.“</text:p>
      <text:p text:style-name="P1"><text:tab/>Callen wich dem Angriff aus: „Vielleicht sollten wir uns erst einmal den anderen Bewerber anhören, der keine solchen Lücken in seinem Lebenslauf hat? Er hat außerdem viel mehr Erfahrung in der Verwaltung und kennt auch die weltlichen Gesetze, nicht nur die geistlichen wie Thorn.“</text:p>
      <text:p text:style-name="P1"><text:tab/>Dann begann er, den Bürokraten nach Lebenslauf und Fähigkeiten zu befragen, und Thorns Interesse schweifte ab. Diesem absolut nichtssagenden Idioten zuzuhören war einfach unmöglich. Er erzählte irgendetwas über Vorschriften beim Viehhandel, die er sich bereits in seiner Kindheit im elften Bez<text:span text:style-name="T324">i</text:span>rk überlegt hatte, und wie eine Beamtenstellung ihn von der harten Arbeit befreit hätte, und wie er dadurch zu höherem bestimmt war. </text:p>
      <text:p text:style-name="P54"><text:span text:style-name="T213"><text:tab/></text:span><text:span text:style-name="T221">Der merkt nicht einmal, dass ihn das um einiges weniger für einen höheren Posten qualifiziert als meine dubiose Vergangenheit. Arbeitet jahrelang im öffentlichen Dienst und hat immer noch nicht verstanden, dass man Dreck am Stecken haben muss, um mächtig zu werden? Ich habe mich geirrt – dieser Nichtsnutz hat hier keine Feinde, der ist nicht gefährlich genug, um sich Feinde zu schaffen. Sein Glück, dass man fürs langweilen so selten den Löffel abgeben muss. Warum also will er einen Magisterposten, auf dem er keine zwei Tage überleben würde?</text:span></text:p>
      <text:p text:style-name="P1"><text:tab/>Seine Tirade war fertig, und Callen merkte bereits, dass sein Gegenbewerber nicht besonders gut ausgewählt war. Man sah in seinem Gesicht, dass er schon selbst zweifelte, ob Thorn nicht der bessere Kandidat wäre, aber natürlich ging es hier nur vordergründig um die Eignung für den Posten, als vielmehr darum, wer mehr seiner Freunde und Verbündeten in einflussreiche Posten hieven konnte. Thorn ergriff selbst das Wort.</text:p>
      <text:p text:style-name="P1"><text:tab/>„Meine Herren Ratsmitglieder – Das kann nicht euer Ernst sein, dass dieser gewissenhafte und fleißige Mann für einen so riskanten Posten wie das Magisteramt verschwendet werden soll. Er hat eine natürliche Begabung fürs Verwalten – sich schon so jung Vorschriften auszudenken, <text:span text:style-name="T371">mein Herr</text:span>, Sie haben meine Achtung. Aber um seine gute Arbeit zu leisten, dazu hätte er im achten Bezirk nicht mal eine Gelegenheit. Dieser Bezirk hat ganz andere Probleme, die Leute halten sich dort sowieso nicht an die Vorschriften, die einzigen Gesetze, die durchgesetzt werden, sind die, die diese Verbrecher durchsetzen. Seine Kompetenzen wären an solch einem Ort fürs erste verschwendet, ganz abgesehen von Gefahr für Leib und Seele – der Bezirk ist frühestens in einem halben Jahr soweit, dass die Leute sich an eine Herrschaft mit festen Regeln und fester Hand gewöhnt haben. Gebt mir die Chance, diesen Bezirk gesund zu pflegen, und dann kann unser Freund hier Hand anlegen und seine fortgeschrittenern Verwaltungstechniken anwenden, die ich zugegeben nie gelernt habe. Erst mal muss das Kriminalitätsproblem in den Griff bekommen werden, Darns Ermordung war doch nur ein vorhersehbarer Punkt in einer viel zu lange verleugneten Entwicklung! Ich habe die Diebe in meiner Zeit beim Orden bereits vielfach bekämpft, und kenne das Problem, ihre Strukturen, ihre Organisation, ich weiß wo ich ansetzen muss. Aufgrund der mangelnden Steuereinnahmen hat der Bezirk auch kaum eigene Milizen, und die paar, die es gibt, sind miserabel bewaffnet. Das heißt, man kann die Diebe nur mit gezielten, kleinen Aktionen ausheben und nicht mit groß angelegten Kontrollen und öffentlicher Präsenz des Polizeiapparats. All diese Dinge beherrsche ich, sogar beim Orden war ich für diese Dinge verantwortlich. Ich verspreche Ihnen, <text:span text:style-name="T371">meine Herren</text:span>, in einem halben Jahr habe ich den Bezirk so weit, dass <text:span text:style-name="T371">seine</text:span> fortgeschrittene Wirtschafts- und Finanzpolitik funktionieren wird, und dann können wir endlich etwas Wachstum in einem Bezirk erwarten, dessen Steuergelder dann endlich in unsere Taschen fließen, statt in die der Diebe!“</text:p>
      <text:p text:style-name="P1"><text:tab/>Sein Mitbewerber starrte ihn nach dieser Rede mit großen Augen an. „Meinen Sie wirklich, dass <text:soft-page-break/>das Kriminalitätsproblem so schlimm ist? Meine Herren, in diesem Fall würde ich meine Bewerbung fürs erste auf Eis legen und diesem Mann das Feld überlassen – ich glaube, er ist fürs erste die bessere Wahl, ich werde mich in einem halben Jahr nochmal bewerben. Viel Glück wünsche ich Ihnen!“</text:p>
      <text:p text:style-name="P1"><text:tab/>Ratsinquisitor Callen legte sich die Hände vors Gesicht und rieb sich verzweifelt die Stirn. Der Patrizier ernannte Thorn zum neuen Magister von Bezirk acht und schloss die Sitzung. Die Leute erhoben sich und schoben sich langsam in Richtung Ausgang. Thorn wollte sich gerade Arghan zuwenden, da klopfte ihm Hakun auf die Schulter.</text:p>
      <text:p text:style-name="P1"/>
      <text:h text:style-name="Heading_20_1" text:outline-level="1"><text:bookmark-start text:name="__RefHeading__14032_2035619654"/>Marcin – <text:span text:style-name="T298">plant mit den Hauptleuten des achten Bezirks die Revolte</text:span><text:bookmark-end text:name="__RefHeading__14032_2035619654"/></text:h>
      <text:p text:style-name="P1"/>
      <text:p text:style-name="P1"><text:tab/>„Und darum ist jetzt unser Zeitpunkt, um zuzuschlagen!“</text:p>
      <text:p text:style-name="P1"><text:tab/>„Offener Kampf gegen die städtischen Milizen? Das ist der Grund, warum wir nicht mehr dich angreifen sollen?“ Der Hauptmann links von ihm lächelte spöttisch. „Da musst du dir schon was besseres einfallen lassen, um einen Friedensvertrag auszuhandeln.“</text:p>
      <text:p text:style-name="P1"><text:tab/>Marcin schnaubte. „Es geht mir doch nicht allein um Frieden mit euch, im Gegenteil. Auch wenn das ein wichtiger Teil ist – es geht vor allem um Frieden für euch. Die Diebe hier in Lagon haben lang genug damit verbracht, sich untereinander zu bekriegen, und einen wichtigen Punkt vergessen – nicht wir nehmen uns gegenseitig das Geschäft weg. Wer sind die reichsten Männer der Stadt?“</text:p>
      <text:p text:style-name="P1"><text:tab/>„Naja, die Magister, die sich selbst bereichern.“</text:p>
      <text:p text:style-name="P1"><text:tab/>„Genau, alles was wir können, ist den Verzweifelten das Geld aus der Tasche zu ziehen. Denen, die ihre Sorgen mit Brocken und Weib stillen wollen, denen, die zu uns kommen, um Gefallen einzufordern, denen, die ihre Steuern, ihre Miete, ihre Rechnungen eh schon nicht bezahlen können. Und warum? Weil die Magister sich alles unter den Nagel reißen! Wir bekommen doch nur die kümmerlichen Reste vom Kuchen.“</text:p>
      <text:p text:style-name="P1"><text:tab/>„Kuchen, Mann, Kuchen wäre absolut nicht schlecht!!“ grölte der Hauptmann ganz rechts im Brockenrausch. Er räkelte sich auf seinem Stuhl und starrte glasig auf den Tisch, der in der Mitte stand. Auf ihm lag eine selbstgezeichnete Karte des achten Bezirks. </text:p>
      <text:p text:style-name="P1"><text:tab/>Der Hauptmann in der Mitte, ein grober Mann mit mehrfach gebrochener Nase, fragte: „Und wie reißen wir uns den Rest vom Kuchen unter die Nase, alter Mann? Willst du sie einfach überreden, es dir zu geben? Willst du es gegen deine grauen Haare tauschen?“ Der rechte brach in seinem Rausch in ein grollendes Gelächter aus. Marcin lachte gezwungen mit. </text:p>
      <text:p text:style-name="P1"><text:tab/>„Nein, wir fangen einfach an, diesen Bezirk offen selbst zu regieren! Die Steuereinnahmen bekommt die Regierung, richtig? Dann werden wir eben unsere eigene Regierung! Gründen wir unsere eigene Republik auf dem Boden des achten Bezirks! Wo wir nach unseren Gesetzen leben – nach unseren Gebräuchen, und ohne dass uns irgendein anderer in unsere diebischen Belange hineinpfuscht. Ihr haltet den Bezirk doch schon seit Jahren am laufen, ihr wisst doch, wie man regiert, den Leuten zuhört und so, Gericht hält, und vor allem wie man ihre Kohle abgreift. Nur wenn wir sagen, wir sind die neue Regierung des achten Bezirks, können wir uns diese Steuereinnahmen nehmen.“</text:p>
      <text:p text:style-name="P1"><text:tab/>„Und diese Steu – Verdammt, Mitch, warum benutzt der immer so lange Wörter?“ der rechte Hauptmann rammte seinen Dolch in den Tisch. „Verdammt, Mark, oder wie du heißt – wenn du nochmal lange Wörter benutzt, rasier ich dir die grauen Haare damit weg.“ </text:p>
      <text:p text:style-name="P1"><text:tab/>Mitch, anscheinend der Hauptmann links von Marcin, und auch der intelligenteste, fuhr fort: „Und wie stellst du dir das bitte vor? Der Rat Lagons stellt die Magister, und ich glaube, das würden die auch gerne so beibehalten! Ich meine, die Milizen im achten sind zwar scheiße, aber das können die sich nicht bieten lassen, was ist, wenn die mit den Vier Divisionen kommen? So viele Männer haben wir auch nicht.“</text:p>
      <text:p text:style-name="P1"><text:tab/>„Ach, unser Freund Marcin hier erschreckt sie mit seinen Altersflecken! Schaut her, wie ich nicht mehr gerade pissen kann!“ der mittlere imitierte einen alten Mann und tat so, als würde er in hohem Bogen quer durch den Raum pissen, er erntete schallendes Gelächter von seinen Kollegen.</text:p>
      <text:p text:style-name="P1"><text:soft-page-break/><text:tab/>„Ganz einfach – habt ihr schon einmal was von Guerillataktik gehört? Immer wenn irgendwo drei, vier Soldaten unterwegs sind, stechen wir die schnell ab und verstecken uns in einem der Häuser, tun so, als wären wir normale Bürger. Und wenn ihnen das zu bunt wird, und sie die große Division ins Feld schicken wollen, haben sie keinen mehr zum angreifen – jeder könnte der Feind sein, und die können ja nicht den ganzen Bezirk abschlachten. Und die Bürger sind ja jetzt schon auf unserer Seite, die haben auch keinen Bock mehr, Steuern an Lagon zu zahlen – wir Diebe regieren hier doch schon seit Ewigkeiten, halten Gericht, und helfen den Armen. Das heißt, wir können auf die Unterstützung der Leute zählen. Die können uns jederzeit verstecken, wenn die Armee anrückt. Und sie können die ja nicht einfach hier stehen lassen – die ganze Division über Wochen hinweg hier stehen zu lassen, in ständiger Gefahr? Das kostet, das ist denen viel zu teuer. Wir beziehen das Magistergebäude einfach, sagen den Leuten, sie sollen die Steuern zu uns bringen, wir sind der neue Magister! Und bis die Armee auftaucht, sind wir wieder in unseren Verstecken, zusammen mit den Steuergeldern.“ </text:p>
      <text:p text:style-name="P1"><text:tab/>„Aaaaargh, er hat es wieder getan!! ich stech ihn an, diesen miesen Wichser!“ Der rechte griff nach dem Dolch, den er in den Tisch gerammt hatte.</text:p>
      <text:p text:style-name="P1"><text:tab/>„Ist ja gut, mit dem Kuchen! Wir sind wieder in unseren Verstecken, zusammen mit dem Kuchen.“</text:p>
      <text:p text:style-name="P1"><text:tab/>„Du sprichst von 'wir' – was meinst du damit, Marcin? Du willst der vierte Clan im achten Bezirk werden? Du kriegst nichts von unserem Kuchen ab.“</text:p>
      <text:p text:style-name="P1"><text:tab/>„Nein, Mitch, ich habe viel größere Pläne – warum sollten wir uns mit dem achten Bezirk begnügen? Nachdem wir den achten unter Kontrolle haben, ist natürlich der siebte dran. Ich helfe euch erst beim achten, wer weiß, ob ihr das alleine hinkriegt. Und dann nehmen wir uns den siebten vor, und teilen die Steuereinnahmen aus beiden Bezirken durch vier! Aber wir können das nur schaffen, wenn wir zusammenarbeiten.“</text:p>
      <text:p text:style-name="P1"><text:tab/>„Und genau unser Bezirk soll zuerst dran kommen? Da wittere ich doch etwas. Warum nehmen wir nicht erst den siebten auseinander und lassen das Risiko bei dir?“</text:p>
      <text:p text:style-name="P1"><text:tab/>„Wie dir vielleicht aufgefallen ist, habt ihr bereits keinen Magister mehr – das klingt doch nach einfacherer Arbeit, nicht? Eine Sache weniger, um die wir uns kümmern müssen. Der achte Bezirk ist bereits destabilisiert“ - wütender Aufschrei des rechten Hauptmanns, aber der mittlere hielt ihn zurück - „und wir können hier einfach in die Halle marschieren und unseren Staat ausrufen. Vielleicht noch ein paar Vorbereitungen, wir brauchen Informationsplakate, von wegen 'gebt eure Steuern uns, wir sind die neuen Magister' und Plakate mit den neuen Gesetzen, die wir noch erlassen müssen. Und dann können wir praktisch losregieren! Unsere ersten Gesetze sollten in die Richtung gehen: es ist nicht mehr verboten, offen Waffen zu tragen, Brocken zu nehmen, und Prostitution wird erlaubt, solange sie in von uns lizensierten Bordellen stattfindet. Ansonsten hat jeder Dieb mit Mütze polizeiliche Befugnisse. Und was euch noch so an Gesetzen einfällt! Ich würde sagen, wenn das eine Republik der Diebe werden soll, stimmen wir vier immer über neue Gesetze ab. Auf dass goldene Zeiten anbrechen! Die Steuereinnahmen sind ja gar nicht mal das Beste – wir wären verdammte Staatsmänner! Schluss die Zeiten, in denen man als Dieb beschimpft wurde – Magister klingt schon nach einer schöneren Beleidigung, oder?“</text:p>
      <text:p text:style-name="P1"><text:tab/>„Pff, und wer ist dann der Magister? Wenn ich hier genau hinsehe, sind wir vier Leute, und es gibt nur einen Magister pro Bezirk. Du willst sicher der Magister des siebten werden...“</text:p>
      <text:p text:style-name="P1"><text:tab/>„Nein, viel besser – wir sind alle vier gleichberechtigte Magister. Über alles stimmen wir ab, und jeder hat eine Stimme, die gleichviel wert ist. So ist keiner benachteiligt.“</text:p>
      <text:p text:style-name="P1"><text:tab/>Mitch grunzte zufrieden. „Also ich finde den Plan gut, Jungs. Marcin mag ein alter Sack sein, aber umso mehr Kuchen bleibt für uns, sollte er in Rente gehen! Außerdem ist er... clever.“</text:p>
      <text:p text:style-name="P1"><text:tab/>Der mittlere und der rechte stimmten ebenfalls zu. Sie stießen mit Wein auf ihr neues Bündnis an. <text:tab/>„Dann lass uns mal losgehen, schauen wir uns unseren neuen Arbeitsplatz doch mal an!“ Mitch schnappte sich seinen Mantel. </text:p>
      <text:p text:style-name="P1"><text:tab/>„Verdammt, hast du gerade Arbeit gesagt!? Wenn ich gewusst hätte, dass das auf Arbeit hinausläuft, wäre ich nicht Dieb geworden!“ Doch der Einwurf des rechten war nicht ernstgemeint. </text:p>
      <text:p text:style-name="P1"><text:tab/>Marcin kam plötzlich ein Gedanke. Er sprach den rechten an: „Ach Leute, wo wir gerade so schön beisammen sitzen, ich habe gehört, du hast in einem deiner Bordelle ein Mädchen namens <text:soft-page-break/>Magda... ich interessiere mich für sie, kann ich sie dir nicht vielleicht abkaufen?“</text:p>
      <text:p text:style-name="P1"><text:tab/>Der Dieb lachte und klopfte ihm brüderlich auf die Schulter. „Magda? Die kannst du haben, dafür, dass du soviel für uns tust. Weiß nicht, was du an der findest, ihre besten Jahre hat die sowieso schon hinter sich – ach ja, du bist ja auch schon so ein alter Sack!“</text:p>
      <text:p text:style-name="P1"><text:tab/>Das Versteck, in dem sie sich getroffen hatten, war nur ein paar Straßen vom Ratsgebäude entfernt. Sie plauderten ein bisschen über Gesetze, die sie erlassen könnten, und wie sie sich die Gunst des Volkes erhalten könnten – öffentliche Partys, ohne die Beschränkungen der normalen städtischen Feste gehörten zu den besseren Vorschlägen. Sie hatten keine gesonderte Eskorte dabei, immerhin waren sie die mächtigsten Diebe der zwei Bezirke – und ein jeder in der Bevölkerung würde ihnen grundsätzlich helfen, in der Gewissheit, dass sie sich in ihrer Diebesehre erkenntlich zeigen würden. </text:p>
      <text:p text:style-name="P1"><text:tab/>Und sie begegneten auf ihrem Weg auch nicht einmal einer Miliz – erst, als sie auf den Platz vor dem Ratsgebäude traten. Irgendjemand hatte hier die Hölle losgetreten – die letzten Tage war die Gegend hier noch vollkommen ausgestorben gewesen. Ohne Magister gab es keinen Grund, sich hier aufzuhalten, und kein Geld, um Soldaten zu bezahlen. Doch nun wimmelte der Platz vor dem Gebäude von Soldaten; es waren die schlecht ausgerüsteten Milizen des achten Bezirks, aber immerhin hatten sie sich alle auf einem Fleck versammelt. Marcin stutzte. Am Eingang des Amtsgebäudes entdeckte er Thorn zwischen den Milizionären.</text:p>
      <text:p text:style-name="P52"><text:span text:style-name="T221"><text:tab/></text:span><text:span text:style-name="T44">Anscheinend hat Thorn schon seinen Dienst angetreten,</text:span><text:span text:style-name="T221"> dachte er. </text:span><text:span text:style-name="T44">Um so besser, dann kann ich einen Kampf provozieren, in dem ich dann überhaupt jemandem in den Rücken fallen kann.</text:span></text:p>
      <text:p text:style-name="P1"><text:tab/>Die vier Diebe drängten sofort in eine Seitengasse und nahmen ihre Mützen ab.</text:p>
      <text:p text:style-name="P1"><text:tab/>„An das Mützenabnehmen müsst ihr euch auch etwas mehr gewöhnen“, sagte Marcin. „Nun, jetzt haben wir einen guten Grund, die Guerillataktik mal auszuprobieren. Meine Freunde, wie kann man eine vertraute Umgebung wie diese hier nutzen, um eine große Streitmacht zu zersplittern und einzeln anzugreifen?“</text:p>
      <text:p text:style-name="P1"><text:tab/>„In dem Haus da wohnt meine Tante“, meldete sich der mittlere zu Wort. </text:p>
      <text:p text:style-name="P1"><text:tab/>„Und dort drüben, dem Mann habe ich einst ein Alibi verschafft.“ </text:p>
      <text:p text:style-name="P1"><text:tab/>Marcin lächelte. „Wunderbar – also dürften sie nichts dagegen haben, wenn wir Bogenschützen auf die Dächer stellen, richtig? Diese Milizionäre haben nur Speere – die sind praktisch für einen eins gegen eins-Kampf, aber mit einem Bogen kann ein Milizionär nichts anfangen, die helfen nicht gegen einzelne Verbrecher. Beschuss, gerade von oben, haben sie also nichts entgegenzusetzen. Dann platzieren wir auf dem Platz noch eine Menge unserer Leute in Zivil, die nur darauf warten, den Milizionären, die von den Bogenschützen abgelenkt werden, einen Dolch in den Rücken zu stoßen und dann schnell zu verschwinden.“</text:p>
      <text:p text:style-name="P1"><text:tab/>Der mittlere war begeistert. „Mann, Mitch, der Typ ist echt clever! So gefallen mir Kämpfe! Die werden keine Ahnung haben, was auf sie zukommt, Mann! Das könnte echt öfter so laufen.“</text:p>
      <text:p text:style-name="P1"><text:tab/>Mitch grinste verschwörerisch. „Also, in Ordnung, dann gehen alle, und sammeln ihre Leute und rüsten sie aus. Marcin, du treibst Bögen auf, hier im achten sind derzeit keine zu bekommen, und das war ja dein Plan. Wir stellen noch eine Eingreiftruppe mit Schwert und Schild zusammen, die aus den Häusern stürmen, sobald unsere Zivilisten aufgeflogen sind, und die dann den Rest aufräumen sowie die Zivilisten aus der Gefahrenzone holen. Marcin führt die Bogenschützen, du“, hier deutete er auf den rechten, „machst die Zivilisten, du führst die Eingreiftruppe an. Ich selbst behalte den Überblick und koordiniere die Angriffe vom Dach aus.“</text:p>
      <text:p text:style-name="P1"><text:tab/>Der rechte Hauptmann grinste. „Oh ja, direkt am Ort des Gemetzels, so habe ich es am liebsten!“</text:p>
      <text:p text:style-name="P1"><text:tab/>Marcin hingegen schaute ernst. „Alles klar, ich brauche etwa einen Tag, um die Bogenschützen zusammenzustellen. Stellt einen Spion hierhin, der uns informiert, falls sich an der Lage etwas ändert, oder der Bescheid sagt, wenn sie morgen nicht mehr da sind. Ihr kümmert euch um die Bewaffnung und Anweisung eurer Leute, und schickt einen zu den Häusern, von denen ich die Dächer brauche. Am liebsten hätte ich zwei Häuser, dann kann ich sie ins Kreuzfeuer nehmen. Wir treffen uns morgen in dem Versteck hier in der Nähe, und zwar, bevor unsere Leute ihre Positionen einnehmen. Einverstanden?“ Alle drei stimmten zu und gingen in unterschiedliche Richtungen davon. Dem rechten rief er nach: „und bring Magda mit, ja?“ </text:p>
      <text:p text:style-name="P1"><text:tab/>Marcin selbst machte sich auf den Weg zurück in den siebten Bezirk, während in seinem Kopf ein <text:soft-page-break/>Plan Gestalt annahm. Und kaum war er in seinem Hauptversteck, schickte er einen Boten zum Waffenhändler und einen zu Hakun.</text:p>
      <text:p text:style-name="P1"/>
      <text:h text:style-name="Heading_20_1" text:outline-level="1"><text:bookmark-start text:name="__RefHeading__14034_2035619654"/>Thorn – <text:span text:style-name="T298">bezieht sein neues Büro und befördert einen Feldwebel</text:span><text:bookmark-end text:name="__RefHeading__14034_2035619654"/></text:h>
      <text:p text:style-name="P1"/>
      <text:p text:style-name="P1"><text:tab/>Sein neues Büro war ziemlich verstaubt. Thorn hatte die Gerichtshalle bis jetzt noch kaum besetzt, seine Leute hatten das Blut immer noch nicht weggekriegt. Und wenn jemand tatsächlich mal etwas von ihm wollte, dann würde er den Weg zu seinem Büro sicher auch finden. Bis jetzt war das allerdings noch nicht passiert, und so hatte Thorn die drei Stunden, die er sein Amt nun innehatte, damit verbracht, ein paar Akten durchzusehen und die Schatzkammer zu betrachten. Die war immerhin nicht vollkommen leer, Darn hatte wohl gegen Ende keine Gelegenheit gehabt, das Geld aus dem Fenster zu werfen. </text:p>
      <text:p text:style-name="P55"><text:tab/>Mal sehen, wen ich damit wohl bestechen muss.</text:p>
      <text:p text:style-name="P1"><text:tab/>Während er gerade die Karte des Bezirks studierte, um sich einzuprägen, wo er eine Revolte gut würde abwehren können, klopfte es an der Tür.</text:p>
      <text:p text:style-name="P1"><text:tab/>„Herein!“</text:p>
      <text:p text:style-name="P1"><text:tab/>Ein <text:span text:style-name="T279">herkömmlicher</text:span> Beamter, der ihm völlig unbekannt war, betrat sein Büro respektvoll. „Hallo, ich bringe Euch die Kopien der Sterbeverzeichnisse der letzten fünf Jahre, damit sie die Toten aus den Steuerunterlagen löschen können. Aber denkt gar nicht erst daran, ein paar Tote hinzuzufügen, wie gesagt, das sind nur die Kopien, und auch die Steuern von angeblich Toten gehören in die Staatskasse.“ Er zwinkerte ihm zu, legte die Unterlagen auf den Tisch und drehte sich in Richtung Tür. Kurz bevor er ging, sagte er: „Ach ja, und ihr seid ja neu, ein Freund hat einen Brief zwischen die Seiten gesteckt. Ihr dürftet ihn besser kennen als ich.“ mit diesen Worten verließ er das Büro. </text:p>
      <text:p text:style-name="P1"><text:tab/>Thorn ahnte Böses, als er den Brief fand und öffnete. </text:p>
      <text:p text:style-name="P1"><text:tab/>„Morgen im Lauf des Tages wird eine Revolte der Ehrbaren Diebe im achten Bezirk stattfinden. Es wird einen direkten Angriff auf Ihr Amt geben. Stationieren sie ihre Miliz außerhalb des Gebäudes, aber halten sie im Innern Schilde bereit. Wenn auf den Dächern Bogenschützen zu schießen anfangen, sollte die Hälfte ihrer Leute nach innen gehen und die <text:span text:style-name="T279">Schilde</text:span> holen, und der Rest auf die Passanten auf dem Platz einstechen, das sind allesamt verkleidete Diebe. Ihre Leute sollten so schnell wie möglich mit Schilden ausgerüstet werden, dürfen aber nicht ins Innere des Amts fliehen. Dann wird eine bewaffnete Bande von Dieben angreifen, während der Pfeilbeschuss weitergeht. Sobald diese Bande sie angreift, bilden sie einen Schildwall und halten sie die Diebe auf Abstand, das haben ihre Leute in der Akademie gelernt, keine Sorge. Das wird die letzte Welle. Und machen Sie keine Anstalten, die Bogenschützen auszuschalten, das sind unsere Leute. Geben sie die Instruktionen erst an ihre Leute weiter, wenn sie Soldat 11 und 26 in ihrem Kerker untergebracht haben, das sind Spitzel.“ </text:p>
      <text:p text:style-name="P1"><text:tab/>Der Brief war mit einem 'H' unterschrieben. Thorn seufzte. </text:p>
      <text:p text:style-name="P54"><text:span text:style-name="T213"><text:tab/></text:span><text:span text:style-name="T221">Verdammt, das ist mein erster Tag in dem Job. Jetzt weiß ich zumindest, wofür ich die letzten paar Flammlinge in der Schatzkammer ausgeben werde.</text:span></text:p>
      <text:p text:style-name="P1"><text:tab/>Er ließ den Feldwebel seiner Milizeinheit antreten.</text:p>
      <text:p text:style-name="P1"><text:tab/>„Feldwebel?“</text:p>
      <text:p text:style-name="P1"><text:tab/>„Sir, Angetreten!“ </text:p>
      <text:p text:style-name="P1"><text:tab/>„Ich habe einen beunruhigenden Spionagebericht erhalten. Hier, lesen Sie.“ Thorn gab ihm den Brief. Der Feldwebel hielt ihn unschlüssig in den Händen. „Sie können doch lesen, Feldwebel?“ </text:p>
      <text:p text:style-name="P1"><text:tab/>„Sir, Ich kann vierundvierzig Liegestütze am Stück und habe mal den Speer von Soldat 4 mit einer Hand zerbrochen!“</text:p>
      <text:p text:style-name="P54"><text:span text:style-name="T213"><text:tab/>Thorn vergrub sein Gesicht in seinen Händen. </text:span><text:span text:style-name="T221">Das darf, das darf einfach nicht wahr sein.</text:span></text:p>
      <text:p text:style-name="P54"><text:span text:style-name="T213"><text:tab/>„Bringen sie mir einen ihrer Leute, der lesen kann, aber, zuhören, </text:span><text:span text:style-name="T221">nicht</text:span><text:span text:style-name="T213"> Soldat 11 oder 26, verstanden? Lesen ja, 11 oder 26 nein. Verstanden?“</text:span></text:p>
      <text:p text:style-name="P1"><text:tab/>„Sir, Magister, Sir!“</text:p>
      <text:p text:style-name="P1"><text:soft-page-break/><text:tab/>„Wegtreten.“</text:p>
      <text:p text:style-name="P1"><text:tab/>Wenig später stand ein ziemlich junger Soldat vor ihm, seine blaue Weste war ihm ein Stück zu groß, und es sah aus, als hätte er seinen Speer unten etwa fünfzehn Zentimeter abgesägt. Aber er sah zumindest ein wenig sympathischer aus, und sein Blick war nicht so leer wie der seines Vorgesetzten.</text:p>
      <text:p text:style-name="P1"><text:tab/>„Sir, Sie brauchen jemanden, der lesen kann?“</text:p>
      <text:p text:style-name="P1"><text:tab/>„Wer sind sie, wenn ich fragen darf?“</text:p>
      <text:p text:style-name="P1"><text:tab/>„Soldat 13 ist mein Name.“</text:p>
      <text:p text:style-name="P1"><text:tab/>„In Ordnung. Sie haben eine Schule besucht? Haben Sie auch etwas Ahnung von Taktik?“</text:p>
      <text:p text:style-name="P1"><text:tab/>„Ja, ich bin bei der Offiziersprüfung durchgefallen, weil ich das Wetttrinken nicht bestanden habe, aber ich habe sowohl einen regulären Schulabschluss als auch die Offiziersschule besucht.“</text:p>
      <text:p text:style-name="P1"><text:tab/>„Wetttrinken? Wollen Sie mir sagen, dass Trinkfestigkeit eine notwendige Fähigkeit von Offizieren sein muss? Was ist mit dieser Stadt nur los? Kein Wunder, dass die Diebe hier die Straßen kontrollieren und ein religiöser Orden, der sich gegen aufgeklärte Bildung stellt, für die Schulen verantwortlich ist.“</text:p>
      <text:p text:style-name="P1"><text:tab/>„Sir, Magister, Trinkfestigkeit ist essenziell für einen Offizier! Ein Offizier, der nach einer Flasche Soldatenfusel nicht mehr kommandieren kann, ist ungeeignet, auf dem Schlachtfeld einen klaren Kopf zu bewahren.“</text:p>
      <text:p text:style-name="P1"><text:tab/>„Nein, hier läuft das ab heute anders. Ihr seid die Miliz des achten Bezirks und mir persönlich unterstellt. Du bist hiermit zum Kommandeur der Miliz des achten Bezirks ernannt, ich werde das gleich noch vor deinen Leuten wiederholen. Der Feldwebel 1 sei dein Adjutant. Und jetzt lies dir diesen Brief durch, verdammt.“</text:p>
      <text:p text:style-name="P1"><text:tab/>Der Soldat lief vor Freude rot an. „Meinen Sie das ernst, Magister, Sir? Ich werde sie nicht enttäuschen, Sir!“ und ergriff den Brief. Als er ihn gelesen hatte, war sein freudiger Gesichtsausdruck jedoch einer konzentrierten Miene gewichen. „Erschreckend, finden sie nicht, dass gute Spionage den Ausgang einer Schlacht viel eher entscheiden kann als das Können des Kommandeurs oder der Soldaten... Nun, ich werde das beherzigen und sofort eine Verteidigung bereitstellen, sowie die beiden Spitzel wegsperren.“</text:p>
      <text:p text:style-name="P1"><text:tab/>„Nein, nein, das geht zu schnell – die dürfen nicht ahnen, dass wir wissen, was los ist. Für heute schickst du alle nach Hause bis auf fünf Leute, 11 und 26 schickst du auch nach Hause. Dann gehst du mit drei davon los und kaufst Schilde für alle, außerhalb des achten Bezirks, achtundzwanzig müssten das dann sein, ohne 11 und 26. die schaffst du nachts ins Innere. Und morgen früh dann lässt du die beiden Spitzel wegsperren, ohne dass die Diebe Verdacht schöpfen, aber lass sie leben, wir brauchen die noch eines Tages. Dann gibst du dem Rest deiner Leute die Instruktionen für die Schlacht weiter.“</text:p>
      <text:p text:style-name="P1"><text:tab/>„Sir, Magister, Sir!“</text:p>
      <text:p text:style-name="P1"><text:tab/>„Ich bin zuversichtlich, dass du einiges hierbei lernst, viel Erfolg bei deinem ersten Kommando, ich denke, du hast noch einiges vor dir. Wegtreten.“</text:p>
      <text:p text:style-name="P1"/>
      <text:p text:style-name="P1"/>
      <text:h text:style-name="Heading_20_1" text:outline-level="1"><text:bookmark-start text:name="__RefHeading__14036_2035619654"/>Varg – <text:span text:style-name="T298">Kampftraining mit Dania und Streit mit Joran</text:span><text:bookmark-end text:name="__RefHeading__14036_2035619654"/></text:h>
      <text:p text:style-name="P1"/>
      <text:p text:style-name="P1"><text:tab/>Er war vollkommen aus der Puste. Stundenlang hatten sie gefochten, doch egal, wo er hinschlug, Dania war bereits woanders. Ihr in die Augen zu schauen, das traute er sich schon nicht mehr, und sowieso wurde sein Blick ständig abgelenkt – auch wenn er sich konzentrieren wollte. Und Dania besaß eine bemerkenswerte Ausdauer. Nun, der Körper, den sie bewegen musste, war ja auch erheblich leichter, schlanker, eleganter in dem kleinen Sprung nach rechts, die Füße tanzten mehr, als dass sie auswichen... er riss sich zusammen.</text:p>
      <text:p text:style-name="P52"><text:span text:style-name="T221"><text:tab/></text:span><text:span text:style-name="T44">Verdammt, das ist immer der Punkt, an dem sie mich erwischt, doch diesmal habe ich es noch rechtzeitig gemerkt.</text:span></text:p>
      <text:p text:style-name="P1"><text:tab/>Da kam ihm ein Schwung unter der Parade durch und er musste zurückweichen – leider hatte er <text:soft-page-break/>die Bodenwelle nicht eingeplant, die hinter ihm war, und reflexartig versuchte er, mit beiden Armen das Gleichgewicht zu halten, seine Deckung war offen.</text:p>
      <text:p text:style-name="P1"><text:tab/>Dania sprang ihn einfach an und riss ihn um, während er noch taumelte. Sie landete professionell auf seiner Brust, mit der Linken hielt sie seine Schwerthand und drückte in ein Schmerzzentrum, sodass er das Schwert fallen ließ, mit der Rechten hielt sie ihm ihre Klinge an die Kehle.</text:p>
      <text:p text:style-name="P1"><text:tab/>„Verdammt, wie landest du so zielsicher?“</text:p>
      <text:p text:style-name="P1"><text:tab/>Varg war sich nicht sicher, ob er die Antwort hören wollte, doch verdammt, es interessierte ihn. Auch wenn es wohl um ziemlich blasphemische Dinge ging, oder so stellte er sich ihr Leben jedenfalls vor.</text:p>
      <text:p text:style-name="P1"><text:tab/>„Naja, Körperkontrolle lernt man eben einfach in meinem Beruf... und ich habe es auch mal eine Weile als Tänzerin versucht, aber da verdient man nicht gut genug für zwei.“</text:p>
      <text:p text:style-name="P1"><text:tab/>Varg war gespannt. Tänzerin musste sie tatsächlich mal gewesen sein, so wie sie sich bewegte.</text:p>
      <text:p text:style-name="P1"><text:tab/>„Für zwei? Hast du... Kinder? Oder...“ Varg wusste gar nicht, was ihn das eigentlich interessieren sollte, immerhin war er ein verdammter Novize, und so etwas würde ihn sowieso nie betreffen. Doch Dania lachte nur.</text:p>
      <text:p text:style-name="P1"><text:tab/>„Nein, Ich musste damals immer für meinen Vater sorgen. Verdammter Bastard.“ Sie stieg von ihm herunter. „Wie machst du das eigentlich, die Leute in eurem Orden sollen doch keusch bleiben? Hältst du dich da auch dran?“</text:p>
      <text:p text:style-name="P52"><text:span text:style-name="T221"><text:tab/></text:span><text:span text:style-name="T44">Wow, wo kommt diese Frage denn her?</text:span></text:p>
      <text:p text:style-name="P1"><text:tab/>„Ja, natürlich, das schulde ich J'zharr... ich werde niemals mit einer Frau schlafen. Das ist gegen das Gesetz, gegen meinen Eid...“ Auch wenn Varg diese Sätze bei jedem Wort bedauerte, das war er J'zharr tatsächlich dafür schuldig, dass er seine Schwestern gerettet hatte – und ihm die Kraft gegeben hatte, sich seinem Vater zu stellen.</text:p>
      <text:p text:style-name="P1"><text:tab/>„Du hältst das ein sagst du? Dann hast du meine Bewunderung. Mir gehen all die Männer auf die Eierstöcke... keiner von ihnen hat je etwas anderes in mir gesehen als eine Ansammlung von wohlgeformten Körperteilen und erogenen Zonen, für ein paar Flammlinge jederzeit zu haben – ich habe es so satt.“ sie setzte sich mit dem Rücken zu ihm an seine Seite und löste ihren Dutt auf, nur um ihn wieder neu zu binden.</text:p>
      <text:p text:style-name="P1"><text:tab/>„Keine Sorge, ich bin froh, schon erheblich mehr von dir kennenzulernen, als nur diese körperlichen Reize... du hast eine unheimliche Stärke, und deine Augen sind trotz all dem Schmerz niemals stumpf geworden.“ er setzte sich auf und fasste sie sanft an der Hüfte. „Da ist viel mehr in dir als nur -“ doch Dania sprang wütend auf, trat seine Hand weg und schon hatte er wieder eine Klinge an der Kehle:</text:p>
      <text:p text:style-name="P1"><text:tab/>„Halt bloß die Klappe – Ich seh doch, wie du taumelst, wenn wir kämpfen, und wie du abgelenkt wirst, jedes Mal, wenn ich dich ein bisschen verzaubere. Rede dir ruhig ein, dass dein Gelübde und deine Keuschheit dich zu einem besseren Menschen machen, rede dir ruhig ein, dass du mich verstehst – unter all den Worten bist du auch nur ein Mann.“ ihr Zorn schien ebenso schnell zu verrauchen, wie er gekommen war, als sie über ihn stieg und in Richtung Haus ging. Im Weggehen hörte er sie noch murmeln: „Nur ein Mann...“ und Varg fragte sich, was man ihr wohl angetan hatte, dass sie aus dem Nichts heraus so ausflippte. Was hatte er gerade bitte getan? Frauen würden ihm immer ein Mysterium bleiben. Es gab schon einen Grund, dass der Orden das verbat – es hielt ihn nur davon ab, den Umgang mit Bor richtig zu lernen. Er sah Joran aus dem Haus auf sich zukommen.</text:p>
      <text:p text:style-name="P1"><text:tab/>„Varg? Hast du Dania irgendwie blöd erwischt beim Training oder ihr was angetan oder was? Sie sah nicht besonders glücklich aus, als sie mir gerade entgegengekommen ist.“ Joran sah auch nicht besonders glücklich aus – er schien mit Dania zu fühlen. Waren denn heute alle gegen ihn? </text:p>
      <text:p text:style-name="P1"><text:tab/>„Nein, im Gegenteil, sie hat mich eben besiegt, ich bin über eine Bodenwelle gestolpert.“</text:p>
      <text:p text:style-name="P1"><text:tab/>„Und das war alles? Bist du dir sicher?“ </text:p>
      <text:p text:style-name="P52"><text:span text:style-name="T221"><text:tab/></text:span><text:span text:style-name="T44">Dieser misstrauische Bastard. Verkriech dich doch in dein Kellerlabor.</text:span><text:span text:style-name="T221"> „Jaja, sie kommt nur nicht so gut auf ihre Vergangenheit klar, das ist alles, was willst du noch?“</text:span></text:p>
      <text:p text:style-name="P52"><text:span text:style-name="T221"><text:tab/>Joran kniete sich vor ihn auf den Boden und versuchte, ihm bedrohlich mit dem Finger im Gesicht herumzuwischen.</text:span><text:span text:style-name="T44"> Amüsant.</text:span><text:span text:style-name="T221"> „Hast du sie angefasst? Ich hab gesehen, dass sie auf die saß. Wenn du ihr etwas tust... was näherst du dich ihr überhaupt! Hast du nicht so ein Gelübde einzuhal</text:span><text:soft-page-break/><text:span text:style-name="T221">ten?“</text:span></text:p>
      <text:p text:style-name="P1"><text:tab/>Varg runzelte die Stirn. Was wollte der Freak denn jetzt schon wieder? „Verdammt, meine Gelübde haben dich einen Dreck zu interessieren, du bist doch nicht einmal religiös! Sei froh, dass ich mich schon so weit überwunden habe, dass ich mit dir zusammenarbeite.“ Er stand auf, ignorierte den warnenden Zeigefinger und ging auf das Haus zu. „Ich nehme an, du bist herausgekommen, weil du uns wieder was Neues zeigen willst?“</text:p>
      <text:p text:style-name="P1"><text:tab/>„Tatsächlich!“ Jorans Gesicht hellte sich sofort auf, als er an die Arbeit dachte. „Ich wollte euch heute den Umgang mit einem Rüstungspulver zeigen – das eure Haut unglaublich hart und widerstandsfähig macht, ähnlich wie eine Rüstung. Die könntet ihr euch unter Umständen dann sparen.“</text:p>
      <text:p text:style-name="P1"><text:tab/>„Wir können uns damit die Rüstung sparen? Sollen wir etwa nackt kämpfen? Du redest hier immer noch mit einem Novizen des Ordens, ich warne dich... Du Ungläubiger mit deinen schmutzigen Gedanken willst doch nur, dass Dania -“ Varg fiel es schwer weiterzusprechen, und noch viel schwerer fiel es ihm, weiter grimmig zu gucken als er daran dachte, wie... </text:p>
      <text:p text:style-name="P1"><text:tab/>„Ich habe Dania nicht ansatzweise erwähnt, und selbst wenn, ich habe ja kein Gelübde, was mir das verbieten würde.“ Er senkte seine Stimme, da sie sich dem Haus näherten, und seine Stimme wurde um einiges bissiger. „Ich könnte soviel nackt mit Dania kämpfen, wie ich will, nur du bist durch deinen dämlichen Glauben gebunden, der dir verbietet, dich wie ein normaler Mensch zu benehmen. Eure Keuschheit ist doch nur die Strafe für den restlichen Scheiß, den ihr so angerichtet habt!“</text:p>
      <text:p text:style-name="P1"><text:tab/>„Dania würde so etwas sowieso nicht wollen, sie hat auch verstanden, dass Sex nicht gut für sie ist, du lüsterner Freak!“</text:p>
      <text:p text:style-name="P1"><text:tab/>Und mit diesen Worten waren sie im Haus und schwiegen, sie wollten nicht vor Dania weiterstreiten. Beiden fiel auf, wie kindisch sie sich verhielten, doch sie blieben schweigsam feindselig.</text:p>
      <text:p text:style-name="P52"><text:span text:style-name="T221"><text:tab/></text:span><text:span text:style-name="T44">Dieser verdammte kleine Freak</text:span><text:span text:style-name="T221">, dachte Varg.</text:span><text:span text:style-name="T44"> Der ist nur eifersüchtig, weil ich eine besondere Bindung zu Dania habe... verdammt, ich darf sie gar nicht haben, er hat Recht. Ich bin ein Novize des Ordens! Ein edlerer Mann als ich würde sich nicht über so etwas aufregen... konzentriere dich auf dein Ziel! Du brauchst diesen </text:span><text:span text:style-name="T45">Typen</text:span><text:span text:style-name="T44">.</text:span></text:p>
      <text:p text:style-name="P1"><text:tab/>„Dania, Varg, ich will euch den Umgang mit diesem Pulver zeigen. Es macht eure Haut widerstandsfähiger, sodass sie schwerer zu durchdringen ist. Das schützt euch vor Klingen – aber passt auf, man kann euch immer noch Knochen brechen oder euch <text:span text:style-name="T280">sonst wie</text:span> verletzen, ohne dass die Haut durchdrungen wird.“</text:p>
      <text:p text:style-name="P1"><text:tab/>Dania war begeistert. „Geil, dann könnten wir praktisch nackt kämpfen? Das wäre interessant... vor allem der Aspekt mit der Ablenkung.“</text:p>
      <text:p text:style-name="P52"><text:span text:style-name="T221"><text:tab/>Varg stutzte. Ihm wurde heiß und kalt bei dem Gedanken – </text:span><text:span text:style-name="T44">wieso sieht sie Joran an bei diesem Satz?</text:span><text:span text:style-name="T221"> </text:span><text:span text:style-name="T44">Warum macht mir das Sorgen?</text:span><text:span text:style-name="T221"> Doch auch Joran verließ der Mut, das hatte auch er nicht erwartet.</text:span></text:p>
      <text:p text:style-name="P1"><text:tab/>„Nun. Ja, das könntet ihr theoretisch tun, wenn ihr wollt... das Pulver wurde zwar nicht in erster Linie dafür entwickelt, aber... klar, wenn du willst, kämpfe... nackt.“, stotterte er. „Ich dachte, ihr seid vielleicht auch begeistert, weil das so ein wirksamer Schutz im Kampf ist.“</text:p>
      <text:p text:style-name="P1"><text:tab/>Varg kratzte sich an der Stirn. </text:p>
      <text:p text:style-name="P52"><text:span text:style-name="T221"><text:tab/></text:span><text:span text:style-name="T44">Es hat schon einen Grund, dass sich meine Brüder von Frauen fernhalten.</text:span></text:p>
      <text:p text:style-name="P1"/>
      <text:h text:style-name="Heading_20_1" text:outline-level="1"><text:bookmark-start text:name="__RefHeading__14038_2035619654"/>Marcin – <text:span text:style-name="T299">inszeniert eine Schlacht und wird Hauptmann des achten Bezirks</text:span><text:bookmark-end text:name="__RefHeading__14038_2035619654"/></text:h>
      <text:p text:style-name="P1"/>
      <text:p text:style-name="P1"><text:tab/>Im Schutze der Nacht hatten sie die Bögen tatsächlich unbemerkt zu dem Haus schaffen können. Nicht das es nötig gewesen wäre – immerhin wusste „der Feind“ sowieso von ihren Plänen. Aber Marcin hatte kein Problem damit, früh morgens aufzustehen, und der Plan war sicherer, wenn alle Beteiligten glaubten, dass alles glatt lief. </text:p>
      <text:p text:style-name="P52"><text:span text:style-name="T221"><text:tab/></text:span><text:span text:style-name="T44">Beziehungsweise nach Plan lief,</text:span><text:span text:style-name="T221"> dachte Marcin, und musste unwillkürlich schmunzeln. Ein beunruhigender Humor in einer derart ernsten Situation. Doch obwohl alles so beunruhigend sein sollte, </text:span><text:soft-page-break/><text:span text:style-name="T221">durchströmte ihn die Ruhe, so dass es fast schon sichtbar war. </text:span></text:p>
      <text:p text:style-name="P1"><text:tab/>Seine Leute schien das anzustecken, immerhin. Er quetschte sich mit etwa zwanzig Mann in ein unbequemes Kabuff um eine Strickleiter herum, die in der Mitte hing. Doch Marcin stand in der Mitte wie ein Pol der Ruhe, und so hielten seine Diebe ausnahmsweise die Klappe und schnatterten nicht durcheinander wie aufgeregte Waschweiber. Immerhin ging es hier nicht nur um eine Hinterhof-Messerstecherei, das hier war eine ausgewachsene Schlacht. </text:p>
      <text:p text:style-name="P1"><text:tab/>Ehrbare Diebe waren Schlachten nicht gewohnt, auch Marcin hatte die Überzeugung, dass so gut wie jede Schlacht eigentlich durch eine nächtliche Klinge zu rechten Zeit verhindert werden konnte. Doch wenn es darum ging, eine zu inszenieren, war das natürlich kein Weg.</text:p>
      <text:p text:style-name="P1"><text:tab/>„Ihr werdet sehen, wir haben noch den besten Teil erwischt. Wir haben den Überblick. Die ganzen Schafe da unten werden nicht viel sehen können, was passiert – wir können jederzeit sehen, wenn sich die ersten zum fliehen umdrehen. Keiner von euch wird das Pech haben, plötzlich alleine vor einer Horde wütender Gegner zu stehen, weil er den besten Augenblick zum Rückzug verpasst hat. Also seid beruhigt, wir haben mit Abstand die beste Ausgangsposition heute – von euch muss keiner um sein Leben fürchten.“</text:p>
      <text:p text:style-name="P1"><text:tab/>Selbst wenn irgendjemand auf die Idee kommen sollte, das Haus durch die Einganstür zu stürmen, es gab genug anliegende Dächer, um schnell fliehen zu können, und laut der Hausbesitzerin lag auf dem Dach ein Mühlstein herum, den konnte man im Notfall über die Luke zerren. Sie hatten wirklich nichts zu befürchten, und so waren Marcins Männer auch ziemlich gelassen.</text:p>
      <text:p text:style-name="P1"><text:tab/>Da ging die Tür ihres kleinen Raums auf – nicht besonders weit, da stand ein Dieb im Weg, aber die Stimme der Hausbesitzerin passte dennoch hindurch. „Mein Neffe sagt, dass die Sonne aufgeht – oder so etwas, keine Ahnung.“ Sie hatten eigentlich keinen Code vereinbart, aber es war nicht schwer zu verstehen, was mit diesen Worten gemeint war.</text:p>
      <text:p text:style-name="P1"><text:tab/>Marcin holte tief Luft. „Also Männer, ihr habt eure Anweisungen. Auf mein Kommando – Los!“</text:p>
      <text:p text:style-name="P1"><text:tab/>Seine Leute kletterten einer nach dem anderen die Leiter hoch, Marcin selbst an erster Stelle. So konnte er sich direkt ein Bild von der Situation machen – auf dem Platz standen etwa zwanzig Milizionäre auf ihre Speere gelehnt am Eingang des Amts herum und zeigten Polizeipräsenz, sodass es auch garantiert kein gemeiner Dieb wagen würde, hier auf dem Platz etwas Böses zu tun. Gemeines Volk stand in kleinen Grüppchen oder alleine auf dem Platz verteilt, ungewöhnlich für diese Gegend, sie schienen nichts zu tun zu haben... aber Marcin wusste es natürlich besser. Drei Dächer weiter entdeckte er Mitch, der sich alleine auf einem Dach niedergelassen hatte. Er spähte auf dem Platz nach dem rechten Hauptmann, und entdeckte ihn besonders nah am Ratsgebäude mit einem der Milizionäre streiten – Das war zwar extrem unprofessionell, aber zu erwarten gewesen, immerhin war er mit Sicherheit total auf Brocken und konnte es sich einfach nicht verkneifen, jetzt schon einen Streit anzufangen.</text:p>
      <text:p text:style-name="P1"><text:tab/>Marcins Männer waren noch nicht ganz alle auf dem Dach, da sah Marcin plötzlich, wie der Hauptmann dem Milizionär eine Ohrfeige gab.</text:p>
      <text:p text:style-name="P52"><text:span text:style-name="T221"><text:tab/></text:span><text:span text:style-name="T44">Verdammt, das war voreilig. Aber mir spielt es in die Hände. </text:span><text:span text:style-name="T221">„Männer, sofort eure Bogen raus! Zielt auf die Milizionäre – ihr müsst nicht besonders gut treffen, aber schießt!“</text:span></text:p>
      <text:p text:style-name="P1"><text:tab/>Unten machten sich gerade noch ein paar Milizionäre daran, ihre Waffen zu zücken und den Hauptmann einzukreisen, während die Haare des geschlagenen Milizionärs in Flammen aufgingen. Der rechte Hauptmann hatte wohl eine zünftige Überdosis intus – nicht überraschend, Diebe waren große Schlachten nicht gewohnt – und Marcin sah Mitch auf seinem Dach schon einsam fluchen. Doch da zuckten bereits die ersten Pfeile über den Platz und zwei Milizionäre wurden getroffen. Der eine brach zusammen, der andere wurde nur am Arm erwischt, was dem Rest der Diebe in Zivil bei weitem ausreichte, um ihre Attacke zu starten, gerade, da von ihnen auch mindestens die Hälfte auf Brocken sein musste. </text:p>
      <text:p text:style-name="P1"><text:tab/>Während unten auf dem Platz wohl keiner mehr wahrnahm, was eigentlich genau passierte, konnte Marcin gut beobachten, wie die Milizionäre gar nicht so überrascht waren, dass sie angegriffen wurden, und mit Speeren auf die Diebe losgingen. Mitch rief von seinem Dach Befehle nach unten, doch auf dem Platz wurden sie nicht gehört. Stattdessen sah Marcin, wie dem rechten Hauptmann ein Speer in den Rücken getrieben wurde.</text:p>
      <text:p text:style-name="P52"><text:span text:style-name="T221"><text:tab/></text:span><text:span text:style-name="T44">Eins</text:span><text:span text:style-name="T221">, dachte Marcin.</text:span></text:p>
      <text:p text:style-name="P1"><text:soft-page-break/><text:tab/>Da merkte er, dass wohl doch jemand Mitchs Befehle gehört hatte – aus mehreren Häusern am Platz strömten plötzlich schwer bewaffnete Diebe, die wohl retten sollten, was noch ging. Sie trugen Schwerter und Schilde und stürmten auf die Milizionäre zu, die sich zum Eingang des Amtsgebäudes zurückzogen.</text:p>
      <text:p text:style-name="P1"><text:tab/>Marcin wurde von Toman unterbrochen, der ihm auf die Schulter tippte. „Hauptmann, deine Befehle?“ Immerhin, Toman schien mitzudenken. </text:p>
      <text:p text:style-name="P1"><text:tab/>„Oh, danke für die Erinnerung. Mitch ist überflüssig geworden, erwischst du ihn von hier aus?“</text:p>
      <text:p text:style-name="P1"><text:tab/>Toman nickte. „Natürlich, auf die Entfernung ist das ein Kinderspiel.“ Er hob seine neumodische Armbrust. Die waren für Privatpersonen eigentlich schwer zu bekommen, aber Arghan hatte ihnen extra eine zur Verfügung gestellt, frisch aus seiner Fabrik.</text:p>
      <text:p text:style-name="P1"><text:tab/>Mitch stand wie gebannt am Rand seines Dachs und starrte auf das Schauspiel des Unglücks unter ihm – Wo die Milizionäre gerade Schilde ausgehändigt bekamen, um sich gegen die Schwerter der Eingreiftruppe zu wehren, und begannen, eine Phalanx am Eingang des Amtes zu bilden – und konnte nicht fassen, was aus dem schönen Schlachtplan geworden war. Dieser verdammte Junkie hatte mit seiner Disziplinlosigkeit ihren ganzen schönen Plan auffliegen lassen. Dass die Pfeile zu wenig Chaos verursacht hatten, fiel ihm gar nicht auf. </text:p>
      <text:p text:style-name="P1"><text:tab/>Was Mitch auffiel, war, dass ein Bolzen seinen Hals durchbohrte. Marcin beobachtete ihn dabei, wie er auf die Knie sank, und ungläubig hin fasste, es schien ihn zu wundern, was ihn da getroffen hatte. Marcin seufzte. Ihm war absolut unklar, wie diese Amateure diesen Bezirk solange hatten halten können.</text:p>
      <text:p text:style-name="P52"><text:span text:style-name="T221"><text:tab/></text:span><text:span text:style-name="T44">Zwei</text:span><text:span text:style-name="T221">, dachte er.</text:span></text:p>
      <text:p text:style-name="P1"><text:tab/>Dann machte er sich wieder ans Kommandieren. „Männer! Wir müssen mehr Pfeile da runter bringen! Und denkt dran, es ist egal, wen ihr trefft!“ Sie befanden sich ziemlich im Rücken der Diebe, die Miliz war fast unmöglich zu treffen, so wie sie sich hinter ihren großen Schilden verschanzt hatten. Nur die langen Speere ragten aus dem Schildwall heraus und hielten die Diebe auf Abstand, die mit ihren Kurzschwertern ratlos davor standen. Die machten sich gerade daran, die Speere mit ihren Schilden wegzudrücken, um die Spitzen zu umgehen, doch ihre Schilde waren nicht lang genug, um sich komplett schützen zu können, und die Milizionäre stachen sie in die Beine, um sie am durchbrechen zu hindern. Die Diebe in Zivil hatten längst den Platz verlassen und waren dabei, sich im Viertel zu zerstreuen. Nur der mittlere Hauptmann hatte die Hoffnung noch nicht aufgegeben und trieb seine Leute immer weiter an, gegen die Phalanx vorzugehen. </text:p>
      <text:p text:style-name="P1"><text:tab/>„Toman? Siehst du den Hauptmann?“, fragte Marcin.</text:p>
      <text:p text:style-name="P1"><text:tab/>„“Natürlich, der der so viel schreit.“ Er zog einen neuen Bolzen auf, und während die Pfeile der anderen den Kampfplatz nur ungezielt eindeckten, brachte Toman den Bolzen gezielt zwischen seine Rippen, sodass er vorne wieder austrat. </text:p>
      <text:p text:style-name="P52"><text:span text:style-name="T221"><text:tab/></text:span><text:span text:style-name="T44">Drei</text:span><text:span text:style-name="T221">.</text:span></text:p>
      <text:p text:style-name="P1"><text:tab/>Als die Diebe, die sowieso schon völlig mürbe waren, weiter sinnlos gegen die besser ausgerüsteten, disziplinierteren und auch besser gelaunten Milizionäre anzurennen, verloren den letzten Funken Mut, gingen die ersten Schritte noch normal rückwärts und drehten sich dann um und rannten scheinbar ziellos in die Gassen, um unterzutauchen. Die Milizen machten gar keinen Versuch, sie zu verfolgen. </text:p>
      <text:p text:style-name="P1"><text:tab/>„Feuer einstellen!“, rief Marcin. „Wir hauen ab. Über die Dächer, sucht euch ein niedriges, von dem aus ihr auf die Straße springen könnt. Die Haustür ist zu riskant. Aber keine Hektik, nicht dass sich einer den Hals bricht. Zum Treffpunkt.“ Seine Männer ließen sich das nicht zweimal sagen, und sprangen nacheinander von einem Dach zum nächsten, weiter ins Viertel hinein, und suchten andere Möglichkeiten, von den Dächern zu kommen. Das war bei weitem nicht so gefährlich, wie die Haustür zu benutzen, mit etwas Pech waren die Milizionäre übereifrig und begannen, die Bogenschützen zu jagen. Und Marcin hatte seinen Leuten für heute das Brocken verboten, deswegen waren sie genug bei klarem Verstand, um sich nicht zu verletzen. </text:p>
      <text:p text:style-name="P1"><text:tab/>Marcin und Toman sprangen erst einmal zu Mitchs Leiche, zogen den Bolzen aus seinem Hals und schmissen ihn vom Dach, sodass sie so schnell keiner dafür verantwortlich machen konnte, falls sich doch eines Tages jemand für seine Leiche interessierte. Die Leichen auf dem Platz würden wahrscheinlich von der Miliz aufgeräumt werden und in einem Massengrab landen, es hatten etwa <text:soft-page-break/>zwei Dutzend Diebe und halb so viele Milizionäre ihr Leben gelassen. Die Miliz war bereits am aufräumen.</text:p>
      <text:p text:style-name="P1"><text:tab/>Sie sprangen noch zwei Dächer weit vom Platz weg, und nahmen dann die Dachluke. Die Bewohner des Hauses waren ziemlich perplex, als zwei relativ höfliche, wenn auch schwer bewaffnete Ehrbare Diebe durch ihr Wohnzimmer kletterten, sich bedankten und das Haus verließen. Sie machten sich auf dem Weg zu dem Treffpunkt, der von allen Dieben vor der Schlacht vereinbart worden war. </text:p>
      <text:p text:style-name="P1"><text:tab/>„Schade, dass ich den verdammten Bastard nicht erwischt habe, der meine Schwester eingesperrt hat... aber wir beide sind jetzt wohl quitt, mit den anderen beiden Toten hab ich für den Mordversuch ja wohl genug bezahlt.“ </text:p>
      <text:p text:style-name="P1"><text:tab/>Marcin lächelte gütig. „lass uns erst einmal den Rest einsammeln, und schauen, wie sich die Machtübernahme hier entwickeln wird – vielleicht brauche ich dich noch, je nachdem wie sich die Diebe hier gebärden. Wer weiß, ich kann einen Schützen wie dich sicher wertschätzen, und für dich lohnt sich das auch, glaube mir.“</text:p>
      <text:p text:style-name="P1"><text:tab/>Toman schaute misstrauisch. „Das passt gar nicht zu deinem Sicherheitswahn, dass ich überhaupt noch lebe. Immerhin weiß ich ein paar Dinge... Ich bin doch der, der deine Machtübernahme am ehesten gefährden könnte.“ </text:p>
      <text:p text:style-name="P1"><text:tab/>Marcin lächelte ihn gütig an. Naja, gütig, soweit er eben gütig schauen konnte. „Da habe ich keine Bedenken. Ich bin mir nämlich ziemlich sicher, dass du mir nach heute auf ewig zu Dank verpflichtet bist... und so fähige Männer habe ich gerne zu meiner Unterstützung und nicht als Feinde. Egal, lass uns das erst einmal über die Bühne bringen, du wirst sehen, wie ich das meine.“ </text:p>
      <text:p text:style-name="P1"><text:tab/>Da waren sie auch schon beim Treffpunkt angekommen, die drei mittlerweile verschiedenen Hauptleute hatten das größte Versteck ausgesucht, dass sie auftreiben konnten, sodass auch alle Diebe Platz für einen Versteck nach einem panischen Rückzug hatten. Nun ja, mit zwei Dutzend weniger passten sie jedenfalls hinein.</text:p>
      <text:p text:style-name="P1"><text:tab/>Es war eine Halle, mit einer hohen Decke, und gar nicht so heruntergekommen wie die meisten Verstecke. An der Seite standen Gestelle für Waffen, und die Diebe, die nach und nach eintrudelten, begannen, ihre Waffen zu verstauen, die immerhin Eigentum des Clans waren und nicht der einzelnen Diebe. Mittlerweile waren etwa dreißig Ehrbare Diebe anwesend, etwa die Hälfte davon waren Marcins Leute. Es waren auch mehrere Frauen anwesend, Huren, die dafür da waren, sowohl die medizinischen als auch die anderen Bedürfnisse der Männer nach der Schlacht zu stillen. Derzeit waren sie jedoch voll und ganz mit der Versorgung der Wunden beschäftigt.</text:p>
      <text:p text:style-name="P1"><text:tab/>Marcin erhob das Wort. „Diebe des achten Bezirks! Eure Hauptleute sind heute heldenhaft bei dem Versuch gestorben, einen eigenen Staat nur für uns Diebe zu errichten. Lasst sie uns in Ehren halten, ihr Ruf war rein bis zu ihrem Tod.“</text:p>
      <text:p text:style-name="P1"><text:tab/>„Ihr Ruf war rein bis zu ihrem Tod!“ hallte es von allen Dieben wieder. </text:p>
      <text:p text:style-name="P1"><text:tab/>„Und wieder einmal war der Grund für das Versagen die Uneinigkeit der Clans. So viele gute Männer sind heute gestorben, gefallen gegen eine unterdrückerische Staatsmacht, nur weil wir uns nicht gut genug koordinieren konnten, weil wir uneinig waren!“</text:p>
      <text:p text:style-name="P1"><text:tab/>„Uneinig!“ grölten ein paar Diebe mit – sie kamen aus dem siebten Bezirk. Ein paar klatschten auch.</text:p>
      <text:p text:style-name="P1"><text:tab/>„Es gibt nur einen Weg, wie wir diese Schmach das nächste Mal verhindern können... Wir müssen zusammenstehen! Wir müssen uns den Rücken stärken. Wir müssen zusammenhalten! Wir sind alle Diebe, alle Ehrbare Diebe, die nur eins zum Ziel haben – Freiheit!“ </text:p>
      <text:p text:style-name="P1"><text:tab/>„Freiheit!“ Diesmal riefen schon ein paar mehr die Parole mit, insbesondere die, die noch halb im Brockenrausch waren – oder schon wieder im Brockenrausch waren. „Freiheit! Freiheit!“</text:p>
      <text:p text:style-name="P1"><text:tab/>„Freiheit von den Milizen, Freiheit vom Orden, Freiheit von Magistern und Räten, Freiheit von allen, die uns sagen wollen, wie wir zu leben haben!“ Die Diebe jubelten. „Ich kann euch diese Freiheit geben! Bis heute waren wir vier Clans, bis vor kurzem haben wir uns noch gegenseitig umgebracht. So können wir niemals auf Freiheit hoffen – so steht uns nur die Vernichtung bevor, wie wir heute erlebt haben! Ich werde euch Freiheit, Einigkeit und Brüderlichkeit geben – und einen Staat für alle Diebe!“ Jetzt klatschte der ganze Saal. Die Jubelrufe wurden nur von einem Schmerzensschrei gestört, als eine Hure einem Dieb seine Wunde desinfizierte. „Vielen Dank für <text:soft-page-break/>die Aufmerksamkeit, die überlebenden Leutnants der beiden Bezirke sollen sich bei mir einfinden.“ So schloss er, und drehte sich zu Toman um. „Na, was sagst du, ein Kinderspiel, oder?“ doch Toman stand gar nicht mehr hinter ihm.</text:p>
      <text:p text:style-name="P1"><text:tab/>Er stand fünf Meter weiter hinten und umarmte eine der Huren – er hielt sie fest umschlungen, und dennoch sanft und sicher. Marcin hörte ihn schluchzen, aber es klang nach Freude, nicht nach Trauer. Er ging hin und legte ihm die Hand auf die Schulter. „Toman, hier ist dein persönlicher Lohn für deine Dienste heute. Und du bist sicher Magda?“</text:p>
      <text:p text:style-name="P1"><text:tab/>Als die beiden sich lösten und Toman ihn mit Tränen in den Augen anlächelte, wusste Marcin, dass er sich um seine Loyalität keine Sorgen mehr machen musste.</text:p>
      <text:p text:style-name="P1"/>
      <text:h text:style-name="Heading_20_1" text:outline-level="1"><text:bookmark-start text:name="__RefHeading___Toc10949_1886493331"/>Joran – <text:span text:style-name="T299">geht mit Dania spazieren und findet einen A'kradizz</text:span><text:bookmark-end text:name="__RefHeading___Toc10949_1886493331"/></text:h>
      <text:p text:style-name="P1"/>
      <text:p text:style-name="P1"><text:tab/>Die Grashalme piksten ihn ein wenig. Seltsam, dass ihm gerade das jetzt auffiel. Sie piksten nur an Rücken, Ellenbogen und Unterarmen, durch seine Hose kamen sie nicht. Das wären sonst auch sehr scharfe Grashalme gewesen. Und seines Wissens nach hatte er noch nie so scharfe Grashalme erfunden. Aber die hier hatte er ja auch nicht erfunden, das war bestimmt irgendeiner der Götter gewesen. Welcher, sollte gefälligst Varg entscheiden. </text:p>
      <text:p text:style-name="P52"><text:span text:style-name="T221"><text:tab/>Joran winkelte sein rechtes Bein an. </text:span><text:span text:style-name="T44">Ich muss auch dringend mal eine Hose erfinden, die keine Beulen wirft. Bisher hat sich das Problem ja noch nicht so oft gestellt, aber...</text:span><text:span text:style-name="T221"> Er wagte auch gar nicht, hinüber zu sehen, ob sie überhaupt hinschaute. Er hatte Angst, dass sich das Problem noch verschlimmern würde, falls das überhaupt möglich war. Und er hatte Angst, dass sein Blick sich wieder selbstständig machen würde. </text:span></text:p>
      <text:p text:style-name="P52"><text:span text:style-name="T221"><text:tab/>„Das ist schon ziemlich piksig, das Gras, findest du nicht?“ Im selben Augenblick verfluchte er sich für diesen Satz. </text:span><text:span text:style-name="T44">Mann, klingt das dämlich</text:span><text:span text:style-name="T221">. </text:span></text:p>
      <text:p text:style-name="P1"><text:tab/>Doch von rechts kam nur ein helles Lachen. „Findest du? Ich finde, die Sonne sticht viel schlimmer. Aber ich bin auch so empfindlich bei Hitze.“ </text:p>
      <text:p text:style-name="P52"><text:span text:style-name="T221"><text:tab/>So empfindlich, dass sie offenbar meinte, sie könnte es ihm zumuten, sich mit einem Hauch von nichts in die Sonne zu legen, neben ihn. Nicht dass er es nicht heiß fand. Verdammt, es war wirklich heiß. </text:span><text:span text:style-name="T44">Ich halte es ja auch nicht im Hemd aus. Aber in dem kühlen Keller war es auch definitiv zu langweilig.</text:span><text:span text:style-name="T221"> </text:span></text:p>
      <text:p text:style-name="P1"><text:tab/>Varg war beim Orden, weil er sich dort dringend mal wieder blicken lassen musste, bevor die sich Sorgen um sein Verschwinden machten. Aber offiziell war er undercover unterwegs und hörte sich unter Ehrbaren Dieben nach Brockenhandel um. Nur heute musste er wohl mal wieder Bericht erstatten, und da Unterricht ohne Varg keinen Sinn machte, hatten sie sich entschieden, sich in die Sonne zu legen. </text:p>
      <text:p text:style-name="P1"><text:tab/>Sie sahen den Arbeitern bei der Arbeit zu, und genossen die warme Sonne auf der Haut. Wind wehte keiner, aber angenehm war es dennoch. </text:p>
      <text:p text:style-name="P1"><text:tab/>„Wie findest du den Bauern da links?“ fragte Dania unvermittelt. Er war etwa fünfzig Meter weiter, harkte den Boden, und hatte sich wegen der Hitze ebenfalls das Hemd ausgezogen. Joran schätzte, dass er wohl ganz gut aussah – aber er hatte für so etwas bei Männern keinen Blick. Er nuschelte irgendetwas von „keine Ahnung“ vor sich hin und starrte weiter konzentriert nach vorne. </text:p>
      <text:p text:style-name="P1"><text:tab/>„Ach was, du brauchst dich da doch nicht zu schämen. Er sieht ja wirklich ziemlich gut aus.“ Sie grinste verschmitzt. „Und eine gewisse Beule in deiner Hose sagt mir, dass dir das genauso auffällt. Keine Angst, ich behalte so etwas für mich, klar Verfolgung, Orden und so weiter. Letztendlich kann man sich nicht dagegen wehren, dass man nicht nur das andere Geschlecht attraktiv findet. Warum auch?“</text:p>
      <text:p text:style-name="P52"><text:span text:style-name="T221"><text:tab/>Joran war baff. Das interpretierte sie da hinein? „Nein, nein, das ist nicht wegen dem da... ich hab den gar nicht bemerkt... Ich stehe doch nicht auf Männer!“ unbewusst hatte er sich beim reden zu ihr umgedreht, und da war es zu spät – </text:span><text:span text:style-name="T44">verdammt, dass man solche – verdammt... was für... ich hoffe, J'zharr liest gerade nicht meine – Brüste... das ist doch kein Stoff, was sie da drüber hat, oder? Das unten, da lugt eine Wölbung...</text:span></text:p>
      <text:p text:style-name="P1"><text:soft-page-break/><text:tab/>doch Dania schaute gerade aus, in Richtung des Handwerkers, der gerade seine Schaufel aufhob. „Ach so, ich dachte nur... weil Varg ist es glaube ich nicht, und ihr schient euch wegen irgendetwas gestritten zu haben, da dachte ich... was auch immer...“ Joran fing sich gerade wieder rechtzeitig und schaute wieder dem Arbeiter zu, der sich aufrichtete, gerade, als Dania ihren Blick wieder streifen ließ. </text:p>
      <text:p text:style-name="P52"><text:span text:style-name="T221"><text:tab/>„Nein, nein, mit Varg habe ich mich eher über – religiöse Belange gestritten.“ </text:span><text:span text:style-name="T44">Das fehlte noch, das sie glaubt, wir streiten uns um sie. Das ist gar nicht gut für das Unterrichtsklima.</text:span><text:span text:style-name="T221"> </text:span></text:p>
      <text:p text:style-name="P1"><text:tab/>„Und du bist sicher, dass du auf Frauen stehst? Hattest du denn schon mal eine?“ Dania zwinkerte ihm zu.</text:p>
      <text:p text:style-name="P52"><text:span text:style-name="T221"><text:tab/>„Ähm – in meiner Fabrik arbeiteten nie welche, und... ich weiß nicht... ich hab nie wirklich welche kennengelernt. Aber ich habe jedenfalls noch nie von Männern geträumt.“ </text:span><text:span text:style-name="T44">Verdammt, meine Träume sind das letzte, wovon ich ihr erzählen will.</text:span></text:p>
      <text:p text:style-name="P1"><text:tab/>„Ach so, du wirkst immer so verschlossen, als würdest du keinen Sinn für die Schönheit einer Frau haben... da dachte ich, vielleicht entspricht ja Varg eher deinem Geschmack.“, neckte sie ihn.</text:p>
      <text:p text:style-name="P1"><text:tab/>„Was, Varg? Abso- Nein!? Was? Varg ist definitiv nicht mein Typ.“ er runzelte die Stirn. „Ich weiß nicht, ich habe immer viel Zeit mit meinen Maschinen verbracht, da hatte ich nie so Zeit für -“ </text:p>
      <text:p text:style-name="P1"><text:tab/>„Ach, träumst du von Maschinen?“ Dania lachte.</text:p>
      <text:p text:style-name="P52"><text:span text:style-name="T221"><text:tab/></text:span><text:span text:style-name="T44">Nein, ich träume von DIR! Verdammt, habe ich das jetzt ausgesprochen? Nein, ich glaube nicht. Wie auch immer, das war die falsche Antwort.</text:span></text:p>
      <text:p text:style-name="P1"><text:tab/>„Nein, ich verstehe das schon“, sagte Dania. „Ich will dich ja auch zu gar nichts drängen oder irgendwas, vergib mir die provokanten Fragen.“ sie stand auf. „Ich habe zurzeit selbst genug von Männern, ich kann dich da ganz gut verstehen. Ich denke, ich geh mal ein bisschen spazieren. Die Grashalme sind echt piksig auf Dauer.“</text:p>
      <text:p text:style-name="P1"><text:tab/>„Ja, Ich komme mit. Strand?“</text:p>
      <text:p text:style-name="P1"><text:tab/>„Soweit werden wir wohl kaum kommen, aber die Richtung ist ganz schön, gerne.“</text:p>
      <text:p text:style-name="P1"><text:tab/>Sie liefen einfach los, in Richtung Westen, sodass die Sonne ihnen nicht ins Gesicht schien. Viel zu reden gab es nicht, keiner von beiden kannte sich mit den Pflanzen aus, die in dieser Gegend angebaut wurden, und der elfte Bezirk bot nicht viel Kulisse, die zwei Touristen besonders wertschätzen konnten. Soweit das Auge reichte waren nur irgendwelche langweiligen Felder, nichts wuchs besonders hoch, und nur in der Ferne sah man mal ab und zu ein Dorf. Nicht mal Tiere waren in dieser Ecke der Insel vorhanden. </text:p>
      <text:p text:style-name="P1"><text:tab/>„Weißt du“, sagte Dania, „ich glaube, in echt bist du gar nicht so seltsam. Man muss dich nur mal gescheit kennenlernen. Aber in Wirklichkeit bist du nicht komisch, sondern nur schwer zu verstehen.“</text:p>
      <text:p text:style-name="P1"><text:tab/>„Ähm, danke... kann gut sein? Ich kann das nicht einschätzen.“</text:p>
      <text:p text:style-name="P1"><text:tab/>„Ich glaube, Varg hat da auch deswegen seine Schwierigkeiten. Du bist schwer zu durchschauen.“ </text:p>
      <text:p text:style-name="P52"><text:span text:style-name="T221"><text:tab/></text:span><text:span text:style-name="T44">Naja, Varg schätzt mich sogar ganz gut ein, fürchte ich... </text:span><text:span text:style-name="T221">„Oder er mag mich einfach nur nicht. Kann ich ihm auch nicht verdenken. Manche Menschen mag man halt, manche nicht... und sein Orden hat ihm immerhin sein ganzes Leben erzählt, dass er Leute wie uns nicht mögen darf.“</text:span></text:p>
      <text:p text:style-name="P1"><text:tab/>„Nun, ich glaube, mich mag er mittlerweile.“ Dania grinste verschmitzt. „Da kann er sich wohl gegen seine Männlichkeit nicht wehren. Hey, was ist das, da hinten?“</text:p>
      <text:p text:style-name="P1"><text:tab/>Etwa zweihundert Meter vor ihnen lag ein unförmiger Haufen am Rand des Feldwegs. Als sie näher kamen, sahen sie, dass er grün-bläulich schimmerte... auch wenn er in etwa die Größe eines zusammengerollten Menschen hatte. </text:p>
      <text:p text:style-name="P1"><text:tab/>„Keine Ahnung, was das sein könnte. Mit Bor hat das nichts zu tun, oder jedenfalls mit keiner Formel, die ich je in die Finger bekommen hätte.“</text:p>
      <text:p text:style-name="P1"><text:tab/>Sie waren nun bei dem Haufen angelangt. Beziehungsweise, es war kein Haufen, es war viel mehr ein lebendiges Wesen... mit blaugrün schimmernden Schuppen, jeweils zwei Arme und Beine und einen echsenartigen Kopf. Es war ein wenig größer als ein Mensch.</text:p>
      <text:p text:style-name="P1"><text:tab/>„Hm, ich entdecke keine Kiemen, ich schätze mal, es atmet Luft wie wir, der Brustkorb hebt und senkt sich. Es scheint also zu leben... auch wenn es nicht allzu gesund ausschaut. Meinst du... meinst du, das ist ein A'kradizz?“</text:p>
      <text:p text:style-name="P1"><text:tab/>„Ein was? Hör auf mit diesen ganzen Fachbegriffen, das versteht doch keiner außer dir.“ Joran <text:soft-page-break/>hatte ganz vergessen, dass Dania nie eine Schule besucht hatte – und sie anscheinend auch die Legende der A'kradizz nicht kannte. </text:p>
      <text:p text:style-name="P1"><text:tab/>„Das sind die Kinder des Wassergottes. Eine alte Legende, hätte nicht gedacht, dass sie wahr sein könnte...“</text:p>
      <text:p text:style-name="P1"><text:tab/>Da regte sich das Wesen. Es zuckte ein bisschen, die Augenlider flatterten, der Mund öffnete sich und brachte zwei Reihen spitzer Zähne zum Vorschein. Es schien aufzuwachen. Zwischen ein paar kehligen Hustenanfällen konnte man ein paar Laute verstehen. Seine Stimme klang zischend und unmenschlich, sehr hoch, doch trotz der Andersartigkeit seiner Stimme ergaben die Laute verständliche Worte. Joran kniete sich nieder, um ihn zu verstehen.</text:p>
      <text:p text:style-name="P1"><text:tab/>„Alte Sprache... ihr... Menschen, verdammter J'zharr...“ sein unnatürlicher Körper wurde von einem heftigen Hustenanfall geschüttelt. „Q'holi wird... wiederauferstehen... all seine Splitter werden uns -“ ein letzter Hustenanfall schüttelte ihn, diesmal schoss ein Schwall Blut aus seinem Maul hervor und traf Joran am Knie. Reflexartig zuckte er zurück. Dann bewegte sich der A'kradizz nicht mehr.</text:p>
      <text:p text:style-name="P1"><text:tab/>„Hm, was auch immer es war, es ist tot“, bemerkte Dania nüchtern. Sie wollte sich schon wegdrehen, doch Joran packte sie am Arm.</text:p>
      <text:p text:style-name="P1"><text:tab/>„Ja, verdammt, ist es. Also komm und hilf mir, das verdammte Ding in das Labor zu schaffen.“ Er kniete sich hin und machte sich daran, die Beine des Wesens zu ergreifen.</text:p>
      <text:p text:style-name="P1"><text:tab/>„Was zur Hölle? Ins Labor? Es ist tot, Joran. Tote lässt man liegen, bis irgendjemand sie wegräumt. Lässt du dir davon jetzt den Spaziergang verderben?“</text:p>
      <text:p text:style-name="P1"><text:tab/>„Hast du diese Schuppen schon mal gesehen?“, fragte er schnippisch. „Nein? Kein Wunder, weil es diese Wesen in Lagon seit hunderten von Jahren nicht mehr gibt. Und dir ist das einfach so egal?“</text:p>
      <text:p text:style-name="P1"><text:tab/>„Naja, er ist tot, er wird mir nichts mehr tun, schätze ich, und besonders nett war er auch nicht...“</text:p>
      <text:p text:style-name="P1"><text:tab/>„Dania, ich bin Forscher. Ich kann den da nicht liegen lassen. Wer weiß, was wir mit den Substanzen, aus denen er besteht, alles anfangen können? Ein Wasserwesen? Das ist etwas besonderes! Das will ich mir zu Hause in Ruhe angucken. Ganz davon abgesehen, was er gefaselt hat... das müssen wir Varg und Thorn erzählen, und keiner wird uns glauben, wenn wir nicht mit der Leiche ankommen.“</text:p>
      <text:p text:style-name="P1"><text:tab/>Dania grummelte und packte den A'kradizz an den Armen.</text:p>
      <text:p text:style-name="P1"/>
      <text:h text:style-name="Heading_20_1" text:outline-level="1"><text:bookmark-start text:name="__RefHeading__14040_2035619654"/>Dragan – <text:span text:style-name="T299">bewacht Hakun bei einem Treffen mit Marcin und wird bedrängt</text:span><text:bookmark-end text:name="__RefHeading__14040_2035619654"/></text:h>
      <text:p text:style-name="P1"/>
      <text:p text:style-name="P1"><text:tab/>Dragan hasste es. Schon wieder wurde er auf diese Weise herbeizitiert, wie ein Herr seinen Hund herumkommandiert. Aber das war wohl das Schicksal eines Soldaten.</text:p>
      <text:p text:style-name="P1"><text:tab/>Eigentlich hatte er ja genau deswegen einen so rasanten Aufstieg hingelegt, damit er nicht mehr blind irgendwelchen Leuten gehorchen musste – nie wieder ein „Dragan, heb das hier auf, ich brauche einen Kaffee, und dann machst du noch fünfzig Liegestütze!“, wie es damals in der Kaserne üblich gewesen war, als er der Adjutant des Hauptmanns gewesen war. </text:p>
      <text:p text:style-name="P1"><text:tab/>Jetzt war er selbst Hauptmann, es war nicht einfach gewesen so weit aufzusteigen. Und den normalen Dienstweg hatte wohl auch niemand benutzt. Dragan hatte einige Vorteile wegen seines Elternhauses, Beziehungen seiner Familie, älter als alle lebenden Angehörigen, die ihm eine gewisse Behandlung von ein paar einflussreichen Leuten sicherten. Aber das hätte ihm nicht gereicht, wenn er nicht hin und wieder selbst Hand angelegt hätte und die Karriereleiter ein wenig freier gemacht hätte. Dragan tat schon immer alles was nötig war.</text:p>
      <text:p text:style-name="P1"><text:tab/>Doch auch als Hauptmann hörte es nicht auf – Soldaten schienen zum dienen verdammt zu sein. </text:p>
      <text:p text:style-name="P1"><text:tab/>„Ein Freund von mir hat ihnen noch einen Brief in die Unterlagen gesteckt... sie scheinen ein beliebter Mann zu sein.“ Mit diesen Worten drehte sich der Kurier wieder um und verließ Dragans Büro. </text:p>
      <text:p text:style-name="P1"><text:tab/><text:span text:style-name="T1">Und diese verdammte Spinne muss sich auch echt überall einmischen.</text:span> </text:p>
      <text:p text:style-name="P1"><text:soft-page-break/><text:tab/>Hakun benötigte mal wieder seine Dienste als Leibwächter, nichts ungewöhnliches. Er war bereits daran gewöhnt, dass das zu allen möglichen Zeiten geschah, sogar meistens nachts. Dass es erst gegen Mittag war, war da schon eine angenehme Abwechslung. Dragan hoffte, das würde ihn nicht zu lange von seinen Pflichten als Hauptmann abhalten. </text:p>
      <text:p text:style-name="P1"><text:tab/>Mühselig zog er sich um, Hakun bevorzugte,dass er zu solchen Terminen in Zivil erschien. Die Verbindung musste ja nicht gleich hergestellt werden. Und oft war ein unauffälligeres Auftreten von Vorteil. Unter der Jacke in unauffälligen Farben versteckte er noch ein paar Klingen. Er hätte auch gerne seine Armbrust mitgenommen, da er sich schon so einen Luxus leisten konnte, aber so lange die noch so groß und unhandlich waren, blieb ihm wohl nichts übrig, als darauf zu verzichten, wenn er unauffällig bleiben wollte. Messer gingen, auch ein Kurzschwert ließ sich noch verstecken, aber eine Armbrust konnte man unmöglich unter einer normalen Jacke verstecken.</text:p>
      <text:p text:style-name="P1"><text:tab/>Dragan machte sich auf zu dem Café im zweiten Bezirk, von dem in der Nachricht die Rede war. Das war nicht weit, auch Dragans Büro befand sich wie die meisten amtlichen Behörden im zweiten Bezirk. Der Patrizier hatte es ganz gerne, wenn gerade die Armee nahe an ihm dran war. Dort hatte er immer noch die meisten loyalen Männer, gerade weil viele Soldaten es gewohnt waren zu folgen, und die Geschicke Lagons waren zumindest für den beschränkten Verstand der meisten Soldaten der Miliz untrennbar mit dem Geschick des Patriziers verbunden.</text:p>
      <text:p text:style-name="P1"><text:tab/>Dragan suchte sich einen Tisch im Café, der eher am Rand war, so dass er den Rest des Ladens im Blick hatte. Er musste nicht lange warten, bis Hakun auftauchte. Er ignorierte ihn wie erwartet und setzte sich an einen anderen Tisch, aber relativ nahe zu Dragan.</text:p>
      <text:p text:style-name="P1"><text:tab/>Laut seinen Anweisungen sollte Dragan darauf achten, dass ein Treffen mit einem Geschäftspartner nach Plan lief – ein relativ langweiliger Job. Es war so gut wie nie jemand dumm genug, um jemanden wie Hakun anzugreifen. Aber wer war Dragan schon, um solche Maßnahmen zu hinterfragen; er war nur froh, dass die meisten Anwärter auf einen Hauptmannsposten nicht intelligent genug waren, als dass er sich solche Sorgen machen musste.</text:p>
      <text:p text:style-name="P1"><text:tab/>Nach kurzer Zeit traf dann auch der mysteriöse Geschäftspartner von Hakun ein. Er hatte einen langen schwarzen Mantel an, kinnlange schwarze Haare, und schien schlecht rasiert zu sein – auch wenn ihm das ziemlich gut stand, wie Dragan zugeben musste. Nun, harmlos sah er trotzdem nicht aus, für Dragans Augen wirkte er wie ein ehrbarer Dieb – allerdings war er dafür schon ziemlich alt und wirkte ungewöhnlich reif, bisher hatte Dragan selten einen Dieb gesehen, der älter als zwanzig war. Dieser hier blickte definitiv ernster drein, und schien sogar mehr gesehen zu haben als die meisten dieser Jungspunde. Männer wie er hatten bestimmt auch schon mehr als einen Verrat begangen, abgebrüht wie er aussah.</text:p>
      <text:p text:style-name="P1"><text:tab/>Hastig sah Dragan in eine andere Richtung, als plötzlich sein Blick ihn durchbohrte. </text:p>
      <text:p text:style-name="P1"><text:tab/><text:span text:style-name="T1">Verdammt, das war nicht gerade professionell. Reiß dich zusammen, so gut sieht er auch wieder nicht aus.</text:span> Doch Dragan konnte nicht leugnen, dass dieser Dieb eine gewisse Ausstrahlung an den Tag legte. <text:span text:style-name="T1">Ich kann meinen Blick bestimmt nur deshalb nicht abwenden, weil ich ihn als Gefahr einstufe und lieber im Blick habe als nur im Augenwinkel. Naja, ist eh fast schon zu spät. Soll er sich lieber beobachtet fühlen?</text:span></text:p>
      <text:p text:style-name="P1"><text:tab/>Dragan nahm sich vor, etwas unauffälliger zu arbeiten. Nachdem die beiden bedient worden waren, bestellte er sich einen Kaffee – der Kellnerin konnte er ein bisschen oberflächliche Aufmerksamkeit widmen – und konzentrierte sich darauf, zu erahnen, was die beiden einen Tisch weiter wohl besprachen. </text:p>
      <text:p text:style-name="P1"><text:tab/>Hakun wirkte gewohnt gelassen – das war die Einschüchterungsschiene, die er immer auf solchen Treffen fuhr. Sein Geschäftsführer schien das allerdings bereits durchschaut zu haben, er ließ sich nicht beirren und argumentierte offenbar ruhig und sachlich, auch ein bisschen devot – was ihn in Dragans Augen wieder abwertete.</text:p>
      <text:p text:style-name="P1"><text:tab/><text:span text:style-name="T1">Nun gut, wenn man vor dem zweitmächtigsten Mann Lagons sitzt und wahrscheinlich um sein Leben feilschen muss, dann ist man nicht besonders vorlaut.</text:span></text:p>
      <text:p text:style-name="P1"><text:tab/>Dragan erinnerte sich noch gut daran, wie es bei ihm gewesen war – er hatte gebettelt und gefleht, und erst als Hakun damit herausrückte, dass er Hilfe gebrauchen könnte, war ihm klar geworden, dass die Arroganz und die Skrupellosigkeit, die er an den Tag legte, wenn er einen erpresste, hauptsächlich Fassade war. Diese Lektion schien sein Leidensgenosse schon früher verstanden zu haben <text:soft-page-break/>– aber er war auch geschätzt fünf Jahre älter, als Dragan damals gewesen war, und hatte definitiv schon mehr gesehen; das Leben eines Diebes war erheblich abwechslungsreicher als das eines hochgeborenen Milizoffiziers, und in der Regel auch erheblich kürzer. </text:p>
      <text:p text:style-name="P1"><text:tab/>Da stand Hakun plötzlich auf, und bewegte sich relativ hastig auf die Türen im hinteren Teil des Cafés zu, er suchte wohl eine Toilette. Dragan schmunzelte in sich hinein. Es war immer wieder schön, zu sehen, dass jeder mächtige Mann ein Stück weit menschlich war. </text:p>
      <text:p text:style-name="P1"><text:tab/><text:span text:style-name="T1">Die Schwächen, die jeder von uns hat,</text:span> dachte er. </text:p>
      <text:p text:style-name="P1"><text:tab/>Er musste sich zwingen, den Dieb nicht zu auffällig zu beobachten. Dieser Zug um die Augen – er schien seinen Blick nie irgendwo festzuhalten, taxierte immer den gesamten Raum, er schien jedes einzelne Detail gesondert wahrzunehmen. Dragan war fasziniert. Seine Pupillen flitzten von einem Punkt zum anderen, saugte alle Eindrücke gierig ein, wägte Möglichkeiten gegeneinander ab, nahm wahr... bis er Dragan plötzlich wieder direkt in die Augen starrte. Seine Lippen verzogen sich zu einem spöttischen Grinsen. Er hob eine Augenbraue.</text:p>
      <text:p text:style-name="P1"><text:tab/><text:span text:style-name="T1">Verdammt, Dragan, was ist denn heute los mit dir? Konzentriere dich! Du hast hier einen Job, und du machst ihn miserabel. Jetzt geht es wohl nur noch über die Schiene der offenen Drohung. Und das wird er sofort als unprofessionell wahrnehmen. Wo er ja auch recht hat. </text:span></text:p>
      <text:p text:style-name="P1"><text:tab/>Doch Dragan bezweifelte, dass irgendetwas diesen Augen entging. Und ihm war wenigstens bewusst, dass der Dieb mit ihm spielte. Das ging bestimmt nicht allen seinen Kontrahenten so, immerhin.</text:p>
      <text:p text:style-name="P1"><text:tab/>Fast wäre ihm entgangen, wie der Dieb die Tasse Hakuns immer näher an sich heranzog. Ganz abgesehen von dem kleinen verdächtigen Beutel, der aus seinem Ärmel ragte.</text:p>
      <text:p text:style-name="P1"><text:tab/><text:span text:style-name="T1">Der verdammte Schweinehund. Deswegen versuchst, du, mich zu irritieren. Na bitte, Leute irritieren kann ich auch, das zeige ich dir jetzt.</text:span> <text:span text:style-name="T1">Und wenn du noch so gut aussiehst.</text:span></text:p>
      <text:p text:style-name="P1"><text:tab/>Dragan stand auf und ging zu Hakuns Tisch. Der Dieb zog wieder eine Augenbraue hoch. </text:p>
      <text:p text:style-name="P1"><text:tab/>„Das ist keine gute Gelegenheit, jemanden zu vergiften.“, sagte Dragan mit gesenkter Stimme. „Davon abgesehen dass du schneller tot wärst, als du gucken kannst – es wissen zu viele Leute, mit wem sich Hakun trifft. So unüberlegt ist ein Profi wie du doch sonst auch nicht.“</text:p>
      <text:p text:style-name="P1"><text:tab/>Der Dieb schmunzelte. „Ach, und wie würdest du mir empfehlen, ihn umzubringen?“</text:p>
      <text:p text:style-name="P1"><text:tab/>Dragan war baff. <text:span text:style-name="T1">Was zur... Was fragst du mich da?</text:span> </text:p>
      <text:p text:style-name="P1"><text:tab/>„Hätten doch nur alle durchtriebenen Wichser solche beschränkten Leibwächter... meine Arbeit wäre erheblich einfacher. Ich habe gefragt, wie <text:span text:style-name="T1">du </text:span>ihn umbringen würdest. Du hast dir da noch gar keine Gedanken darüber gemacht? Ungewöhnlich, in Lagon jemanden ohne Ambitionen zu treffen.“</text:p>
      <text:p text:style-name="P1"><text:tab/>„Hör zu, Hakun kommt gleich wieder, und wir stehen beide nicht gut da, wenn... bei J'zharr, was rede ich da überhaupt. Wir...“ Dragan war vollkommen unschlüssig, wo er stand. </text:p>
      <text:p text:style-name="P1"><text:tab/>Der Dieb lachte. Ein kaputtes Lachen, aber es passte gut zu der Situation, in der die beiden gerade steckten. „Hör zu, Hauptmann, ich schlage vor, wir lassen erst mal beide nichts von diesem Vorfall wissen, das ist nicht gut für unseren Ruf als Männer der Tat. Und nachdem dieses Gespräch vorbei ist, treffen wir uns wieder in diesem Café. Einverstanden?“</text:p>
      <text:p text:style-name="P1"><text:tab/>Im Augenwinkel sah Dragan einen Schatten im Gang, der von den Klos herführte. Er nickte kurz, das Nicken eines entschlossenen, seiner Stimme traute er nicht mehr. Blitzschnell huschte er zu seinem Platz zurück, während der Dieb Hakuns Tasse gemächlich an ihren originalen Platz zurückschob. Doch aus dem Toilettengang kam nur eine ältere Dame und richtete ihre kunstvoll toupierte Frisur.</text:p>
      <text:p text:style-name="P1"><text:tab/><text:span text:style-name="T1">Was zum Q'holi war das gerade? Verdammt, Ich kann jetzt nicht einfach Hakun aufklären – der Dieb hat ja nicht einmal etwas getan.und wer weiß, ob er wollte. Und davon abgesehen – mich würde interessieren, was er zu sagen hat. Er glaubt, ich hätte keine Ambitionen? Da belehre ich ihn doch gerne eines besseren. Ihn zu verraten wäre auch eine ziemliche Verschwendung... solche Augen findet man nicht so oft.</text:span></text:p>
      <text:p text:style-name="P1"><text:tab/>Der geheimnisvolle Dieb saß weiter auf seinem Stuhl und rührte in seiner Tasse – er lächelte Dragan mit einem Mundwinkel verborgen zu, während sie weiter an den verschiedenen Tischen saßen, und darauf warteten, dass Hakun wiederkam. </text:p>
      <text:p text:style-name="P1"><text:tab/>Es war eine fast unangenehme Stille, die zwischen den beiden herrschte. Die Lücke zwischen den <text:soft-page-break/>Tischen trennte sie, und Dragan war ungeduldig. Hier zu sitzen, nichts besonderes tun zu können, erdrückte ihn; da hinten saß sein Auftraggeber auf dem Klo, und hier vorne saß dieser Mann an seinem Tisch, und er saß nur hier, und ihm blieb nichts übrig, als den Dieb anzustarren und abwechselnd den Rest des Raumes zu taxieren, für den Fall, dass noch jemand gefährliches in dem Café säße. </text:p>
      <text:p text:style-name="P1"><text:tab/>Sein Kaffee war alle, er hatte nicht mal mehr etwas zu trinken, mit dem er sich beschäftigen konnte, und schnell fand er sich wieder dabei, den <text:span text:style-name="T1">Mann </text:span>unverhohlen anzuglotzen... wie schaffte er es, den Bart <text:span text:style-name="T351">so exakt </text:span>auf dieser Länge zu halten? Er musste nicht nur ein extrem scharfes Messer haben, sondern auch noch sehr gut damit umgehen können...</text:p>
      <text:p text:style-name="P1"><text:tab/><text:span text:style-name="T1">Verdammt, ich kann mir gut vorstellen, mit welcher scharfen Klinge er noch sehr gut umgehen kann. </text:span>Dragan ahnte langsam, dass seine Ungeduld nur entfernt etwas mit gewöhnlichem Tatendrang, den er eher mit Blutdurst verglich, zu tun hatte... der Dieb schien einen ganz anderen Durst in ihm zu wecken.</text:p>
      <text:p text:style-name="P1"><text:tab/>Doch schon kehrte Hakun zurück. Man konnte ihm mit keiner Spur anmerken, dass er gerade aus einer Toilette kam – einer Situation, die man nie mit solch mächtigen Männern verband – im Gegenteil, er wirkte gefasst, konzentriert, ein bisschen grausam, und in erster Linie entschlossen, wie immer.</text:p>
      <text:p text:style-name="P1"><text:tab/>Dragan signalisierte ihm mit einem Blick, das alles in Ordnung war, und Hakun ging um den Dieb herum, der mit dem Rücken zu ihm saß, und setzte sich wieder an seinen Platz. Er entschuldigte sich kurz bei seinem Gesprächspartner, und die beiden fuhren mit ihrem Gespräch fort. Der Dieb holte eine Liste aus seinem Mantel, und legte sie Hakun vor. Dragan konnte von seinem Platz aus nicht erkennen, um was es in der Liste ging, aber es war wohl auch kaum von Bedeutung für ihn. Ihm fiel nur auf, dass Hakun sein Getränk nicht mehr anrührte, seitdem er zurückgekommen war. </text:p>
      <text:p text:style-name="P1"><text:tab/><text:span text:style-name="T1">War klar, dass er selbst auf diese Möglichkeit kommt – trotzdem, es war richtig gewesen, einzuschreiten.</text:span></text:p>
      <text:p text:style-name="P1"><text:tab/>Die beiden redeten noch etwa eine Viertelstunde, dann winkte Hakun eine Kellnerin herbei, um zu bezahlen. Es gehörte nicht zu Dragans Job, ihn draußen weiter zu begleiten, er würde von einem anderen seiner Schergen abgeholt werden. Der Dieb blieb ebenfalls sitzen, als Hakun sich erhob, und verabschiedete sich mit einem kurzen Nicken. Sobald Hakun den Raum verlassen hatte, blickte er Dragan belustigt an.</text:p>
      <text:p text:style-name="P1"><text:tab/><text:span text:style-name="T1">Er scheint zu wollen, dass ich mich zu ihm setze... kommt gar nicht in Frage. Du willst doch etwas von mir, oder nicht? </text:span></text:p>
      <text:p text:style-name="P1"><text:tab/>Doch als er nur weiter da saß und sein Getränk weiter schlürfte, hatte Dragan keine Geduld mehr, ging zu seinem Tisch und setzte sich auf Hakuns Platz. Der Dieb saß weiter da und genoss seinen Kaffee mit geschlossenen Augen. Dragan räusperte sich. Der Dieb setzte die Tasse ab und schlug die Augen auf.</text:p>
      <text:p text:style-name="P1"><text:tab/>„Also... wie heißt du überhaupt, Dieb?“, fragte Dragan misstrauisch.</text:p>
      <text:p text:style-name="P1"><text:tab/>„Ich bin Marcin, Hauptmann des siebten und achten Bezirks – zumindest den Dienstgrad teilen wir, Dragan. Wir teilen sogar noch ein paar mehr Sachen... Ambitionen zum Beispiel.“</text:p>
      <text:p text:style-name="P1"><text:tab/>Dragan wurde nicht schlau aus diesem Mann. Vielleicht lag darin seine Faszination. „Eben sagtest du noch, ich habe keine Ambitionen... wechseln alle Diebe so schnell ihre Meinung?“</text:p>
      <text:p text:style-name="P1"><text:tab/>„Keiner von uns beiden ist als Hauptmann geboren worden, und nach dem, was ich gehört habe, steigt man in der Armee auch nicht durch faulenzen auf. Du hast genau wie ich das Talent, die richtigen Leute zum richtigen Zeitpunkt umzubringen – oder zu ficken, habe ich Recht? Ich will hier natürlich nicht aufwärmen, was man sich auf der Straße über die Miliz erzählt...“</text:p>
      <text:p text:style-name="P55"><text:tab/>Dieser Marcin weiß zu viel, als gut für mich ist... aber ist er gefährlicher als Hakun? Das ist kein guter Konflikt, um zwischen die Fronten zu geraten, oder?<text:span text:style-name="T53"> „Und warum sollte Hakun nun einer dieser richtigen Leute sein? Und das hier ein richtiger Zeitpunkt? Das einzige, was Hakuns Tod für mich derzeit bedeuten würde, wäre der Beweis, dass ich ein schlechter Leibwächter bin.“</text:span></text:p>
      <text:p text:style-name="P55"><text:span text:style-name="T53"><text:tab/>„Hm“ Marcin blickte spöttisch-traurig in seine Tasse. „Das könnte ich nie daran ertragen, bei der Miliz zu sein... dass man so ein verdammter, unfreier </text:span>Kriecher <text:span text:style-name="T53">sein muss. Dieser durchtriebene Bastard behandelt dich wie Müll, du musst jede verdammte Sekunde um deine Karriere fürchten, und du siehst wahrscheinlich keinen Flammling dafür... womit lügst du dir das eigentlich schön? </text:span><text:soft-page-break/><text:span text:style-name="T53">Pflicht? Ehre?“ Er trank einen Schluck. „Und ich dachte schon, ich hätte einen Mann von Format vor mir.“</text:span></text:p>
      <text:p text:style-name="P1"><text:tab/>Bei jedem Satz war Dragan ein Stückchen wütender geworden, aber „Mann von Format“? Nie hatte ihn jemand so angezweifelt, ohne dass Dragan sich gewehrt hätte. Er griff an den Tischrand, um den kleinen Tisch umzuwerfen und sich auf den verdammten Dieb zu stürzen, als plötzlich - </text:p>
      <text:p text:style-name="P1"><text:tab/>Dragan schluckte.</text:p>
      <text:p text:style-name="P1"><text:tab/>„Wir sind hier in einem zivilisierten Café – die haben wertvolles Geschirr.“ </text:p>
      <text:p text:style-name="P1"><text:tab/>Marcin hatte seine Arme nicht mehr auf dem Tisch... </text:p>
      <text:p text:style-name="P1"><text:tab/>„Wir sollten hier definitiv keinen Streit anfangen.“</text:p>
      <text:p text:style-name="P1"><text:tab/>...und seine Hände dafür ganz woanders.</text:p>
      <text:p text:style-name="P1"><text:tab/>„Aber ich sehe, ich muss meine Einschätzung revidieren -“</text:p>
      <text:p text:style-name="P1"><text:tab/>Schöne Hände.</text:p>
      <text:p text:style-name="P1"><text:tab/>„Du bist definitiv Mann genug.“</text:p>
      <text:p text:style-name="P1"><text:tab/>Ich will gar nicht wissen, wie mein Gesicht gerade aussieht.</text:p>
      <text:p text:style-name="P1"><text:tab/>„Und du willst nicht mal aus dieser Falle aus Dienst, Pflicht, Ehre und Demütigung aussteigen?“</text:p>
      <text:p text:style-name="P1"><text:tab/>Ich will nur sein Gesicht sehen.</text:p>
      <text:p text:style-name="P1"><text:tab/>„Du bist doch ein Mann!“</text:p>
      <text:p text:style-name="P1"><text:tab/>Marcin ließ ihn los und beugte sich vor.</text:p>
      <text:p text:style-name="P1"><text:tab/>„Du bist doch ein Mann!“, flüsterte er ihm zu. Und Dragan wollte ihm so gerne Recht geben.</text:p>
      <text:p text:style-name="P1"/>
      <text:h text:style-name="Heading_20_1" text:outline-level="1"><text:bookmark-start text:name="__RefHeading__14042_2035619654"/>Dania – <text:span text:style-name="T300">bringt mit Marcin und Varg Hakun um und lernt Dragans Tante kennen</text:span><text:bookmark-end text:name="__RefHeading__14042_2035619654"/></text:h>
      <text:p text:style-name="P1"/>
      <text:p text:style-name="P1"><text:tab/>Die Luft roch anders hier, weniger frisch als im elften Bezirk, dafür war es zu städtisch hier. Aber auch lang nicht so extrem wie im siebten oder im achten Bezirk... feiner. Als würde sie mit Geld und Rosenduft gestreckt, nicht mit Brocken und Scheiße, wie dort, wo Dania herkam. Sie fragte sich, wie die Leute, die hier wohnten, das den ganzen Tag ertrugen. </text:p>
      <text:p text:style-name="P1"><text:tab/>Dania war noch nie im zweiten Bezirk gewesen, doch seit kurzem erlebte sie die spannendsten Sachen. Hier gab es alle möglichen interessanten Dinge zu sehen! Lauter Geschäfte, in deren Schaufenstern sie teure Kleider sehen konnte, Menschen, die ihren Kopf weit oben trugen und die buntesten Farben an hatten, und ihre Frisuren erst...</text:p>
      <text:p text:style-name="P1"><text:tab/><text:span text:style-name="T1">Wenn sie so schöne Sachen tragen dürfen, warum gucken sie dann so unglücklich?</text:span>, fragte sich Dania.<text:span text:style-name="T1"> Die Dinge hier scheinen bunter zu sein als in den anderen Bezirken, nur die Gesichter sind genauso grau wie überall sonst auch.</text:span></text:p>
      <text:p text:style-name="P1"><text:tab/>Sie schlenderten durch die Straßen, Marcin, Varg und Dania, und sie fielen definitiv auf in ihren doch eher unauffälligen, schmucklosen Klamotten. Dania beneidete all diese grauen Gesichter um die schönen Sachen, die sie trugen, und hin und wieder begegneten sie auch einem, der seltsame Apparaturen an seine Kleidung geschnallt hatte.</text:p>
      <text:p text:style-name="P1"><text:tab/><text:span text:style-name="T1">Faszinierend, </text:span>dachte sie,<text:span text:style-name="T1"> das sieht aus wie die Dinge, von denen Joran erzählt hat.</text:span></text:p>
      <text:p text:style-name="P1"><text:tab/>„Schau her, das ist einer dieser neumodischen Höhenmesser“, hörte Dania einen von ihnen zu seinen Freunden sagen. „Er kann einem überall anzeigen, wie hoch über dem Erdboden man ist. Oder wie tief darun...“ den Rest konnte Dania nicht verstehen, Marcin wartete nicht auf sie, und sie musste weiter.</text:p>
      <text:p text:style-name="P1"><text:tab/>Varg meldete sich zu Wort: „Worum geht es eigentlich heute Abend?“</text:p>
      <text:p text:style-name="P1"><text:tab/>Marcin schnaubte. „Wir treffen uns mit einem Mann in der Sauna. Es wird ein... Überraschungsbesuch. Aber er wird dennoch bewacht.“</text:p>
      <text:p text:style-name="P1"><text:tab/>Sie bogen in eine Seitengasse. Sie war immer noch breiter und heller als jede Hauptstraße im siebten Bezirk, aber es gingen keine Leute hindurch. Hier konnten sie sich kurz besprechen.</text:p>
      <text:p text:style-name="P1"><text:tab/>Varg runzelte die Stirn. „Wenn sie sehen, was ich unter diesem Mantel alles versteckt habe, werden sie uns kaum in die Sauna lassen, und was ist mit dem Inquisitor, der dort für die Riten zuständig ist? Er könnte mich erkennen, und er wird einen Flammensplitter haben.“</text:p>
      <text:p text:style-name="P1"><text:soft-page-break/><text:tab/>Dania freute sich schon. „Wie ist es in einer Sauna? Ich war da noch nie, aber die ganzen reichen Leute hier mögen das?“</text:p>
      <text:p text:style-name="P1"><text:tab/>Marcin sah sie schief von der Seite an. „Wir sind heute nicht zur Entspannung hier. Und der Inquisitor wird mit in dem Raum sitzen, den wir... putzen müssen. Ich hoffe, ihr habt eins eurer Pulver dabei, um ihn daran zu hindern, uns zuerst zu reinigen? Der ist definitiv das komplizierteste an der... Putzaktion heute.“</text:p>
      <text:p text:style-name="P1"><text:tab/>„Ich habe etwas zum blenden“, sagte Dania, „aus Rattenaugen, sagt Joran, irgendwie eklig. Jemand muss sich dann am besten schnell um ihn kümmern, sobald alle geblendet sind, aber das müsste reichen, um ihn zu verwirren.“ </text:p>
      <text:p text:style-name="P1"><text:tab/>Marcin klopfte ihr auf die Schulter. „Gut, dann gehst du als erstes rein. Klingen zücken, Tür auf, Pulver, reingehen, niemand darf überleben. Und dann sollten wir uns schleunigst aus dem Staub machen, bevor die Schreie jemanden anlocken.“</text:p>
      <text:p text:style-name="P1"><text:tab/>Varg räusperte sich. „Und Thorn hat gesagt, das ist nötig, um Lagon zu einer besseren Stadt zu machen?“</text:p>
      <text:p text:style-name="P1"><text:tab/>Marcin zog die Augenbrauen hoch. „Ähm... das sind korrupte Beamte, nach meinen Informationen... haben heimlich was am laufen. Erpressung, so Zeug. Spionieren die halbe Stadt aus – ignorieren die Privatsphäre anständiger Bürger.“</text:p>
      <text:p text:style-name="P1"><text:tab/>Varg war beruhigt. „Das sind die schlimmsten. Lassen alle anderen in Angst leben... gut, wo ist die Sauna?“</text:p>
      <text:p text:style-name="P1"><text:tab/>Nachdem Marcin die beiden ein paar Straßen weiter geführt hatte, standen sie in einer hinteren Gasse. Es wurde langsam dunkler, der Abend nahte. In der Gasse stand ein <text:span text:style-name="T280">Soldat</text:span> vor einer Tür, und Dania machte sich daran, ihre Klinge griffbereit zu haben.</text:p>
      <text:p text:style-name="P1"><text:tab/>Doch Marcin nickte ihm zu, der <text:span text:style-name="T280">Soldat</text:span> trat zur Seite und öffnete die kleine Tür, und sie gingen hindurch. Dania fragte, ob der wohl auch auch korrupt war, wenn er einem Ehrbaren Dieb die Tür öffnete, aber sie besann sich schneller darauf, das Pulver aus ihrem Ausschnitt zu kramen.</text:p>
      <text:p text:style-name="P1"><text:tab/>Nachdem eine Treppe sie ein Stockwerk höher geführt hatte, gingen durch einen Gang mit drei Türen zu jeder Seite. Ein fein angezogener Diener stand dort und setzte an:</text:p>
      <text:p text:style-name="P1"><text:tab/>„Wollen die Herrschaften sich vielleicht erst umzieh -“, bis Marcin ihm blitzschnell eine Klinge in den Hals bohrte, sodass seine Worte an aufkommendem Blut erstickten. Er starb schnell und lautlos. Marcin machte sich daran, an den Türen zu lauschen, bis er an einer Tür anhielt.</text:p>
      <text:p text:style-name="P1"><text:tab/>„Hier ist er drin. Der Beamte und der Inquisitor. Dania?“ </text:p>
      <text:p text:style-name="P1"><text:tab/>Dania lächelte, zog ein Schwert mit langer, dünner Klinge hervor, nahm eine Prise Bor-Pulver in ihre linke Hand und trat die Tür ein.</text:p>
      <text:p text:style-name="P1"><text:tab/>Sieben nackte Männer saßen in dem Raum – es war gut, dass sie zu dritt gekommen waren. Vier davon griffen zu den Kleiderbündeln neben sich, doch Danias Prise Bor erwischte alle sieben. Sie schrien, als sie plötzlich nichts mehr sahen, Joran hatte erzählt, dass dieses Pulver ihre Augen praktisch außer Betrieb setzte. Doch für wie lange? </text:p>
      <text:p text:style-name="P1"><text:tab/><text:span text:style-name="T1">Nur noch mehr schmutzige nackte Männer, so sehr ihr auch versucht, sauber zu werden.</text:span></text:p>
      <text:p text:style-name="P1"><text:tab/>Dania setzte nach vorne und durchbohrte einen der vier, die bewaffnet gewesen schienen. Sie traf ihn am Bauch, und er jaulte erschrocken auf, als er plötzlich eine Klinge durch seinen Bauch stoßen fühlte. Dania lachte verächtlich.<text:span text:style-name="T1"> Dieser Laut klang mehr nach einem sterbenden Tier als einem Mensch.</text:span></text:p>
      <text:p text:style-name="P1"><text:tab/>Varg setzte hinter ihr vorbei und stach mit seinem Schwert auf einen älteren Mann ein, der begonnen hatte, blind nach der Robe hinter ihm zu tasten. das musste der Inquisitor gewesen sein, doch Varg fand sein Herz schnell. Auch Marcin war in den Raum gedrungen und ging mit zwei ungewöhnlich langen Messern auf die Bewaffneten los.</text:p>
      <text:p text:style-name="P1"><text:tab/><text:span text:style-name="T1">Na, wer hat jetzt den längeren, ihr verdammten Wichser? Wie ist es so, einer Frau wehrlos ausgeliefert zu sein?</text:span></text:p>
      <text:p text:style-name="P1"><text:tab/>Die restlichen fünf hatten sich mittlerweile gefangen und ihr Augenlicht wieder; und zwei hatten plötzlich Schwerter in der Hand, während die dritte Wache mit Marcins Klingen in Auge und Brust starb. Doch der eine hieb mit seinem Schwert beidhändig nach Dania. Die hatte das kommen sehen, und war einen Schritt zurück gewichen. Außer Stande, das Schwert gut zu lenken, prallte es am Boden ab. Dania preschte nach vorne und stach ihm zwei mal in den Oberkörper, nur um sich schnell <text:soft-page-break/>wieder zurückzuziehen, und darauf zu warten, dass er einklappte – doch offenbar hatte sie nichts lebenswichtiges getroffen, er fing sich wieder und machte ebenfalls einen halbherzigen Stich nach ihr, dem sie jedoch mühelos ausweichen konnte – sein schweres Schwert war dafür nicht gemacht.</text:p>
      <text:p text:style-name="P1"><text:tab/>Da ragte auch schon Marcins Messer aus seiner Brust – er hatte sein Herz getroffen. Marcin schaute sie vorwurfsvoll an und drehte sich zu den beiden Unbewaffneten um, die auf der Bank sitzen geblieben waren, ohne einen Ausweg aus der engen Kammer. </text:p>
      <text:p text:style-name="P1"><text:tab/>Varg duellierte sich währenddessen mit dem letzten der Wächter, doch der Mann hatte keine Chance. Als er ausrutschte, traf einer von Vargs Hieben seinen Arm, und trennte ihn zwar nicht ab, doch der Mann verlor sein Schwert. Vargs nächster Hieb gegen seinen Hals stellte ihn ruhig. Der Mann, den Dania in den Bauch gestochen hatte, wimmerte sterbend am Boden vor sich hin, während die beiden Überlebenden sich hinten zusammendrängten. Einer war blond, schmächtig und Anfang zwanzig, der andere schien weit älter zu sein, hatte graubraune, schüttere Haare und eine ungesunde, gebückte Haltung.</text:p>
      <text:p text:style-name="P1"><text:tab/><text:span text:style-name="T1">Wobei er sich um seine Gesundheit jetzt wohl am wenigsten Sorgen machen sollte.</text:span></text:p>
      <text:p text:style-name="P1"><text:tab/>Die beiden bewegten sich nicht, der blonde zitterte nur ein bisschen und fragte immer wieder, was sie wollten. Varg gab dem Mann mit dem Stich im Bauch den Gnadenstoß, und Marcin fuhr Dania an: </text:p>
      <text:p text:style-name="P1"><text:tab/>„Wie hast du diese Typen denn bitte getroffen? Keiner von beiden ist rechtzeitig gestorben. Wenn du einen Mann schnell töten willst, musst du sein Herz treffen. Das ist genau hier.“ der blonde Mann schrie, als er verstand, was Marcin meinte, doch schon hatte er eine Klinge zwischen den Rippen. „Ein bisschen rechts von der Mitte, ein bisschen unter der Achsel. Und optimalerweise triffst du zwischen zwei Rippen hindurch. Hier, bei dem kann man die Rippen sogar gut sehen.“</text:p>
      <text:p text:style-name="P1"><text:tab/><text:span text:style-name="T1">Verdammt, er hat nicht Unrecht. Mit einer Klinge im Herz machen sie auch erheblich weniger Geräusche.</text:span></text:p>
      <text:p text:style-name="P1"><text:tab/>Der ältere Mann hatte sich längst gefangen und strahlte zumindest etwas <text:span text:style-name="T1">Würde </text:span>aus. Aber in Danias Augen war er trotzdem nur ein vertrockneter Alter, er war sogar abgemagert genug, dass seine Rippen gut hervorstachen. Seine Lippen öffneten sich ein letztes Mal:</text:p>
      <text:p text:style-name="P1"><text:tab/>„Marcin, das wagst du nicht. Du -“, da fand Danias Klinge sein Herz.</text:p>
      <text:p text:style-name="P1"><text:tab/>„Schon besser, Dania. Gut, lass und hier verschwinden, bevor die Miliz anrückt. Der Hauptmann der außen stand, hat uns ein Versteck organisiert, aber das ist zwei Straßen weiter.“</text:p>
      <text:p text:style-name="P1"><text:tab/>Sie versteckten ihre Waffen wieder und betraten den Gang, auf dem lauter hysterische Saunagäste hastig Richtung Ausgang rannten. Die drei Täter rannten einfach in die gleiche Richtung, die Treppe hinunter, nur dass sie wieder den Hinterausgang nahmen statt wie die anderen zum Haupteingang zu rennen. Der <text:span text:style-name="T280">Soldat</text:span> stand immer noch in der Gasse. Marcin nickte ihm zu.</text:p>
      <text:p text:style-name="P1"><text:tab/>„Nichts wie weg hier.“ </text:p>
      <text:p text:style-name="P1"><text:tab/>Der Soldat ging voraus, und aus den Gassen hinter ihnen hörten sie die ersten aufgebrachten Rufe, als er sie in eins der kleineren Häuser führte, <text:span text:style-name="T327">dass auf den ersten Blick relativ unauffällig aussah</text:span>. Innen war es ziemlich fein, Dania hatte keinen guten Blick dafür, aber die Möbel sahen teuer aus, und auf dem Boden lag ein Teppich, auch wenn das Haus nur ein Wohnzimmer und ein Schlafzimmer zu haben schien. Auf dem Sofa saß eine ältere Dame und strickte.</text:p>
      <text:p text:style-name="P1"><text:tab/>„Und, Dragan, was ermittelt ihr da genau? Diese Leute helfen dir?“</text:p>
      <text:p text:style-name="P1"><text:tab/>Der Milizionär antwortete: „Ja, Tante, wir haben gerade ein paar Verbrecher verfolgt, aber nun wollten wir uns eine kleine Pause gönnen, und weil wir eh in der Nähe waren, dachte ich mir, ich besuche dich mal wieder. Meine Begleiter sind auch bei der Miliz, aber in Zivil. Wollt ihr euch nicht vorstellen?“</text:p>
      <text:p text:style-name="P1"><text:tab/>Marcin räusperte sich. „Äh, ja, Hallo, meine Dame, ich bin Morton.“</text:p>
      <text:p text:style-name="P1"><text:tab/>Varg setzte nach: „Ja, guten Tag, äh, mein Name ist... Mortan.“</text:p>
      <text:p text:style-name="P1"><text:tab/>Dania war noch vollkommen berauscht von dem Adrenalin, und dem Blut, und der Hitze in der kleinen Kammer. Und dass die Situation so beruhigend absurd war, machte sie übermütig. „Hallo, gute Frau, mein Name ist Mortine.“ sie lächelte die alte Dame an.</text:p>
      <text:p text:style-name="P1"><text:tab/>„Ah, vortreffliche Namen. Seid ihr verwandt? Zu welcher Familie gehört ihr?“</text:p>
      <text:p text:style-name="P1"><text:tab/>Dania wollte schon „Mort“ sagen, doch Dragan war schneller. „Nein, Tante, sie kommen aus den ärmeren Bezirken, sie tragen keine Familiennamen. Aber sie sind Geschwister, ja. Erst seit kurzem <text:soft-page-break/>bei der Miliz.“</text:p>
      <text:p text:style-name="P1"><text:tab/>„Na Wunderbar. Darf ich euch einen Tee anbieten? Hausgemacht, altes Familienrezept. Ich müsste auch noch irgendwo ein paar Kekse haben, extra für diesen Anlass...“ sie legte ihr Strickzeug weg und ging zu einem Schrank, in dem sie wohl Lebensmittel aufbewahrte; Dania wunderte sich, sie sah gar keine Kochstelle in dem Zimmer. Und als sie an der Frau vorbei in den Schrank blickte, sah sie ausschließlich Kekse. Ein Schrank von der Höhe eines Mannes, der die zierliche Frau vollkommen in den Schatten stellte, und bis zudem engsten Ecken mit Keksen gefüllt.</text:p>
      <text:p text:style-name="P1"><text:tab/>„Wie kochen sie eigentlich? Ich sehe hier gar keine Kochstelle.“</text:p>
      <text:p text:style-name="P1"><text:tab/>Die Frau drehte sich um. „Kochen? Aber nein, ich kann doch nicht kochen. Die Dienstmädchen sind verflucht schlecht ausgebildet heutzutage, und klauen allesamt, ich esse nur noch in Restaurants. Da spare ich mir auch den Platz für eine Küche.“ sie brachte ihnen einen Teller mit Keksen. „Nur diese Kekse backe ich noch selber, wenn ich bei Dragans Mutter zu Besuch bin. Das ist jedes mal eine Freude, wenn wir zusammen backen, nicht wahr, mein Junge?“ Sie strich Dragan durch die Haare. Dania prustete los, und selbst Marcin verzog den Mund zu einem Grinsen. </text:p>
      <text:p text:style-name="P1"><text:tab/>„Äh, Tante, ich war doch schon seit Jahren nicht mehr mit dabei, wenn ihr gebacken habt. Verwechselst du mich vielleicht oder ist deine Erinnerung -“</text:p>
      <text:p text:style-name="P1"><text:tab/>„Worauf willst du hinaus, Dragan? Meinst du, deine alte Tante – tickt nicht mehr richtig? Ist es das? Würdest du mich öfter besuchen kommen, dann wüsstest du besser, dass es noch gut um mich bestellt ist, und ich müsste nicht ständig neue Schränke für meine Kekse kaufen!“ sie lächelte in die Runde. Dania nahm sich einen Keks. „Wie ich mich freue, mal wieder Besuch zu kriegen. Die netten Herren sind weniger geworden über die Jahre! Früher gingen hier die hübschesten Männer Lagons ein und aus! Aber ich werde auch nicht hübscher, und das ist alles schon Jahre her. Herr Mortan, sie haben da was rotes, warten sie, ich wische es ihnen weg.“</text:p>
      <text:p text:style-name="P1"><text:tab/>Bis Varg merkte, dass sie ihn meinte, war sie schon bei ihm und wischte ihm mit einem altmodischen Taschentuch einen Blutspritzer von der Wange.</text:p>
      <text:p text:style-name="P1"><text:tab/>„Habt ihr wohl Erdbeersuppe gehabt auf eurer Arbeit? Schön, wenn man sich bei all dem mühseligen Alltag zwischendurch etwas angenehmes gönnen kann. Erdbeersuppe ist in meiner Jugend mein Leibgericht gewesen – hach, diese Mischung aus süß und salzig hat mir immer gemundet. Findet ihr nicht auch, dass Gerichte viel leckerer sind, wenn man mehrere Geschmacksrichtungen miteinander mischt?“ </text:p>
      <text:p text:style-name="P1"><text:tab/>„Ich habe bisher nicht einmal Erdbeersuppe gegessen!“ Dania wusste bisher nicht einmal, was Geschmacksrichtungen waren – sie hatte meistens einfach das gegessen, was sie klauen konnte, oder was sie sich mit ihren hart erwirtschafteten Flammlingen gerade eben leisten konnte – auf so etwas wie Geschmack hatte sie nie achten können.</text:p>
      <text:p text:style-name="P1"><text:tab/>„Echt? Es gibt <text:span text:style-name="T1">nichts </text:span>besseres. Damals, im Haus meiner Eltern, haben wir eines Tages einen neuen Koch dazubekommen. Der hat mir damals meine erste Erdbeersuppe gekocht – aus lauter Begeisterung habe ich alle anderen Köche auspeitschen lassen, bis sie genauso rot waren wie meine Erdbeersuppe!“ die alte Dame biss voller Enthusiasmus in ihren Keks, als wäre es ihre geliebte Erdbeersuppe. „Heute geht das nicht mehr. Meine Geschmacksnerven sind ausgelastet, selbst wenn ich eine noch so gute Erdbeersuppe esse, ich komme nie wieder in den Genuss dieses Erlebnisses... Ich habe vier Köche verschlissen, bis ich merkte, dass ich es nur nicht mehr schmecken konnte! Eine Schande, eine Schande.“</text:p>
      <text:p text:style-name="P1"><text:tab/>Dania sah Varg aus dem Augenwinkel ein gutes Stückchen vor ihr zurückweichen. Auch Marcin sah das. Er warf Dragan einen Blick zu. „Dragan, müssen wir nicht weiter?“</text:p>
      <text:p text:style-name="P1"><text:tab/>Bevor Dragan antwortete, fuhr die alte Dame dazwischen. „Aber, aber, Morton, Sie haben doch noch gar keinen Keks gegessen! Sie können doch jetzt noch nicht gehen.“</text:p>
      <text:p text:style-name="P1"><text:tab/>Dragan räusperte sich. „Ich fürchte, Tante, wir müssen durchaus. Unsere Zeit gehört Lagon, und wir haben uns schon zu lange vor der Pflicht gedrückt.“</text:p>
      <text:p text:style-name="P1"><text:tab/>Die Frau nahm mit traurigem Blick ihr Strickzeug wieder auf. „Na gut, diesmal lass ich euch gehen, aber nur unter der Bedingung, dass du mich bald wieder besuchst, ja? Und hier, bringt doch eurer Kompanie ein paar Kekse mit.“ Als sie sich zu ihrem Schrank umdrehte, stürzte Varg zur Tür.</text:p>
      <text:p text:style-name="P1"/>
      <text:h text:style-name="Heading_20_1" text:outline-level="1"><text:bookmark-start text:name="__RefHeading__14044_2035619654"/><text:soft-page-break/>Thorn – <text:span text:style-name="T300">hält Gericht im achten Bezirk und begutachtet den A'kraddiz bei einer Besprechung</text:span><text:bookmark-end text:name="__RefHeading__14044_2035619654"/></text:h>
      <text:p text:style-name="P1"/>
      <text:p text:style-name="P1"><text:tab/>Thorn war gut gelaunt. Alles lief nach Plan, wie immer. Er hatte sich schnell daran gewöhnt, den achten Bezirk zu verwalten. Am Anfang hatte es ihm erstaunlich viel Spaß gemacht, er hatte seine Milizen jeden verprügeln lassen, der verdächtig aussah, und sobald die Leute eingeschüchtert genug waren, hatte er endlich Steuerbeamte weitgehend gefahrlos in das Viertel schicken können.</text:p>
      <text:p text:style-name="P1"><text:tab/>Einer war bedauerlicherweise von Ehrbaren Dieben überfallen worden, als er die Einnahmen zurück zu Thorn bringen sollte... und die Diebe hatten ihn und seine Eskorte zwar leben lassen, aber gerade die meisten Einnahmen steckten jetzt wohl in der Geldbörse des Hauptmanns der Ehrbaren Diebe.</text:p>
      <text:p text:style-name="P52"><text:span text:style-name="T221"><text:tab/></text:span><text:span text:style-name="T44">Eine Schande, eine Schande. Unterschlagung ist wahrlich komplizierter geworden durch den bürokratischen Apparat – gut, dass der achte Bezirk von so einem kreativen Magister verwaltet wird.</text:span></text:p>
      <text:p text:style-name="P1"><text:tab/>Nur der Pöbel, über den er jetzt herrschte, regte ihn auf. Es war ein ungebildeter, armer Haufen, die nicht viel mehr Visionen im Leben hatten, als so viele kreischende Bälger wie möglich in die Welt zu setzen und eines Tages reich zu werden, um nicht mehr seine Bürger sein zu müssen. Die einzigen, die sich von diesem Haufen Proleten abhoben, waren die Drogenabhängigen, die voll mit Brocken ihr Dasein in den miesen Straßenecken seines Viertels dahinvegetierten. Die taten wenigstens, was er von ihnen wollte.</text:p>
      <text:p text:style-name="P1"><text:tab/>Seine Laune wurde rapide schlechter, als er daran dachte, was ihn heute erwartete. Er hatte sich heute tatsächlich dazu hinreißen lassen, Gericht über seine Bürger zu halten, und gerecht über ihre Streitfälle zu urteilen. Was hatte dieser armselige Haufen für Probleme? Es war einfach absurd.</text:p>
      <text:p text:style-name="P1"><text:tab/>Vor ihm standen zwei Männer. Zwischen ihnen lag eine weinende Frau am Boden. In der Hand hielt sie ein schreiendes Kleinkind. Die Männer beschimpften sich wild. In dem Wortschwall konnte er heraushören, dass sie wohl eine Prostituierte war – und beide Männer behaupteten, der Vater der armseligen Kreatur in ihren Armen zu sein. Thorn schüttelte es bei dem Gedanken, so ein hässliches kleines Ding ernsthaft zu wollen.</text:p>
      <text:p text:style-name="P52"><text:span text:style-name="T221"><text:tab/>„Du bist doch viel zu hässlich, um der Vater meines kleinen Timmy zu sein. Magister, sehen sie ihn doch nur mal an. Dieser Schnurrbart versaut ihm total die Visage. Schaut mein Timmy etwa so aus, als hätte er einen Schnurrbart? Timmy ist </text:span><text:span text:style-name="T44">mein</text:span><text:span text:style-name="T221"> Sohn.“</text:span></text:p>
      <text:p text:style-name="P1"><text:tab/>„Sein Name ist Tommy, du verblödeter Versager! Und dass er keinen Bart hat kommt daher, dass seine Mutter keinen hat, ganz klar. Mein Sohn wird nicht so einen ungebildeten Idioten als Vater haben!“</text:p>
      <text:p text:style-name="P52"><text:span text:style-name="T221"><text:tab/>„Ich habe ihn Timmy genannt, mir ist egal, wie du deine Kinder nennst, aber ich werde meinen Sohn gewiss nicht </text:span><text:span text:style-name="T44">Tommy</text:span><text:span text:style-name="T221"> nennen! Und jetzt geh mir aus den Augen, du Schwächling. Siehs ein, sie hat dich nie geliebt.“</text:span></text:p>
      <text:p text:style-name="P1"><text:tab/>„Sie liebt mich genauso lange, wie ich sie bezahle, du Holzkopf! Und wenn ich mich recht entsinne, hat sie von mir zwei Flammlinge mehr verlangt als von dir, ich hab ein größeres Anrecht auf Tommy!“</text:p>
      <text:p text:style-name="P1"><text:tab/>Thorn tat jetzt schon der Kopf weh von dem Geschrei, also unterbrach er die beiden.</text:p>
      <text:p text:style-name="P1"><text:tab/>„Ruhe! Ihr behauptet also, das Kind gehört euch beiden? Nun. Sie ist eine Hure, nicht wahr? Also ist auch das Kind zu verkaufen. Ich versteigere es hiermit. Das Startgebot liegt bei... sagen wir, fünfzehn Flammlingen.“</text:p>
      <text:p text:style-name="P52"><text:span text:style-name="T221"><text:tab/></text:span><text:span text:style-name="T44">Vielleicht kann ich ja wenigstens ein bisschen was verdienen hierbei.</text:span></text:p>
      <text:p text:style-name="P1"><text:tab/>Die beiden wurden plötzlich stumm. Timmys Vater starrte sich auf die Füße, Tommys Vater rang mit den Händen. Er sagte kleinlaut:</text:p>
      <text:p text:style-name="P1"><text:tab/>„Äh, Magister... keiner von uns beiden hat so viel Geld.“ </text:p>
      <text:p text:style-name="P52"><text:span text:style-name="T221"><text:tab/></text:span><text:span text:style-name="T44">Verdammte Scheiße, das kann doch nicht wahr sein. </text:span><text:span text:style-name="T221">„In Ordnung, dann kriegt ihn eben keiner von euch beiden. Feldwebel 1, lassen sie ihn zu den heiligen Hallen der Flamme bringen. Sollen die Inquisitoren sich mit dem Balg herumschlagen. Und jetzt schafft sie fort. Ach ja, und verprügelt die beiden, weil sie meine Zeit missbraucht haben.“</text:span></text:p>
      <text:p text:style-name="P52"><text:soft-page-break/><text:span text:style-name="T221"><text:tab/></text:span><text:span text:style-name="T44">Mit etwas Glück spricht sich das herum, und ich muss mich in Zukunft nicht mehr um so etwas Belangloses kümmern. Ich habe wirklich besseres zu tun.</text:span></text:p>
      <text:p text:style-name="P52"><text:span text:style-name="T44"><text:tab/></text:span><text:span text:style-name="T221">Die Stellung des Magisters fing an, ihn zu langweilen. In diesem Bezirk allein konnte er nichts bewegen. Gegen die Armut der Leute konnte er nichts tun, und die Leute waren sowieso zu dumm, um etwas an ihren Problemen zu verbessern. Fast wünschte er sich schon eine Schule der Inquisitoren herbei – aber besser, dieser Haufen gewann nicht noch mehr Einfluss auf die Bevölkerung Lagons als er bereits hatte.</text:span></text:p>
      <text:p text:style-name="P1"><text:tab/>Es wurde höchste Zeit, dass er mit seinen Plänen vorankam. Wie weit war Marcin wohl mittlerweile mit seinen Bemühungen bezüglich Hakun? Vielleicht lag sein Ratssitz ja näher als er dachte. Er machte sich auf in sein Büro – dort wäre es bestimmt etwas bequemer, und er konnte vielleicht ein paar Briefe verfassen. Wann würde er denn endlich einmal zu einem der Empfänge im ersten Bezirk eingeladen werden? Es war ihm vollkommen unverständlich, dass Arghan nicht bereits etwas in dieser Richtung in die Wege geleitet hatte. Die Leute mussten doch langsam an den aufsteigenden Stern an Lagons tief trübem Nachthimmel gewöhnt werden. </text:p>
      <text:p text:style-name="P1"><text:tab/>Thorn wurde in seinen Gedanken von einem weiteren Laufburschen unterbrochen, der an seine Tür klopfte. Er bat ihn herein und fragte, was diesmal anstand.</text:p>
      <text:p text:style-name="P1"><text:tab/>„Magister, ich komme von Marcin – er bittet um eine Lagebesprechung im 'Kornspeicher', so hat er es ausgedrückt. Keine Ahnung, was er meint.“</text:p>
      <text:p text:style-name="P1"><text:tab/>„Vielen Dank, Kleiner. Hier hast du einen Flammling.“</text:p>
      <text:p text:style-name="P52"><text:span text:style-name="T221"><text:tab/></text:span><text:span text:style-name="T44">Was nun wohl wieder ansteht...hätte er mich darüber nicht einfach persönlich informieren können, ohne dass ich in dieses Drecksloch von Provinz fahren muss?</text:span></text:p>
      <text:p text:style-name="P1"><text:tab/>Thorn hoffte, dass bei dem Plan nichts <text:span text:style-name="T280">schief gegangen</text:span> war – leider war es zu wahrscheinlich, dass Hakun überlebt hatte, und Marcin nun verfolgte; ein guter Grund, nicht einfach in Thorns Büro aufzutauchen, sondern ihn mitten in die Einöde zu bestellen. </text:p>
      <text:p text:style-name="P1"><text:tab/>Diese Tatsache beunruhigte ihn. Er sollte wohl lieber unerkannt dorthin. Er zog seinen Magisteranzug aus, und legte ein paar gewöhnlichere Sachen an, damit ihn auch keiner der vielen Augen im Bezirk erkannte, und kletterte hinten aus dem Fenster. Früher wäre man dort auf der Straße gelandet, aber Thorn war vorsichtig geworden.</text:p>
      <text:p text:style-name="P52"><text:span text:style-name="T221"><text:tab/></text:span><text:span text:style-name="T44">Hohe Amtsträger haben gerade keine besonders lange Lebenserwartung, </text:span><text:span text:style-name="T221">schmunzelte er in sich hinein. Er hatte hinter dem Fenster an der Rückwand seines Amtsgebäudes einen kleinen Bretterverschlag hinzimmern lassen, der das Fenster nun verdeckte, und einen unauffälligen Ein- und Ausgang darstellte. Er ließ das Fenster, dass man dank eines Mechanismus' aus Arghans Fabrikat nur von innen öffnen konnte, angelehnt und trat auf die Straße.</text:span></text:p>
      <text:p text:style-name="P1"><text:tab/>Innerlich verfluchte er diese Vorsichtsmaßnahmen. Er würde bis in den angrenzenden fünften Bezirk laufen müssen, um eine Kutsche zu bekommen. Doch dank seiner ärmlichen Verkleidung versuchte niemand, ihn aufzuhalten oder auszurauben, und der Kutscher weigerte sich nicht, ihn zu transportieren, als er sah, dass er anscheinend genügend Kleingeld für eine Fahrt in den elften Bezirk hatte.</text:p>
      <text:p text:style-name="P1"><text:tab/>„Hast' gespart und willst nun dein Glück als Bauer versuchen, hm?“</text:p>
      <text:p text:style-name="P1"><text:tab/>Thorn bejahte nur und ließ ihn in dem Glauben. Sicherheitshalber sollte er eine andere Kutsche zurück nehmen, alles andere wäre sehr auffällig. </text:p>
      <text:p text:style-name="P52"><text:span text:style-name="T221"><text:tab/></text:span><text:span text:style-name="T44">Verdammt, warum ist Marcin so unfähig. Warum mussten wir uns auch mit dem gefährlichsten Mann Lagons anlegen!? Wenn Hakun nur nicht überall Augen hätte.</text:span></text:p>
      <text:p text:style-name="P1"><text:tab/>Thorn hatte keine Angst vor dem, was ihn erwartete, wenn seine Taten bekannt werden würden – zumindest hätte er sie sich niemals eingestanden. Ängste waren etwas, die der Vernunft nur im Weg standen; wie konnte er gute Pläne schmieden, wenn er von Panik gepackt war? Und er vertraute fest darauf, dass sein Intellekt und sein Einfallsreichtum ihn im Notfall aus jeder Situation retten konnten.</text:p>
      <text:p text:style-name="P52"><text:span text:style-name="T221"><text:tab/></text:span><text:span text:style-name="T44">Solange ich immer gut vorbereitet bleibe, habe ich nichts zu befürchten. Ich muss meinen Feinden immer mindestens einen Schritt voraus sein – am besten, sie wissen nicht mal, dass wir ein Wettrennen veranstalten.</text:span></text:p>
      <text:p text:style-name="P1"><text:tab/>Er hoffte nur, dass all seine Bemühungen, dafür zu sorgen, dass das auch so bliebe, nicht umsonst waren.</text:p>
      <text:p text:style-name="P1"><text:soft-page-break/><text:tab/>Nach einer längeren Fahrt, die er dazu genutzt hatte, sich Möglichkeiten zurecht zu legen, wie er Hakun anderweitig loswerden konnte, bevor der Wind davon bekam, wer hinter all dem steckte, kamen sie an Arghans Siedlung an. Er bezahlte den Kutscher und stieg aus. Marcin empfing ihn am Dorfplatz.</text:p>
      <text:p text:style-name="P1"><text:tab/>„Ah, Marcin. Hat Hakun Wind von unserer Sache bekommen, oder wieso kannst du mich nicht einfach in meinem Büro besuchen kommen?“</text:p>
      <text:p text:style-name="P1"><text:tab/>„Nein, nein, mach dir keine Sorgen um Hakun, er ist tot. Aber Joran hat etwas interessantes gefunden, das du sicher sehen willst – auch in deiner Eigenschaft als Inquisitor. Und ich fand das eine gute Gelegenheit, dir mal dein eigenes geheimes Borlabor zu zeigen – da können wir gleich eine zünftige Lagebesprechung abhalten. Ich habe auch Howl eingeladen.“</text:p>
      <text:p text:style-name="P52"><text:span text:style-name="T221"><text:tab/>Thorn rümpfte die Nase. „Verdammt, ich habe alle möglichen Sicherheitsvorkehrungen getroffen, um hierher zu kommen – damit nicht einmal der Kutscher ahnen kann, was ich in dieser Ecke der Stadt will. Und das nur, weil Joran etwas </text:span><text:span text:style-name="T44">gefunden</text:span><text:span text:style-name="T221"> hat? Das hättest du deinen Boten schon ausrichten können -“</text:span></text:p>
      <text:p text:style-name="P1"><text:tab/>„Es ist immer gut, Sicherheitsvorkehrungen zu treffen – nicht nur, wenn wir einmal tatsächlich wissen sollten, ob uns jemand auf den Fersen ist. Wir können nicht einmal sicher sein, dass uns niemand auf dem Schirm hat; also hat es schon seinen Sinn, wenn niemand weiß, was der ehrenvolle Magister des achten Bezirks so in seiner Freizeit tut.“</text:p>
      <text:p text:style-name="P1"><text:tab/>„Na gut, na gut. Du hast ja Recht. Paranoia ist gut für die Gesundheit. Also, wo ist das Labor?“</text:p>
      <text:p text:style-name="P1"><text:tab/>Marcin führte ihn zu dem kleinen Haus am Rande der Siedlung. Und zu der Geheimtür.</text:p>
      <text:p text:style-name="P1"><text:tab/>„Alle anderen sind schon da.“</text:p>
      <text:p text:style-name="P1"><text:tab/>„Ja, klar, wenn ich auch darauf achten muss, unerkannt zu bleiben...“</text:p>
      <text:p text:style-name="P1"><text:tab/>Thorn kletterte die Leiter herunter, und fand sich in einem kleinen unterirdischen Raum wieder, an dessen Wänden Tische standen. Joran, Dania, Varg und Arghan standen um einen Tisch herum, der in der Mitte des Raums aufgestellt war – und darauf lag ein seltsames Wesen. Thorn hatte so etwas noch nie in seinem Leben gesehen; es war eine Art Echsenmensch, mit Schuppen, aber jeweils zwei Armen und Beinen. Es war etwa zwei Meter lang. In dem geöffneten Mund konnte Thorn zwei Reihen spitzer Zähne entdecken.</text:p>
      <text:p text:style-name="P52"><text:span text:style-name="T221"><text:tab/></text:span><text:span text:style-name="T44">Ist das... ein A'kradizz? Ich dachte... das ist die Reise allerdings wert. Wie ist er hierhergekommen?</text:span></text:p>
      <text:p text:style-name="P1"><text:tab/>Ein kleiner blasser Mann kam auf ihn zu. „Guten Tag, Magister, ich bin Joran, ihr Erfinder und Bor-Spezialist.“</text:p>
      <text:p text:style-name="P1"><text:tab/>„Ja, guten Tag, Joran... du hast ihn gefunden?“ Thorn schüttelte die ihm entgegengehaltene Hand.</text:p>
      <text:p text:style-name="P1"><text:tab/>„Ja, beim spazieren, in Strand-nähe. Er ist wohl übers Meer geschwommen... er hat etwas davon gefaselt, dass Q'holi wiederauferstehen wird, und irgendwas von seinen Splittern...“</text:p>
      <text:p text:style-name="P1"><text:tab/>Varg meldete sich zu Wort. „Der Orden lehrt, dass Q'holi mit J'zharr gestorben und in lauter Splitter zerborsten ist. Und die Splitter J'zharrs benutzen die Inquisitoren bis heute zur Reinigung von Menschen, die ihre Seele befleckt haben. Doch von den Splittern Q'holis habe ich nie etwas gehört...“</text:p>
      <text:p text:style-name="P1"><text:tab/>„Naja, wenn von J'zharr ein paar Splitter übrig sind, dann bestimmt auch von Q'holi. Das ist einfachste Theologie. Die Frage ist viel eher, wo sind sie, und wozu sind sie in der Lage.“ Thorn kratzte sich an der Stirn.</text:p>
      <text:p text:style-name="P1"><text:tab/>Arghan meldete sich zu Wort: „Das ist ein großer Tag für die Wissenschaft – Joran, du hast meine Erwartungen mal wieder übertroffen. Mit Wissen über A'kradizz hat die 'Biologie', die ich vorhabe zu begründen, einen erheblichen Wissensvorsprung gegenüber der Theologie. Das wird der Orden nicht so schnell aufholen, damit könnte man Universitäten gründen -“</text:p>
      <text:p text:style-name="P1"><text:tab/>Thorn unterbrach ihn. „Erst mal sollte davon nichts an die Öffentlichkeit. Erst sollten wir unseren Vorteil geeignet ausspielen. Joran, hast du ihn genau untersucht? Obduziert? Aufgeschnitten?“</text:p>
      <text:p text:style-name="P1"><text:tab/>„Naja, ich habe ein bisschen mit der Substanz seiner Schuppen experimentiert... man kann ein Bor-Pulver daraus synthetisieren, das hervorragend dafür geeignet ist, Feuer zu löschen.“</text:p>
      <text:p text:style-name="P1"><text:tab/>Arghan war begeistert. „Wundervoll – meine Waffenfabriken und Schmieden haben ständig Produktionsausfälle wegen Bränden zu beklagen. Mir sind schon mehrere teure Apparate verbrannt, und ich finde kaum noch Arbeiter, die dort arbeiten wollen bei der Todesrate... das wird dort perfek<text:soft-page-break/>te Anwendung finden. Es wachsen nur leider nicht so viele A'kradizz auf Lagon, und wir können nicht ständig darauf warten, dass hier einer herüber schwimmt – Joran, ist es dir gelungen, die Substanz alchemistisch zu analysieren und eventuell neu zu synthetisieren?“</text:p>
      <text:p text:style-name="P1"><text:tab/>„Ich befürchte, das wird unmöglich. A'kradizz bestehen teilweise aus Stoffen, die ich hier auf der Insel noch nie gesehen habe... wir müssen wohl fürs erste mit dem hier auskommen, bis wir endlich eine Möglichkeit finden, ein Luftschiff zu bauen.“</text:p>
      <text:p text:style-name="P1"><text:tab/>„Wundervoll. Bis dahin mach doch erst mal so viel Feuerlösch-Pulver, wie du aus dem hier herausbekommst. Wenn wir erst genug Stimmen im Rat haben, werden wir unsere Luftschiffe vielleicht durchsetzen können, und dann steht dem Fortschritt nichts mehr im Weg.“</text:p>
      <text:p text:style-name="P1"><text:tab/>Das konnte Thorn ihm gewähren, er hatte keine bessere Verwendung für das Bor. „Apropos, Arghan, ich höre, dass ein Ratssitz frei geworden ist. Gibt es denn schon Anwärter? Ich könnte mir vorstellen, dass ich dafür besser geeignet wäre als für den Job als Magister...“</text:p>
      <text:p text:style-name="P1"/>
      <text:h text:style-name="Heading_20_1" text:outline-level="1"><text:bookmark-start text:name="__RefHeading__14046_2035619654"/>Varg – <text:span text:style-name="T300">hat ein peinliches Gespräch mit Dania</text:span><text:bookmark-end text:name="__RefHeading__14046_2035619654"/></text:h>
      <text:p text:style-name="P1"/>
      <text:p text:style-name="P1"><text:tab/>Dania war am schnellsten verschwunden, nach dem die Besprechung offiziell zu Ende war, sie hatte sich auch währenddessen nur gelangweilt. Varg hatte es ihr deutlich angesehen – sie hatte kaum ein Wort gesprochen. Nur als es um Hakuns Tod ging hatte sie kurz ein, zwei Sätze gesagt. Der Teil war Varg am unangenehmsten gewesen – er bezweifelte nicht, dass Hakuns Tod notwendig gewesen war, er bedauerte nur, dass auch so viele andere hatten sterben müssen.</text:p>
      <text:p text:style-name="P52"><text:span text:style-name="T221"><text:tab/></text:span><text:span text:style-name="T44">Und bei dieser seltsamen Frau erst... das war einfach zu viel. Ich frage mich, ob ich schon mehr Blut an den Händen kleben habe als sie? Ich frage mich, wann es beginnen wird, mich zu verändern. Oder ist es schon so weit? Werde ich genauso wie die Männer, die in dieser Stadt das Sagen haben? Über wie viele Leichen muss man gehen, um das Gute in den Menschen nicht mehr zu erkennen?</text:span></text:p>
      <text:p text:style-name="P1"><text:tab/>Varg sorgte sich nicht um sein Seelenheil – das war mit seinem Vater in Flammen aufgegangen. Er stellte all seine Handlungen in den Dienst J'zharrs, sollte er über ihn urteilen; aber seit dem Tod seines Vaters machte er sich keine Illusionen mehr darum, dass das Urteil negativ ausfallen könnte. </text:p>
      <text:p text:style-name="P52"><text:span text:style-name="T221"><text:tab/></text:span><text:span text:style-name="T44">Alles, was ich tun kann, ist diese Welt zu einem besseren Ort zu machen, und wenn ich eines Tages vor ihm stehe, hoffen, dass er sieht, dass mein Schwert das Geschwür herausgeschnitten hat. Herr, gib mir die Weisheit, gut und böse auch immer voneinander unterscheiden zu können.</text:span></text:p>
      <text:p text:style-name="P1"><text:tab/>Arghan, Marcin und Thorn verabschiedeten sich und teilten sich eine Kutsche in die Stadt. Joran machte sich daran, die Substanz aus den Schuppen zu extrahieren – er war in letzter Zeit sowieso nicht mehr von dem Leichnam wegzubewegen. Dazu redete er die ganze Zeit zu sich selbst, wie die Wissenschaft in Form von Feuerlösch-Pulver die Religion übertraf, weil sie J'zharrs heiliges Feuer löschen konnte... Varg wollte sich nicht anhören, wie der verdammte Erfinder auf seinem Glauben herumtrampelte, doch er sparte es sich, ihn daran zu erinnern, dass die Wissenschaft das nur mithilfe eines anderen Gottes schaffte.</text:p>
      <text:p text:style-name="P1"><text:tab/>Also machte er sich auf, um Dania zu suchen. Die war bestimmt irgendwo und trainierte mal wieder – kaum einen Moment der Muße wollte sie sich gönnen. </text:p>
      <text:p text:style-name="P52"><text:span text:style-name="T221"><text:tab/></text:span><text:span text:style-name="T44">Ich frage mich, wie viel Wut in ihr sein muss – und wie viele sie töten muss, bis der Zorn ausgebrannt ist.</text:span></text:p>
      <text:p text:style-name="P1"><text:tab/>Doch die Übungswaffen waren an ihrem gewohnten Platz, und er fand sie nicht hinter dem Haus, wo sie normalerweise übten. Er sah sie jedoch etwas weiter innen in der Siedlung auf dem Platz auf einer Bank sitzen. Sie schien sich zu sonnen und ein wenig nachzudenken.</text:p>
      <text:p text:style-name="P52"><text:span text:style-name="T221"><text:tab/></text:span><text:span text:style-name="T44">Ich will sie ja ungern dabei stören, aber – okay, will ich doch.</text:span></text:p>
      <text:p text:style-name="P1"><text:tab/>Er tippte sie sanft auf die Schulter. „Hey, was denkst du da vor -“ </text:p>
      <text:p text:style-name="P1"><text:tab/>Sie wirbelte herum und packte ihn in der selben Bewegung am Handgelenk. Ihre andere Hand hatte wie aus dem nichts ein Messer in der Hand. „Schnell, nicht wahr? Ich habe die Bewegung geübt. Kommt gut, wenn einen irgendwelche Männer von hinten überraschen wollen... das traut sich bald keiner mehr.“</text:p>
      <text:p text:style-name="P1"><text:soft-page-break/><text:tab/>„Schon gut, ich bin es ja nur. Du musst nicht gleich mit einem Messer auf mich losgehen.“</text:p>
      <text:p text:style-name="P1"><text:tab/>„Sicher? Ich meine, dass du mich berührt hast. Was hattest du wohl wirklich vor?“</text:p>
      <text:p text:style-name="P1"><text:tab/>„Ich wollte dich nur aus deinen Gedanken aufschrecken, das ist doch kein Grund -“</text:p>
      <text:p text:style-name="P1"><text:tab/>„Ja, ja, das ist eine der schöneren Ausreden, die sich Männer einfallen lassen, um Frauen anzugrabschen.“ Sie steckte das Messer weg und setzte sich wieder hin. „Trotzdem, ein schöner Tag ist heute.“</text:p>
      <text:p text:style-name="P1"><text:tab/>Varg nahm das als Einladung, sich dazusetzen zu dürfen. „Wie fandest du die Besprechung?“ </text:p>
      <text:p text:style-name="P1"><text:tab/>„Naja, relativ langweilig. Diese Theologie ist nichts für mich, glaube ich.“ </text:p>
      <text:p text:style-name="P1"><text:tab/>Varg lachte. „Ja, das ist am Orden auch das langweiligste Fach... fast, Mythologie ist noch langweiliger. Welche Götter sich wann, wie über was gestritten haben. Was interessiert mich die Vergangenheit.“</text:p>
      <text:p text:style-name="P1"><text:tab/>Dania schmunzelte. „Und die Zukunft? Was hast du vor, wenn wir fertig sind damit, Lagon zu retten? Falls wir tatsächlich schaffen, die Korri – Korrupisierung zu stoppen.“</text:p>
      <text:p text:style-name="P52"><text:span text:style-name="T221"><text:tab/></text:span><text:span text:style-name="T44">Sie strengt sich an, das muss man ihr lassen.</text:span></text:p>
      <text:p text:style-name="P1"><text:tab/>„Es heißt Korruption“, sagte er, nachsichtig lächelnd. „vermutlich werde ich diesen Kampf nie vollständig beenden können. Dafür bin ich gemacht, für das Gute zu kämpfen – und es gibt immer Böses auf der Welt. Ich denke, ich sterbe mit einem Schwert in der Hand. Aber was interessiert mich die Zukunft.“</text:p>
      <text:p text:style-name="P1"><text:tab/>Dania kratzte sich am Kopf. „Wahrscheinlich ermorde ich eines Tages die richtigen Leute und bin dann reich. Und dann kann ich mir endlich genug Brocken für meinen Lebensabend leisten – oder so... ich habe mir noch nie so genaue Gedanken gemacht, ehrlich gesagt...“ </text:p>
      <text:p text:style-name="P52"><text:span text:style-name="T221"><text:tab/></text:span><text:span text:style-name="T44">Wie kann sie etwas so grundfalsches und geradezu Böses sagen, aber ich nehme ihr das einfach nicht übel!? Unter anderen Umständen hätte ich sie für diesen Satz wohl schon gereinigt... Aber kann man jemanden mit solchen Augen verurteilen? Bei J'zharr, das ist wirklich nicht das, was ein frommer Novize denken sollte.</text:span></text:p>
      <text:p text:style-name="P1"><text:tab/>Dania fuhr fort: „Aber ich werde definitiv nie wieder einen Mann auch nur anfassen. Jetzt, wo ich mich wehren kann, und sogar gelernt habe, meinen Lebensunterhalt anders zu verdienen – nie wieder Hure.“</text:p>
      <text:p text:style-name="P1"><text:tab/>„Das kann ich dir nur empfehlen. Wie... wie ist das eigentlich? Ich habe... ich habe das ja nie ausprobiert.“</text:p>
      <text:p text:style-name="P1"><text:tab/>Dania blickte ihn kritisch von der Seite an. „Nie? Nie für Geld oder nie mit einem Mann?“</text:p>
      <text:p text:style-name="P1"><text:tab/>Varg sah sie empört an. „Männer? Nein, weder noch, ich habe noch nicht einmal mit einer Frau geschlafen, mit niemandem – ich bin ein Novize des Ordens!“</text:p>
      <text:p text:style-name="P1"><text:tab/>Dania lachte. „Ja, klar, so wie du das verneinst, könnte man glauben, dass ich eine tiefe Wunde getroffen habe!“ Sie stieß ihn mit dem Ellenbogen in die Seite, und ihm blieb kurz der Atem weg. Und nicht, weil sie ihn zu fest getroffen hätte... „Du hast wirklich noch nie? Nur mit dir selber oder wie?“</text:p>
      <text:p text:style-name="P1"><text:tab/>Varg spürte, dass er leicht rot anlief. „Mit – mit mir selbst? Ach so... bei J'zharr, nein. Also, lange nicht mehr... ähm – die anderen Novizen sagen dazu manchmal, äh – dass man mit J'zharr selbst schläft, wenn man sich – aber nein, die Inquisitoren sagen, das ist Sünde. Schmutzig, schmutzig wie der Samen des Mannes... oder so. Das ist in manchen Nächten schlimm genug...“</text:p>
      <text:p text:style-name="P52"><text:span text:style-name="T221"><text:tab/>Sie lachte schon wieder. </text:span><text:span text:style-name="T44">Lacht sie mich aus?</text:span><text:span text:style-name="T221"> Varg war sich nicht sicher. „Mann, wenn du davon redest, könnte man fast meinen, sie klemmen euch eure Schwänze ab im Orden. Du schämst dich für deine Träume?“ Sie wischte sich eine Strähne aus dem Gesicht. „Die Träume genieße ich sogar, wenn mal einer kommt. Aber das ist nicht besonders oft. Naja, und Tagträume... die kommen öfters. Und warum sollte man dann nicht nachhelfen?“</text:span></text:p>
      <text:p text:style-name="P52"><text:span text:style-name="T221"><text:tab/></text:span><text:span text:style-name="T44">Bei J'zharr, hör bloß nicht auf zu reden.</text:span></text:p>
      <text:p text:style-name="P52"><text:span text:style-name="T44"><text:tab/>„</text:span><text:span text:style-name="T221">Besser als mit Männern ist es allemal. Mit J'zharr schlafen... deine Ordensbrüder haben sehr seltsame Vorstellungen, aber wenn ich daran denke, welches Gefühl einen dabei durchströmt... so würde ich mir die heilige Flamme vielleicht auch vorstellen... kennst du das nicht?“</text:span></text:p>
      <text:p text:style-name="P52"><text:span text:style-name="T221"><text:tab/></text:span><text:span text:style-name="T44">Was? Ach, ja, jetzt muss ich wieder... reden.</text:span><text:span text:style-name="T221"> „die heilige Flamme... das ist Blasphemie.“ Varg fragte sich, ob er seine Gesichtszüge gerade gut genug unter Kontrolle hatte. „Wenn ich von J'zharr träume, dann nur, damit er mir seinen Auftrag mitteilen kann. Und das ist nicht – nun... ich ich rede </text:span><text:soft-page-break/><text:span text:style-name="T221">vom töten, nicht – äh...“</text:span></text:p>
      <text:p text:style-name="P52"><text:span text:style-name="T221"><text:tab/>„Ach ja, glaube ich dir.“ Dania zwinkerte ihm verschwörerisch zu. </text:span><text:span text:style-name="T44">Verdammt.</text:span><text:span text:style-name="T221"> „Wovon träumst du denn dann? Wenn du einen der richtigen Feuerträume hast, einen der schmutzigen, nicht einen der reinen...“ Sie schluckte. „hast du auch mal von mir geträumt?“</text:span></text:p>
      <text:p text:style-name="P52"><text:span text:style-name="T221"><text:tab/>„Ich -“</text:span><text:span text:style-name="T44"> Was ist das in ihren Augen? </text:span><text:span text:style-name="T221">„Ich würde -“ </text:span><text:span text:style-name="T44">Verletzung? </text:span><text:span text:style-name="T221">„Warum...“ </text:span><text:span text:style-name="T44">Erwartung?</text:span><text:span text:style-name="T221"> „Dania, ich -“ </text:span><text:span text:style-name="T44">Was soll ich denn darauf antworten!? Ohne dass sie - </text:span><text:span text:style-name="T221">„Du bist... schön, weißt du...“ </text:span><text:span text:style-name="T44">Verdammt, was... will sie das, oder will sie es nicht? Wenn sie mit mir über solche Themen schon redet? Ich sollte ehrlich sein, oder? Aber ich darf das doch nicht – ich bin ein verdammter Novize des Ordens! Aber ich bin ja nur ein Novize – kein voller Inquisitor – dann kommen die Träume nicht mehr, oder? Hat die jeder Mann? Jeder – Mensch?</text:span></text:p>
      <text:p text:style-name="P1"><text:tab/>Kurz schoss ihm durch den Kopf, ob wohl auch die A'kradizz von einander träumten.</text:p>
      <text:p text:style-name="P1"><text:tab/>Bis ihn ihre Ohrfeige traf.</text:p>
      <text:p text:style-name="P52"><text:span text:style-name="T221"><text:tab/>„Du verdammter – du solltest ein heiliger Mann sein. Gottesfürchtig, fromm. Ich wollte mich – ich wollte mich </text:span><text:span text:style-name="T44">sicher</text:span><text:span text:style-name="T221"> fühlen bei dir! Du hast solches Verlangen nicht, dachte ich...“ </text:span></text:p>
      <text:p text:style-name="P1"><text:tab/>War es das, was wirklich aus ihren Augen sprach? Sie sah nicht... verletzt aus, jedenfalls nicht nur... </text:p>
      <text:p text:style-name="P1"><text:tab/>„Du solltest dich um deine Gelübde kümmern, und um dein Seelenheil – verdammt, ich habe dir Dinge erzählt, ich habe mit dir trainiert, ich habe mit dir gekämpft, ich habe mit dir getötet -“</text:p>
      <text:p text:style-name="P1"><text:tab/>Sie stand auf und verließ ihn mit schnellen Schritten. Nach der nächsten Ecke war sie verschwunden.</text:p>
      <text:p text:style-name="P1"><text:tab/>Was Varg nicht sah, war, wie sie nach zwei Ecken auf eins der Dächer kletterte, sich bequem hinlegte, ihr Kleid hochschob, und – tagträumte.</text:p>
      <text:p text:style-name="P1"/>
      <text:h text:style-name="Heading_20_1" text:outline-level="1"><text:bookmark-start text:name="__RefHeading__14048_2035619654"/>Joran – <text:span text:style-name="T293">Albtraumsequenz, Arghan beauftragt ihn mit Schulgründung</text:span><text:bookmark-end text:name="__RefHeading__14048_2035619654"/></text:h>
      <text:p text:style-name="P52"/>
      <text:p text:style-name="P1"><text:tab/>Steinbänke.</text:p>
      <text:p text:style-name="P1"><text:tab/>Steintische.</text:p>
      <text:p text:style-name="P1"><text:tab/>Steinwände.</text:p>
      <text:p text:style-name="P1"><text:tab/>Steinherzen.</text:p>
      <text:p text:style-name="P1"><text:tab/>Ihre Köpfe waren aus Stein... genau wie der Rest, ihre ganze Struktur.</text:p>
      <text:p text:style-name="P1"><text:tab/>Alles sauber aufgereiht, in einer soliden Anordnung – die sich nicht bewegte, nichts verriet, keine Mimik, keine Regung, kein Lebenszeichen zeigte. Sie waren von menschlicher Gestalt, auch wenn sie in gebückter Haltung vor sich hinkauerten, und versuchten, die Hitze aufzunehmen, sowie sich vor ihr zu schützen. Wie eingefroren war ihre Haltung, keiner bewegte sich ein Stück, nur hier und da ein kleines Zittern. Eingefroren war aber vielleicht das falsche Wort bei der Hitze, die in der Halle herrschte.</text:p>
      <text:p text:style-name="P1"><text:tab/>Joran machte die Hitze nichts aus, er war <text:span text:style-name="T274">Körperlos</text:span>, er hatte keine Existenz. Er sah nur, beobachtete, wenn auch nur die Oberfläche. In die Herzen konnte er nicht sehen, die waren versteinert.</text:p>
      <text:p text:style-name="P1"><text:tab/>Eingefroren war tatsächlich nicht das richtige Wort, viel mehr schienen sie, als wären sie das letzte Überbleibsel eines Vulkanausbruchs. Als wäre Lava über sie gebrandet und hätte nur ihre Konturen zurückgelassen.</text:p>
      <text:p text:style-name="P1"><text:tab/>Von außen schienen sie, als wären sie Statuen.</text:p>
      <text:p text:style-name="P1"><text:tab/>Doch dieser Schein betrog ihn nicht, nicht ihn. Joran konnte darunter sehen.</text:p>
      <text:p text:style-name="P1"><text:tab/>All diese Menschen, die hier kauerten und der Flamme lauschten, die ganz vorne stand und predigte, sie alle hatten einen ganz leichten Herzschlag unter all den Schichten aus Eis, Dogma und Stein. Sie hätten sich nicht getraut, ihn sich anmerken zu lassen, doch die Herzen pochten gegen ihre Hüllen, und Joran spürte, jeder Schlag tat ihnen weh.</text:p>
      <text:p text:style-name="P1"><text:tab/>Sie litten. Litten. Litten.</text:p>
      <text:p text:style-name="P1"><text:tab/>Und sie litten schon lange.</text:p>
      <text:p text:style-name="P1"><text:tab/>Die Flamme predigte derweil munter weiter, schrie fast, überschlug sich mit ihren Phrasen. Joran <text:soft-page-break/>konnte kein Wort verstehen, das sie sagte, sie plärrte ihre Silben aus wie in einem einzigen Kauderwelsch. </text:p>
      <text:p text:style-name="P1"><text:tab/>Bla um Bla um Dogma um Bla um Verbot und Bla und Hass und Dogma und Bla. Es stürmte gegen ihre Ohren, und keiner traute sich, sie zuzuhalten. </text:p>
      <text:p text:style-name="P1"><text:tab/>Das Pochen von innen, das Dogma von außen, der Stein aus dem sie waren. Joran fühlte mit, und auch wenn die Predigt keine Macht auf ihn hatte, er wurde im Rhythmus der verzweifelten Schläge tausender Herzen gezwungen, mit den Fingern mitzuschnippen. Das war sämtlicher Respekt, den er aufbringen konnte für all die toten Steine. </text:p>
      <text:p text:style-name="P1"><text:tab/>Steinköpfe.</text:p>
      <text:p text:style-name="P1"><text:tab/>Steinherzen.</text:p>
      <text:p text:style-name="P1"><text:tab/>Mit jedem <text:span text:style-name="T274">Schnippen</text:span> drang die Verzweiflung auch in Jorans Herz. Der Taktschlag, den er nicht stoppen konnte, von dem er sich nicht abhalten konnte, weil es in seinen Fingern juckte wie Ausschlag, der sich aus reiner Langeweile durch deine Nerven frisst, dieser Taktschlag bildete mit dem Sprechgesang eine einzigartige Melodie aus Hass, Rhythmus und Dogma. </text:p>
      <text:p text:style-name="P1"><text:tab/>Es reichte nicht bis in seinen Kopf. Er war nicht Stein, er war <text:span text:style-name="T274">Körperlos</text:span>, und so blieb noch Platz für Verachtung.</text:p>
      <text:p text:style-name="P1"><text:tab/>Verachtung für die Flamme, die ihre Predigt wütend fortsetzte, auch wenn sie gar nichts mehr zu sagen hatte.</text:p>
      <text:p text:style-name="P1"><text:tab/>Verachtung für die Steinernen, die mit jedem Herzschlag den Takt mitformten und für ihn mitschuldig zu sprechen waren.</text:p>
      <text:p text:style-name="P1"><text:tab/>Verachtung für die Finger, die <text:span text:style-name="T274">schnippten</text:span> und <text:span text:style-name="T274">schnippten</text:span> und ihn zum Täter machten, zum Mörder der letzten Bastion von freiem Geist, die in dem Raum schwebte.</text:p>
      <text:p text:style-name="P55"><text:tab/>Verachtung, willst du meinen Kopf dominieren? Willst du mich soweit kriegen? Soll ich mich einreihen in deinen Tanz? Soll ich mitsprechen, mitbrüllen, deine Melodie?</text:p>
      <text:p text:style-name="P1"><text:tab/>Er war versucht. Er war verzweifelt. Sein Herz verachtete längst mit, und er spürte, wie es brannte, wie es sich von ihm nährte. Er fürchtete um seine <text:span text:style-name="T274">Körperlose</text:span> Existenz.</text:p>
      <text:p text:style-name="P55"><text:span text:style-name="T53"><text:tab/></text:span>Verachtung. Schmerz. Wut. Hass. Das darf ich gar nicht, oder? Ich habe gar kein Herz, um euch zu fühlen. All diese Menschen fühlen, und ihr Herzschlag, all ihr fühlen reiht sich ein in dieses Requiem, das Requiem der Menschlichkeit. Aus Angst geschaffen, aus Angst geformt. </text:p>
      <text:p text:style-name="P1"><text:tab/>Er erinnerte sich nicht, wie er in den Raum gekommen war, der beste Beweis, dass er es gar nicht war.</text:p>
      <text:p text:style-name="P55"><text:span text:style-name="T53"><text:tab/></text:span>Ich bin nicht hier, ich habe kein Herz, ich kann nicht fühlen. Verzweiflung, du kriegst mich nicht. Ich bin nicht da... wünschte ich, ich wäre da? Ist diese Existenz positiv zu bewerten oder ist sie nur eine Ansammlung von Flüchen, geformt durch das Dogma der Flamme? Seid leidenschaftlich, seid fühlend, lasst euer Herz schlagen, auf dass wir einen Takt aus Verachtung formen?</text:p>
      <text:p text:style-name="P1"><text:tab/>Als er so nachdenkend durch die Reihen schritt, sah er sich. Er kniete mit dort, oder sein Spiegelbild. Kauernd. Er war das nicht, aber er ahnte, wie er sein konnte, wie er war, während er nicht war, weil er existierte.</text:p>
      <text:p text:style-name="P55"><text:span text:style-name="T53"><text:tab/></text:span>Das soll ich sein? Weit haben meine Gefühle mich gebracht.<text:span text:style-name="T53"> Sarkasmus brauchte keinen Körper.</text:span></text:p>
      <text:p text:style-name="P1"><text:tab/>Sein Spiegelbild war noch nicht <text:span text:style-name="T274">völlig</text:span> aus Stein, Joran sah die bunte Kleidung, die er immer trug, sich von den vielen grauen Steinen um ihn <text:span text:style-name="T274">he</text:span>rum abgrenzen, doch er konnte nicht leugnen, dass er einen Teil der Masse bildete, ein Rädchen im Getriebe, und er sah das Rädchen im Takt schlagen, er spürte das Herz seines Doppelgängers, grausam gezwungen in die ewige Folge von Schlag auf Schlag, unterjocht im Leben.</text:p>
      <text:p text:style-name="P1"><text:tab/>Nur dass das Herz seines Doppelgängers brannte. </text:p>
      <text:p text:style-name="P55"><text:span text:style-name="T53"><text:tab/>S</text:span>ein Herz verachtete längst mit, und er spürte, wie es brannte, wie es sich von ihm nährte. Er fürchtete um seine <text:span text:style-name="T274">Körperlose</text:span> Existenz - diese Zeilen kommen mir bekannt vor... wer hat das schon einmal gedacht? War er das?</text:p>
      <text:p text:style-name="P1"><text:tab/>Er wurde in seinen Überlegungen unterbrochen. Eine besondere Beobachtung stahl sich in seine Aufmerksamkeit, die in seiner Nichtexistenz allgegenwärtig und in seinem Traum, in seiner Matrix, in seiner Welt allumfassend war.</text:p>
      <text:p text:style-name="P1"><text:tab/>Eine Träne rollte aus dem Augenwinkel seines Alter Egos, langsam und vorsichtig, als fürchtete sich um jeden Zentimeter, den sie sich in Richtung Boden bewegte. Sie tastete sich voran, und fand <text:soft-page-break/>ihren Weg über die langsam steinern werdenden Wangen seines Spiegelbilds. Joran meinte, die Träne auch auf seiner Haut zu spüren, bis er sich rechtzeitig erinnerte, dass er gar nicht existierte. </text:p>
      <text:p text:style-name="P1"><text:tab/>Das Herz kohlte, und Joran musste sich zusammenreißen, um noch eine Grenze zu ziehen zwischen seiner Existenz und seiner Existenz, während ihm die Worte ausgingen, davonrannte und wie Ratten das Schiff verlassen wollten, das seinen Verstand über das Meer der Verzweiflung um ihn herum trug. Das Herz brannte leicht, kohlte vor sich hin, um das Fleisch zu verzehren und es in steinerne Asche zu verwandeln, jedes Stück menschliches Gefühl in versteinerte Verzweiflung zu verwandeln, bis sich das Herz aus Angst und Schmerz selbst in sein Schicksal aus Stein, Stein und Stein begeben würde.</text:p>
      <text:p text:style-name="P55"><text:span text:style-name="T53"><text:tab/></text:span>So soll es enden? So gehe ich zugrunde? In einem Strudel aus Angst, der meine Vernunft mit sich reißt wie die Köpfe all derer um mich? Steinköpfe? Mein Herz zuerst, und dann versteinert der Rest?</text:p>
      <text:p text:style-name="P1"><text:tab/>Die Träne kroch weiter, über den Mundwinkel, tiefer und hinterließ eine Spur voll Leid über Druck und Schlag und Takt und Dogma hinter sich, rann weiter, ans Kinn, und tropfte – tropfte hinab, und fiel auf das Herz.</text:p>
      <text:p text:style-name="P1"><text:tab/>Es zischte.</text:p>
      <text:p text:style-name="P1"><text:tab/>Wasser verdampft – meistens.</text:p>
      <text:p text:style-name="P1"><text:tab/>Er beobachtete den Kampf der Atome, in ihren Verbindungen zu bleiben, und die zerstörerische Energie, die all ihren Willen zerfressen wollte.</text:p>
      <text:p text:style-name="P55"><text:span text:style-name="T53"><text:tab/></text:span>Ich streckte die Hand aus und fasste sie an. Das Feuer konnte mir nichts anhaben, den ich war nicht existent. Ich war auch nicht <text:span text:style-name="T276">Gefühl</text:span>, ich war nicht Herz. Ich war nur Verstand, Verstand, der wusste, dass Wasser uns helfe, die Versteinerung aufhalte. Trauer, Trauer um den Verlust einer Welt. Trauer, die all den Hass wegspült. Trauer, die verbindet. Trauer – Nein, ich bin kein Gefühl, ich habe das nicht, ich halte nur die Träne zusammen. Ich verband Atom um Atom wieder miteinander, hielt die Dichte aufrecht, schlug der Aktivierungsenergie in die Fresse, und der Zustand blieb flüssig. Bis sich die Flamme langsam verflüchtigte, ist das schon am verlöschen? <text:span text:style-name="T53">Es erschütterte ihn. </text:span>da, noch eine Träne, noch eine Träne ist auf dem Herz gelandet! Sie rinnt an meinen Händen herunter, die schon ganz heiß von – Nein, ich habe gar keine Hände, ich halte nur. Ich bin der Herr dieser Welt, du bist meine Vorstellungskraft, und du bist kalt und nicht brennend, und du schlägst nicht, Herz, du trauerst nur. Aber DU trauerst, nicht ich. Ich muss nicht trauern. Ich muss nur wissen. Und dieses Wissen wird all den Hass und all die Angst überflüssig machen, die dich an Ort und Stelle halten.</text:p>
      <text:p text:style-name="P1"><text:tab/>Und mit dem nächsten Tropfen flog er mit, ein kalter Strom voll Nüchternheit, reines Wasser, das auch seinen Verstand nicht mehr brauchte, das rein war und sauber und all das Geröll wegwusch. Und schnell wurde es mehr, die Verzweiflung ließ sein Spiegelbild weinen, und er merkte, wie das, was am Anfang nur eine kleine Pfütze war, sich schnell auf dem Steinboden ausbreitete und fraß, fraß, sich durch all die Angst fraß in einem Anfall aus Nüchternheit und Einsicht. Die Füße tauten auf, der Stein wurde gewaschen, nicht gesprengt, und er wusste, dass es Jahrtausende dauerte, Stein einzuwaschen, doch er war geduldig und das Wasser und er weinte immer weiter. Durch all das Nass hörte er auch die Predigt nicht mehr, niemand hörte sie, denn der Wasserpegel stieg an, und bald hatte er die Knie der Menschen überstiegen und wusch und wusch all die Angst hinweg. Stein verschwand, Stein schmolz, Stein wurde weniger im Lauf der Jahrtausende.</text:p>
      <text:p text:style-name="P55"><text:tab/>Das ist der Weg, mit dem man Strukturen reinigt, Stück für Stück wegwaschen. Wenn man sie zerschlägt, bleiben Splitter, und an denen reißt man sich schnell den Ellenbogen auf. Die Steinchen liegen herum und schmerzen immer noch, schmuggeln sich in Schuhe, stören einen nur beim rennen. Erst die Geduld, dann der Fortschritt. Erst muss der Mensch verstehen, dann kann man ihn an der Hand nehmen und sprinten.</text:p>
      <text:p text:style-name="P1"><text:tab/>Und in dem Meer aus Euphorie spülte er über die Steinernen hinweg und nahm sie mit, und einer nach dem anderen erwachte aus der Starre und zappelte sich ins freie. Die ganze Halle stand mittlerweile unter Wasser, die Flamme war gelöscht, und die Menschen wurden reingewaschen. Der Stein war verschwunden, gelöst, aufgelöst und in einzelnen Salzen in das Wasser eingeschmolzen, oder war es so salzig, weil es Tränen waren?</text:p>
      <text:p text:style-name="P55"><text:span text:style-name="T53"><text:tab/></text:span>Sieh, Joran, wie sie zappeln, wie Fische im Wasser. Sie freuen sich über die neue Freiheit und <text:soft-page-break/>treiben so schnell wie möglich nach oben. Sie wollen nicht mehr steckenbleiben, sie zappeln, sie epilepsieren, sie wollen ihre Gliedmaßen am liebsten in alle Richtungen schleudern, in denen sie die letzten Jahrtausende nicht sein konnten. Sie fließen umher!</text:p>
      <text:p text:style-name="P1"><text:tab/>Einer der Menschen schwomm dicht an ihn heran. Er erkannte ihn, es war Varg, Varg, der im Wasser trieb, seine Novizenrobe hatte sich mit dem Stein aufgelöst und er schlug wie wild vor Freude über seine neue Freiheit durch das Wasser, dass sich bereitwillig unter seinen starken Armen teilte. </text:p>
      <text:p text:style-name="P1"><text:tab/>Und er schwomm auf Joran zu, und Joran wollte ihn umarmen, wollte ihn beglückwünschen zu seiner Freiheit. Varg schwamm heran, hielt ihn krampfhaft an den Schultern, und da sah er erst, dass in Vargs Gesicht nicht Freude stand, sondern Entsetzen.</text:p>
      <text:p text:style-name="P80"><text:span text:style-name="T247"><text:tab/>„</text:span><text:span text:style-name="T253">Ich ertrinke!!! ich ERTRINKE!!!“ </text:span><text:span text:style-name="T247">konnte er verschwommen durch das trübe Wasser hören. </text:span></text:p>
      <text:p text:style-name="P1"><text:tab/>Luftblasen, unglaublich viele Luftblasen drangen aus Vargs Mund, während er weiterschrie, und irgendwann waren da auch keine Luftblasen mehr, sondern nur die aufgerissenen Augen, die aufgerissenen Augen, die aufgerissenen Augen, die aufgerissenen Augen - </text:p>
      <text:p text:style-name="P1"><text:tab/>Joran riss die Augen auf und saß mit einem Mal auf seiner Matte. Er war im Labor, wie immer, wenn er erwachte, auf der Matte, die er sich am Boden ausrollte, wenn er zu müde zum weiterforschen war. Varg lag friedlich neben ihm (anscheinend war es Nacht), und die Steinernen Menschen waren nicht da, nur in seiner Erinnerung zappelten sie hin und her, schnappten nach Luft, strebten nach oben, in der Hoffnung, dass unter dem Dach der Halle noch ein Atemzug Luft zu ergattern war.</text:p>
      <text:p text:style-name="P1"><text:tab/>Die Panik, die er am Ende gewesen war, steckte noch in seinen Gliedern, da merkte er, dass er nicht allein war. Arghan Howl stand an der Seite im Raum und musterte die Kolben und Apparate auf den Tischen.</text:p>
      <text:p text:style-name="P1"><text:tab/>„Ah, du bist aufgewacht, Joran.“, sagte er mit unterdrückter Stimme. „Was hältst du davon, wenn wir draußen reden, und deine beiden Freunde nicht beim schlafen stören?“</text:p>
      <text:p text:style-name="P1"><text:tab/>Joran rieb sich die Augen, nickte und stand auf. Die beiden kletterten durch die Luke ins Haus und gingen im Mondschein spazieren.</text:p>
      <text:p text:style-name="P1"><text:tab/>„Ich wollte dich nicht wecken, du brauchst sicher wie immer jedes bisschen Schlaf, dass du kriegen kannst. Keine Sorge, ich habe nicht lange gewartet.“</text:p>
      <text:p text:style-name="P1"><text:tab/>Joran gähnte. „Vielen Dank für die Rücksicht, ich hatte auch einen sehr interessanten Traum... hat sich so real angefühlt, obwohl ich gar nicht existiert habe... Wasser ist keine Lösung, um mit den Flammen fertig zu werden, Arghan.“ Er kratzte sich am Kopf.</text:p>
      <text:p text:style-name="P1"><text:tab/>Arghan lachte. „Ich hoffe doch, Joran, dass zumindest wir unsere Weisheit aus der Wissenschaft ziehen, und nicht indem wir unsere Träume deuten. Und bisher konnte man noch jedes Feuer mit Wasser löschen, wenn man keinen Flammensplitter zur Hand hat. Und der normale Bürger hat das nun mal nicht, was bestimmt auch ganz gut so ist. Also konzentrieren wir uns erst einmal auf Wasser und Bor, einverstanden?“</text:p>
      <text:p text:style-name="P1"><text:tab/>Joran wehrte sofort ab. „Nein, so habe ich das auch gar nicht gemeint, ich meinte das eher – nicht so wichtig. Also, was ist so wichtig, dass du mitten in der Nacht hier in die Provinz fährst? Du bist doch sonst nicht so lange auf.“</text:p>
      <text:p text:style-name="P1"><text:tab/>Arghan rieb sich die Augen. „Ach, Ich habe zurzeit sehr, sehr viel zu tun, und diese Wachsamkeitsmischung, die du mir da gemischt hast, macht es mir zum Glück möglich, jetzt Tag und Nacht zu arbeiten. Zu meinen anderen Geschäftspartnern kann ich nachts leider nicht kommen, und das war der letzte freie Termin in meinem Kalender. Aber versuch mal, um diese Zeit eine Kutsche aufzutreiben!“ er lachte unruhig.</text:p>
      <text:p text:style-name="P1"><text:tab/>„Gut, das Pulver funktioniert? Ich dachte mir schon, dass dich das interessiert. Aber Bor mit Kaffee zu mischen war nicht gerade der kreativste meiner Einfälle, also spare dir dein Lob. Irgendwelche Nebenwirkungen?“ Arghan wirkte tatsächlich zappliger als sonst. Und er war schon immer ein Mann voller Energie gewesen.</text:p>
      <text:p text:style-name="P1"><text:tab/>„Nein, ich habe keine bemerkt. Deine Mischungen sind ja auch sehr rein.“ Joran wurde ein wenig rot. „Aber genug davon, du hast bald einige andere Dinge, über die du dir Gedanken machen musst. Die letzten Ereignisse haben ja einiges in Gang gebracht. Nun, und das erfordert von uns, den Wandel, der sich anbahnt, richtig auszunutzen.“ Arghan grinste voller Vorfreude. „Thorn wird dem<text:soft-page-break/>nächst in seinem Bezirk die Eröffnung einer Schule genehmigen – aber nicht, wie bisher, eine Schule der Inquisitoren, die werden wir leiten dürfen. Und an denen werden wir lehren dürfen, was auch immer wir wollen, wem wir es beibringen wollen. Was sagst du?“</text:p>
      <text:p text:style-name="P1"><text:tab/>Joran konnte es nicht fassen. „Kein Ordensdogma? Aber wie will er das durchbringen? Ist das nicht gegen religiöse Gesetze? Wie ist da denn die juristische Lage? Wenn das geht, dann könnten wir ja...“ ihm verschlug es die Sprache.</text:p>
      <text:p text:style-name="P1"><text:tab/>„Nein, wer eine Schule leitet, ist Verwaltungsrecht, und das fällt in den Aufgabenbereich des Magisters. Religiöses Recht hat nur die Verwaltung von Schulen zu bestimmen, die dem Orden auch unterstehen, wir haben da einen sehr alten Paragraphen ausgegraben. Ich bin mit Thorn bereits dabei, die Vorbereitungen zu treffen, aber ich wollte als nächstes zu dir mit der Neuigkeit kommen. Denn deine <text:span text:style-name="T276">Hilfe</text:span> werde ich definitiv brauchen, wenn ich die Schule eröffnen will.“</text:p>
      <text:p text:style-name="P1"><text:tab/>„Ich weiß nicht, Arghan... wofür brauchst du mich denn? Ich bin hier ziemlich mit Arbeit eingedeckt, und die beiden... Dania... und Varg natürlich... das Labor, nicht zu vergessen... kann das nicht jemand anders übernehmen?“</text:p>
      <text:p text:style-name="P80"><text:span text:style-name="T247"><text:tab/>„Keine Sorge, du wirst hier </text:span><text:span text:style-name="T248">weiterforschen</text:span><text:span text:style-name="T247"> können. Wir brauchen dich auch definitiv hier, eure Aufgabe ist noch nicht beendet. Alles, wofür ich dich brauche, sind Lehrpläne – du weißt einfach am meisten übers lernen hier, du weißt am meisten, was man wissen muss, du hast ja die Hälfte der Wissenschaft im Alleingang erfunden, scheint es mir manchmal! Die ganzen anderen Idioten in meinen Forschungsabteilungen kriegen kaum einen funktionierenden Prototyp zusammengebaut, seit du hier schuftest, es ist echt schwer, den Zeitgeist aufrecht zu erhalten. Wenn es nichts neues gibt, könnten die Leute vergessen, dass sie das neue kaufen müssen... also wenn du zwischendurch mal einen neuen Apparat erfindest, der ohne Bor arbeiten kann, sag Bescheid, in Ordnung? Aber erstmal konzentriere dich auf die Lehrpläne, dann können bald vielleicht andere diese Arbeit übernehmen. Oh, und du wirst den Lehrern, die ich auswähle, alles bis ins kleinste Detail erklären, sonst werden sie den Leuten nie das erfinden beibringen können. Und ich brauchte dringend Leute, die so etwas wie eine Wissenschaftstheorie erfinden, die am besten J'zharr-konform ist, aber ihn nicht benötigt... einen neuen Gott zu erfinden, ist gegen das Blasphemie-Gesetz, oder? Mal sehen, ob man da etwas bewegen kann...“ Arghan verlor sich in seinem Monolog, bis Joran einschritt.</text:span></text:p>
      <text:p text:style-name="P1"><text:tab/>„Lehrpläne, sagst du? Einverstanden, ich werde sehen, was sich machen lässt. Irgendwie muss man den Schülern beibringen, selbst zu denken, sie müssen das Wasser sein, dass die versteinerten Strukturen und Gedanken der Menschen aushöhlt und ihnen das freie Denken ermöglicht, auf dass sie verstehen, wie Dinge funktionieren, und wie sie funktionieren könnten, wenn man sie nur lässt...“</text:p>
      <text:p text:style-name="P1"><text:tab/>„Ich sehe, Joran, wir verstehen uns. Ich habe vollstes Vertrauen, dass du deine Aufgabe gut machst. Und ich suche in der Zwischenzeit würdiges Personal – für die Schule, mit der wir beide der Welt einen Tritt ins Hinterteil geben! Auf dass die Welt in die Gänge kommt!“</text:p>
      <text:p text:style-name="P1"/>
      <text:h text:style-name="Heading_20_1" text:outline-level="1"><text:bookmark-start text:name="__RefHeading__14050_2035619654"/>Thorn – <text:span text:style-name="T293">auf Magister Darns Trauerfeier</text:span><text:bookmark-end text:name="__RefHeading__14050_2035619654"/></text:h>
      <text:p text:style-name="P1"/>
      <text:p text:style-name="P81"><text:span text:style-name="T247"><text:tab/></text:span><text:span text:style-name="T253">Interessant, wie sie alle auf traurig tun. Ich wette, die Feier ist noch nicht ganz rum, da wird darüber gelästert, was für ein schlechter Magister er war, und wie er seinen Bezirk hat verkommen lassen. Wahrscheinlich war der Aufstieg der Ehrbaren Diebe in seinem Bezirk bald auch seine Schuld. Wenn man in dieser Stadt an der Macht ist, kann man sich Respekt vor den Toten kaum erlauben.</text:span></text:p>
      <text:p text:style-name="P1"><text:tab/>Vielleicht sollte er versuchen, Charakterstärke zu beweisen, indem er nicht in die allgemeine Verachtung gegenüber seinem Vorgänger mit einstimmte. Dann wäre er nicht nur ein fähiger Magister, der die Probleme des Bezirks in kurzer Zeit gelöst hatte, sondern auch noch edel. Und wenn er in den Augen der Ratsmitglieder edel genug war, um leicht manipuliert zu werden, dann wäre es nur eine Frage der Zeit, bis er den Ratssitz bekam, der gerade frei geworden war.</text:p>
      <text:p text:style-name="P1"><text:tab/>Bei knappen Abstimmungen ist es von elementarer Wichtigkeit, wenn Leute im Rat sitzen, die dasselbe glauben wie du – und wenn viele Leute glauben, dass du dumm genug bist, um dasselbe zu glauben wie sie, dann wollen diese Menschen eher, dass man bei diesen Abstimmungen mit am <text:soft-page-break/>Tisch sitzt.</text:p>
      <text:p text:style-name="P1"><text:tab/>Und da jeder dieser Herren „ohne Zweifel edle Ziele“ hatte, würden sie sich sicher über ein Verwaltungsgenie freuen, dass auch so voller edler Ziele war wie sie.</text:p>
      <text:p text:style-name="P1"><text:tab/>Doch Thorn machte sich keine Illusionen, dass er ihnen in der Hinsicht irgendetwas vormachen konnte. Sie hatten ja gesehen, mit welchem Geschick er sich auf das Magisteramt beworben hatte, und die klügeren ahnten wahrscheinlich auch schon, dass das nicht seine letzte Station sein sollte.</text:p>
      <text:p text:style-name="P1"><text:tab/>Magister Darns Bestattung war Thorns erster öffentlicher Auftritt seit seiner Ernennung zum Magisteramt, und er freute sich bereits darauf, wie er mit den anwesenden Räten würde spielen können. Die Trauerfeier eines so hohen Beamten war ein Pflichtereignis für die politische Riege der Stadt, und eine perfekte Gelegenheit, sich einen Ruf zu machen. Wenn er sich geschickt anstellte, konnte er seinen Magisterposten schon bald an den Bürokratieidioten abgeben, der sich damals mit ihm zusammen beworben hatte.</text:p>
      <text:p text:style-name="P1"><text:tab/>Thorn war heute ohne Arghan hier – die Leute sollten nicht glauben, dass er vollkommen unter seiner Fuchtel stand. Es reichte vollkommen, wenn sie wussten, dass Thorn auf seine Unterstützung zählen konnte. </text:p>
      <text:p text:style-name="P1"><text:tab/>Seinen neumodischsten Anzug hatte er diesmal daheim gelassen. Zu modern auszusehen, gerade auf einer Bestattung, würde keinen guten Eindruck erwecken. Ein zu großes Ego wollte er nicht zur Schau tragen – die Leute merkten bereits, dass er einen kometenhaften Aufstieg hinlegte, zu ehrgeizig wollte er nicht wirken.</text:p>
      <text:p text:style-name="P1"><text:tab/>Die Bestattung fand, wie jede Bestattung eines hohen Würdenträgers, in den heiligen Hallen des Ordens statt. Es amüsierte Thorn, dass er unter ausgerechnet diesen Umständen in diese Hallen zurückkehrte – zur letzten Ruhe eines Mannes, dessen Ermordung er in Auftrag gegeben hatte.</text:p>
      <text:p text:style-name="P55"><text:tab/>Vielleicht kann ich ja bereits beim nächsten Mal eine Armee mitnehmen.</text:p>
      <text:p text:style-name="P7"><text:tab/>Doch das sollte ihn heute nicht beschäftigen, heute war Thorn nur für Politik hier, nicht für Rache. Solange würde ihn das nur aufhalten.</text:p>
      <text:p text:style-name="P7"><text:tab/>Er war nicht vielen Ordensmitgliedern begegnet, als er zielsicher durch die Hallen zum Bestattungsraum gegangen war, und die, die er getroffen hatte, hatten ihn schon nicht mehr erkannt. Er hatte in seiner Zeit beim Orden auch eher im Hintergrund die Fäden gezogen, als sich zu offen zu zeigen – gerade für seine Unvercoveraktionen war das sehr hilfreich gewesen. Ein Novize, dem er begegnete, hatte früher für ihn spioniert. Entweder er war ein ziemlich guter, oder ein unglaublich schlechter Informant gewesen; er würdigte Thorn nicht eines Blickes, als würde er ihn nicht mehr erkennen. </text:p>
      <text:p text:style-name="P1"><text:tab/>Doch er war ohne Zwischenfall in dem kleinen Garten angekommen, in dem die Bestattungen durchgeführt wurden, Magister Darn war in der Mitte aufgebahrt. Es war keine Familie anwesend, keine weinende Frau, nur ein paar Herren in ihren Anzügen, und verschiedene Bedienstete, die Snacks anreichten. Als Thorn etwas näher an den Leichnam herantrat, sah er auch, wieso er so alleine gestorben war; selbst mit dem seligen Lächeln, dass die Inquisitoren, die für die Bestattungen zuständig waren, den Toten immer gaben, war er noch ziemlich hässlich, die Nasse zu groß, die Stirn zu ausgeprägt, und das Kinn praktisch nicht vorhanden.</text:p>
      <text:p text:style-name="P1"><text:tab/>Da traf ihn eine kräftige Hand an der Schulter, die ihn etwas erzittern ließ.</text:p>
      <text:p text:style-name="P1"><text:tab/>„Thorn, nicht war? Von Hartlingen? Willkommen auf der Trauerfeier. Bewundern Sie das Gesicht vom armen alten Darn? Hübsch, nicht wahr?“</text:p>
      <text:p text:style-name="P1"><text:tab/><text:span text:style-name="T1">Was für ein Rohling</text:span>. Thorn fasste sich. „Angenehm, Sie kennen zu lernen. Und Sie sind?“ <text:span text:style-name="T1">der sucht wohl einen Kumpel; nicht gerade meine Lieblingsrolle, aber seis drum.</text:span></text:p>
      <text:p text:style-name="P1"><text:tab/>„Ich bin Katan, Hauptmann der Miliz. Und Sie sind sein Nachfolger, der, der meine Männer so kirre macht! Sie haben schon einen meiner Feldwebel ausgetauscht? Beförderungen und Degradierungen sind eigentlich mein Vorrecht, Magister...“</text:p>
      <text:p text:style-name="P1"><text:tab/><text:span text:style-name="T1">Na prima, auf dem Kieker hat er mich auch schon. Bestimmt ist so etwas wie sein Stolz verletzt, weil ich seine Entscheidungen infrage stelle oder so.</text:span> „Im Gegenteil, ich hielt ihre Einschätzung für sehr richtig, dass ihr Feldwebel ein großer Krieger ist, im Kampf ungeschlagen. Ich halte ihn für sehr fähig – deswegen habe ich ihm kurzfristig andere Aufgaben übertragen, in denen er mehr glänzen kann und mehr Spaß hat. Die Kommandantur ist in meinem Bezirk doch eher eine zweifelhafte Ehre, es ist sehr ruhig und man muss viel mehr verwalten, als man erlebt. Das hat dieser Bücher<text:soft-page-break/>wurm, der den Job jetzt macht, nur verdient! Aber bei Soldat 1 sah ich sofort, dass er an einen Verwaltungsposten verschwendet ist. Mir schien es, als würde er aufatmen, als ich ihn den Patrouillen zuteilte.“</text:p>
      <text:p text:style-name="P1"><text:tab/>Katan lachte. „Ich sehe, Sie wissen schon, wie sie ihre Leute zufrieden halten, und wie sie den Posten führen! Bei diesen dreckigen Dieben haben sie ja auch ganze Arbeit geleistet.“</text:p>
      <text:p text:style-name="P1"><text:tab/><text:span text:style-name="T1">Lob ist immer vergiftet in dieser Etage. Damit habe ich ihn noch kein Stück weit... aber seine Arroganz mag mir zu Diensten sein.</text:span> „Ach, ohne die gute Arbeit ihrer Männer wäre ich aufgeschmissen gewesen! Diese Disziplin, sie sind großartig für den Straßenkampf ausgebildet. Sie leisten doch sehr gute Arbeit hier!“</text:p>
      <text:p text:style-name="P1"><text:tab/>„Ja, hätte Darn das zu schätzen gewusst, dann würde er jetzt nicht hier liegen.“ Katans Lachen klang abscheulich, aber Thorn wusste, dass es in seiner Welt einen Platz für jeden Idioten gab – und Katan auf seiner Seite zu haben war tatsächlich eine gute Idee. „Der verdammte Idiot wusste meine Männer eben nicht richtig einzusetzen. Aber die Weiber werden darüber kaum unglücklich sein, nicht wahr, Thorn?“ er schlug ihm auf den Rücken.</text:p>
      <text:p text:style-name="P1"><text:tab/>D<text:span text:style-name="T1">as klingt nach einem Job für Dania.</text:span> Thorn grinste, so wie Freunde dieses Kerls wohl grinsten. „Nun, wenn mehr Leute seine Visage teilen würden, würde ich mir keine Sorgen um meine Reproduktion mehr machen müssen!“ doch Katan blickte nur fragend drein. Thorn lächelte. „Da bleiben mehr Weiber für uns übrig.“ Katan verstand so halb, und beschloss, laut zu lachen, und zu hoffen, dass sein Fauxpas nicht zu sehr aufgefallen war. </text:p>
      <text:p text:style-name="P1"><text:tab/><text:span text:style-name="T1">Mit Sicherheit fühlt er sich ein wenig fehl am Platze – er hat nur einen Namen, also von niederer Herkunft, und nun muss er mit den Großen mitspielen. Nun, lieber eine Spielfigur mehr als ein Mitspieler – mal sehen, ob ich ihn spielen kann, oder ihn schlagen muss.</text:span></text:p>
      <text:p text:style-name="P1"><text:tab/>Thorn entschuldigte sich mit dem Hinweis, dass er sich ein Getränk holen wolle, und ging zum Buffet, wo Arghan gerade mit einem sehr dicken Mann ausgelassen plauderte. Er nahm sich einen Drink und stelle sich dazu.</text:p>
      <text:p text:style-name="P1"><text:tab/>Arghan schüttelte ihm die Hand und hieß ihn willkommen, ebenso der Dicke.</text:p>
      <text:p text:style-name="P1"><text:tab/>„Ah, Sie sind Thorn von Hartlingen, nicht wahr? Darns Nachfolger? Sie haben ziemliches Geschick im Rat bewiesen, am Tag, als ihre Bewerbung behandelt wurde. Sie haben durchaus rhetorische Fähigkeiten.“</text:p>
      <text:p text:style-name="P1"><text:tab/><text:span text:style-name="T1">Lob ist vergiftet.</text:span> „Vielen Dank, das war jedoch keine Rhetorik. Der Mann war ja selbst überzeugt, dass er nicht der richtige für den Job war. Da ging es nicht um Rhetorik, nur um Sachfragen. Das ist allgemein eher meine Domäne – mich in Sachfragen zu behaupten. Reden kann jeder Windbeutel, aber Resultate liefern ist schon etwas anderes. Und ihr seid?“</text:p>
      <text:p text:style-name="P1"><text:tab/>Der Mann lachte. „keine falsche Bescheidenheit, nur richtig so. Sie haben sich ja bereits in so kurzer Zeit mehrfach als fähiger Magister erwiesen. Mein Name ist Goran Witten, übrigens, ich bin der Ratssprecher der Kaufmannsgilde. Arbeite eng mit unserem gemeinsamen Freund hier zusammen.“ er klopfte Arghan auf die Schulter.</text:p>
      <text:p text:style-name="P1"><text:tab/>Arghan schmunzelte. „Ja, Goran ist mein größter Absatzmarkt, er hat eine große Kundenbasis, und einen guten Riecher fürs Geschäft. Und du hast dich bereits mit dem Hauptmann dort verbrüdert, Thorn?“ Hauptmann Katan stand derweil etwa zehn Meter weiter, hielt sich an sein Getränk und sah etwas verloren aus.</text:p>
      <text:p text:style-name="P1"><text:tab/><text:span text:style-name="T1">Ich werde beobachtet. Gut zu wissen. Anscheinend ist man neugierig, was der Neuling so treibt. </text:span>Thorn zuckte mit den Schultern. „seine Männer sind es, die meinen Bezirk unter Kontrolle halten, da mache ich mir keine Illusionen. Soviel Respekt kann ich ihm auch erweisen, das tut nicht weh. Mir scheint aber, er würde sich in einer Sauna voller Mädchen jetzt wohler fühlen, als hier unter lauter alten Männern. Er hat das mit den Worten nie wirklich verstanden, oder? Liegt wohl an seiner Herkunft, das lernt man nicht in den Bezirken mit den größeren Zahlen.“</text:p>
      <text:p text:style-name="P1"><text:tab/>„Lernt man das denn beim Orden? Sie haben sich ja mit ihren alten Brüdern zerstritten... wie ist das eigentlich für Sie, wieder in diesen Hallen zu sein?“</text:p>
      <text:p text:style-name="P1"><text:tab/>Thorn schmunzelte. „Interessant, wie viele Leute einen nicht wiedererkennen wollen. Viele haben glaube ich ein Problem damit, dass ich nun eine Freiheit leben kann, die sie sich nie erlauben könnten. Ich glaube, der Rauswurf aus dem Orden hat mir einige Chancen eröffnet, Gelegenheiten, in denen ich mein Talent noch etwas besser einsetzen kann. Und natürlich für einen besseren Zweck <text:soft-page-break/>als J'zharrs Wohl. Ich bin mir sicher, J'zharr kann selbst für sein Wohl sorgen. Ich kann auch selbst für mein Wohl sorgen.“ er zwinkerte Goran zu. „Und was ist besser für unser aller Wohl als wenn wir eine stabile, sichere Stadt haben, in der man ungestört Handel treiben kann? Bezirke, in denen man nicht für vier, fünf Flammlinge abgestochen wird? Ich glaube, wir haben hier sehr ähnliche Interessen.“</text:p>
      <text:p text:style-name="P1"><text:tab/>Gorans Blick hellte sich auf. „Ich sehe, Sie wissen, was gut für diese Stadt ist. Daran hatte ich auch keinen Zweifel. Was sagen sie zu der Sache mit Hakun? Das ist eine ziemliche Tragödie... obwohl Hakun immer alles wusste, konnte er diesen Angriff nicht vorrausahnen. Einige hohe Beamte segnen zurzeit das Zeitliche, das war bereits der zweite, was glauben Sie, könnte dahinter stecken?“</text:p>
      <text:p text:style-name="P1"><text:tab/>Thorn ließ sich nichts anmerken. <text:span text:style-name="T1">Eine Verschwörung kommt gar nicht in Betracht – jeder dieser Tode hat einen offensichtlichen Grund. </text:span></text:p>
      <text:p text:style-name="P1"><text:span text:style-name="T1"><text:tab/></text:span>Arghan nahm ihm den schwarzen Peter aus der Hand. „Anscheinend hat die Unfähigkeit gerade einen guten Lauf. Darn musste den Preis dafür bezahlen, dass er seinen Bezirk nicht unter Kontrolle halten konnte, und Hakun hat herausgefunden, was passiert, wenn man sein kompliziertes Spiel nicht im Gleichgewicht halten kann. Das war ja zu erwarten, dass das auf Dauer schief läuft, wenn man seinen Umgang mit Verräter, Halsabschneidern und Kriminellen pflegt. War nur eine Frage der Zeit, bis er mal eine Eventualität nicht beachtet.“</text:p>
      <text:p text:style-name="P1"><text:tab/>„Möge J'zharr sie <text:span text:style-name="T372">reinigen</text:span>“, sagte Thorn, wie reflexartig. „Oh, entschuldigt, eine Angewohnheit von früher. Uns bleibt nur, aus ihren Fehlern zu lernen, und uns zu hüten, dass wir unsere Arbeit gut erledigen. Gerade in diesen höheren Etagen steht nun mal einiges auf dem Spiel. Goran, habt ihr es nicht häufig mit Raubüberfällen zu tun? Ich bin dabei, zu lernen, wie man so einen Bezirk unter Kontrolle hält, und werde hoffentlich demnächst die letzten Nester dieser Ehrbaren Diebe finden. Und Arghan sollte höchstens aufpassen, dass nicht einer der Apparate, die er ständig trägt, nicht plötzlich explodiert!“ </text:p>
      <text:p text:style-name="P1"><text:tab/>Die drei lachten gemeinsam, erleichtert, dass es dieses Mal nicht sie getroffen hatte. Und bereit, der Gefahr, die der Macht innewohnte, noch ein paar weitere Schnippchen zu schlagen. Sie stießen an auf ihr gemeinsames Wohl und wurden von dem Inquisitor unterbrochen, der für die letzten Riten verantwortlich war. Er bat alle mit lauter Stimme zur Ruhe und bat die Trauergesellschaft, zur Bahre zu kommen. Ratsinquisitor Callen würde die Trauerrede halten, wie in solchen Fällen üblich.</text:p>
      <text:p text:style-name="P1"><text:tab/>„Unwürdige, erstarrt in Ehrfurcht vor dem Antlitz des großen J'zharr, der Flamme, die alle Menschen geschaffen hat und nun einen weiteren wieder zurück nimmt, der jetzt würdig ist, ihm entgegenzutreten. Magister Darn hat ein ehrenhaftes Leben gelebt, und seine Seele ist in den Äther gestiegen. Nun ist es an der Zeit, uns an ihn zu erinnern.“ </text:p>
      <text:p text:style-name="P1"><text:tab/>Er legte eine Pause ein, die alle gewissenhaft nutzten, um mit verschränkten Armen den Kopf zu senken und Besinnung vorzutäuschen. Manchen huschte sogar kurz ein Grinsen über das Gesicht, wie Thorn erkennen konnte, aber das war doch eher die Ausnahme. Die meisten Anwesenden waren Meister der Selbstbeherrschung.</text:p>
      <text:p text:style-name="P1"><text:tab/>„Darn war ein herausragender Magister. Wie kein zweiter kümmerte er sich um seine Bürger, hörte sich ihre Sorgen an, fütterte die Armen. Hätte er auch etwas mehr Anstrengung in den Versuch gesteckt, endlich eine Schule J'zharrs in seinem Bezirk zu eröffnen, hätten die Probleme mit der Unreinheit in seinem Bezirk nicht so überhand genommen. Vielleicht, wenn er etwas gottesfürchtiger gewesen wäre, würde er heute noch unter uns weilen. Doch er versuchte, die Probleme der Menschen ohne J'zharrs Unterstützung anzugehen, und immer noch versinkt der achte Bezirk in Chaos. Das sollte allen eine Lehre sein, die meinen, sie selbst wüssten, was gut für sie ist – nur J'zharr besitzt diese Weisheit, und Darns bedauernswerter Tod ist nur ein weiteres Beispiel dafür, dass Menschen mit zu viel Macht oft die Demut vor ihrem Gott verlieren.“</text:p>
      <text:p text:style-name="P1"><text:tab/>Arghan verschluckte sich an seinem Wein. Thorn schmunzelte in sich hinein. Es war keinesfalls ungewöhnlich, dass ein Inquisitor die Trauerrede so für Propaganda missbrauchte. Aber Callen war nicht besonders begabt darin, die Information möglichst subtil unterzuschieben. Und bevor die Frage aufkommen konnte, warum dann gerade ein Verräter am Orden wie Thorn so einen Erfolg bei den Dieben hatte, musste er dieses Spiel auch wieder aufgeben.</text:p>
      <text:p text:style-name="P1"><text:tab/>„Doch genug von seinen weltlichen Fehlern, wir sind hier, um uns im Guten an ihn zu erinnern. Seine Seele ist bereits bei J'zharr und brennt weiter in jeder Flamme, die wir zu seinen Ehren ent<text:soft-page-break/>zünden. Nun lasst uns seinen schmutzigen Körper reinigen, und ihn befreien von dem Dreck der Welt, der noch an ihm haftet, sodass er frei tanzen kann im Lichte J'zharrs.“</text:p>
      <text:p text:style-name="P1"><text:tab/>Er nickte dem Riten-Inquisitor zu, der seinen Flammensplitter hob und den Leichnam samt Bahre in Brand setzte. Die Intensität des Feuers verriet dem geübten Auge Thorns, dass er wahrscheinlich nie mit <text:span text:style-name="T372">jemandem</text:span> geschlafen hatte – was einige der Gerüchte über den obersten Bestatter bekräftigte. </text:p>
      <text:p text:style-name="P1"><text:tab/>Die Flammen schlugen hoch und schnell auf, und das Feuer breitete sich rasant auf die gesamte Bahre aus, samt dem Holz, auf dass Darn gebettet worden war. Nur das Steinpodest, auf dem die ganze Konstruktion ruhte, widerstand der Hitze.</text:p>
      <text:p text:style-name="P1"><text:tab/>Das Feuer tanzte hell, und manch einer meinte, er könnte Darn darin tanzen sehen, zusammen mit all den anderen Seelen, die zu J'zharr aufgefahren waren. </text:p>
      <text:p text:style-name="P1"><text:tab/>Doch nur Thorn hatte den Eindruck, dass eine der Flammen ihn besonders vorwurfsvoll anstarrte.</text:p>
      <text:p text:style-name="P1"/>
      <text:h text:style-name="Heading_20_1" text:outline-level="1"><text:bookmark-start text:name="__RefHeading__14052_2035619654"/>Marcin – <text:span text:style-name="T293">und Toman geraten in einen Hinterhalt im achten Bezirk</text:span><text:bookmark-end text:name="__RefHeading__14052_2035619654"/></text:h>
      <text:p text:style-name="P1"/>
      <text:p text:style-name="P1"><text:tab/>Marcin war bereits fast am Ende seines Rundgangs angekommen. <text:span text:style-name="T459">Seit er Hauptmann war,</text:span> ging er <text:span text:style-name="T459">die </text:span>Punkte, die seine Leute hatten, an denen sie Geld verdienten, <text:span text:style-name="T459">nur noch selten ab. Aber es musste sein</text:span>. Jeden Verkäufer, jede Hure, jeden Schutzgelderpresser, jeden Straßenräuber, Halsabschneider, Spion, musste Marcin kennen. Das hatte etwas mit Vertrauen zu tun, mit der Organisation, mit der Versicherung, dass er trotz seiner administrativen Position immer noch einer von den Jungs war.</text:p>
      <text:p text:style-name="P1"><text:tab/>Dass er jetzt schon zwei Bezirke ablaufen musste machte die Sache um einiges komplizierter und langwieriger, aber Ehrbaren Dieben konnte man nicht verklickern, dass es anders viel effizienter gewesen wäre und so ein Rundgang ein enormes Sicherheitsrisiko darstellte. </text:p>
      <text:p text:style-name="P1"><text:tab/>Marcin musste noch ein Vielfaches der Aufmerksamkeit an den Tag legen, die er normalerweise auf seine Umgebung verwendete; wenn jemand ihn von Anfang bis Ende seines Rundgangs verfolgte, hätte er bereits einen enormen Überblick über die Strukturen von Marcins Bande.</text:p>
      <text:p text:style-name="P1"><text:tab/>Er hatte seine Mütze nicht auf, nur in seiner Jacke versteckt, und wechselte bei jedem Stützpunkt, den er passierte, die Verkleidung, benutzte immer verschiedene Ausgänge. Einen Doppelgänger wollte er nicht einsetzen, die waren noch ein viel größeres Sicherheitsrisiko, denn der sah all diese Räume dann ja auch noch von innen.</text:p>
      <text:p text:style-name="P1"><text:tab/>Den siebten Bezirk hatte er bereits hinter sich, und vom achten fehlten nur noch ein paar Stationen. Die erste Hälfte der Nacht war bereits vorbei, und seine Wahrnehmung begann zu schwächeln. Bei dem letzten Verkäufer hatte er bereits ein leichtes Gefühl gehabt, dass er nicht ganz ehrlich zu ihm war, was die Abrechnungen betraf, aber er war zu müde gewesen, um alles selbst nachzurechnen und hatte es auf sich beruhen lassen. Überhaupt schienen nicht alle Diebe des achten Bezirks so glücklich darüber, dass er die Geschäfte übernommen hatte, immerhin kam er aus dem falschen Bezirk. Das war noch kein Grund für Marcin, eine Leibwache mitzunehmen, nicht einmal Toman begleitete ihn, der als Junge des achten Bezirks hier durchaus gut ankommen würde. Wenn jemand Marcin offen angreifen wollen würde, würde er sich schon zu verteidigen wissen – eine Leibwache hätte nur wie Schwäche ausgesehen, und Marcin hatte keine Angst.</text:p>
      <text:p text:style-name="P1"><text:tab/>Er war kurz davor, ein Bordell zu betreten, als ihn irgendetwas stutzig machte. Er konnte nicht sagen, was, und vielleicht spielte ihm auch die anrückende Müdigkeit einen Streich, aber er spürte ein Augenpaar in seinem Rücken. Er sah sich um, doch weder in den Seitenstraßen, noch auf den Dächern konnte er in der Dunkelheit jemanden erkennen.</text:p>
      <text:p text:style-name="P1"><text:tab/>Er öffnete die Tür und trat ein. Das war einer der größeren Läden im achten Bezirk, er hatte sogar zwei Stockwerke. Die Diebin, die den Puff leitete, war etwas pummeliger und hatte schon ein paar Jahre auf dem Buckel. Sie war immer eher klug als schön gewesen und hatte ihre Mädchen gut im Griff, die wussten, was ihre Zuhälterin für sie leistete.</text:p>
      <text:p text:style-name="P1"><text:tab/>Marcin betrat den Eingangsraum, der in schummriges Licht getaucht war. An der hinteren Wand befand sich ein längerer Tresen, hinter der die Zuhälterin ausschenkte. Im Raum räkelten sich drei <text:soft-page-break/>Frauen, doch der Großteil der Sofas war leer, und Männer waren auch keine hier unten, doch durch die anscheinend sehr dünne Decke hörte Marcin, dass im Obergeschoss gerade Hauptgeschäftszeit war. Links neben der Bar führte eine Treppe nach oben, rechts an der Seite waren auch ein paar Zimmer, jedoch mit geschlossenen Türen. Und geschlossene Türen in Bordellen öffnete man besser nur von innen.</text:p>
      <text:p text:style-name="P1"><text:tab/>Er trat an die Bar und bat um einen Kaffee. Das konnte er jetzt gut gebrauchen.</text:p>
      <text:p text:style-name="P1"><text:tab/>„Guten Abend, Boss. Aber sicher bekommst du einen Kaffee, ich habe eh noch einen aufgesetzt. Lange Nacht, was?“ die Diebin drehte sich um und machte sich daran, eine saubere Tasse zu suchen. </text:p>
      <text:p text:style-name="P1"><text:tab/>Marcin brummte zustimmend. „monatlicher Rundgang. Sehen, ob alles in Ordnung ist, alle noch existieren, Präsenz zeigen.“ Sie stellte eine Tasse vor Marcin, er trank einen Schluck. „Hattet ihr irgendwelche Probleme letzten Monat?“</text:p>
      <text:p text:style-name="P1"><text:tab/>Die Diebin zuckte mit den Schultern. „Wir kommen gut klar. Ein paar Stammkunden sind bei eurem Rebellionsversuch draufgegangen, aber da maße ich mir keine Kritik an. Alles in allem ist es sehr ruhig. Wollt ihr nicht noch eine längere Pause einlegen? Ein oder zwei meiner Mädchen wären hocherfreut, wenn -“</text:p>
      <text:p text:style-name="P1"><text:tab/>„Nein, danke, ich muss noch ein paar Orte abklappern und bin froh, wenn ich nach Hause komme. Ein andermal vielleicht.“ Er stellte die leere Tasse ab, verabschiedete sich und drehte sich um, um das Bordell zu verlassen, als die Tür eingetreten wurde.</text:p>
      <text:p text:style-name="P52"><text:span text:style-name="T221"><text:tab/></text:span><text:span text:style-name="T44">Miliz</text:span><text:span text:style-name="T221">, war das erste, was Marcin durch den Kopf schoss, doch die hatte Thorn angewiesen, sich von Orten wie diesen fernzuhalten. Stattdessen drängten maskierte Männer mit Diebesmützen und gezogenen Schwertern durch die Tür, drei, vier fünf Mann drangen in den Raum ein und verteilten sich. Einer der Männer zeigte auf Marcin.</text:span></text:p>
      <text:p text:style-name="P1"><text:tab/>Marcin stand zu diesem Zeitpunkt bereits nicht mehr an der Bar, er war zur Treppe gehetzt, hatte sein Schwert gezogen und einen Wurfdolch gezogen und ging langsam rückwärts die Treppe hinauf.</text:p>
      <text:p text:style-name="P52"><text:span text:style-name="T221"><text:tab/></text:span><text:span text:style-name="T44">Hier können mich maximal zwei Leute auf einmal bekämpfen, und dabei behindern sie sich bestimmt auch noch gegenseitig. </text:span></text:p>
      <text:p text:style-name="P1"><text:tab/>Wie erwartet stürmten die Männer zur Treppe, während einer die Zuhälterin bedrohte. Die machte keine Anstalten sich zu wehren, so wichtig war ihr der neue Hauptmann nicht, als dass sie hierfür ihr Leben riskiert hätte.</text:p>
      <text:p text:style-name="P52"><text:span text:style-name="T221"><text:tab/>Die anderen gingen derweil auf Marcin los, zwei hieben auf ihn ein, und er parierte abwechselnd mit Wurfdolch und Schwert. Er musste darauf achten, auf der steilen Treppe das Gleichgewicht zu verlieren. Zurückweichen ging nicht gut, wenn er eine Stufe verfehlte, hatte er ein Problem. Sie waren bereits dabei, ihn zurückzudrängen, da trat er dem Rechten gegen die Brust, schlug mit dem Schwert die Klinge des Linken beiseite, wirbelte herum und sprintete, ja </text:span><text:span text:style-name="T44">sprang</text:span><text:span text:style-name="T221"> fast die Treppe hinauf. Der getretene hatte sich festhalten können, doch beim Gleichgewicht finden hatte er die anderen blockiert, deswegen hatte er einen kurzen Augenblick Zeit, und sein Wurfdolch landete im Herzen des linken Angreifers, der sofort zusammenklappte. Marcin hatte bereits einen neuen zur Hand.</text:span></text:p>
      <text:p text:style-name="P1"><text:tab/>Der rechte stürmte derweil weiter auf ihn zu, und hieb in seinem Ansturm nach Marcin. Der zweite Wurfdolch rutschte Marcin deswegen aus der Hand, prallte gegen die Wand und viel wirkungslos zu Boden. Marcin parierte den Hieb. Die anderen Diebe rückten nach, und schnell fand sich Marcin oben im Gang, gegen zwei Diebe fechtend, die die Treppe hinaufwollten. Als sie gleichzeitig zustachen, konnte er beide Klingen gleichzeitig beiseite schieben. Er trat dem einen in den Bauch, musste jedoch sofort einem weiteren Hieb ausweichen und gab den Angreifern wieder etwas Raum.</text:p>
      <text:p text:style-name="P1"><text:tab/>Mittlerweile hatten sie ihn in den Gang gedrängt, der oben durch den ersten Stock verlief. An beiden Seiten waren Türen, der Gang war etwas dreißig Meter lang. Marcin zog nun ein Kurzschwert mit der linken Hand, mit den Wurfdolchen würde er nicht mehr viel ausrichten, und damit konnte er besser blocken. </text:p>
      <text:p text:style-name="P1"><text:tab/>In den Gang passten zwei Leute bequem nebeneinander, weswegen er sich nach wie vor gegen zwei Angreifer auf einmal verteidigen musste. Die schnelle Abfolge von Hieben auf ihn machten es ihm unmöglich, auch mal selbst einen gut gezielten Schlag anzubringen, und seine Gegner waren, wenn auch keine geübten, so doch entschlossene Kämpfer. An zwei Türen hatte er sich bereits vor<text:soft-page-break/>beidrängen lassen. Die zwei Diebe zwangen ihn weiter den Gang entlang, während die anderen zwei Diebe an der Treppe warteten. Der Gang machte am Ende noch eine Biegung, doch Marcin sah in einem Blick nach hinten, dass er da auch noch weiter wurde, und dann würde er sich mehr als zwei Angreifern auf einmal stellen müssen, was sein Ende bedeuten würde. Was hinter der Biegung wartete, konnte er nicht erkennen.</text:p>
      <text:p text:style-name="P1"><text:tab/>Da ging plötzlich eine der Türen hinter seinen Angreifern auf, und Toman stand im Gang, nackt, und mit einer Holzkeule in der Hand. Einer seiner Angreifer registrierte Marcins Blick hinter ihn, doch wollte sich nicht umdrehen, als ihn das Bleirohr in den Hinterkopf traf. Marcin nutzte die Verwirrung, um dem anderen die Kehle aufzuhacken, und stürmte vor, bevor die beiden anderen Diebe Toman erreichen konnten. Toman drängte sich hinter Marcin und hob eins der Schwerter auf, die die Diebe fallen gelassen hatten.</text:p>
      <text:p text:style-name="P52"><text:span text:style-name="T221"><text:tab/></text:span><text:span text:style-name="T44">Jetzt ist das schon eine fairere Konstellation.</text:span></text:p>
      <text:p text:style-name="P1"><text:tab/>Da rief einer der beiden Angreifer nach unten um Verstärkung, und zwei weitere Diebe tauchten von unten auf. Marcin fluchte.</text:p>
      <text:p text:style-name="P1"><text:tab/>Toman tippte ihm auf die Schulter und raunte: „Hier, nach hinten, da kommen wir raus.“</text:p>
      <text:p text:style-name="P1"><text:tab/>Marcin ließ sich das nicht zweimal sagen, drehte sich um, und die beiden rannten um die Ecke. Hinter der Ecke war eine weitere Lounge, kleiner, mit zwei Sofas und einer Badewanne. Menschen saßen hier keine, die waren vor den Kampfgeräuschen wohl geflohen. Doch am Rand war eine weitere Tür, die jedoch eine große Aussparung hatte und zu einem Balkon führte. Marcin trat dagegen und die beiden sprangen über die Brüstung auf das Nachbardach.</text:p>
      <text:p text:style-name="P1"><text:tab/>Die Diebe waren ihnen bis auf den Balkon gefolgt, als sie sahen, dass sie hinübergesprungen waren, beschimpften sie sie jedoch nur und gingen in das Bordell zurück. Marcin und Toman sprangen noch etwa zwei Dächer weiter und versteckten sich hinter einem Schornstein.</text:p>
      <text:p text:style-name="P1"><text:tab/>Marcin sah den nackten Toman vorwurfsvoll an. „Was machst du in dem Bordell hier? Ich dachte, du hast Dienst. Solltest du nicht irgendeine Grenze bewachen?“</text:p>
      <text:p text:style-name="P1"><text:tab/>„Nun, das war Teil des ganzen... ich war auf Informationssuche.“ Toman sah etwas verloren drein. „und dieses Mädchen, das mal mit meiner Schwester zusammengearbeitet hat – ich wollte sie mal fragen, wie die Moral der Leute ist, die sie besuchen, und wie zufrieden die Leute mit dir sind.“</text:p>
      <text:p text:style-name="P1"><text:tab/>Marcin grinste. „du kannst mir nichts vormachen. Aber danke für die Rettung.“</text:p>
      <text:p text:style-name="P1"><text:tab/>„Wenn wir zurück in das Bordell gehen, können wir vielleicht noch einen der Angreifer identifizieren. Ich glaube nicht, dass die ihre Leichen auf der Flucht mitgenommen haben.“</text:p>
      <text:p text:style-name="P1"><text:tab/>„Und deine Kleidung hoffentlich auch nicht“, flachste Marcin.</text:p>
      <text:p text:style-name="P1"><text:tab/>Sie kletterten über den Balkon wieder in das Bordell, und tatsächlich lagen die beiden Diebe, die Marcin getötet hatte, noch da. Der, den Toman mit der Stange getroffen hatte, war wohl noch am Leben und mit den anderen entkommen. Nachdem Toman sich angezogen hatte, befragten sie die Zuhälterin, ob sie einen der Toten kannte. </text:p>
      <text:p text:style-name="P1"><text:tab/>„Nicht dass ich wüsste, keiner meiner Stammkunden. Sehen aus wie zwei grüne Burschen, frisch von der Straße. Ich denke, dass dir jemand gefolgt ist, als du hier rein bist. Die hätten sicher alle Eingänge abgedeckt, wenn sie sich hier auskennen würden, also glaube ich nicht, dass auch nur einer von denen je hier war.“</text:p>
      <text:p text:style-name="P1"><text:tab/>Marcin fluchte. Er ließ die ganze Belegschaft des Hauses antreten, doch auch keine der anderen Huren kannte die beiden Männer, und die anderen waren vermummt sowieso nicht zu erkennen gewesen. Also trugen Marcin und Toman die Leichen nur zwei Straßen weiter, wie in solchen Fällen üblich, und ließen sie liegen.</text:p>
      <text:p text:style-name="P1"><text:tab/>„Wahrscheinlich sind sie mir von dem <text:span text:style-name="T459">Brocken-</text:span>Verkäufer, bei dem ich zuletzt war, gefolgt. Der kam mir sowieso suspekt vor. Lass uns den noch fragen, ob er die beiden kennt. Wenn die mir schon länger auf der Spur gewesen wären, hätten sie schon erheblich früher angegriffen, der Zeitpunkt und der Ort war ziemlich schlecht gewählt. Wenn sie überhaupt aus unserem Bezirk waren. Vielleicht sollten wir hier mehr Informanten suchen, mal sehen. Nehmen wir uns erst mal den Verkäufer vor.“</text:p>
      <text:p text:style-name="P1"><text:tab/>Sie machten sich auf den Weg, die Straßen zurück, die Marcin vorhin gekommen war; nur dass sie diesmal ein offeneres Auge hatten, ob nicht irgendwo noch jemand um diese Zeit auf war. Sie kamen ohne weitere Zwischenfälle bei dem Verkäufer an, der in einer flachen Baracke hinter einem sehr offenen Hinterhof wohnte. Der Hof war von der Straße aus gut zugänglich, jedoch mit einem <text:soft-page-break/>Tor verschlossen.</text:p>
      <text:p text:style-name="P1"><text:tab/><text:span text:style-name="T1">All diese Höfe, die sich immer so gut zum dealen eignen.</text:span></text:p>
      <text:p text:style-name="P1"><text:tab/>Zwei große Fenster blickten zum Hof hin. Marcin und Toman hatten den Hof noch nicht betreten, deswegen konnten sie durch die vergilbten Scheiben nicht viel erkennen. Auf normalem Wege den Hof zu betreten, wagte Marcin nicht, da er vorhin festgestellt hatte, dass das Tor beim öffnen laut quietschte, und er wollte sich erst einmal an die Baracke heranschleichen, um den Dieb unvorbereitet zu erwischen.</text:p>
      <text:p text:style-name="P1"><text:tab/><text:span text:style-name="T1">Wer weiß, ich hätte da lieber einen Vorteil. Nur für den Fall, dass er mich verraten hat...</text:span></text:p>
      <text:p text:style-name="P1"><text:tab/>Also bedeutete er Toman, hier zu bleiben – der war zwar jünger und ein besserer Kletterer, aber er würde den Verkäufer nicht erkennen und unterscheiden können. Toman half ihm jedoch mit einer Räuberleiter über die Mauer. Marcin ließ sich auf der anderen Seite langsam herab, sodass seine Füße kein Geräusch machten, als sie auf dem staubigen Hofboden aufschlugen. Sofort machte er sich so klein wie möglich, damit ein verirrter Blick aus dem Fenster ihn nicht so leicht traf.</text:p>
      <text:p text:style-name="P1"><text:tab/>Er hatte sich entschieden, links vorbei zum Fenster zu schleichen. An der Seite des Hofs waren ebenfalls Baracken, und er machte sie die Mühe, in die linke, an der er vorbei kam, kurz hineinzulinsen, doch in keiner der beiden brannte Licht und so konnte er auch nichts erkennen.</text:p>
      <text:p text:style-name="P1"><text:tab/><text:span text:style-name="T1">Von da muss ich hoffentlich keine bösen Überraschungen erwarten.</text:span></text:p>
      <text:p text:style-name="P1"><text:tab/>Am Fenster angelangt spähte er durch die Öffnung. Innen brannten ein paar Kerzen, deswegen konnte er durchaus erkennen, was sich dort abspielte. Der Verkäufer, der ihn noch vorhin beschissen hatte, schimpfte wütend auf eine Gruppe von Männern ein, die plötzlich gar nicht mehr maskiert aussahen.</text:p>
      <text:p text:style-name="P1"/>
      <text:h text:style-name="Heading_20_1" text:outline-level="1"><text:bookmark-start text:name="__RefHeading__14054_2035619654"/>Dania – <text:span text:style-name="T293">bekommt ein Klappschwert, hebt mit Varg ein Drogenloch aus und entjungfert ihn</text:span><text:bookmark-end text:name="__RefHeading__14054_2035619654"/></text:h>
      <text:p text:style-name="P1"/>
      <text:p text:style-name="P1"><text:tab/>„Ein neues Schwert? Was kann es?“ Danias Augen funkelten vor Vorfreude.</text:p>
      <text:p text:style-name="P1"><text:tab/>Joran schien ihre Begeisterung zu bemerken und sah sofort mutiger aus. „Ja, hier, ich habe es speziell für Frauen konstruiert.“ Er drückte ihr einen kurzen, dünnen Stift in die Hand.</text:p>
      <text:p text:style-name="P1"><text:tab/><text:span text:style-name="T1">Was? Will er mich verarschen? Meint er wohl, Frauen sollen mit Waffen nicht umgehen können?</text:span> Sie hielt ihm das Ding, das etwa zwei Zentimeter Durchmesser hatte und zehn Zentimeter lang war, vors Gesicht. „Das da? Dieses kleine... Spielzeugding?“ sie blickte ihn irritiert an.</text:p>
      <text:p text:style-name="P1"><text:tab/>„Ja, ist es nicht genial, wie winzig es ist? Du kannst es überall verstecken, keiner schaut dich seltsam an, weil du eine Frau mit einer Waffe bist, und niemand ahnt, was du vorhast.“</text:p>
      <text:p text:style-name="P1"><text:tab/>Sie sah ihn immer noch verständnislos an. Als sein Grinsen breiter wurde, fing sie unterdrückt an zu kochen. <text:span text:style-name="T1">Dieser kleine frauenfeindliche Bastard...</text:span></text:p>
      <text:p text:style-name="P1"><text:tab/>Doch Joran fuhr unbehelligt fort. „Es ist so konstruiert, dass es sich entfalten kann. Im zusammengefalteten Zustand ist es nicht größer als ein normaler Schwertgriff wäre – aber wenn du auf diesen Knopf drückst -“ er nahm ihr das Ding aus der Hand und drückte auf einen Knopf an der Seite – und Danias Sicht wurde durch eine lange, dünne Klinge versperrt, die ihr fast die Nasenhaare rasierte. Joran war etwas zurückgewichen, selbst überrascht von der Wirkung der Spannung im Innern, die die Klinge nach außen trieb. Er hatte sogar vergessen, weiter zu sprechen.</text:p>
      <text:p text:style-name="P1"><text:tab/>Danias Zorn verrauchte auf der Stelle. „Was? So eine Klinge, nur für mich?“ sie riss ihm das Schwert aus der Hand und stocherte damit in der Luft herum. Ein, zwei, drei Gegner um sie herum hatten jetzt imaginäre Löcher in der Herzgegend. Es berauschte sie, wie leicht die Klinge hin und her schnellte.</text:p>
      <text:p text:style-name="P1"><text:tab/>„Ja, aber pass auf mit dem Ding. Es ist leider nicht allzu stabil – die Klinge besteht immerhin aus mehreren Teilen, die sich beim ausfahren automatisch zusammensetzen. Und das ist sehr, sehr dünner Stahl. Verbiegen tut er nicht, aber ich kann keine Garantie geben, wie schnell er zerbricht. Vermeide es, damit andere Schwerter zu blocken, und geblockt zu werden. Wenn sich der Stahl verformt, wird auch der Mechanismus sehr schnell kaputt gehen, fürchte ich. Betrachte es als Prototyp.“</text:p>
      <text:p text:style-name="P1"><text:soft-page-break/><text:tab/>Dania hielt kurz in ihrem imaginären Schwertkampf inne. „Proto – was?“</text:p>
      <text:p text:style-name="P1"><text:tab/>Joran verdrehte die Augen. „Ein Prototyp ist das erste Mal, wenn eine neue Erfindung gebaut wird. Es gibt noch keine zweite solche Klinge, meine ich damit. Du bist sozusagen eine Testerin.“</text:p>
      <text:p text:style-name="P1"><text:tab/>Dania freute sich. Sie durfte Testerin sein? Das war wichtig, oder? „Danke für die Ehre! Ich werde sie ausführlich testen.“ sie grinste Joran hinterhältig an.</text:p>
      <text:p text:style-name="P1"><text:tab/>Oben, an der Decke des Labors, ging die Falltür auf. Vargs Stimme ertönte von oben.</text:p>
      <text:p text:style-name="P1"><text:tab/>„Dania, Marcin ist hier. Wir haben einen Einsatz. Zieh dir das knappste Kleid an, das du besitzt, du wirst heute wohl mal wieder Prostituierte spielen müssen.“</text:p>
      <text:p text:style-name="P1"><text:tab/><text:span text:style-name="T1">Was? Ich mache das hier, um nie wieder so etwas tun zu müssen. Ich habe mir mal gesagt, ich würde töten, um damit aufhören zu können, und jetzt töte ich, damit ich das nicht mehr machen muss. Was glaubt der eigentlich -</text:span></text:p>
      <text:p text:style-name="P1"><text:tab/>Joran hatte wohl ihren Gesichtsausdruck bemerkt und flüsterte ihr zu: „Denk an deine neue Klinge. Wie blöd werden die wohl gucken, wenn du plötzlich ein Schwert in der Hand hast? Nimm Stiefel dazu, darin lässt sich das gut verstecken.“</text:p>
      <text:p text:style-name="P1"><text:tab/>Das konnte Danias Jähzorn nicht ganz beschwichtigen, aber zumindest hielt sie erstmal damit hinter dem Berg. Sie suchte sich ihre Kleidung unter einem Tisch zusammen und zog sich um. Joran drehte sich wie immer verschämt um, doch sie sah, wie die Röte sogar in seinen Nacken kletterte. Also beeilte sie sich, drückte Joran zum Abschied, raunte ihm noch ein „Dankeschön“ ins Ohr und machte sich daran, nach oben zu klettern.</text:p>
      <text:p text:style-name="P1"><text:tab/>Varg, der oben gewartet hatte, machte ihr ein Kompliment zu den Stiefeln.</text:p>
      <text:p text:style-name="P1"><text:tab/>Sie raunzte ihn erst einmal an. „Wie kannst du es eigentlich mit den Regeln deines Ordens vereinbaren, Prostituierte auf die Arbeit zu schicken?“</text:p>
      <text:p text:style-name="P1"><text:tab/>Varg schien zu merken, dass sie nicht in Stimmung war, und schaute sofort ernster drein. „Marcin braucht uns bei ein paar Dieben. Lass uns einfach eine Kutsche nehmen, ja? Brauchst du nicht noch einen Dolch oder so?“</text:p>
      <text:p text:style-name="P1"><text:tab/>Doch Dania war bereits an ihm vorbeigerauscht, nach draußen. Sie wollte sich auch nicht umsehen und ging nur zügig zum Ausgang des Dorfes. All diese Männer und ihre Probleme konnten ihr gerade echt gestohlen bleiben. Sie hatte sofort Sehnsucht nach einer Dosis Brocken, die hatte sie früher in solchen Situationen immer beruhigt. Doch sie würde sich wohl mal wieder mit töten begnügen müssen. Töten war ihr zu einer befriedigenden Ersatzdroge geworden – die Macht, die mand dabei fühlte, übertraf den Größenwahnsinn eines Brockenrausches noch bei weitem. Aber sie konnte wohl kaum jedes mal, wenn sie schlecht gelaunt war, jemanden umbringen. Jetzt freute sie sich allerdings schon auf das, was heute wohl auf sie wartete.</text:p>
      <text:p text:style-name="P1"><text:tab/>Varg rief ihr zu, dass am Ausgang des Dorfes eine Kutsche auf sie wartete. Dem Tonfall des Rufes nach zu urteilen eilte er ihr zügig nach, doch Dania drehte sich nicht um. Das <text:span text:style-name="T275">geschieht</text:span> ihm recht, ein bisschen Missachtung konnte ihm bestimmt nicht schaden.</text:p>
      <text:p text:style-name="P1"><text:tab/>Sie erreichte die kleine Zweisitzerkutsche und stieg rechts ein, machte die Tür hinter sich zu, und setzte sich auf die linke Seite. <text:span text:style-name="T1">Nun einfach kurz warten...</text:span> Varg öffnete die linke Tür, er hatte wohl nicht die Tür öffnen wollen, die sie gerade vor seiner Nase zu gemacht hatte. Sie sah ihn hochnäsig an.</text:p>
      <text:p text:style-name="P1"><text:tab/>Varg guckte nur ungläubig, machte die Tür wieder zu, ging noch einmal um die Kutsche, öffnete die rechte Tür und setzte sich neben sie. Ein tiefes Gefühl der Rechtfertigung durchfloss Dania. </text:p>
      <text:p text:style-name="P1"><text:tab/><text:span text:style-name="T1">Die kleinen Machtspiele, die einem den Alltag versüßen können.</text:span> Varg sah sichtlich genervt aus, was sie noch ein bisschen mehr genoss. Varg klopfte gegen die Vorderscheibe, und der Kutscher fuhr los. Anscheinend wollte er die Fahrt so schnell wie möglich hinter sich bringen.</text:p>
      <text:p text:style-name="P1"><text:tab/>Nach ein paar unangenehmen Minuten, in denen die Landschaft des elften Bezirks elend langsam vorbeistrich, sagte Varg unvermittelt: „Weißt du, ich frage schon gar nicht mehr, wie ich das mit meinem Glauben vereinbaren kann. Ich vertraue Thorn und Marcin einfach, dass sie wissen, was gut für uns ist. Das macht es einfacher. Und es ist besser, wenn es einfach ist. Dann trifft meine Klinge, was sie soll, und ich muss nicht dreimal über die Richtung nachdenken.“</text:p>
      <text:p text:style-name="P1"><text:tab/>Dania wusste nicht, wo das herkam, aber sie wunderte sich nicht. Varg war nun mal ein Soldat.</text:p>
      <text:p text:style-name="P1"><text:tab/>Er fuhr fort. „Und deshalb würde ich mich auch nicht beschweren, wenn sie mich in ein Kleid stecken würden und in die Hölle schicken würden. Es ist gut für das Wohl dieser Stadt, und nicht zu<text:soft-page-break/>letzt gut für uns. Thorn, Arghan und Marcin haben uns Chancen gegeben, da hätte ich früher nur von geträumt. Diese kleine Revolution, die wir hier anzetteln können, diese Freiheit, dass wir uns plötzlich nicht mehr an diese ganzen <text:span text:style-name="T1">Regeln</text:span> halten müssen, das ist unglaublich. Wir können einfach jemanden – töten, und niemand, <text:span text:style-name="T1">niemand </text:span>hält uns auf. Das ist gerade das erste mal, dass ich zugebe, dass mir das gefällt.“</text:p>
      <text:p text:style-name="P80"><text:span text:style-name="T247"><text:tab/>Dania schmunzelte. </text:span><text:span text:style-name="T253">Na, hat der kleine Novize jetzt auch endlich am großen Vergnügen geschnuppert? Und ich dachte schon er wäre immun gegen ein bisschen Spaß.</text:span></text:p>
      <text:p text:style-name="P80"><text:span text:style-name="T253"><text:tab/></text:span><text:span text:style-name="T247">„Also lass uns jetzt dahinfahren und ein bisschen Spaß haben, ja? Das ist im achten Bezirk, Marcins neues Gebiet. Und es gibt da wohl eine kleine Bande, die nicht mit seiner Vorherrschaft einverstanden ist. Wir wissen aber noch nicht, wer da alles dazugehört. Das heißt, wir töten alle bis auf einen und fragen den dann aus. Hast du ein Wahrheitspulver dabei?“</text:span></text:p>
      <text:p text:style-name="P1"><text:tab/>Dania nickte.</text:p>
      <text:p text:style-name="P1"><text:tab/>„In Ordnung, gib es mir, für den Fall, dass sie es an dir finden würden.“</text:p>
      <text:p text:style-name="P1"><text:tab/>Dania gefiel der Gedanke nicht unbedingt, unter welchen Umständen diese Typen in ihrem Ausschnitt kramen würden, aber sie gab das Döschen Varg, der es einsteckte.</text:p>
      <text:p text:style-name="P1"><text:tab/>„Marcin hat sicher einen genaueren Plan. Wir treffen uns in einem Versteck in der Nähe.“</text:p>
      <text:p text:style-name="P1"><text:tab/>Nach einer Weile erreichte die Kutsche den achten Bezirk. Varg und Dania steigen aus, und Varg führte sie zwischen zwei Häusern hindurch in eine sehr enge Gasse, durch ein paar andere Lücken, durch die sie kaum durchpassten und letztendlich durch eine Tür in eins der Häuser. Es stand offensichtlich bereits eine Weile leer, alls war voller Spinnenweben, und die Trümmer alter Möbel lagen herum. Durch eine Treppe gelangten sie in das Obergeschoss, un dem Marcin an einem Fenster lehnte und hinunter auf eine breite Straße schaute, auf der anderen Seite als die, durch die sie hineingekommen waren.</text:p>
      <text:p text:style-name="P1"><text:tab/>„Da seid ihr ja. Kommt her.“</text:p>
      <text:p text:style-name="P1"><text:tab/>Sie traten mit an das Fenster und erblickten die Straße. Auf der gegenüberliegenden Seite war ein Innenhof, von drei flachen Baracken eingezäunt. Am Eingang des Hofs lehnte ein Mann mit Diebesmütze und verkaufte Brocken an heranschlendernde Junkies. Der Hof war ansonsten leer.</text:p>
      <text:p text:style-name="P1"><text:tab/>„Das sind Verräter, die haben mich gestern abend überfallen. In der hinteren Baracke haben sie ihr Hauptquartier, mit Drogen, Waffen und Verstärkung. Gestern waren da etwa fünf Mann drinnen, und wir wollen die Bude ausheben, und mit etwas Glück muss es dabei nichtmal Tote geben und wir können mehr Leute befragen.“</text:p>
      <text:p text:style-name="P80"><text:span text:style-name="T247"><text:tab/></text:span><text:span text:style-name="T253">Klingt anspruchsvoll. Ja, da werden die Waffen einer Frau gebraucht. Aber schade, dass ich niemanden töten darf...</text:span></text:p>
      <text:p text:style-name="P1"><text:tab/>Marcin fuhr fort: „Also, Dania geht rein, indem sie den Verkäufer verführt. Nimm ihn mit nach hinten und sag, du willst es mit ihm treiben, während seine Leute zusehen. Wie ich den Typen kenne, wird ihn das ziemlich anmachen, also wird das wohl funktionieren. Du nimmst ihn mit rein, und du, Varg, schleichst ungesehen in den Hinterhof. Wenn die innen auf Dania konzentriert sind -“</text:p>
      <text:p text:style-name="P1"><text:tab/>„Wie weit soll ich mit ihm gehen? Ich habe keinen Bock, mit einem von diesen Typen zu schlafen.“</text:p>
      <text:p text:style-name="P1"><text:tab/>„So weit wird es nicht kommen müssen. Gib ihm erst einmal einen Lapdance, während die anderen drumrumstehen, und dann halt ihm ne Klinge an die Kehle. Dann täuschst du einen Orgasmus vor, einen lauten. Das wird die irritieren, aber ist das Signal für Varg, reinzugehen und die Typen zu fesseln. Dann fragt ihr sie nach ihrer kleinen Revolte aus. Die Befragung macht Varg, der ist instruiert und hat Erfahrung mit sowas.“</text:p>
      <text:p text:style-name="P1"><text:tab/>Varg nickte. „Klingt nach einem guten Plan. für den Notfall nehme ich ein paar Pulver mit, damit wir schnell abhauen können.“</text:p>
      <text:p text:style-name="P1"><text:tab/>Dania räumte zur Sicherheit auch noch ihr Bor von ihrem Ausschnitt in ihre Stiefel. „Varg, du wartest, bis ich den Typen mitgenommen habe, dann kommst du hier aus der Tür, okay?“</text:p>
      <text:p text:style-name="P1"><text:tab/>Varg nickte. Sie gingen nach unten, und Dania verließ das Haus wieder durch den Hintereingang, während Marcin oben blieb, um den Überblick zu behalten. Dania ging um ein paar Ecken, damit es so aussah, als käme sie von der großen Straße, und nicht direkt von gegenüber. Der Dieb lehnte ahnungslos an der Wand und freute sich über den Gewinn, den er heute schon gemacht hatte. Dania sah, wie er sich immer wieder an der Nase kratzte – er hatte wohl auch schon eine gute Dosis intus.</text:p>
      <text:p text:style-name="P1"><text:soft-page-break/><text:tab/>Dania setzte ihren verführerischsten Blick auf und stolzierte zu ihm hin.</text:p>
      <text:p text:style-name="P1"><text:tab/>Sein Blick fand sie, wie sie auf ihn zu kam. Seine Verkäuferinstinkte setzten ein. „Hey, Süße, ich weiß, was du brauchst, und ich habe, was du brauchst.“, der Standartspruch der Brockenverkäufer kam über seine Lippen. </text:p>
      <text:p text:style-name="P1"><text:tab/>Dania ging direkt auf ihn zu, legte ihm eine Hand auf die Brust und hauchte ihm ins Ohr: „Und ich weiß, was du brauchst. Was für ein glücklicher Zufall – ich kann einen Mann nämlich gerade sehr gut gebrauchen.“</text:p>
      <text:p text:style-name="P1"><text:tab/>Ihre Hand auf seiner Brust spürte, wie ein kurzes Schaudern , Zittern über seinen Körper wanderte – und dass seine Hand auf ihren Po schlich. </text:p>
      <text:p text:style-name="P1"><text:tab/>„Weißt du was, lass es uns direkt vor deinen Männern treiben. Ich will einen wichtigen Mann ficken. Und sie sollen das ruhig sehen.“ ihre Hand krallte sich in sein Hemd.</text:p>
      <text:p text:style-name="P1"><text:tab/>„Ein wichtiger Mann? Aber – aber sicher, süße.“ Er ließ sie zu einer Seite fallen und hob sie direkt hoch, von Brocken beflügelt. „Das können wir ihnen sicher zeigen.“</text:p>
      <text:p text:style-name="P1"><text:tab/>Dania ließ sich das gefallen und jauchzte ein bisschen, sie musste ihn in Sicherheit wiegen, während er sie in seinen Armen wiegte. Er ging über den Hof und trat mit dem Fuß die Tür zu der Baracke auf. Dania konnte erkennen, wie Varg auf der anderen Straßenseite das Haus verließ.</text:p>
      <text:p text:style-name="P1"><text:tab/>„Kumpels, seht mal, was ich hier für einen Schatz gefunden habe!“ er setzte sie auf einem Hocker ab. „Nutt, hol mal ein bisschen Brocken für die Dame!“</text:p>
      <text:p text:style-name="P1"><text:tab/>„Mann, Boss, bist du schon wieder bei der Arbeit drauf?“ der angesprochene widersprach jedoch nicht und kramte eine alte Konservendose voller Drogen unter einem Tisch hervor.</text:p>
      <text:p text:style-name="P1"><text:tab/>Insgesamt waren fünf Männer in dem Raum, den Boss eingeschlossen. Es standen ebenso viele Betten in der Baracke, und es lag einiges an Müll herum. Nutt hielt ihr eine Linie Brocken auf einem Tablett vor die Nase. </text:p>
      <text:p text:style-name="P80"><text:span text:style-name="T247"><text:tab/></text:span><text:span text:style-name="T253">Oh ja, das kann ich gut gebrauchen, wenn ich diesen Job gut durchstehen will.</text:span><text:span text:style-name="T247"> Sie ließ es sich nicht zweimal sagen und zog die Linie gierig in die Nase. Die Dosis knallte sofort, es war sehr gute Ware. </text:span></text:p>
      <text:p text:style-name="P1"><text:tab/>Dania wusste, dass sie es im Notfall mit all diesen Männern allein aufnehmen konnte. Sie war alles, sie war der Mittelpunkt des Universums, und all diese Männer waren nur hier, um ihr zu dienen. Alles, wofür Männer je gut gewesen waren, waren zu ihrem Glück. Und sie taten das auch noch freiwillig. Sie ließ sich bereitwillig weiter tragen. Wahrnehmungen verschammen ein bisschen, aber was diese Männer sagten, war auch nicht so wichtig. Ihr Sklave behandelte sie gut, solange war ihm das ruhig erlaubt. Er ließ sie vor dem Bett auf den Boden ab, so dass sie dort stand, und stolz auf all das herabblickte. Die Männer begafften sie mit lasziven Blicken, und manch eine Hand wanderte in den Schritt, als sie ihr Kleid neckisch ein klein wenig lüftete. </text:p>
      <text:p text:style-name="P1"><text:tab/>Stoff füllte ihre Sicht aus, als ihr Sklave ihr das nervige Kleid über den Kopf zog, dass sie nur noch behinderte und eine Last auf ihrer Haut war, die sich plötzlich so frei und prickelnd anfühlte wie noch nie etwas in ihrem Leben. </text:p>
      <text:p text:style-name="P80"><text:span text:style-name="T247"><text:tab/></text:span><text:span text:style-name="T253">Habe ich ihm das erlaubt? Da kann ich mich aber nicht daran erinnern.</text:span><text:span text:style-name="T247"> Sie drehte sich um, wo er ihr Kleid zur Seite gelegt hatte und jetzt auf sie zukommen wollte. Doch sie schubste ihn einfach, mit einer Kraft, die sie nie in sich gekannt hatte, so dass er der Länge nach auf das Bett fiel. </text:span></text:p>
      <text:p text:style-name="P80"><text:span text:style-name="T247"><text:tab/></text:span><text:span text:style-name="T253">So ist es richtig. So liegst du gut.</text:span><text:span text:style-name="T247"> Sie konnte Überraschung in seinen Augen sehen, und wie sich ihr Spiegelbild in seiner </text:span><text:span text:style-name="T249">N</text:span><text:span text:style-name="T247">etzhaut spiegelte. Ihr schien, als hätte sie ihren Körper nie so wundervoll gesehen, wie er sich ihr durch die grüne Färbung seiner Augen präsentierte, und eine Wallung schoss durch ihr Blut, verursacht von Brocken, Kälte, Hitze oder Erregung, ließ sich unmöglich sagen. Sie setzte sich rittlings auf ihn und drückte seine Arme nach unten.</text:span></text:p>
      <text:p text:style-name="P1"><text:tab/>„Du bleibst hier schön liegen, während ich mir von dir hole, was ich brauche“, raunte sie ihm ins Ohr, und er bebte unter ihrem Griff, sie war jedoch stärker als er. Sie wanderte an seinem Ohr hinab und küsste ihn auf den Hals, hauchte dann dagegen, und biss schließlich leicht hinein. Jedesmal sah sie ihn kurz erbeben. Die Männer hinten im Raum lachten und stießen bewundernde Laute aus, die sie nur anfeuerten.</text:p>
      <text:p text:style-name="P80"><text:span text:style-name="T247"><text:tab/>Mit der rechten Hand drückte sie seine Brust nach unten, so dass er an Ort und Stelle blieb, mit der linken riss sie seine Hose auf und seine Männlichkeit sprang hervor. Nicht das größte, was sie je gesehen hatte, doch sie war durchaus stolz darauf, was </text:span><text:span text:style-name="T253">ihr </text:span><text:span text:style-name="T247">Sklave so zu bieten hatte. Nicht dass sie </text:span><text:soft-page-break/><text:span text:style-name="T247">ihn anfasste. Sie bedeutete, ihm liegen zu bleiben, richtete sich auf, sodass ein gutes Stück über ihm blieb, und fasste sich zwischen die Beine. Auch wenn er widerwillig liegenblieb, konnte er sich doch des Anblicks nicht erwehren, der ihn untätig verzauberte. Und Dania machte es unglaublich an, ihre Fotze in seinen Augen gespiegelt zu erforschen. Es machte sie total wild, wieviel Macht sie über ihn hatte. </text:span></text:p>
      <text:p text:style-name="P1"><text:tab/>Ein Tropfen löste sich und fiel auf seinen Bauch. Da riss er seine Arme hoch und wollte sie auf seinen Schwanz pressen, doch sie ließ das nicht zu, gab ihm eine schallende Ohrfeige und fuhr einfach mit ihrem Spiel fort. Mit der linken Hand fuhr sie jedoch auf seiner Brust auf und ab, begann, ihn zu kratzen, und fuhr hoch zu seinem Hals. Er schnurrte unter den leichten Schmerzen, und sie verstärkte den Druck auf ihren Lustpunkt. Und den Druck auf seinen Hals. Er blickte erstaunt, und die Männer hinter ihr lachten, sie hörte auch vereinzelte Geräusche, die davon zeugten, dass der ein oder andere sein eigenes Ding herausgeholt hatte.</text:p>
      <text:p text:style-name="P1"><text:tab/>Weiter, weiter rieb sie sich mit kreisförmigen Bewegungen, während der Mann unter ihr halb verrückt wurde vor unterdrücktem Verlangen. Immer wieder versuchte er, sich zu wehren und sie mit seinem Schwanz zu stechen, doch immer, wenn er sich aufbäumte, verstärkte sie den Druck auf seinen Hals. Sie genoss sichtlich, ihn so in der Hand zu haben. Es schüttelte sie, und sie merkte, wie nah sie an ihrem Höhepunkt war. Automatisch wurde auch der Druck ihrer anderen Hand fester, und so kam sie schließlich in einem ekstatischen Jauchzen. Sie nahm alles um sich herum noch intensiver war, die Geräusche von hinten, ihren Körper in den Augen des Diebes, die erschöpfter blickten, und sich langsam verdrehten, seine Hände, die in ihren Arm griffen und versuchten, ihre Hand von seinem Hals zu zerren. Als sie plötzlich schlaff wurden, und sie sah, dass er ohnmächtig geworden war, kam sie gleich nochmal.</text:p>
      <text:p text:style-name="P1"><text:tab/>Die Männer hinter ihr wurden allerdings stutzig. Einer stand auf und wollte sie von seinem Boss <text:span text:style-name="T276">runter zerren.</text:span> Doch sie fasste in ihren Stiefel, sprang auf, und hatte plötzlich eine einen Meter lange Klinge in der Hand. Die Überraschung in den Augen des Mannes dauerte nicht lange genug, um ihr <text:span text:style-name="T276">auszuweichen</text:span>, und sie trat hinten aus seinem Hals wieder aus.</text:p>
      <text:p text:style-name="P1"><text:tab/>Dania zog sie zurück, und die anderen drei Männer sprangen auf und suchten nach ihren Klingen, bei zweien baumelte das stumpfe Schwert noch aus der Hose heraus.</text:p>
      <text:p text:style-name="P1"><text:tab/>Da stand plötzlich Varg im Zimmer und schlug den hintersten mit einem Knüppel nieder. Einer der beiden fuhr zu ihm herum. Varg fluchte und zog sein Schwert.</text:p>
      <text:p text:style-name="P1"><text:tab/>Der erste wandte sich wieder Dania zu, und hieb von rechts oben nach ihr. Sie duckte sich blitzschnell unter dem Schlag hinweg. Er hatte zu schwungvoll ausgeholt, und so hatte sie genug Zeit, ihm ihre Klinge ins Herz zu jagen.</text:p>
      <text:p text:style-name="P1"><text:tab/>Varg und der letzte fochten kurz, doch Dania machte dem ein Ende, indem sie ihm in die Kniekehle stach. Der Mann brach zusammen, und Varg zog ihm den Knüppel, den er noch in der anderen Hand hatte, über den Schädel.</text:p>
      <text:p text:style-name="P80"><text:span text:style-name="T247"><text:tab/></text:span><text:span text:style-name="T253">Was für ein Kampf. Was für ein Rausch. Was für eine Gelegenheit. Doch ich habe noch nicht genug.</text:span></text:p>
      <text:p text:style-name="P1"><text:tab/>Varg ließ seine Waffen fallen und wischte sich den Schweiß von der Stirn. Da fiel sein Blick auf Dania – und so sehr er sich auch anstrengen wollte, konnte er ihn da auch nicht mehr <text:span text:style-name="T276">wegbewegen.</text:span> Dania ging langsam auf ihn zu. Varg trug seine Novizenrobe nicht, die wäre zu auffällig gewesen, sondern normale Kleidung. Dania riss sein Hemd auf.</text:p>
      <text:p text:style-name="P1"><text:tab/>„Willst du einen Geschmack der Freiheit?“</text:p>
      <text:p text:style-name="P1"><text:tab/>Die Frage blieb unbeantwortet, denn sie hielt ihm den Mund zu. Die Beule in seiner Hose war ihr Antwort genug.</text:p>
      <text:p text:style-name="P1"><text:tab/>„War das ein schöner Geschmack der Macht, die du haben kannst?“</text:p>
      <text:p text:style-name="P1"><text:tab/>Sie stieß ihn auf eines der freien Betten. Mit der Klinge, die sie noch immer in der rechten Hand trug, schnitt sie seinen Gürtel auf. In Vargs Augen stand gleichzeitig Angst und Interesse, Verlangen und Verbot, doch der Kampf hatte seine Grenzen fallen lassen. All das Dogma des Ordens hatte keine Macht mehr in diesem Moment.</text:p>
      <text:p text:style-name="P1"><text:tab/>Es reizte sie viel zu sehr, dieses Dogma brechen zu können. Danias Finger strich ein wenig Blut von ihrer Klinge, bevor sie sie zur Seite warf.</text:p>
      <text:p text:style-name="P1"><text:tab/>„Eine Entjungferung muss doch mit Blut gefeiert werden.“</text:p>
      <text:p text:style-name="P1"><text:soft-page-break/><text:tab/>Sie malte ihm ein 'X' auf den Hals, küsste es ab, was ihn total verrückt machte. Riss ihm die Beinkleider herunter. Setzte sich auf sein hervorstehendes Gemächt. Gab ihm gar nicht die Zeit, darüber nachzudenken. Und sie feierten ihren Sieg.</text:p>
      <text:p text:style-name="P1"/>
      <text:h text:style-name="Heading_20_1" text:outline-level="1"><text:bookmark-start text:name="__RefHeading__14056_2035619654"/>Varg – <text:span text:style-name="T293">und Dania befragen die Diebe</text:span><text:bookmark-end text:name="__RefHeading__14056_2035619654"/></text:h>
      <text:p text:style-name="P1"/>
      <text:p text:style-name="P81"><text:span text:style-name="T247"><text:tab/>Es war so schnell gegangen, dass er kaum hatte reagieren können. Nicht dass er sich gewehrt hätte. Er war selbst für Verwirrung zu erregt gewesen. „Wir sind uns doch einig, dass das nie passiert ist, oder?“ Er hatte immer gedacht, sie hätte komplett genug von Männern. Und dass er sich im Zweifelsfall beherrschen können würde. Immerhin stand nicht nur sein Ruf auf dem Spiel, sondern seine </text:span><text:span text:style-name="T253">Reinheit</text:span><text:span text:style-name="T247"> vor J'zharr. Seine innere Reinheit hatte er sich immer als letzte Ausrede nach seinem Tod vorgestellt, der Punkt, der ihn vor J'zharrs Zorn würde retten können.</text:span></text:p>
      <text:p text:style-name="P81"><text:span text:style-name="T247"><text:tab/></text:span><text:span text:style-name="T253">Ewige Verdammnis fühlt sich ziemlich gut an, das kann ich nicht leugnen.</text:span><text:span text:style-name="T247"> Sie hatten die drei Überlebenden an die Wand gefesselt, und sie waren nun wieder wach. Varg hatte da einige interessante Methoden beim Orden kennengelernt, und es standen ja noch genug Kerzen im Raum herum.</text:span></text:p>
      <text:p text:style-name="P1"><text:tab/>Dania hatte sich noch ein paar Linien Brocken gemacht, auch wenn Varg das missfiel. Dass sie sich wieder angezogen hatte, hätte ihm auch missfallen sollen, doch er war fast froh darüber, so musste er sich nicht zu sehr damit auseinandersetzen, was gerade passiert war, und konnte sich besser auf seine Arbeit konzentrieren.</text:p>
      <text:p text:style-name="P81"><text:span text:style-name="T247"><text:tab/></text:span><text:span text:style-name="T253">Verdammt, was habe ich gerade...</text:span><text:span text:style-name="T247"> er trieb dem Dieb vor ihm seine Klinge etwas tiefer in die Handfläche, damit dessen Schrei die Gedanken aus Vargs Kopf vertrieb.</text:span></text:p>
      <text:p text:style-name="P1"><text:tab/>„Wer ist der Kopf des ganzen? Euer Auftraggeber? Euer kleiner Boss da in der Ecke?“</text:p>
      <text:p text:style-name="P1"><text:tab/>Der Dieb wimmerte nur vor sich hin und schluchzte, dass er es nicht wisse, das wusste nur der Boss. Varg stieß die Klinge ganz durch seine Hand, und nagelte sie an der Wand fest. „Bist du ganz, ganz sicher?“ doch der Dieb wurde erst einmal wieder ohnmächtig.</text:p>
      <text:p text:style-name="P1"><text:tab/>Varg zuckte mit den Schultern. „Anscheinend. Wir sollten das bisschen Wahrheitspulver, dass wir haben, am besten auf den Boss anwenden.“</text:p>
      <text:p text:style-name="P1"><text:tab/>Der lehnte geknebelt und mit aufgerissenen Augen an der Wand. Dania ging zu ihm hin und zog ihm den Knebel aus dem Mund.</text:p>
      <text:p text:style-name="P1"><text:tab/>„Du verdammte Hure, du verdammte Hure, du verdammte HuaaaaAAAHH!“ Danias Klinge hatte sein Ohr durchbohrt. Sie konnte sie nur knapp davon abhalten, gegen die Wand zu prallen, das würde ihrem Schwert sicher nicht gut tun. </text:p>
      <text:p text:style-name="P1"><text:tab/>„bist du sicher, dass du mich so nennen willst? Ich bin nämlich gar keine Hure mehr. Das war dein erster Irrtum.“</text:p>
      <text:p text:style-name="P1"><text:tab/>Varg schnaubte. „Den brauchen wir. Nimm ihn nicht zu hart ran. Sein Hals sieht schon schlimm genug aus.“ Er holte das Wahrheitsbor hervor und blies es ihm ins Gesicht. „So, wer ist dein Auftraggeber?“</text:p>
      <text:p text:style-name="P1"><text:tab/>„Ich sage nichts!“ , kam ihm über die Lippen – und kehrte augenblicklich wieder dorthin zurück, um sich voller Angst den Weg zurück in seine Lunge zu bahnen.</text:p>
      <text:p text:style-name="P1"><text:tab/>Varg lächelte und sagte: „Genau das passiert, wenn du versuchst, zu lügen. Du wirst uns nämlich etwas sagen. Das weiß ich, und das weißt du. Und unsere Freundin hier, die drauf genug ist, um dich mit den Gedärmen deiner Freunde zu füttern, weiß das auch. Also nochmal: Wer ist dein Auftraggeber?“</text:p>
      <text:p text:style-name="P1"><text:tab/>Von da an sprudelte es nur so aus ihm hinaus, etwa drei andere kleine Banden wie die hier, über den achten Bezirk verteilt. Sah nicht so aus, als wäre die Meuterei so groß. Der Anführer des ganzen war der Leiter eines Bordells hier, der jetzt seine Chance witterte, und ein paar alte Freunde, die jetzt kleine Geschäfte führten mit zur Meuterei überredet hatte.</text:p>
      <text:p text:style-name="P81"><text:span text:style-name="T247"><text:tab/></text:span><text:span text:style-name="T253">Na bitte, mit diesem Bor geht das ja um einiges einfacher als mit den ganzen Methoden, die ich früher immer anwenden musste. Davon brauchen wir dringend mehr.</text:span></text:p>
      <text:p text:style-name="P1"><text:tab/>Dania grinste, etwas breiter als sie unter normalen Umständen hätte grinsen dürfen, und ihre Au<text:soft-page-break/>gen funkelten beunruhigend. „Das lief doch gut. Darf ich jetzt etwas mit den Gedärmen anstellen?“</text:p>
      <text:p text:style-name="P1"><text:tab/>Varg schüttelte den Kopf. „Ich glaube, es ist genug Botschaft.“ Er zog sein Schwert aus der Handfläche des bewusstlosen Diebs. „stellen wir nur sicher, dass sich die Botschaft nicht verbreitet.“ Er <text:span text:style-name="T274">schlug</text:span> ihm sauber den Kopf ab. Dania stach ihrerseits den Boss nieder, auch wenn sie sich etwas mehr Zeit dafür nahm. </text:p>
      <text:p text:style-name="P1"><text:tab/>Varg konnte die Schreie kaum ertragen, wenn er ehrlich war – seiner Meinung nach hätten sie nicht mehr Gewalt als nötig anwenden müssen. Aber er wagte es nicht, darüber nachzudenken. Er überlegte sogar, ob Brocken eine gute Idee wäre – Dania schien es zu helfen, um diese Gewissensbisse nicht haben zu müssen.</text:p>
      <text:p text:style-name="P81"><text:span text:style-name="T247"><text:tab/></text:span><text:span text:style-name="T253">Ich schneide nur das Geschwür aus dieser Stadt. Ich bin ein Chirurg, ich entferne eine Krebszelle,</text:span><text:span text:style-name="T247"> redete er sich ein.</text:span><text:span text:style-name="T253"> Diese Stadt kann nur durch Feuer geheilt werden.</text:span><text:span text:style-name="T247"> Und es reichte ihm, das glauben zu können.</text:span></text:p>
      <text:p text:style-name="P1"><text:tab/>Den dritten erledigte er auch schnell, die <text:span text:style-name="T274">Qual</text:span> mit Dania wollte er ihm ersparen. Die stocherte immer noch an dem Boss herum, und Varg wollte das nicht länger zulassen. Er <text:span text:style-name="T274">schlug</text:span> ihm den Schädel ein und zerrte Dania mit sich. „komm jetzt, es ist genug. Du übertreibst es.“</text:p>
      <text:p text:style-name="P1"><text:tab/>Sie versteckten die Waffen und gingen zu Marcin.</text:p>
      <text:p text:style-name="P1"/>
      <text:h text:style-name="Heading_20_1" text:outline-level="1"><text:bookmark-start text:name="__RefHeading__14058_2035619654"/>Thorn – <text:span text:style-name="T293">befiehlt Angriff auf Marcins Konkurrenz im achten Bezirk</text:span><text:bookmark-end text:name="__RefHeading__14058_2035619654"/></text:h>
      <text:p text:style-name="P1"/>
      <text:p text:style-name="P1"><text:tab/>Der kleine Botenjunge, der ihm den Brief brachte, hatte keine Zunge mehr. Thorn wollte gar nicht wissen, was da passiert war. Doch der Junge strahlte und schien sich nicht daran zu stören, dass er nicht sprechen konnte. Stattdessen hielt er die Hand auf und verlangte ein Entgelt. Thorn drückte ihm zwei Flammlinge in die Hand. Diskretionstrinkgeld war bei einem stummen Jungen offensichtlich nicht notwendig.</text:p>
      <text:p text:style-name="P1"><text:tab/>Er setzte sich hinter seinen Schreibtisch und öffnete den Brief. Marcin hatte ihn verfasst, und es ging um Angelegenheiten des achten Bezirks. Drei Diebesnester, die er ausheben konnte, um seinen Ruf als Spionageexperte und Könner in der Undercoverarbeit auszubauen.</text:p>
      <text:p text:style-name="P81"><text:span text:style-name="T247"><text:tab/></text:span><text:span text:style-name="T253">Ich frage mich, was diese Typen verbrochen haben, dass Marcin sie verrät. Aber das wird schon seine Richtigkeit haben.</text:span><text:span text:style-name="T247"> </text:span></text:p>
      <text:p text:style-name="P1"><text:tab/>Im Brief stand weiter, dass er sie ruhig als Reste der Ehrbaren Diebe in seinem Bezirk hinrichten konnte – dann hatte er offiziell einen sauberen Bezirk. Thorn war begeistert.</text:p>
      <text:p text:style-name="P81"><text:span text:style-name="T247"><text:tab/></text:span><text:span text:style-name="T253">Dann ist meine Aufgabe hier beendet, und es wartet bereits ein Ratssitz auf mich. Arghan wird sich freuen.</text:span><text:span text:style-name="T247"> Jetzt konnte ja dieser Bürokrat aus dem elften Bezirk den Laden hier schmeißen. Marcin würde schon dafür sorgen, dass der nach seiner Fuchtel tanzte. Soweit Thorn wusste, hatte der künftige Magister des achten Bezirks sogar eine Familie – und zwar eine, die in einem Haus ohne Alarmanlage lebte.</text:span></text:p>
      <text:p text:style-name="P1"><text:tab/>Thorn grinste zufrieden, und schrieb die Liste ab, um sie seinem Kommandanten weiterzugeben.</text:p>
      <text:p text:style-name="P1"/>
      <text:h text:style-name="Heading_20_1" text:outline-level="1"><text:bookmark-start text:name="__RefHeading__14060_2035619654"/>Dragan – <text:span text:style-name="T293">keine Verstärkung für Bezirk sieben</text:span><text:bookmark-end text:name="__RefHeading__14060_2035619654"/></text:h>
      <text:p text:style-name="P1"/>
      <text:p text:style-name="P1"><text:tab/>Dragan rührte ungerührt in seinem Kaffee. „Diese Verluste hindern uns noch nicht am arbeiten. Wir warten, bis die Kaserne eure Reihen wieder aufstocken kann.“ </text:p>
      <text:p text:style-name="P1"><text:tab/>Vor seinem Schreibtisch stand ein verzweifelter Feldwebel. „Wir verlieren ständig Leute im siebten Bezirk! Mittlerweile greifen sie uns schon oft mitten auf <text:span text:style-name="T269">Patrouillen</text:span> an. Doch immer wenn wir eins ihrer Löcher zerschlagen wollen, verschwinden sie. Wir bekommen keine Informationen mehr, es scheint, als wären alle Informanten tot! Wenn wir sie einmal erwischen, und es schaffen, sie zu verfolgen, flüchten sie sich in den achten Bezirk, wo unsere Zuständigkeit endet. Sie sind einfach viel besser organisiert! Das ist zu einem Krieg ausgewachsen!“</text:p>
      <text:p text:style-name="P1"><text:soft-page-break/><text:tab/>Dragan nippte an seinem Getränk. „Wenn ihr den Krieg verliert, dann führt doch lieber keinen Krieg. Was sagt denn euer Magister dazu?“</text:p>
      <text:p text:style-name="P1"><text:tab/>„Der ist fast vollkommen pleite. Ich werde nur noch angeschissen. Wir können keine Steuereinnahmen mehr aus den letzten paar Geschäften holen, weil jeder Steuertransport unter zehn Mann sofort angegriffen wird. Mehr Leute kann ich aber nicht abstellen, weil der Magister um seine Sicherheit fürchtet.“ <text:span text:style-name="T265">der Feldwebel nahm seinen Helm ab. Da sah Dragan erst, dass der Helm eine fette Beule am Hinterkopf hatte, wo der Feldwebel wohl in einen Hinterhalt geraten war. Er begann unbeholfen, die Beule von innen nach außen zu drücken. „Siehst du, was hier los ist!? Die anderen tragen keine Helme!“</text:span></text:p>
      <text:p text:style-name="P1"><text:tab/>„<text:span text:style-name="T265">Aber das sieht doch im Rest der Stadt nicht anders aus. Warum solltet ihr da bevorzugt werden? Es ist nicht so, als hätten die anderen Bezirke nicht auch Probleme. Im Gegenteil, die leisten mit ihren Männern trotzdem gute Arbeit.“</text:span></text:p>
      <text:p text:style-name="P1"><text:tab/><text:span text:style-name="T2">Das kann er voll vergessen, Verstärkung zu bekommen. Selbst wenn es nicht seine Schuld ist, dass sie solche Probleme haben – damit sollte er klarkommen können.</text:span></text:p>
      <text:p text:style-name="P1"><text:tab/>„<text:span text:style-name="T266">Die im achten? Am Arsch, die sollen mal lieber dafür sorgen, dass nicht nur unsere Verfolgungsjagden an ihrer Grenze enden, und verhindern, dass die Diebe aus dem siebten bei ihnen in den Bezirk rennen, wenn sie schon einen sauberen Bezirk haben! Aber die liegen lieber auf ihrer faulen Haut und kassieren Kutschenfahrer ab, die eine Minute zu lange auf derselben Stelle stehen. Das sind mir schöne Wächter...“</text:span></text:p>
      <text:p text:style-name="P1"><text:tab/>„<text:span text:style-name="T267">Die haben gute Polizeiarbeit geleistet, und streichen nun den Lohn dafür ein. Ihr tätet gut daran, euch an denen mal ein Beispiel zu nehmen.“ Dragan guckte in seinen Kaffee. Ihm begann der Appetit zu vergehen. „Was seid ihr denn für Schwächlinge, dass ihr euch über eine zusätzliche Herausforderung aufregt?“</text:span></text:p>
      <text:p text:style-name="P1"><text:tab/>„<text:span text:style-name="T268">Zusätzliche Herausforderung? Erkläre das mal meinen Toten! Das hat nichts mehr mit Herausforderung zu tun!“</text:span></text:p>
      <text:p text:style-name="P1"><text:tab/><text:span text:style-name="T3">Verdammter Idiot. Was bringen die einem heute auf den Offiziersschulen bei?</text:span></text:p>
      <text:p text:style-name="P24"><text:tab/>„Fähige Wächter lernen aus Fehlern, und überlegen sich, was sie wohl besser machen könnten, damit ihnen dasselbe das nächste Mal nicht wieder passiert. Aber alles, was ich dich hier machen sehe, ist verzweifelt um Hilfe zu bitten.“ Dragan stand auf und stützte sich, sichtlich wütend, mit den Fingerknöcheln auf dem Tisch ab. „Glaubst du, man löst Kriminalität mit mehr Männern auf? Einfach solange Milizen auf Verbrecher werfen, bis keine Verbrecher mehr übrig sind? Solange du dir Polizeiarbeit so vorstellst, wundert es mich nicht, dass so viele Bürger im siebten Bezirk zu Dieben werden. Zu den Milizen können sie ja kaum wollen, wenn sie da so verheizt werden. Jeder Mann, den ich dir schicken würde, würde wohl nur in den nächsten Hinterhalt geraten. Also überlege dir erst, wie man nicht mehr in Hinterhalte gerät, wie man seine Männer so behandelt, dass sie nicht überlaufen oder spitzeln wollen, und wo deine Stärken gegenüber den Dieben liegen und wie du sie ausnutzt, bevor du weiter meine Männer verheizt!“ er lehnte sich zurück und strich sich über seinen kurzgeschorenen Schädel.</text:p>
      <text:p text:style-name="P2"><text:tab/><text:span text:style-name="T269">Der Feldwebel wurde nur trotzig durch das angebrüllt werden. Das war wohl die Sorte mit den reichen Eltern, kein Wunder, dass er so verweichlicht war. </text:span>„<text:span text:style-name="T269">Was bitte? Ich soll mich wohl beim nächsten Hinterhalt hinten halten und zusehen, was meinen Männern passiert, um daraus zu lernen? Wissenschaft soll mir wohl gegen diese Verbrecher helfen? Am besten frage ich einen Gelehrten, wie man einem Verbrecher am besten eine Klinge rein rammt. Oder lese in einem Buch etwas über die Strategien in den letzten Kriegen. Ich glaube langsam, ich frage besser einen von den echten Hauptmännern, ob sie Lust haben, tatsächlich etwas gegen die Diebe zu tun, du scheinst mich ja nur in eine Schule schicken zu wollen.“</text:span></text:p>
      <text:p text:style-name="P2"><text:tab/><text:span text:style-name="T4">Was bildet sich dieser kleine Scheißer... deswegen wurde er wohl auf diesen Posten versetzt, ein bisschen zu frech gewesen? Eine so große Gefahr kann er wohl kaum sein, wenn er sich nicht gegen diese Versetzung wehren konnte.</text:span></text:p>
      <text:p text:style-name="P8"><text:tab/>„Ich glaube nicht, dass einem Holzkopf wie dir eine Schule viel bringen würde. Aber dann würdest du wohl wenigstens nicht die Lage in deinem Bezirk so verhunzen. Im achten Bezirk wurde die Lage so drastisch gebessert, weil der neue Feldwebel lesen kann – und der alte ist jetzt normaler Milizionär. Vielleicht wäre es auch im siebten Bezirk hilfreich, wenn wir einen Feldwebel hätten, <text:soft-page-break/>der lesen kann, und vielleicht versteht der sogar etwas von Polizeiarbeit. Kannst du mir folgen?“</text:p>
      <text:p text:style-name="P2"><text:tab/><text:span text:style-name="T270">Der Feldwebel wurde gleich kleinlauter. Ihm wurde klar, dass es hier darum ging, seinen Arsch zu retten. „Ich würde ja gerne sehen, wie der sich in einem Gefecht machen würde... aber gut, ich bin mir sicher, ich kriege das ein bisschen besser hin.“</text:span></text:p>
      <text:p text:style-name="P2"><text:tab/><text:span text:style-name="T5">Gut.</text:span><text:span text:style-name="T270"> </text:span><text:span text:style-name="T5">Es würde Marcin wohl gar nicht gefallen, wenn plötzlich ein fähiger Feldwebel im siebten Bezirk das Ruder in der Hand hätte... ich sollte ihm vielleicht nicht unbedingt noch mehr Tipps geben, wie er seine Arbeit gut machen könnte.</text:span></text:p>
      <text:p text:style-name="P3"><text:tab/>„<text:span text:style-name="T270">Dann will ich dir fürs erste Mal noch eine Chance geben. Das kriegst du schon hin, denk daran, manchmal ist Zurückhaltung eben weiser, als drauflos zu rennen und einen Kampf gegen eine Übermacht zu riskieren. Und jetzt geh mir aus den Augen, bevor ich es mir anders überlege.“ </text:span></text:p>
      <text:p text:style-name="P9"><text:tab/>Dragan setzte sich wieder hin und tat so, als würde er etwas wichtiges in seinen Unterlagen suchen. Der Feldwebel verstand den Wink und verließ das Büro.</text:p>
      <text:p text:style-name="P4"><text:tab/><text:span text:style-name="T271">Dragan stand auf, um seinen mittlerweile kalten Kaffee wegzuschütten. Das Problem im siebten Bezirk wurde langsam ernst, und wenn er nichts dagegen unternahm, dann würde er bald auch von mächtigeren Leuten kritisiert werden, als nur einem harmlosen, verzogenen Feldwebel. </text:span></text:p>
      <text:p text:style-name="P4"><text:span text:style-name="T6"><text:tab/>Das Problem im siebten Bezirk...es ist ja nicht nur ein Problme des siebten Bezirks, und es ist auch eigentlich kein Problem, sondern ein verdammt gut aussehender Mann, und zufällig der Mörder des verdammten </text:span><text:span text:style-name="T7">Hakun</text:span><text:span text:style-name="T6">, und zufällig bin ich einer der Hauptmänner der verdammten Miliz und weiß das und tue nichts?</text:span></text:p>
      <text:p text:style-name="P10"><text:tab/>Dragan war klar, wie unglaublich schlecht er seinen Job gerade machte. Nicht nur, dass er als inoffizielle Leibwache den Mord an seinem Schützling zugelassen hatte, eine Sünde, die zumindest niemand mitbekommen hatte. Das war das gute daran, dass Hakun nie offiziell gearbeitet und keine Aufzeichnungen über sein Handeln gehabt hatte – niemand außer dem Patrizier wollte im Nachhinein aufklären, wie er zu Tode gekommen war, was Hakun eigentlich alles gemacht hatte, mit wem er unter einer Decke gesteckt hatte. </text:p>
      <text:p text:style-name="P10"><text:tab/>Der Patrizier hatte seitdem seine persönliche Leibwache verdoppelt, und eine kleine Truppe ausgesandt, um Hakuns Tod zu untersuchen, sowie festzustellen, was man von Hakuns Arbeit retten könnte. Dragan war natürlich nicht in die Ermittlungen eingeweiht, doch aus den zwei Befragungen, denen er schon unterzogen worden war, konnte er nur schließen, dass sie ziemlich im Dunkeln tappten. Die fähigsten Ermittler waren nun einmal unter Hakuns Fuchtel gestanden, und hatten nicht dasselbe Interesse wie der Patrizier, dass Hakuns Wissen, auch über sie, ans Tageslicht kam. Deswegen hatte der Patrizier auch nur seine eigenen Leute losgeschickt, aber niemand wollte gewusst haben, was der Mann im verborgenen so getrieben hatte.</text:p>
      <text:p text:style-name="P5"><text:tab/><text:span text:style-name="T272">Doch was weitere Folgen von Hakuns Tod sein könnten, konnte Dragan sich nicht ausmalen. Es geschahen ganz offensichtlich ganz gehörige Machtverschiebungen, die auch weit über die üblichen Intrigen hinausgingen. Dragan hätte nichts lieber getan, als den Kopf unten zu halten, seine Männer zu schützen und dem Patrizier treu zu bleiben, in der Hoffnung, dass das das Richtige wäre.</text:span></text:p>
      <text:p text:style-name="P5"><text:tab/><text:span text:style-name="T272">Doch seinen Job einfach normal zu tun, konnte er sich offensichtlich nicht erlauben. Marcin hatte ihn mit seinem Geheimnis an den Eiern – und damit waren seine Möglichkeiten eingeschränkt. Sollte er für den Patrizier arbeiten oder für Marcin? Nun, für Marcin zu arbeiten war exakt das, was sein Job ihm nicht erlaubte. Er konnte aber auch nichts gegen Marcin tun, da er für ihn zu erpressbar war, allein schon wegen seiner Beteiligung an Hakuns Tod... neben dem Fakt, dass er wohl kaum etwas gegen Marcin ausrichten konnte, immerhin hatte dieser soeben den gefährlichsten Mann Lagons ermordet.</text:span></text:p>
      <text:p text:style-name="P5"><text:tab/><text:span text:style-name="T273">Sich zwischen zwei Fronten aufreiben zu lassen war nicht unbedingt Dragans Geschmack. Nun, Marcin, und wer immer hinter ihm stand, schien ziemlich mächtig zu sein, und auch ziemlich gut in der Planung. Es war allerdings eine andere Frage, ob sie so mächtig waren wie der Patrizier, der mehr Asse im Ärmel hatte als Hakun.</text:span></text:p>
      <text:p text:style-name="P5"><text:tab/><text:span text:style-name="T8">Nun, vielleicht ist das ja gar keine entweder-oder-Frage, und ich muss mich gar nicht entscheiden. Marcin kann nicht von mir verlangen, dass ich meinen Job unwahrscheinlich schlecht mache, davon hätte er nichts. Ich sollte mal mit ihm reden, ob er nicht die Brutalität </text:span><text:span text:style-name="T9">seiner Leute etwas </text:span><text:span text:style-name="T10">reduzieren</text:span><text:span text:style-name="T9"> kann. Wenn dann die Beschwerden etwas </text:span><text:span text:style-name="T10">weniger werden</text:span><text:span text:style-name="T9">, sollte ich aus der Schusslinie sein. Diesen Idioten als Feldwebel zu belassen, sollte Gegenleistung genug für Marcin sein; immer</text:span><text:soft-page-break/><text:span text:style-name="T9">hin kann ich auch ganz andere Seiten aufziehen.</text:span></text:p>
      <text:p text:style-name="P11"><text:tab/>Wenn die beiden zu einem guten Einverständnis kommen würden, sollte er keine Probleme bekommen. Er hoffte nur, dass diese Sachen nicht ans Licht kommen würden, aber immerhin waren sie beide Profis. Er stand auf, um sich einen neuen Kaffee zu holen.</text:p>
      <text:p text:style-name="P11"><text:tab/>Dragan begriff, dass er wohl weiter mit Marcin zusammenarbeiten würde – und eine Regung in seinen Lenden bewies, dass er da auch gar nicht so traurig darüber war.</text:p>
      <text:p text:style-name="P6"/>
      <text:h text:style-name="Heading_20_1" text:outline-level="1"><text:bookmark-start text:name="__RefHeading__14062_2035619654"/>Joran – <text:span text:style-name="T293">Die Eröffnung der Schule</text:span><text:bookmark-end text:name="__RefHeading__14062_2035619654"/></text:h>
      <text:p text:style-name="P53"/>
      <text:p text:style-name="P12"><text:tab/>„...<text:span text:style-name="T277">sollt ihr reife Menschen werden, aufgeklärt und mit einem klaren Sinn für das Gute. Ihr sollt selbst entscheiden können, was gut für euch ist, und in vielerlei Disziplinen lernen, was man braucht, um ein gutes Leben führen zu können. Wir können euch nicht sagen, was ihr zu denken habt, ihr sollt das selbst herausfinden.“ Thorn machte eine Kunstpause. Die Jugendlichen, die an seinen Lippen hingen, wurden dadurch nur noch gespannter. „Zu diesem Zweck bitten wir Leute zu Hilfe, die in ihrem Leben bereits einiges gelernt haben, und fordern sie auf, es euch zu zeigen – so, dass ihr euch selbst ein Bild davon machen könnt, und selbst ausprobieren, wie man seine Umgebung für sich nutzen kann.“</text:span></text:p>
      <text:p text:style-name="P12"><text:tab/><text:span text:style-name="T277">Joran stand neben Thorn und Arghan auf einem kleinen hölzernen Podest und hörte Thorn beim reden zu. Er war immer wieder erstaunt, was Thorn mit Worten tun konnte. Sie schienen ein Schloss aus Rauch zu malen, dass jeder so sah, wie er es sehen wollte – wie wenn Kinder die Wolken anguckten und Figuren sahen.</text:span></text:p>
      <text:p text:style-name="P12"><text:tab/>„<text:span text:style-name="T277">Die Welt ist ein großer Spielplatz – und wenn wir herausfinden, wie er funktioniert, können wir unsere eigenen Geräte darauf bauen, unsere eigenen Regeln aufstellen, die Welt so formen, wie wir wollen. Wollt ihr lernen, wollt ihr euch ausprobieren, wollt ihr an der Welt von morgen mitwirken?“</text:span></text:p>
      <text:p text:style-name="P13"><text:tab/><text:span text:style-name="T277">Die Jugendlichen klatschten artig und machten große Augen. Die meisten waren vor kurzem noch obdachlos gewesen, aber Arghan hatte gleich noch seine berühmt-berüchtigten Schlafbaracken neben die Schule gebaut. Die Aussicht auf Unterkunft und Verpflegung, gerade während die Ehrbaren Diebe kein Arbeitgeber mehr im achten Bezirk mehr waren, motivierte die Mädchen und Jungen sogar dazu, etwas zu lernen. </text:span></text:p>
      <text:p text:style-name="P23"><text:tab/>Es waren vereinzelt auch Eltern anwesend, doch sie waren die absolute Ausnahme. Joran hatte darauf bestanden, zwar nicht nur, aber überwiegend ärmere Jugendliche zu nehmen, eine gute Mischung sei optimal, damit sich die Kreativität, die diese aus verschiedenen Lebensumständen mitbrachten, sich ergänzen konnte.</text:p>
      <text:p text:style-name="P13"><text:tab/>„<text:span text:style-name="T278">Ich erteile das Wort nun Arghan Howl, Geschäftsführer von Howl Industries, der all das hier überhaupt erst möglich gemacht hat.“</text:span></text:p>
      <text:p text:style-name="P13"><text:tab/><text:span text:style-name="T278">Arghan sah ziemlich übernächtigt aus, doch wie immer aufgeweckt und voller Elan, als er vortrat und das Wort ergriff. „Ich habe hier eine Menge Flammlinge hineingesteckt, wie ihr seht. Das ist wahrscheinlich mehr Geld gewesen, als euch in eurem ganzen Leben begegnet ist. Nun, ich bin kein Idiot – ich schmeiße kein Geld zum Fenster raus oder gebe es Bettlern, die es dann verpulvern und am nächsten Tag wieder betteln.“ er blickte in die Runde. „Ich habe dieses Geld für euch ausgegeben, weil ich glaube, dass es nicht zum Fenster hinausgeworfen ist. Ihr alle seid in der Blüte eures Lebens, wissbegierig und aufgeschlossen. Die Welt liegt vor euch, und ihr könnt lernen, sie zu verstehen, und eine bessere daraus machen. Viele von euch haben gesehen, was schlecht an dieser Welt ist – hier könnt ihr Möglichkeiten entdecken, wie man eine bessere daraus machen kann. Ich vertraue darauf, dass ihr herausfindet, was die Menschen Lagons brauchen, und wie man genau das bauen kann.“</text:span></text:p>
      <text:p text:style-name="P13"><text:tab/><text:span text:style-name="T278">Joran bezweifelte, dass die Schüler wirklich vorhatten, die Welt für alle besser zu machen. Viele von ihnen waren ihr ganzes Leben lang Einzelkämpfer gewesen, und würden wohl nicht ohne weiteres darauf vertrauen, dass die Zusammenarbeit mit anderen ihnen helfen sollte. Das hatte in den zwei Wochen, in denen sie bereits ohne Unterricht zusammenlebten, noch nicht so gut geklappt, und Joran bezweifelte, dass sie es so schnell lernen würden.</text:span></text:p>
      <text:p text:style-name="P13"><text:soft-page-break/><text:tab/>„<text:span text:style-name="T282">Das hier ist keine Schule des Ordens – und ihr seid keine Novizen. Natürlich ehren wir J'zharr und folgen seinem Bild, aber darauf soll hier nicht der Schwerpunkt liegen. Ihr habt die Freiheit, selbst herauszufinden, wie er die Welt geformt hat und was wir daraus machen können. Ihr tragt hier keine Roben und habt keine Verpflichtungen.“</text:span></text:p>
      <text:p text:style-name="P13"><text:tab/><text:span text:style-name="T278">Auch hatte man viele von ihnen erst mühsam überzeugen müssen, dass es eine gute Idee war, hier zu bleiben und zu lernen, statt einfach so viel zu klauen wie möglich und Reißaus zu nehmen. Einige hatten das versucht, doch Joran hatte darauf geachtet, die Ausstattung der Baracken so zu gestalten, dass man nicht wirklich viel klauen konnte außer den Decken oder dem Besteck. Und da sie jedes mal, wenn sie wiederkamen, nach einer kurzen Ermahnung wieder aufgenommen wurden, fingen sie irgendwann an zu verstehen, dass es eine bessere Idee war, einfach hier zu bleiben und ihr regelmäßiges Essen zu erhalten.</text:span></text:p>
      <text:p text:style-name="P13"><text:tab/>„<text:span text:style-name="T282">Ihr werdet hier immer ein zuhause finden, und noch wichtiger, einen Ort, an dem ihr euch erleben könnt. Wir wollen euch nicht vorschreiben, was ihr wann zu tun habt, wir wollen, dass ihr Spaß daran habt, mit Wissenschaft in Berührung zu kommen und zu forschen, zu basteln und zu bauen.“</text:span></text:p>
      <text:p text:style-name="P13"><text:tab/><text:span text:style-name="T278">Joran hatte sich längere Gedanken darüber gemacht, ob es eine gute Idee war, Brocken zu erlauben – und am Ende entschieden, es an der Schule zu verbieten, aber auch Brocken-Konsumenten zum lernen zuzulassen. Allein aus juristischen Gründen konnten sie es an der Schule nicht dulden, aber Joran, der in den letzten zwei Wochen schon immer mal mit den Jugendlichen in den Baracken über verschiedene seiner Erfindungen gesprochen hatte, hatte mehr als einmal festgestellt, dass einzelne Jugendliche, die ganz eindeutig auf Brocken waren, oft kreativer waren als ihre Mitschüler. Nur für die Umsetzung ihrer Ideen war es besser, wenn sie nüchtern waren.</text:span></text:p>
      <text:p text:style-name="P13"><text:tab/>„<text:span text:style-name="T283">Und ihr wisst, ich leite einige große Fabriken. Nun, wir brauchen immer kluge Köpfe, die wissen, wie man Erfindungen konstruiert. Die immer versuchen zu verstehen, wie die Welt funktioniert, und wie man etwas bauen könnte, das uns das Leben erleichtert. Leute mit Vision! Und die von euch, die beweisen, dass sie das haben, werden vielleicht eines Tages einen gut bezahlten Job bei Howl Industries finden. Doch das soll nicht eure erste Motivation sein – geht lieber spielerisch an die Sache heran!“ mit diesen Worten trat Arghan wieder zurück und erntete ebenfalls Applaus.</text:span></text:p>
      <text:p text:style-name="P13"><text:tab/><text:span text:style-name="T284">Das würde die Motivation der Jugendlichen schon eher wecken. Einen normalen Lebensunterhalt zu verdienen war für viele der absolute Traum. Gerade die, die einen Großteil ihres Lebens auf der Straße verbracht hatten, schätzten regelmäßige, ungefährliche Arbeit besonders.</text:span></text:p>
      <text:p text:style-name="P13"><text:tab/><text:span text:style-name="T284">Joran würde nicht selbst vortreten, er war kein Redner. Ihm reichte es, einen Weg zu finden, auf dem all diese Jugendlichen die Chance bekamen, diese Welt mitzugestalten, zu lernen, die Chancen in sich selbst zu entdecken. Das hatte ihn befreit und würde hoffentlich auch ihnen eine Perspektive bieten. Wie bitter nötig diese Jugendlichen eine Perspektive hatten, hatte Danias Beispiel ihm gezeigt.</text:span></text:p>
      <text:p text:style-name="P13"><text:tab/><text:span text:style-name="T284">Doch selbst die Ausbildung dieser Schüler in die Hand zu nehmen war nicht sein Ding. Er war selbst viel besser im lernen als im lehren, und so viele Menschen an einem Fleck, wie hier, störten nur seine Konzentration und machten ihm ein wenig Angst, wie er sich eingestehen musste. Er verabschiedete sich von Thorn und Arghan und suchte sich eine Kutsche, um zurück in sein einsames Labor zu fahren, wo der zahme Wombat, eine gelangweilte Dania, und seine geliebte Forschung auf ihn warten würde.</text:span></text:p>
      <text:p text:style-name="P13"/>
      <text:h text:style-name="Heading_20_1" text:outline-level="1"><text:bookmark-start text:name="__RefHeading__14064_2035619654"/>Varg – <text:span text:style-name="T292">Ulpors Hinrichtung, im Orden, zweifelt mal wieder an Dania und Thorn</text:span><text:bookmark-end text:name="__RefHeading__14064_2035619654"/></text:h>
      <text:p text:style-name="P20"/>
      <text:p text:style-name="P20"><text:tab/><text:span text:style-name="T285">Varg verachtete den Mann, wie jeder andere im Raum.</text:span></text:p>
      <text:p text:style-name="P20"><text:tab/>„<text:span text:style-name="T285">Und so habe ich gesündigt – ich wurde unrein. Ich habe versucht zu widerstehen, aber ich war schwach, schwach, schwach!“ mit jedem Wort wurde er schriller, bis er mit dem letzten in Schluchzen ausbrach. Er sank zusammen, soweit es die Ketten ihm erlaubten, und neigte den Kopf, so dass er den anwesenden Inquisitoren und Novizen nicht ins Gesicht schauen musste.</text:span></text:p>
      <text:p text:style-name="P20"><text:tab/><text:span text:style-name="T286">Varg und die anderen standen im Innenhof des Ordens und schauten auf das Podest, auf dem der </text:span><text:soft-page-break/><text:span text:style-name="T286">Mann mit den Armen an eine Vorrichtung gekettet war. Er war nackt, auch wenn er früher eine Robe getragen hatte, Varg erinnerte sich an das Gesicht.</text:span></text:p>
      <text:p text:style-name="P20"><text:tab/>„<text:span text:style-name="T287">Ich bereue, ich bereue, ich bereue. Ich wurde nur verführt, es wird nicht wieder vorkommen!“</text:span></text:p>
      <text:p text:style-name="P20"><text:tab/><text:span text:style-name="T287">Der Novize neben Varg spuckte auf den Boden. Viele der Anwesenden schienen allerdings eher gelangweilt als besonders angeekelt von den Verbrechen des Mannes.</text:span></text:p>
      <text:p text:style-name="P20"><text:tab/><text:span text:style-name="T288">Selbst der Inquisitor in der schwarzen Robe, der hinter dem Gequälten stand, blickte verschärft gleichgültig in die Weite. Ihn schien der Angekettete zu adressieren, als er Dinge wie „Das ist alles ein Irrtum!“ und „Ich habe das nicht verdient!“ schrie.</text:span></text:p>
      <text:p text:style-name="P20"><text:tab/><text:span text:style-name="T289">Dem schwarzgewandeten Inquisitor wurde es zu dumm. Er trat vor und rief in die Menge: </text:span>„<text:span text:style-name="T289">Der Novize Ulpor, den ihr hier seht, hat seine Robe durch Unzucht mit Männern entweiht.“</text:span></text:p>
      <text:p text:style-name="P20"><text:tab/><text:span text:style-name="T290">Varg erinnerte sich – mit Ulpor hatte er sich nie gut verstanden, er war ihm immer zu gottlos gewesen. Er hatte eine Vergangenheit bei den Ehrbaren Dieben. Aber schwul? Hatte er nicht immer die Witze über Frauen gemacht? Varg war verwirrt.</text:span></text:p>
      <text:p text:style-name="P20"><text:tab/><text:span text:style-name="T11">Aber dieses verdammte Pack verstellt sich wahrscheinlich auf alle möglichen Arten, um sich an uns heranzutasten, an unsere </text:span><text:span text:style-name="T13">Ärsche</text:span><text:span text:style-name="T11"> zu kommen... er war mir ja schon immer suspekt.</text:span></text:p>
      <text:p text:style-name="P25"><text:tab/>Der Inquisitor fuhr fort: „Ihr alle wisst, wie J'zharr so etwas sieht. Die Welt muss von diesem Schmutz gereinigt werden. Was blüht also unserem Arschficker hier?“</text:p>
      <text:p text:style-name="P20"><text:tab/>„<text:span text:style-name="T290">Reinigung! Reinigung! Reinigung!“ die Novizen stimmten in einen Sprechchor ein, Varg bemühte sich, die anderen zu übertönen. An Tagen wie diesen wurde die Welt ein Stückchen sauberer von allen, die Unzucht trieben, Schmutz in die Welt brachten und die Rechtschaffenen gefährdeten.</text:span></text:p>
      <text:p text:style-name="P22"><text:tab/>„<text:span text:style-name="T290">Das ist J'zharrs Urteil.“ der Inquisitor holte einen Flammensplitter aus seiner Robe hervor, trat von dem Podest herunter, und steckte es in Brand. Die Novizen johlten auf.</text:span></text:p>
      <text:p text:style-name="P26"><text:tab/>Urplötzlich kam Leben in den Verurteilten. Er zuckte auf, als er die Hitze der Flammen spürte.Er versuchte, sich von den Flammen wegzubewegen. Die Ketten hielten ihn an Ort und Stelle. Sekundenlang rüttelte er an seinen Ketten, doch es schien viel länger. </text:p>
      <text:p text:style-name="P22"><text:tab/><text:span text:style-name="T292">Die Novizen klatschten rythmisch in die Hände.</text:span></text:p>
      <text:p text:style-name="P26"><text:tab/>Er begann zu rufen. Er hatte wohl eingesehen, wie unvermeidlich es war. Ein Feigling war er schon bei den Dieben nicht gewesen:</text:p>
      <text:p text:style-name="P20"><text:tab/>„<text:span text:style-name="T290">Ihr könnt den Gedanken an Liebe wohl nicht ertragen!“</text:span></text:p>
      <text:p text:style-name="P20"><text:tab/><text:span text:style-name="T290">Sein Gesicht war verzerrt.</text:span></text:p>
      <text:p text:style-name="P20"><text:tab/>„<text:span text:style-name="T290">Was wollt ihr schon davon wissen, wie es ist zu ficken!? Zu ficken!“</text:span></text:p>
      <text:p text:style-name="P25"><text:tab/>War das Wut, Schmerz, Panik, oder nur der letzte Ausdruck eines Mannes, der sich aufgegeben hatte?</text:p>
      <text:p text:style-name="P20"><text:tab/>„<text:span text:style-name="T290">Als wären eure Träume rein! Als würdet ihr nicht mit feuchten Bettlaken aufwachen!“</text:span></text:p>
      <text:p text:style-name="P20"><text:tab/><text:span text:style-name="T290">Sein Gesicht ähnelte Dania, bei ihren ersten noch verzweifelten Kämpfen. Er schrie einen wortlosen Schrei aus, als eine Flamme an seinem Fuß leckte.</text:span></text:p>
      <text:p text:style-name="P20"><text:tab/>„<text:span text:style-name="T290">Eure Köpfe gehören hierhin! Wer von euch schaut nicht heimlich seinem Zellengenossen beim umziehen zu!? Warum schlaft ihr denn immer beide nackt in euren Zellen!?“</text:span></text:p>
      <text:p text:style-name="P20"><text:tab/><text:span text:style-name="T291">Oder wie Danias Gesicht, als sie... als sie ihm... als sie genauso wenig anhatte wie Ulpor gerade...</text:span></text:p>
      <text:p text:style-name="P20"><text:tab/><text:span text:style-name="T291">Die Flammen schritten mittlerweile weiter an ihm herauf, doch sein Schrei behielt Worte. Nur begannen sie, seine Sprache zu umrahmen, seiner Anklage wortlose Kraft zu geben.</text:span></text:p>
      <text:p text:style-name="P20"><text:tab/><text:span text:style-name="T291">Jeder von euch begehrt. Jeder von euch ist ein Sünder. Jeder von euch ist Schwul. Jeder von euch ist gefangen in seinem eigenen Kopf und seinen Lenden. Jeder von euch ist Dania.</text:span></text:p>
      <text:p text:style-name="P20"><text:tab/><text:span text:style-name="T12">Was, Dania? Hat er das gerade gesagt? Brennt seine Stimme?</text:span></text:p>
      <text:p text:style-name="P27"><text:tab/>Du, wie jeder einzelne von euch, ist das unreine der Welt, und egal, wie viel ihr versucht, andere für eure Verbrechen schuldig zu erklären, eure Schuld verfolgt euch bis in die feuchten Träume.</text:p>
      <text:p text:style-name="P56"><text:tab/><text:span text:style-name="T291">Varg sah kein Podest mehr, kein Gesicht, keine Novizen mehr um sich herum. Nur Flammen. Und die Flammen trugen genau ein Gesicht.</text:span></text:p>
      <text:p text:style-name="P21"><text:tab/><text:span text:style-name="T291">Ich brenne nicht für meine Sünden, ich brenne für eure. Ihr könnt euch eure Sünden nicht eingestehen, deswegen verurteilt ihr mich. Ich spreche es einfach laut aus. </text:span></text:p>
      <text:p text:style-name="P21"><text:span text:style-name="T291"><text:tab/></text:span><text:span text:style-name="T12">Das Gesicht streckt mir die Zunge heraus. Sie spottet über mich! Na warte, der werde ich es besorgen. So lacht sie nicht mehr, wenn ich ihr das Maul stopfe, wenn sie den Mund mit meinem Saft voll hat...</text:span></text:p>
      <text:p text:style-name="P28"><text:soft-page-break/><text:tab/>„Schwänze! Sperma! Löcher! Hitze! Haut! Scheiße! Feucht! Haare überall! Glied! Pfahl! Schwengel! Spritze!“</text:p>
      <text:p text:style-name="P21"><text:tab/><text:span text:style-name="T291">Die Novizen brüllten ihren Hass heraus. Der Verdammte seine Erlösung.</text:span></text:p>
      <text:p text:style-name="P21"><text:tab/><text:span text:style-name="T291">Nie hat sich etwas so gut angefühlt.</text:span></text:p>
      <text:p text:style-name="P21"><text:span text:style-name="T291"><text:tab/></text:span><text:span text:style-name="T12">Ich schreie, „Brenn, brenn, Schwuchtel, brenn!“, es reicht mir nicht, ich strecke die Faust in die Luft, und haue ins Nichts, immer wieder. Ich spucke den Verdammten an, auch wenn er es nicht fühlt. Ich fühle es.</text:span></text:p>
      <text:p text:style-name="P28"><text:tab/>Das war das erste Mal in meinem Leben, dass sich etwas richtig angefühlt hat.</text:p>
      <text:p text:style-name="P21"><text:tab/><text:span text:style-name="T301">Die Flammen waren formlos, und formlos zerfraßen sie die Worte des Verurteilten, bis auch sie alle Form verloren. Die Novizen fühlten orgasmischen Triumph, als nicht mehr genug von Ulpor da war, als dass er sie noch beschimpfen konnte. Auf der anderen Seite fühlten sie sich um ihre Rache betrogen. Wen sollten sie jetzt noch hassen, wo der nächste Übeltäter ausgemerzt war?</text:span></text:p>
      <text:p text:style-name="P21"><text:tab/><text:span text:style-name="T301">Als die letzten Flammen verrauchten, verrauchte auch der Zorn der Menge, und sie verließen den Platz mit gemischten Gefühlen, aber schweigend. Niemand konnte es in Worte fassen und niemand hätte es gewagt. Lieber schnell weggehen und den glühenden, qualmenden Scheiterhaufen sich selbst überlassen.</text:span></text:p>
      <text:p text:style-name="P21"><text:tab/><text:span text:style-name="T301">So wurde es leerer um Varg, der seinen Blick nicht von der verkohlten Leiche lösen konnte. Man konnte nicht mehr viel daran ausmachen, kaum etwas wies noch darauf hin, dass dieser Körper mal Ulpor gehört hatte.</text:span></text:p>
      <text:p text:style-name="P21"><text:tab/><text:span text:style-name="T14">So sieht J'zharrs reinigende Flamme aus. Sie wäscht nun mal alle Sünde von uns, wie könnte da noch ein persönliches Merkmal übrig bleiben?</text:span><text:span text:style-name="T301">, sagte er sich.</text:span></text:p>
      <text:p text:style-name="P21"><text:tab/><text:span text:style-name="T301">Ohne die klaren Konturen hätte es ebenso gut ein anderer Körper sein können, Danias, oder seiner. Und er wusste nun, warum er Ulpors Tod um so energischer angefeuert hatte. Solange noch ein anderer brannte, musste er sich selbst nicht anklagen.</text:span></text:p>
      <text:p text:style-name="P21"><text:tab/><text:span text:style-name="T302">Der Rauch, der sich langsam verzog, bis ihn in die Nase, und er nahm das als willkommene Ausrede, den Ort endlich zu verlassen, bevor es noch verdächtig wurde, dass er dem Toten so lange nachstarrte. Nur zwei andere Novizen mit leerem Blick standen noch da, und er wollte gar nicht wissen, wer von den beiden wohl als nächstes brennen würde. Er drehte sich fast zu abrupt um und betrat den Gang, der zu den Zellen führte, in denen die Novizen hausten. Er wollte mit seinen Gedanken alleine sein – vor jemand anderem hätte er sich vielleicht noch verraten.</text:span></text:p>
      <text:p text:style-name="P21"><text:tab/><text:span text:style-name="T302">Dania, die verdammte Hure, hatte ihn in eine verdammt missliche Lage gebracht. Zu versuchen, diese Stadt zu retten, auch gegen die Regeln des Ordens, und offenkundig sündigen, das waren zwei völlig verschiedene Paar Schuhe, das hatte er nie gewollt. Ihm war klar, dass der Kodex des Ordens hart war, und manchmal wohl zu hart, um eine gute Antwort auf die Probleme Lagons zu finden. Doch der Teil mit der sexuellen Abstinenz gehörte nicht zu denen, die er je in Zweifel gezogen hatte. Wie hatte er sich das also erlauben können?</text:span></text:p>
      <text:p text:style-name="P21"><text:tab/><text:span text:style-name="T15">Habe ich mich damit auch an meinen Schwestern vergangen?</text:span></text:p>
      <text:p text:style-name="P29"><text:tab/>Nun, offenkundig hatte er noch nicht gesündigt. Offenkundig war nur, dass seine Sünden niemals das Tageslicht sehen durften – hoffentlich würde J'zharr nach seinem Tode weniger rigide über ihn richten, als es seine Ordensbrüder zu Lebzeiten tun würden. Doch abgesehen von seinen Zweifeln, wie musste er vorgehen, dass er seine Aufgabe ausfüllen konnte, der Stadt helfen konnte, ohne dass jemand ihn verdächtigen würde? Ohne dass es auffallen würde, dass er so selten beim Orden war, ohne dass er sich durch sein Verhalten selbst verraten würde, ohne dass jemand ihn zufällig auf der Straße erkennen würde?</text:p>
      <text:p text:style-name="P21"><text:tab/><text:span text:style-name="T302">Auf Thorn konnte er sich in dieser Hinsicht nicht verlassen. Der hatte wohl auch seine eigenen Ziele im Sinn, das wurde Varg langsam immer klarer. Viele der Taten, die sie begangen hatten, dienten ganz offenkundig nicht dem Wohl der Stadt – dafür hatte Thorn mittlerweile einen rasanten Aufstieg hingelegt. Nun, langsam kam der Punkt, wo er Taten zeigen musste, wo er beweisen musste, dass er in seinem neuen Amt tatsächlich vorhatte, die Probleme der Stadt zu lösen und nicht nur, wieder eine mächtige Position zu haben. Das hatte Thorn schon immer gefallen, das war Varg nun klar. Doch er hatte eigentlich immer darauf vertraut, dass gerade ein Mann mit Thorns Fähigkeiten, diese Macht zum Guten der Menschen nutzen wollte.</text:span></text:p>
      <text:p text:style-name="P21"><text:tab/><text:span text:style-name="T302">Damit war Varg sich mittlerweile lang nicht mehr so sicher. Hatte der Anzug, den er neuerdings </text:span><text:soft-page-break/><text:span text:style-name="T302">statt seiner alten Robe trug, ihn vielleicht schon so weit korrumpiert, dass er wie der verdammte Arghan Howl von J'zharr abkam und sich selbst für genug hielt, zu wissen, was den Menschen gut tat? Wie stark glaubte Thorn wohl noch an J'zharr, und wie stark glaubte er schon nur noch an sich selbst?</text:span></text:p>
      <text:p text:style-name="P21"><text:tab/><text:span text:style-name="T303">Varg fragte sich auch, wie viel er über die Aktivitäten ihrer kleinen Verschwörergruppe denn eigentlich wusste. Marcin hatte gesagt, dass Hakun ein korruptes Ratsmitglied war, und sich mit anderen Mitverschwörern wie Aasgeier über die letzten Reste der Stadt hermachte. Und genau diesen Eindruck hatte Varg auch gehabt, als sie das kleine Treffen in der Sauna so effektiv unterbrochen hatten. Doch warum hatte Hakun Marcins Namen gekannt? Kannten die beiden sich nur, weil Marcin sich ihm aus Ermittlungstaktischen Gründen hatte nähern müssen, oder war Marcin vielleicht ein Teil dieser korrupten Bande gewesen, und trug selbst Mitschuld?</text:span></text:p>
      <text:p text:style-name="P21"><text:tab/><text:span text:style-name="T16">Immerhin ist er ein verdammter Ehrbarer Dieb, ich arbeite ja schon mit dem Feind zusammen.</text:span></text:p>
      <text:p text:style-name="P30"><text:tab/>Nun, er konnte ja fürs erste nur mutmaßen, noch hatte er keinerlei Gründe, anzunehmen, dass die Aktivitäten ihrer kleinen Verschwörung nicht mehr den Zielen dienten, für die er damals eingetreten war. Und sie hatten ja auch schon mehrfach gute Dinge erreicht, die Brocken-Verkäufer, die sie beseitigt hatten, und Hakuns Tod, waren auf jeden Fall gute Aktionen gewesen, die ihm auch ein ungeahntes Gefühl der Befriedigung verschafft hatten -</text:p>
      <text:p text:style-name="P21"><text:tab/><text:span text:style-name="T16">Und nicht nur das, was nach dem Kampf passiert ist.</text:span></text:p>
      <text:p text:style-name="P30"><text:tab/>Er hatte an diesen Tagen wirklich etwas Gutes tun können. Doch mit der Macht, die nun in ihren Händen vereint lagt, musste doch wohl mehr möglich sein, als so kleine Aktionen, die Dania und er auch fast hätten allein durchführen können.</text:p>
      <text:p text:style-name="P21"><text:tab/><text:span text:style-name="T303">Seltsam, der einzige, an dessen guten Motiven er nicht zweifelte, war Joran. Dabei war der sogar von J'zharr abgewandt – doch bei ihm spürte Joran einen ehrlichen Willen, die Welt besser zu machen und den Menschen zu helfen, auch wenn er ganz offensichtlich selten unter die Leute die kam, denen er eigentlich helfen wollte, er hatte ein gutes Herz. Und er hatte diese guten Motive sogar ohne den Glauben an J'zharr entwickelt – doch Varg ging davon aus, dass J'zharr durch Joran handelte, ohne dass er es sich eingestehen wollte, und so konnte er noch so viel behaupten, dass er nicht an ihn glaubte, Varg beschloss, ihn in Zukunft zu behandeln wie einen Mann Gottes.</text:span></text:p>
      <text:p text:style-name="P21"><text:tab/><text:span text:style-name="T17">Gerade dieser verdammte Streit um Dania ist eine verdammt dumme Idee gewesen. Jetzt sehe ich ja, was ich davon habe. Vielleicht sollte ich mal mit Joran reden, um das hinter mich zu bringen. Er wird mich zumindest nicht dafür verurteilen, dass ich mein Gelübde gebrochen habe. Auch wenn er noch weniger Erfahrung in Frauendingen hat als ich.</text:span></text:p>
      <text:p text:style-name="P31"><text:tab/>Wohin hatten seine Füße ihn eigentlich getragen? Er war wohl ziellos quer durch das Gebäude des Ordens gelaufen. Seine Gedanken hatten ihn wohl schon zu sehr davon abgelenkt, dass er eigentlich seine Zelle aufsuchen wollte. Auf der anderen Seite hatte er schon so lange nicht mehr in seiner Zelle geschlafen, dass er wohl den Weg vergessen hatte. Er befand sich nun in der Nähe der Kantine, wo der gesamte Orden gemeinsam aß, doch es war früher Nachmittag, hier gab es erst mal nichts zu essen. Er machte sich auf den Weg in den Zellenblock, diesmal mit dem Vorsatz, auf seine Füße zu achten.</text:p>
      <text:p text:style-name="P21"><text:tab/><text:span text:style-name="T304">Als er um die erste Ecke bog, kam ihm Großinquisitor Isigor entgegen. Er war wohl auf dem Weg in die Kantine, um sich einen kleinen Snack zu besorgen, für den Großinquisitor kein Problem, auch zwischen den Mahlzeiten. Varg grüßte höflich mit „J'zharr zum Gruße“, und Isigor grüßte zurück, als er mit seinem Buckel vorbei schritt. Doch nach ein paar Metern fiel Isigor wohl noch etwas ein.</text:span></text:p>
      <text:p text:style-name="P21"><text:tab/>„<text:span text:style-name="T304">Varg, nicht wahr? Warte, dreh noch mal um.“</text:span></text:p>
      <text:p text:style-name="P21"><text:tab/><text:span text:style-name="T304">Varg wurde etwas mulmig zumute, doch wahrscheinlich war es nur etwas ganz normales.</text:span></text:p>
      <text:p text:style-name="P21"><text:tab/>„<text:span text:style-name="T304">Ja, Großinquisitor?“</text:span></text:p>
      <text:p text:style-name="P21"><text:tab/>„<text:span text:style-name="T305">Du weißt, ich bin über all unsere Aktivitäten informiert, und du bist gerade verdeckt bei den Ehrbaren Dieben im Einsatz, nicht wahr?<text:tab/></text:span></text:p>
      <text:p text:style-name="P21"><text:tab/>„<text:span text:style-name="T305">Ja, Großinquisitor. Brocken-Aufklärung.“</text:span></text:p>
      <text:p text:style-name="P21"><text:tab/>„<text:span text:style-name="T305">Ich sorge mich um dich. Das ist so schon ein hartes Geschäft, und wenn man zusätzlich noch verdeckt ermittelt und alles von dem verachtet, was man da gerade tut, ist es um so härter. Ich kenne dich, du bist reinen Herzens, und ich habe keine Angst, dass du den Verlockungen des Brockens verfallen könntest, wie es anderen Novizen bereits widerfahren ist. Doch um deines Seelenheils </text:span><text:soft-page-break/><text:span text:style-name="T305">Willen, sprich doch einmal mit Inquisitor Orfan. Du kennst ihn, du hast bei ihm Unterricht, wenn du mal nicht deine anderen Pflichten befolgen musst. Er ist nachsichtig und gütig, und könnte dir mit der Geisteshaltung behilflich sein, die notwendig ist, wenn man es mit so viel Sünde zu tun hat.“</text:span></text:p>
      <text:p text:style-name="P21"><text:tab/><text:span text:style-name="T305">Der bucklige Großinquisitor versuchte, sich ein Stück weit zu strecken, um mit Varg auf Augenhöhe zu sein, doch es gelang ihm nicht recht. Varg kannte Isigor nicht als besonders gütigen Mann, er fragte sich, woher dieser Anflug nun kam.</text:span></text:p>
      <text:p text:style-name="P21"><text:tab/>„<text:span text:style-name="T305">Wir sind oft viel zu hart, mit uns selbst, und mit anderen“, fuhr er fort, „und müssen akzeptieren, dass eine reine Welt nicht von heute auf morgen geschieht. Die Ungeduld der Jugend darf dir dabei nicht im Weg stehen! Gerade, wenn du so viel mit jungen Verbrechern zu tun hast, ist es wichtig, auf der anderen Seite deine Güte zu pflegen, und mit nachsichtigen Alten zu sprechen.“</text:span></text:p>
      <text:p text:style-name="P21"><text:tab/><text:span text:style-name="T305">Varg hatte noch nie viel für Orfan übrig gehabt, seiner Meinung nach war er behäbig und unfähig, einen Einfluss über Menschen zu entfalten. Ihm schien es, als würde Isigor dieses Gespräch anbieten, um ihm eine Alternative zu der Rohheit der Diebe bieten zu wollen – nicht, dass Varg, dem diese Rohheit ganz offensichtlich eher lag, noch der Anziehungskraft eines wilden Lebens verfiel.</text:span></text:p>
      <text:p text:style-name="P21"><text:tab/>„<text:span text:style-name="T306">Ja, Großinquisitor, ich spreche mit ihm. Ich gehe direkt hin.“, sagte er.</text:span></text:p>
      <text:p text:style-name="P21"><text:tab/>„<text:span text:style-name="T306">Gut, Novize. Ich bin zuversichtlich, dass du deine Aufgabe angemessen erfüllst.“ mit diesen Worten drehte er sich wieder um und machte sich auf den weiteren Weg in Richtung Küche.</text:span></text:p>
      <text:p text:style-name="P21"><text:tab/><text:span text:style-name="T306">Varg fragte sich, ob Isigor wohl gerochen hatte, dass er sich durchaus mit Wegen beschäftigte, wie man die Welt jetzt, sofort, von heute auf morgen besser machen konnte. Vielleicht war es keine schlechte Idee, mal mit einem Inquisitor über solche Dinge zu sprechen, ihn plagte ja auch einiges. Er hatte nur Angst, dass ihm zu viel herausrutschte, aber er würde sich eben beherrschen müssen.</text:span></text:p>
      <text:p text:style-name="P21"><text:tab/><text:span text:style-name="T306">Da er sich der Anordnung des Großinquisitors nicht widersetzen konnte, schlug er die Richtung von Orfans Büro ein.</text:span></text:p>
      <text:p text:style-name="P21"/>
      <text:h text:style-name="P555" text:outline-level="1"><text:bookmark-start text:name="__RefHeading__5823_1936027996"/>Dania – redet <text:span text:style-name="T309">mit Varg über den Orden, mit </text:span>Howl wegen Aufgaben <text:span text:style-name="T309">als</text:span> professionelle Attentäterin <text:span text:style-name="T320">und mit Joran über Schule, verpasste Chancen, Kindheit</text:span><text:bookmark-end text:name="__RefHeading__5823_1936027996"/></text:h>
      <text:p text:style-name="P14"/>
      <text:p text:style-name="P15"><text:tab/><text:span text:style-name="T307">Den ganzen Tag schon hatte sich Dania unendlich gelangweilt. In der ersten Zeit ohne Brocken hatte die Realität viel intensiver gewirkt. Dania war es nicht mehr gewohnt gewesen, wie Häuser, Straßen, selbst der Laborkeller ohne den ständigen Film des unwirklichen aussahen, und jede Impression gierig eingesogen. Mit ihrer Umgebung fühlte auch sie selbst sich wirklicher – und sie hatte die erste Zeit ihres Lebens erlebt, in der sie die Wirklichkeit tatsächlich in jeder Sekunde leben wollte.</text:span></text:p>
      <text:p text:style-name="P32"><text:tab/>Aber mittlerweile war es eben nur noch Realität. Sie hatte sich daran gewöhnt, wie sich die Menschen eben an so vieles gewöhnen, und so saß sie nur gelangweilt auf der Bank vor der Hütte und kickte gegen kleine Steinchen, die vor ihr auf dem Boden lagen. Sie hatte die meisten schon weggetreten, und versuchte immer wieder andere zu erreichen, die eigentlich zu weit weg waren – doch sie wollte sich auch nicht zu weit strecken, das hätte sie ja mit Anstrengung gleichsetzen müssen. Und so fuchtelte ihr nackter Zeh in der Luft vor einem Steinchen herum, ohne es ganz zu treffen.</text:p>
      <text:p text:style-name="P15"><text:tab/><text:span text:style-name="T308">Dania fluchte. Auch weil sie sonst schon den ganzen Tag noch nichts gesagt hatte. Niemand hörte es, außer ihr selbst, und so fluchte sie noch einmal, doch die Götter gaben ihr keine Antwort.</text:span></text:p>
      <text:p text:style-name="P15"><text:tab/>„<text:span text:style-name="T308">Verdammte Scheiße“, fluchte sie also ein drittes Mal, weil es sich einfach richtig anfühlte.</text:span></text:p>
      <text:p text:style-name="P15"><text:tab/><text:span text:style-name="T308">Ihre Gedanken schweiften ein wenig zu Varg ab. Seit dem einen Mal hatte sich für die beiden nicht viel verändert, und doch ziemlich viel. Sie hatten nicht mehr darüber gesprochen, da Dania keinen Redebedarf hatte, und Varg sich wohl nicht traute, das Thema anzusprechen. Dania vermutete durchaus, dass er am liebsten mal darüber sprechen wollte, was passiert war, dass er sein Gelübde gebrochen hatte, was das jetzt für ihn bedeuten würde – doch wenn es ihm unangenehm war, darüber gerade mit ihr zu sprechen, würde sie ihm das sicher nicht aufzwingen.</text:span></text:p>
      <text:p text:style-name="P15"><text:tab/><text:span text:style-name="T18">Der findet schon einen Gesprächspartner.</text:span></text:p>
      <text:p text:style-name="P33"><text:soft-page-break/><text:tab/>Gerade jetzt, wo ihr so langweilig war, hätte er aber gut und gerne da sein können. Nicht, dass sie ihn vermisste, aber hier alleine herumzusitzen begann ihre Laune zu beeinträchtigen. Und sein Schwanz wäre eine willkommene Ablenkung gewesen... aber das käme wahrscheinlich sowieso nicht infrage, solange Varg noch nicht mit seinem Gewissen abgeklärt hatte, inwieweit er das moralisch vertreten konnte. Und zu oft wollte sie ihn dann auch nicht um sich haben. </text:p>
      <text:p text:style-name="P33"><text:tab/>Aber die Idee, ab und an miteinander zu schlafen, fand sie nicht schlecht. Mit Varg hatte sie das erste Mal so etwas wie Kontrolle dabei gehabt, das erste Mal selbst damit angefangen und Spaß daran gehabt, der über physische Befriedigung hinausging, die auch hin und wieder eingetreten war. </text:p>
      <text:p text:style-name="P57"><text:tab/><text:span text:style-name="T309">Hoffentlich kommt er demnächst mal wieder von seinem verdammten Orden wieder. Das tut ihm doch nicht gut, von so vielen Inquisitoren umgeben zu sein. Die reden ihm nur irgendetwas ein, bald schimpft er wieder über Brocken und findet Mord scheiße. Von seiner Lust mal ganz abgesehen... </text:span></text:p>
      <text:p text:style-name="P57"><text:span text:style-name="T309"><text:tab/></text:span><text:span text:style-name="T54">Dania hoffte, dass der Orden ihn nicht wieder zu sehr gerade rücken würde. Ihr war schon öfter aufgefallen, dass Varg nicht allzu fest an Standpunkten festhielt. Wenn er zu viel Zeit mit seinen Brüder verbrachte, würde er vielleicht bald wieder ein ganz anderes Lied singen. Doch darüber wollte sie jetzt nicht nachdenken.</text:span></text:p>
      <text:p text:style-name="P61"><text:tab/>Nun, oder die Jungs im Orden bringen ihm ein paar neue Sachen bei, die er auch mir zeigen kann. Bestimmt üben sie dort den Kampf mit ihren Schwertern, ringen miteinander, es gibt Gemeinschaftssaunas, und nachts, in ihren Zwei-Mann-Zellen, da reden sie bestimmt noch ein bisschen privat... über das Leben vor dem Orden, über ihre Frustration...</text:p>
      <text:p text:style-name="P57"><text:span text:style-name="T53"><text:tab/></text:span><text:span text:style-name="T55">Dania sah sich ein wenig um. Die wenig</text:span><text:span text:style-name="T57">en</text:span><text:span text:style-name="T55"> Arbeiter, die gerade auf dem Feld waren, waren alle zu weit weg, als dass sie sie gut hätten erkennen können. Das begrüßte Dania sehr, und schob ihr Kleid ein wenig über die Knie.</text:span></text:p>
      <text:p text:style-name="P34"><text:tab/>Den Dolch mit der stumpfen Schneide, mit dem sie Kenin getötet hatte, trug sie schon lange nicht mehr bei sich. So wie es sie anregte, über Varg und seine Ordensbrüder vor sich hin zu träumen, wäre der Dolch wohl eh nicht lange an Ort und Stelle geblieben. Und jetzt gerade konnte sie den groben Dolch auch nicht besonders gut gebrauchen, da waren ihr ihre Finger weitaus lieber. Sie lehnte sich zurück, bis ihr Rücken gegen die Hauswand stieß.</text:p>
      <text:p text:style-name="P62"><text:tab/>Es ist dunkel, es ist bereits Nacht. Mitten in der Nacht stellen die beiden Novizen in der Zelle gleichzeitig fest, dass sie nicht schlafen können, und beginnen, sich zu unterhalten. Varg fragt seinen Bruder, ob er denn vor seiner Zeit im Orden schon einmal ein Mädchen hatte. Der andere lacht. Dann wird er ein bisschen nervös – aber es geht ja nur um die Zeit vor dem Orden, wo er das Gelübde noch nicht trug. Mit leiser Stimme gibt er zu, dass er durchaus ein paar Mädchen hatte, aus seinem Viertel. Varg fragt, ob er es denn vermisst. Der andere bleibt erst stumm, dann fragt er, ob das ein Test ist. Varg verneint und schwört es, in J'zharrs Namen. Der andere ist beruhigt.</text:p>
      <text:p text:style-name="P58"><text:tab/><text:span text:style-name="T310">Natürlich vermisst er es. Natürlich hat es ihm gefallen. Es ist nur natürlich, dass es ihm gefallen hat, und dass er es vermisst – J'zharr hat das allen Männern in die Wiege gelegt. Und die Herausforderung ist auch nicht die, gar nichts zu fühlen, sondern mit den Gefühlen klarzukommen, das hat sogar einer der Inquisitoren gesagt. Varg fragt, was er denn daran vermisst, und der andere erkennt, dass seine Stimme leicht verändert klingt, doch er denkt sich nichts dabei. Nach all der Zeit will er endlich mal wieder reden. Und so erzählt er von den Mädchen. Und er merkt, dass er sich ganz zufällig berührt dabei. </text:span></text:p>
      <text:p text:style-name="P63"><text:tab/>Varg will wissen, wie es sich anfühlt. Er scheint die Hände auf der Bettdecke zu haben, doch an der Stelle, wo seine Hände sind, ist die Bettdecke auch ein wenig gewölbt. Aber Varg hat auch sein Knie gehoben, so dass es gar nicht auffällt, dass da mehrere Beulen unter der Decke sind. Der andere ist sich nicht sicher, was er da sieht. So oder so, er ist nicht unberührt von den Erinnerungen. Er erzählt, wie ihm seine Nachbarin damals das Küssen beigebracht hat, alles andere ist ihm gerade noch zu gefährlich. Seine Berührungen sind nicht mehr so unabsichtlich, auch er fängt an, sich anzufassen.</text:p>
      <text:p text:style-name="P59"><text:tab/><text:span text:style-name="T310">Vargs Stimme klingt nun merklich verändert, als er nachfragt, schwach und angestrengt zugleich. Und der andere merkt auch selbst, dass seine Stimme hin und wieder abbricht. Da nimmt Varg die Hände unter die Bettdecke. Der andere macht sich nun selbst nichts mehr vor, er reibt seinen Ständer mit gleichmäßigen Bewegungen, und mit der anderen Hand ein wenig unterhalb seiner Eier. </text:span></text:p>
      <text:p text:style-name="P64"><text:soft-page-break/><text:tab/>Er wird mutiger, und erzählt, wie ihm die Nachbarin daraufhin nicht nur auf den Mund geküsst hat, sondern auch untenrum, und ihn dann sogar in den Mund genommen hat, und wie feucht und warm es gewesen sei, und Varg meint, dass er das auch gerne mal erleben würde. Der andere sagt, ja, das sei kein Vergleich dazu, wie sich das gerade anfühle, mit Händen erreicht man das nicht, und Varg stockt kurz, dann pflichtet er bei. Und er fragt, wie er es sich mache. Varg hat wenig Erfahrung in diesen Dingen. Der andere lacht kurz, legt mit der einen Hand die Decke beiseite, und zeigt es ihm. </text:p>
      <text:p text:style-name="P64"><text:tab/>Varg schaut interessiert. Der andere erklärt ihm, was er mit der linken Hand tun muss. Er fordert Varg auf, es auch zu zeigen. Und auch Varg legt, erst zögerlich, die Decke beiseite. Und sie sehen sich an, während sie weitermachen, und sagen lange kein Wort mehr. Während man nur das leise Geräusch des Reibens hört, beginnt der andere, mit seiner linken Hand ein wenig tiefer zu reiben, und zieht in Kreisen um sein Loch herum. Varg sieht interessiert zu, will es aber für den Moment nicht nachmachen. Da geht der andere sogar mit einem Finger hinein.</text:p>
      <text:p text:style-name="P59"><text:tab/><text:span text:style-name="T56">Dania begann, auch ihrerseits einen Finger in sich hineinzustecken.</text:span></text:p>
      <text:p text:style-name="P57"><text:span text:style-name="T53"><text:tab/></text:span><text:span text:style-name="T311">Varg stutzt, und fragt, ob sich das denn gut anfühle, so gut der Mund einer Frau um den Schwanz? Und der andere meint, dass es eine andere Art sei, aber beides seine Vorzüge hätte. Varg meint, dass ihm ein Mund wohl besser gefiele. Der andere fragt, ob er es denn einmal ausprobieren wollen würde. Varg stutzt. Der andere meint, dass sie doch beide einen Mund hätten. Sie würden sich abwechseln müssen, aber gegenseitige Hilfe sei unter Brüdern doch selbstverständlich.</text:span></text:p>
      <text:p text:style-name="P59"><text:tab/><text:span text:style-name="T311">Varg zögert erst, und erklärt sich dann bereit. Der andere fängt an. Varg setzt sich auf die Bettkante. Der andere kniet sich vor ihn hin, und beginnt, Vargs Lanze erst zart mit den Lippen zu berühren, dann anzufeuchten, dann in den Mund zu nehmen. Mit einer Hand hält er Varg fest, die andere Hand hat er frei für sich selbst. Es fällt Varg schwer, sich zurückzuhalten, doch er bemüht sich, wenige Geräusche zu machen. </text:span></text:p>
      <text:p text:style-name="P65"><text:tab/>Nach einiger Zeit fordert der andere einen Wechsel, und Varg stimmt bereitwillig zu. Auch er bedient den anderen, wie der ihn bedient hat. Der andere traut sich weit mehr, das zu genießen. Und Varg bekommt richtig Spaß bei der Sache, als er sieht, wie sehr es dem anderen gefällt, und beginnt energischer zu lutschen. Der andere hat seine Hände frei, und einen Finger beginnt er in sich einzuführen. Varg sieht, wie viel mehr es ihm gefällt. Er atmet schwerer und ab und zu kommen auch lautere Töne aus seinem Mund. Da hört Varg auf, steht auf, und fordert den anderen auf, sich rücklings hinzustellen und mit den Armen auf dem Bett abzustützen. Er dringt nun einerseits erst mit einem Finger in ihn hinein. Nach einer Weile zieht er ihn heraus – und der andere ist erstaunt, als etwas erheblich dickeres in ihn eindringt. Vargs Dolch trifft ihn tiefer. Der andere keucht, aber es ist gut. Varg stößt vor und zurück, aber langsam, und der andere spürt ihn an Stellen, die er mit seinem Finger nie erreichen konnte. Eine Weile geht es vor und zurück, der andere keucht und stößt hervor: „das brennt, brennt wie J'zharrs heilige, reinigende Flamme!“, doch Varg bleibt stumm und fickt ihn weiter, bis der andere in einem heftigen Schwall auf sein Bett kommt. </text:p>
      <text:p text:style-name="P60"><text:tab/><text:span text:style-name="T57">Und auch Dania zuckt auf, ihr Körper bäumt sich ein wenig, doch die Augen bleiben geschlossen, die Bewegungen gleichmäßig.</text:span></text:p>
      <text:p text:style-name="P65"><text:tab/>Varg lässt sich davon nicht stören und fährt fort, in ihn hineinzustoßen. Nach kurzer Zeit kommt auch Varg, und der Arsch des anderen füllt sich bis ins tiefe mit seinem Saft, als Varg über ihm kauert und sich an seinen Rücken schmiegt.</text:p>
      <text:p text:style-name="P60"><text:span text:style-name="T53"><text:tab/></text:span><text:span text:style-name="T57">Danias letzte Bewegungen erstarben, sie schmiegte sich nur an die Wand, entspannte ihre Glieder und schlug die Augen auf.</text:span></text:p>
      <text:p text:style-name="P60"><text:span text:style-name="T57"><text:tab/>In der Ferne sah sie drei Männer auf sich zukommen, </text:span><text:span text:style-name="T312">verdammt.</text:span><text:span text:style-name="T57"> Das war knapp, in ihrer Fantasie hätte sie die drei bestimmt nicht bemerkt. Blitzschnell zog sie sich den Rock wieder über die Knie und richtete ihre Haare ein wenig. Zwischen ihren Beinen war es immer noch ziemlich feucht, und wo sie auf dem Kleid saß, war wohl auch ein Fleck. Sie beschloss, besser erst mal nicht aufzustehen.</text:span></text:p>
      <text:p text:style-name="P60"><text:span text:style-name="T57"><text:tab/></text:span><text:span text:style-name="T58">Die drei Männer kamen näher, es waren Arghan, Varg und Joran. Sie gab sich betont gelassen und wartete, bis die drei die Hütte erreicht hatten.</text:span></text:p>
      <text:p text:style-name="P60"><text:span text:style-name="T58"><text:tab/>„</text:span><text:span text:style-name="T59">Guten Morgen, Dania!“ Joran war sichtlich erfreut, sie zu sehen. Varg sah etwas missmutig drein, er hatte mal erwähnt, dass ihm auf Kutschenfahrten schnell übel wurde. Arghan Howl war </text:span><text:soft-page-break/><text:span text:style-name="T59">wie immer dynamischen Schrittes und schien damit beschäftigt, irgendwelche äußerst wichtigen Sachen anzugehen, die ihn wahrscheinlich noch etwas reicher und mächtiger machen würden oder seine Sammlung außergewöhnlicher Erfindungen erweitern würden.</text:span></text:p>
      <text:p text:style-name="P35"><text:tab/><text:span text:style-name="T313">Dania legte ihre Panik, ob sie erwischt worden war, schnell ab. Sie freute sich, dass endlich etwas passierte und sie Besuch bekam. „Schön, dass endlich jemand hier auftaucht! In diesem Provinznest langweilt man sich ja völlig zu Tode.“</text:span></text:p>
      <text:p text:style-name="P35"><text:tab/>„<text:span text:style-name="T314">Wir beschaffen dir schon bald etwas Arbeit.“ sagte Howl im vorbeigehen und öffnete die Tür zu der Hütte. Joran lächelte Dania abschließend zu und stieg mit hinab durch die Falltür. Varg zögerte.</text:span></text:p>
      <text:p text:style-name="P35"><text:tab/>„<text:span text:style-name="T314">Fangt schon mal ohne mich an“, rief er ihnen nach, „ich wäre gerne noch ein bisschen an der frischen Luft.“</text:span></text:p>
      <text:p text:style-name="P35"><text:tab/><text:span text:style-name="T314">Dania sah ihn mitleidig an. „Waren die Straßen wieder zu holprig?“ Varg verzog das Gesicht und setzte sich neben sie.</text:span></text:p>
      <text:p text:style-name="P35"><text:tab/>„<text:span text:style-name="T314">Ja, und das Gerede der beiden hat es nicht unbedingt besser gemacht. Sie haben mich die ganze Fahrt lang über meinen Zustand ausgefragt, wo ich genau die Übelkeit fühle und diskutiert, welches meiner Organe wohl dafür verantwortlich ist. Darüber nachzudenken, war meiner Gesundheit nicht unbedingt förderlich...“ Dania lachte.</text:span></text:p>
      <text:p text:style-name="P35"><text:tab/><text:span text:style-name="T19">Das ist so typisch für Joran,</text:span><text:span text:style-name="T314"> dachte sie. </text:span><text:span text:style-name="T19">Er will ständig gutes tun, aber am Ende macht seine Wissenschaft nur alles unangenehmer und komplizierter. </text:span><text:span text:style-name="T314">Doch Varg schien nicht wirklich über Joran reden zu wollen.</text:span></text:p>
      <text:p text:style-name="P35"><text:tab/><text:span text:style-name="T315">Sie sprach ihn lieber auf seinen Alltag an. </text:span>„<text:span text:style-name="T314">Wie ist es im Orden? Hat sich etwas verändert, seit du nicht mehr so viel da bist? Wundert sich jemand?“</text:span></text:p>
      <text:p text:style-name="P35"><text:tab/>„<text:span text:style-name="T315">Ich denke nicht, dass jemand Verdacht schöpft. Immer mal wieder habe ich ja auch Erfolge. Zum Beispiel, als wir zwei neulich das Diebesversteck ausgehoben haben? Als wir…“ Er stockte kurz.</text:span></text:p>
      <text:p text:style-name="P35"><text:tab/>„<text:span text:style-name="T315">Ja ich erinnere mich“, unterbrach ihn Dania. „du hast ihnen das als Ermittlungserfolg verkauft? Wir haben da doch ein totales Chaos hinterlassen. Du hast ihnen doch nicht etwas alles von der Aktion...“</text:span></text:p>
      <text:p text:style-name="P35"><text:tab/>„<text:span text:style-name="T315">Keine Sorge“, sagte er. „Ich habe ihnen nur gesagt, dass es einen Überfall gab. Ich habe es als Bandenkrieg zwischen den Dieben abgetan, das war gar kein Problem. Sie haben den Ort danach durchsucht, und sie haben die Überreste von dem Bor gefunden, das wir eingesetzt haben.“</text:span></text:p>
      <text:p text:style-name="P35"><text:tab/><text:span text:style-name="T315">Dania stockte. „Oh. Ist so etwas nicht total ungewöhnlich?“</text:span></text:p>
      <text:p text:style-name="P35"><text:tab/>„<text:span text:style-name="T315">Nein, sie haben es nur für eine reinere Form von Brocken gehalten.“, beruhigte Varg sie. „Der Vorfall wurde unter 'Keine besonderen Vorkommnisse' abgeheftet.“</text:span></text:p>
      <text:p text:style-name="P35"><text:tab/><text:span text:style-name="T315">Dania zwinkerte ihm zu. „Also ich wüsste da ein besonderes Vorkommnis...“ doch sie brach ab, es war offensichtlich, dass Varg nicht darüber reden wollte.</text:span></text:p>
      <text:p text:style-name="P35"><text:tab/><text:span text:style-name="T316">Wie um ihr den Gedanken auszutreiben, sprach er über den Orden. „Es war echt schön, mal wieder unter meinen Brüdern zu sein. Auch wenn sie keine Ahnung haben, was ich in meiner Abwesenheit tue, ich bin ein Mitglied der Gemeinschaft, und das tut gut. Ein bisschen schäme ich mich auch… für das, was wir getan haben…“</text:span></text:p>
      <text:p text:style-name="P35"><text:tab/><text:span text:style-name="T316">Dania zuckte mit den Schultern. „Die Leute, die wir umgebracht haben, waren nicht gerade die reinsten Engel. Lagon ist besser dran ohne sie.“</text:span></text:p>
      <text:p text:style-name="P35"><text:tab/><text:span text:style-name="T316">Varg wehrte ab. „Nein, das meine ich gar nicht. Egal. Ich fühle mich, als hätte ich etwas wieder gut zu machen, ich habe an J'zharr gesündigt.“</text:span></text:p>
      <text:p text:style-name="P35"><text:tab/><text:span text:style-name="T316">Dania lachte ihn aus. „Das erzählen sie dir dort den ganzen Tag lang, oder? Egal was du tust, irgendwie hast du immer an J'zharr gesündigt.“ Sie näherte sich seinem Gesicht, bis ihre Nasenspitzen sich fast berührten. „Wenn ich schon eine Sünderin bin -“ sie fasste ihm mit festem Griff in den Schritt - „dann wenigstens richtig.“</text:span></text:p>
      <text:p text:style-name="P35"><text:tab/><text:span text:style-name="T316">Varg stieß ihre Hand fort, stand auf und spuckte auf den Boden. „Vergiss es. Lass uns runtergehen und etwas produktives tun. Die anderen beiden hecken sicher schon wieder etwas aus.“</text:span></text:p>
      <text:p text:style-name="P35"><text:tab/><text:span text:style-name="T20">Er weicht wieder einmal aus. Na gut, ich gebe ihm besser etwas Zeit. Er war wohl wieder zu lange im Orden…</text:span></text:p>
      <text:p text:style-name="P37"><text:tab/>Sie nickte zustimmend. Die beiden gingen in die Hütte, hoben die Falltür an und kletterten in den Keller, wo Arghan und Joran über kompliziert aussehenden Skizzen brüteten.</text:p>
      <text:p text:style-name="P35"><text:tab/>„<text:span text:style-name="T317">Ah, da seid ihr ja, unsere Lieblingsattentäter!“, sagte Arghan. „kommt her, wir haben zu tun.“</text:span></text:p>
      <text:p text:style-name="P35"><text:soft-page-break/><text:tab/>„<text:span text:style-name="T317">Wer ist denn als nächstes auf der Liste?“, fragte Varg.</text:span></text:p>
      <text:p text:style-name="P35"><text:tab/>„<text:span text:style-name="T317">Ihr müsst zum Glück erstmal niemanden ermorden“, sagte Joran. „Marcin hat ein paar andere Möglichkeiten offengelegt, wie wir vorankommen.“</text:span></text:p>
      <text:p text:style-name="P36"><text:tab/>„<text:span text:style-name="T317">Das kann aber etwas schwieriger als Mord werden, Tote reden nicht, also lasst die Finger von euren Klingen“, witzelte Arghan.</text:span></text:p>
      <text:p text:style-name="P83"><text:span text:style-name="T254"><text:tab/>Mord? Die stellen sich das aber </text:span><text:span text:style-name="T255">einfach</text:span><text:span text:style-name="T254"> vor. Diese Stümper. Nun, man kann ihnen kaum vorwerfen, dass sie noch nie jemanden getötet haben.</text:span></text:p>
      <text:p text:style-name="P83"><text:span text:style-name="T254"><text:tab/></text:span><text:span text:style-name="T318">Dania kicherte in sich hinein, als sie merkte, wie viel näher am Leben sie im Vergleich zu diesen Männern war. Obwohl sie „nur“ eine Frau war, und eine mit niedrigem Status noch dazu, hatte sie weit mehr Erfahrung auf diesem Gebiet als die beiden gebildeten Männer. Und wenn sie sich noch so gut ausdrücken konnten – keiner der beiden kannte das Gefühl, jemandem das Leben auszulöschen, eine Seele zu rauben, sich seinen Platz in der Welt einfach zu nehmen. Keiner der beiden hatte je so viel Macht gehabt, wie sie.</text:span></text:p>
      <text:p text:style-name="P86"><text:tab/>Die Männer, die sie getötet hatte, waren ihr noch gut im Gedächtnis. Gabor, Kenin, Darn, Hakun, und all die anderen, deren Namen sie nicht einmal kannte – und Namen nie wieder eine Rolle spielen würden.</text:p>
      <text:p text:style-name="P88"><text:tab/>Blut gäbe einen schönen Nagellack ab. Ich sollte das tragen, als geheimes Symbol meiner Macht, das nur ich verstehe.</text:p>
      <text:p text:style-name="P83"><text:span text:style-name="T21"><text:tab/></text:span><text:span text:style-name="T318">Von der Hure zur Attentäterin aufzusteigen, war wohl die beste Entscheidung ihres Lebens gewesen. Bis jetzt lief alles prima, und wann immer ihre Aufträge mal schwierig geworden waren, hatte sie sie mit Bravour gemeistert. Auch wenn sie nicht leugnen konnte, dass hin und wieder eine gehörige Portion Glück dabei gewesen war.</text:span></text:p>
      <text:p text:style-name="P88"><text:tab/>Verdammt, schon das mit Gabor hätte ganz anders laufen können. Und dann stände ich wohl kaum heute hier und würde mit diesen Männern reden.</text:p>
      <text:p text:style-name="P83"><text:span text:style-name="T21"><text:tab/></text:span><text:span text:style-name="T318">Plötzlich traf sie ein Stich des Zweifels. Würde das wohl immer so gut laufen? Was, wenn sie mal einen Auftrag vergeigte, nur im richtigen Moment nicht aufpasste und danebenstach? Ihr Frauenbonus könnte einmal nichts bringen, beispielsweise wenn sie gegen jemanden kämpfte, der Männer bevorzugte, und sie ihre Ablenkungstaktiken nicht einsetzen konnte. Außerdem hingen viele ihrer Aufträge davon ab, dass sie vorher bereits wusste, was sie erwartete, und den Überraschungsvorteil auf ihrer Seite hatte. Dieser Spieß konnte sich auch einmal umdrehen – sie hatte doch schon immer gelernt, niemandem zu vertrauen, wieso also darauf, dass das Glück auch beim nächsten Mal auf ihrer Seite war?</text:span></text:p>
      <text:p text:style-name="P86"><text:tab/>Selbst wenn ihr Irrtum kein tödlicher wäre, derzeit hing viel von ihrer Stellung davon ab, dass sie in Thorns Gunst stand, er ihr Aufträge zuschusterte, und Marcin sie bezahlte – in Brocken. Das würde sich von heute auf morgen ändern, wenn sie einmal versagte, da machte sie sich keine Illusionen. Weder Thorn noch Marcin waren die Sorte Mensch, die Versagen tolerierten. Und schon würde sie wieder auf der Straße sitzen und wieder ihren Körper verkaufen müssen statt nur einer Klinge.</text:p>
      <text:p text:style-name="P89"><text:tab/>Verdammt, ich werde in Brocken bezahlt und bekomme Verpflegung und Unterkunft. Ich setze hier mein Leben aufs Spiel, damit sich die Großen im Hintergrund halten können, und sehe nicht einmal einen Flammling dafür? Das ist ein Problem. Eins, das ich nicht länger zulassen sollte.</text:p>
      <text:p text:style-name="P83"><text:span text:style-name="T22"><text:tab/></text:span><text:span text:style-name="T319">Wenn sie sich eine Existenz als Attentäterin erhalten wollte, sollte sie nicht ewig nur auf Thorn und Marcin bauen. Wenn die eines Tages keine Mörderin mehr brauchten, säße sie von heute auf morgen auf der Straße. Sie brauchte mehr Standbeine – wer hatte denn noch genug Geld und Macht, um eine persönliche Attentäterin zu brauchen, und sich eine leisten zu können?</text:span></text:p>
      <text:p text:style-name="P87"><text:tab/>Nun, ein paar dieser Leute hatte sie wohl höchstpersönlich umgebracht. Kenin und Darn hätten sie wohl eher gebraucht, als ihnen bewusst gewesen war, und Hakun wäre ihr definitiv ein guter Arbeitgeber gewesen.</text:p>
      <text:p text:style-name="P89"><text:tab/>Zu den Inquisitoren kann ich nicht gehen. Zu viel meiner Arbeit beruht darauf, dass ich Magie und weibliche Reize einsetze – darauf würde sich nicht einmal ein Inquisitor einlassen, der scheinheilig genug ist, sich eine Attentäterin zuzulegen. Thorn ist hier wohl eine prominente Ausnahme, aber genau weil er ein Ausnahme-Inquisitor ist, ist er wohl auch nicht mehr im Orden.</text:p>
      <text:p text:style-name="P83"><text:span text:style-name="T22"><text:tab/></text:span><text:span text:style-name="T319">Auch im großen Rest der Leute von Lagon war Magie wohl noch ein zu großes Tabu – anders konnte sie sich nicht erklären, dass Varg und sie mit diesen Taktiken so viel Erfolg hatten. Bor </text:span><text:soft-page-break/><text:span text:style-name="T319">musste wohl erst noch ein bisschen in Mode kommen, bis ihr Alleinstellungsmerkmal marktfähig wäre.</text:span></text:p>
      <text:p text:style-name="P87"><text:tab/>Da fiel es ihr wie Schuppen von den Augen – Arghan Howl war genau so ein Mäzen, wie sie ihn brauchte! Nicht nur, dass er sie mit Bor versorgen konnte; er war mächtig und reich genug, um sich ihre Fähigkeiten leisten zu können, und sie zu brauchen. Es kam sicher nicht selten vor, dass er missliebige Geschäftspartner hatte; und nicht ohne Grund hatte er sich mit Thorn verschworen, er schien auf jeden Fall Verwendung für jemand wie sie zu haben.</text:p>
      <text:p text:style-name="P87"><text:tab/>Arghan war die perfekte Wahl, sie arbeitete ja bereits mit ihm zusammen, und beide wussten, das der jeweils andere Dreck am Stecken hatte. Niemand würde wollen, dass die Geheimnisse des jeweils anderen ans Licht kamen.</text:p>
      <text:p text:style-name="P83"><text:span text:style-name="T256"><text:tab/>Sie könnte wohl auch weiter mit Joran zusammenarbeiten, und</text:span><text:span text:style-name="T257"> sich dann auch langfristig nach anderen Kunden umschauen. Ganz sicher konnte sie erst sein, wenn sie vollkommen selbstständig wäre; aber derartige Pläne gingen ihr zu weit in die Zukunft. Fürs erste wäre es eine gute Idee, Arghan nach Jobs zu fragen. Dann würde sie weitersehen.</text:span></text:p>
      <text:p text:style-name="P83"><text:span text:style-name="T257"><text:tab/>„</text:span><text:span text:style-name="T258">Verstanden, Dania?“ Sie schreckte aus ihren Gedanken auf. Die drei starrten sie an.</text:span></text:p>
      <text:p text:style-name="P38"><text:tab/>„Dabei ist sie doch gerade nüchtern“, witzelte Arghan.</text:p>
      <text:p text:style-name="P38"><text:tab/>Dania ging nicht darauf ein. „Äh, tut mir leid, ich war abgelenkt. Was soll ich tun?“</text:p>
      <text:p text:style-name="P38"><text:tab/>Joran lächelte sie an. „Dich in ein Haus schleichen und versuchen, etwas über den Bewohner herauszufinden. Er treibt Unzucht mit Männern. Und du sollst einen stichfesten Beweis finden, damit wir ihn damit erpressen können.“</text:p>
      <text:p text:style-name="P83"><text:span text:style-name="T258"><text:tab/></text:span><text:span text:style-name="T255">Er steht auf Männer? Das könnte genau der Fall sein, bei dem ich meine Tricks nicht werde anwenden können.</text:span></text:p>
      <text:p text:style-name="P38"><text:tab/>Dania zuckte mit den Schultern. „Ich bräuchte ein paar Bor-Mischungen dafür, denke ich. Und das da ist der Grundriss seines Hauses?“</text:p>
      <text:p text:style-name="P83"><text:span text:style-name="T258"><text:tab/>Joran nickte. „Er ist Hauptmann der </text:span><text:span text:style-name="T259">Miliz</text:span><text:span text:style-name="T258">, das heißt, es wird ein paar Alarmanlagen und Wachen geben. </text:span><text:span text:style-name="T259">Aber nichts, womit du nicht fertig wirst. Varg kann außen warten, und dich rausholen, wenn es eng wird – aber reingehen musst du alleine, zu zweit wärt ihr zu auffällig. Außerdem soll die Aktion eher ruhig ablaufen, da bist du besser geeignet als Varg, nichts für ungut.“</text:span></text:p>
      <text:p text:style-name="P39"><text:tab/>Varg grinste. Er verstand das wohl als Kompliment. Die Novizen konkurrierten mit der Miliz um die Autorität in der Stadt, und er hatte nicht viel für sie übrig.</text:p>
      <text:p text:style-name="P39"><text:tab/>„In Ordnung, wenn du mich gut ausstattest, sollte das kein Problem sein. Nach was für einem Beweis suche ich denn?“</text:p>
      <text:p text:style-name="P39"><text:tab/>„Bilder, verdächtige Abrechnungen, ein Tagebuch vielleicht. Du findest schon etwas.“</text:p>
      <text:p text:style-name="P39"><text:tab/>Dania nickte. „Wie ein Tagebuch aussieht, weiß ich. Wann geht es los?“</text:p>
      <text:p text:style-name="P83"><text:span text:style-name="T259"><text:tab/>Varg meldete sich zu Wort. „Ich brauche noch </text:span><text:span text:style-name="T260">eine Nacht</text:span><text:span text:style-name="T259">, ich muss heute Nacht etwas für den Orden erledigen. Wir können uns morgen Abend bei seinem Haus treffen. Wischen wir dieser Schwuchtel eins aus.“ Dania stimmte dem zu. </text:span><text:span text:style-name="T260">Joran gab noch zu Bedenken, dass er zwei Tage benötigte, um die nötigen Pulver zusammenzumischen, aber schon alle Zutaten hier hatte.</text:span></text:p>
      <text:p text:style-name="P83"><text:span text:style-name="T259"><text:tab/>Arghan klatschte in die Hände. „Gut, dann ist das ja geklärt. Joran, du fährst sie übermorgen in die Stadt und erstattest mir hinterher Bericht. Ich schicke dir eine eigene Kutsche mit gefälschter Lizenz vorbei, da darf niemand anders eingeweiht sein. So werdet ihr danach schnell und unauffällig verschwinden können.“ Nachdem niemand mehr etwas zu sagen hatte, fuhr er fort. „Dann fahre ich jetzt wieder in die Stadt zurück. Joran, du bleibst hier und mischst </text:span><text:span text:style-name="T260">alles zusammen?“</text:span></text:p>
      <text:p text:style-name="P40"><text:tab/>Joran nickte. Varg und Arghan gingen, während Dania nochmal über die Pläne beugte. Doch kurz danach viel ihr noch etwas ein, und sie kletterte nach draußen, um den beiden noch nachzueilen. Sie holte Arghan kurz vor der Kutsche ein.</text:p>
      <text:p text:style-name="P40"><text:tab/>„Mr. Howl, warten Sie kurz. Ich wollte Sie noch etwas fragen.“</text:p>
      <text:p text:style-name="P40"><text:tab/>Varg und Arghan hielten an und drehten sich zu ihr. „Ja, was ist?“</text:p>
      <text:p text:style-name="P40"><text:tab/>„Thorn lastet mich nicht gerade aus, und ich werde hier nur in Brocken bezahlt. Sie haben doch sicher noch andere Probleme als nur diese kleine Intrige, und können sich jemand wie mich auch leisten, nicht wahr?“</text:p>
      <text:p text:style-name="P40"><text:tab/>Arghan nickte zögernd.</text:p>
      <text:p text:style-name="P40"><text:tab/>Dania fuhr fort. „Nun, benötigen Sie meine Dienste? Ich bin gut, und bei der Arbeit nicht auf Bro<text:soft-page-break/>cken. Sie können sich auf meine Arbeit verlassen, Sie sehen ja, was wir in so kurzer Zeit geschafft haben. Und ich weiß bereits genug über Sie, dass Sie mir sowieso mit ihrer schmutzigen Wäsche vertrauen müssen.“</text:p>
      <text:p text:style-name="P40"><text:tab/>Arghan schaute zu Boden und überlegte kurz. „Ich behalte es im Hinterkopf. Wenn ich dich einmal brauche, lasse ich es dich wissen. Die Bezahlung wird angemessen sein.“</text:p>
      <text:p text:style-name="P40"><text:tab/>Dania bedankte sich, umarmte Varg zum Abschied und ging zurück zur Hütte, während die beiden Männer hinter ihr in die Kutsche stiegen. Im Labor war Joran schon wieder am arbeiten. Dania sah ihm eine Weile schweigend zu.</text:p>
      <text:p text:style-name="P40"><text:tab/>Sie hielt die Stille jedoch nicht lange aus. Ihr war heute schon lange genug langweilig gewesen. „Ich hoffe nur, ich finde einen Beweis, und erkenne ihn auch. Ich kann doch nicht einmal lesen.“</text:p>
      <text:p text:style-name="P83"><text:span text:style-name="T260"><text:tab/>Ohne den Blick von seiner Arbeit zu nehmen, fragte Joran ungläubig nach. „Du kannst nicht lesen? </text:span><text:span text:style-name="T261">Hattet ihr keine Schulen im siebten Bezirk?“</text:span></text:p>
      <text:p text:style-name="P41"><text:tab/>Dania schnaubte. „Ich hatte nie Zeit, hinzugehen. Mein Vater ließ mich betteln oder stehlen, und betrank sich dann von dem, was ich bekam. Alles was ich weiß, hat er mir beigebracht oder musste ich auf der Straße selbst lernen, bis ihr mir Unterricht in der Kunst des Tötens gegeben habt.“</text:p>
      <text:p text:style-name="P83"><text:span text:style-name="T261"><text:tab/>Joran schüttelte den Kopf, sah sich aber nicht zu ihr um. „Dann hätte ich dir wohl zuerst </text:span><text:span text:style-name="T262">lesen beibringen sollen. So etwas ist wichtig! Wenn man einmal lesen gelernt hat, fällt der ganze Rest sofort viel leichter. Vielleicht sollte ich dich erst einmal in unsere Schule stecken, wenn das alles hier vorbei ist.“</text:span></text:p>
      <text:p text:style-name="P42"><text:tab/>Dania schnaubte. „Niemand steckt mich in eine Schule, wenn schon, dann gehe ich selbst dahin. Ich arbeite lieber, als zu lernen. Da bin ich meine eigene Herrin.“</text:p>
      <text:p text:style-name="P42"><text:tab/>Joran zog die Augenbrauen hoch, auch wenn Dania das nicht sehen konnte. „Wie lange glaubst du denn, dass du dich als Attentäterin durchschlagen kannst? Wie lange, bis mal ein Auftrag fehlschlägt? Wie lange, bis du Bekanntheitsgrad erlangst und die Miliz dich jagt? Du wärst vielleicht nie mehr in der Lage, ein normales Leben zu führen.“</text:p>
      <text:p text:style-name="P42"><text:tab/>Dania lachte verächtlich. „Ein normales Leben? Diese Chance hatte ich nie. Was gehört denn alles zu einem normalen Leben?“</text:p>
      <text:p text:style-name="P42"><text:tab/>„Naja, eine stabile Arbeit, sodass man sich ohne größere Risikos einen Lebensunterhalt verdienen kann, Freunde, die einen unterstützen können und für die man da ist, eine Familie...“</text:p>
      <text:p text:style-name="P83"><text:span text:style-name="T262"><text:tab/>„Auf eine Familie kann ich gut und gerne verzichten. </text:span><text:span text:style-name="T263">Freunde hatte ich nie.</text:span><text:span text:style-name="T262"> Und </text:span><text:span text:style-name="T263">was ich tue, macht mir Spaß</text:span><text:span text:style-name="T262">. Attentäterin zu sein ist die erste Arbeit, auf die ich so etwas wie stolz sein kann. Ich bin unabhängig, muss meinen Körper nicht verkaufen, </text:span><text:span text:style-name="T263">und… und ich mag es, mit Varg und dir zu arbeiten.“</text:span></text:p>
      <text:p text:style-name="P43"><text:tab/>Jetzt hielt Joran beim mischen inne. „Du… oh. Danke!“ er sah ziemlich verwirrt aus, als wüsste er nicht so recht, wie er das einordnen sollte.</text:p>
      <text:p text:style-name="P44"><text:tab/>Dania lächelte und trat neben ihn. Sie legte ihm eine Hand auf den Rücken. „Ja, ich mag dich, und Varg auch. Ich glaube tatsächlich, euch beide würde ich meine Freunde nennen.“</text:p>
      <text:p text:style-name="P44"><text:tab/>Joran drehte seinen Kopf leicht zu ihr. Er legte den Stößel weg, den er gerade in der Hand hatte.</text:p>
      <text:p text:style-name="P84"><text:span text:style-name="T263"><text:tab/>Dania redete weiter. „Ihr beiden seid die ersten, die ich so bezeichnen würde. Natürlich gab es immer Leute in meinem Alter in meinem Viertel, aber da kam es sehr stark darauf an, wer den Kunden bekommen hat, wer das Almosen bekam und wer nicht, und so konnte ich sie nie als Freunde sehen. </text:span><text:span text:style-name="T264">Ich bin ziemlich froh, euch getroffen zu haben.</text:span><text:span text:style-name="T263">“ Sie nahm die Hand von Jorans Rücken.</text:span></text:p>
      <text:p text:style-name="P85"><text:span text:style-name="T263"><text:tab/></text:span><text:span text:style-name="T264">Joran taute</text:span><text:span text:style-name="T263"> wieder auf. Er schwieg noch etwas, dann setzte er an. </text:span></text:p>
      <text:p text:style-name="P85"><text:span text:style-name="T263"><text:tab/>„Du bist die erste, die mehr in mir sieht als den seltsamen Freak, der mit seinen Büchern redet. Die nicht sofort </text:span><text:span text:style-name="T264">die Nase rümpft, wenn ich den Raum betrete.“ er schwieg kurz, und schien sich etwas Mut zusammenzunehmen.</text:span></text:p>
      <text:p text:style-name="P45"><text:tab/>„Danke“, sagte er.</text:p>
      <text:p text:style-name="P46"/>
      <text:h text:style-name="P556" text:outline-level="1"><text:bookmark-start text:name="__RefHeading___Toc7112_1886493331"/><text:soft-page-break/>Thorn – wird zum Ratsmitglied ernannt, plant mit Marcin und Arghan die Machtergreifung, Arghan erzählt ihm von Danias Anfrage<text:bookmark-end text:name="__RefHeading___Toc7112_1886493331"/></text:h>
      <text:p text:style-name="P14"/>
      <text:p text:style-name="P14"><text:tab/><text:span text:style-name="T322">Thorn würde sich an diesen Raum gewöhnen können. Er stand abermals in der Halle, in der der Rat von Lagon tagte, ein kreisrunder Saal mit hoher Decke. Die Wände waren mit hohen Bögen geschmückt, die dem Raum etwas sakrales gaben, wie in einem besonders schmuckvollen Tempel.</text:span></text:p>
      <text:p text:style-name="P14"><text:tab/><text:span text:style-name="T23">Ein Raum, der meiner würdig ist, und der Zukunft, die ich dieser Stadt bringe.</text:span></text:p>
      <text:p text:style-name="P47"><text:tab/>Thorn zwang sich, seine Aufmerksamkeit wieder dem Rat und seiner Debatte zu widmen. In Träume und Visionen für seine glorreiche Zukunft abzuschweifen, war eines seiner schlimmeren Laster; und er würde es sich in seiner künftigen Position nicht mehr leisten können, ewig in Fantasien zu schwärmen, sondern stattdessen Ziele umsetzen und Ergebnisse vorweisen müssen. Auch wenn das bedeutete, dass er sich mit den formalen Einzelheiten von Satzungen, Gesetzestexten und Paragraphen beschäftigen musste. Das war der Ort, an dem er sein wollte, da musste er auch die bittere Pille schlucken und den wichtigen, aber langweiligen Teil der Arbeit leisten. </text:p>
      <text:p text:style-name="P16"><text:span text:style-name="T235"><text:tab/></text:span><text:span text:style-name="T323">Und noch war seine neue Position keinesfalls gesichert.</text:span></text:p>
      <text:p text:style-name="P16"><text:tab/>„<text:span text:style-name="T323">Gemäß der Geschäftsordnung dieses Gremiums werden Kandidaten für die Ratsmitgliedschaft nur zur Nominierung zugelassen, wenn sie eine Unterschriftenliste von mindestens fünf Ratsmitgliedern vorlegen können, die Formblatt 27 aus dem Katalog für den Ratsalltag entspricht und entsprechend vom Ratspräsidiumskomitee beglaubigt wurde. Der einzige Kandidat, der diese formalen Anforderungen erfüllt und die rechtliche Eignung für das Amt innehat, ist Thorn von Hartlingen.“</text:span></text:p>
      <text:p text:style-name="P16"><text:tab/><text:span text:style-name="T324">Ein mittelalter Bürokrat, der auf Arghans Gehaltsliste stand, schien gerade die formale Korrektheit seiner Kandidatur hervorzuheben. Arghan hatte diese Aufgabe weiter delegiert, einerseits, damit Thorn nicht so aussah, als wäre er speziell Arghans Kandidat, andererseits, weil er wohl genauso wenig Lust auf die Geschäftsordnung hatte wie Thorn selbst.</text:span></text:p>
      <text:p text:style-name="P16"><text:tab/>„<text:span text:style-name="T324">Wundert es euch nicht, dass -“, setzte ein anderes Ratsmitglied an, ein etwas älterer, fragil wirkender Herr, wurde jedoch vom Patrizier unterbrochen, der die Sitzungsleitung innehatte.</text:span></text:p>
      <text:p text:style-name="P16"><text:tab/>„<text:span text:style-name="T324">Ihnen wurde das Rederecht nicht erteilt. Stellen sie einen diesbezüglichen Antrag auf Rederecht beim Ratspräsidiumskomitee und ihnen wird das Wort erteilt.“</text:span></text:p>
      <text:p text:style-name="P16"><text:tab/><text:span text:style-name="T324">Ratsinquisitor Callen, der Rederecht zu haben schien, sprang ein und vollendete die Frage. </text:span>„<text:span text:style-name="T324">Ist es für niemanden hier beunruhigend, dass zwei der Unterschriften auf dem Formular auf eine Zeit datiert wurden, bevor dieser Platz im Rat überhaupt frei wurde? Zwei der Unterstützer scheinen vor Hakuns Tod unterschrieben -“</text:span></text:p>
      <text:p text:style-name="P16"><text:tab/><text:span text:style-name="T324">Der Bürokrat, der Thorns Anliegen hauptsächlich zu verteidigen schien, unterbrach ihn abermals: „- was für die Legitimität des Antrags keine Rolle spielt, da die Frist für die benötigten Unterschriften unabhängig von den verfügbaren Stellen verordnet wird. Kandidaturen sind schließlich auch bei voller Ratsbesetzung üblich und möglich. Die betroffenen Ratsmitglieder können ihre Unterschrift ja zurückziehen, da sie immerhin alle anwesend sind. Ich ziehe meine Unterschrift jedenfalls nicht zurück. Ich bitte den Patrizier hiermit, nur Wortbeiträge zu den formalen Kriterien der Kandidatur zuzulassen.“</text:span></text:p>
      <text:p text:style-name="P16"><text:tab/><text:span text:style-name="T24">Ich hoffe, ich werde mich auch weiter nicht </text:span><text:span text:style-name="T25">all zu sehr</text:span><text:span text:style-name="T24"> mit diesen Formalien beschäftigen müssen. Ich habe ja wohl dringenderes zu tun als Satzungen nach Schwächen und Fehlern zu durchsuchen. </text:span><text:span text:style-name="T243">Thorn wurde immer ungeduldiger, je länger das Verfahren dauerte. </text:span><text:span text:style-name="T52">Aber wenn ich mich dafür nicht zusammenreißen kann, dürfte es auch mit dem Rest der Privilegien und Chancen, die mit dem Amt verbunden sind, schlecht aussehen...</text:span></text:p>
      <text:p text:style-name="P17"><text:tab/><text:span text:style-name="T325">Der Patrizier, der wie alle im Raum ein bisschen erschöpft zu sein schien, je länger der Bürokrat redete, nahm ihn beim Wort und wies die restlichen Ratsmitglieder an, die Sache zu beschleunigen. „Ich habe noch einige wichtige Angelegenheiten heute, und wenn das die einzige Kandidatur ist, bleibt uns auch nichts anderes übrig. Sie scheint formal in Ordnung zu sein, und Thorn von Hartlingen hat sich ja als fähiger Verwalter erwiesen. Hat noch jemand Bedenken, und vielleicht noch jemand außer Inquisitor Callen?“ er überging damit Callen, der sich scheinbar äußern wollte, jedoch </text:span><text:soft-page-break/><text:span text:style-name="T325">nur ein „Ratsinquisitor Callen, wenn ich bitten darf!“ einwerfen konnte. </text:span></text:p>
      <text:p text:style-name="P48"><text:tab/>Der ältere Herr, der auch Bedenken angemeldet hatte, wuselte immer noch um die anderen Ratsmitglieder herum und versuchte Unterschriften für seinen Antrag auf Rederecht zu erbetteln, wurde jedoch von den meisten ignoriert. Thorn schien es, als sei er einer der wenigen engagierten Bürger, die sich mit viel gutem Willen und Dringlichkeit ihr Amt erkämpft hatten – jedoch ohne auch nur einen einzigen einflussreichen Mann in Lagon zu bestechen oder zu schmeicheln. Er schien seine Position nur noch innezuhaben, weil er keinen der anderen gefährdete. Da er jedoch zu ehrlich schien, um in dieser Stadt etwas zu erreichen, konnte keiner der anderen Ratsmitglieder eine Zusammenarbeit mit ihm ernsthaft in Erwägung ziehen.</text:p>
      <text:p text:style-name="P17"><text:tab/>„<text:span text:style-name="T325">Ich vernehme keinen Widerspruch, also verfahren wir so“, sagte der Patrizier und wies einen der Beamten des Ratspräsidiumskomitees an, Thorn eine Plakette sowie einige Unterlagen zu bringen. Der frettchenhafte Beamte gab einen juristischen Wortschwall von sich, der Thorn wohl über seine neuen Rechte, Pflichten und Privilegien aufklären sollte. Er reichte ihm einen dicken Wälzer. „Das ist die Geschäftsordnung des Rats, setzen sie sich damit auseinander, nach diesen Regeln verlaufen unsere Sitzungen. Für alle weiteren Fragen stehen wir gerne außerhalb der Ratssitzungen zur Verfügung. Ihre Besoldung erhalten sie durch das Ministerium für Finanzen und Wirtschaft, wenden sie sich dafür an Ratsmitglied Pottner.“</text:span></text:p>
      <text:p text:style-name="P17"><text:tab/><text:span text:style-name="T326">Damit verschwand der Beamte wieder hinter den Pulten, von denen aus das Ratspräsidiumskomitee sein Werk tat, um die Ratssitzungen zu verwalten und zu gewährleisten, dass die Mühlen der Bürokratie möglichst geräuschlos arbeiteten.</text:span></text:p>
      <text:p text:style-name="P17"><text:tab/>„<text:span text:style-name="T326">Wir haben noch die Frage der Ämterkumulation zu klären, Ihr seid bereits Magister des achten Bezirks, nicht wahr? Ist die Versammlung einverstanden, wenn Herr von Hartlingen beide Ämter gleichzeitig innehält?“</text:span></text:p>
      <text:p text:style-name="P17"><text:tab/><text:span text:style-name="T326">So viele Leute zu bestechen war auch Arghan Howl unmöglich gewesen, deswegen würde er das Magisteramt verlieren. Thorn würde es jedoch kaum vermissen. Alles, was er damit hatte erreichen können, hatte er ja bereits vollbracht, und er hatte genügend Bürokraten und Soldaten in seinem Bezirk einen Gefallen getan, um sich ihrer weiteren Kooperation sicher sein zu können. Die Schule, die er eröffnet hatte und die natürlich nach ihm benannt war, würde ihr übriges tun, um seinen Einfluss im achten Bezirk zu erhalten, ganz ohne dass er die tatsächliche Mühe der Verwaltung würde auf sich nehmen müssen.</text:span></text:p>
      <text:p text:style-name="P17"><text:tab/><text:span text:style-name="T326">Wie erwartet stimmte die Mehrheit des Rates mit Handzeichen gegen die Ämterkumulation Thorns, und der Patrizier verkündete, dass Bewerbungen für den nun freien Magisterposten ab jetzt angenommen werden würden. Thorn hatte sich während dieses Vorgangs bereits auf den Weg gemacht, den vormals freien Platz im Rat einzunehmen.</text:span></text:p>
      <text:p text:style-name="P17"><text:tab/><text:span text:style-name="T326">Der Rest der Sitzung verlief ohne besondere Vorkommnisse, der Patrizier schien gewillt zu sein, die Sitzung hinter sich zu bringen. Nach den letzten formalen Notwendigkeiten wurde die Sitzung beendet, und Thorn verließ das Ratsgebäude. Er war mit Arghan und Marcin in einer Sauna verabredet, um die weiteren Schritte zu besprechen. Schön außerhalb des Rathauses, wo Arghan nicht zu oft mit Thorn gesehen werden wollte – und mit Marcin erst recht nicht.</text:span></text:p>
      <text:p text:style-name="P17"><text:tab/><text:span text:style-name="T326">Schnellen Schrittes ging Thorn durch den zweiten Bezirk. Er gefiel ihm weit besser als das Elendsviertel, in dem er vorher gearbeitet hatte. Die Straßen hier wurden regelmäßig gereinigt. Sowohl von Müll, als auch von Gesindel, das versuchte, sich hier einen Lebensunterhalt zu erbetteln. Sobald es vor ihrer Haustür geschah, scherten sich die Ratsherren plötzlich darum, wie es der Stadt ging, und so fand sich selbst in der heiß umkämpften Staatskasse ein paar Flammlinge für einen Dienstleister, der für Sauberkeit sorgte, während der reiche Magister des zweiten Bezirks seine Milizen gerne für öffentlich sichtbare Sicherheit einsetzte. Die Ehrbaren Diebe, die die Luxusläden seines Bezirks um einen kleinen Anteil ihres Profits brachten, hielten sich weit genug zurück, um nicht mit der konsequenten Antwort der Milizen rechnen zu müssen. Es wurde auch gemunkelt, dass die höherrangigen Ehrbaren Diebe im zweiten Bezirk selbst in der hohen Gesellschaft verkehrten, und das war kein abwegiger Gedanke – so oder so war es im zweiten Bezirk auf den ersten Blick fast schon idyllisch, ohne all den Müll, das Blut und die Armen auf der Straße.</text:span></text:p>
      <text:p text:style-name="P17"><text:tab/><text:span text:style-name="T26">Ein Mann mit Idealen würde nun vielleicht darüber nachdenken, wie die ganze Stadt einst so aussehen sollte – ich muss mir so etwas nicht vorlügen. Schön ist es hier, und schön werde ich es hier </text:span><text:soft-page-break/><text:span text:style-name="T26">haben.</text:span></text:p>
      <text:p text:style-name="P49"><text:tab/>Thorn war bei der Sauna angekommen. Die Türsteher traten sofort beiseite, als sie die nagelneue Plakette an seinem Anzug sahen. Thorn musste schmunzeln, als er darüber nachdachte, dass Hakun vor nicht allzu langer Zeit mit derselben Plakette ein ähnliches Etablissement betreten haben musste – <text:span text:style-name="T374">um</text:span> ein letztes Mal <text:span text:style-name="T374">zu </text:span>schwitzen und konspirative Gespräche <text:span text:style-name="T374">zu </text:span>führen.</text:p>
      <text:p text:style-name="P17"><text:tab/><text:span text:style-name="T327">Die Empfangsdame kassierte seinen Eintritt und gab ihm eine Raumnummer, nachdem er ihr das Codewort genannt hatte, dass er mit Marcin und Arghan vereinbart hatte. Er ging eine Treppe hinauf und knöpfte seine Jacke auf, als ihm heiße Luft entgegenschlug. Ohne Probleme fand er die gefragte Tür und ging in den Raum, in dem die beiden anderen schon warteten.</text:span></text:p>
      <text:p text:style-name="P17"><text:tab/>„<text:span text:style-name="T328">Gut gemacht, heute im Rat“, begrüßte er Arghan. „Ich musste ja nicht ein Wort der Bewerbung sagen. Wie hast du andere Bewerber verhindert? Und du, Marcin, gibt’s was neues aus deinen Bezirken?“</text:span></text:p>
      <text:p text:style-name="P17"><text:tab/><text:span text:style-name="T328">Arghan, der bereits nackt neben Marcin auf seiner Bank saß, grinste ihn an. „Das war nicht so einfach wie es aussah“, sagte er. „Mein Kontakt im Ratspräsidiumskomitee musste ein paar neue Verordnungen erfinden, damit die Anträge der anderen Kandidaten ungültig waren. Aber ist ja gut gelaufen.“</text:span></text:p>
      <text:p text:style-name="P17"><text:tab/><text:span text:style-name="T329">Marcin schaute auf den Boden, während Thorn sich seines Anzugs entledigte. Auf seinem Schoß hatte er ein weißes Handtuch drapiert – die Falten, die es warf, sahen so zufällig aus, dass sie schon fast absichtlich so angeordnet zu sein schienen.</text:span></text:p>
      <text:p text:style-name="P17"><text:tab/>„<text:span text:style-name="T329">Wir lassen die offensichtlich kriminellen Geschäfte im achten Bezirk weiter ruhen, und weisen unsere dortigen Diebe an, die Kunden in den siebten Bezirk zu schicken. Dadurch bleibt die öffentliche Sicherheit im achten Bezirk garantiert, und wir verbuchen trotzdem insgesamt kaum Verluste. Teilweise konnten wir aufgrund der neuen Ordnung im achten Bezirk schon neue, legale Betriebe aufbauen, die von der angrenzenden Schule profitieren.“</text:span></text:p>
      <text:p text:style-name="P17"><text:tab/>„<text:span text:style-name="T329">Oh, du weißt schon, dass ich jetzt nicht mehr Magister bin, oder? Wir werden einiges an direkter Kontrolle im achten Bezirk verlieren.“ Thorn setzte sich hin.</text:span></text:p>
      <text:p text:style-name="P17"><text:tab/><text:span text:style-name="T329">Marcin schaute wieder auf. </text:span>„<text:span text:style-name="T329">Dann müssen wir hoffen, dass die Betriebe sich auch trotz Steuerbelastung halten können – während du noch die Macht hattest, haben uns deine Steuereintreiber zumindest verschont. So schlimm wäre das aber auch nicht, wenn das Experiment der Legalität nicht funktioniert, aus Brocken und Prostitution haben wir immer noch genug Einnahmen.“</text:span></text:p>
      <text:p text:style-name="P17"><text:tab/><text:span text:style-name="T329">Arghan runzelte die Stirn. „Es wäre aber besser für den Bezirk als ganzes, wenn er eine funktionierende legale Wirtschaft auf die Beine stellt, und auch für den Erfolg unserer säkularen Schule. Ich kann den Schülern natürlich auch in meinen Betrieben Arbeitsplätze anbieten, aber dann würde man den positiven Einfluss, den säkulare Bildung auf den ganzen Bezirk hat, nicht so eindeutig merken, und unsere Offensive, dem Orden die Schulhoheit zu entreißen, wäre stark geschwächt. Ich werde mal mit dem neuen Magister reden müssen.“</text:span></text:p>
      <text:p text:style-name="P17"><text:tab/>„<text:span text:style-name="T329">Das sind gravierende Probleme, die wir eigentlich vermeiden können sollten. Haben wir nicht noch einen loyalen Mann, den wir auf den Posten setzen könnten?“</text:span></text:p>
      <text:p text:style-name="P17"><text:tab/>„<text:span text:style-name="T329">Vielleicht will diese Dania ja die Stelle“, witzelte Arghan. „Sie hat mich sowieso nach Arbeit gefragt. Vielleicht – liegt ihr ja die Verwaltung und das befehlen? Sie hat ja im gehorchen schon genug Erfahrung.“ sein ironischer Unterton war unüberhörbar. Thorn stutzte jedoch.</text:span></text:p>
      <text:p text:style-name="P17"><text:tab/>„<text:span text:style-name="T329">Wie, sie hat dich nach Arbeit gefragt? Worum ging es genau?“</text:span></text:p>
      <text:p text:style-name="P17"><text:tab/>„<text:span text:style-name="T329">Nun, dass sie mit der Bezahlung unzufrieden sei, und sich langfristig gerne umorientieren würde, war eins ihrer Anliegen… und sie meinte, sie kennt ja bereits genug von meiner dreckigen Wäsche, so dass ich ihr vertrauen könnte. Klang nicht so vertrauenerweckend, wenn du mich fragst, ich habe sie erst einmal vertröstet.“</text:span></text:p>
      <text:p text:style-name="P17"><text:tab/><text:span text:style-name="T27">Was? Ist sie verrückt? Mit ihrem Wissen über meine Machenschaften, erwägt sie es wo anders zu arbeiten? Nicht, dass dieses Mädchen mir noch gefährlich werden kann… bei J'zharr, diese Hure ist wirklich unberechenbar.</text:span></text:p>
      <text:p text:style-name="P50"><text:tab/>„Dreckige Wäsche, ja? Hat sie es formuliert wie, naja, wie eine versteckte Drohung?“</text:p>
      <text:p text:style-name="P17"><text:tab/><text:span text:style-name="T329">Arghan wurde unruhig. </text:span>„<text:span text:style-name="T329">Ich glaube nicht, dass sie da etwas andeuten wollte, aber meine Alarmglocken haben natürlich geschellt. Egal, ich wollte das gar nicht so an die große Glocke hängen, war ja nur ein Witz. Wir werden wohl jemand anderen für die Stelle des Magisters finden müssen.“</text:span></text:p>
      <text:p text:style-name="P17"><text:soft-page-break/><text:tab/><text:span text:style-name="T330">„Ja, allerdings. Sie kommt dafür nicht in Frage, der Rat würde sich nie von einer solchen Person überzeugen lassen. Eine Frau in politischen Ämtern, jaja. Das hat Lagon noch nicht gesehen!“</text:span></text:p>
      <text:p text:style-name="P17"><text:tab/><text:span text:style-name="T330">Marcin und Arghan stimmten in sein Gelächter mit ein. Thorn ging die Sache mit Dania jedoch nicht aus dem Kopf. </text:span><text:span text:style-name="T28">Dass ich wirklich dachte, ich könnte sie kontrollieren… aber bei solchen Junkies kann man eben nie wissen. </text:span><text:span text:style-name="T330">Er wischte den Gedanken beiseite.</text:span></text:p>
      <text:p text:style-name="P51"><text:tab/>„Aber davon abgesehen – viele unserer Probleme mit dem Orden werden wir mit einem Ratssitz mehr nicht bereinigen können. Auch wenn ich es schaffe, die Domäne der Bildung als mein Ressort zu beanspruchen und dieses Feld dem Orden zumindest teilweise streitig machen kann, das Verbot von Bor, Brocken und Prostitution sowie der militärischen Macht des Ordens werden wir aus dieser Position heraus nicht brechen können.“</text:p>
      <text:p text:style-name="P51"><text:tab/>Arghan nahm den Faden auf. „Auch wirtschaftliches Wachstum, das ja unser aller Vorteil dient, wird sehr schwierig, wenn ich und die anderen Industriellen weiter an diese Gesetze stoßen… die stumpfsinnigen moralischen Regeln des Ordens behindern überall den Fortschritt, frag einmal Joran, was er sonst leisten könnte. Wasser zur industriellen Nutzung, nur ein Beispiel.“</text:p>
      <text:p text:style-name="P19"><text:tab/>„<text:span text:style-name="T330">Was? Du willst ernsthaft mit Wasser arbeiten? Das ist ja widerlich.“ Marcin rümpfte die Nase. Thorn schaute nur etwas irritiert, was Arghan da vorzuschlagen schien.</text:span></text:p>
      <text:p text:style-name="P19"><text:tab/>„<text:span text:style-name="T330">Ich weiß, ich weiß. Über Wasser gibt es ein gesellschaftliches Tabu, klar. Ist euch aber überhaupt klar, woher das kommt? Vor ein paar hundert Jahren haben die Leute Wasser noch für alles mögliche benutzt, zum waschen, sogar zum trinken. Tiere trinken ja auch völlig ungeniert aus Pfützen.“</text:span></text:p>
      <text:p text:style-name="P19"><text:tab/><text:span text:style-name="T330">Marcin wurde das zu bunt. </text:span>„<text:span text:style-name="T330">Ja, deswegen sind wir ja auch Menschen und keine Tiere. Wir haben eben Verstand.“</text:span></text:p>
      <text:p text:style-name="P19"><text:tab/>„<text:span text:style-name="T330">Nein, wie gesagt, das ist nur die Gesellschaft, die sagt, das Wasser schlecht für uns ist, sogar böse. Dass wir kein Wasser mehr benutzen, ist ja eben kein gesellschaftlicher Fortschritt gewesen – der Orden der heiligen Flamme hat das nach dem Krieg der Götter verboten, und seitdem ist es für uns normal. Thorn, du kennst doch die ganzen Sagen -“</text:span></text:p>
      <text:p text:style-name="P19"><text:tab/><text:span text:style-name="T330">Thorn mischte sich ein. „Ja, es stimmt schon, das Wasserverbot kommt noch aus der Zeit des Götterkrieges, weil Q'holi für den Tod J'zharrs verantwortlich gemacht wird. Ich habe das immer für eine Geschichte gehalten, die eben erzählt wird, damit die Leute nicht alles infrage stellen, aber dieses Wesen, dass da neulich angespült wurde, das Joran und Dania gefunden haben… ich glaube langsam, dieses Verbot hat wirklich einen Sinn, da ist mir mulmig. Brocken und Prostitution sind ja okay, das schadet ja niemand, zumindest uns nicht. Aber mit Göttern würde ich mich ungern anlegen, wenn ich nicht weiß, womit ich rechnen muss...“</text:span></text:p>
      <text:p text:style-name="P18"><text:tab/><text:span text:style-name="T330">Arghan winkte ab. „Ach was, die Götter sind tot, und natürlich sind sowohl die A'kradizz als auch das Wasser, genau wie die Flammensplitter und Feuer allgemein noch in der Welt. Sie haben sie ja geschaffen. Aber da musst du keine Angst haben, diese Angst wird ja nur vom Orden aufrecht erhalten, damit die Leute ihnen weiter glauben. Uns kann Wasser jedenfalls einiges nutzen, ich sag's dir. Meine Erfinder haben neulich erst eine Beobachtung gemacht, wie Wasser als Antrieb, Treibstoff oder ähnliches genutzt werden kann… das ist noch nicht spruchreif und wir forschen natürlich im geheimen, aber wer weiß. Und hast du dich denn nie gefragt, was jenseits des Meeres liegt? Was wir dort vielleicht finden würden, wenn wir es überwinden könnten? Vielleicht liegt dort sogar die Antwort auf unsere Probleme – Regen löscht Feuer manchmal, das ist dir sicher auch schon aufgefallen, Thorn...“</text:span></text:p>
      <text:p text:style-name="P18"><text:tab/><text:span text:style-name="T331">Thorn schauderte bei dem Gedanken, er schon ihn lieber beiseite. „Träumereien. Darauf können wir nicht bauen, komm wieder, wenn du etwas handfestes hast. Für das erste müssen wir wohl damit arbeiten, was wir vor uns haben – und da werden wir diese Ziele, die Entmachtung des Ordens nicht erreichen können, solange wir nur so ein paar Ratsmitglieder in der Hand haben. Wir brauchen mehr.“</text:span></text:p>
      <text:p text:style-name="P18"><text:tab/><text:span text:style-name="T331">Marcin stimmte zu. „Ja, da könnt ihr beschließen, so viel ihr wollt – die Macht in Lagon liegt wo anders. Und leider auch nicht vollständig bei den Dieben, wir müssen uns ja auch verstecken.“</text:span></text:p>
      <text:p text:style-name="P18"><text:tab/><text:span text:style-name="T331">Thorn nickte. „Und zwar vor den Leuten des Ordens – und vor den Milizen. Deswegen führt langfristig kein Weg daran vorbei, dass wir das Patriziat unter unsere Kontrolle kriegen.“</text:span></text:p>
      <text:p text:style-name="P18"><text:tab/><text:span text:style-name="T331">Arghan lachte auf. „An Ambitionen mangelt es dir freilich nicht. Also, was schlägst du vor?“</text:span></text:p>
      <text:p text:style-name="P18"><text:tab/>„<text:span text:style-name="T331">Der Patrizier hat in erster Linie drei Vorteile: er bestimmt über die Bezirke und damit über die </text:span><text:soft-page-break/><text:span text:style-name="T331">Steuern, er hat den Rat in der Hand und er ist in letzter Instanz Oberbefehlshaber. Das ist genau die Macht, die wir brauchen, um sowohl der Wirtschaft Lagons zu ihrem Aufschwung zu verhelfen, zusammen mit den Ehrbaren Dieben die öffentliche Ordnung in den Griff zu kriegen und dem Orden sowohl militärisch die Stirn bieten zu können, als auch ihre unsinnigen Gesetze abzuschaffen. Ganz einfach – ich werde Patrizier, und unterstütze euch beide in euren Ambitionen, uns den Rest der Stadt zu sichern. Arghan, du kannst fröhlich weiter den Fortschritt befeuern und musst dich nicht vor den selben Steuern fürchten wie deine Mitbewerber, sowie kannst von all den staatlichen Aufträgen leben, die ich dir zuschustern kann, und Marcin, du bist die Verfolgung durch die Milizen los, während wir gleichzeitig die militärische Macht haben, um dem Orden die Stirn bieten zu können.“</text:span></text:p>
      <text:p text:style-name="P18"><text:tab/><text:span text:style-name="T331">Marcin pfiff durch die Zähne, und Arghan klatschte anerkennend in die Hände. „Oh ja, Thorn von Hartlingen, Patrizier von Lagon. Klingt nach einer schönen Welt. Und nach all dem, was wir bereits erreicht haben, zweifle ich zugegebenermaßen nicht einmal daran, dass du auch das hinkriegst. Du hast dir sicher auch schon etwas überlegt? Der Patrizier herrscht auf Lebenszeit, vergiss das nicht. Und er hat eine ganze Armee, auf die sich seine Macht stützt. Immerhin hat er keinen Erben. Bis jetzt.“</text:span></text:p>
      <text:p text:style-name="P18"><text:tab/>„<text:span text:style-name="T331">Und diese Armee müssen wir zuerst unter unsere Kontrolle kriegen. Es gibt vier Hauptleute, die die kritische Befehlsgewalt in der Miliz haben. Dragan, Katan, und wie die anderen beiden noch einmal hießen… wenn wir diese vier irgendwie erpressen oder bestechen können, und der Patrizier einen verfrühten Tod stirbt, durch ein heimtückisches Attentat verrückter Terroristen, können wir mich mit ihrer Hilfe problemlos zum neuen Patrizier ausrufen lassen. Als Mann mit Vision, der seine Fähigkeiten bewiesen hat und die Unterstützung von Wirtschaft und Miliz an seiner Seite… niemand wird das in Frage stellen können.“</text:span></text:p>
      <text:p text:style-name="P18"><text:tab/>„<text:span text:style-name="T331">Der Orden darf sich traditionell nicht in die Angelegenheiten des Patriziats einmischen. Von denen haben wir da nichts zu befürchten. Sie werden nicht begeistert sein, dass ein Ex-Inquisitor den Posten erhält, aber wie Lagon seinen obersten Dienstherren bestimmt, ist nicht Sache des Klerus. Da sehe ich also keine Probleme…“ Arghan kratzte sich am Kopf.</text:span></text:p>
      <text:p text:style-name="P18"><text:tab/>„<text:span text:style-name="T332">Und was diese Hauptleute betrifft,“, sagte Marcin und knackste mit den Fingerknöcheln. „überlasst das einfach mir.“</text:span></text:p>
      <text:p text:style-name="P18"/>
      <text:h text:style-name="Heading_20_1" text:outline-level="1"><text:bookmark-start text:name="__RefHeading___Toc10947_1886493331"/>Marcin – trifft sich mit Dragan privat, es wird romantisch, keiner traut sich klar zu reden, Dragan muss auf die Toilette <text:span text:style-name="T332">(Formatierung)</text:span><text:bookmark-end text:name="__RefHeading___Toc10947_1886493331"/></text:h>
      <text:p text:style-name="P18"/>
      <text:p text:style-name="P92">Marcin fragte sich nach wie vor, ob es wirklich eine gute Idee war, sich mit Dragan zu treffen. <text:span text:style-name="T332">Nach all dem was mit Kenin passiert war, hatte er sich über manche Sachen aus guten Gründen keine Gedanken mehr gemacht; wenn Marcin sich Menschen näherte, ging das einfach nie gut. Die Sache mit Kenin, dem Freund, den er für seinen persönlichen Vorteil ermorden ließ, war da auch nur der Gipfel einer langen Entwicklung gewesen, die er tragischerweise erst im Nachhinein erkannt hatte.</text:span></text:p>
      <text:p text:style-name="P93">Lange hatte er gedacht, dass das auch ohne ging. Er war ein erwachsener Mann, und er hatte genug gesehen, genug geliebt, genug gefickt. Warum sich aufregen? Dann konzentrierte er sich eben auf etwas anderes als sein Liebesleben, als wäre es in dieser Welt nicht gefährlich genug, solchen Trieben ihren freien Lauf zu lassen. Lange hatte er gedacht, dass vielleicht sogar der Orden recht damit hatte, dass sein Begehren widernatürlich sei, und die Probleme, die sich daraus ergaben, kein Wunder.</text:p>
      <text:p text:style-name="P136">Zu lange habe ich das gedacht. Ich habe genug. So kann man doch nicht leben, als vollkommen leere Hülle. Auch wenn niemand das merken darf, ich bin ein Mensch und ich habe menschliche Bedürfnisse.</text:p>
      <text:p text:style-name="P136"><text:span text:style-name="T53">Dieser Sinneswandel war nicht allzu lange her – es hatte Klick gemacht, als er mit Dragan in die</text:span><text:soft-page-break/><text:span text:style-name="T53">sem Café gesessen war und seinen Schritt – </text:span>Das ist nichts, womit ich mich jetzt ablenken sollte.</text:p>
      <text:p text:style-name="P94">Er ging durch die Straßen des <text:span text:style-name="T333">ersten Bezirks. Alles war ihm ungewohnt. Diese Ecke Lagons sah er nur selten; er fühlte hier nicht einmal die Notwendigkeit, seinen vorsichtigen Gang beizubehalten, mit dem er normal durch die Straßen der dunkleren Bezirke streifte. Er fühlte sich geradezu sicher. Im ersten Bezirk konnte man sich auch zu dieser späten Stunde noch sicher fühlen.</text:span></text:p>
      <text:p text:style-name="P95">Er konnte es gar nicht erwarten, Dragans Haus näherzukommen. Für zögern war es nun eh zu spät. Er würde diesen Sprung ins kalte Wasser wagen.</text:p>
      <text:p text:style-name="P95">Alte Gewohnheiten waren nur schwer abzulegen; als er den schmalen Weg entlangschritt, der durch einen gepflegten Garten zum Portal von Dragans Anwesen führte, nahm er sofort die Sicherheitsvorkehrungen wahr, die den Hauptmann schützen sollte, vor Einbrechern, Attentätern und all den Gefahren, die eine hohe Stellung in Lagon mit sich brachte. </text:p>
      <text:p text:style-name="P95">Es war ungewohnt, dem keine Aufmerksamkeit schenken zu müssen, und seine Augen huschten nicht wie üblich hastig von einer Bedrohung zur nächsten, um ja alles zu erfassen – vielmehr blieb sein Blick an den Schönheiten hängen, die er sonst selten zu Gesicht bekam, kunstvoll geschnittene Hecken, einer technischen Konstruktion, die die Pflanzen bewässert halten sollte, und Ornamenten, wie sie sich nur die reichsten Bürger Lagons leisten konnten. Der Oberbefehl über einen großen Teil der Miliz brachte diese Privilegien wohl mit sich. Marcin fragte sich, was der Hauptmann sich wohl an Ausrutschern erlauben konnte, für die andere Leute, nun, verbrannt wurden...</text:p>
      <text:p text:style-name="P95">Da war er an der Tür angekommen, die sich halb einschüchternd, halb einladend vor ihm aufbaute. Sie hatte zwei Flügel, was für Marcin ein ungewohnter Anblick war. In seiner Unkenntnis, ob das auch technischer Schnickschnack oder einfach nur <text:span text:style-name="T334">ein Klotz Holz zum schön anschauen, entschied er sich dafür sie einfach zu bewundern. Und anzuklopfen.</text:span></text:p>
      <text:p text:style-name="P96">Er hörte schwere Schritte hinter der Tür. Der rechte Flügel schwang auf. Dragan blickte ihn an, sein markantes, glattrasiertes Gesicht versuchte ein Lächeln, als wäre es solchen Luxus nicht gewohnt.</text:p>
      <text:p text:style-name="P96">„Komm herein, ich habe dich schon erwartet,“ sagte er, trat zur Seite und bedeutete ihm, einzutreten.</text:p>
      <text:p text:style-name="P96">Marcin neigte den Kopf mit einem bescheidenen Lächeln, dass bloß nicht zu viel preis geben sollte, und trat ein. Dragan trug heute nicht seine Uniform, sondern ein leichtes Alltagsgewand. Marcin kämpfte den Teil in sich nieder, der die Kleidung nach versteckten Waffen beurteilen wollte. Lieber versuchte er zu erraten, was für ein Körper wohl von diesem Gewand verhüllt wurde.</text:p>
      <text:p text:style-name="P96">Dragan geleitete ihn in ein offenes Zimmer, dass er wohl für Empfänge benutzte. Bedienstete waren keine zu sehen. Darüber war Marcin froh, Dragan schien von derselben Notwendigkeit für Diskretion auszugehen wie er.</text:p>
      <text:p text:style-name="P96">„<text:span text:style-name="T335">Keine Bediensteten, hm? Ich dachte, du kommandierst gerne?“ Marcin nutzte den Gedanken für eine Gesprächseröffnung.</text:span></text:p>
      <text:p text:style-name="P96">„<text:span text:style-name="T335">Nein, zuhause nicht. Ist mir wichtig, meinen Haushalt selbst auf die Reihe zu kriegen – ich bin nicht wie die anderen Schnösel, die hier leben, vollkommen abgeschnitten vom realen Leben.“ Dragan bot Marcin ein Sofa an, und setzte sich selbst gegenüber. „Bier?“</text:span></text:p>
      <text:p text:style-name="P96">„<text:span text:style-name="T335">Wein wäre mir fast lieber, wenn du so etwas hast. Trinke ich selten genug. Und ihr habt sicher besseren hier, als in unseren Gassen...“ Marcin grinste.</text:span></text:p>
      <text:p text:style-name="P97">Dragan nickte. „Das klingt nach einer guten Idee.“ er verschwand in einem Gang und kehrte kurz darauf mit einer Flasche und zwei Gläsern zurück.</text:p>
      <text:p text:style-name="P97">Marcin lehnte sich zurück, während Dragan ihre Gläser füllte. „<text:span text:style-name="T336">S</text:span>o lässt es sich leben! Könnte mir gefallen hier. Wen musstest du alles ermorden und ausrauben, um hier zu landen?“</text:p>
      <text:p text:style-name="P97">Dragan lachte. „<text:span text:style-name="T336">D</text:span>ie Miliz tut so etwas doch nicht, wir sind <text:span text:style-name="T336">die guten, wusstest du das nicht?“</text:span></text:p>
      <text:p text:style-name="P98">„Erzähl das mal den Opfern,“ schnaubte Marcin, „wer keine Steuern zahlen will oder gegen eure Gesetze verstößt ist da ganz schnell anderer Meinung...“ <text:span text:style-name="T1">Hm, sollte ich das Thema wirklich anschneiden?</text:span></text:p>
      <text:p text:style-name="P98">Dragan kam ihm zuvor. „Ich würde nur ungern über die Arbeit reden heute... es lebt sich schon schwer genug mit solchen Zweifeln.“</text:p>
      <text:p text:style-name="P98">Da musste Marcin ihm zustimmen, ein Leben an der Waffe wurde durch moralische Bedenken nicht unbedingt angenehmer. Er nahm einen Schluck von seinem Wein. „Und ist dieser Luxus der <text:soft-page-break/>Grund, warum <text:span text:style-name="T337">du dich für die Miliz entschieden hast?“ Marcin interessierte sich nur selten für andere Menschen und ihre Entscheidungen, und er musste feststellen, dass er sich über so etwas tatsächlich noch nie Gedanken gemacht hatte.</text:span></text:p>
      <text:p text:style-name="P99">Dragan verzog den Mund. „Nein, dafür hätte ich nicht zur Miliz gemusst. Meine Eltern hätten mir damals durchaus auch andere Wege ermöglicht... <text:span text:style-name="T338">die meisten wären aber genauso langweilig wie der Rest meiner Kindheit gewesen. E</text:span>s waren eher die Möglichkeiten, die dieser Job mit sich bringt, die mich gereizt haben. Es ist schwer genug, seine wahre Natur den ganzen Tag zu verstecken. Das wird erheblich angenehmer, wenn man seinen Frust an irgendwem rauslassen kann, falls du verstehst, was ich meine...“</text:p>
      <text:p text:style-name="P99">Marcins Grinsen wurde breiter. „Den Teil von dir, den niemand sehen darf? Schon absurd, dass sie töten eher akzeptieren als manche Formen der Liebe. Aber stimmt, in der Wache ist es leichter, mit so etwas davonzukommen, oder?“</text:p>
      <text:p text:style-name="P100">„Man wird sogar dazu ermuntert,“ sagte Dragan, ihm zuzwinkernd. „Alles was recht ist, um Männer dazu zu bringen, für den eigenen Zweck zu kämpfen.“</text:p>
      <text:p text:style-name="P100">„Die ganzen jungen Männer, mit denen man sich umkleidet, haben sicher auch nicht geschadet.“</text:p>
      <text:p text:style-name="P100">Dragan lachte. „Das war vielleicht ein unbewusstes Argument... wie ist das denn bei den Dieben, bist du auch deswegen zu denen?“</text:p>
      <text:p text:style-name="P100">„Ich hatte nicht wirklich eine Wahl. Ich wäre vielleicht auch ehrlich arbeiten gegangen statt nur ehrbar... aber die Diebe hatten die einzige Art von Arbeit in meiner Gegend, und zufällig war ich auch noch ziemlich gut darin. Es ist nicht einfach, das so lange zu machen wie ich, aber ich hatte ein paar gute Lehrmeister. Und ich habe sie alle überlebt.“</text:p>
      <text:p text:style-name="P100">„Es ist schwer, Freunde sterben zu sehen... das kenne ich...“ Dragan legte mitfühlend eine Hand auf sein Knie.</text:p>
      <text:p text:style-name="P100">Marcin schnaubte. „Und gut die Hälfte davon auch noch durch meine eigene Hand. Es ist vor allem schwer, Freunde zu bleiben, wenn man niemandem trauen kann.“</text:p>
      <text:p text:style-name="P137">Seltsam, er nimmt seine Hand nicht von meinem Knie, nicht einmal nach solch einer Offenbarung? Das müsste mich jetzt misstrauisch machen, oder nicht?</text:p>
      <text:p text:style-name="P109">Dragan schaute zu Boden. „Dafür kann man kaum dich verantwortlich machen. Ich weiß, wie es ist, seine Tarnung auf jeden Fall aufrecht erhalten zu müssen. Egal, welches Opfer man dafür bringen muss.“</text:p>
      <text:p text:style-name="P109">Marcin wollte ausspucken, aber erinnerte sich noch rechtzeitig daran, dass sich das in noblen Häusern wie diesem nicht gehörte. „Ich habe es so satt. Eine Welt, in der wir uns nicht mehr verstecken müssten... dafür würde ich gerne töten.“</text:p>
      <text:p text:style-name="P109">Dragan schnaubte. „Keine Chance. Versuch doch mal zu schreien: 'Ja, ich stehe auf Männer!' In der nächsten Sekunde sind die verdammten Inquisitoren mit ihren Flammensplittern da und reinigen dich zu purer, reiner Asche. Hast du das schon einmal mit angesehen?“ </text:p>
      <text:p text:style-name="P109">Marcin schüttelte den Kopf. „Die Drohung ist so schon real genug. Ich wache jeden morgen mit der Angst auf, dass einer meiner Ex-Typen dem Verhör nicht stand gehalten hat und meinen Namen herausposaunt hat.“</text:p>
      <text:p text:style-name="P109">Dragan leerte sein Glas in einem Zug und füllte sich direkt nach. „Trinken wir – auf eine Welt, in der wir uns nicht mehr verstecken müssen.“</text:p>
      <text:p text:style-name="P138">Oh ja.<text:span text:style-name="T53"> Marcin stieß an, und beide leerten ihr Glas ein weiteres Mal. Dragan schenkte wieder nach, und Marcin merkte, dass ihm der Wein zu Kopf stieg. Er war keinen Wein gewohnt, in seinen Bezirken gab es allemal illegal gebrautes Bier, und Brocken ohne Ende, damit konnte man mehr verdienen. Und er gab seinen Profit ungern für Luxus aus. Er war ja doch nie entspannt genug, um ihn genießen zu können.</text:span></text:p>
      <text:p text:style-name="P138"><text:span text:style-name="T53">Doch jetzt merkte er, wie locker er sich in Dragans Gegenwart fühlte. </text:span><text:span text:style-name="T60">So unterschiedlich waren sie sich nicht, auch wenn sie auf verschiedenen Seiten kämpften. Und sie teilten ein Geheimnis, das sie zusammenschweißte wie keine ihrer Waffenbrüder.</text:span></text:p>
      <text:p text:style-name="P110">Dragan erhob sich. „Ich geh mal pissen. Bin gleich wieder da.“</text:p>
      <text:p text:style-name="P110">Marcin lehnte sich zurück und genoss das Schauspiel, dass sein Hintern beim weggehen bot.</text:p>
      <text:p text:style-name="P139"/>
      <text:h text:style-name="P559" text:outline-level="1"><text:bookmark-start text:name="__RefHeading___Toc7391_734790973"/>Dragan – innerer Monolog, ob er Marcin vertrauen kann, versucht Marcin umzubringen, aber scheitert an seinen Gefühlen, Marcin nimmt ihm das daraufhin nicht übel<text:bookmark-end text:name="__RefHeading___Toc7391_734790973"/></text:h>
      <text:p text:style-name="P139"/>
      <text:p text:style-name="P110">Dragan tat erheblich sicherer, als er sich fühlte. Nicht nur, dass er sich in der Gegenwart des überaus gutaussehenden Diebes nicht auf seine üblichen Sprüche verlassen konnte, Marcin brachte ihn durch seine eigenen Vorstöße ziemlich aus dem Konzept. Auf eine gute Art und Weise. Dragan war fasziniert von der Herangehensweise Marcins, die kompromisslose Sichtweise, all die Dinge, die man sich nicht erlauben konnte, wenn man schon im ersten Bezirk aufgewachsen war.</text:p>
      <text:p text:style-name="P110">Doch konnte er dem Dieb trauen?</text:p>
      <text:p text:style-name="P139">Verdammt, er hat sogar selbst gesagt, dass er schon eigene Freunde umgebracht hat. Bestimmt war er nicht jedes mal der Verratene, der moralischste ist er ja nicht gerade. Gut möglich, dass mir das eines Tages auch passiert.</text:p>
      <text:p text:style-name="P139"><text:span text:style-name="T53">Doch warum sagte er das dann so offen? </text:span><text:span text:style-name="T61">War das eine Masche? Wollte er gefährlich wirken? Nun, das war ihm gelungen. Dragan konnte nicht leugnen, dass ihn solche Geschichten nicht nur unangenehm berührten. Es lag vielmehr eine ganz eigene Faszination darin.</text:span></text:p>
      <text:p text:style-name="P111">Er war bei der Toilette angelangt. Er legte die Hand auf die Klinke, doch zögerte. Mit einer Klinge würde er sich sicherer fühlen, doch die müsste er holen, bevor er sein Geschäft verrichtete. Der Dieb wusste nicht, wo im Haus sich seine Toillette befand, und würde sich nicht wundern, wenn er ihn erstmal länger herumlaufen hörte.</text:p>
      <text:p text:style-name="P140">Zu dumm, dass ich mir meine verborgene Klinge nicht gleich umgeschnallt habe<text:span text:style-name="T53">, dachte Dragan. Aber er wollte Marcin erst einmal ohne solche Dinge begegnen, und hatte seinen Mut zusammengenommen. Er hatte ihm diese Chance aus bestem Wissen gegeben. </text:span>Und jetzt fühle ich mich nicht mehr sicher genug, um sie zu behalten?</text:p>
      <text:p text:style-name="P140"><text:span text:style-name="T53">Er nahm die Hand von der Klinke und ging in sein Schlafzimmer. </text:span><text:span text:style-name="T65">Er konnte nichts sehen, also zündete er die Kerze auf dem Nachttisch an. Da endlich sah er </text:span><text:span text:style-name="T53">das bereitliegende Holster samt Dolch, </text:span><text:span text:style-name="T65">nahm es</text:span><text:span text:style-name="T53"> und ging zurück zur Toillette. Bis jetzt stellte Marcin sich doch gut an. Wenn er ihm ans Leder wollte, hätte er ihn doch schon längst angegriffen, wahrscheinlich bereits in der Tür. Dass Marcin bewaffnet war, war offensichtlich – allerdings wunderte Dragan sich nicht darüber. Der Ehrbare Dieb war so sehr daran gewöhnt, dass jeder, dem er begegnete, ein potenzieller Feind war, dass er wahrscheinlich nicht einmal unbewaffnet zu Bett ging. </text:span>Weder alleine, noch mit jemand anderem.</text:p>
      <text:p text:style-name="P140">Wahrscheinlich nicht einmal mit mir.</text:p>
      <text:p text:style-name="P140"><text:span text:style-name="T53">War es gefährlich, dass er bei dem Dieb so schwach wurde? Einmal hatte dieser seine offensichtliche Schwäche bereits ausgenutzt, </text:span><text:span text:style-name="T62">und Dragan schätzte Marcin klug und erfahren genug ein, sich die Stelle zu merken, und immer wieder darauf einzustechen, wenn es ihm nützlich wäre.</text:span></text:p>
      <text:p text:style-name="P141">Wenn er nur andere Stellen genauso gewissenhaft mit seinen Stichen bedachte.</text:p>
      <text:p text:style-name="P101">Der Vorstellungen, die auf diesen Gedanken folgten, konnte Dragan sich nicht erwehren. Marcins Bild war überall in seinem Verstand, und entsprechend schwer war es, einen klaren Gedanken zu fassen. Der Faszination, die mit der Bedrohlichkeit des Diebes einherging, war mit seinen herkömmlichen Mitteln nicht beizukommen.</text:p>
      <text:p text:style-name="P101">Er holte seinen Schwanz heraus. Es war nicht einfach zu pinkeln, halbsteif wie er durch seine Fantasien war. Dragan fluchte, halb über den störenden Umstand, halb darüber, dass er sich nicht kontrollieren konnte.</text:p>
      <text:p text:style-name="P141">Ruhig. So geht das nicht. </text:p>
      <text:p text:style-name="P101">Er atmete tief durch. Und fasste einen Entschluss.</text:p>
      <text:p text:style-name="P141">Wenn das der einzige Weg ist, soll es eben so sein.</text:p>
      <text:p text:style-name="P141"><text:span text:style-name="T53">Die bahnbrechende Einfachheit war bestechend, und überzeugte Dragan in einem Wimpernschlag. Taten hatten ihm schon immer mehr gelegen als Worte. Seine Hände führten seinen Penis an den angestammten Platz zurück und brachten alles in Ordnung, richteten die Beinkleider, schnallten den Dolch fest. Er blickte ein letztes Mal in den Spiegel, rückte seinen Gewand zurecht und verließ </text:span><text:soft-page-break/><text:span text:style-name="T53">das Bad.</text:span></text:p>
      <text:p text:style-name="P101">Marcin trank, als Dragan, das Wohnzimmer betrat. Nicht mehr dasselbe Glas, wie Dragan mit einem Blick auf die Flasche bemerkte. Er ging auf Marcin zu, langsam, katzenhaft. Der das Glas absetzte, rülpste, lächelte. Sich die Hand vor den Mund hielt. Den obersten Knopf seines Hemdes öffnete.</text:p>
      <text:p text:style-name="P101">Dragan stützte sein Knie auf dem Sofa ab. Seine rechte Hand fand Marcins Schulter, seinen Hals. Marcin legte die Hand auf seine Schenkel, strich nach oben.</text:p>
      <text:p text:style-name="P101">Als Dragan plötzlich eine Klinge in der Hand hatte.</text:p>
      <text:p text:style-name="P101">Zustieß.</text:p>
      <text:p text:style-name="P101"/>
      <text:p text:style-name="P101">Marcin blickte ungläubig. Schien das Geräusch des platzenden Polsters kaum wahrzunehmen, wie die Klinge seinen Hals streifte.</text:p>
      <text:p text:style-name="P112">Dragan schluchzte heftig auf, riss den Dolch nach oben, und hackte unkontrolliert auf die Rückenlehne des Sofas ein, zwei Mal, bis Marcin die Beine nach oben riss und ihn gegen den Brustkorb trat, sodass er rücklings über den kleinen Tisch flog. Die fast leere Weinflasche traf den Boden, ging in Splittern auf und offenbarte eine Pfütze, die sich geschickt den Rillen der steinernen Bodenplatten anpasste.</text:p>
      <text:p text:style-name="P112">Dragan hielt den Dolch fest umklammert, machte jedoch keine Anstalten aufzustehen.</text:p>
      <text:p text:style-name="P112">Marcin stand langsam auf, wie um Dragan nicht weiter durch plötzliche Bewegungen zu beunruhigen. Er machte auch keine Anstalten, eine Waffe zu ziehen.</text:p>
      <text:p text:style-name="P112">„Es ist nichts passiert, beruhige dich.“ Marcin strich sich beiläufig über den Hals, fand aber kein Blut an seinem Finger. „Du hälst deine Waffen nicht anständig scharf.“</text:p>
      <text:p text:style-name="P142">Ich wäre ihm jetzt so ausgeliefert. Das war sowas von nicht kühl und präzise. Wie ein Amateur.</text:p>
      <text:p text:style-name="P112">Dragan besann sich, raffte sich auf. „Ich – warte.“ Er stützte sich auf und versuchte aufzustehen, griff jedoch in eine Scherbe und fluchte.</text:p>
      <text:p text:style-name="P112">Marcin strich sich etwas imaginären Staub von der Schulter. „Ich verstehe dich, ich verstehe dich viel zu gut. Ich würde mir auch nicht trauen, wenn ich du wäre.“ Er kratzte sich an der unrasierten Wange und hörte auf, sich Dragan zu nähern.</text:p>
      <text:p text:style-name="P112">Dragan stand endgültig auf, steckte den Dolch weg. „Ich dir auch nicht. Ich mir auch nicht.“</text:p>
      <text:p text:style-name="P112">„Es war nur eine Frage der Zeit, bis einer von uns die Spannung nicht mehr ausgehalten hätte. Bis einer von uns...“ Marcin senkte den Kopf. „Vielleicht kann ich heute Nacht ruhig schlafen, in dem Wissen, dass ich noch lieben kann, noch nicht verloren bin. Ich habe weniger zu verlieren als du.“</text:p>
      <text:p text:style-name="P112">„Und ich habe mehr zu verlieren als eine schlaflose Nacht.“ Dragan zog sein loses Gewand näher an sich. „Schade.“</text:p>
      <text:p text:style-name="P112">Marcin hob sein Weinglas, leerte es, wandte sich zum gehen. „Vielleicht, wenn wir eines Tages mal auf derselben Seite stehen.“</text:p>
      <text:p text:style-name="P112">Marcin drehte sich um und ging zur Tür. Das Glas nahm er mit.</text:p>
      <text:p text:style-name="P142"/>
      <text:h text:style-name="Heading_20_1" text:outline-level="1"><text:bookmark-start text:name="__RefHeading___Toc7393_734790973"/>Dania – während die beiden rumturteln, schleicht sie sich in Dragans Haus und findet Beweise für seine Homosexualität<text:bookmark-end text:name="__RefHeading___Toc7393_734790973"/></text:h>
      <text:p text:style-name="P102"/>
      <text:p text:style-name="P104"><text:span text:style-name="T339">Dania</text:span> war wie ein Dienstmädchen gekleidet. Arghan hatte ihr die Verkleidung besorgt, damit sie im ersten Bezirk nicht auffiel. Immerhin waren <text:span text:style-name="T339">einige</text:span> wachsame Augen auf die Straße gerichtet, trotz der späten Stunde. So gekleidet jedoch wirkte sie wie ein Dienstmädchen, das mit seinen Beschäftigungen im Verzug war. Nicht wie eine Einbrecherin und Spionin.</text:p>
      <text:p text:style-name="P104">Während sie <text:span text:style-name="T339">in die Straße ihres Ziels</text:span> bog, sah sie, <text:span text:style-name="T339">das in die Einfahrt, die auch sie wählte, jemand eintrat. Die Person war jedoch zu weit weg, um sie klar auszumachen</text:span>. Immer bedacht, ein Stück Mauer, Hecke oder Baum zwischen sich und ihrem Ziel zu halten, ging sie die Straße hinab und in dieselbe Einfahrt hinein. Es war gar nicht so einfach, zielstrebig und unbekümmert zu gehen, wenn man bei jedem Schritt darauf achten musste, nicht in die Sichtlinie des Diebes zu geraten.</text:p>
      <text:p text:style-name="P104">Als sie den Eingang des Gartens erreichte, sah sie die Tür des Hauses gerade noch zugehen. Sie <text:soft-page-break/>hatte genau das richtige Tempo gewählt. Sobald sie in dem Garten war, ließ sie die Betriebsamkeit des Dienstmädchen-Gangs fallen, und stahl sich zwischen die Hecken. Mit geübtem Blick erkannte sie die Fallen, wie sie auf Jorans Plänen detailliert erklärt waren, und prägte sich ein, wie sie ausgelöst wurden, wie sie funktionierten, um sich ihnen dann zu nähern. Sie durchquerte den Garten, ohne eine einzige von ihnen auszulösen, was mit Stille quittiert wurde.</text:p>
      <text:p text:style-name="P143">Diese Stille ist der größte Lohn, den ich in meinem Job zu erwarten habe.</text:p>
      <text:p text:style-name="P104">Andere lebten davon, in ihrer Tätigkeit für jeden Schritt belohnt zu werden, und auf jeden Schnitzer eine direkte Reaktion zu bekommen. Dania jedoch hatte schon in ihrer Profession als Prostituierte gelernt, dass es manchmal besser war, in Ruhe gelassen zu werden mit den direkten Folgen der eigenen Arbeit. Genug Kolleginnen Danias waren irgendwann mit kleinen, schreienden Bälgern für ihre Kunst belohnt worden – da war sie nur froh, dass sie solche Konsequenzen ihres Berufs immer hatte vermeiden können.</text:p>
      <text:p text:style-name="P143">Konzentriere dich.</text:p>
      <text:p text:style-name="P143"><text:span text:style-name="T53">Die Tür kam nicht infrage, aber einige der Fenster sahen aus, als könnte man sie aufhebeln. </text:span><text:span text:style-name="T63">Der zweistäckige Bau erstreckte sich nach hinten in den weitläufigen Garten hinein. Die Rückseite des Hauses würde ihr wohl am ehesten das liefern, wofür sie hier war. Sie schlich um das Haus herum. Zu ihrem Glück waren auch auf der Rückseite des Hauses Fenster in ihrer Höhe.</text:span></text:p>
      <text:p text:style-name="P113">Direkt hinter dem ersten Fenster entdeckte sie ein Zimmer, in dem Licht brannte. Es schien ein Arbeitszimmer zu sein, mit einem großen, schwer erscheinendem Schreibtisch, und Regalen an den Wänden, die jedoch nicht besonders gut bestückt waren. Nicht dass das Dania interessierte. Lesen konnte sie ja doch nicht.</text:p>
      <text:p text:style-name="P113">Um das Fenster aufzuhebeln, holte sie einen Dolch hervor. Ihre Klappklinge wollte sie dafür nicht verwenden. Die war zu dünn, und wäre im schlimmsten Fall noch abgebrochen. Der Dolch war viel besser für diese Aufgabe geeignet.</text:p>
      <text:p text:style-name="P144"><text:span text:style-name="T53">Ein kurzer Kraftakt, ein leichtfüßiger Sprung, und sie war drinnen. Sie überlegte, ob sie die Kerze ausblasen sollte, entschied sich jedoch dagegen. </text:span><text:span text:style-name="T64">Das Licht konnte sie bei ihrer Suche gut gebrauchen.</text:span></text:p>
      <text:p text:style-name="P146"><text:span text:style-name="T75">Joran</text:span><text:span text:style-name="T53"> hatte gesagt, sie sollte sich auf die Suche nach einem Beleg für ein geheimes Liebesleben machen. Dania wusste nicht so genau, was sie sich darunter vorstellen sollte, doch hier war sie nun und durchsuchte das Arbeitszimmer des Mannes. Ein </text:span><text:span text:style-name="T75">Hauptmann</text:span><text:span text:style-name="T53">, hatte </text:span><text:span text:style-name="T75">Joran</text:span><text:span text:style-name="T53"> gesagt... </text:span>dafür hätte ich mehr Wachen erwartet. <text:span text:style-name="T339">Das ist schon fast zu einfach.</text:span><text:span text:style-name="T75"> Ihre Alarmglocken klingelten.</text:span></text:p>
      <text:p text:style-name="P114">Sie wühlte sich weiter durch die Briefe ihres Opfers. Die meisten, die oben auf dem Schreibtisch lagen, trugen offizielle Siegel, die erkannte sie. Verschiedene Magister schienen an den Mann zu schreiben... die inoffiziellen würden aber bestimmt interessanter sein.</text:p>
      <text:p text:style-name="P145">Und <text:span text:style-name="T339">die anderen</text:span> mein<text:span text:style-name="T339">en</text:span> wirklich, ich wäre die richtige für den Job? Verdammt, ich kann doch nicht einmal lesen. Die Sache stinkt doch zum Himmel.</text:p>
      <text:p text:style-name="P114">Die Schubladen förderten nicht viel interessantes zu Tage, bis auf eine, die ein kleines Schloss hatte, und die Dania nicht aufbekam, egal, wie sehr sie daran rüttelte.</text:p>
      <text:p text:style-name="P145">Du Amateurin, als würde einmal rütteln nicht reichen. Du weckst noch das ganze Haus auf. Wie viele auch immer hier wohnen. Immerhin, diese Schublade sieht genau nach dem Ort auf, an dem Leute private Konversation aufbewahren würden.</text:p>
      <text:p text:style-name="P114">Schlösser zu knacken, war in ihrer Ausbildung noch nicht drangekommen, eine Schande. Sie klappte ihr Schwert auf und versuchte ein wenig in dem Schloss herumzustochern, aber ohne Erfolg.</text:p>
      <text:p text:style-name="P145">Bevor ich es noch kaputtmache, sollte ich lieber nach dem Schlüssel suchen.</text:p>
      <text:p text:style-name="P114">Der Rest des Zimmers bot nichts interessantes mehr, geschweige denn einen Schlüssel. Die wenigen Bücher, die in den Regalen standen, hatte sie schnell durchgeblättert, doch sie wurden nicht als Versteck benutzt. Also machte sie sich auf, das Schlafzimmer zu suchen. Das erschien ihr am vielversprechendsten.</text:p>
      <text:p text:style-name="P147"><text:span text:style-name="T53">Ein Blick durch das Schlüsselloch versicherte ihr, dass der Gang dunkel war – unwahrscheinlich, dass sich dort draußen jemand aufhielt. Sie öffnete die knarrende Tür so leise wie möglich, und quetschte sich durch einen winzigen Spalt ins Freie. Der Gang hatte drei Türen. Am einen Ende führte eine Treppe ins Obergeschoss, das andere machte eine Biegung, die von Licht angeschienen </text:span><text:soft-page-break/><text:span text:style-name="T53">wurde, und aus der sie Stimmen hörte. </text:span><text:span text:style-name="T75">Sie</text:span><text:span text:style-name="T53"> konnte jedoch kein Wort verstehen.</text:span></text:p>
      <text:p text:style-name="P147">Das ist dann wohl die falsche Richtung.<text:span text:style-name="T53"> </text:span>Ich sollte mir erst einmal die Türen vornehmen.</text:p>
      <text:p text:style-name="P147"><text:span text:style-name="T53">Eine der Türen stand offen, sie entdeckte ein Weinregal darin. Darin würde niemand einen Schlüssel aufbewahren, also blickte sie erst einmal bei den anderen beiden durchs Schlüsselloch, konnte jedoch nichts erkennen. In keinem der Zimmer brannte Licht. Die erste Tür führte zu einer Toillette. </text:span>Nicht interessant.<text:span text:style-name="T53"> Als sie wieder auf den Gang trat, hörte sie jedoch Schritte. Jemand näherte sich, und würde gleich um die Biegung kommen.</text:span></text:p>
      <text:p text:style-name="P147">Verdammt. Weinkeller oder Toillette? Wo soll ich mich eher verstecken?</text:p>
      <text:p text:style-name="P115">Blitzschnell stahl sie sich in die Toillette, zog die Tür zu, drängte sich in eine Ecke. Jemand hatte seine Hand auf der Klinke der Toillette, drückte jedoch nicht herunter. Sie konnte ihn atmen hören, nur leicht gedämpft durch die Tür, und hielt den Atem an, in der Hoffnung, nicht selbst gehört zu werden.</text:p>
      <text:p text:style-name="P115">Dann hörte sie die Schritte sich entfernen. Sie zählte bis zehn, öffnete sie so leise wie möglich die Tür, schloss sie hinter sich wieder. Die dritte Tür war nun offen; sie sah die Tür in das Zimmer hineinragen, jedoch nicht, was sich darin befand. Zwei leise, weite Schritte, und sie war im Weinzimmer, im Dunkeln.</text:p>
      <text:p text:style-name="P115">Gerade rechtzeitig. Der Mann, er trug ein weites Gewand über engen Hosenkleidern, ging in die Toillette. In der Hand trug er einen Dolch samt Anschnallgurte...</text:p>
      <text:p text:style-name="P148"><text:span text:style-name="T53">Nach ein paar Augenblicken, die ihr wie ewig vorkamen, verließ der Mann die Toillette wieder. Dania konnte aus der Dunkelheit heraus ein paar Blicke auf ihn erhaschen; </text:span><text:span text:style-name="T75">sie kannte den Mann! Das war dieser Soldat, der nach dem Mord auf Hakun ihre Flucht organisiert hatte... brach sie bei einem ihrer eigenen Leute ein?</text:span></text:p>
      <text:p text:style-name="P148"><text:span text:style-name="T53">Der Dolch ragte kaum sichtbar aus seinem Ärmel. Hätte Dania ihn nicht gesucht, hätte sie ihn wohl übersehen. </text:span>Marcin sucht dauerhaft nach solchen Details. Ihm <text:span text:style-name="T339">wäre </text:span>er sicher auf<text:span text:style-name="T339">ge</text:span>fallen. <text:span text:style-name="T339">Ich muss meine Sinne für so etwas schärfen.</text:span><text:span text:style-name="T53"> Sie war erleichtert, </text:span><text:span text:style-name="T75">als er ging</text:span><text:span text:style-name="T53">.</text:span></text:p>
      <text:p text:style-name="P147"><text:span text:style-name="T53">Dania huschte auf den Gang. Sie hatte richtig geraten, den Dolch hatte er wohl aus dem Schlafzimmer geholt. Vor ihr </text:span><text:span text:style-name="T65">stand ein breites Bett, auch wenn man sah, dass nur ein Mensch darin schlief. Nicht daran, dass es nicht gemacht gewesen wäre, aber es gab nur auf der rechten Seite einen Nachttisch, auf dem nun eine Kerze brannte, die das Zimmer mit warmem Licht erfüllte, sodass sie nun genug erkannte, um ihre Suche beginnen zu können. Links davon stand ein beachtlicher Kleiderschrank.</text:span></text:p>
      <text:p text:style-name="P149">Wenn es nicht nur Männerkleider wären, würde ich mir vielleicht welche mitnehmen... </text:p>
      <text:p text:style-name="P116">Dania schloss die Tür, die rechts von ihr war, und entdecke eine Kommode dahinter. Die würde sie sich gleich vornehmen. Doch zuerst durchsuchte sie den Nachttisch. Die drei Schubladen hätte sie an sich schnell durchsucht gehabt. Doch bereits bei dem Inhalt der obersten fragte sie sich, ob das wohl für ihren Auftrag interessant war – ein länglicher Stab aus dunklem Holz, dessen Nutzen sie sich nicht wirklich erklären konnte.</text:p>
      <text:p text:style-name="P149"><text:span text:style-name="T53">Als sie daran roch, schreckte sie zurück, und ließ ihn fallen. Sie ahnte, wofür... </text:span>igitt. Das ist so widerlich. Unter anderen Umständen hätte ich das vielleicht... aber so?<text:span text:style-name="T53"> </text:span></text:p>
      <text:p text:style-name="P116">Als sie sah, dass Buchstaben in ihn eingraviert waren, steckte sie ihn ein. In der zweiten Schublade lag ein Buch, in der dritten nichts, also wandte sie sich der Kommode hinter der Tür zu. Sie hatte gerade die erste Schublade geöffnet, als die Tür aufschwang, und mit einem lauten Knall gegen die Kommode schlug.</text:p>
      <text:p text:style-name="P116">Dania presste sich gegen die Kommode und damit hinter die Tür. Das hatte sie nicht kommen sehen. Blitzschnell drehte sie sich um. Sie hatte ihre Klappklinge in der Hand und sie hätte sie fast ausgefahren, als sie den Mann im Zimmer stehen sah, wie er ihr den Rücken zuwandte.</text:p>
      <text:p text:style-name="P149">Du darfst ihn unter keinen Umständen umbringen – denk daran. Und wenn er dich sieht, wird das schwierig.</text:p>
      <text:p text:style-name="P149"><text:span text:style-name="T53">Der Mann zerrte sich das Dolchholster vom Arm, schmetterte es gegen die rechte Wand, wo es wenige Schritte vor Danias Füßen zu Boden fiel. </text:span><text:span text:style-name="T66">Sein Gewand riss er sich vom Leib und warf es aufs Bett. Es trug rote Flecken, die Dania im schummrigen Licht nicht genauer erkannte – </text:span><text:span text:style-name="T75">was war da vorne passiert?</text:span></text:p>
      <text:p text:style-name="P106">Da erst merkte sie, dass der Mann schluchzte. Er hatte sich außerdem an der Hand verletzt.</text:p>
      <text:p text:style-name="P150"><text:soft-page-break/>Verdammt, <text:span text:style-name="T339">wenn er mit uns verbündet ist oder war, könnte wichtig sein, was hier passiert ist</text:span>... <text:span text:style-name="T53">doch das wusste sie nicht, und sie konnte nicht davon ausgehen. Der Auftrag zählte. Sie achtete nur darauf, den Atem anzuhalten.</text:span></text:p>
      <text:p text:style-name="P106">Der Mann öffnete den Kleiderschrank, und Dania nutzte die Deckung des Geräuschs, um Luft zu holen. Er holte etwas heraus, was wie ein Saunamantel aussah, als er sich umdrehte und das Zimmer verließ, ohne Dania zu bemerken.</text:p>
      <text:p text:style-name="P106">Als sich seine Schritte entfernten, erlaubte Dania sich zu verschnaufen.</text:p>
      <text:p text:style-name="P150">Das war knapp, so knapp...<text:span text:style-name="T53"> sie lebte für diese Momente, genau das machte die Spannung an ihrer derzeitigen Profession aus. Gegen diesen Nervenkitzel war der Kitzel ihres alten Jobs... hier hatte sie die Macht, und das gefiel ihr erheblich besser, als irgendwelchen stinkenden alten Männern ausgeliefert zu sein.</text:span></text:p>
      <text:p text:style-name="P150"><text:span text:style-name="T53">In der zweiten Schublade der Kommode fand sie einen Schlüssel, der klein genug aussah, um zum winzigen Schloss im Arbeitszimmer zu passen. Der </text:span><text:span text:style-name="T75">Hauptmann</text:span><text:span text:style-name="T53"> war wohl ins Obergeschoss gegangen, also konnte sie gefahrlos ins Arbeitszimmer schleichen. Mittlerweile ging sie davon aus, dass er alleine im Haus war – Wachen, Familienmitglieder, jeder andere Bewohner hätte sich längst gewundert, was vor sich ging, und die Tatsache, dass er alleine schlief, verringerte die Wahrscheinlichkeit noch weiter, dass andere Leute im Hause waren.</text:span></text:p>
      <text:p text:style-name="P106">Der Schlüssel passte. Die Schublade war voll mit Papierkram, alten Briefen, die sie nicht lesen konnte. Außerdem lag eine Kette darin – ein Herz, das man aufklappen konnte. Darin war eine Zeichnung eines Mannes, mit einer Widmung in der anderen Klappe. Sie war sehr zufrieden mit ihrem Fund und steckte den gesamten Inhalt der Schublade ein. </text:p>
      <text:p text:style-name="P106">Dania sperrte ab und behielt den Schlüssel – es war unwahrscheinlich, dass ihr Einbruch verborgen blieb, immerhin hatte sie auch den Dildo entwendet, und sein Fehlen würde auffallen – aber der Mann sollte ruhig glauben, dass er den Schlüssel nur verlegt hatte und der Inhalt der Schublade noch an Ort und Stelle war.</text:p>
      <text:p text:style-name="P106">Das Fenster stand noch offen.</text:p>
      <text:p text:style-name="P106">Als es zufiel, war Dania über alle Berge.</text:p>
      <text:p text:style-name="P150"/>
      <text:h text:style-name="P557" text:outline-level="1"><text:bookmark-start text:name="__RefHeading___Toc7395_734790973"/>(Thorn – Ratssitzung, es geht um langweilige Realpolitik)<text:bookmark-end text:name="__RefHeading___Toc7395_734790973"/></text:h>
      <text:p text:style-name="P103"/>
      <text:p text:style-name="P106">Lorem Ipsum.</text:p>
      <text:p text:style-name="P103"/>
      <text:h text:style-name="Heading_20_1" text:outline-level="1"><text:bookmark-start text:name="__RefHeading___Toc7397_734790973"/><text:span text:style-name="T67">Joran – träumt von Dania, wacht auf, nennt sich selbst verliebt, </text:span><text:span text:style-name="T68">versucht zu arbeiten zum runterkommen, Experiment geht schief, Unfall, aber nicht ernsthaft verletzt</text:span><text:bookmark-end text:name="__RefHeading___Toc7397_734790973"/></text:h>
      <text:p text:style-name="P105"/>
      <text:p text:style-name="P107">Die Dunkelheit, die Joran umgab, war erdrückend. Die ganze Welt lastete auf ihm. Seine Augen standen aufgerissen, doch nichts. Das Nichts war überall, fraß sich in seine Lungen, in seine Nasenlöcher, seinen Mund, seinen Magen.</text:p>
      <text:p text:style-name="P107">Der Geruch des Nichts. Der Geschmack von Erde.</text:p>
      <text:p text:style-name="P107">Joran versuchte zu husten, doch die daran beteiligten Muskeln schienen nur das Nichts, das seine Körperbahnen füllte, hin und her zu schieben, zu drücken. Er würde sich seinen Weg durch all das Bahnen müssen, seine Freiheit erkämpfen – atmen! Nur atmen!</text:p>
      <text:p text:style-name="P107">Jorans Verstand arbeitete fieberhaft, versuchte die Situation zu umreißen. Den Zustand? War es vielleicht nur ein Modus des Seins, statt der Umgebung, die ihn in Ketten hielt? War er die Ketten?</text:p>
      <text:p text:style-name="P151">Der erste Schrei könnte die Lösung sein, wie ihn die Kinder tätigen, mit dem ein Neugeborenes sich seinen Platz in der Welt einfordert.<text:span text:style-name="T53"> Das war der erste klare Gedanke. War es bereits ein solcher Schrei? Schrie sein Verstand um Beachtung, um Beteiligung an dem, dass sie Welt nennen?</text:span></text:p>
      <text:p text:style-name="P151"><text:span text:style-name="T53">Doch an einer solchen Welt wollte er nicht beteiligt sein, er wollte nicht an seinen eigenen Ketten </text:span><text:soft-page-break/><text:span text:style-name="T53">teilhaben. </text:span>Mich selbst einsperren. Dann hat das Nichts gewonnen. Um sein zu können, muss man wollen müssen.</text:p>
      <text:p text:style-name="P107">Und auf das wollen kam es an! Sein Wille formte, füllte, erfüllte seine Glieder mit Sinn und Funktion.</text:p>
      <text:p text:style-name="P107">„Hier im Westen sind wir frei, und müssen nichts, nur funktionieren“ klang ihm durch den Kopf, von einer fremden Stimme gedacht, in einer fremden Dimension, einer ihm unbekannten Welt gesagt und aufgenommen.</text:p>
      <text:p text:style-name="P107">Doch nicht das fremde, das eigene sollte ihn bestimmen, und so fuhr er fort, sich selbst zu schaffen. Um den Geschmack von Erde loszuwerden, schaffte er seine Geschmacksnerven ab, befahl ihnen, aufzuhören, und seiner Haut verbot er das fühlen. Er spürte, wie er hart wurde, Chitin bildete sich um ihn. Klamme Kiefer packten zu, baggerten, gruben sich durch das Erdreich. Er teilte das Nichts mit seinen widerlichen neuen Beinen. Die Erde in seinen Lungen formte sich unter seinem Willen, vermoderte in Sekundenschnelle – oder waren es Jahre? Nicht messbar – sie wurde zu ihm, zu neuen Teilen des Körpers, den er sich erschuf.</text:p>
      <text:p text:style-name="P151"><text:span text:style-name="T53">Dann traf eins seiner Beine, in dem unstillbaren Drang nach </text:span>vorwärts<text:span text:style-name="T53">, auf eine neue Art von Nichts. Eine ohne Widerstand.</text:span></text:p>
      <text:p text:style-name="P107">Er dehnte und er streckte sich, mehr Beine trafen ins Freie und bemühten sich, Joran hinauszuhieven, die Erde wegzuhebeln, dem eigenartigen, milchigen Licht entgegen, das auf das traf, was mal seine Augen gewesen waren. Diese erinnerten sich langsam an ihren Zweck, und Joran gab ihnen ihre Bestimmung wieder. Sein Rücken hob und senkte sich, die Luft – die nicht Nichts war, die nichts mit dem Nichts zu tun hatte! Diese Luft strömte nun durch seinen Körper, schenkte ihm Leben, als er seine Beine ausschüttelte, die letzten Krümel seiner Ketten loswurde.</text:p>
      <text:p text:style-name="P151">Ich war keine Raupe, und ich bin kein Schmetterling – ich bin viel freier als beide je waren. Ich, Joran, bin ein vollwertiger Käfer.</text:p>
      <text:p text:style-name="P108">Alles, alles um ihn schien ihn auszulachen, als er so vor sich hinschwieg. Er hätte gerne etwas gesagt – doch seinen Mund hatte er aufgegeben, in all der Nutzlosigkeit. Und so konnte er die langen großen Grünen, die ihn umgaben und die alles zu sein schienen, was aus der Erde kam, nur anschweigen und angucken, böse angucken. </text:p>
      <text:p text:style-name="P152"><text:span text:style-name="T69">W</text:span><text:span text:style-name="T53">ie sie </text:span><text:span text:style-name="T69">einfach genau dasselbe machten, wie schon immer, seit sie das Licht der Sonne erblickt hatten! Nicht besseres war ihnen eingefallen als Photosynthese, und das in all den Äonen und Generationen, die sie schon auf dieser Wiese wuchsen! Joran schwor sich: ihm würde das nicht passieren, er wusste, was er wollte.</text:span></text:p>
      <text:p text:style-name="P153"><text:span text:style-name="T53">Das heißt: nein, er wusste nur, dass er wollte. Das war viel wichtiger. Man musste wollen – </text:span>um sein zu können, muss man wollen müssen.<text:span text:style-name="T53"> Er war der Wille. Sonst – Nichts.</text:span></text:p>
      <text:p text:style-name="P117">Erst als ein riesiges, nacktes etwas die großen Grünen neben ihm fällte, erdrückte und zu Boden zwang, erinnerten sich Jorans Flügel an ihre Funktion. Er selbst hatte sie vergessen, hatte sie gar nicht verstanden, als er sie unter der Erde erfand – als das Nichts noch nicht zum Fliegen geeignet gewesen war, und er das Konzept von Flügeln nicht hätte kennen können.</text:p>
      <text:p text:style-name="P117">Nichtsdestotrotz wussten sie, was sie tun sollten, um das Nichts zu beherrschen, das ihm Freiheit und seinen Gliedern Leben geschenkt hatte, und so kletterte er Schicht um Schicht, Länge um Länge die winzigen Teilchen hinauf, in die das große Nichts, das sich Luft nannte, sich aufteilte.</text:p>
      <text:p text:style-name="P118">Er sah nun deutlicher, was er bereits geahnt hatte – das Nackte war ein Bein, menschlich, wie er es nie wieder werden würde, und ragte in die Höhe. Das etwas in Joran, dass sich noch daran erinnerte, wie es sich als Mensch angefühlt hatte, wunderte sich, dass dieser Mensch so viel größer war als Joran selbst...</text:p>
      <text:p text:style-name="P118">Das Bein war mit hellen Haaren bedeckt, die ein Mensch in ihrer Größe mit bloßem Auge nicht auf den ersten Blick gesehen hätte; aus Jorans Perspektive waren sie allerdings offensichtlich. Und als er weiter aufstieg und etwas über dem Knie ein Muttermal entdeckte, wusste er auch, wem das Bein gehörte.</text:p>
      <text:p text:style-name="P154"><text:span text:style-name="T53">Es ging weiter durch die Wiese, zusammen mit seinem Partner, und Jorans kleiner Körper musste sich mühen, Schritt zu halten. Seine Flügel teilten die Luft wie die Arme eines Schwimmers das Wasser, und mit viel Mühe schaffte er es, die Beine einzuholen, und sich daran festzuklammern. Seine Füße schienen wie dafür gemacht zu sein, und er musste keine Angst haben, herunterzufallen, </text:span><text:soft-page-break/><text:span text:style-name="T53">auch als die Beine ihren Schritt nicht verlangsamten.</text:span></text:p>
      <text:p text:style-name="P154"><text:span text:style-name="T53">Er fasste sich und blickte um sich. Der Boden schien ewig weit weg. Nicht dass die Höhe ihm Angst machte, seine Flügel würden ihn schon am fallen hindern. </text:span><text:span text:style-name="T70">Als er an Dania hinaufblickte, sah er ein kurzes </text:span><text:span text:style-name="T72">blaues </text:span><text:span text:style-name="T70">Kleid, dass die Beine luftig umwirbelte. Es ließ sich in seinem Tanz von dem Antrieb des Ganges führen und schien mit dem Wind und ihrer Bewegung zu spielen...</text:span></text:p>
      <text:p text:style-name="P155"><text:span text:style-name="T53">In all dem hin und her öffnete es außerdem den Blick auf – </text:span>Uh oh. <text:span text:style-name="T53">An einer Stelle, die er seit seiner Verwandlung nicht mehr besaß, regten sich Phantomschmerzen – sie taten nicht weh, es kitzelte eher, dennoch störend. Joran hing auf der Außenseite des Oberschenkels, und konnte nicht so viel sehen; aber wenn er auf die Innenseite kletterte... </text:span>Ich hoffe, es kitzelt sie nicht zu sehr, wo das Gras schon ihre Füße kitzelt. </text:p>
      <text:p text:style-name="P119">Durch das Gestrüpp der Haare wuselte er sich an ihrem Bein nach oben, nach innen, seinem Ziel entgegen. Er war zu beschäftigt, um konzentriert nach oben zu starren, kletterte einfach weiter seinem Ziel entgegen. Je weiter er nach innen kam - </text:p>
      <text:p text:style-name="P119">Plötzlich musste er ausweichen, nach einem Flügelschlag und einem gewagten Sprung hielt er sich weiter außen am Bein fest. Der blutrote Pfad einer Träne bahnte sich seinen Weg über das Bein, dessen Haare schon lichter wurden und kaum noch ein Hindernis darstellten.</text:p>
      <text:p text:style-name="P156"><text:span text:style-name="T53">Joran wunderte sich, zögerte aber nicht, weiterzuklettern. Die Haare wurden weniger und hörten schließlich ganz auf. Joran hielt sich sowieso nicht an ihnen fest, nur am Bein. Danias Gang störte Joran nicht mehr beim Klettern, er hatte sich gut darauf eingestellt; je höher er kam, desto weniger ausladend wurde er. </text:span>Wegen der Hebelwirkung,<text:span text:style-name="T53"> dachte der Teil von Joran, der verstand, formte, und schaffen wollte.</text:span></text:p>
      <text:p text:style-name="P156"><text:span text:style-name="T53">Den hin und wieder herabrollenden Blutstropfen auszuweichen, stellte kein Problem für ihn dar. Doch er musste sich langsam dem Rock stellen, der unberechenbar hin und her schwang, und eine Gefahr werden würde, je höher er kam. In wenigen Metern (Joran machte sich nicht den Umstand, seine Wahrnehmung auf seinen neuen Körper zu proportionieren) müsste er damit rechnen, bei jedem ihrer Schritte von dem um sich schlagenden </text:span><text:span text:style-name="T72">Blau </text:span><text:span text:style-name="T53">erwischt zu werden, und er wusste nicht, was der Aufprall bei ihm anrichten würde. Auch mit seinen verbesserten Reflexen würde er es schwer haben, dem Kleid auszuweichen.</text:span></text:p>
      <text:p text:style-name="P156"><text:span text:style-name="T53">Er hielt inne, klammerte sich fest, und konzentrierte sich erst einmal darauf, den Anblick zu genißen, zu dem er bereits gekommen war. Der wabernde Stoff verdeckte immer noch regelmäßig das Geschlecht der Frau, er konnte jedoch </text:span><text:span text:style-name="T71">einige Blicke erhaschen. Er hoffte, er würde sich den Anblick merken können, vielleicht zeichnen – als ihm einfiel, dass seine Beine vielleicht ausreichten, sich an ein Bein zu klammern, nicht jedoch, einen Stift zu halten. Umso eher wollte er nie wieder von hier weg.</text:span></text:p>
      <text:p text:style-name="P157"><text:span text:style-name="T53">Da ging ein unerwarteter Ruck durch den Muskel, auf dem er saß. Alles schwankte, die Welt schien sich zu neigen. Der Saum des Kleides schob sich gefährlich nah in seine Richtung, als Joran aufging, was passierte: </text:span>Sie setzt sich, sie setzt sich auf die Wiese!</text:p>
      <text:p text:style-name="P120">Bevor der Saum des Kleides ihn vom Bein fegen konnte, stieß er sich ab und flatterte ein wenig durch die Luft, entschied sich dann, kontrolliert Richtung Boden zu fallen. Bevor er dem spitzen Gras zu nahe kam, fing er sich und schwebte mit trägen Schlägen auf der Stelle.</text:p>
      <text:p text:style-name="P120">Dania hatte sich auf die Wiese gesetzt und starrte in die Sonne, die Arme auf die Knie gestützt. Die verschränkten Unterarme waren im Weg, als er ihr Gesicht anschauen wollte – die Beine jedoch führten geradlinig zusammen, um sich in einem Punkt zu treffen... der von dem herabhängendem Kleid verborgen wurde.</text:p>
      <text:p text:style-name="P120">Joran jubelte innerlich. Er hatte erst Angst, dass Dania ihn hören würde – bis ihm einfiel, dass er ja gar nicht in der Lage war, Geräusche von sich zu geben. Langsam setzte er seinen Flug fort. Tiefer, tiefer, bis er schließlich im Gras landete, um unter dem Kleid hindurchzukriechen, in das Allerheiligste.</text:p>
      <text:p text:style-name="P157"><text:span text:style-name="T53">Kurz vor seinem Ziel bestand der Boden nicht mehr aus dunkler Erde und Gras, sondern wurde von der Rückseite ihres Kleides zu Boden gedrückt. </text:span><text:span text:style-name="T72">Seine Beine, die vorhin schon die Wärme ihrer Schenkel dem kalten Boden als Untergrund vorgezogen hatten, freuten sich über den weichen Untergrund, in dem er mit jedem Schritt ein wenig einsank.</text:span></text:p>
      <text:p text:style-name="P121">Doch noch mehr freute er sich über das Prachtstück, das sich vor ihm ausbreitete. Zwei Lippen <text:soft-page-break/>umrahmten ein Schlachtfeld voller Rinnen und Falten, die sich gegenseitig überlagerten, und so gewaltig, obgleich so zart aussahen. Aus der Öffnung, die sich im unteren Teil des Organs befanden, rann Schwall um Schwall Blut, das den Boden tränkte und das blaue Kleid dunkelrot einfärbte.</text:p>
      <text:p text:style-name="P121">Weiter oben saß eine Perle, zart und rosa wie der Rest des Schatzes. Gut eingebettet lag sie zwischen zwei Falten, die sie rahmten und ihre Schönheit umso besser zur Geltung brachten. Sie war die Sehnsucht, und Joran sehnte sich danach, sie zu besitzen – doch Joran war kein Dieb. Er war Wissenschaftler, und er wusste: dieser Schatz würde ihm wenig Freude bringen, wenn er ihn stahl.</text:p>
      <text:p text:style-name="P121">Er wollte ihn stattdessen streicheln, und streckte sein Bein heraus, bis ihm auffiel, dass sein dünnes staksiges Bein der Perle nicht angemessen war – auch die Zangen, die seinen Kiefer bildeten, waren kein Werkzeug, um ihr den Wert zu erweisen, den sie verdiente.</text:p>
      <text:p text:style-name="P121">Er wollte in seiner Unfähigkeit zu lieben verzweifeln, verfluchte sich dafür, dass er von allen edlen, weichen Tieren sich ausgerechnet in einen Käfer verwandelt hatte – warum nicht in einen Wombat, flauschig und kuschelig, und dennoch Quelle der Veränderung und Energie!?</text:p>
      <text:p text:style-name="P121">Da bewegten sich die Lippen, die Danias zweiten Mund umschlossen, beugten sich zu Joran vor und küssten ihn auf den Panzer. Sie sprachen:</text:p>
      <text:p text:style-name="P159"><text:span text:style-name="T53">„Du dummer Käfer! Das </text:span><text:span text:style-name="T73">bist du geworden. Du könntest ein Mensch sein, doch das hat dir nicht gereicht. Gott wolltest du werden, und wolltest dich nach deinem Willen formen, und das passiert mit den kleinen Herzen – sie enden doch nur als Käfer.“ </text:span></text:p>
      <text:p text:style-name="P122">Sie schien zu husten, als ein weiterer, großer Schwall Blut aus ihr drang, der Joran auf die Füße spritzte. Er zuckte zurück, wofür sie ihn abermals auslachte.</text:p>
      <text:p text:style-name="P158"><text:span text:style-name="T73">„Menschen sind Tiere, hat dich das an dir gestört? </text:span><text:span text:style-name="T74">Sie sie </text:span><text:span text:style-name="T73">an, </text:span><text:span text:style-name="T74">die Vulva</text:span><text:span text:style-name="T73">: </text:span><text:span text:style-name="T74">sie </text:span><text:span text:style-name="T73">reagier</text:span><text:span text:style-name="T74">t</text:span><text:span text:style-name="T73"> nur, wenn man </text:span><text:span text:style-name="T74">sie </text:span><text:span text:style-name="T73">stupst, doch selbst stupsen ist </text:span><text:span text:style-name="T74">ih</text:span><text:span text:style-name="T73">r unmöglich. </text:span><text:span text:style-name="T74">Sie </text:span><text:span text:style-name="T73">verschling</text:span><text:span text:style-name="T74">t</text:span><text:span text:style-name="T73">, wenn </text:span><text:span text:style-name="T74">sie </text:span><text:span text:style-name="T73">jemand in </text:span><text:span text:style-name="T74">s</text:span><text:span text:style-name="T73">ich </text:span><text:span text:style-name="T74">aufnimmt</text:span><text:span text:style-name="T73">, das ist ein gefundenes Fressen.“ Sie leckte sich über die Lippen. Joran fragte sich, wo die Zunge herkam - „Was </text:span><text:span text:style-name="T74">sie </text:span><text:span text:style-name="T73">schaffen will, scheide</text:span><text:span text:style-name="T74">t sie </text:span><text:span text:style-name="T73">aus, auf dass es schreie und nach Luft schnappe; </text:span><text:span text:style-name="T74">sie ist </text:span><text:span text:style-name="T73">das tierischste, das der Mensch zu bieten hat. Selbst was </text:span><text:span text:style-name="T74">sie schafft</text:span><text:span text:style-name="T73">, ist noch purer Zufall, und gut so! Das ist Natur, das ist die Kraft, die in allem wohnt!“</text:span></text:p>
      <text:p text:style-name="P122">So sagte sie, und Joran war von der Gewalt ihrer Stimme eingeschüchtert. Er duckte sich, knickte seine dürren Beine, bis er tief und demütig vor ihr kauerte.</text:p>
      <text:p text:style-name="P122">„Mit den kalten Gesetzen der Wissenschaft wolltest du dich beherrschen – die Logik, die Vernunft, in die du dich sperrtest, ist so klapperdürr wie deine Gliedmaßen. Ein Käfer ist der Mensch, das ist der größte Witz der Schöpfung! Als du, Mensch, die Schöpfung aus den Händen der Götter nehmen wolltest, um fortan dein eigenes Schicksal zu bestimmen, hast du angefangen, dein eigenes Grab zu schaufeln. Und du dachtest noch, du erschaffst dir dein ewiges Leben!“</text:p>
      <text:p text:style-name="P160">Ewig leben – was ist falsch daran? Die Götter dürfen das, und ich Mensch bin zum sterben verurteilt? Da unterschreibe ich doch lieber den Vertrag mit der Vernunft, der mich selbst zum Gott erheben kann! <text:span text:style-name="T53">Joran streckte seine Beine so weit durch, wie es geht, er wollte größer wirken. Seine Zunge hätte er am liebsten mit hinausgestreckt – doch an einer Zunge mangelte es ihm, dem Käfer.</text:span></text:p>
      <text:p text:style-name="P160"><text:span text:style-name="T53">Da schien die Göttin traurig zu werden, und Mitleid schien die Falten zu formen, die Joran als ihre Mimik deutete. Ihre Lippen sagten: „Aber du Mensch, </text:span><text:span text:style-name="T74">du bist selbst in deiner Vernunft noch Opfer deines Leibes. Dich sehnt es nach Wärme, du bist zur Einsamkeit der Götter nicht fähig. Gut, du hast den Vertrag unterschrieben, die Vernunft ist dein. Doch ewiges Leben wirst du nie erlangen, du Wesen voller Widersprüche. Du würdest zu schnell an seine Grenzen stoßen und den Schmerz nicht ertragen, der in dir wohnt.“ Sie hatte lange gesprochen, und abermals schoß Blut aus ihr heraus, benetzte ihre Lippen und goss sich in seiner Wärme auch über Joran – der seltsam dankbar war, da es ihm nun wie ein Geschenk des Lebens vorkam.</text:span></text:p>
      <text:p text:style-name="P123">„Du Käfer, ich vergebe dir deine Hybris. Ich gönne dir die Wärme, deine Tierhaftigkeit, und allen Kreislauf des Lebens. Du glaubst, du willst Erkenntnis, und Wissenschaft, und Vernunft heiraten. Doch trotz all der Vernunft glaubst du, und trotz all der Einsamkeit willst du heiraten. Wir beide wissen, was du wirklich willst – du willst mich. Deine dürren Glieder verzehren sich in Sehnsucht, und du bist getrieben von der Angst, du könntest mir zu staksig und knochig sein. Ich bin zwar eine Göttin – doch ich bin hungrig nach deiner Menschlichkeit, und meine Säfte dürsten nach jemand, der sie trinke. So will ich dich verschlingen, auf dass wir für kurze Zeit eins werden und doch getrennt, wie es nach Art der Menschen Sitte ist.“</text:p>
      <text:p text:style-name="P161"><text:soft-page-break/>Und ich will euch ein gutes Mahl sein, oh Göttin. Ich dränge nicht auf die Heirat, die hässliche kleine Schwester der Lust. Lieber will ich in einer Göttin aufgehen, als Käfer zu bleiben.</text:p>
      <text:p text:style-name="P124">Und Joran neigte dankbar den Kopf. Die Lippen von Danias Heiligtum öffneten sich. Erst küssten sie ihn sanft auf den Schädel, liebkosten das Chitin; dann luden sie ihn ein, sich an sie zu schmiegen. Joran kam bereitwillig näher und rieb seinen Bauch, das weichste an ihm, an den Falten und Rillen, die ihr Schlachtfeld ausmachten, und er erlaubte sich einen Kuss auf die Perle, auch wenn sie vor den Zangen zurückwich und sich versteckte. Die feste Umarmung der Lippen drückte ihn weiter nach unten, worauf er sich bereitwillig duckte und seine Reise in das Innere Danias aufnahm.</text:p>
      <text:p text:style-name="P161"/>
      <text:p text:style-name="P125">Joran wachte auf, vollkommen verwirrt. Schnell setzte er sich auf, tastete sich ab. Er schien wieder alles zu haben, Beine, Arme, Gesicht. Mehr der Probe, als der Aussage halber, sagte er: </text:p>
      <text:p text:style-name="P125">„Ich bin in Dania verliebt.“</text:p>
      <text:p text:style-name="P162">Meine Stimme funktioniert noch, immerhin, aber hey, warum denke ich das nur?</text:p>
      <text:p text:style-name="P125">„Meine Stimme funktioniert noch, immerhin.“</text:p>
      <text:p text:style-name="P162">Naja, dass ich das sage, als müsste ich es jemandem beweisen.</text:p>
      <text:p text:style-name="P162"><text:span text:style-name="T53">Er überlegte noch einmal, was er eben gesagt und gedacht hatte – und lachte über seine eigene Dämlichkeit. Dann hörte er ein lauter Schnarchen und lachte leiser; neben ihm lag Varg, der jedoch </text:span><text:span text:style-name="T75">zum Glück nichts gehört hatte, </text:span><text:span text:style-name="T53">unbekümmert weiterschlief und sich auf die andere Seite drehte.</text:span></text:p>
      <text:p text:style-name="P162"><text:span text:style-name="T53">Natürlich, er war im Dorf, unten im Keller des Verstecks. Wo auch sonst. </text:span>In Dania garantiert nicht. Und das wird auch nie passieren. Du bist kein Käfer.</text:p>
      <text:p text:style-name="P125">Er war ganz offensichtlich verliebt. Joran wusste nicht, wie sich das anfühlte – so etwas war ihm noch nie zuvor passiert. Doch er träumte von Dania, er benahm sich seltsam in ihrer Gegenwart, und eben hatte er es sogar selbst gesagt – und dem sollte er glauben, er selbst musste es ja am besten wissen.</text:p>
      <text:p text:style-name="P125">Andere Menschen hatten wohl beste Freundinnen, um so etwas herauszufinden. Mit denen man darüber reden konnte, wie man sich fühlte, und all diese Dinge, die er in seiner Kindheit verpasst hatte. Nicht gehabt hatte.</text:p>
      <text:p text:style-name="P125">Jetzt konnte er mit Dania über viele Dinge reden. Über viele...</text:p>
      <text:p text:style-name="P162">Darüber eher nicht, nehme ich an.<text:span text:style-name="T53"> Schon der Gedanke, das Dania zu offenbaren, machte ihm Angst – </text:span>gehört wahrscheinlich so. Was weiß ich schon über Liebe?</text:p>
      <text:p text:style-name="P126">Das machte ihm Angst. Normalerweise wusste er eigentlich immer Bescheid, und das gab ihm Sicherheit. Er sollte sich dringend mit Dingen beschäftigen, von denen er Ahnung hatte. Das würde seine Laune bestimmt heben.</text:p>
      <text:p text:style-name="P163"><text:span text:style-name="T53">Er rieb sich noch einmal über die Augen. Unmöglich, festzustellen, wie spät es war – im Keller war es so oder so stockfinster. Ein </text:span><text:span text:style-name="T75">Fenster </text:span><text:span text:style-name="T53">oder Gatter hätte am Ende noch verraten, </text:span><text:span text:style-name="T75">dass die Hütte größer war, als sie aussah. So gab es nur einen schmalen Luftschacht, der garantierte, dass sie hier unten nicht erstickten.</text:span></text:p>
      <text:p text:style-name="P164"><text:span text:style-name="T75">E</text:span><text:span text:style-name="T53">r sollte sich auf seine Borforschung konzentrieren. </text:span><text:span text:style-name="T78">Er pustete </text:span><text:span text:style-name="T53">einen Schluck Sonnenblumenbor; das würde ihm helfen, in der Dunkelheit zu sehen. So musste er kein Licht anmachen und </text:span><text:span text:style-name="T78">Varg</text:span><text:span text:style-name="T53"> könnte besser schlafen. Es kam ihm wie eine Verschwendung von Bor vor; doch mit dem eigenen Wombat musste er sich eigentlich keine Gedanken machen, ob das Bor knapp wurde. Es war immer genug zum destillieren da, da konnte er sich auch diese kleine Dekadenz erlauben.</text:span></text:p>
      <text:p text:style-name="P164"><text:span text:style-name="T53">Er hatte einige neue Chemikalien reinbekommen, und hatte vor, ein wenig mit ihnen zu experimentieren. </text:span><text:span text:style-name="T76">Er hatte ein wenig Angst davor, Schwefel zu verwenden – es war viel zu reaktiv und würde sicher bestenfalls chaotische Auswirkungen haben, wenn man es mit Bor mischen würde.</text:span></text:p>
      <text:p text:style-name="P127">Aber Joran konnte den Gedanken nicht ertragen, etwas nicht ausprobiert zu haben. Oben auf den Feldern wäre es zwar sicherer gewesen, damit zu experimentieren, aber da waren zu viele Leute, und wegen eines einfachen Experiments sollte niemand mitkriegen, dass sie hier lebten. Also blieb ihm nur, möglichst kleine Mengen zu nehmen, um einen Effekt hervorzubringen, mit dem er ausrechnen konnte, was größere Mengen bewirken würden.</text:p>
      <text:p text:style-name="P127">Er stellte das Glas mit dem Schwefel auf die Arbeitsfläche, neben die Schüssel, in der er das Endresultat anmischen würde. Sie war absolut sauber und trocken; das hinzukriegen war jedesmal schwierig genug. Er nahm einen Löffel und hob ein winziges bisschen Schwefel in die Schüssel, so<text:soft-page-break/>weit er das mit dem bisschen, was er mit seiner Nachtsicht erkennen konnte, beurteilen konnte. Dann ging er zur anderen Arbeitsfläche an der gegenüberliegenden Wand, stieg über den schlafenden Varg und nahm die Kanne mit dem frisch destillierten Bor.</text:p>
      <text:p text:style-name="P128">Abermals stieg er über Varg. In einem schlechten Moment: in genau diesem Augenblick wälzte er sich zur Seite. Joran verlor fast das Gleichgewicht. Zum Glück verschüttete er nichts von dem Bor. Er fing sich, ging zur Arbeitsfläche. Da standen die beiden Schüsseln, er neigte die Kanne – als plötzlich alles Finsternis war. Das Mittel hatte aufgehört zu wirken. Joran war erst verdutzt, und versuchte sich abzustützen, als sein Gleichgewichtssinn versuchte, sich auf die neue Situation einzustellen – die Kanne verzog sich, und das Bor ergoss sich auf den Topf mit dem Schwefel.</text:p>
      <text:p text:style-name="P166"/>
      <text:h text:style-name="P558" text:outline-level="1"><text:bookmark-start text:name="__RefHeading___Toc7399_734790973"/>Varg – wacht davon auf, die beiden haben ein Gespräch über Wissenschaft, dann Religion, dann Dania<text:bookmark-end text:name="__RefHeading___Toc7399_734790973"/></text:h>
      <text:p text:style-name="P165"/>
      <text:p text:style-name="P165"><text:span text:style-name="T53">Ein riesiger Lichtblitz. Ein lauter Knall, als sich elektrische Ladung ihren Weg durch alle Leiter in der Umgebung machte. </text:span><text:span text:style-name="T78">Allen</text:span><text:span text:style-name="T53"> standen mit einem Schlag die Haare zu Berge. </text:span><text:span text:style-name="T77">Der Wombat in der Ecke stieß einen kehligen Schrei aus.</text:span><text:span text:style-name="T53"> Varg </text:span><text:span text:style-name="T77">stand von einem Moment auf den anderen im Raum, Schwert in der Hand – und keiner sah etwas, da der Blitz so schnell wieder weg war, wie er gekommen war.</text:span></text:p>
      <text:p text:style-name="P129">„Was ist los? Angriff? Joran?“ Varg schaltete schnell.</text:p>
      <text:p text:style-name="P165"><text:span text:style-name="T77">„Nein, beruhige dich. Experiment doof gelaufen.“ Joran</text:span><text:span text:style-name="T78">s Stimme kam von irgendwo aus dem stockdüsteren Zimmer</text:span><text:span text:style-name="T77">. „Licht wäre jetzt gut... beweg dich nicht, ich mach schon.“ </text:span><text:span text:style-name="T78">Kurze Zeit und ein rätselhaftes Klirren später flammte eine Kerze auf und erhellte die Szenerie.</text:span><text:span text:style-name="T77"> „Verdammt, ich bin in Bor getreten...“</text:span></text:p>
      <text:p text:style-name="P130">Varg legte das Schwert <text:span text:style-name="T340">zurück </text:span>auf den Boden. „Du verdammter Idiot, was war das denn?“ er sah zu dem Wombat in der Ecke, der verschreckt in seinem Käfig kauerte, aber offensichtlich atmete, wenn auch ungewöhnlich schnell. Er winselte.</text:p>
      <text:p text:style-name="P130">Joran wischte sich Schweiß von der Stirn. „Immerhin, es geht allen gut.“</text:p>
      <text:p text:style-name="P131">Varg machte sich daran, die Scherben der Kanne Bor einzusammeln, die Joran bei dem Schock fallen gelassen hatte. „Wenn hier seltener alles zu Bruch gehen würde, müsste ich seltener meine Tarnung riskieren, um Laborgeräte zu transportieren.“</text:p>
      <text:p text:style-name="P169"><text:span text:style-name="T250">„</text:span><text:span text:style-name="T251">Das ganze war nur, weil das Nachtsichtbor plötzlich seine Wirkung verloren hat... w</text:span><text:span text:style-name="T250">arum aber ist die Mischung gleich hochgegangen? Ich habe es doch noch gar nicht verpustet?“</text:span></text:p>
      <text:p text:style-name="P170"><text:span text:style-name="T247">Varg war ziemlich sauer. Geweckt worden zu sein machte es nicht besser. </text:span><text:span text:style-name="T250">„</text:span><text:span text:style-name="T247">Sag bloß, du willst das direkt im nächsten Experiment rausfinden. Du und deine dummen Experimente. Was bringt das überhaupt? Du und deine Spielereien...“</text:span></text:p>
      <text:p text:style-name="P132">Joran runzelte die Stirn. „Was willst du denn damit sagen? Das ich nicht mehr experimentieren soll? Oh ja, das nächste Mal, wenn du irgendwo am rumschleichen bist, nimm einfach eine Bormischung von der du keine Ahnung hast, was sie tut, und statt Kerzen zu verdunkeln, macht es einen lauten Knall, der jede Wache im Umkreis von dreihundert Metern auf dich aufmerksam macht. Experimente sind das, wodurch wir überhaupt rauskriegen, wie Bor funktioniert. Und ich riskiere ziemlich oft meinen Hals mit gefährlichen Substanzen, also...“</text:p>
      <text:p text:style-name="P132">Varg stutzte. „Das nennst du Risiko? Ich riskiere meinen Hals, wenn ich da draußen Verbrecher jage, oder schlimmer, mit welchen zusammenarbeite... du sitzt hier unten und streichelst den Wombat und machst irgendwas mit seiner Scheiße! Wahrscheinlich bist du auch schon auf Brocken, wie Dania früher – wenn man hier schon so ein Scheißvieh im Keller hat... so begeistert wie du von dem Zeug bist...“</text:p>
      <text:p text:style-name="P132">„Wenn du auf der Straße bist, weißt du doch wenigstens, womit du es zu tun hast! Wenn ich Bor mit irgendwas mische, kann ich nur hoffen, dass es nicht irgendeinen Effekt hat, der mich am Ende umbringt. Das ist Wissenschaft, das ist wichtig und liefert dir übrigens auf der Straße den kleinen Vorteil, der dich am Leben hält.“ Joran schnaufte.</text:p>
      <text:p text:style-name="P170"><text:span text:style-name="T247">Varg hatte nun alle Scherben beisammen. „Du hast ja Recht, bei J'zharr. </text:span><text:span text:style-name="T252">Ich verstehe deinen </text:span><text:soft-page-break/><text:span text:style-name="T252">Wissenschaftsfimmel nicht so, muss ich sagen. Weißt du, Flammensplitter funktionieren auch ohne dass man wissen muss wie. Da reicht es, daran zu glauben. Wenn du allerdings hingehen würdest, um zu verstehen wie sie funktionieren, würden sie es vielleicht gar nicht mehr...“</text:span></text:p>
      <text:p text:style-name="P133">Joran schüttelte den Kopf. „Ich verstehe nicht, wie du dich auf so etwas verlassen kannst. Immerhin weißt du ja nicht, ob J‘zharrs Gunst dich eines Tages verlässt, oder es aus irgendwelchen Gründen nicht mehr funktioniert – und wenn du dann in einer brenzligen Situation bist, viel Spaß. Sein Überleben auf Glauben und Hoffnung zu stützen, das ist wahnsinnig. Und entbehrt jeder logischen Grundlage.“</text:p>
      <text:p text:style-name="P133">„Aber es ist gut, an J‘zharr zu glauben! Dadurch ist man gut zu den Menschen, und die Gesellschaft funktioniert… J‘zharrs Regeln und Gebote halten doch alles am laufen!“</text:p>
      <text:p text:style-name="P133">„Sieht man ja, wie gut es Lagon damit geht, dass alle an J‘zharr glauben, oder nicht? Alles läuft prima, nicht? Die Armut, das ständige Morden, die Waisenkinder, die Korruption…“ Varg nahm Jorans Sarkasmus zur Kenntnis. Der Gedanke widerstrebte ihm, doch er konnte nicht leugnen, dass es ihrer Stadt nicht gerade gut ging. „Nur weil tausende etwas glauben, muss es deswegen nicht richtiger sein. Es muss doch eine Wahrheit dahinter geben. <text:span text:style-name="T341">Meine Wissenschaft funktioniert auch ohne, dass irgendwelche Inquisitoren jeden hinrichten, der sich nicht daran hält. Ein Stein fällt immer zu Boden, wenn du ihn fallen lässt – und kein moralisches Gesetz der Welt kann ihn daran hindern. Das ist Wissenschaft. Darauf kann man sich verlassen.“</text:span></text:p>
      <text:p text:style-name="P133">„<text:span text:style-name="T341">Wer weiß, wenn nur genügend Leute J‘zharrs Gesetze befolgen würden, würde es ihnen sicher besser gehen.“ Varg klammerte sich an die Lehrsätze, die sie im Orden den ganzen Tag zu hören bekam – zumindest die wenigen, an die er sich noch erinnerte.</text:span></text:p>
      <text:p text:style-name="P133">„<text:span text:style-name="T341">Der Orden ist doch Teil des Problems. Wenn du einen Sünder sofort abfackelst, wenn er etwas falsches tut, wie soll er sich dann bessern? Wie soll er aus seinen Fehlern lernen? Stattdessen gibt es nur noch mehr dumme Idioten, die den kriminellen Weg einschlagen, statt sich eine ehrliche Existenz aufzubauen.“ Joran machte sich daran, die Arbeitsfläche aufzuräumen.</text:span></text:p>
      <text:p text:style-name="P133">„<text:span text:style-name="T342">Aber was sie tun ist falsch! Sie beleidigen damit J‘zharr! All die Unzucht, die durch Lagon strömt – der Orden ist doch der einzige, der sich dagegen auflehnt! Und wir arbeiten mit Nutten, sogar Zuhältern zusammen...“</text:span></text:p>
      <text:p text:style-name="P167">Und wir arbeiten nicht nur zusammen, sie korrumpieren uns auch,<text:span text:style-name="T53"> dachte Varg bitter. Dania hatte das schlechteste aus ihm herausgeholt, und nun bekam er es nicht mehr dorthin zurück.</text:span></text:p>
      <text:p text:style-name="P134">Joran drehte sich um, seine Augenbrauen waren zusammengekniffen. „Was soll Dania denn sonst machen? Versuche doch mal, als Frau eine Arbeit zu finden. Solange niemand Frauen für geeignet hält, harte Arbeit zu erledigen, was bleibt ihnen übrig, als ihren Körper zu verkaufen?“ Er strich sich über den Kopf. „Gerade du müsstest das doch wissen – du kennst Dania gut genug, um zu wissen, dass sie das nie freiwillig gemacht hat. Das macht sie doch total kaputt! Seit sie hier etwas anderes machen kann, hat sie auch keinen Grund mehr dafür.“</text:p>
      <text:p text:style-name="P134">Etwas in Varg zog sich zusammen. „Aber die Sitten hat sie nicht abgelegt… du weißt doch, wie schamlos sie ist. Ich glaube, sie will das auch heute noch.“</text:p>
      <text:p text:style-name="P134">„Was, Sex?“</text:p>
      <text:p text:style-name="P134">Varg krümmte sich beim Klang dieses Wortes. „Ähhh, wenn du das so...“</text:p>
      <text:p text:style-name="P134">Joran lachte. „Und du bist nie auf die Idee gekommen, das Sex ihr vielleicht einfach Spaß macht? Das ist doch nicht das Problem an Prostitution! Verheiratete machen das doch auch.“</text:p>
      <text:p text:style-name="P168">Dieser ruchlose kleine…<text:span text:style-name="T53"> Varg verbat sich, den Fluch zu Ende zu denken. „Bei Verheirateten ist das doch etwas ganz anderes! Wenn das von J‘zharr gesegnet ist…“</text:span></text:p>
      <text:p text:style-name="P135">„Das Problem bei Prostitution ist doch, dass sie es nicht mit jemandem tut, den sie wirklich will, sondern nur für Geld. Das ist nicht gut für Menschen, mit Leuten zu schlafen, an denen ihnen nichts liegt, kein Wunder, dass sie manchmal so seltsam ist bei dem Thema. Aber generell… ich glaube sogar, dass ihre Zeit hier ihr schon massiv geholfen hat, das alles leichter zu nehmen.“</text:p>
      <text:p text:style-name="P168">Leichter. So kann man es auch ausdrücken.<text:span text:style-name="T53"> Varg war verwirrt und angeekelt und dann war da noch dieses andere Gefühl… weswegen der Ekel umso stärker wurde. Er hievte den Ekel hoch wie einen Schutzschild.</text:span></text:p>
      <text:p text:style-name="P135">„Eines Tages kann sie so etwas sicher wieder besser erleben… dann macht es ihr vielleicht auch Spaß. Ich hoffe glatt...“ Joran hielt inne.</text:p>
      <text:p text:style-name="P135"><text:soft-page-break/>Varg schluckte. „Was hoffst du?“</text:p>
      <text:p text:style-name="P135">Joran blickte kurz ins Leere, fing sich wieder. „Ich hoffe, dass du das eines Tages auch kannst.“</text:p>
      <text:p text:style-name="P135"/>
      <text:h text:style-name="Heading_20_1" text:outline-level="1"><text:bookmark-start text:name="__RefHeading___Toc7308_1708936629"/>Thorn – redet mit Marcin und Dania über Dragans Erpressung, äußert sich verächtlich über Homosexualität, planen Ermordung des Patriziers<text:bookmark-end text:name="__RefHeading___Toc7308_1708936629"/></text:h>
      <text:p text:style-name="P135"/>
      <text:p text:style-name="P171">Sich in seinem Büro zu treffen war undenkbar, doch Marcin hatte genug Schlupfwinkel in seinen Bezirken. Thorn war unangenehm, dass er sich dafür bewegen musste – doch lieber machte er eine <text:span text:style-name="T343">Spazierfahrt </text:span>durch den siebten Bezirk, als dass ein Ehrbarer Dieb und eine Prostituierte in seinen Räumlichkeiten gesehen wurden.</text:p>
      <text:p text:style-name="P173">Es war auch nicht schlecht mal wieder die Stadt zu sehen; immerhin würde er sie einmal regieren müssen, und da war es nur gut, wenn er so oft wie möglich frische Luft bekam.</text:p>
      <text:p text:style-name="P262">Wenn man sie nur frisch nennen könnte. Joran löst hoffentlich auch dieses Problem eines Tages - <text:span text:style-name="T53">Doch bis eine solche Lösung legal wäre, hatte Thorn noch einiges zu tun.</text:span></text:p>
      <text:p text:style-name="P174">Er konnte wirklich von Glück sagen, dass er einen solch talentierten Erfinder in seiner Kontrolle hatte. Sich mit Arghan einzulassen war allein aus diesem Grund schon ein Glücksgriff gewesen. Thorn wusste, von all den Fraktionen, die in Lagon um die Macht wetteiferten, hatte er den anderen gegenüber nur einen einzigen Vorteil – Bormagie. Seine kleine Geheimwaffe hatte deswegen einen so disruptiven Effekt auf seine Feinde, weil es ein Element war, das noch nie eine Rolle im Konflikt um Einfluss in dieser Stadt gespielt hatte; seine Kontrahenten waren schlicht nicht darauf vorbereitet. Der junge Wissenschaftler (oder konnte man ihn schon einen Magier nennen?) war damit die eine Trumpfkarte in Thorns Ärmel, mit der niemand rechnete.</text:p>
      <text:p text:style-name="P174">Der Ärmel jedoch war natürlich er selbst. Und Thorn war zu arrogant, um die Früchte seines Erfolgs ernsthaft jemand anders als sich selbst anzulasten. Die Hauptrolle in dem Fortschritt seiner Sache (die auch zu allgemeinem Fortschritt führen würde, davon war er überzeugt) spielte Thorn natürlich selbst, und seine Fähigkeit, eine sehr diverse Gruppe zusammenzustellen. Mit seiner bunten Truppe aus Dieben, Wirtschaftsbossen, Milizionären, Attentätern, Magiern und sogar einem Novizen hatte er auf Situationen eine Antwort, mit der andere als er niemals hätten umgehen können.</text:p>
      <text:p text:style-name="P263">Nur wegen meiner bunten Mischung war ich in der Lage, Hakun aus dem Weg zu räumen und den achten Bezirk zum prosperieren zu bringen. Ich darf nie vergessen, dass man am besten einen großen Werkzeugkoffer mitbringt, wenn man nicht weiß, was einen erwartet.</text:p>
      <text:p text:style-name="P264"><text:span text:style-name="T53">Zufrieden mit sich selbst blickte er aus der Kutsche nach draußen. Die Hütten des siebten Bezirks, der unter seinem Einfluss stand, waren zwar nicht besonders ansehnlich, </text:span><text:span text:style-name="T79">doch das war für seine Zwecke auch gar nicht notwendig. Die Stadt tatsächlich zu verbessern konnte er sich zu diesem Status Quo eigentlich nicht erlauben. Der amtierende Patrizier würde sich jeglichen Fortschritt selbst auf die Fahnen schreiben, und Thorn hätte gar nichts gewonnen. Besser war es, den Status Quo zu sabotieren, sodass die Reformen, die er mit sich bringen würde, umso mehr begrüßt werden würden.</text:span></text:p>
      <text:p text:style-name="P175">Er zog sich in der Kutsche um, in der er vor Blicken gut geschützt war. Die Kleidung eines Ratsmitglieds würde in diesem Slum sofort Aufsehen erregen, und mit etwas Pech hätten Leute auf seine Identität geschlossen. In dieser Stadt voller Spione wusste man nie, wer gerade zusah. Wenn jemand mehr über Thorns Aktivitäten herausfinden wollte, wäre seine Anwesenheit im siebten Bezirk ein Puzzleteil neben vielen, die zusammen ein belastendes Bild seiner Machenschaften ergeben würden. Das musste Thorn auf jeden Fall vermeiden, wenn er wollte, dass sein Plan Erfolg hatte.</text:p>
      <text:p text:style-name="P265"><text:span text:style-name="T53">Die Kutsche kam ruckelnd zum Stehen. Thorn war nun unauffällig gekleidet. Ein etwas höhergestellter Arbeiter hätte sich so etwas wahrscheinlich leisten können. Zu ärmlich durfte er auch nicht aussehen, wenn sich niemand fragen sollte, wie er sich eine Kutsche leisten konnte. </text:span><text:span text:style-name="T80">Er verließ die Kutsche, hinterließ der Fahrerin ein großzügiges Trinkgeld und ging die letzten beiden Straßen zu Fuß.</text:span></text:p>
      <text:p text:style-name="P176"><text:soft-page-break/>Nach einem ereignislosen Fußweg nickte Thorn dem Dieb kurz zu, der Wache hielt und dafür Sorge tragen sollte, dass sie ungestört blieben. Dieser Unterschlupf Marcins schien einer der bequemeren zu sein. Es handelte sich das einzige Zimmer in einer kleinen Hütte, die von außen ziemlich unscheinbar und heruntergekommen aussah, aber innen erheblich konfortabler eingerichtet war. Auf dem Sofa, das die eine Seite des Zimmers vollständig ausfüllte, räkelte sich Dania und döste vor sich hin. Marcin hätte sich das niemals erlaubt. Er lehnte über dem Tisch in der Mitte und studierte ein paar Unterlagen.</text:p>
      <text:p text:style-name="P176">Als Thorn die Tür öffnete, blickte er auf. Seine Hand wanderte sofort unter seinen Mantel, entspannte sich aber, als er Thorn erkannte. Thorn schloss die Tür hinter sich und deutete mit dem Kopf zu Dania. „Weck sie.“</text:p>
      <text:p text:style-name="P176">Marcin trat mit dem Stiefel unten gegen das Sofa. Dania hatte nicht fest geschlafen und war sofort wach.</text:p>
      <text:p text:style-name="P176">„Hm, gibt es etwas zu tun? Schande.“ sie gähnte und setzte sich auf.</text:p>
      <text:p text:style-name="P266"><text:span text:style-name="T53">Thorn trat an den Tisch und blickte auf die Papiere, die auf ihm ausgebreitet lagen. </text:span><text:span text:style-name="T81">Neben ihnen lag ein längliches… Stück Holz?</text:span></text:p>
      <text:p text:style-name="P177">„Was ist das denn?“ fragte Thorn und griff nach dem Holz. Es prustete aus Dania heraus. Thorn blickte sie verwundert an, hob es hoch, und roch daran. Er verzog das Gesicht.</text:p>
      <text:p text:style-name="P178">Beim Anblick von Thorns Gesichtsausdruck musste sogar Marcin lachen, während Dania sich gar nicht mehr einkriegte. Thorn legte es schnell wieder weg, und suchte nach etwas, um sich die Hände abzuwischen.</text:p>
      <text:p text:style-name="P178">„Das, mein lieber Thorn, ist ein Dildo.“, sagte Marcin zwischen zwei Lachern. „Und er ist die Lösung für eins unserer Probleme.“ mit diesen Worten erinnerte er sich an seine sonstige Ernsthaftigkeit und wurde wieder so grimmig wie sonst.</text:p>
      <text:p text:style-name="P178">Thorn wischte seine Hände angewidert am Stoff des Sofas ab. „Was wollt ihr bitte mit dem Ding? Ist das Wombatscheiße oder wie? Ist das wichtig für unser Bor?“</text:p>
      <text:p text:style-name="P178">Dania konnte nicht mehr und hielt sich den Bauch, während Marcin Thorn erklärte, wofür ein Dildo benutzt wurde. </text:p>
      <text:p text:style-name="P179">Noch weiter konnte Thorn sein Gesicht gar nicht verziehen. „Welcher verdammten Schwuchtel habt ihr dieses Ding abgenommen? Wollt ihr mich damit ärgern? Wollt ihr mich damit in eine von diesen abartigen…. Perversen verwandeln?“</text:p>
      <text:p text:style-name="P179">„Nein“, sagte Marcin, „viel besser. Wir sichern uns damit der Unterstützung der Miliz. Wir haben damit endlich das Militär in der Hand, zumindest teilweise.“</text:p>
      <text:p text:style-name="P179">Thorn schaute hoch. „Was? Eine Schwuchtel bei der Miliz? Ich hoffe, die war nicht in meiner Einheit.“</text:p>
      <text:p text:style-name="P179">„Wir können Hauptmann Dragan mit seiner Homosexualität erpressen, Thorn. Das ist eine einmalige Chance. Wir haben hier Beweise, mein Gott… auf dem Dildo ist sein Name eingraviert, wir haben diese Kette mit der Zeichnung eines Mannes, der laut meiner Kontakte vor ein paar Jahren tot aufgefunden wurde, wir haben hier einige Briefe… Dania hat echt ganze Arbeit geleistet. Die Briefe belegen nicht nur, dass er Verhältnisse mit Männern hatte, sondern sogar, dass er den Mann auf der Zeichnung eigenhändig umgebracht hat, weil er eine Gefahr für ihn dargestellt hat...“ Marcin verzog das Gesicht. „So skrupellos hatte ich ihn gar nicht eingeschätzt. Aber naja, so etwas passiert wohl nicht nur bei den Dieben, sondern ist wohl auch in der Miliz gang und gäbe.“</text:p>
      <text:p text:style-name="P179">Dania lachte. „Ich kann ja nicht mal lesen, da habe ich wohl aus reinem Zufall die richtigen Briefe erwischt. Hätte nie gedacht, dass ein paar Buchstaben einem so viel Macht über einen Menschen geben können!“</text:p>
      <text:p text:style-name="P267"><text:span text:style-name="T53">Thorn runzelte die Stirn. </text:span>Dieses Mädchen weiß definitiv zu viel über mich. Und sie wird langsam gefährlicher… ich hoffe, sie versteht nie die Tragweite solcher Aussagen. <text:span text:style-name="T53">Er hob die Zeichnung auf. „Hm, den Typen habe ich noch nie gesehen. Aber das Bild ist gut gemacht. Der Zeichner war talentiert.“</text:span></text:p>
      <text:p text:style-name="P267"><text:span text:style-name="T53">Dania grinste. „Ja, er zeichnet fast so gut, wie wir deine Drecksarbeit erledigen.“ Thorn blickte wortlos von dem Papier auf und sah sie kalt an, während sie munter fortfuhr. „Wie wäre es denn mal mit einer Gehaltserhöhung? Wir riskieren immerhin täglich unseren Arsch, müssen Klingen ausweichen oder in irgendwelche Leute rammen. Also ich könnte definitiv mal etwas neues zum an</text:span><text:soft-page-break/><text:span text:style-name="T53">ziehen gebrauchen… und vielleicht eine eigene Hütte hier im Bezirk. Kriegst du nicht auch mehr Geld, seit wir dich in den Rat gebracht haben?“</text:span></text:p>
      <text:p text:style-name="P267">Verdammt<text:span text:style-name="T53">, dachte Thorn. </text:span>Seit wann ist dieses Gör klug genug, sich solche Argumente einfallen zu lassen?<text:span text:style-name="T53"> Er schnaubte. </text:span>Nun, immerhin benutzt sie Worte gegenüber mir. Sie scheint meine Autorität also nicht in Frage zu stellen. Ich sollte dafür sorgen, dass das auch so bleibt. So unwahrscheinlich es ist, ich brauche dieses Wrack von einem Mädchen.</text:p>
      <text:p text:style-name="P267"><text:span text:style-name="T53">Thorn räusperte sich. „Nun. Viel kriege ich ja nicht, du siehst ja, in was für Fetzen ich herumlaufen muss...“ er deutete auf die einfache Arbeiterkleidung, mit der er sich in den siebten Bezirk getraut hatte. „Ich werde bei Arghan ein gutes Wort einlegen, dass er dein Budget erhöht. Aber zaubern kann ich nicht, </text:span><text:span text:style-name="T82">also versprich dir nicht zu viel. Eine Hütte fällt auch nicht vom Himmel, und in den Baracken, die Arghan für seine Arbeiter hochzieht, willst du nicht wohnen… glaub mir.“</text:span></text:p>
      <text:p text:style-name="P180">Marcin hustete. Thorn hörte sofort, dass es nicht war, weil Marcin krank gewesen wäre. „Ja, Marcin, auch du hast dir eine Budgeterhöhung redlich verdient. Zwei Bezirke <text:span text:style-name="T356">reichen dir wohl nicht als Geldquelle</text:span>? <text:span text:style-name="T356">Aber du hast dir für deine Dienste definitiv deinen Lohn verdient.</text:span> Ich kümmer mich d<text:span text:style-name="T356">a</text:span>rum.“</text:p>
      <text:p text:style-name="P180">Er schnaubte. „Aber nun zu wichtigerem. Wenn wir erst die Unterstützung von Hauptmann Dragan und seiner Miliz haben, trennt uns nichts mehr vom Patrizier. Dania, dein nächster Auftrag wird anspruchsvoller, als was du bisher gemacht hast...“</text:p>
      <text:p text:style-name="P181">Dania blickte interessiert auf. „Ich liebe Herausforderungen.“</text:p>
      <text:p text:style-name="P181"/>
      <text:h text:style-name="Heading_20_1" text:outline-level="1"><text:bookmark-start text:name="__RefHeading___Toc7474_1381901862"/>Marcin – kundschaftet mit Dania das Landhaus des Patriziers aus, planen Mord, Dania fragt nach weiterer Möglichkeit, eventuell danach bei ihm arbeiten zu können<text:bookmark-end text:name="__RefHeading___Toc7474_1381901862"/></text:h>
      <text:p text:style-name="P180"/>
      <text:p text:style-name="P182">Der Spaziergang, den sie vor sich hatten, würde Marcin hoffentlich auf andere Gedanken bringen. Wenn Dania und er sich einfach auf ihren Auftrag konzentrieren würden, hätte er die Möglichkeit, seine Gedanken zu fokussieren, statt sie immer weiter abschweifen zu lassen. Und das gerade jetzt, wo er sie so dringend brauchte!</text:p>
      <text:p text:style-name="P268">Dragan.<text:span text:style-name="T53"> Wie ein Blitz durchfuhr der Name Marcins Gehirn. </text:span><text:span text:style-name="T344">Was zur Hölle habe ich getan? Ihn ausgerechnet Thorn zum Fraß vorwerfen? Der wildesten Bestie Lagons?</text:span><text:span text:style-name="T83"> Ihm wurde etwas übel, doch ablenken tat ihn das nicht.</text:span></text:p>
      <text:p text:style-name="P269"><text:span text:style-name="T53">In seinem Kopf hatte sich das so gut angehört. Man geht ein Ziel niemals nur auf eine Weise an. Natürlich hatte Marcin gehofft, dass er Dragan einfach mit seinem Schwanz überzeugen konnte, sich ihnen anzuschließen. Das hätte so viele Probleme gelöst – Dragan wäre jetzt nicht in dieser misslichen Lage, Marcin müsste nicht diese riskante Erpressung ausführen, und beide hätten zusätzlich noch einen Vorteil gegenüber Thorn gehabt; der natürlich nie etwas von ihrem Verhältnis erfahren hätte. </text:span>Ganz abgesehen von dem direktesten aller Vorteile – Dragans Schwanz.<text:span text:style-name="T53"> Marcin konnte nicht anders als unwillkürlich schmunzeln, was aber schnell wieder verging.</text:span></text:p>
      <text:p text:style-name="P183">Dragan hatte mit seinem Ausbruch, mit seiner Ablehnung all das zunichte gemacht. Er hatte mit dem Druck nicht umgehen können, der seit Jahren, Jahrzehnten auf ihm lastete; In seiner Position war die Geheimniskrämerei, die Marcin von Berufs wegen gewohnt war, um einiges schwieriger. Dragan hatte es nicht gepackt, und er hatte es versaut.</text:p>
      <text:p text:style-name="P183">Nun, natürlich hatte Marcin schon vorher geahnt, dass es so kommen würde. Deswegen hatte er auch bereits vorher Dania losgeschickt, um ein Druckmittel gegen Dragan zu finden, während er ihn ablenkte. Natürlich hatte Dania keine Ahnung von der Dimension seines Schachzugs, aber denselben Effekt hatte es dennoch – Marcin war nicht mehr der einzige, der Dragans Schicksal in der Hand hatte und er musste Thorn nun sehr viel vorsichtiger steuern als vorher.</text:p>
      <text:p text:style-name="P269">Man geht ein Ziel niemals nur auf eine Weise an. Aber war die Wahl meiner Mittel weise?</text:p>
      <text:p text:style-name="P183">Ein solches Risiko war Marcin noch nie eingegangen. Und nicht nur Dragan, auch Thorn war in seinem Spiel ein beinahe unberechenbarer Faktor. Wenn nur einer der beiden nicht knallhart auf sei<text:soft-page-break/>nen Vorteil bedacht seine Rolle durchzog, ging Marcins Strategie nicht mehr auf.</text:p>
      <text:p text:style-name="P269">Und Männer wie sie neigen zu Irrationalitäten. Ich habe oft genug erlebt, wie schwach Männer im Angesicht solcher Einsätze werden, wie schlecht sie spielen, wenn so viel im Pott ist – hoffen wir, dass zwei derart große Männer nicht den Kopf verlieren.</text:p>
      <text:p text:style-name="P183">Hätte er das Ausmaß von Thorns Schwulenhass vorher erahnt, hätte er ihm Dragan vielleicht nicht so ausgeliefert. Marcin hatte nicht gedacht, dass Thorn die Propaganda des Ordens auch nur ein bisschen verinnerlicht hatte; was den Hass auf alles andere anging, hatte er wohl falsch gelegen.</text:p>
      <text:p text:style-name="P269">Dragan fallenzulassen liegt aber so wenig in seinem Interesse – wenn er das Patriziat wirklich will, ist er nicht so dumm, seinem Hass freien Lauf zu lassen.</text:p>
      <text:p text:style-name="P183">Als die Kutsche über eine holprige Bodenwelle fuhr, schlug ihm Danias müder Kopf gegen die Schulter. Sie erwachte sofort und etwas unsanft, rieb sich den Schädel und fragte: „Sind wir schon im ersten Bezirk?“</text:p>
      <text:p text:style-name="P269"><text:span text:style-name="T53">Marcin verneinte, woraufhin </text:span><text:span text:style-name="T84">sie sich wieder an ihn lehnte und ohne ein weiteres Wort wieder einschlief. Er wunderte sich kurz, wie kaputt ihr Schlafrhythmus war. </text:span><text:span text:style-name="T345">Brocken kann ein Leben ganz schön durcheinanderbringen. Ein Wunder, dass sie noch nie während einer Mission plötzlich eingeschlafen ist.</text:span></text:p>
      <text:p text:style-name="P270"><text:span text:style-name="T53">Schon schweiften seine Gedanken wieder ab. </text:span><text:span text:style-name="T346">Vielleicht, wenn wir eines Tages mal auf derselben Seite stehen,</text:span><text:span text:style-name="T85"> </text:span><text:span text:style-name="T53">waren seine letzten Worte an Dragan gewesen… er hoffte, dass er dieses Ziel mit seinen Ränken erreichte. Wenn sie beide damit beschäftigt waren, die Regierung Thorns am Laufen zu halten, könnte Dragan ihm dann genug vertrauen, um mit ihm… Marcin war sich nicht sicher, ob überhaupt irgendjemand ihm jemals würde vertrauen können.</text:span></text:p>
      <text:p text:style-name="P184">Er hatte so viele verraten, so viele Schachfiguren auf seinem Spielbrett hin und her geschoben. Vorgestern hatte er Dragan noch vorgeworfen, dass dieser nicht mehr lieben konnte, und dass er zu viel zu verlieren hatte. Jetzt fragte er sich, ob er selbst es noch konnte – und was ihm das recht gab, Dragans Einsatz selbst ins Spiel zu bringen? Konnte er darauf hoffen, dass Dragan ihm diesen Verrat vergeben würde?</text:p>
      <text:p text:style-name="P184">Normalerweise spielte diese Komponente in Marcins Plänen nie eine Rolle. Er pflegte, sich die Loyalität der Leute, die er für seine Ziele brauchte, auf andere Weise zu sichern. Romantisches Kalkül war ihm gewöhnlich zu unberechenbar, und er hatte immer versucht, es von seiner Arbeit zu trennen. Aber Dragan war ein bisschen zu unwiederstehlich, um <text:span text:style-name="T349">bei dieser Regel zu bleiben</text:span>. Marcin hoffte nur, dass er sich in diesem Fall nicht verkalkuliert hatte.</text:p>
      <text:p text:style-name="P184">Er hörte ein Klopfen an der vorderen Wand ihrer Kabine, der Fahrer gab ihnen das Zeichen, dass sie am Ziel waren. Kurz darauf kam die Kutsche zum stehen. Er rüttelte Dania wach und öffnete die Tür. Er fühlte sich glatt geblendet. Er bekam die Schönheit des ersten Bezirks zwar zur Zeit öfter zu Gesicht, <text:span text:style-name="T354">aber so gut wie nie bei Tageslicht</text:span>, <text:span text:style-name="T354">und </text:span>ganz würde er sich wohl nie daran gewöhnen. <text:span text:style-name="T354">D</text:span>irekt nach dem Elend des siebten Bezirks war der Kontrast beeindruckend.</text:p>
      <text:p text:style-name="P184">Sein Staunen stand aber in keinem Vergleich zu Danias. <text:span text:style-name="T347">Sie war die Idylle des ersten Bezirks noch viel weniger gewohnt. Selbst im elften Bezirk, wo sie immerhin viel Zeit verbrachte und das Chaos der Großstadt sich selten hin verirrte, lag immer ein Hauch von Armut, Argwohn und Verwesung in der Luft.</text:span></text:p>
      <text:p text:style-name="P185">Hier säumten sich Hecken und Gärten die breiten und ordentlichen Straßen entlang, <text:span text:style-name="T348">in denen sogar einige bunte Blumen sprossen, wenn die Gärtner sie nicht daran hinderten, der Ordnung zu widersprechen. Hinter diesen erhoben sich in breiten Abständen Häuser, die schmuckvoll verziert waren. Bei einigen wenigen sah man die Fassade außerdem mit technischen Entwicklungen versehen, die die Eigentümer der Häuser wahrscheinlich selbst nicht verstanden, und die nicht unbedingt eine Funktion brauchten. Sogar das Wetter schien hier besser zu sein - alles war so niedrig angelegt, dass überall die Sonne hinkam, und man nie die Kälte der dunklen Gassen des restlichen Lagons fühlen musste.</text:span></text:p>
      <text:p text:style-name="P186">Dieser Eindruck wurde durch den Verkehr nicht getrübt – in regelmäßigen Abständen fuhren teuer aussehende Privatkutschen vorbei, in keinem Vergleich zu der billigen, mit der Marcin und Dania hergefahren waren. Nicht einmal die überall patrouillierenden Milizionäre, die hervorragend ausgestattet waren <text:span text:style-name="T349">und deren Uniformen blitzblank waren und wie angegossen saßen</text:span>, störten die Szenerie, und die Kinder, die von ihren Müttern über die Gehwege gezerrt wurden, hatten keine Angst vor <text:soft-page-break/>ihnen. Die Soldaten waren darauf trainiert, immer zu lächeln, und alle vorbeikommenden nett zu grüßen, auch wenn es von diesen niemals erwidert wurde.</text:p>
      <text:p text:style-name="P186">Während Dania sich noch wunderte, dass es hier Wege gab, auf denen Fußgänger vor Kutschen sicher waren, versuchte Marcin, keine Aufmerksamkeit zu erregen und ging weiter.</text:p>
      <text:p text:style-name="P271">Immerhin habe ich meine Diebesmütze nicht auf. So gehen wir mit etwas Glück als Angestellte einer reichen Persönlichkeit durch.</text:p>
      <text:p text:style-name="P186">Dania kam ihm bald hinterher, und sie gingen in Richtung der Patriziervilla. Ihr Auftrag war, sie auszukundschaften, und einen Eindruck von ihr zu bekommen.</text:p>
      <text:p text:style-name="P187">Marcin arbeitete nicht oft im ersten Bezirk, doch wenn, dann genoss er gewisse Vorteile. Zum Beispiel gab es einen vertrauenswürdigen Stadtplan, den man sich vor einer Mission einprägen konnte. Im siebten Bezirk änderte sich der Straßenverlauf ständig, wenn jemand noch eine Hütte irgendwohin pflanzte, ein paar abbrannten oder weil eine Straße aus anderen Grünen unpassierbar wurde. Doch hier gab es keine Bettler, die ganze Straßen blockierten, selbstständige Schutzgelderpresser oder spontane Kontrollpunkte der Inquisitoren, an denen sie jeden auf Brocken untersuchten, und man konnte sich darauf verlassen, dass die Wege so verlie<text:span text:style-name="T350">f</text:span>en, wie es die Karte versprach.</text:p>
      <text:p text:style-name="P188">Dementsprechend wusste er genau, wo sie entlang mussten. Dania folgte ihm durch einige dezent von Bäumen und Soldaten gesäumte Straßen, in denen die Häuser immer größer und prunkvoller wirkten, bis sie in der Ferne die Villa des Patriziers sahen. Sie war leicht daran zu erkennen, dass vor ihr konstant zwei Wachen standen und die Umgebung im Auge behielten.</text:p>
      <text:p text:style-name="P272">Hier unbemerkt ein paar Eindrücke zu sammeln, wird nicht einfach.<text:span text:style-name="T53"> Marcin fluchte.</text:span></text:p>
      <text:p text:style-name="P188">Die Soldaten bewachten ein breites Tor, dass geschmackvoll verziert war. Es stach aus einem Zaun mit Eisenspitzen hervor, der etwa anderthalb Mann hoch war; einige Kutschen standen am Straßenrand und konnten als Deckung dienen, doch sonst konnte man nicht auf viel hoffen.</text:p>
      <text:p text:style-name="P272"><text:span text:style-name="T53">„Dania, wir brauchen einen Plan. Hast du Pulver, mit dem man hoch springen kann? </text:span><text:span text:style-name="T86">Und ein Vergissmich wäre noch praktisch, für den Rückweg. </text:span><text:span text:style-name="T53">Vielleicht muss ich über den Zaun“, raunte er ihr zu. Wortlos reichte sie </text:span><text:span text:style-name="T86">ihm zwei </text:span><text:span text:style-name="T53">Döschen, nach dem sie sich davon überzeugt hatte, dass niemand sie b</text:span><text:span text:style-name="T86">e</text:span><text:span text:style-name="T53">obachtete. </text:span><text:span text:style-name="T86">Marcin schraubte sie kurz auf, um sich ihres Inhalts zu vergewissern. „Nun gut. Du weißt, wie du die Wachen ablenkst?“</text:span></text:p>
      <text:p text:style-name="P189">Dania grinste breit. „Das werde ich nie verlernen. <text:span text:style-name="T354">Da kann man sich so viel herausnehmen</text:span>.“</text:p>
      <text:p text:style-name="P189">Marcin warnte sie, dass sie keinen offenen Konflikt brauchen konnten. „Wenn du sie angreifst, ist hier bald die Hölle los – und das kann ich absolut nicht gebrauchen, solange ich noch dort drinnen bin. Das hier ist das am besten abgesicherte Gebäude der Stadt, abgesehen von den Wohnhäusern einiger Industrieller. Also sei professionell, ja?“</text:p>
      <text:p text:style-name="P189">„Selbstverständlich, Boss.“</text:p>
      <text:p text:style-name="P273"><text:span text:style-name="T53">„</text:span><text:span text:style-name="T89">Du musst nicht auf mich warten.“ </text:span><text:span text:style-name="T53">Er nickte ihr zu und glitt hinter eine der Kutschen, während Dania weiterlief, ohne ihn eines Blickes zu würdigen. Sie hatte eindeutlich dazugelernt. Marcin suchte die Sprungdose heraus und schätzte eine Dosis ab. Joran hatte natürlich eine Anleitung beigefügt, wie viel man für welche Höhe nehmen musste, aber die Höhen waren für Danias Körpergewicht gedacht, deswegen nahm Marcin vorausschauend ein bisschen mehr. </text:span><text:span text:style-name="T87">Er war etwas nervös, weil er die Pulver noch nie verwendet hatte, und dann ausgerechnet in einer solchen riskanten Situation – doch er hatte Dania tausendmal dabei beobachtet und war gewohnt, derartige Risiken einzugehen.</text:span></text:p>
      <text:p text:style-name="P190">Marcin sah Dania zielstrebig auf die beiden zugehen. Plötzlich änderte sich etwas an ihrem Gang, und sie wurde… aufreizend. Nicht, dass Marcin etwas mit dem Anblick hätte anfangen können, doch er kannte Männer und diese beiden wurden sofort darauf aufmerksam. Dania ging erst an ihnen vorbei, wodurch sie einen guten Blick auf ihren Hintern bekamen. Einer der Milizionäre konnte sich einen Kommentar nicht verkneifen, und Dania hielt an, und blickte über die Schulter. Die beiden drehten ihm nun den Rücken zu – Marcin beschloss, rasch zu handeln, er erkannte eine gute Gelegenheit, wenn er sie sah.</text:p>
      <text:p text:style-name="P190">Von der Menge, die er aus der Dose nahm, verschüttete er erst einmal die Hälfte, bis er es schaffte, den Finger ruhig zu halten und noch einmal nachzulegen. Dann blies er und spürte sofort, wie die Luft um ihn leichter wurde.</text:p>
      <text:p text:style-name="P274"><text:span text:style-name="T53">Er hatte in der Tat ein bisschen zu viel gewählt, und flog mit einer Armlänge unter sich über den </text:span><text:soft-page-break/><text:span text:style-name="T53">Zaun. Gegen das Fallen half das Pulver leider nicht, und als er sich abrollen wollte, krachte ihm der Rasen schmerzhaft entgegen. Marcin verkniff sich jeden Laut, rollte in die Hocke und versuchte, mit einem Blick wahrzunehmen, ob </text:span><text:span text:style-name="T88">ihn jemand gesehen hatte – doch die Fläche vor der Villa war ansonsten leer, und niemand schien aus dem Fenster zu sehen.</text:span></text:p>
      <text:p text:style-name="P191">Ein Garten erstreckte sich vor dem Gebäude – es waren etwa fünfzig Meter zwischen dem Zaun und den Treppen, die hoch zum Haupteingang führten. Hecken bildeten in dem Garten ein Labyrinth; das war seit ein paar Jahren Mode, und der Gärtnerbetrieb, der sich damit auskannte, hatte seitdem ein Vermögen verdient, eine der vielen kleinen Erfolgsgeschichten, wegen denen Lagons Leute immer noch daran glaubten, dass harte Arbeit sie voranbringen konnte.</text:p>
      <text:p text:style-name="P191">Marcin wusste, dass das nicht reichte. Mut und Beobachtungsgabe waren viel wichtiger. Vor allem angesichts der Fallen, die er bereits auf den ersten Blick erkennen konnte. Er presste sich in den Schatten einer Hecke und ließ sich Zeit zur Beobachtung.</text:p>
      <text:p text:style-name="P191">Während die Heckenlabyrinthe tatsächlich ziemlich gut abgesichert waren, sie dienten wohl ausschließlich dem Schmuck, sowie dem Zweck, dumme Einbrecher herauszufordern, schien der Weg in der Mitte sicher zu sein. Hier wurden einige Besucher empfangen – der Patrizier nutzte seine Villa längst nicht nur als privaten Rückzugsort, das konnte er sich nicht leisten.</text:p>
      <text:p text:style-name="P275">Der Weg also.<text:span text:style-name="T53"> Marcin schnaubte. Am hellichten Tag war er dort viel zu leicht zu sehen. Er konnte sich auch nicht im Schatten der Hecken direkt neben dem Weg verbergen, ein Blick verriet ihm, dass er wahrscheinlich nicht alle Stolperdrähte rechtzeitig erkennen würde, an die Fallen angeschlossen waren.</text:span></text:p>
      <text:p text:style-name="P192">Noch schien Dania die beiden Wachen abzulenken, also würden sie den Weg nicht im Blick haben. Er beschloss, aufrecht und zügig zu gehen, wie als würde er hierher gehören; flüchtige Blicke würden sich nicht unbedingt wundern.</text:p>
      <text:p text:style-name="P276"><text:span text:style-name="T53">Er kroch zum Weg, löste sich aus seiner Deckung und ging zügig den Weg entlang. Strich sich noch einmal über die Haare und steckte die Hände in die weiten Taschen seines Mantels. Die Sonne stach ihn beunruhigend in den Nacken und erinnerte ihn daran, dass er sich auf dem Silbertablett präsentierte. </text:span><text:span text:style-name="T90">Er linste nach rechts, um zu sehen, was sich noch alles im Schatten der Hecke verbarg – von primitiven Bärenfallen bis kaum erkennbaren modernen Fallenauslösern war die ganze Palette vertreten, um unachtsame zu erwischen, die im dunkeln den Bärenfallen ausweichen wollten.</text:span></text:p>
      <text:p text:style-name="P277">Was weiß ich, welche Fallen ich von hier aus nicht einmal wahrnehme.</text:p>
      <text:p text:style-name="P193">Quälend langsam brachten ihn seine Schritte den Treppen näher. Über die Schulter zu blicken, wagte er nicht. Die Geräusche von hinten brachen ab. Nervös ging er die Fenster durch, die sich vor ihm zeigten, ob jemand durch eines herausblickte – doch in dem Winkel spiegelten die Scheiben nur die ihn blendende Sonne.</text:p>
      <text:p text:style-name="P193">Endlich war er an den Treppen angekommen und ließ sich in ihren Schatten sinken, lehnte sich an das Geländer. Durch die relative Dunkelheit und den kühlen Marmor beruhigte er sich sofort. Er gönnte sich noch eine kurze Verschnaufpause und sah zum Tor.</text:p>
      <text:p text:style-name="P277">Dania hat sich aus dem Staub gemacht. Cleveres Mädchen.</text:p>
      <text:p text:style-name="P278"><text:span text:style-name="T53">Die Treppen gingen von zwei Seiten zum Eingang hinauf. Durch die große, verglaste Doppeltür konnte man eine Eingangshalle erkennen. Marcin beschloss, sich das für später aufzuheben oder sich diesen Weg sogar komplett zu ersparen. Dania war mit einer </text:span><text:span text:style-name="T92">Verkleidung</text:span><text:span text:style-name="T53"> am besten versorgt, da lohnte es sich vielmehr, den Lieferanteneingang zu finden. Er stahl sich wieder aus dem Schatten des Marmors, und diesmal hetzte er ohne zu zögern aus dem Sichtfeld um die Ecke.</text:span></text:p>
      <text:p text:style-name="P194">Der Garten ging auch an der Seite des Hauses weiter, wenn auch weniger schmuckvoll, da dies nicht die Schokoladenseite des Anwesens war. Die Luft war rein, es war niemand zu sehen, als Marcin sich voranschlich.</text:p>
      <text:p text:style-name="P194">Als er abermals um die Ecke blickte, um die Rückseite des Hauses zu begutachten, erschrak er fast. Eine derartige Absicherung hatte Marcin selbst in den architektonisch experimentierungsfreudigen Slums noch nicht gesehen – ein Metallkäfig, der einen langen Gang formte, verband die Villa und den Zaun an der Rückseite. Ein halbes Dutzend Wachen stand in dem Gang herum und starrte sich gegenseitig grimmig an.</text:p>
      <text:p text:style-name="P195">Der Käfig passte überhaupt nicht in die Ästhetik des restlichen Gebäudes, doch Marcin musste den Einfallsreichtum bewundern. Hier würde niemand ungesehen und unkontrolliert durchkommen. </text:p>
      <text:p text:style-name="P279"><text:soft-page-break/><text:span text:style-name="T53">Jedenfalls niemand, der sich nicht auf Bormagie verstand </text:span><text:span text:style-name="T91">oder gute Kontakte hatte</text:span><text:span text:style-name="T53">. </text:span><text:span text:style-name="T91">In Marcins Kopf formte sich natürlich bereits ein Plan. Für die Einzelheiten müsste Joran noch einmal seine Zutatenliste durchgehen, aber Marcin war sich sicher, dass sie etwas finden würden.</text:span></text:p>
      <text:p text:style-name="P196">Marcin entschloss sich, etwas zu warten. Zu gerne wollte er beobachten, wie eine Lieferung hier angenommen werden würde. Er beschwor seine eigene Geduld und setzte sich so an die Hauswand, dass er zwar die Soldaten in dem vergitterten Gang nicht sehen konnte, jedoch den von innen verriegelten Ausgang. Nun musste er nur noch hoffen, dass kein Gärtner oder sonstwie verirrter die Seite der Villa besuchen wollte.</text:p>
      <text:p text:style-name="P280"><text:span text:style-name="T53">Er hatte Glück – er musste nicht im Garten übernachten. Auch wenn es gefühlte Stunden dauerte, </text:span><text:span text:style-name="T93">und die Sonne bereits sehr tief stand,</text:span><text:span text:style-name="T53"> bis endlich eine Kutsche auftauchte, die wohl frische Zutaten für das Abendessen brachte. </text:span><text:span text:style-name="T99">Auf ihr prangte ein riesiges Logo mit der Aufschrift „Forthumpton &amp; Sohn“.</text:span><text:span text:style-name="T53"> Noch bevor sie angehalten hatte, hatte Marcin sich </text:span><text:span text:style-name="T99">den </text:span><text:span text:style-name="T53">Namen </text:span><text:span text:style-name="T99">bereits </text:span><text:span text:style-name="T53">eingeprägt.</text:span></text:p>
      <text:p text:style-name="P196">Zwei der Milizionäre machten sich sofort daran, die Tür zu entriegeln; sie war so konstruiert, dass zwei Menschen gleichzeitig an den jeweiligen Enden der Tür ziehen mussten, alleine konnte man das Tor nicht öffnen. So glitt es jedoch zur Seite und öffnete den Blick auf einen Mann, der einen <text:span text:style-name="T356">Jüngeren</text:span> anwies, Pakete aus dem Wagen in das Gebäude zu tragen.</text:p>
      <text:p text:style-name="P280"><text:span text:style-name="T53">Die Soldaten stoppten ihn jedoch, und bekamen Ausweispapiere ausgehändigt. Der Offizier nahm sie und trug sie nach hinten, wo ein anderer Soldat mit einer Liste stand. Sie glichen die Namen ab, der Offizier nickte, brachte dem Lieferanten die Papiere </text:span><text:span text:style-name="T92">zurück, und die beiden begannen, ihre Pakete zu schleppen.</text:span></text:p>
      <text:p text:style-name="P281"><text:span text:style-name="T53">Sie blieben nicht lange innen; nach wenigen Augenblicken kamen sie sofort zurück, um das nächste Paket zu holen. Anscheinend legten sie sie nur innen ab, von wo dann andere Leute zuständig waren… </text:span>ein Hindernis, doch keins, das nicht überwindbar ist.</text:p>
      <text:p text:style-name="P197">Nachdem sie ein knappes Dutzend Pakete geschleppt hatten, verabschiedeten sie sich und stiegen wieder in die Kutsche. Die Soldaten verriegelten das Tor wieder, und alles konnte wieder den gewohnten Gang gehen.</text:p>
      <text:p text:style-name="P198">Marcin hatte genug gesehen. Es war Zeit, zu verschwinden. Er entschied sich, es beim Haupteingang zu versuchen und näherte sich dem vorderen Garten.</text:p>
      <text:p text:style-name="P282"><text:span text:style-name="T53">Als er wenige Meter vor der Ecke war, hörte er plötzlich Schritte. Marcin erstarrte, als ein Gärtner um die Ecke bog, grasfleckige </text:span><text:span text:style-name="T93">Uniform</text:span><text:span text:style-name="T53">, eine riesige Heckenschere in der Hand.</text:span></text:p>
      <text:p text:style-name="P198">Auch der Gärtner war ziemlich perplex, hier jemanden anzutreffen. „Entschuldigung, was machen Sie hier, wenn ich fragen darf?“</text:p>
      <text:p text:style-name="P199">Statt zu antworten, war Marcin bereits dabei, in seiner Innentasche herumzufingern. Das Vergissmich-Pulver! Schon war es zur Hand. Er schraubte es blitzschnell auf. Jedoch etwas zu schnell, wie es schien, die Dose rutschte ihm aus der Hand – und das Pulver verteilte sich über den Boden, bevor er einen Finger voll davon bekommen konnte.</text:p>
      <text:p text:style-name="P282"><text:span text:style-name="T53">Marcin handelte, ohne zu denken. Mit einem beherzten Sprung nach vorne ergriff er die Gartenschere. Die andere Hand packte den Gärtner am Hals. </text:span><text:span text:style-name="T93">Der Gärtner</text:span><text:span text:style-name="T53"> versuchte zu schreien, doch der Druck von Marcins im Würgen geübten Fingern ließ das nicht zu.</text:span></text:p>
      <text:p text:style-name="P282">Ein Arbeitsunfall, richtig. Wer lässt hier denn auch so fahrlässig die ganzen Fallen herumliegen?<text:span text:style-name="T53"> Marcin kicherte, entwand ihm mit einer ruckartigen Bewegung die Gartenschere und ließ sie fallen. Dann packte er den Gärtner, zog ihn noch ein paar Meter nach hinten und warf ihn in die Fallen neben der Hecke.</text:span></text:p>
      <text:p text:style-name="P282"><text:span text:style-name="T53">Was die Bärenfallen mit ihm anstellten, war nicht schön mit anzusehen. Viel beunruhigender war jedoch der durchdringende Ton, der plötzlich die Luft erfüllte, wie von einer Trompete. Die Fallen waren wohl mit einer </text:span><text:span text:style-name="T93">Luftbetriebenen Alarmanlage verbunden.</text:span></text:p>
      <text:p text:style-name="P199">Marcin fluchte. Blitzschnell musste er ein Versteck finden. An der Hausseite waren nur die Hecken zu sehen, hier konnte er sich nicht verstecken; er erinnerte sich an das Geländer und sprintete um die Hausecke.</text:p>
      <text:p text:style-name="P199">Gerade rechtzeitig presste er sich hinter das Geländer, als die beiden Wachen vom Haupttor um die Ecke der Hecke bogen; beinahe hätten sie ihn gesehen. Zielstrebig rannten sie auf die Stelle zu, wo der Gärtner seinen bedauernswerten Unfall erlitten hatte; anscheinend erkannten sie an der Tonhöhe der Alarmanlage, wo die Falle ausgelöst worden war.</text:p>
      <text:p text:style-name="P199"><text:soft-page-break/>Marcin nutzte ihren toten Winkel, um in ihrem Rücken über den langen Weg zum Haupttor zu sprinten. In ihrer Eile hatten die Wachen es offen gelassen. </text:p>
      <text:p text:style-name="P283">Das Glück hat mich also nicht vollends verlassen.</text:p>
      <text:p text:style-name="P199">Marcin schlüpfte hindurch und normalisierte sofort seinen Gang. Lässig schob er die Hände in die Tasche, während er in zügigem Tempo die Straßenseite wechselte.</text:p>
      <text:p text:style-name="P283">Da wird wohl jemand einen neuen Gärtner brauchen.<text:span text:style-name="T53"> Marcin hatte sich auch den Namen der Firma auf der Uniform des Gärtners gemerkt, und freute sich, dass er mehrere Optionen hatte.</text:span></text:p>
      <text:p text:style-name="P199">Er beschloss, Dragan einen Besuch abzustatten.</text:p>
      <text:p text:style-name="P199"/>
      <text:h text:style-name="Heading_20_1" text:outline-level="1"><text:bookmark-start text:name="__RefHeading___Toc7827_585638094"/><text:span text:style-name="T68">Dragan – kriegt einen Besuch von Marcin, bei dem dieser ihn auffordert, </text:span><text:span text:style-name="T95">Namen</text:span><text:span text:style-name="T93"> in die Lieferantenliste einzutragen; Erpressung</text:span><text:bookmark-end text:name="__RefHeading___Toc7827_585638094"/></text:h>
      <text:p text:style-name="P199"/>
      <text:p text:style-name="P200">Dragan sollte sich endlich eine dieser neumodischen Türen zulegen. Sie boten nicht nur eine dieser Sicherheitsketten, mit denen man die Tür nur einen Spaltbreit öffnen musste, und aufdringliche Besucher abwimmeln konnte, bevor sie mit der Tür ins Haus fielen. Auch eine kleine Glaslinse war enthalten; damit konnte man nach draußen linsen, ohne sich zu verraten.</text:p>
      <text:p text:style-name="P200">Dragan fühlte sich in seinen eigenen vier Wänden zunehmend unsicher; die Zeiten wurden schließlich auch unsicherer. Dragan war mit Sicherheit beauftragt, von allen Leuten musste er das am besten wissen.</text:p>
      <text:p text:style-name="P284">Vielleicht sehe ich auch nur deswegen Feinde an jeder Ecke, weil es mein verfluchter Job ist? Wenn ich mich nicht tagaus, tagein damit beschäftigen müsste, wer in dieser Stadt alles jemanden umbringen oder ausrauben will, hätte ich auch mehr Vertrauen in die Menschen.</text:p>
      <text:p text:style-name="P200">Er schnaubte, und entschied sich, die Tür zu öffnen. Seine Paranoia wurde langsam lächerlich. Er ging zur Haustür und beantwortete das Klopfen, indem er die Klinke betätigte.</text:p>
      <text:p text:style-name="P200">„Marcin?“ Dragan verfluchte sich selbst dafür, nur einen Bademantel zu tragen. Was sollte er von ihm denken?</text:p>
      <text:p text:style-name="P284">Was Marcin von mir denkt ist mir sowieso völlig unklar.<text:span text:style-name="T53"> Es freute ihn, dass er wieder auftauchte – immerhin hatte er bei ihrem letzten Date versucht, ihn zu töten.</text:span></text:p>
      <text:p text:style-name="P200">Wie räumte man so etwas aus dem Weg? Passierte Dieben das vielleicht öfter? Hatte er sich damals eigentlich entschuldigt? Dragans Gedanken fuhren Achterbahn.</text:p>
      <text:p text:style-name="P200">Marcin drängte sich an ihm vorbei ins Haus hinein, bevor er etwas herausbrachte.</text:p>
      <text:p text:style-name="P200">Dragan fluchte innerlich. Er wusste nicht, was er sagen sollte. Alles was er am Ende herausbrachte, war: „Ist dir jemand gefolgt? Du weißt, welche Risiken auf mir lasten.“ und sofort wollte er sich selbst ohrfeigen.</text:p>
      <text:p text:style-name="P284">Vorwürfe sind sicher das letzte, was er von mir hören will.</text:p>
      <text:p text:style-name="P200">Marcin blieb stehen, und sprach, ohne sich zu ihm umzudrehen, mit fast gleichgültiger Stimme: „Ich bin nicht deswegen hier.“ er senkte den Kopf leicht. „Auch wenn absolute Geheimhaltung natürlich auch deswegen wichtig ist.“</text:p>
      <text:p text:style-name="P200">Dragan stockte. Was auch immer Marcin sonst meinen konnte, konnte nur sehr viel unangenehmer sein.</text:p>
      <text:p text:style-name="P284"><text:span text:style-name="T53">„Ich brauche viel mehr einen Gefallen von dir.“ </text:span><text:span text:style-name="T94">Marcin ging vor ins Wohnzimmer, sah Wein und ein Glas auf dem Tisch stehen und goss es sich ein.</text:span></text:p>
      <text:p text:style-name="P201">„Einen Gefallen? Du meinst doch nicht so einen… wie letztes Mal?“ Dragan schluckte. Und entschied sich dagegen, sich auch ein Glas zu holen. Es sah so aus, als würde er einen klaren Kopf brauchen.</text:p>
      <text:p text:style-name="P285"><text:span text:style-name="T94">M</text:span><text:span text:style-name="T53">arcin drehte sich um und sah ihm direkt in die Augen. „Du wirst für mich einen Namen auf die Lieferantenliste der Villa des Patriziers eintragen.“ Er trank einen Schluck aus dem Glas Wein. „Und du wirst keine Fragen nach dem warum oder wofür stellen.“ Als er fertig gesprochen hatte, drückte er das Glas Dragan in die Hand. „Hier, trink. </text:span><text:span text:style-name="T98">Darauf, dass wir im</text:span><text:span text:style-name="T53"> selben Boot </text:span><text:span text:style-name="T98">sitzen</text:span><text:span text:style-name="T53">.“</text:span></text:p>
      <text:p text:style-name="P202"><text:soft-page-break/>Dragan starrte ihn an. Das Glas würdigte er keines Blickes.</text:p>
      <text:p text:style-name="P285">Dieser verdammte… Dieb will mich wohl verarschen.<text:span text:style-name="T53"> Er schluckte. </text:span>Ob er mich von Anfang an nur benutzen wollte? Ich hätte niemals so leichtfertig mit meinen Geheimnissen umgehen sollen.</text:p>
      <text:p text:style-name="P285"><text:span text:style-name="T53">„Einen Teufel werde ich tun. Du benutzt mich nicht. </text:span><text:span text:style-name="T96">Ich werde </text:span><text:span text:style-name="T98">gefährlichen Kriminellen </text:span><text:span text:style-name="T96">den ehrbaren Dieben sicher keinen Zutritt zum Anwesen des Patriziers geben. </text:span><text:span text:style-name="T98">Ich bin Sicherheitschef. Das ist nicht, was Sicherheitschefs tun. Wir schützen Leute.</text:span><text:span text:style-name="T96">“</text:span></text:p>
      <text:p text:style-name="P286"><text:span text:style-name="T53">Marcin seufzte. „Ich wollte das nicht tun. Aber du lässt mir keine Wahl.“ Langsam kippte er das Glas zur Seite, bis der Wein fast herauslief. „Mein Auftraggeber hat Beweise, dass du mit Männern… Briefe, und dir ist vielleicht aufgefallen, dass di</text:span><text:span text:style-name="T97">r</text:span><text:span text:style-name="T53"> dein Spielzeug abhanden gekommen ist.“</text:span></text:p>
      <text:p text:style-name="P203">Dragan verengte die Augen und merkte, dass er unwillentlich immer röter wurde – vor Scham und Wut gleichermaßen.</text:p>
      <text:p text:style-name="P203">Marcin erwiderte den Blick, ohne mit den Wimpern zu zucken. „Du hast keine Wahl. Ich auch nicht. Ich überbringe nur die Botschaft. Also handle rational und rette deinen Arsch.“</text:p>
      <text:p text:style-name="P203">Dragan zuckte es in den Gliedern. Er wollte diesen Mann zerbrechen, jedes einzelne seiner Glieder knacken wie einen dünnen Zweig. Er überlegte, wo er eine Waffe versteckt hatte, doch ihm war klar, dass er das nicht tun konnte. <text:span text:style-name="T352">Marcin hatte klargemacht, dass er die Informationen nicht selbst besaß. War ihm die kurzweilige Rache ein versautes Leben wert?</text:span></text:p>
      <text:p text:style-name="P203">„<text:span text:style-name="T352">Man hat immer eine Wahl. Und das weißt du.“ Dragan schnaubte, und registrierte mit Genugtuung, dass Marcin kurz zu Boden blickte. „Du hast dich entschieden, dass dir dein persönlicher Gewinn wichtiger ist als ich.“</text:span></text:p>
      <text:p text:style-name="P204">Marcin antwortete erst nicht, und mied es auch, Dragan in die Augen zu blicken. Es dauerte ein paar Momente, bis er sich gefangen hatte, und zurücksah. Leise sagte er:</text:p>
      <text:p text:style-name="P204">„Ja, habe ich. <text:span text:style-name="T353">Ich habe mich dafür entschieden, stattdessen einen Mann zu unterstützen, der bereit ist, etwas gegen die Inquisition zu tun. Du kannst dich weiter in deiner Villa verkriechen und dich damit abfinden, niemals jemanden lieben zu können, oder du kannst dich uns anschließen, und dein Schicksal in die eigene Hand nehmen.“</text:span></text:p>
      <text:p text:style-name="P205">Kurz wusste Dragan nicht, was er sagen wollte. Dann hatte er es durchschaut und schnaubte. „Jetzt tu nicht so, als würdest du dich nur einen Dreck um meine Zukunft scheren. Dann hättest du mich nicht in eine solche Gefahr gebracht. Und wer auch immer dieser Typ ist, von dem du da redest, er scheint keine Skrupel zu haben, Leute wie uns zu erpressen. Ich vertraue dir keinen Fuß breit.“</text:p>
      <text:p text:style-name="P206">Marcin zuckte mit den Schultern. „Ich habe dich immerhin nicht versucht zu erstechen. Wer von uns beiden hat hier mehr Vertrauen verdient?“</text:p>
      <text:p text:style-name="P206">Dragan schluckte.</text:p>
      <text:p text:style-name="P206">Marcin fuhr fort. „Du musst mir überhaupt nicht vertrauen. Ein bisschen Rationalität reicht vollkommen aus. Mit uns hast du eine Zukunft. Mit dem Patrizier nicht. Du tauschst einen Herrn gegen den anderen aus. Dann triffst du deine Entscheidung eben nicht wegen meines hervorragenden Aussehens, sondern wegen deines berüchtigten Überlebensdrangs. Mir ist das gleich. Du kannst wählen zwischen einem Protegé, der unsere natürlichsten Feinde im Visier hat, und...“ Marcin neigte das Glas weiter zur Seite. Erste Tropfen Wein drangen über den Rand des Glases, flossen an ihm herunter, über Marcins Finger, und tropften zu Boden auf Dragans nackte Füße <text:span text:style-name="T355">wie ein Versprechen aus Blut</text:span>.</text:p>
      <text:p text:style-name="P207">Dragan stockte. Marcin wollte wohl, dass er den Verrat mit Wein herunterspülte wie einen bitteren Bissen bei einem vornehmen Dinner. Das bitte nachher genauso vornehm sein sollte, wie als das Essen ihm noch schmeckte. Welchen Pakt besiegelte er hiermit? Wie lange würde er auf dem Bissen herumkauen müssen, bis er ihn ausspucken konnte? Dragan war den schlechten Kantinenfraß gewohnt. Vornehm ließ er sich garantiert nicht erpressen. Doch er hatte den giftigen Truthahn bereits ihm Mund, und er hatte keine Wahl.</text:p>
      <text:p text:style-name="P207">Dragan griff Marcin das Gegengift aus der Hand. Er leerte das Glas in einem Zug und spuckte Marcin den gesamten Wein ins Gesicht.</text:p>
      <text:p text:style-name="P207">„Ich bin dabei“, knurrte er. Doch vornehm würde er sich nicht knechten lassen.</text:p>
      <text:p text:style-name="P207"/>
      <text:h text:style-name="P559" text:outline-level="1"><text:bookmark-start text:name="__RefHeading___Toc7829_585638094"/>Dania – schleicht sich in das Haus des Patriziers, <text:span text:style-name="T281">bringt ihn um, kehrt heim um Thorn zu berichten, die beiden stoßen darauf an, sie stirbt vergiftet an dem Wein.</text:span><text:bookmark-end text:name="__RefHeading___Toc7829_585638094"/></text:h>
      <text:p text:style-name="P207"/>
      <text:p text:style-name="P208">Marcin hatte ihr natürlich erklärt, warum sie ein Lieferunternehmen überfielen und nicht den Palast. Und prinzipiell war es ihr auch egal, wen sie gerade töteten, solange für sie etwas dabei heraussprang. Es war jedoch ungewohnt.</text:p>
      <text:p text:style-name="P208">Die sogenannten normalen Bürger hatten in ihren Aufträgen bisher nie eine Rolle gespielt. Dania vermutete, dass sie einfach machten, was sie auch immer machten, während Dania ihre Herren umbrachte. Diesmal würden sie wohl nicht so glimpflich davon kommen.</text:p>
      <text:p text:style-name="P208">Sie fragte sich, ob normale Leute eigentlich schon vorher unter ihrem Tun gelitten hatten. Die Männer, die sie getötet hatte, organisierten schließlich das alltägliche Treiben, und hatten einigen Einfluss auf das Leben dieser sogenannten Gewöhnlichen – mehr als einmal hatte sie sicherlich Chaos hinterlassen. Und im Chaos pflegen Familien ihren Lebensunterhalt zu verlieren, Ehen zu zerbrechen, Kinder <text:span text:style-name="T357">traumatisiert zu werden, und all die Probleme aufzutauchen, vor denen das Leben im siebten Bezirk gestrotzt hatte.</text:span></text:p>
      <text:p text:style-name="P209">Doch Dania hatte kein Mitleid mit ihnen. Dafür war sie zu oft von ihnen angespuckt worden, als sie noch gezwungen war, ihre Löcher zu verkaufen und nicht ihren Schwertarm. Mehr als ein Mann hatte das Familienvermögen für ihren Körper verprasst, mehr als eine Ehe an solchen Problemen kaputt gegangen. Die Kinder solcher zerrütteten Familien verkauften dann Dania ihr Brocken an einer der berüchtigten Straßenecken.</text:p>
      <text:p text:style-name="P209">Dania liebte das Chaos nicht besonders, aber das Chaos liebte Dania und legte Wert darauf, sie zuvorkommend zu behandeln. Sie hatte gelernt, sich darauf zu verlassen: im Chaos achtete niemand auf eine zierliche Frau, ob nun eine Geldbörse den Besitzer wechselte oder ob einem aufgeregt hustenden Mann plötzlich Blut aus einem Kehlenschnitt rann.</text:p>
      <text:p text:style-name="P209">Solange <text:span text:style-name="T358">das Gesetz des </text:span>Chaos herrschte, konnte niemand sie beherrschen. Im Chaos war sie frei, so frei wie jeder Mensch. Die Freiheit, zu der man gezwungen ist, wenn nichts einen Bestand hat und man sich an nichts halten kann. Dania hatte sich in der Freiheit, zu der sie verdammt war, gut eingelebt.</text:p>
      <text:p text:style-name="P210">Hier im zweiten Bezirk war jedoch alles in Ordnung, wie am späten Nachmittag anzunehmen. <text:s/>Marcin und Dania schlenderten betont gelassen die abseitige Gasse entlang. Während die Nobelrestaurants und Kleidergeschäfte sich stolz an der Hauptstraße aufreihten, waren hier die etwas diskreteren Geschäfte zu finden, die nicht auf Laufkundschaft angewiesen waren. Dania schmunzelte bei dem Gedanken an „Forthumpton &amp; Sohn“. Bestimmt waren sich die beiden Forthumptons nicht im Klaren, wie gefährlich ihr Firmenname für sie war. Marcin und sie hatten nicht einmal besprechen müssen, welche Strategie sie wählen würden, so offensichtlich prangte ihr Vorgehen auf dem Logo, das groß und breit an der Kutsche befestigt war, die vor dem Laden parkte.</text:p>
      <text:p text:style-name="P211">Dania und Marcin setzten sich schräg gegenüber in ein Café und entschlossen sich zu warten. Marcin trank nichts, doch Dania genoss ihren neugewonnenen Reichtum und bestellte ein unterschiedliches Getränk nach dem anderen, um sich die Zeit zu vertreiben, und um herauszufinden, was reiche Leute so tranken. Natürlich trank sie nichts Alkoholisches. Dieses Maß an Professionalität legte sie mittlerweile an sich selbst an. Wenn sie sich heute noch berauschte, dann sicher nicht vor Marcin, der das wohl weitererzählt hätte.</text:p>
      <text:p text:style-name="P211">Doch sie würde später etwas Brocken benötigen. Immerhin würde sie heute den Patrizier töten. Es gehörte sich nicht, eine solche Tat nüchtern auszuführen.</text:p>
      <text:p text:style-name="P287">Das besagt das Gesetz des Chaos.</text:p>
      <text:p text:style-name="P211">Ihr gefiel der Gedanke an ein Gesetz des Chaos. Sie begann ohnehin, einen eigenen Stil zu entwickeln, und ihre Taten hatten eindeutig Chaos verbreitet – so konnte sie ihm vielleicht etwas zurückgeben, dafür, dass es sie immer beschützt hatte.</text:p>
      <text:p text:style-name="P211">Marcin und Dania sprachen nicht viel, er war sogar noch schweigsamer als sonst. Dania wunder<text:soft-page-break/>te sich nicht darüber. Sie nahm an, dass das einfach sein Weg war, mit der Aufregung umzugehen. Sie war selbst aufgeregt wie der Deckel einer Kaffeekanne kurz vor dem Ende ihrer Arbeit. Marcins Gesichtsausdruck schien nur immer leerer zu werden, proportional zur schwindenden Kundschaft des Cafés. Bald saß draußen außer ihnen niemand mehr. Und Marcin schien weiter weg als je zuvor.</text:p>
      <text:p text:style-name="P212">Auch wenn Dania nicht langweilig geworden war, und sie den kleinen netten Ausflug in den zweiten Bezirk durchaus genoss, war sie froh, als sich auf der anderen Straßenseite etwas regte. Ein <text:span text:style-name="T359">kleiner</text:span> Mann mittleren Alters, mit beginnender Halbglatze, die jedoch seinem würdevollen Aussehen keinen Abbruch tat, trat aus dem Geschäft und öffnete die <text:span text:style-name="T359">Rückseite der Kutsche, ein Ladeverdeck.</text:span></text:p>
      <text:p text:style-name="P288">Er ist ja sogar kleiner als ich. Das wird einfach.</text:p>
      <text:p text:style-name="P213"><text:s/>Kurz darauf trat sein Sohn hervor, ein junger Mann Anfang zwanzig, mit einer Kiste, die ihm bis unters Kinn reichte. Er legte die Kiste in die Kutsche. Während der alte Forthumpton an der Klappe stand und wartete, ging der Sohn wieder nach innen, um Nachschub zu holen.</text:p>
      <text:p text:style-name="P213">Dania gab Marcin unter dem Tisch einen leichten Tritt. Sofort sah er blitzschnell um sich, und Dania bemerkte, wie seine Hand mit einer blitzschnellen Bewegung unter seinen Mantel geglitten war. Sie schmunzelte.</text:p>
      <text:p text:style-name="P213">Marcin seufzte. „Dann wollen wir mal, hm? Ich gehe alleine rein. Du wartest draußen, bis beide innen sind.“ Er stand auf. </text:p>
      <text:p text:style-name="P213">Dania beobachtete Marcin, wie er in Richtung der Kutsche ging, den Alten grüßte, dann an ihm vorbei die Straße entlangschlenderte. Er setzte seine Diebesmütze auf und verschwand hinter der Kutsche, just als der Sohn mit einer weiteren Kiste auftauchte.</text:p>
      <text:p text:style-name="P213">Als der Sohn wieder in den Laden zurückging, sah Dania Marcin wieder auftauchen; bevor die Tür hinter dem Jungen zuschlug, schlüpfte er mit in den Laden. </text:p>
      <text:p text:style-name="P213">Dann passierte eine Weile nichts. Minuten vergingen, und sie sah den Alten immer ungeduldiger werden. Sie legte ein paar Flammlinge auf den Tisch, stand langsam auf, und ging auf den Laden zu, als der alte genug hatte, die Kutsche Kutsche sein ließ und den Laden betrat. Dania beeilte sich, es ihm nachzutun.</text:p>
      <text:p text:style-name="P213">Innen fand sie eine Situation wie in einem Gemälde vor. Der Raum war durch eine lange Theke geteilt. Am Fuß der Theke saßen der Sohn und eine Angestellte, beide gefesselt. Marcin lehnte mit seiner Diebesmütze auf dem Kopf lässig daneben und hielt dem Sohn beiläufig eine Klinge an den Hals.</text:p>
      <text:p text:style-name="P213">Der Alte stand wie gelähmt zwei Meter vor dieser Szenerie und schien sich noch nicht gefasst zu haben. Dania beeilte sich, ihre Klinge auszuklappen, trat von hinten an ihn heran, hielt sie ihm an den Hals und grüßte ihn höflich, um ihn zu beruhigen. Nicht, dass er etwas unerwartetes tat.</text:p>
      <text:p text:style-name="P213">Marcin lächelte zuvorkommend. „Danke meine Liebe, ich denke nicht, dass das notwendig ist. Herr Forthumpton weiß sicher, dass wir hier zivilisierte Leute sind, und keiner von uns vorschnell handeln sollte.“</text:p>
      <text:p text:style-name="P213">Dania nickte, trat von dem Mann zurück und lehnte sich in eine Ecke.</text:p>
      <text:p text:style-name="P213">„Was zum Q‘holi...“</text:p>
      <text:p text:style-name="P213">„Aber, aber, zivilisierte Leute achten doch auf ihre Sprache. Keine Sorge, sie haben von uns nichts zu befürchten. Meine Freundin dort drüben“ - er deutete mit dem Dolch auf Dania - „möchte ausschließlich etwas Arbeitserfahrung sammeln.“</text:p>
      <text:p text:style-name="P213">Der Alte sammelte sich und stellte sich straff hin. Er schien sich gefasst zu haben. „Was wollen sie? Kommen sie zum Punkt.“</text:p>
      <text:p text:style-name="P213">Marcin zuckte mit den Schultern. „Ich warte mit ihrem Sohn und seiner Freundin hier. Meine Kollegin kriegt eine Garnitur eurer Klamotten. <text:span text:style-name="T360">Du machst die Runde zum Anwesen des Patriziers heute mit ihr, nicht mit deinem Sohn. Sie wird die Kisten in das Haus tragen. Wenn sie zwischendurch länger nicht wiederkommt, steigst du in deine Kutsche, und fährst so schnell wie möglich, ohne Umwege und allein hierher zurück. Wir warten dann noch auf meine geschätzte Freundin, um sicher zu gehen, dass du deinen Teil auch erfüllt hast. Anschließend seid ihr alle frei und wir sehen uns nie wieder.“</text:span></text:p>
      <text:p text:style-name="P214">Dania war beeindruckt von der Professionalität, die Marcin an den Tag legte. Er hatte langsam und ruhig gesprochen, und seine Kunstpause nach diesem Satz war genau lange genug, um den al<text:soft-page-break/>ten Forthumpton Zeit zu geben, das ganze zu verarbeiten.</text:p>
      <text:p text:style-name="P214">„Wenn du auf die Idee kommst, sie an die Miliz zu verraten, bringt sie dich auf der Stelle um. Wenn du hier nicht alleine zurückkommst oder meine Leute erfahren, dass du sie nicht dort abgeliefert hast, stirbt dein Sohn. Du solltest also kooperieren. Suche nicht nach einem Schlupfloch in der Abmachung. Ich bin ein Schlitzohr, und ich habe keins darin gefunden. Also halte dich nicht für klug, spiele einfach mit und morgen kannst du die Geschichte getrost vergessen.“</text:p>
      <text:p text:style-name="P215">Der Alte hielt sich wacker, angesichts der Tatsache, dass er derlei Umgang nicht gerade gewöhnt war. „<text:span text:style-name="T361">Und wie kann ich dir vertrauen? Du tötest uns am Ende doch wahrscheinlich einfach trotzdem.“</text:span></text:p>
      <text:p text:style-name="P216">Marcin lachte. „Wenn du jemals in einem der anderen Bezirke warst, müsstest du doch wissen, was diese Mütze bedeutet. Ich bin ein Ehrbarer Dieb. Wir heißen so, eben weil man uns beim Wort nehmen kann. Ich habe mir meine Ehrlichkeit auf der Straße verdient. Immerhin vertraue ich dir, dass du deinen Sohn wohlbehalten wiedersehen willst. Da kannst du ja wohl der Autorität dieser Mütze vertrauen.“</text:p>
      <text:p text:style-name="P216">Dania sah im Gesichtsausdruck des Vaters, dass er wohl schon von den Ehrbaren Dieben gehört, aber ihre Ehrlichkeit bisher für ein Märchen gehalten hatte. Er schien jedoch bereit, darüber hinwegzusehen, für die einzige Chance, seinen Sohn zu retten.</text:p>
      <text:p text:style-name="P215">„Das wird mir mein Geschäft vermiesen. <text:span text:style-name="T361">Ich werde danach keine Aufträge mehr bekommen, nicht nur vom Patrizier nicht. Auch sonst wird mir niemand mehr -“</text:span></text:p>
      <text:p text:style-name="P216">Marcin unterbrach ihn. „Der neue Patrizier wird da sicher mit sich reden lassen.“</text:p>
      <text:p text:style-name="P216">Der junge Forthumpton blickte mit großen Augen zwischen Dania und Marcin hin und her, entschied sich aber klugerweise, den Mund zu halten.</text:p>
      <text:p text:style-name="P216">Dania stieß sich von der Wand ab. „Also, wo bekomme ich meine Uniform her?“</text:p>
      <text:p text:style-name="P216"/>
      <text:p text:style-name="P216">Wenig später, nachdem sie dem Alten mit den Kisten geholfen hatte, saßen sie mit ihm vorne in der Kutsche auf dem Beifahrersitz, während sie die Straßen entlangjagten. Der Mann schien bemüht zu sein, so schnell wie möglich an sein Ziel zu kommen, nicht nur, weil die Lieferung spät dran war. Er vermied es jedoch, sie anzusprechen, oder auch nur anzusehen.</text:p>
      <text:p text:style-name="P216">Dania durchbroch das Schweigen. „Keine Sorge. Ich stehe auf der Liste. Sie werden mich reinlassen. <text:span text:style-name="T362">Sobald die Miliz sich wundert, wo ich geblieben bin, machen sie sich bereit zu verschwinden.“</text:span></text:p>
      <text:p text:style-name="P218">Er sagte nichts und blickte stur gerade aus. Doch als Dania nachfragte, nickte er, zum Zeichen, dass er verstanden hatte.</text:p>
      <text:p text:style-name="P218">Bei dem Tempo, dass er an den Tag legte, dauerte es nicht lange, bis sie im ersten Bezirk waren. Die Straßen waren hier ein Stückchen besser als im zweiten, doch Dania nahm sich heute keine Zeit, die Handwerkskunst zu bewundern, die diesen Bezirk mit seinem protzigen Stil geschaffen hatte.</text:p>
      <text:p text:style-name="P217">Bald bogen sie in die Straße ein, in der die Rückseite des riesigen Anwesens aufragte.</text:p>
      <text:p text:style-name="P218">Sie nickte ihm zu. „Ich überlasse dir das Reden. Du kennst das Prozedere besser als ich.“ <text:span text:style-name="T363">Sie drückte ihm ihre Papiere in die Hand. „Hier. Wenn du ihnen die gibst, sollten wir keine Schwierigkeiten haben. Bei Frauen sind Bürokraten immer misstrauischer.“</text:span></text:p>
      <text:p text:style-name="P217">Er grunzte, unwillig zu kooperieren. Also versetzte sie ihm einen Satz auf den Hinterkopf. „Du willst deinen Sohn wiedersehen? Dann lass dir nichts anmerken.“ Gleichzeitig schob sie das Kleid der Uniform etwas nach oben, damit er den Dolch sehen konnte, der an ihrem Oberschenkel festgeschnallt war.</text:p>
      <text:p text:style-name="P217">„Gut, gut. Ich tus ja.“ murmelte er widerwillig. Sie lehnte sich zufrieden zurück.</text:p>
      <text:p text:style-name="P217">Als die Kutsche hielt, sprang sie aus dem Wagen. Er kletterte schwerfällig an seiner Seite herunter, während die Milizionäre die Tür langsam öffneten, <text:span text:style-name="T363">die in den Käfiggang zum Dienstboteneingang führte</text:span>. Dania registrierte den Öffnungsmechanismus – sie würde die Tür nicht alleine öffnen können. <text:span text:style-name="T363">Auf dem Weg hinaus würde sie den Käfiggang nicht benutzen können. Doch sie vertraute darauf, dass sie im Chaos eine andere Lösung finden würde. Sie öffnete das Verdeck der Kutsche, während der alte Forthumpton den Soldaten etwas von seinem kranken Sohn vorlog. Zum Glück wirkte seine Nervosität einfach nur wie Unterwürfigkeit. Doch sie merkte, dass sie nicht vollkom</text:span><text:soft-page-break/><text:span text:style-name="T363">men selbstbewusst wirken durfte, wenn er schon so herumdruckste. Sie trug eine Kiste an die Pforte, wo der Soldat sie sofort unterbrach und nach ihren Papieren fragte. Der Alte begriff es zum Glück rechtzeitig und reichte sie ihm. Der Soldat bedeutete Dania zu warten, während er nach hinten ging, um sie mit der Liste abzugleichen, die Marcins Kontakt manipuliert hatte. Dania hoffte inständig, dass er sich an seinen Teil des Plans gehalten hatte.</text:span></text:p>
      <text:p text:style-name="P219">Kurz darauf kehrte der Soldat zurück, reichte die Papiere dem Alten, und winkte sie durch. Sie hörte Forthumpton noch etwas von seinem Rücken murmeln und hörte, wie er wieder auf die Kutsche stieg. „Ich warte so lange!“ rief er ihr hinterher.</text:p>
      <text:p text:style-name="P219">Ihr war das nur Recht. Wenn er hier nicht entkam, würde er einen unliebsamen Zeugen abgeben; in Marcins Händen war der Alte definitiv besser aufgehoben. Sie würde ihn wohl nie wieder sehen.</text:p>
      <text:p text:style-name="P220">Sie trug die Kiste durch das Spalier aus Gittern, an den Soldaten vorbei. Es waren insgesamt vier; keine Anzahl, mit der sie Lust hatte, sich zu messen. Und innen gab es bestimmt mehr als genug Verstärkung. Hinten öffnete eine junge Frau in Dienstmädchenkleidung die Tür für sie.</text:p>
      <text:p text:style-name="P220">Dania grüßte nett. „Guten Abend, ich bin heute für die Kisten verantwortlich.“ Sie lächelte.</text:p>
      <text:p text:style-name="P220">Das <text:span text:style-name="T364">Dienstm</text:span>ädchen guckte ein bisschen enttäuscht. „Oh, was ist denn mit dem Jungen, der hier sonst immer die Kisten schleppt?“</text:p>
      <text:p text:style-name="P220">Dania zuckte mit den Schultern, konnte sich aber ein Schmunzeln nicht verkneifen. „Krank.“</text:p>
      <text:p text:style-name="P220">„Zu schade.“ Das <text:span text:style-name="T364">Dienstm</text:span>ädchen wirkte sichtlich enttäuscht.</text:p>
      <text:p text:style-name="P220">Dania räusperte sich. „Aber du, ich habe eine Frage… könnte ich vielleicht hier kurz auf die Toilette? Der Wagen ist die ganze Zeit über die holprige Straße, und das schlägt mir immer so auf die Blase…“ Sie setzte ihre unschuldigste Miene auf.</text:p>
      <text:p text:style-name="P220">Das Mädchen blickte durch die offene Tür nach außen. „Nun, das ist eigentlich gegen die Vorschriften...“</text:p>
      <text:p text:style-name="P220">Dania hüpfte leicht auf und ab <text:span text:style-name="T364">und guckte flehentlich.</text:span></text:p>
      <text:p text:style-name="P221">Die junge Frau lachte. „Na gut, ich sehe, was ich tun kann.“ Sie ging kurz zur Tür und raunzte den rangniedrigsten Milizionär an, dass „die Dame“ auf die Toilette müsste und sie gleich wiederkämen. </text:p>
      <text:p text:style-name="P221">Dania grinste. „Du kennst die Tricks, hm?“</text:p>
      <text:p text:style-name="P222">„Wenn man den ganzen Tag mit Soldaten arbeitet… sie sind so vorhersehbar.“ Sie geleitete Dania nach hinten, durch eine gut ausgestattete Vorratskammer hindurch. Dania hatte lange nicht so viel frisches Essen gesehen, die Küche hier schien ganz auf Konservendosen zu verzichten, die im Rest der Stadt die Bevölkerung durch Massenproduktion ernähren konnten. </text:p>
      <text:p text:style-name="P224">Ein anderes Mädchen rauschte durch eine der Türen und sprach sie an: „Hey Julia, wenn du mit der Lieferung fertig bist, kannst du frisches Obst nach 203 bringen? Die Schalen dort müssen aufgefüllt werden.“</text:p>
      <text:p text:style-name="P224">Das Dienstmädchen, das wohl Julia hieß, meckerte kurz über das Treppensteigen, zog Dania aber zielstrebig weiter, während die andere einen großen Kürbis aus dem Regal griff und den Raum auf demselben Weg wieder verließ.</text:p>
      <text:p text:style-name="P222">Kurz darauf betraten sie einen Gang, der wohl zur Küche führte, und von dem zwei andere Türen abgingen.</text:p>
      <text:p text:style-name="P221">„Hier sind wir“, sagte <text:span text:style-name="T366">Julia</text:span> vor einer der Türen.</text:p>
      <text:p text:style-name="P221">„Gut“, sagte Dania, ergriff mit einem Mal ihren Kopf und schlug ihn kräftig gegen die Wand, einmal, zweimal, dreimal, bis <text:span text:style-name="T366">sie </text:span>bewusstlos zu Boden sank. Dania öffnete die Tür, und zog sie mit hinein. Hastig zog sie <text:span text:style-name="T366">die junge Frau</text:span> aus, um an ihre Uniform zu gelangen. Sie bestand aus <text:span text:style-name="T365">einem Kleid, das leider knapp kürzer als Danias derzeitige Uniform war, und einer Schürze. Sie zog sich beides notdürftig über die Lieferantenuniform, prüfte, ob die Bordöschen aus ihrem Ausschnitt hervorragten, ob ihre Klingen unter dem Saum der Kleider herausschauten, und öffnete die Tür, um auf den Gang zu treten, als sie eine rufende Stimme hörte.</text:span></text:p>
      <text:p text:style-name="P221">„<text:span text:style-name="T365">Julia, tut mir leid, aber Olaf ist nicht der Meinung, dass ihr einfach zusammen aufs Klo könnt…“ Dania fluchte leise, zog ihre Klappklinge hervor und entfaltete sie. Dann stellte sie sich neben die Tür.</text:span></text:p>
      <text:p text:style-name="P223">Prompt hörte sie das Klopfen. Sie antwortete: „Herein?“</text:p>
      <text:p text:style-name="P223">Die Tür ging nach innen auf. Der Soldat öffnete sie, bis die Tür gegen das Bein des Dienstmäd<text:soft-page-break/>chens stieß. Bevor er begriffen hatte, warum sie fast nackt auf dem Boden lag, stieß Dania ihm blitzschnell ihre Klinge durch den Hals. Mit der anderen Hand packte sie ihn, um die Klinge einmal durch die Kehle reißen zu können. Mit nichts als Blut in der Luftröhre gurgelte er hilflos. Sie warf ihn in die Toilette hinein, wischte ihre Klinge an seiner Uniform ab, klappte sie zusammen und trat auf den Gang. Die Tür zog sie hinter sich zu.</text:p>
      <text:p text:style-name="P289">So. Die Saat ist gesät. Bald regiert hier das Chaos.<text:span text:style-name="T53"> Sie lächelte zufrieden.</text:span></text:p>
      <text:p text:style-name="P289"><text:span text:style-name="T53">Doch noch musste sie sich die Ordnung zunutze machen. Bevor noch mehr Soldaten hinterhergeschickt wurden, ging sie zielstrebig zurück in die Vorratskammer. Sie griff sich eine Schale und legte ein paar Bananen, Äpfel, Orangen, und sogar eine riesige </text:span><text:span text:style-name="T101">Melone</text:span><text:span text:style-name="T53"> hinein und verließ die Kammer durch dieselbe Tür, die vorhin die andere Bedienstete benutzt hatte.</text:span></text:p>
      <text:p text:style-name="P289"><text:span text:style-name="T53">Nach einer kurzen Treppe, die den Hauptteil eines ziemlich staubigen Gang ausmachte, stand sie in einem vornehm aussehenden Korridor. </text:span><text:span text:style-name="T100">Er war leer. Sie entschloss sich, erstmal zu diesem Zimmer 203 zu gehen, um dort das Obst abzuliefern. Vielleicht schnappte sie ja auf dem Weg auf, wo sich der Patrizier befand. Sie hatte nicht lange, bis die beiden entdeckt werden würden, und bis dahin sollte sie sich schon etwas auskennen. Sie bog um die Ecke, auf der Suche nach der Treppe nach oben.</text:span></text:p>
      <text:p text:style-name="P225">Um die Ecke kamen ihr zwei Soldaten entgegen. Sie hatten Kurzschwerter an ihrer Seite und sahen aus, als hätten sie einen Nachnamen. Hier Wache zu schieben war wohl ihr erster Schritt auf einer steilen Karriereleiter zu einem einflussreichen und langweiligen Bürojob, um das Ansehen ihrer Familie zu sichern. Sie musterten Dania ebenso eindringlich wie sie sie, sie schienen auch nicht mehr zu tun zu haben, als durch die Gänge zu schlendern.</text:p>
      <text:p text:style-name="P225">„Hey, du Göre, deine Uniform sitzt aber sehr schlecht, da unten piekt deine Unterwäsche heraus!“ der eine pöbelte sie mit der pikierten Rücksichtslosigkeit an, die nur Hochwohlgeborene an den Tag legen können. „Soll mein Freund hier sie dir mal richten?“</text:p>
      <text:p text:style-name="P225">Dania bemühte sich, eingeschüchtert zu gucken, und mit ihrer Obstschale davon zu tippeln. Mehr Aufmerksamkeit wollte sie hier wirklich nicht generieren, und sie konnte ja nicht jeden Soldaten in dem Haus einen nach dem anderen abstechen. Schon gar nicht, wenn sie zu zweit waren.</text:p>
      <text:p text:style-name="P225">Um die nächste Ecke herum fand sie auch schon die Treppe, <text:span text:style-name="T367">am Rand einer größeren Eingangshalle, in der einige Leute beschäftigt hin und her gingen, und einige Soldaten umherstanden und wichtig durch die Gegend blickten</text:span>. Hastig eilte sie sie hinauf und machte ganz den Eindruck des beschäftigten Dienstmädchens. Auf dem Treppenabsatz im ersten Stock kam ihr ein junger Page von maximal elf Jahren entgegen. Er blickte ein bisschen verschämt, und schien erleichtert, als sie einfach an ihm vorbeihastete. Dania hatte den Eindruck, dass sie sich beide an Orten befanden, an denen sie nicht unbedingt etwas zu suchen hatten.</text:p>
      <text:p text:style-name="P290"><text:span text:style-name="T53">Sie vermutete Zimmer 203 richtig im zweiten Stock, wo sie es nach kurzem herumirren herausgefunden hatte, dass die Zimmernummern oben in den Türrahmen graviert waren. Nach dem Klopfen trat sie ein und </text:span><text:span text:style-name="T101">erstarrte.</text:span></text:p>
      <text:p text:style-name="P291"><text:span text:style-name="T53">Drei Soldaten saßen an einem langen Tisch und fanden sich in ihre</text:span><text:span text:style-name="T102">m Kartenspiel</text:span><text:span text:style-name="T53"> von Dania unterbrochen. Nicht nur das, Dania merkte, dass sie einen davon kannte – es war Dragan, den sie in der Nacht kennengelernt hatte, als sie mit Marcin und Varg diesen Hakun umgebracht hatte. Und in seinen Augen sah sie, dass auch er sie wiedererkannte.</text:span></text:p>
      <text:p text:style-name="P291"><text:span text:style-name="T53">Sie wies auf ihre Schale, und murmelte, dass sie nur das Obst wieder auffüllen wollte. Die anderen beiden Soldaten nahmen ihr </text:span><text:span text:style-name="T102">Spiel</text:span><text:span text:style-name="T53"> wieder auf. Nur Dragan beobachtete sie weiter aus dem Augenwinkel, während sie die beiden kleinen Schalen mit Obst befüllte.</text:span></text:p>
      <text:p text:style-name="P226">Da bemerkte sie ihren Fehler; mit der Melone konnte sie hier absolut nichts anfangen. Sie war zu groß für die kleinen Schälchen und sie würde sie wieder mitnehmen müssen. Doch das meiste ihrer Bananen, Äpfel und Orangen wurde sie los.</text:p>
      <text:p text:style-name="P226">Dragan würde ihr vielleicht den Aufenthaltsort des Patriziers verraten können. Dania dachte fieberhaft nach. Wie könnte sie ihn unauffällig danach fragen, ohne dass die anderen beiden den Grund der Frage mitbekamen? Sie war sich mittlerweile sicher, dass er Marcins Kontakt war, und die Liste manipuliert hatte – er hatte ihnen bereits einmal bei einem Attentat geholfen, und jetzt traf sie ihn zufällig hier im Anwesen an? Dania glaubte nicht an Zufälle, vor allem, wenn Marcins intrigantes Genie mit im Spiel war.</text:p>
      <text:p text:style-name="P227"><text:soft-page-break/>Da kam Dragan ihr zuvor: „Mädchen, kannst du mir vielleicht einen Gefallen tun? Die beiden sollen bald ihre Schicht antreten, aber ich bin am gewinnen, und so leicht kommen die mir nicht davon. Kannst du zur Leibwache des Patriziers im großen Saal im ersten Stock gehen, und ihnen von Dragan Burk ausrichten, dass ihre Ablöse eine Stunde später kommt?“</text:p>
      <text:p text:style-name="P227">Die beiden anderen feixten. „Von wegen, du bist am gewinnen! Wenn du wüsstest, was ich auf der Hand habe… du bluffst doch nur.“</text:p>
      <text:p text:style-name="P227">Dania beeilte sich, einen Knicks zu machen. „Selbstverständlich, Sir.“ Sie ergriff ihre Schale und ging nach draußen.</text:p>
      <text:p text:style-name="P227">Den Saal zu finden konnte nicht so schwer sein. „groß“, hatte Dragan gesagt – sie vertraute darauf, dass er mindestens eine riesige Doppeltür hatte. Und wenn sie mit den Leibwächtern sprach, käme sie sogar nahe an den Patrizier heran, ohne Verdacht zu erwecken…</text:p>
      <text:p text:style-name="P227">Sie ging nun nicht mehr so hastig wie auf dem Hinweg. Ein bisschen Gelassenheit war jetzt viel angebrachter; wenn sie außer Atem bei den Leibwächtern ankam, würde sie viel mehr Verdacht erwecken. Außerdem wollte sie sich ihre Energie für die Flucht aufsparen.</text:p>
      <text:p text:style-name="P227">Da kam sie an der Treppe an, und machte sich auf den Weg hinunter in den ersten Stock. Sie war fast im ersten Stock, als ihr eine ältere Bedienstete von oben nacheilte.</text:p>
      <text:p text:style-name="P227">„Entschuldigung, junges Ding – ich habe dich hier noch nie gesehen. Seit wann arbeitest du hier?“</text:p>
      <text:p text:style-name="P227">Dania räusperte sich. „Ich habe erst gestern angefangen. Habe gerade etwas Obst in 203 aufgefüllt.“</text:p>
      <text:p text:style-name="P227">Die Alte blickte misstrauisch an ihr herab. „Mensch, deine Uniform! Das ist doch keine Art, so herumzulaufen. Da ragt ja dein Alltagskleid heraus -“ sie bückte sich, und begann, an Danias Kleid herumzufuseln „so kannst du hier drin doch nicht herumrennen. Geh sofort nach unten und zieh das Kleid darunter aus, wer hat das denn überhaupt heute morgen durchgehen lassen?“</text:p>
      <text:p text:style-name="P292"><text:span text:style-name="T53">Dania kam immer mehr ins Schwitzen. Diese Frau stellte die falschen Frage</text:span><text:span text:style-name="T103">n. </text:span><text:span text:style-name="T53">„Julia meinte, das geht schon in Ordnung so. </text:span><text:span text:style-name="T103">ich hatte nichts besseres zum drunter tragen...“</text:span></text:p>
      <text:p text:style-name="P228">Die Frau runzelte missbilligend die Stirn. „Verantwortungslos, sowas. Na, dann mach aber mal, dass du los – hey, warum hast du eigentlich eine riesige, ungeschnittene Melone in deiner Schale? Haben sie sie dir nicht geschnitten mitgegeben? Das müssen sie dir doch gesagt haben, dass -“</text:p>
      <text:p text:style-name="P228">Dania überlegte fieberhaft, wie sie den immer stärker aufkeimenden Verdacht in der Frau zum Schweigen bringen könnte -</text:p>
      <text:p text:style-name="P228">Da drang plötzlich von unten Geschrei nach oben. „Hier läuft eine Mörderin frei rum! Alle aufpassen! Niemand bewegt sich vom Fleck, bis wir alle durchsucht haben! Eine Einbrecherin! Mörderin!“ Die Soldaten schienen ihren Kollegen entdeckt zu haben. Dania erstarrte.</text:p>
      <text:p text:style-name="P228">Ebenso die alte Frau. Sie blickte abermals von oben nach unten an Dania herab, und…</text:p>
      <text:p text:style-name="P228">„Hier ist sie! Hier oben! An der Treppe zum zweiten Stock!“ Wie am Spieß brüllte die Bedienstete los. Sie hatte eine kräftige Stimme, die von jahrzehntelangem rumkommandieren geschliffen worden war.</text:p>
      <text:p text:style-name="P228">Dania warf ihr die Obstschale ins Gesicht und rannte los. Sie musste nach unten, sich verstecken, vielleicht den Patrizier finden… wenigstens war jetzt das Chaos auf ihrer Seite.</text:p>
      <text:p text:style-name="P228">Als sie im Erdgeschoss ankam, sah sie gerade, wie aus dem Erdgeschoss Soldaten nach oben gestürmt kamen, fünf, sieben, zu viele, um zu kämpfen. Sie rannte den Korridor im ersten Stock entlang und um die Ecke.</text:p>
      <text:p text:style-name="P293"><text:span text:style-name="T53">Dort standen zwei Bedienstete still am Fleck und bewegten sich kein Stück. Anscheinend schienen sie der Anweisung zu folgen… doch diese Option hatte sie nicht. Sie würde sofort von den Soldaten erkannt werden, immerhin hatten sie sogar ihre Papiere. Diese Art von Chaos war ihr erheblich unangenehmer. Es herrschte zu viel </text:span>Ordnung<text:span text:style-name="T53"> darin. Vielleicht konnte sie sich ja wenigstens irgendwo verstecken.</text:span></text:p>
      <text:p text:style-name="P228">Sie rannte um eine weitere Ecke. Vor einer Tür stand ein Soldat, der sie mit großen Augen anstarrte. Er zog sein Schwert.</text:p>
      <text:p text:style-name="P293"><text:span text:style-name="T53">Dania zerrte ihre Klappklinge unter ihrem Kleid hervor. Sie kam ums Kämpfen wohl eh nicht drum herum, da konnte sie es wenigstens genießen. Der Soldat griff ohne Umschweife an und hieb in Richtung ihres Oberkörpers, schwer auszuweichen, also </text:span><text:span text:style-name="T104">lenkte</text:span><text:span text:style-name="T53"> sie den Hieb </text:span><text:span text:style-name="T104">über sich drüber. Sie </text:span><text:soft-page-break/><text:span text:style-name="T104">vermied, sein Schwert direkt zu blocken, weil ihre Klinge so fragil war – aber indem sie es ablenkte, konnte sie sogar näher an ihn heran. Sie trat ihm mit Effekt in die Weichteile.</text:span></text:p>
      <text:p text:style-name="P229">Während er sich zusammenkrümmte, konnte sie wieder zustechen. Der erste Stich ging ins Leere, weil er so taumelte. Beim zweiten Stich war sein Schwert im Weg, der dritte Stich jedoch traf seine Armbeuge.</text:p>
      <text:p text:style-name="P229">Nun hatte er es schon schwerer mit dem Blocken. Ihrem nächsten Stich konnte er nicht mehr ausweichen, und sie traf sein Herz. Ungläubig sah er, wie ihre Klinge aus ihm herausragte. Sie hatte einen Volltreffer gelandet, und er sackte zusammen.</text:p>
      <text:p text:style-name="P229">Da hörte sie hinter sich Stiefelgetrappel. Die anderen würden jede Sekunde um die Ecke kommen. Blitzschnell und ohne nachzudenken betrat sie den Raum, den der Soldat bewacht hatte. Nur Sekunden später hörte sie draußen vor der Tür eine Horde Stiefel an der Tür vorbeirennen.</text:p>
      <text:p text:style-name="P229">Es war… eine weitere Toilette. Dania war erstaunt. Dieses Anwesen hatte wirklich viele Toiletten. Und warum sollte man eine Toilette bewachen? Dania zuckte mit den Schultern. Sie hatte schon viel gesehen. Und die Leute in diesem Haus waren offensichtlich verrückt. Nicht einmal zu echtem, panischen Chaos waren sie in der Lage.</text:p>
      <text:p text:style-name="P294">Es läuft aus dem Ruder. Verdammt. Was würde das Gesetz des Chaos jetzt empfehlen?<text:span text:style-name="T53"> </text:span></text:p>
      <text:p text:style-name="P229">Sie hatte ihren Verstand bereits größtenteils ausgeschaltet. Für den Rest des Tages, beschloss Dania, würde sie sich von ihrem Instinkt leiten lassen. Sie holte einen Brocken aus ihrem Ausschnitt hervor, zerkleinerte ihn, und begann, mit ihrer Klinge, die sie notdürftig an ihrer nun nutzlosen Uniform abgewischt hatte, die Krümel zu einer Linie zusammenzuschieben.</text:p>
      <text:p text:style-name="P294"><text:span text:style-name="T53">Nach einer Line fühlte sie sich sofort besser. </text:span><text:span text:style-name="T105">Sie war sich vollkommen sicher, dass sie den Patrizier finden würde. Ihr Instinkt würde sie problemlos zu ihm leiten. So funktionierte Chaos nunmal. Und Zufall. Er sorgte dafür, dass Dragans aus dem Nichts erschienen, warum sollten nicht auch Patrizier aus dem Nichts erscheinen.</text:span></text:p>
      <text:p text:style-name="P230">Da hörte sie – ein Niesen. Ein Niesen, dass jemand nicht länger hatte zurückhalten können.</text:p>
      <text:p text:style-name="P230">Der Raum hatte drei einzelne Toilettenkabinen. Mit einem wilden Kichern trat sie die Tür der ersten ein und blickte ungläubig. Vor ihr saß ein Mann auf der Toilette. Seine piekfeinen Hosen waren heruntergelassen. Er war um die fünfzig, und seine Haare waren schneeweiß, jedes bisschen Farbe war aus ihnen gewichen. Er hatte nicht allzu viele Falten, und sah auch nicht so aus, als würde er oft lachen.</text:p>
      <text:p text:style-name="P295">Warum lacht er nicht? Lächerlicher könnte die Situation doch kaum sein. Das wäre doch ein guter Anlass, damit anzufangen!</text:p>
      <text:p text:style-name="P230">Da bemerkte sie erst, dass er einen Dolch in der Hand hielt. Er wusste anscheinend nicht, dass man den Daumen darum schließen musste, und Dania kicherte bei dem Gedanken, wie schnell dieser Dolch in alle Himmelsrichtungen fliegen würde, wenn sie dagegentrat. Dieser Mann war offensichtlich von Sinnen.</text:p>
      <text:p text:style-name="P230">Da erst merkte sie, dass er schon eine Weile redete. Ihr Verstand hatte das bisher ausgeblendet. „Das ist ungeheuerlich! Ich werde dich auspeitschen lassen! Verschwinde! Dienstmädchen haben in dieser Toilette nichts verloren! Meine Leibwache wird Hackfleisch aus dir machen -“</text:p>
      <text:p text:style-name="P230">Dania lachte. „Deine Leibwache? War das der Typ vor der Tür, den ich erstochen habe?“</text:p>
      <text:p text:style-name="P295">Komm schon, das wird er doch zumindest lustig finden. Die Menschen lachen allgemein zu wenig… vielleicht kann ich ja wenigstens den hier aufmuntern.</text:p>
      <text:p text:style-name="P230">Der Mann fuchtelte jedoch nur noch energischer mit dem Dolch herum, und sie hatte schon Angst, dass er ihm aus Versehen auf den Fuß fallen könnte. „Du weißt wohl nicht, wen du vor dir hast! Niemand rührt mich an! Niemand wagt es, den mächtigsten Mann Lagons auf der Toilette zu belästigen! Wenn du nicht sofort verschwindest...“</text:p>
      <text:p text:style-name="P230">Da fiel es Dania wie Schuppen von den Augen. „Du – bist der Patrizier?“ Sie lachte um so mehr, als sie bemerkte, dass über seinem Kopf Zeichen schweben zu schienen… sie konnte sie nicht lesen, doch instinktiv wusste sie, was sie ihr schon die ganze Zeit sagen wollten. „Na sowas, wäre ich einmal zur Schule gegangen! Dann hätte ich dich bestimmt wieder erkannt. Vielleicht hättest du Schulen bauen sollen!“</text:p>
      <text:p text:style-name="P230">Ihm traten fast die Augen aus dem Kopf. „Der – Patrizier – wird – nicht – gesiezt!“</text:p>
      <text:p text:style-name="P230">Da fiel Dania ein, weswegen sie hier war. Aufmuntern war ja gar nicht der Zweck ihres Aufent<text:soft-page-break/>halts – sie sollte jemanden töten. Das Chaos versuchte wohl schon seit ein paar Minuten, ihr das klar zu machen – waren es Minuten?</text:p>
      <text:p text:style-name="P230">Sie hatte plötzlich den Drang, sich zu entschuldigen. Immerhin musste der arme Mann auf dem Abort sterben, und hatte er das verdient, bei seiner Stellung?</text:p>
      <text:p text:style-name="P295"><text:span text:style-name="T53">Doch dann dachte sie an all die anderen Leute, die in Lagon täglich sterben, und ihr war klar, dass es hier nicht darum ging, wer es verdiente. Es ging viel mehr darum, was das </text:span>Chaos<text:span text:style-name="T53"> erforderte. </text:span><text:span text:style-name="T106">Und dieser Mann könnte ein wenig Chaos sehr gut gebrauchen.</text:span></text:p>
      <text:p text:style-name="P231">Sie blickte ihn ein paar Sekunden an und wurde ernster. „Ich werde mich nicht bei dir entschuldigen. Ich will nur, dass du weißt, wie witzig du stirbst. Wie absurd.“ </text:p>
      <text:p text:style-name="P231">Dann sprach nicht mehr Dania, sondern jemand anders aus ihrem Mund. „So grausam und unnötig deine Herrschaft war, so absurd war dein Leben. So absurd wie jeder Tod in Lagon ist, so absurd wird dein Tod sein. Weder notwendig noch hinreichend für ein gutes Ende.“</text:p>
      <text:p text:style-name="P231">Und so spürte Dania, wie ihr Arm nach vorne schnellte, und ihre Klinge in seinem Herzen vergrub. Der Dolch fiel klappernd zu Boden. Das schmuckvolle Hemd, das er trug, würde wohl niemandem mehr stehen, was Dania bedauerte.</text:p>
      <text:p text:style-name="P231">Sie überlegte, ob sie ein Stück von seinem Penis mitnehmen sollte. Er baumelte etwas traurig herunter, in dem Wissen, dass sein Herrscher ihn verlassen hatte. Könnte sie ihm ein neues Zuhause geben? Es würde zumindest ein witziges Ablenkungsmanöver auf dem Weg nach draußen abgeben, entschied sie.</text:p>
      <text:p text:style-name="P231">Und so wandte sie sich um zum gehen, ein Stückchen reicher als vorher.</text:p>
      <text:p text:style-name="P231"/>
      <text:p text:style-name="P232">Als sie hinaus auf den Gang trat, lag der Leibwächter unverändert auf dem Boden. Sie lief im Laufschritt in Richtung Treppe. Im Erdgeschoss würde sie d<text:span text:style-name="T368">en Haupteingang nehmen und damit hoffentlich fliehen können.</text:span></text:p>
      <text:p text:style-name="P233">Sie rannte wieder an den zwei wie eingefroren dastehenden Bediensteten vorbei. Sie waren zu verängstigt von der blutverschmierten Klinge und den abgeschnittenen Genitalien, die sie in der Hand hatte, um auch nur einen Mucks von sich zu geben. Am Treppenhaus begegnete Dania einem einzelnen Soldaten, der ihr den Rücken zuwandte und die Treppe hinabschaute, weil ihm von unten jemand etwas hochrief. Dania fackelte nicht lange und schnitt ihm von hinten die Kehle durch, als er sie noch nicht einmal herankommen gehört hatte.</text:p>
      <text:p text:style-name="P233">Dania schlich sich die Treppe herunter, wobei sie darauf achtete, nicht von unten gesehen zu werden. Schließlich blickte sie um die Ecke in die Eingangshalle hinein.</text:p>
      <text:p text:style-name="P233">Was sie dort sah, entmutigte sie ein bisschen. Etwa <text:span text:style-name="T369">zwanzig</text:span> Soldaten hatten sich versammelt, und Dragan brüllte sie an, sich zu sammeln. Dann teilte er sie in Gruppen ein. Einer befahl er, alle Ausgänge zu bewachen, die anderen sollten die verschiedenen Stockwerke absuchen.</text:p>
      <text:p text:style-name="P233">Das Chaos sprach jedoch immer noch zu Dania. Es gab ihr Mut und eine Idee.</text:p>
      <text:p text:style-name="P233">Dania küsste ihre glücksbringende Trophäe ein letztes Mal, stand auf und ging würdevoll die Treppe herunter.</text:p>
      <text:p text:style-name="P233">„<text:span text:style-name="T369">Huhu! Meint ihr vielleicht mich?“ fragte sie mit lauter, fester Stimme unschuldig in die Halle hinein.</text:span></text:p>
      <text:p text:style-name="P234">Einundzwanzig Köpfe drehten sich zu ihr um. „Nun, mir scheint, als hättet ihr mich gefunden.“</text:p>
      <text:p text:style-name="P234">Schwerter wurden gezogen, doch Dragan bedeutete den anderen, an Ort und Stelle zu bleiben. </text:p>
      <text:p text:style-name="P234">Dania ging gelassen weiter auf die Gruppe zu. „Dafür habt ihr etwas anderes verloren.“ Sie hob ihre Trophäe hoch. „Eure Männlichkeit.“ und warf sie mit einem Mal zu Boden.</text:p>
      <text:p text:style-name="P234">„Oh, ich meine nicht die. Das ist viel mehr die Männlichkeit eures Gebieters und Patriarchen, die euch so unter ihrem Joch gefangen hatte. Der ihr blind hinterhergerannt seid. Was für ein Mann nimmt schon Befehle von einem anderen an. Ihr habt einem Herrscher vertraut und dafür eure Männlichkeit abgegeben.“ sie kicherte. „Und jetzt müsst ihr lächerliche Uniformen und Ersatzpenisse tragen, um euch immer wieder zu versichern, dass ihr sie noch habt.“</text:p>
      <text:p text:style-name="P234">Dragan hielt die anderen weiter zurück. „Sie will uns nur provozieren. Haltet Ordnung! Hört auf mein Kommando!“</text:p>
      <text:p text:style-name="P234">Dania war im Rausch. „Na, Dragan, schon mal jemanden getötet? Oder geht das an deinem Schreibtisch nicht? Nun, ich habe meine Weiblichkeit auch verloren. Habe sie verkauft, so wie ihr <text:soft-page-break/>eure Männlichkeit verkauft.“ Sie lachte bitter. „Doch während Frauen dafür vom Orden gejagt und gereinigt werden, kriegen Männer Waffen und Ansehen für ihre Hurerei. Ich habe genug davon.“</text:p>
      <text:p text:style-name="P234">Sie griff sich ihre Klinge und schnitt zielstrebig ihre Kleider auf, von oben bis unten. Nur ihre Unterwäsche und die Waffenholster hingen noch an ihr. „Hiermit nehme ich mir meine Weiblichkeit zurück. Kein Mann der Welt kann sie mir mehr nehmen. Ich lehne es ab, eine Sklavin zu sein, in dieser Sklavinnenkleidung.“</text:p>
      <text:p text:style-name="P234">Sie zerquetschte den Penis des Patriziers unter ihrem Schuh. „Ab jetzt bin ich frei von solchen Dingen. Ich töte für niemanden anders mehr. Nur noch für mich und meine Weiblichkeit. Jeder Mord, den ich begehe, ist die heilige Rache der Frau an einer Welt, die von Männern gemacht wurde.“</text:p>
      <text:p text:style-name="P234">Sie verbeugte sich und lächelte die Soldaten herausfordernd an. „Vielleicht findet auch ihr eines Tages zu eurer Weiblichkeit.“</text:p>
      <text:p text:style-name="P234">Sie hatte gesprochen. Chaos hatte es gefallen, und sie hatte genug gesprochen. Also griff sie in ihren BH und holte ihr Puderdöschen hervor – für einen so großen Raum würde sie viel brauchen.</text:p>
      <text:p text:style-name="P234">Dragan hatte genug und befahl den Angriff. „Genug gehört. Was für eine Irre. Auf sie!“</text:p>
      <text:p text:style-name="P234">Die Männer rannten mit gezoge<text:span text:style-name="T370">nen Schwertern auf sie zu, doch zu spät. Einen Augenblick später erfüllte ein dichter Nebel erfüllte mit einem Mal den Raum vor ihr, breitete sich jedoch schnell aus. Dania sah selbst nichts mehr, entschloss sich jedoch, nach links zu rennen, sie hatte sich eine ungefähre Route überlegt. Kurz darauf hörte sie riesigen Lärm und Schreie, als die Soldaten in dem Nebel mit ihren Waffen ineinander rannten und panisch um sich schlugen.</text:span></text:p>
      <text:p text:style-name="P296">Das ist richtiges Chaos,<text:span text:style-name="T53"> dachte Dania, während sich der Nebel weiter im Raum ausbreitete.</text:span></text:p>
      <text:p text:style-name="P236">Mittlerweile hatte sie die Orientierung verloren, doch sie lief einfach irgendwohin und vertraute darauf, dass das Chaos sie in die richtige Richtung leiten würde.</text:p>
      <text:p text:style-name="P236">Plötzlich rannte sie jemanden um. Sie bemerkte erleichtert, dass er sich nicht wehrte, und beschloss, einfach weiterzurennen. Da ertastete ihre Hand eine Wand. Sie tastete sich nach rechts weiter, bis aus Stein Holz und aus Holz Glas wurde. Beherzt trat sie gegen die Tür.</text:p>
      <text:p text:style-name="P236">Sie hatte eigentlich vorgehabt, die Scheibe einzutreten, doch stattdessen schwang die Tür einfach auf. Sie hatte nicht erwartet, sie offen vorzufinden, doch abermals hatte sie ungeheures Glück.</text:p>
      <text:p text:style-name="P236">Sie rannte in den Garten hinaus, den breiten Weg zwischen den Heckengebieten auf das Gartentor zu, vor dem wie immer zwei Wachen postiert waren, auch jetzt, wo es bereits dunkel war. Sie bemühte sich, sich so lautlos wie möglich zu bewegen, und die Wachen bemerkten sie nicht.</text:p>
      <text:p text:style-name="P296"><text:span text:style-name="T53">Als sie dort angelangt war, merkte sie jedoch, dass sie das meterhohe Tor alleine nicht öffnen konnte. Es war von dem selben Mechanismus wie der Lieferanteneingang, an beiden Enden mussten gleichzeitig Leute </text:span><text:span text:style-name="T107">die Tür öffnen…</text:span></text:p>
      <text:p text:style-name="P237">„Hilfe, Hilfe!“ rief sie, ehe sie es sich versah. „Im Haus läuft eine Mörderin frei herum, mit magischen Fähigkeiten! Sie hat den Patrizier ermordet! Ihr müsst das Tor aufmachen!“</text:p>
      <text:p text:style-name="P238">Die Soldaten drehten sich um. Ihre Gesichter verrieten, wie langsam sie begriffen. „Oh Schei-“</text:p>
      <text:p text:style-name="P238">„Bitte, schnell! Ihr müsst ihnen helfen!“</text:p>
      <text:p text:style-name="P238">Der eine fragte sie: „Warum kommt denn da Nebel aus dem Eingang?“</text:p>
      <text:p text:style-name="P238">Dania zuckte die Schultern. „Magische Fertigkeiten, habe ich das nicht schon gesagt? Jetzt macht schnell!“</text:p>
      <text:p text:style-name="P238">Der andere hatte plötzlich große Augen. „Jon, warum hat die denn eigentlich nichts an? Bis auf… Waffen?“</text:p>
      <text:p text:style-name="P238">Dania verdrehte die Augen. Das hat sie weggezaubert, was weiß ich. Wenn ihr euch nicht beeilt, dann -“</text:p>
      <text:p text:style-name="P238">Jon sah sehr skeptisch drein. „Also du stehst hier, nackt, aber schwerbewaffnet, offensichtlich verrückt, und erzählst uns von einer magisch begabten Attentäterin, und das wir das Tor öffnen sollten?“</text:p>
      <text:p text:style-name="P238">Der andere schmunzelte. „Jon, also ich glaube ja, wir sollten das Tor definitiv nicht öffnen.“</text:p>
      <text:p text:style-name="P238">Jon lachte und pflichtete ihm bei. „Ja, ich glaube, genau das werden wir tun. Das Tor, nicht öffnen. Da drin ist eine ganze Kompanie. Wenn die nicht mit deiner magischen Attentäterin fertig werden, werden wir es sicher nicht.“</text:p>
      <text:p text:style-name="P238">Dania fluchte.</text:p>
      <text:p text:style-name="P297"><text:soft-page-break/><text:span text:style-name="T53">Dann besann sie sich. Pulver würde ihr abermals helfen müssen. Sie griff sich in den Ausschnitt. Kurz darauf pustete sie unter den verwunderten Augen der Torwächter eine Prise Bor vom Finger. </text:span><text:span text:style-name="T108">Dann nahm sie Anlauf und hechtete mit kaum vernehmbarer Anstrengung über das drei Meter hohe Tor.</text:span></text:p>
      <text:p text:style-name="P239">Sie kam auf der anderen Seite auf einem Kutschendach auf. Sie blickte sich schnell um, doch es waren keine Pferde angeschürt. Damit würde sie nicht fliehen können.</text:p>
      <text:p text:style-name="P298"><text:span text:style-name="T53">Die beiden Soldaten fluchten bereits laut und rannten mit gezogenen Waffen auf sie zu. Sie rannte vor ihnen weg über die Straße, bis ein weiterer Zaun ihren Weg versperrte. Nur einen Hechtsprung später war sie im Nachbargarten. Die Soldaten bremsten abrupt ab. Dania ließ sich davon nicht beirren und rannte durch den nächsten Garten, irgendwo in Richtung des </text:span><text:span text:style-name="T109">zweiten</text:span><text:span text:style-name="T53"> Bezirks.</text:span></text:p>
      <text:p text:style-name="P239"/>
      <text:p text:style-name="P240">Die Straßen des zweiten Bezirks waren glücklicherweise an diesem Wochentag ziemlich leergefegt. Niemand war dort, der sich über eine halbnackte, abgehetzte Bewaffnete hätte Gedanken machen können.</text:p>
      <text:p text:style-name="P240">Bei Forthumpton &amp; Sohn herrschte eine angespannte Stimmung, die sofort abfiel, als Dania den Raum betrat.</text:p>
      <text:p text:style-name="P240">„Es ist getan.“ Dania ließ sich glücklich lächelnd und erschöpft in eine Ecke fallen. Marcin nickte ihr wohlwollend zu. „Habt ihr vielleicht noch eine zusätzliche Garnitur Kleidung für mich?“ Marcin, der immer noch neben dem Jungen saß und sich wahrscheinlich keinen Zentimeter bewegt hatte, bedeutete dem Alten mit einer Kopfbewegung, Kleidung für Dania zu holen.</text:p>
      <text:p text:style-name="P240">„Du bist ja auf Brocken.“ Sagte Marcin missbilligend.</text:p>
      <text:p text:style-name="P240">Dania kicherte. Nach einer Line ging der Job viel besser. Ich wurde erst entdeckt, habe dann eine Line -“ </text:p>
      <text:p text:style-name="P240">Marcin unterbrach sie. „Das kannst du lieber später erzählen. Wir müssen zurück.“</text:p>
      <text:p text:style-name="P240">Forthumpton kam zurück, mit einem Kleid, dass er Dania zuwarf. Er schien sie nicht anfassen zu wollen. Ihre blutigen Hände jagten ihm wohl einen Schrecken ein.</text:p>
      <text:p text:style-name="P240">„Kann ich mich hier irgendwo waschen und umziehen?“, fragte Dania. Er deutete nur stumm nach hinten. „Diese Gastfreundschaft! Vielen Dank.“ Sie lächelte ihn an, als sie an ihm vorbeiging.</text:p>
      <text:p text:style-name="P241">Das Bad war nicht luxuriös oder so, einfach nur ein Bad. Sie scheute sich ein bisschen davor, dass sie sich mit Wasser waschen musste, aber dann erinnerte sie sich daran, dass Frevel und Schmutz dem Chaos gefielen. Seit dem Mord schmeckte das Leben so frisch, viel frischer als davor!</text:p>
      <text:p text:style-name="P241">Es war Dania, als stünde sie an der Schwelle zu etwas neuem. Nirgends fühlt man sich so lebendig, wie an einem Abgrund, und Dania hatte heute wieder und wieder dem Tod ins Gesicht geblickt. Dann hatte sie gelacht. Und der Tod hatte mit ihr gelacht, über einen Witz, den nur sie beide verstanden.</text:p>
      <text:p text:style-name="P241">Da hörte sie einen Schrei, nein zwei Schreie. Und ein panisches Wimmern. Das dann auch kurz darauf verstummte. Sie wusch sich zu Ende und trat hinter die Theke. Marcin wischte seine Klinge an Forthumptons Kleidung ab, desinteressiert.</text:p>
      <text:p text:style-name="P241">Dania zog die Augenbrauen hoch. „Hattest du ihnen nicht dein Wort als Dieb gegeben?“</text:p>
      <text:p text:style-name="P241">Marcin zuckte mit den Schultern. „Ich werde nicht mehr allzu lange Dieb sein. Und wir müssen die losen Enden aufräumen.“</text:p>
      <text:p text:style-name="P241">Dania lächelte. „Oh, was wirst du dann stattdessen?“</text:p>
      <text:p text:style-name="P241">Marcin lachte. „Vielleicht Essenslieferant? Hier scheint eine Stelle frei zu sein.“</text:p>
      <text:p text:style-name="P241">Ein Teil von Dania war beunruhigt, ein anderer Teil fand Marcins Grausamkeit anregend. Für ihren Geschmack war er beim Töten zu ordentlich. Doch ihr fiel jetzt erst auf, wie attraktiv er eigentlich war – heute wirkte er zum ersten Mal jünger als er war, nicht älter. Sie alle würden durch die heutige Tat einen riesigen Sprung nach vorne machen.</text:p>
      <text:p text:style-name="P241">„Komm, wir müssen zu Thorn.“, sagte Marcin, während er sein Messer in seinem Mantel verstaute. „Wir haben einen Bericht zu leisten.“</text:p>
      <text:p text:style-name="P241"/>
      <text:p text:style-name="P299"><text:span text:style-name="T110">Der Raum</text:span><text:span text:style-name="T53"> im siebten Bezirk, dass für diesen Auftrag als ihre Planungsbasis gedient hatte, war von Kerzen erleuchtet. </text:span><text:span text:style-name="T110">Auf dem Tisch in der Mitte war kaum Platz, weil er mit Unterlagen, Waffen, </text:span><text:soft-page-break/><text:span text:style-name="T110">Kerzen, Flaschen und Weingläsern vollgestellt war. Das schnoddrige alte Sofa in der Ecke hatte bessere Tage gesehen, doch alles in allem war der Raum sogar gemütlich.</text:span></text:p>
      <text:p text:style-name="P242">Auch wenn das nicht der Anspruch war, den Thorn an den Raum gehabt hatte, war Dania froh darüber.</text:p>
      <text:p text:style-name="P242">Thorn stand in der Ecke, als Dania und Marcin den Raum betraten, wie immer vermied er es, auf dem Sofa Platz zu nehmen. Ohne sich umzudrehen, fragte er: „Ist es getan?“</text:p>
      <text:p text:style-name="P242">Dania ließ sich auf das Sofa plumpsen. Dann lachte sie befreit. „Es ist getan.“</text:p>
      <text:p text:style-name="P242">Marcin stellte sich an den Tisch, suchte auf dem Tisch wohl nach etwas.</text:p>
      <text:p text:style-name="P242">Thorn drehte sich um. „Meine Glückwünsche.“ er lächelte nicht, doch er lächelte nie, und Dania machte sich nichts daraus. „Dann sollten wir auf deinen Erfolg wohl anstoßen! Ich habe bereits Gläser vorbereitet.“</text:p>
      <text:p text:style-name="P300"><text:span text:style-name="T53">Marcin lächelte. „Liebe</text:span><text:span text:style-name="T111">n</text:span><text:span text:style-name="T53">d gerne. </text:span><text:span text:style-name="T111">Ich könnte nach der Nacht einen Schluck vertragen.“</text:span></text:p>
      <text:p text:style-name="P243">Dania wehrte ab. „Ich hab heute schon Brocken genommen, ich sollte keinen Wein mehr trinken, der Tag war schon ziemlich lang...“</text:p>
      <text:p text:style-name="P243">Doch Thorn wehrte ab. „Papperlapapp! Ausreden zählen heute nicht. Heute beginnt ein neues Zeitalter! Es bringt Unglück, das nicht mit Wein zu beginnen.“ Er rang sich sogar ein Lächeln ab, da konnte Dania nicht anders, als das Glas zu ergreifen, das Thorn ihr unter die Nase hielt.</text:p>
      <text:p text:style-name="P243">„Auf Dania!“ Marcin hob sein Glas als erster. Thorn stimmte mit ein, und Dania hob nur schüchtern ihr Glas, scheu, auf sich selbst anzustoßen. Sie trank einen tiefen Schluck.</text:p>
      <text:p text:style-name="P243">Thorn stellte sein Glas ab. „Nun erzähl! Ich will alle Einzelheiten hören.“</text:p>
      <text:p text:style-name="P243">Dania lachte. „Wirklich alle?“ </text:p>
      <text:p text:style-name="P243">Marcin zwinkerte vielsagend. „Sie ist bis auf die Unterwäsche unbekleidet zurückgekommen.“</text:p>
      <text:p text:style-name="P243">Thorn hob die Augenbrauen. „Du solltest den Patrizier doch ermorden, nicht verführen. Fallen wir in alte Muster zurück?“</text:p>
      <text:p text:style-name="P243">Dania protestierte. „Nein, das war viel mehr ein Ausdruck der Befreiung, meine Kleidung loszuwerden!“</text:p>
      <text:p text:style-name="P243">Thorn blickte plötzlich streng. „Befreiung? Wovon?“</text:p>
      <text:p text:style-name="P243">„Ich trug Dienstmädchenkleidung. Sklavinnenkleidung. Das war der Mörderin eines Patriziers nicht angemessen! Ich musste sie loswerden.“</text:p>
      <text:p text:style-name="P243">Marcin grinste vielsagend. „Sie sagte ja schon, dass sie Brocken genommen hat.“ Er trank einen Schluck. „Aber jetzt schieß schon los, von Anfang an, bevor wir zu betrunken sind.“</text:p>
      <text:p text:style-name="P243">Dania ließ sich also breitschlagen und erzählte knapp und informativ die Ereignisse, auch, wie nett Dragan zu ihr gewesen war, bis zu dem Punkt, wo sie in der Toilette Brocken nahm. Hier stockte ihre Erzählung.</text:p>
      <text:p text:style-name="P243">Thorn setzte nach, gespannt, die ganze Geschichte zu hören. „Und was dann?“</text:p>
      <text:p text:style-name="P243">Dania stellte ihr Glas ab. „Warte, mir ist ein wenig schwummrig… und es ist schwierig, die richtigen Worte zu finden. Ich habe jedenfalls erst einmal eine Line Brocken gezogen.“</text:p>
      <text:p text:style-name="P243">Sie suchte nach den richtigen Worten, aber es fiel ihr zunehmend schwierig, sich zu konzentrieren. Und es war auch nicht einfach, einen Brockenrausch zu beschreiben.</text:p>
      <text:p text:style-name="P301"><text:span text:style-name="T53">„Ich wusste plötzlich, dass ich ihn finden würde, und das alles einfach werden würde. Also trat ich eine der Toilettentüren ein, und da saß er, </text:span><text:span text:style-name="T112">gerade am scheißen! Wir haben viel gelacht, also nein, eigentlich habe nur ich gelacht… dann habe ich seine Männlichkeit erobert und -“</text:span></text:p>
      <text:p text:style-name="P235">Thorn blickte herausfordernd. „Also hast du ihn doch verführt?“</text:p>
      <text:p text:style-name="P235">Dania sah ihn verständnislos an. „Nein, ich habe sie natürlich abgeschnitten.“ Erschrockene Gesichter. „Ich habe ihm meine Klinge ins Herz gejagt und ihm seinen Schwanz abgeschnitten.“</text:p>
      <text:p text:style-name="P302">Warum Schwitze ich plötzlich so? Es ist doch gar nicht heiß hier drin. Die Kerzen?</text:p>
      <text:p text:style-name="P235">Marcin räusperte sich. „Nun gut, und… dann?“</text:p>
      <text:p text:style-name="P235">Dania fing sich wieder. „Ich bin also raus, habe auf dem Weg noch einen Soldaten erstochen, und bin dann in die Eingangshalle… und da standen gerade Dragan und so zirka zwanzig Soldaten. Ich habe ihnen also erzählt, was ich...“</text:p>
      <text:p text:style-name="P235">Thorn unterbrach sie: „Was erzählt?“</text:p>
      <text:p text:style-name="P235">Dania wedelte abwehrend mit der Hand, sie schluderte ein bisschen. „Das wollte ich doch gerade erzählen, von meiner Befreiung! Dass sie keine Männer sind, weil sie so einem anderen Mann fol<text:soft-page-break/>gen, und ihre Männlichkeit verkaufen, und dass ich meine Frau verkauft – nein. Irgendwie sowas.“ </text:p>
      <text:p text:style-name="P235">Sie schwitzte, und sollte mehr trinken. Sie griff nochmal nach der Flasche.</text:p>
      <text:p text:style-name="P302">Mein Glas – kein Glas? Unwichtig<text:span text:style-name="T53">, dachte sie, und trank direkt aus der Flasche. Der Wein schmeckte ernüchternd.</text:span></text:p>
      <text:p text:style-name="P235">„Und sie haben sich gar nichts getraut, also habe ich ihnen den – hihi – gezeigt und bin etwas drauf rumgesprungen. Das war meine Befreiung! Und meine Klamotten waren auch sklavisch. Weg damit. Und dann wollten sie alle auf mich los und -“</text:p>
      <text:p text:style-name="P235">Sie hustete. Die beiden blickten immer verständnisloser – doch warte, hatten sie gerade Gesicht getauscht? Wo war Thorn, wer war Marcin? Egal. Weiter.</text:p>
      <text:p text:style-name="P235">„Also hab ich sie eingenebelt. Und sie übereinander.“ Sie kicherte. Und raus aus dem Haus. Durch den Garten. Die am Tor wollten mir nicht glauben, und haben das Tor nicht aufgemacht – hihi – also bin ich einfach drüber gehopst.“</text:p>
      <text:p text:style-name="P235">Die Gesichter waren weg? Egal nur die Geschichte zählte.</text:p>
      <text:p text:style-name="P235">„Und weiter gehopst. In einen anderen Garten. Und noch einen, und noch einen – hihi – und noch einen -“</text:p>
      <text:p text:style-name="P235">Dann wurde es schwarz um Dania.</text:p>
      <text:p text:style-name="P235"/>
      <text:h text:style-name="Heading_20_1" text:outline-level="1"><text:bookmark-start text:name="__RefHeading___Toc10194_665622129"/>Joran – Traumsequenz Danias Tod<text:bookmark-end text:name="__RefHeading___Toc10194_665622129"/></text:h>
      <text:p text:style-name="P302"/>
      <text:p text:style-name="P302"><text:span text:style-name="T53">Joran hatte tagelang nicht geschlafen. Oder hatte er? Oder schlief er gerade? Es war nicht von Bedeutung, und nicht feststellbar. Er konnte es nicht messen, es entzog sich seinem Horizont. </text:span><text:span text:style-name="T113">Und nichts war mehr wahr, nichts real. Es kam gar nicht darauf an, ob er schlief oder ob er wachte, wenn er sowieso nichts glauben konnte.</text:span></text:p>
      <text:p text:style-name="P244">Manchmal wachte er nachts auf und wünschte sich sehnlichst, an J‘zharr glauben zu können. Es hätte alles so einfach gemacht. Gut einfach, böse einfach, und nun war sein Leben eine einzige Grauzone aus Begehren und Fortschritt.</text:p>
      <text:p text:style-name="P244">Doch jetzt wachte er nicht auf, immerhin träumte er. War es ein Wachtraum? War es ein Halbschlaf? Vielleicht waren es die Erinnerungen, die man tagsüber verarbeitet, vielleicht die Gewissensbisse, vor denen man nicht schlafen kann.</text:p>
      <text:p text:style-name="P244">Das Glas war zu Boden gefallen, das hatte er klar gesehen. Dabei war es so schön in ihrer Hand gewesen! Sie hatte es umschmiegt und liebkost, getrunken und geleckt und jeden Tropfen aufgesogen wie ein kleiner Joran das Wissen.</text:p>
      <text:p text:style-name="P244">Ob sie es auch wieder ausspuckte? Nein, das traute sie sich nicht – und so floss es durch ihre Adern bis in ihr Herz, wo es zu schlagen aufhörte.</text:p>
      <text:p text:style-name="P244">Wie sie wohl mit dem Glas auf dem Kopf ausgesehen hätte! Ein Triumph, eine Krone, wie sie sie verdient hatte, als Königin aller Frauen. Zu guter letzt selbstbestimmt.</text:p>
      <text:p text:style-name="P244">Joran erinnerte sich an ihren Körper, in aller Schönheit zurückerobert. Er hatte schon gedacht, er müsste der Ritter sein, der zu all den Freiern reißt und ihnen ein Stück ihres Körpers im Kampf entreißt – doch er war ein schlechter Ritter, das wusste er.</text:p>
      <text:p text:style-name="P303"><text:span text:style-name="T53">Nicht wie Varg. </text:span><text:span text:style-name="T114">Varg hätte sie von allen befreit, außer von sich selbst. Einen nach dem anderen hätte er ihre Freier erschlagen. Am Ende hätte nur noch er sie besessen, und ihren Körper in einen goldenen Käfig gesteckt.</text:span></text:p>
      <text:p text:style-name="P304">Tote Körper kann man nicht einsperren – freie Geister fliegen wie sie wollen<text:span text:style-name="T53">, schoss es durch seinen Kopf, und er wusste nicht – nichts wusste er.</text:span></text:p>
      <text:p text:style-name="P245">Dann war überall Wein, und es war ein Meer, und er schlug mit den Armen und versuchte zu schwimmen! Doch wie sollte er schwimmen können, wo das Wasser doch so verpönt war in Lagon, und Varg kniete am Rand des Weinglases und rief ihm beruhigend zu: „Beruhig dich, das ist kein Wasser, wenn du darin ertrinkst, bleibt deine Seele zumindest unversehrt!“</text:p>
      <text:p text:style-name="P245">Und Joran wollte zurückrufen und ihn einen elenden Idioten nennen und dass er sich nicht um seinen Scheißgott schere, doch dann schmeckte er den Wein, und er schmeckte nach Blut.</text:p>
      <text:p text:style-name="P304"><text:span text:style-name="T53">Joran wurde schlecht, als er nach oben blickte, und die Flasche erblickte, die das Glas einge</text:span><text:soft-page-break/><text:span text:style-name="T53">schenkt hatte, in dem er ertrank, und die Flasche hatte Schamlippen, ihn zu küssen, und Blut, ihn zu tränken.</text:span></text:p>
      <text:p text:style-name="P245">Er japste nach Luft, und es schlug über ihm zusammen.</text:p>
      <text:p text:style-name="P304">Gift! Wenn es doch nur Gift wäre! Dass es alles aus ihr heraustropfe! Braucht sie ihr Blut nicht noch?</text:p>
      <text:p text:style-name="P245">Keine Antworten, nur bleierne Glieder und er sank auf den Grund des Glases.</text:p>
      <text:p text:style-name="P245">Warum starb er nicht? Weil er träumte. Endlich. Er hatte schon gedacht, er würde gar nicht mehr einschlafen, wie das zurzeit so oft war.</text:p>
      <text:p text:style-name="P304">Wenn du gerade träumst, und dir dessen bewusst bist, hast du die Kontrolle.</text:p>
      <text:p text:style-name="P304"><text:span text:style-name="T53">Joran hatte Bücher gelesen übers Wachträumen, wie er Bücher über so ziemlich alles gelesen hatte. Doch noch nie eins geschrieben! </text:span>Peinlich, nicht?<text:span text:style-name="T53"> </text:span>Du Wissensparasit.</text:p>
      <text:p text:style-name="P245">Joran sah Kontrolle gar nicht ein. Ein weiterer Traum, in dem er mit Dania schlief, indem er es einfach geschehen ließ? Es schien ihm respektlos.</text:p>
      <text:p text:style-name="P245">Da schrie er sich an: „Du Feigling! Warum machst du die Realität zu deinen Träumen, statt deinen Traum zur Wirklichkeit? Du hast nur Angst, Angst, was sie sagen würde, Angst wie all die anderen reagieren.“</text:p>
      <text:p text:style-name="P304">Wie soll ich eigentlich jemanden lieben, die nicht mal lesen kann?</text:p>
      <text:p text:style-name="P245">Und er träumte weiter von einer Dania, die am Boden verblutete, während Joran und Varg über ihr standen und sich darum stritten, wer ihr zuerst helfen durfte. Bis eine Frau ohne Gesicht auftauchte, sich mit dem Schritt in Danias Gesicht setzte und ihr eine Transfusion gab… und Varg beschimpfte ihn, was er denn dachte, und dass Männer sich genug in Danias Leben eingemischt hatten.</text:p>
      <text:p text:style-name="P305">Und die Götter in das der Menschen, Novize.<text:span text:style-name="T53"> Joran wunderte sich, dass solche Argumente gerade aus Vargs Mund kamen. </text:span>Religiöse Inkonsistenz.</text:p>
      <text:p text:style-name="P246">Er beendete seinen Streit mit Varg als nutzlos, der würde es nie einsehen. Stattdessen sah er sich um, doch Dania war weg. Wo sie gelegen hatte, lag bloß ein großer Blutfleck.</text:p>
      <text:p text:style-name="P246"/>
      <text:p text:style-name="P246">Joran wachte auf und hatte das Gefühl, dass er etwas wichtiges vergessen hatte.</text:p>
      <text:p text:style-name="P305">Nein – verloren.<text:span text:style-name="T53"> Er fragte sich, ob er Dania je wiedersehen würde.</text:span></text:p>
      <text:p text:style-name="P246"/>
      <text:h text:style-name="Heading_20_1" text:outline-level="1"><text:bookmark-start text:name="__RefHeading___Toc8716_453400607"/>Thorn – im Rat mit Arghan, Dragan und Marcin, stellen Danias Leiche vor, Thorn lässt sich zum Patrizier wählen<text:bookmark-end text:name="__RefHeading___Toc8716_453400607"/></text:h>
      <text:p text:style-name="P246"/>
      <text:p text:style-name="P246">Der Saal war im Aufruhr. Ratsmitglieder schnatterten wild durcheinander, einzelne Magister versuchten verantwortungsvoll dreinzublicken, Bürokraten eilten verzweifelt von Gesetzbuch zu Geschäftsordnung, beugten sich konzentriert darüber und versuchten herauszufinden, wer denn eigentlich gerade das Sagen hatte. Alles, was in Lagon Rang und Namen hatte, war versammelt, es herrschte vollständiges Chaos, und es war perfekt.</text:p>
      <text:p text:style-name="P246">Thorn stand am Rande des Geschehens, und entschied sich, es noch ein bisschen köcheln zu lassen. Erst wenn sie wirklich verzweifelt waren, würden sie einsehen, wie sehr sie seine Führung brauchten.</text:p>
      <text:p text:style-name="P247">Er ließ seinen Blick durch den Raum schweifen. <text:span text:style-name="T373">Die Ränge waren dünn besetzt, die meisten Ratsmitglieder standen in der Mitte in kleinen Kreisen und diskutierten.</text:span> Auf wen konnte er sich hier verlassen? Arghan war Thorns Plänen, den Patrizier zu ermorden, durchaus zugetan gewesen, und er hatte auch eingesehen, warum Thorn der nächste Patrizier werden musste; ein ehemaliger Inquisitor war ein mächtigeres Symbol, und ein Politiker an der Spitze gab ein besseres Bild ab als ein Unternehmer. So bereitwillig hatte Arghan eingewilligt, an politischem Rang überholt zu werden.</text:p>
      <text:p text:style-name="P247">Hauptmann Dragan war ebenfalls anwesend. Er traute dieser Schwuchtel keinen Fuß breit über den Weg. Leute zu erpressen war unsicher, Manipulation war Thorn immer lieber gewesen. Seine Kooperation war unsicher. Er hoffte, dass Marcin ihn im Griff hatte. Doch für heute musste er nur seine normale Zeugenaussage ablegen. Diese sollte vor allem Dragan selbst entlasten, es war un<text:soft-page-break/>wahrscheinlich, dass er heute quer schoss. Und danach würde Dragan sowieso seiner direkten Befehlsgewalt unterstehen.</text:p>
      <text:p text:style-name="P248">Hauptmann Katan war hingegen tief in Gespräche vertieft. Wie es Thorn schien, spekulierte er lautstark über die Täter und badete sich in Gewaltfantasien darüber, was er mit ihnen anstellen würde, wenn er sie zu fassen bekäme. Dass das nicht besonders taktvoll war, fiel dem grobschlächtigen Hauptmann nicht auf; Thorns Problem war das jedoch nicht.</text:p>
      <text:p text:style-name="P247">Marcin wartete im Moment noch vor dem Gebäude. Es war wichtig, dass er im richtigen Moment auftauchte, um seine Aussage zu machen.</text:p>
      <text:p text:style-name="P249">Der Sprecher der Kaufmannsgilde, Goran Witten war einer von denen, die besorgt diskutierten. Die öffentliche Sicherheit war seinem Geschäft ein großes Anliegen. Der Tod des Patriziers, der immerhin auch Oberbefehlshaber der Miliz war, war für ihn deswegen ein bedeutendes Problem; und die Frage, wer seinen Platz vernünftig ausfüllen konnte, interessierte ihn brennend.</text:p>
      <text:p text:style-name="P247">Der Inquisitor des Rates, Callen, saß wie immer auf seinem Platz und beäugte Thorn misstrauisch. Sicher ahnte er etwas, er kannte Thorns Rücksichtslosigkeit ja noch aus Zeiten des Ordens. Solange er jedoch keine Beweise hatte, würde er ihm kaum dazwischen funken können. Im Gegenteil, seine Schwäche könnte Thorn heute zugutekommen.</text:p>
      <text:p text:style-name="P249">Thorn entschied sich, dass die Situation genug gekocht hatte. Die Verwirrung und Ohnmacht im Saal hatte sich zu einem dichten Dampf kondensiert, den man beinahe mit Händen greifen konnte. Diese Dampfmaschine konnte er nun in Gang setzen. Er gab das Zeichen, Marcin zu holen, und trat wirkungsvoll vor das leere Pult des Patriziers.</text:p>
      <text:p text:style-name="P249">„Meine Herren, ich bitte um Ruhe.“ Das Gerede erstarb. „Wir sollten uns endlich klar werden, welches Handeln in dieser Situation angebracht wäre.“</text:p>
      <text:p text:style-name="P249">Einer der Bürokraten, die die Satzung durchstöberten, meldete sich. „Verehrtes Ratsmitglied, wir sind uns noch nicht sicher, wer in dieser Angelegenheit Rederecht -“</text:p>
      <text:p text:style-name="P249">Thorn unterbrach ihn. „Dann müssen wir uns dessen eben unsicher sein. Fest steht, wenn wir weiter durcheinander reden, werden wir dieser Krise nicht Herr. Lasst uns also erst einmal die Fakten sammeln.“ <text:span text:style-name="T374">Er räusperte sich. „Hauptmann Dragan, wenn ich richtig unterrichtet bin, wart ihr der Vorgesetzte der Leibwache. Ich erbitte euren Bericht.“</text:span></text:p>
      <text:p text:style-name="P250">Technisch gesehen hatte Thorn natürlich kein Recht, seinen Bericht zu erbitten, und Dragan stärkte seine Autorität subtil, indem er gehorchte, ohne sich über die Respektlosigkeit zu beschweren. „Die Täterin arbeitete für einen der Essenslieferanten, dessen Inhaber und Angestellte mittlerweile tot aufgefunden wurden. Durch den Dienstboteneingang gelangte sie in das Anwesen, wo sie einem Dienstmädchen die Uniform abnahm, um nicht aufzufallen. Sie schmuggelte sich mit einem Teller Obst in den zweiten Stock, wo ich zu meiner Schande gestehen muss, von ihrer Tarnung getäuscht worden zu sein.“ </text:p>
      <text:p text:style-name="P250">Getuschel kam auf. Dafür musste er eine ziemliche politische Schlappe einstecken. Doch er würde es überleben, dafür würde Thorn sorgen, wenn er erst im Amt war. Dragan fuhr fort.</text:p>
      <text:p text:style-name="P250">„Daraufhin <text:span text:style-name="T375">tötete sie den diensthabenden Leibwächter im Zweikampf und überraschte den Patrizier auf der Toilette. Die Autopsie ergab, dass sie ihn mit einem sauberen Stich ins Herz tötete und… ihm die Genitalien abschnitt.“ Abermals Getuschel. Ein Mann kicherte sogar, doch wurde sofort kleinlaut, als die Blicke in seine Richtung schwiffen. „Daraufhin lief sie zur Eingangshalle, wo sie auf mich und zwanzig meiner Männer traf.“</text:span></text:p>
      <text:p text:style-name="P250">„<text:span text:style-name="T375">Also haben Sie sie?“ fuhr Goran Witten dazwischen.</text:span></text:p>
      <text:p text:style-name="P251">Dragan blickte zu Boden. „Sie ist mithilfe von Magie entkommen, nachdem sie ein längeres Geständnis über ihre Motive abgelegt hatte, <text:span text:style-name="T376">bei dem sie ihre Kleider vom Leib schnitt</text:span>. Das… Genital des Patriziers war darin enthalten, sie war wohl eine feministische Terroristin. Als ich meine Männer anwies, sie festzunehmen, beschwor sie mithilfe von Magie einen Nebel herauf, in dem die Sicht unmöglich war. Das Chaos, das daraufhin folgte, war schrecklich. Einige meiner Männer haben tiefe Schnittwunden erlitten, in dem Versuch, sie ohne Sicht zu treffen. Ich selbst wurde in dem Getümmel umgerannt und zu Boden gestoßen. Die Täterin entkam durch die Eingangstür.“ Bei der Erwähnung von Magie ging ein Raunen durch den Saal.</text:p>
      <text:p text:style-name="P251">Katan fragte mit lauter Stimme: „Ratsinquisitor Callen, kennen sie so Magie? Erzählt er die Wahrheit?“</text:p>
      <text:p text:style-name="P251"><text:soft-page-break/>Thorn unterbrach Callen, bevor der sich zu Wort melden konnte: „Ein alchemisches Gemisch aus Bor und Ammoniak würde einen solchen Effekt hervorrufen, allerdings. Fähige Magier, die Zugang zu einer Brockenküche haben, könnten ein solches Mittel ohne größere Probleme zusammenmischen.“</text:p>
      <text:p text:style-name="P252">Katan grunzte als Antwort, und Dragan fuhr fort.</text:p>
      <text:p text:style-name="P252">„Die halbnackte Terroristin entkam, in dem sie nach Aussage der Torwache über das drei Meter hohe Gartentor sprang. Ich hätte solche Aussagen normalerweise für eine schlechte Ausrede gehalten, aber da sie offensichtlich der Magie fähig war...“</text:p>
      <text:p text:style-name="P252">Da einige Ratsmitglieder Thorn fragend ansahen, antwortete er: „Ja, auch das ist möglich, wenn man Bor mit Heuschreckenflügeln mischt.“</text:p>
      <text:p text:style-name="P252">Ratsinquisitor Callen fuhr dazwischen: „Verehrte Kollegen, findet ihr es nicht seltsam, dass Thorn so viel über verbotene Substanzen -“</text:p>
      <text:p text:style-name="P252">Thorn unterbrach ihn. „<text:span text:style-name="T375">In meiner Zeit beim Orden habe ich solche Magier gejagt. </text:span>Mich wundert, dass ihr so wenig darüber wisst. Aber der Orden scheint die Pflicht, Magie zu verfolgen, ja im allgemeinen zu vernachlässigen. Sonst hätten wir wohl kaum dieses Problem. Als ich den Job noch gemacht habe, wurden jedenfalls keine Patrizier von magischen Terroristinnen ermordet.“</text:p>
      <text:p text:style-name="P252">Jetzt wurde es laut im Rat. Es wurde wieder wild diskutiert, diesmal über die Rolle des Ordens in der Strafverfolgung. Thorn verkniff sich ein Lächeln. Erfolgreich hatte er die Diskussion auf Verfehlungen des Ordens gelenkt. Goran Wittens Stimme stach heraus, als er sich lauthals über Gefahren für öffentlichen Handel beschwerte, die aus einem Mangel an Pflichtbewusstsein der Gesetzeshüter folgten; Dragan entgegnete, dass der Orden vielleicht nicht geeignet sei, um Magie zu verfolgen. Woraufhin Callen lauthals mokierte, dass Dragan doch die Täterin hatte entkommen lassen.</text:p>
      <text:p text:style-name="P252">Arghan Howl ergriff das Wort. „Nun, solange unsere Miliz über Magie nur den Müll erfährt, den der Orden in seinen Schulen lehrt, werden sie das Problem auch nicht beheben können. Eine säkulare Schule könnte sich vielleicht sachlich und im allgemeinen Interesse mit der Bedrohung auseinandersetzen, die Magie darstellt!“, woraufhin Callen ihm mit sich überschlagender Stimme Ketzerei vorwarf.</text:p>
      <text:p text:style-name="P252">Thorn <text:span text:style-name="T377">fühlte sich gezwungen, abermals das Wort zu erheben. „Meine Herren, so kommen wir zu nichts, beherrschen sie sich. Terrorismus ist ein komplexes Problem. Wenn wir dem Herr werden wollen, müssen wir natürlich alle Wege in Erwägung ziehen. Hakun beispielsweise hätte bereits vor der Tat von ihr gewusst und sie verhindert; auch wenn derzeit keine Hinweise in diese Richtung deuten, war seine Ermordung vielleicht das Werk derselben Terroristen. Und so gibt es eben derzeit keine Agentur, die sich um die Informationsbeschaffung kümmert, die notwendig ist, um unsere Stadt vor Terrorismus zu schützen.“ Ein Raunen ging durch den Rat.</text:span></text:p>
      <text:p text:style-name="P253">Dragan meldete sich zu Wort. „Was wollt ihr andeuten, schlagt ihr vor, dass ihr eine solche Agentur aufbauen und leiten solltet, jetzt wo Hakun es nicht mehr kann?“</text:p>
      <text:p text:style-name="P253">Thorn schüttelte den Kopf. „Nein, diese Ehre kann ich nicht für mich beanspruchen. Ich kenne nämlich jemanden, der das viel besser kann.“</text:p>
      <text:p text:style-name="P253">In diesem Moment gingen die großen Flügeltüren auf, die auf den Gang führten, und ein Wagen rollte herein; eine Bahre, besser gesagt. Marcin, selbstverständlich ohne seine Diebesmütze, schob den Wagen lässig in die Mitte des Saales, sodass die Ränge einen unverwehrten Blick auf die Leiche hatten, die auf dem Wagen aufgebahrt war.</text:p>
      <text:p text:style-name="P253">Marcin erhob das Wort. „Hauptmann Dragan, <text:span text:style-name="T378">können</text:span> sie die Leiche identifizieren?“</text:p>
      <text:p text:style-name="P254">Totenstille herrschte im Saal, als Dragan langsam an die Bahre herantrat. Er nahm sich ein paar Augenblicke, um sicher zu gehen. Dann sprach er: „Zweifelsfrei. Es ist die Terroristin.“ Er nahm den Blick nicht von Marcins Augen.</text:p>
      <text:p text:style-name="P254">Der wich seinem Blick aus. Stattdessen wandte er sich an den Saal. „Verehrte Herren Ratsmitglieder, Sie kennen mich nicht. Das bedeutet, dass ich meinen Job bisher gut gemacht habe.“ Marcin schritt um die Leiche herum. „Ich habe gehört, Sie haben da ein Problem mit der öffentlichen Sicherheit. Ich habe gehört, Sie brauchen ein Informantennetzwerk. Ich bin kein Politiker, deswegen will ich nicht lange reden; ja, ich habe eine kriminelle Vergangenheit, nein, sie wollen nichts davon hören.“</text:p>
      <text:p text:style-name="P254">Der Rat war nach wie vor vollkommen still; die Ratsmitglieder wussten nicht, wie ihnen ge<text:soft-page-break/>schah. Wer war dieser Mann, und warum tauchte er aus dem Nichts auf?</text:p>
      <text:p text:style-name="P254">„Ich bin seit einiger Zeit in Thorns Diensten, doch ich würde meine Dienste gerne der Stadt Lagon anbieten, wenn sie sie zu schätzen weiß. Zu meine bisherigen Erfolgen zählen die Vereitelung eines Aufstands im achten Bezirk, sie haben sicher davon gehört, und der Fang dieser Terroristin. Der Rest ihrer Zelle“ - <text:span text:style-name="T379">jetzt wurde wieder Gemurmel laut - „ist leider momentan untergetaucht. Doch mit eurer Erlaubnis – und eurer Bezahlung, versteht sich – werden wir sie finden und unschädlich machen. Haben Sie Fragen?“</text:span></text:p>
      <text:p text:style-name="P255">Dragan räusperte sich. „Ich habe ja vorhin bereits berichtet, wie die Täterin uns entkommen ist. Doch mich würde brennend euer Bericht interessieren, wie ihr sie in die Finger bekommen habt.“</text:p>
      <text:p text:style-name="P255">Marcin zuckte die Schultern. „Eine halbnackte Frau hüpft durch einige Gärten. Schwer zu verfolgen, <text:span text:style-name="T380">aber auffällig</text:span>. <text:span text:style-name="T380">Ein Verfolger ist machtlos, aber e</text:span>inige Informanten, über die Stadt verteilt… Am Ende traf sie schwer erschöpft in einer konspirativen Hütte im siebten Bezirk ein. Ihre Komplizinnen entkamen, als ich die Hütte mit <text:span text:style-name="T380">zu </text:span>wenigen Leuten stürmte. Sie war zu erschöpft, nachdem sie bereits durch die halbe Stadt geflüchtet war.“ <text:span text:style-name="T380">Er stützte sich auf dem Wagen ab. „Wir werden auch die anderen finden. Sie mögen Magie haben, doch ich habe Informanten, und Magie ist ein auffälliges Geschäft.“</text:span></text:p>
      <text:p text:style-name="P256">Ratsmitglied Pottner meldete sich zu Wort, er war für die Finanzen zuständig. „Ratsmitglied Hakun arbeitete mit erheblich mehr Budget, als einem Ratsmitglied normalerweise zusteht. Der Finanzposten ist jedenfalls noch offen, seit seinem Tod hat ihn nur niemand in Anspruch genommen.“ Er räusperte sich und setzte sich wieder.</text:p>
      <text:p text:style-name="P256">Goran Witten sprach Marcin ebenfalls sein Vertrauen aus, und lobte, dass er „wie ein Geschäftsmann“ dachte. Die beiden Hauptleute blickten skeptisch, hatten jedoch keine Argumente. Callen stellte einige halbherzige Versuche an, Misstrauen zu schüren, doch Marcin konnte es geschickt zerstreuen.</text:p>
      <text:p text:style-name="P306">Eine gute Strategie. Jedes Mal wenn Callen auf eine Ungereimtheit hindeutet, tut Marcin so, als würde er seine Methoden offenlegen, doch erfindet stattdessen eine, <text:span text:style-name="T381">mit der er noch besser angeben kann als mit der schmutzigen Wahrheit</text:span>. Und niemand hat Gegenbeweise.</text:p>
      <text:p text:style-name="P257">Schlussendlich verkündete Callen, dass die Leiche der Terroristin einbalsamiert und vom Orden für die Nachwelt aufbewahrt werden müsse. „Diese Mörderin hat kein Recht auf eine reinigende Bestattung. Ihr Körper wird bis ans Ende aller Tage in den Katakomben der Heiligen Hallen ausgestellt werden, den Frommen zum Spotte.“</text:p>
      <text:p text:style-name="P307"><text:span text:style-name="T116">Damit </text:span><text:span text:style-name="T53">war die Befragung beendet, und niemand hatte Einwände, Marcin die Aufgabe Hakuns erfüllen zu lassen.</text:span></text:p>
      <text:p text:style-name="P259">Ein Bürokrat gab zu bedenken, dass keine Plätze im Rat frei waren, doch einem anderen fiel schnell ein, dass einer frei werden würde, sobald sie einen von ihnen zum nächsten Patrizier ernannt hatten, und so begann die Diskussion, wer der nächste Patrizier werden sollte.</text:p>
      <text:p text:style-name="P259">Thorn musste nichts tun, als in der Nähe des Pults stehen und gute Antworten auf alles haben. Sein Name fiel immer wieder in der Diskussion; Marcin, Arghan und Goran Witten brachten ihn immer wieder ins Gespräch.</text:p>
      <text:p text:style-name="P259">Sogar Hauptmann Katan unternahm einen Versuch, sich beliebt zu machen: „In diesen Zeiten brauchen wir eine starke Hand, die in der Lage ist, für Ordnung zu sorgen. Meine Leute berichten, dass Thorn im achten Bezirk einzigartiges geleistet hat.“</text:p>
      <text:p text:style-name="P259">Witten stimmte zu: „Der Bezirk floriert, kleine Betriebe eröffnen regelmäßig, die Wirtschaft wächst.“ Und Arghan hatte sogar noch Gelegenheit einzuschieben, dass die neue säkulare Schule vor Ort einiges zum Aufschwung beitrug.</text:p>
      <text:p text:style-name="P307"><text:span text:style-name="T53">Die Versammlung wollte langsam zur Abstimmung kommen, doch da die Sitzung keinen formalen Rahmen hatte, gab es auch keinen Abstimmungsleiter. Thorn ernannte eigenmächtig einen Idealisten aus dem fünften Bezirk zum </text:span><text:span text:style-name="T115">Wahlleiter, ein klares Zeichen dafür, dass die meisten im Saal seine neue Autorität bereits akzeptiert hatten. Der formale Protest, den Callen einlegte, wurde von den Bürokraten nicht mitprotokolliert. Woraufhin er noch mehr protestierte.</text:span></text:p>
      <text:p text:style-name="P308"><text:span text:style-name="T53">Thorn genoss die Demütigung seines Rivalen so kurz vor dem Sieg. </text:span>Und nach einer Menge bürokratischem Müll bin ich nun endlich am Ziel.<text:span text:style-name="T53"> Während der Wahlleiter noch Stimmen zählte, setzte sich Thorn bereits demonstrativ oben auf sein neues Pult.</text:span></text:p>
      <text:p text:style-name="P308"><text:soft-page-break/>Sie sehen von hier oben so viel kleiner aus.<text:span text:style-name="T53"> Er seufzte. So klein, wie er sie immer wahrnahm. Aus der glatt polierten Oberfläche des Pultes glänzte ihn ein breites Lächeln an. Er hatte gewonnen.</text:span></text:p>
      <text:p text:style-name="P260">Dragan hatte Furcht in den Augen, als er nach oben blickte. Er schien als einziger zu ahnen, was auf sie zukommen würde. Thorn musste lachen bei dem Gedanken. Callen sah stattdessen einfach nur tief in seinem Stolz verletzt aus, und fragte sich wohl gerade, wie er diesen Misserfolg dem Großinquisitor näherbringen sollte.</text:p>
      <text:p text:style-name="P308"><text:span text:style-name="T53">Arghan Howl sah ihn zufrieden an. Er glaubte tatsächlich, dass sie einen Blick auf Augenhöhe austauschten, und Thorn freute sich besonders, einen so erfahrenen Politiker und Unternehmer getäuscht zu haben. Wie schnell er wohl merken würde, dass Thorn ihm zu gar nichts verpflichtet war? Nun, er war ein nützlicher Verbündeter, ohne Zweifel. </text:span>Besser gefällt mir: ein nützlicher Vasall.<text:span text:style-name="T53"> Er lächelte Howl an.</text:span></text:p>
      <text:p text:style-name="P308"><text:span text:style-name="T53">Marcin </text:span><text:span text:style-name="T116">blickte ihn achtsam wie immer an. Ihn konnte er nicht täuschen, da war Thorn sich sicher. Sie waren den gesamten Weg gemeinsam gegangen, und nun waren sie oben. Dafür, dass sie so lange zusammenarbeiteten, hätte Thorn wohl beim Anblick Marcins etwas spüren müssen. Dankbarkeit. Respekt. Er hätte ihm vielleicht ein Lächeln voll Lob und Vertrauen schenken sollen. Doch Marcin sparte es sich und er ebenfalls. Sie wussten, dass sie sich damit nicht täuschen konnten. Und sie wussten, dass sie sich gegenseitig kein Stück weit vertrauten.</text:span></text:p>
      <text:p text:style-name="P309"><text:span text:style-name="T53">Dass innigste Lächeln jedoch schenkte er Dania, die nur wenige Meter vor ihm aufgebahrt lag. </text:span><text:span text:style-name="T117">Es war auch das ehrlichste Lächeln. Eine Tote musste er nicht mehr anlügen, ihr nichts vormachen, sie nicht beeindrucken. Ihr konnte er ehrlich seine Dankbarkeit ausdrücken, denn die Zeiten, in denen sie für ihre Dienste eine Gegenleistung von ihm verlangt hatte, waren vorbei.</text:span></text:p>
      <text:p text:style-name="P258">Sie hatte am meisten für ihn getan. All die Opfer, die sie für seine Sache gebracht hatte. Nun, wo alles vorbei war, konnte er sich gerne ein paar Momente nehmen, um ihren Einsatz zu würdigen. So viel Großzügigkeit konnte er sich nun erlauben.</text:p>
      <text:p text:style-name="P309"><text:span text:style-name="T53">Ihr Gesicht hatte einen seltsamen Ausdruck des Friedens auf dem Gesicht. Es erinnerte ihn an jemanden, vor langer Zeit… doch </text:span><text:span text:style-name="T117">das war nicht der Rede wert. Es war wie das wächserne Zentrum eines toten Raums voll verwesender Leute, die nicht merkten, wie ihre Zeit ablief. Die Leiche in der Mitte das kalte Versprechen seiner zukünftigen Herrschaft, bezog sich der ganze Raum zu ihr. Und wie Danias Leben ihm gehört hatte, würde ihm dieser Raum gehören.</text:span></text:p>
      <text:p text:style-name="P261">Noch war das Pult des Patriziers sein Platz, doch Thorn wusste, dass dieser Raum ihm bald nicht mehr ausreichen würde. Er fragte sich, ob die Heiligen Hallen der Flamme ihm genug wären, mit ihren hohen Decken und dicken Säulen. Ganz Lagon mochte seinen Hunger nicht stillen.</text:p>
      <text:p text:style-name="P261">Während der Rat seinem neu ernannten Vorsitzenden zujubelte, hoffte Patrizier Thorn, dass Joran <text:span text:style-name="T464">eines Tages</text:span> etwas erfinden würde, dass ihn satt mach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align="justify" style:justify-single-word="false" fo:hyphenation-ladder-count="no-limit" fo:text-indent="0.499cm" style:auto-text-indent="false" style:page-number="auto"/>
      <style:text-properties fo:hyphenate="true" fo:hyphenation-remain-char-count="2" fo:hyphenation-push-char-count="2"/>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7T21:08:08.47</meta:creation-date>
    <dc:date>2017-05-25T15:14:02.684084417</dc:date>
    <meta:editing-duration>P26DT12H44M1S</meta:editing-duration>
    <meta:editing-cycles>138</meta:editing-cycles>
    <meta:generator>LibreOffice/5.1.6.2$Linux_X86_64 LibreOffice_project/10m0$Build-2</meta:generator>
    <meta:document-statistic meta:table-count="0" meta:image-count="0" meta:object-count="0" meta:page-count="205" meta:paragraph-count="3272" meta:word-count="135397" meta:character-count="846354" meta:non-whitespace-character-count="711433"/>
  </office:meta>
</office:document-meta>
</file>